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paragraph-properties fo:text-align="justify" style:justify-single-word="false" style:text-autospace="none"/>
      <style:text-properties style:font-name="Courier New" fo:font-size="10pt" style:font-size-asian="10pt" style:font-size-complex="10pt"/>
    </style:style>
    <style:style style:name="P4" style:family="paragraph" style:parent-style-name="Standard">
      <style:text-properties style:font-name="Courier New" fo:font-size="10pt" fo:font-weight="bold" style:font-size-asian="10pt" style:font-weight-asian="bold" style:font-size-complex="10pt" style:font-weight-complex="bold"/>
    </style:style>
    <style:style style:name="P5" style:family="paragraph" style:parent-style-name="Standard">
      <style:text-properties style:font-name="Courier New" fo:font-size="10pt" fo:font-weight="normal" style:font-size-asian="10pt" style:font-weight-asian="normal" style:font-size-complex="10pt" style:font-weight-complex="normal"/>
    </style:style>
    <style:style style:name="P6"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Courier New" fo:font-size="10pt" style:text-underline-style="none"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autospace="none"/>
      <style:text-properties style:font-name="Courier New" fo:font-size="10pt" style:text-underline-style="none"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Courier New" fo:font-size="10pt" style:text-underline-style="none"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Courier New"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autospace="none"/>
      <style:text-properties style:font-name="Courier New" fo:font-size="10pt" style:text-underline-style="none" fo:font-weight="normal" style:font-size-asian="10pt" style:font-weight-asian="normal" style:font-size-complex="10pt" style:font-weight-complex="normal"/>
    </style:style>
    <style:style style:name="P12" style:family="paragraph" style:parent-style-name="Standard">
      <style:text-properties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13" style:family="paragraph" style:parent-style-name="Standard">
      <style:paragraph-properties fo:text-align="start" style:justify-single-word="false" style:text-autospace="none"/>
      <style:text-properties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14" style:family="paragraph" style:parent-style-name="Standard">
      <style:text-properties style:font-name="Courier New" fo:font-size="10pt" style:text-underline-style="none"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Courier New" fo:font-size="10pt" style:text-underline-style="none" fo:font-weight="bold" style:font-size-asian="10pt" style:font-weight-asian="bold" style:font-size-complex="10pt" style:font-weight-complex="bold"/>
    </style:style>
    <style:style style:name="P16" style:family="paragraph" style:parent-style-name="Standard">
      <style:text-properties style:font-name="Courier New" fo:font-size="10pt" style:text-underline-style="none" style:font-size-asian="10pt" style:font-size-complex="10pt"/>
    </style:style>
    <style:style style:name="P17" style:family="paragraph" style:parent-style-name="Standard">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text-properties style:font-name="Courier New" fo:font-size="10pt" fo:language="en" fo:country="US"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text-align="justify" style:justify-single-word="false"/>
      <style:text-properties style:font-name="Courier New" fo:font-size="10pt" fo:language="en" fo:country="US"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justify" style:justify-single-word="false" style:text-autospace="none"/>
      <style:text-properties style:font-name="Courier New" fo:font-size="10pt" fo:language="en" fo:country="US"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text-align="start" style:justify-single-word="false"/>
      <style:text-properties style:font-name="Courier New" fo:font-size="10pt" fo:language="en" fo:country="US"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fo:text-align="start" style:justify-single-word="false" style:text-autospace="none"/>
      <style:text-properties style:font-name="Courier New" fo:font-size="10pt" fo:language="en" fo:country="US"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text-properties style:font-name="Courier New" fo:font-size="10pt" fo:language="en" fo:country="US"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Standard">
      <style:text-properties style:font-name="Courier New" fo:font-size="10pt" style:text-underline-style="solid" style:text-underline-width="auto" style:text-underline-color="font-color" fo:font-weight="normal" style:font-size-asian="10pt" style:font-weight-asian="normal" style:font-size-complex="10pt" style:font-weight-complex="normal"/>
    </style:style>
    <style:style style:name="P26" style:family="paragraph" style:parent-style-name="Standard">
      <style:paragraph-properties fo:text-align="center" style:justify-single-word="false"/>
      <style:text-properties style:font-name="Courier New" fo:font-size="12pt" style:text-underline-style="none" fo:font-weight="bold" style:font-size-asian="12pt" style:font-weight-asian="bold" style:font-size-complex="12pt" style:font-weight-complex="bold"/>
    </style:style>
    <style:style style:name="P27" style:family="paragraph" style:parent-style-name="Standard">
      <style:paragraph-properties fo:text-align="center" style:justify-single-word="false"/>
      <style:text-properties style:font-name="Courier New" fo:font-size="13pt" fo:font-weight="bold" style:font-size-asian="13pt" style:font-weight-asian="bold" style:font-size-complex="13pt" style:font-weight-complex="bold"/>
    </style:style>
    <style:style style:name="P28" style:family="paragraph" style:parent-style-name="Standard">
      <style:paragraph-properties fo:text-align="center" style:justify-single-word="false"/>
      <style:text-properties style:font-name="Courier New" fo:font-size="13pt" style:text-underline-style="none" fo:font-weight="bold" style:font-size-asian="13pt" style:font-weight-asian="bold" style:font-size-complex="13pt" style:font-weight-complex="bold"/>
    </style:style>
    <style:style style:name="P29" style:family="paragraph" style:parent-style-name="Standard">
      <style:paragraph-properties fo:text-align="center" style:justify-single-word="false"/>
      <style:text-properties style:font-name="Courier New" fo:font-size="14pt" fo:font-weight="bold" style:font-size-asian="14pt" style:font-weight-asian="bold" style:font-size-complex="14pt" style:font-weight-complex="bold"/>
    </style:style>
    <style:style style:name="P30" style:family="paragraph" style:parent-style-name="Standard">
      <style:text-properties style:font-name="Courier New" fo:font-size="8pt" style:text-underline-style="none" fo:font-weight="normal" style:font-size-asian="8pt" style:font-weight-asian="normal" style:font-size-complex="8pt" style:font-weight-complex="normal"/>
    </style:style>
    <style:style style:name="P31" style:family="paragraph" style:parent-style-name="Standard">
      <style:paragraph-properties fo:text-align="justify" style:justify-single-word="false"/>
      <style:text-properties style:font-name="Courier New" fo:font-size="8pt" style:text-underline-style="none" fo:font-weight="normal" style:font-size-asian="8pt" style:font-weight-asian="normal" style:font-size-complex="8pt" style:font-weight-complex="normal"/>
    </style:style>
    <style:style style:name="P32" style:family="paragraph" style:parent-style-name="Standard">
      <style:text-properties style:font-name="Courier New" fo:font-size="9pt" style:text-underline-style="none" fo:font-weight="normal" style:font-size-asian="9pt" style:font-weight-asian="normal" style:font-size-complex="9pt" style:font-weight-complex="normal"/>
    </style:style>
    <style:style style:name="P33" style:family="paragraph" style:parent-style-name="Standard">
      <style:paragraph-properties fo:text-align="justify" style:justify-single-word="false"/>
      <style:text-properties style:font-name="Courier New" fo:font-size="9pt" style:text-underline-style="none" fo:font-weight="normal" style:font-size-asian="9pt" style:font-weight-asian="normal" style:font-size-complex="9pt" style:font-weight-complex="normal"/>
    </style:style>
    <style:style style:name="P34" style:family="paragraph" style:parent-style-name="Standard">
      <style:text-properties style:font-name="Courier New" fo:font-size="9pt" fo:language="en" fo:country="US"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35" style:family="paragraph" style:parent-style-name="Standard">
      <style:paragraph-properties fo:text-align="justify" style:justify-single-word="false" style:text-autospace="none"/>
      <style:text-properties style:font-name="Courier New" fo:font-size="9pt" fo:language="en" fo:country="US"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36" style:family="paragraph" style:parent-style-name="Standard">
      <style:paragraph-properties fo:text-align="start" style:justify-single-word="false"/>
      <style:text-properties style:font-name="Courier New" fo:font-size="9pt" fo:language="en" fo:country="US"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37" style:family="paragraph" style:parent-style-name="Standard">
      <style:paragraph-properties fo:text-align="start" style:justify-single-word="false" style:text-autospace="none"/>
      <style:text-properties style:font-name="Courier New" fo:font-size="9pt" fo:language="en" fo:country="US"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38" style:family="paragraph" style:parent-style-name="Standard">
      <style:text-properties style:font-name="Courier New" fo:font-size="9pt" fo:language="en" fo:country="US"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P39" style:family="paragraph" style:parent-style-name="Standard">
      <style:paragraph-properties fo:text-align="justify" style:justify-single-word="false" style:text-autospace="none"/>
      <style:text-properties style:font-name="Courier New" fo:font-size="9pt" fo:language="en" fo:country="US"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P40" style:family="paragraph" style:parent-style-name="Standard">
      <style:paragraph-properties fo:text-align="justify" style:justify-single-word="false" style:text-autospace="none"/>
      <style:text-properties style:font-name="Courier New" fo:font-size="9pt" style:font-size-asian="9pt" style:font-size-complex="9pt"/>
    </style:style>
    <style:style style:name="P41" style:family="paragraph" style:parent-style-name="Standard">
      <style:paragraph-properties fo:text-align="justify" style:justify-single-word="false"/>
      <style:text-properties style:font-name="Courier New" fo:font-size="9pt" fo:font-style="normal" style:text-underline-style="none" fo:font-weight="normal" style:font-size-asian="9pt" style:font-style-asian="normal" style:font-weight-asian="normal" style:font-size-complex="9pt" style:font-style-complex="normal" style:font-weight-complex="normal"/>
    </style:style>
    <style:style style:name="P42" style:family="paragraph" style:parent-style-name="Standard">
      <style:paragraph-properties fo:text-align="start" style:justify-single-word="false"/>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weight="normal" style:font-weight-asian="normal" style:font-weight-complex="normal"/>
    </style:style>
    <style:style style:name="T4" style:family="text">
      <style:text-properties style:font-name="Courier New" style:font-name-asian="Courier New" style:font-name-complex="Courier New"/>
    </style:style>
    <style:style style:name="T5" style:family="text">
      <style:text-properties style:font-name="Courier New" fo:font-size="10pt" style:text-underline-style="none"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language="en" fo:country="US" fo:font-style="normal" style:text-underline-style="none" style:font-name-asian="Courier New" style:font-style-asian="normal" style:font-name-complex="Courier New"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position="super 58%"/>
    </style:style>
    <style:style style:name="T12" style:family="text">
      <style:text-properties style:text-position="super 58%" fo:font-weight="normal" style:font-weight-asian="normal" style:font-weight-complex="normal"/>
    </style:style>
    <style:style style:name="T13" style:family="text">
      <style:text-properties style:text-position="super 58%" style:font-name="Courier New" style:font-name-asian="Courier New" style:font-name-complex="Courier New"/>
    </style:style>
    <style:style style:name="T14" style:family="text">
      <style:text-properties style:text-position="super 58%" style:font-name-asian="Courier New" style:font-name-complex="Courier New"/>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bold" style:font-weight-asian="bold" style:font-weight-complex="bold"/>
    </style:style>
    <style:style style:name="T21" style:family="text">
      <style:text-properties fo:font-size="12pt" style:text-underline-style="solid" style:text-underline-width="auto" style:text-underline-color="font-color" style:font-size-asian="12pt" style:font-size-complex="12pt"/>
    </style:style>
    <style:style style:name="T2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3pt" style:text-underline-style="solid" style:text-underline-width="auto" style:text-underline-color="font-color" style:font-size-asian="13pt" style:font-size-complex="13pt"/>
    </style:style>
    <style:style style:name="T25"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26" style:family="text">
      <style:text-properties fo:font-size="13pt" style:text-underline-style="none" style:font-size-asian="13pt" style:font-size-complex="13pt"/>
    </style:style>
    <style:style style:name="T27" style:family="text">
      <style:text-properties fo:font-size="13pt" style:font-size-asian="13pt" style:font-size-complex="13pt"/>
    </style:style>
    <style:style style:name="T28" style:family="text">
      <style:text-properties fo:font-size="13pt" fo:font-weight="bold" style:font-size-asian="13pt" style:font-weight-asian="bold" style:font-size-complex="13pt" style:font-weight-complex="bold"/>
    </style:style>
    <style:style style:name="T29" style:family="text">
      <style:text-properties fo:font-style="normal" style:font-style-asian="normal" style:font-style-complex="normal"/>
    </style:style>
    <style:style style:name="T30" style:family="text">
      <style:text-properties style:font-name-asian="Courier New" style:font-name-complex="Courier New"/>
    </style:style>
    <style:style style:name="T31" style:family="text">
      <style:text-properties fo:font-size="9pt" style:font-size-asian="9pt" style:font-size-complex="9pt"/>
    </style:style>
    <style:style style:name="T32" style:family="text">
      <style:text-properties fo:font-size="9pt" fo:language="en" fo:country="US" fo:font-style="normal" style:font-name-asian="Courier New" style:font-size-asian="9pt" style:font-style-asian="normal" style:font-name-complex="Courier New" style:font-size-complex="9pt" style:font-style-complex="normal"/>
    </style:style>
    <style:style style:name="T33" style:family="text">
      <style:text-properties fo:font-size="9pt" fo:language="en" fo:country="US"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34" style:family="text">
      <style:text-properties fo:font-size="9pt" fo:language="en" fo:country="US"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35" style:family="text">
      <style:text-properties fo:font-size="9pt" fo:language="en" fo:country="US"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36" style:family="text">
      <style:text-properties fo:font-size="9pt" fo:language="en" fo:country="US" fo:font-style="normal" fo:font-weight="bold" style:font-name-asian="Courier New" style:font-size-asian="9pt" style:font-style-asian="normal" style:font-weight-asian="bold" style:font-name-complex="Courier New" style:font-size-complex="9pt" style:font-style-complex="normal" style:font-weight-complex="bold"/>
    </style:style>
    <style:style style:name="T37" style:family="text">
      <style:text-properties fo:font-size="10pt" style:font-size-asian="10pt" style:font-size-complex="10pt"/>
    </style:style>
    <style:style style:name="T38" style:family="text">
      <style:text-properties fo:font-size="10pt" style:text-underline-style="solid" style:text-underline-width="auto" style:text-underline-color="font-color" style:font-size-asian="10pt" style:font-size-complex="10pt"/>
    </style:style>
    <style:style style:name="T39" style:family="text">
      <style:text-properties fo:font-size="10pt" fo:font-weight="bold" style:font-size-asian="10pt" style:font-weight-asian="bold" style:font-size-complex="10pt" style:font-weight-complex="bold"/>
    </style:style>
    <style:style style:name="T40" style:family="text">
      <style:text-properties style:font-name-asian="Lucida Sans Unicode" style:font-name-complex="Tahoma"/>
    </style:style>
    <style:style style:name="T41" style:family="text">
      <style:text-properties fo:language="en" fo:country="US" fo:font-style="normal" style:font-name-asian="Courier New" style:font-style-asian="normal" style:font-name-complex="Courier New"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ékumel Lineages, Notes, Clans, and People</text:p>
      <text:p text:style-name="P2"/>
      <text:p text:style-name="P2"><text:tab/><text:span text:style-name="T28">Lineages</text:span></text:p>
      <text:p text:style-name="P2">The lay out of lineage data is: lineage name- note on clan[s] it belongs to (status of the clan, and when the lineage crosses multiple clans, the dominate worship of the clan lineage appears here). Worship of the particular god which dominates the lineage, but cohorts are only listed if it dominates otherwise one can be assured that if some worship the god others will worship the cohort.</text:p>
      <text:p text:style-name="P2"/>
      <text:p text:style-name="P2"><text:tab/><text:span text:style-name="T9">Tsolyáni</text:span></text:p>
      <text:p text:style-name="P27">A</text:p>
      <text:p text:style-name="P2">hiAgnásh </text:p>
      <text:p text:style-name="P2">hiAigo-Iron Plume clan (of medium status). Lineage is medium status in the clan.</text:p>
      <text:p text:style-name="P2">hiAiya</text:p>
      <text:p text:style-name="P2">hiAjmer- Onyx Anchor clan (of low status), Avánthe worshipers.</text:p>
      <text:p text:style-name="P2">hiAká- Red Mountain clan (of high status), Vimúhla worshipers.</text:p>
      <text:p text:style-name="P2">hiAlelme- Sinking Land clan (of very low status), Belkhánu worshipers.</text:p>
      <text:p text:style-name="P2">hiAlenar- Black Water clan (of medium status), Hrü'ǘ, Sárku, and Ksárul worshipers.</text:p>
      <text:p text:style-name="P2">hiAmiyála- Lineage crosses two clans: Might of Gánga (of very high status), and Golden </text:p>
      <text:p text:style-name="P2"><text:tab/>Sphere (ancient, of medium status). Lineage of clan Patriarch Changékte of the <text:tab/>Golden Sphere clan in the city of Thráya. Belkhánu worshipers.</text:p>
      <text:p text:style-name="P2">hiAmu'a- Red Stone clan (of high status), Vimúhla worshipers.</text:p>
      <text:p text:style-name="P2">hiAnchólbel- Lineage of Yuninash, governor of Fénul. </text:p>
      <text:p text:style-name="P2">hiAndarththijak</text:p>
      <text:p text:style-name="P2">hiAnokiam</text:p>
      <text:p text:style-name="P2">hiAraken</text:p>
      <text:p text:style-name="P2">hiArchane- Blazoned Sail clan (of medium status). </text:p>
      <text:p text:style-name="P2">hiArdza</text:p>
      <text:p text:style-name="P2">hiArelienchnaukh- The only lineage in the mercantile Utter Dark clan (of medium status),<text:tab/> <text:tab/>Wurú worshipers.</text:p>
      <text:p text:style-name="P2">hiArgmai- Domed Tomb (of High Status), Sárku worshipers.</text:p>
      <text:p text:style-name="P2">hiArkódu- Black Hand clan (of low status), dark trinity worshipers. </text:p>
      <text:p text:style-name="P2">hiArkóna- Bright Sword clan (of very low status), Hriháyal worshipers</text:p>
      <text:p text:style-name="P2">hiArkuna- Green Reed clan (of low status), Avánthe worshipers.</text:p>
      <text:p text:style-name="P2">hiArokiam</text:p>
      <text:p text:style-name="P2">hiArokian- Dark Moon clan (of high status), dark trinity worshipers.</text:p>
      <text:p text:style-name="P2">hiArsamara</text:p>
      <text:p text:style-name="P2">hiArsamra- White Crystal clan (old and respected high status clan).</text:p>
      <text:p text:style-name="P2">hiArsánmra- White Crystal clan (old and respected high status clan). Karakán worshipers.</text:p>
      <text:p text:style-name="P2">hiArsuna- Ripened Sheaf clan (of medium status). </text:p>
      <text:p text:style-name="P2">hiArusá- Lineage crosses five clans: Sea Blue (of very high status),Black Moon (of medium </text:p>
      <text:p text:style-name="P2"><text:tab/>status, Wurú worshipers), Black Stone (of medium status, change worshipers), Golden <text:tab/>Staff (of medium status, Thúmis worshipers), and the Golden Dawn (of medium status, <text:tab/>Avánthe and Hriháyal worshipers).</text:p>
      <text:p text:style-name="P2">hiArzhán- Green Kirtle clan (of medium status), Dlamélish worshipers.</text:p>
      <text:p text:style-name="P2">hiAshula- Green Bough clan (of medium status).</text:p>
      <text:p text:style-name="P2">hiAska'áth</text:p>
      <text:p text:style-name="P2">hiAsuaz</text:p>
      <text:p text:style-name="P2">hiAuvésu- Dark Water clan (of high status). Sárku worshipers</text:p>
      <text:p text:style-name="P2">hiAyanmu- Mourning Robe clan (of medium status).</text:p>
      <text:p text:style-name="P2">hiAzhun- Red Mountain clan (of high status), war god worshipers.</text:p>
      <text:p text:style-name="P2">hiAztlan</text:p>
      <text:p text:style-name="P2"/>
      <text:p text:style-name="P27">B</text:p>
      <text:p text:style-name="P2">hiBa'ashcha- Standing Reed clan (of very low status). Avánthe worshipers</text:p>
      <text:p text:style-name="P2">hiBagusla- Iron Plume clan (of medium status). Lineage is very low status in the clan.</text:p>
      <text:p text:style-name="P2">hiBakrike- Green Emerald clan (of low status), Dlamélish worshipers.</text:p>
      <text:p text:style-name="P2">hiBáktike- Green Emerald clan (of low status), Dlamélish worshipers.</text:p>
      <text:p text:style-name="P2"><text:soft-page-break/>hiBalam- Lineage crosses two clans: Purple Gem (of high status), and Turning Wheel (of <text:tab/>very low status).</text:p>
      <text:p text:style-name="P2">hiBalúda</text:p>
      <text:p text:style-name="P2">hiBaluma- Great Stone clan (of high status), some Hrü'ǘ and Ksárul worshipers.</text:p>
      <text:p text:style-name="P2">hiBanthadha- Scarlet Planet of Knives clan (of very low status), Karakán worshipers.</text:p>
      <text:p text:style-name="P2">hiBarada- Black Stone clan (of medium status), Change worshipers.</text:p>
      <text:p text:style-name="P2">hiBarregga- Lineage crosses two clans: Crooked Bough clan (of high status), and Red Sun</text:p>
      <text:p text:style-name="P2"><text:tab/>clan (of high status, worshipers of the war gods).</text:p>
      <text:p text:style-name="P2">hiBarrukan- Blade Raised High clan (of very high status), Karakán worshipers.</text:p>
      <text:p text:style-name="P2">hiBaru- Black Hand clan (of low status), Dark Trinity worshipers.</text:p>
      <text:p text:style-name="P2">hiBarúdla- Found in Fasiltúm.</text:p>
      <text:p text:style-name="P2">hiBarúdra- Cloak of Azure Gems (of very high status).</text:p>
      <text:p text:style-name="P2">hiBashlatoi- Standing Stone clan (of high status). Vimúhla worshipers. </text:p>
      <text:p text:style-name="P2">hiBashüne</text:p>
      <text:p text:style-name="P2">hiBashúvra- Only lineage in the clan of the Company of the Edification of the Soul (of</text:p>
      <text:p text:style-name="P2"><text:tab/>very low status), Chiténg worshipers.</text:p>
      <text:p text:style-name="P2">hiBaskume</text:p>
      <text:p text:style-name="P2">hiBasrim- Turning Wheel clan (of very low status). Lineage is high in the clan.</text:p>
      <text:p text:style-name="P2">hiBasrimkoi</text:p>
      <text:p text:style-name="P2">hiBauyene</text:p>
      <text:p text:style-name="P2">hiBayur- Red Star clan (of medium status), Vimúhla worshipers.</text:p>
      <text:p text:style-name="P2">hiBegssra- Iron Plume clan (of medium status). Lineage is low status in the clan.</text:p>
      <text:p text:style-name="P2">hiBeshene- Turning Wheel clan (of very low status). Lineage is medium in the clan.</text:p>
      <text:p text:style-name="P2">hiBeshkík- Copper Door clan (of medium status), most Sárku or Change worshipers.</text:p>
      <text:p text:style-name="P2">hiBeshmülu- Lineage crosses two clans: Beshmülu clan (of high status), and the Red</text:p>
      <text:p text:style-name="P2"><text:tab/>Mountain clan (of high lineage, worshipers of the war gods).</text:p>
      <text:p text:style-name="P2">hiBeshúdla- Black Stone clan of medium status), Durritlámish worshipers.</text:p>
      <text:p text:style-name="P2">hiBeshyéne- Grey Cloak clan (of high status), Thúmis worshipers.</text:p>
      <text:p text:style-name="P2">hiBéyilto- Green Kirtle clan (of medium status), Dlamélish worshipers.</text:p>
      <text:p text:style-name="P2">hiBoqu- Red Mountain clan (of high status), Vimúhla worshipers.</text:p>
      <text:p text:style-name="P2">hiBosúga- Red Sun clan (of high status), Karakán worshipers.</text:p>
      <text:p text:style-name="P2">hiBosugar</text:p>
      <text:p text:style-name="P2">hiBriyenu- Keténgku worshipers.</text:p>
      <text:p text:style-name="P2">hiBuritsán</text:p>
      <text:p text:style-name="P2">hiBurukai</text:p>
      <text:p text:style-name="P2">hiBurusá- Lineage crosses two clans: Crooked Bough clan (of high status), and the Black</text:p>
      <text:p text:style-name="P2"><text:tab/>Hood clan (of medium status, and Ksárul worshipers).</text:p>
      <text:p text:style-name="P2">hiBurushrya- Red Sky clan (of medium status), war god worshipers.</text:p>
      <text:p text:style-name="P2">hiBurutla- Jade Diadem clan (of very high status), Dlamélish worshipers.</text:p>
      <text:p text:style-name="P2">hiBusullen-Domed Tomb clan (of high status), Sárku worshipers.</text:p>
      <text:p text:style-name="P2"/>
      <text:p text:style-name="P27">C</text:p>
      <text:p text:style-name="P2">hiCarunai- White Crystal clan (old and respected high status clan).</text:p>
      <text:p text:style-name="P2">hiChadran- Iron Plume clan (of medium status). Lineage is medium status in the clan.</text:p>
      <text:p text:style-name="P2">hiChagaisa- Red Sun clan (of high status), war god worshipers.</text:p>
      <text:p text:style-name="P2">hiChagash- Red Stone clan (of high status, war god worshipers).</text:p>
      <text:p text:style-name="P2">hiChagorlékka- Red Sun clan (of high status), Vimúhla worshipers.</text:p>
      <text:p text:style-name="P2">hiChagotlékka- Lineage crosses four clans: White Stone clan (of high status, Vimúhla</text:p>
      <text:p text:style-name="P2"><text:tab/>worshipers), Black Stone clan (of medium status, Change worshipers), Red Sun clan <text:tab/>(of high status, war god worshipers), and Blue Stream clan (of medium status, <text:tab/>Avánthe worshipers).</text:p>
      <text:p text:style-name="P2">hiChaihan- Sweet Singing Glory clan (of high status), Avánthe worshipers.</text:p>
      <text:p text:style-name="P2">hiCháika- Sea Blue clan (of very high status). Belkhánu and Hrü'ǘ worshipers.</text:p>
      <text:p text:style-name="P2">hiChaimanor- Dark Flame (of high status), lineage is high within the clan; Dark Trinity <text:tab/>worshipers.</text:p>
      <text:p text:style-name="P2">hiCháimira</text:p>
      <text:p text:style-name="P2">hiChaisa</text:p>
      <text:p text:style-name="P2">hiCháisha</text:p>
      <text:p text:style-name="P2">hiChaishmru- Sea Blue clan (of very high status). </text:p>
      <text:p text:style-name="P2"><text:soft-page-break/>hiChaishyáni- Lineage crosses five clans: Sea Blue (of very high status, Thúmis <text:tab/>worshipers), Golden Sunburst (of very high status, Karakán worshipers), Golden Bough <text:tab/>(of very high status, Avánthe worshipers), Might of Gánga (of very high status), and <text:tab/>Red Stone (of high status, Chiténg worshipers).</text:p>
      <text:p text:style-name="P2">hiChákann- Red Stone clan (of high status, war god worshipers). </text:p>
      <text:p text:style-name="P2">hiChaken- lineage crosses two clans: Dark Flame clan (of high status), and Iron Helm clan <text:tab/>(of high status), and both are Dark Trinity worshipers. </text:p>
      <text:p text:style-name="P2">hiChákkena- White Stone clan (of high status), Avánthe worshipers.</text:p>
      <text:p text:style-name="P2">hiChakotlékka</text:p>
      <text:p text:style-name="P2">hiChákresa- Lineage crosses two clans: Cloak of Azure Gems (very high status, Ksárul and </text:p>
      <text:p text:style-name="P2"><text:s text:c="4"/><text:tab/>Hrü'ǘ worshipers), and Black Water (of medium status, Change worshipers).</text:p>
      <text:p text:style-name="P2">hiChalchái- Lineage crosses 2 clans: Golden Sunburst and Might of Gánga (both of very high </text:p>
      <text:p text:style-name="P2"><text:tab/>status), Hnálla and Thúmis worshipers. In Butrús this lineage can be traced back the <text:tab/>Priestkings of Éngsvan hla Gánga.</text:p>
      <text:p text:style-name="P2">hiChállu- Golden Lintle clan (of medium status).</text:p>
      <text:p text:style-name="P2">hiChana'el</text:p>
      <text:p text:style-name="P2">hiChanalú</text:p>
      <text:p text:style-name="P2">hiChan'el- Ebon Blade clan (of medium status).</text:p>
      <text:p text:style-name="P2">hiChánkodel</text:p>
      <text:p text:style-name="P2">hiChánkolel</text:p>
      <text:p text:style-name="P2">hiChánkolu- Lineage crosses three clans: Cloak of Azure Gems (of very high status, Hnálla </text:p>
      <text:p text:style-name="P2"><text:tab/>worshipers), and the Golden Bough clan (of very high status, Ksárul worshipers); and <text:tab/>the Great Stone clan of Jakálla (of high status).</text:p>
      <text:p text:style-name="P2">hiChánkolum- Green Bough clan (of medium status), Thúmis worshipers.</text:p>
      <text:p text:style-name="P2">hiChankolun- </text:p>
      <text:p text:style-name="P2">hiChankusa- Red Mountain (of high status), war god worshipers.</text:p>
      <text:p text:style-name="P2">hiChanmya- Green Emerald (of low status), Dlamélish worshipers.</text:p>
      <text:p text:style-name="P2">hiChantlanmu- Standing Stone clan (of high status).</text:p>
      <text:p text:style-name="P2">hiChanuma</text:p>
      <text:p text:style-name="P2">hiChanúsa- Lineage crosses over two high status clans: Dark Fear clan (Wurú worshipers), <text:tab/>and <text:s/>Dark Moon clan (Hrü'ǘ worshipers).</text:p>
      <text:p text:style-name="P2">hiCharáng- Rising Sun clan of Hekéllu (of high status).</text:p>
      <text:p text:style-name="P2">hiCharda</text:p>
      <text:p text:style-name="P2">hiCharea</text:p>
      <text:p text:style-name="P2">hiCharga</text:p>
      <text:p text:style-name="P2">hiCharigena- Dark Water clan (of high status, Dark Trinity worshipers).</text:p>
      <text:p text:style-name="P2">hiCharjetlu- Domed Tomb clan (of high status), Sárku worshipers.</text:p>
      <text:p text:style-name="P2">hiCharken</text:p>
      <text:p text:style-name="P2">hiCharkunu</text:p>
      <text:p text:style-name="P6">hiCharsha- High Singing Bird clan (of high status), Avánthe worshipers.</text:p>
      <text:p text:style-name="P6">hiCharumvoy- Spiral Halls of <text:tab/>Eternity clan [Púrdimal](of medium status), Ksárul <text:tab/>worshipers.</text:p>
      <text:p text:style-name="P2">hiCharunai- White Crystal clan (old and respected high status clan). </text:p>
      <text:p text:style-name="P2">hiCháshmüdu- Domed Tomb clan (of high status), Sárku worshipers.</text:p>
      <text:p text:style-name="P2">hiChasmudu- Domed Tomb clan (of high status), Sárku worshipers.</text:p>
      <text:p text:style-name="P2">hiChatura- Red Stone clan (of high status), War God worshipers.</text:p>
      <text:p text:style-name="P2">hiCha'unqel- White Crystal clan (of high status).</text:p>
      <text:p text:style-name="P2">hiChayátl- Ksárul worshipers.</text:p>
      <text:p text:style-name="P2">hiChayénga- Red Sun clan (of high status). War God worshipers</text:p>
      <text:p text:style-name="P2">hiChegáni</text:p>
      <text:p text:style-name="P2">hiCheken- Dark Flame (of high status), Dark Trinity worshipers.</text:p>
      <text:p text:style-name="P2">hiChélelem</text:p>
      <text:p text:style-name="P2">hiCheshkósa</text:p>
      <text:p text:style-name="P2">hiCheshna- Falesa Isle lineage.</text:p>
      <text:p text:style-name="P2">hiChéttukeng- Black Water clan (of medium status), Sárku worshipers.</text:p>
      <text:p text:style-name="P2">hiChiggene</text:p>
      <text:p text:style-name="P2">hiChiggéne</text:p>
      <text:p text:style-name="P2">hiChiang- Crimson Ivory clan (of medium status), <text:span text:style-name="T10">Karakán and Qón worshipers).</text:span></text:p>
      <text:p text:style-name="P2">hiChikonu- Lineage crosses two clans: Hand of Darkness (of medium status), Change <text:soft-page-break/><text:tab/>worshipers, and Deep Flowing Water (of low status), Hrü'ǘ and Ksárul worshipers.</text:p>
      <text:p text:style-name="P2">hiChikresa- Lineage crosses two clans: Dark Fear (of high status), Dark Trinity <text:s/></text:p>
      <text:p text:style-name="P2"><text:tab/>worshipers), and Black Earth (very low status), Hrü'ǘ worshipers.</text:p>
      <text:p text:style-name="P2">hiChinán- Scarlet Mantel clan (of very low status), Karakán worshipers.</text:p>
      <text:p text:style-name="P2">hiChirengmai- Red Star clan (of medium status), Thúmis worshipers.</text:p>
      <text:p text:style-name="P2">hiChirrngmai</text:p>
      <text:p text:style-name="P2">hiChirkésu- Ksárul worshipers.</text:p>
      <text:p text:style-name="P2">hiChishan- Singing Glory clan (of medium status).</text:p>
      <text:p text:style-name="P2">hiChitesh- Glass Spear clan (of very low status).</text:p>
      <text:p text:style-name="P2">hiChitten- High Sun clan (of medium status). </text:p>
      <text:p text:style-name="P2">hiChlé- Found on Vrá.</text:p>
      <text:p text:style-name="P2">hiChna'el</text:p>
      <text:p text:style-name="P2">hiCholdo</text:p>
      <text:p text:style-name="P2">hiChorúkka</text:p>
      <text:p text:style-name="P2">hiChoynga- Red Sun clan (of high status), War God worshipers. </text:p>
      <text:p text:style-name="P2">hiChna'él- Ebon Blade clan (of medium status).</text:p>
      <text:p text:style-name="P2">hiChrai- Golden Sunburst clan (of very high status), Dlamélish worshipers.</text:p>
      <text:p text:style-name="P2">hiChraina- Red Mountain clan (of high status), War God worshipers.</text:p>
      <text:p text:style-name="P2">hiChraisa- Lineage crosses two clans: Cloak of Azure Gems clan (of very high status, Ksárul <text:tab/>and Hrü'ǘ worshipers), and Yellow Robe (of medium status).</text:p>
      <text:p text:style-name="P2">hiChrégar- Red Stone clan (of high status), War God worshipers.</text:p>
      <text:p text:style-name="P2">hiChúatsu</text:p>
      <text:p text:style-name="P2">hiChuhó- Victorious Globe clan (of medium status).</text:p>
      <text:p text:style-name="P2">hiChukanu-Red Stone clan (of high status), War God worshipers.</text:p>
      <text:p text:style-name="P2">hiChúnmiyala- Red Sky clan (of medium status), Vimúhla worshipers.</text:p>
      <text:p text:style-name="P2">hiChunmíyel- High Pinnacle clan (of high status).</text:p>
      <text:p text:style-name="P2">hiChunúr</text:p>
      <text:p text:style-name="P2">hiChurelma- Black Hand clan (of low status), Change worshipers.</text:p>
      <text:p text:style-name="P2">hiChureshma- Black Mountain (of medium status), Dark Trinity worshipers.</text:p>
      <text:p text:style-name="P2">hiChurgushsha- Emerald Girdle clan (of high status), Qón worshipers.</text:p>
      <text:p text:style-name="P2">hiChuridai- Bright Sword clan (of very low status).</text:p>
      <text:p text:style-name="P2">hiChúritle- Black Hand clan (of low status), Grugánu worshipers.</text:p>
      <text:p text:style-name="P2">hiChuren- Found in Jakálla.</text:p>
      <text:p text:style-name="P2">hiChurringa</text:p>
      <text:p text:style-name="P2">hiChusel- Black Stone clan (of medium status), Change worshipers. </text:p>
      <text:p text:style-name="P2">hiChusu- Dark Flame clan(of high status, lineage is high within the clan), Dark Trinity <text:tab/>worshipers.</text:p>
      <text:p text:style-name="P2">hiChusukh- Black Stone Tomb clan (of low status), Sárku worshipers.</text:p>
      <text:p text:style-name="P2">hiChu'úru- Golden Sheaf clan (of medium status), Stability worshipers.</text:p>
      <text:p text:style-name="P2">hiChuvren</text:p>
      <text:p text:style-name="P2">hiChuyón- First lineage of the Standing Stone clan (of high status).</text:p>
      <text:p text:style-name="P2">hiCxwtlqo'or- Barbed Hook clan (of low status).</text:p>
      <text:p text:style-name="P27">D</text:p>
      <text:p text:style-name="P2">hiDaigan</text:p>
      <text:p text:style-name="P2">hiDaishuna</text:p>
      <text:p text:style-name="P2">hiDaranu- Victorious Globe clan (of medium status), Hnálla and Thúmis worshipers.</text:p>
      <text:p text:style-name="P2">hiDarutláni- Red Sky clan (of medium status), War God worshipers.</text:p>
      <text:p text:style-name="P2">hiDautlésa- Lineage crosses two clans: Black Stone (of medium status, Change worshipers), <text:tab/>and Glory of the Worm (of medium status, Sárku worshipers).</text:p>
      <text:p text:style-name="P2">hiDelashái</text:p>
      <text:p text:style-name="P2">hiDetkoln- Rising Sun clan (of high status).</text:p>
      <text:p text:style-name="P2"><text:span text:style-name="T19">hiDetkólu</text:span>- Rising Sun clan (of high status).</text:p>
      <text:p text:style-name="P2">hiDíridan- Golden Bough clan (of very high status), Hnálla worshipers.</text:p>
      <text:p text:style-name="P2">hiDirikte- Red Sword clan (of high status), War God worshipers.</text:p>
      <text:p text:style-name="P2">hiDirisante- Dark Water clan (of high status), Dark Trinity worshipers.</text:p>
      <text:p text:style-name="P2">hiDísonu- Standing Stone clan (of high status), Chegárra worshipers.</text:p>
      <text:p text:style-name="P2">hiDlámeja- Iron Helm clan (of high status), Ksárul worshipers.</text:p>
      <text:p text:style-name="P2">hiDlang-Uth: Dark Flame clan (of high status), Dark Trinity worshipers.</text:p>
      <text:p text:style-name="P2">hiDlanmjarai</text:p>
      <text:p text:style-name="P2"><text:soft-page-break/>hiDlarutu</text:p>
      <text:p text:style-name="P2">hiDlekutál</text:p>
      <text:p text:style-name="P2">hiDlekutu- White Crystal clan (of high status).</text:p>
      <text:p text:style-name="P2">hiDmíl- Blue Kirtle clan (of medium status) Avánthe worshipers.</text:p>
      <text:p text:style-name="P2">hiDogeng- Red Flower (of medium status), Karakán worshipers.</text:p>
      <text:p text:style-name="P2">hiDresak- Red Sky (of medium status), War God worshipers.</text:p>
      <text:p text:style-name="P2">hiDulumésa- Lineage crosses two clans: Dark Flame (of high status, lineage is high within</text:p>
      <text:p text:style-name="P2"><text:s/><text:tab/>within the clan), and the Black Hood (of medium status). Both are Dark Trinity <text:tab/>worshipers.</text:p>
      <text:p text:style-name="P6">hiDurumai</text:p>
      <text:p text:style-name="P2">hiDuruntláno- Lineage crosses two clans: Cloak of Azure Gems (of very high status, Ksárul </text:p>
      <text:p text:style-name="P2"><text:s text:c="2"/><text:tab/>worshipers), and Dark Moon (of high status, Dark Trinity worshipers).</text:p>
      <text:p text:style-name="P2">hiDu'únu- Sapphire Bird clan (of low status), Avánthe and Dlamélish worshipers.</text:p>
      <text:p text:style-name="P2">hiDzai- Dark Moon clan (of high status), Dark Trinity worshipers.</text:p>
      <text:p text:style-name="P2">hiDzhertikoi</text:p>
      <text:p text:style-name="P27">E</text:p>
      <text:p text:style-name="P2">hiEnoinn- Onyx Anchor clan (of low status), Avánthe worshipers.</text:p>
      <text:p text:style-name="P2">hiEshársa</text:p>
      <text:p text:style-name="P2">hiEshmun- Red Sword clan (of high status), War God worshipers.</text:p>
      <text:p text:style-name="P2">hiEshói- Red Sword clan (of high status), War God worshipers.</text:p>
      <text:p text:style-name="P2">hiEtkolel- Dark Moon clan (of high status), Dark Trinity worshipers.</text:p>
      <text:p text:style-name="P2">hiEtliash- Red Sun clan (of high status), War God worshipers.</text:p>
      <text:p text:style-name="P2">hiEyhlitshu- Crimson Ivory clan (of medium status), <text:span text:style-name="T10">Karakán and Qón worshipers.</text:span></text:p>
      <text:p text:style-name="P27">F</text:p>
      <text:p text:style-name="P2">hiFa'ásu- Broken Bough clan (of medium status), Stability worshipers.</text:p>
      <text:p text:style-name="P2">hiFadhnoi</text:p>
      <text:p text:style-name="P2">hiFashan</text:p>
      <text:p text:style-name="P2">hiFatlán</text:p>
      <text:p text:style-name="P2">hiFayán- Open Hand clan (of low status), Vimúhla worshipers.</text:p>
      <text:p text:style-name="P2">hiFershéna- Lineage crosses five clans: Dark Flame (of high status, Ksárul worshipers</text:p>
      <text:p text:style-name="P2"><text:tab/>with members of the Ndálu clan within the Temple of Ksárul); Red Stone and Red Sword <text:tab/>(both of high status, War God worshipers); Iron Hand (of medium status, War God <text:tab/>worshipers); and the Purple Cloak of Sokátis (of medium status).</text:p>
      <text:p text:style-name="P2">hiFesrengála</text:p>
      <text:p text:style-name="P2">hiFezamnu- Granite Lintel clan (of low status)</text:p>
      <text:p text:style-name="P2">hiFushmangar- Red Star clan (of medium status).</text:p>
      <text:p text:style-name="P27">G</text:p>
      <text:p text:style-name="P2">hiGachayel- Blade Raised High clan (of very high status), Karakán worshipers.</text:p>
      <text:p text:style-name="P2">hiGaeagu</text:p>
      <text:p text:style-name="P2">hiGaján- Sárku worshipers.</text:p>
      <text:p text:style-name="P2">hiGalenma- Scarlet Pebble (of medium status).</text:p>
      <text:p text:style-name="P2">hiGallái- Golden Bough clan (of very high status).</text:p>
      <text:p text:style-name="P2">hiGangasa- Might of Gánga clan (of very high status). </text:p>
      <text:p text:style-name="P2">hiGangassa</text:p>
      <text:p text:style-name="P2">hiGargamra- Dark Fear clan (of medium status), Dark Trinity worshipers.</text:p>
      <text:p text:style-name="P2">hiGashiku- Dark Flame clan (of high status), Dark Trinity worshipers.</text:p>
      <text:p text:style-name="P2">hiGenuma- Broken Reed clan (of medium status).</text:p>
      <text:p text:style-name="P2">hiGessumai</text:p>
      <text:p text:style-name="P2">hiGhezna- Iron Plume clan (of medium status). Lineage is very high status in the clan.</text:p>
      <text:p text:style-name="P2">hiGurika- They are Thúmis worshipers.</text:p>
      <text:p text:style-name="P2">hiGurudra- Copper Door clan (of medium status), Sárku worshipers.</text:p>
      <text:p text:style-name="P2">hiGurúma- Great Stone clan (of high status), various with Hrü'ǘ and Ksárul worshipers <text:tab/>predominating.</text:p>
      <text:p text:style-name="P2">hiGuyo- Lineage crosses two clans: Red Sky clan (of high status, War God worshipers), and </text:p>
      <text:p text:style-name="P2"><text:s text:c="8"/>Weeping Stone clan (of medium status). </text:p>
      <text:p text:style-name="P2">hiGyesü</text:p>
      <text:p text:style-name="P2"/>
      <text:p text:style-name="P27">H</text:p>
      <text:p text:style-name="P2"><text:soft-page-break/>hiHaga- Silver Collar clan (of medium status), Avánthe and Hnálla worshipers.</text:p>
      <text:p text:style-name="P2">hiHairáme</text:p>
      <text:p text:style-name="P2">hiHanélmu- Dark Trinity worshipers.</text:p>
      <text:p text:style-name="P2">hiHaosa- Nighted Tower clan (of very low status), Change worshipers except for Vimúhla.</text:p>
      <text:p text:style-name="P2">hiHáqtlas- Staff of Beneficence clan (of high status), Thúmis worshipers.</text:p>
      <text:p text:style-name="P2">hiHarisaic- White Stone clan (of high status).</text:p>
      <text:p text:style-name="P2">hiHehésha- Grey Cloak clan (of high status), Thúmis worshipers.</text:p>
      <text:p text:style-name="P2">hiHekkelmu- Iron Hand clan (of medium status), War God worshipers.</text:p>
      <text:p text:style-name="P2">hiHelgessa- Golden Lintle (of medium status, lineage is high within the clan).</text:p>
      <text:p text:style-name="P2">hiHkétoketl- Golden Dawn clan (of medium status), Stability worshipers. </text:p>
      <text:p text:style-name="P2">hiHlutu'ún</text:p>
      <text:p text:style-name="P2">hiHómesu- Jade Diadem clan (of very high status), Dlamélish worshipers.</text:p>
      <text:p text:style-name="P2">hiHoqqulén- High Pinnacle clan (of high status), Chegárra worshipers.</text:p>
      <text:p text:style-name="P2">hiHrken- Standing Stone clan (of high status).</text:p>
      <text:p text:style-name="P2">hiHujavii- Turning Wheel clan (of low or very low status).</text:p>
      <text:p text:style-name="P2">hiHuméva- Black Stone Tomb clan (of low status), Sárku worshipers.</text:p>
      <text:p text:style-name="P2">hiHürǘ- Black Stone clan (of medium status), Change worshipers.</text:p>
      <text:p text:style-name="P2">hiHyáguru</text:p>
      <text:p text:style-name="P2">hiHyelsa- Domed Tomb clan (of high status), Sárku worshipers.</text:p>
      <text:p text:style-name="P2">hiHyénaya</text:p>
      <text:p text:style-name="P27">I</text:p>
      <text:p text:style-name="P2">hiIssorun</text:p>
      <text:p text:style-name="P2">hi<text:span text:style-name="T1">Íto- A family-clan (of very high status), Sárku worshipers.</text:span></text:p>
      <text:p text:style-name="P27">J</text:p>
      <text:p text:style-name="P2">hiJainú'u- Golden Sheaf clan (of medium status), Stability worshipers.</text:p>
      <text:p text:style-name="P2">hiJakkash- Black Hood clan (of medium status), Dark Trinity worshipers. </text:p>
      <text:p text:style-name="P2">hiJakkasha- Golden Globe clan (of medium status), Stability worshipers.</text:p>
      <text:p text:style-name="P2">hiJakkashu- Golden Globe clan (of medium status), Stability worshipers.</text:p>
      <text:p text:style-name="P2">hiJalchéma</text:p>
      <text:p text:style-name="P2">hiJanai- Red Sun clan (of high status), War God worshipers.</text:p>
      <text:p text:style-name="P2">hiJarásh- Lineage crosses two clans: Blade Raised High clan (of very high status, Karakán </text:p>
      <text:p text:style-name="P2"><text:tab/>worshipers), and Black Hand clan (of low status, Dark Trinity worshipers).</text:p>
      <text:p text:style-name="P2">hiJarga- Black Hand clan (of low status), Dark Trinity worshipers. </text:p>
      <text:p text:style-name="P2">hiJáshte- Black Water clan (of medium status), Sárku worshipers.</text:p>
      <text:p text:style-name="P2">hiJevesan</text:p>
      <text:p text:style-name="P2">hiJi'assa- Thúmis worshipers.</text:p>
      <text:p text:style-name="P2">hiJigársha- Grey Cloak clan (of high status), Thúmis worshipers.</text:p>
      <text:p text:style-name="P2">hiJneshmu- First Moon clan (of medium status).</text:p>
      <text:p text:style-name="P2">hiJodpur- Red Axe clan (of low status), War God worshipers. </text:p>
      <text:p text:style-name="P2">hiJubbah- Moon of Evening clan (of medium status).</text:p>
      <text:p text:style-name="P2">hiJugáno- Rising Sun clan of Hekéllu (of high status).</text:p>
      <text:p text:style-name="P2">hiJurunai</text:p>
      <text:p text:style-name="P27">K</text:p>
      <text:p text:style-name="P2">hiKadobav</text:p>
      <text:p text:style-name="P2">hiKaganu- Red Sun clan (of high status), War God worshipers. </text:p>
      <text:p text:style-name="P2">hiKaggmodu- Lineage crosses two clans: Blazoned Sail (of medium status), and Sinking <text:s/></text:p>
      <text:p text:style-name="P2"><text:tab/>Land (of very low status, Belkhánu worshipers). </text:p>
      <text:p text:style-name="P2">hiKaidla- Red Sun clan (of high status), War God worshipers).</text:p>
      <text:p text:style-name="P2">hiKaiga- Blue Kirtle clan (of medium status), Avánthe worshipers.</text:p>
      <text:p text:style-name="P2">hiKáikumesh- Red Stone and Red Mountain (both of high status), both War God worshipers. </text:p>
      <text:p text:style-name="P2">hiKáikune- Red Sword clan (of high status), Chegárra worshipers.</text:p>
      <text:p text:style-name="P2">hiKainar- Might of Gánga clan (of very high status), Stability worshipers.</text:p>
      <text:p text:style-name="P2">hiKaira</text:p>
      <text:p text:style-name="P2">hiKaisa- Tlakotáni clan (Imperial status).</text:p>
      <text:p text:style-name="P2">hiKakai- Golden Lintel clan (of medium status), Stability worshipers.</text:p>
      <text:p text:style-name="P2">hiKakán</text:p>
      <text:p text:style-name="P2">hiKaku'un- Black Hand clan (low status), Dark Trinity worshipers.</text:p>
      <text:p text:style-name="P2">hiKakúvu</text:p>
      <text:p text:style-name="P2"><text:soft-page-break/>hiKalone- Black Stone clan (of medium status), Change worshipers.</text:p>
      <text:p text:style-name="P2">hiKalovel</text:p>
      <text:p text:style-name="P2">hiKalunan- Domed Tomb clan (of high status), Sárku worshipers.</text:p>
      <text:p text:style-name="P2">hiKandumai- Golden Bough clan (of very high status).</text:p>
      <text:p text:style-name="P2">hiKangme- Sapphire Bird clan (of low status), Avánthe and Dlamélish worshipers.</text:p>
      <text:p text:style-name="P2">hiKangmodu- Sinking Land clan (of very low status), Belkhánu worshipers.</text:p>
      <text:p text:style-name="P2">hiKangmra- Domed Tomb clan (of high status), Sárku worshipers.</text:p>
      <text:p text:style-name="P2">hiKantlel</text:p>
      <text:p text:style-name="P2">hiKanuma- Avánthe worshipers.</text:p>
      <text:p text:style-name="P2">hiKárka- Open Sepulcher clan (of low status), Belkhánu and Sárku worshipers.</text:p>
      <text:p text:style-name="P2">hiKaráktu- Golden Bough clan (of very high status), Thúmis worshipers.</text:p>
      <text:p text:style-name="P2">hiKarchan</text:p>
      <text:p text:style-name="P2">hiKarélsa- Black Stone clan (of medium status), Hrü'ǘ worshipers.</text:p>
      <text:p text:style-name="P2">hiKáresil- Black Hand clan (of low status), Grugánu worshipers.</text:p>
      <text:p text:style-name="P2">hiKarhsáma- Golden Sapphire clan (of medium status).</text:p>
      <text:p text:style-name="P2">hiKarinmilikh</text:p>
      <text:p text:style-name="P2">hiKarkinal- Black Mountain clan (of medium status), Dark Trinity worshipers.</text:p>
      <text:p text:style-name="P2">hiKárodai- Lineage crosses two clans: Ripened Sheaf (of medium status, Avánthe <text:tab/>worshipers), and Black Stone (of medium status, Change worshipers).</text:p>
      <text:p text:style-name="P2">hiKarsuka- Green Kirtle clan (of medium status), Dlamélish worshipers.</text:p>
      <text:p text:style-name="P2">hiKarsuku- Green Kirtle clan (of medium status), Dlamélish worshipers.</text:p>
      <text:p text:style-name="P2">hiKaruvai- White Stone clan (of high status).</text:p>
      <text:p text:style-name="P2">hiKashár- Golden Bough clan (of very high status).</text:p>
      <text:p text:style-name="P2">hiKáshte- Golden Bough clan (of very high status), Dlamélish worshipers.</text:p>
      <text:p text:style-name="P2">hiKayodel- Great Stone clan (of high status).</text:p>
      <text:p text:style-name="P2">hiKekkél- Red Stone clan (of high status), Wurú worshipers.</text:p>
      <text:p text:style-name="P2">hiKéllukar- Rising Sun clan of Hekéllu (of high status).</text:p>
      <text:p text:style-name="P2">hiKerusa- Domed Tomb clan (of high status), Sárku worshipers.</text:p>
      <text:p text:style-name="P2">hiKétkolel- Lineage crosses five clans: Golden Bough (of very high status), Might of Gánga </text:p>
      <text:p text:style-name="P2"><text:tab/>(of very high status), Great Stone (of high status, Ksárul worshipers), Red Mountain <text:tab/>(of high status, Vimúhla worshipers), and Red Sun (of high status, Vimúhla <text:tab/>worshipers).</text:p>
      <text:p text:style-name="P2">hiKetkolol- Red Sun clan of Tumíssa (of high status), War God worshipers.</text:p>
      <text:p text:style-name="P2">hiKettumridal</text:p>
      <text:p text:style-name="P2">hiKhaiséna- Great Stone clan of Jakálla (of high status).</text:p>
      <text:p text:style-name="P2">hiKhánme- Golden Sunburst clan (of very high status), Avánthe worshipers.</text:p>
      <text:p text:style-name="P2">hiKhanmra</text:p>
      <text:p text:style-name="P2">hiKhánmu- Ksárul worshipers with members in the Ndálu clan of that temple.</text:p>
      <text:p text:style-name="P2">hiKhanúma- Lineage crosses five clans: Cloak of Azure Gems (of very high status, Ksrul and <text:tab/>Hrü'ǘ worshipers), Dark Water (of high status, Sárku worshipers), Domed Tomb (of <text:tab/>high status, Sárku worshipers), Black Pinnacle (of medium status), and Green Bough <text:tab/>of Sokátis (of medium status).</text:p>
      <text:p text:style-name="P2">hiKharsáma- Lineage crosses two clans: Golden Sphere and Iron Fist (Chegárra worshipers), <text:tab/>both of medium status. </text:p>
      <text:p text:style-name="P2">hiKharsan- Hall of Stone clan (of medium status).</text:p>
      <text:p text:style-name="P2">hiKheshcha</text:p>
      <text:p text:style-name="P2">hiKhirsha</text:p>
      <text:p text:style-name="P2">hiKhorsán</text:p>
      <text:p text:style-name="P2">hiKhúrsa- Lineage crosses two clans: White Crystal (of high status) and Black Water (of </text:p>
      <text:p text:style-name="P2"><text:tab/>medium status, they are Wurú worshipers).</text:p>
      <text:p text:style-name="P2">hiKiesa- Amber Cloak clan (of high status), Belkhánu and Thúmis worshipers.</text:p>
      <text:p text:style-name="P2">hiKingetmu- Golden Sheaf clan (of medium status).</text:p>
      <text:p text:style-name="P2">hiKirigáyu- White Stone clan (of high status).</text:p>
      <text:p text:style-name="P2">hiKirisáya- Lineage crosses two clans: Golden Bough (of very high status, Chegárra <text:tab/>worshipers, and tend to be priests); Grey Cloak clan (of high status).</text:p>
      <text:p text:style-name="P2">hiKirsha</text:p>
      <text:p text:style-name="P2">hiKirutlár- First Moon clan (of medium status), high lineage within the clan.</text:p>
      <text:p text:style-name="P2">hiKogush- Onyx Anchor clan (of low status), Avánthe worshipers.</text:p>
      <text:p text:style-name="P2">hiKolkun'u- Dark Moon clan (of high status), Hrü'ǘ worshipers.</text:p>
      <text:p text:style-name="P2"><text:soft-page-break/>hiKolkúnü'ü</text:p>
      <text:p text:style-name="P2">hiKolsuna</text:p>
      <text:p text:style-name="P2">hiKonumra- Falesa Isle lineage.</text:p>
      <text:p text:style-name="P2">hiKoródu</text:p>
      <text:p text:style-name="P2">hiKorokól- Blue Shadow clan of Hekéllu (of medium status), Wurú worshipers.</text:p>
      <text:p text:style-name="P2">hiKoyúga- An ancient lineage of the Red Sun clan (of high status) in Jakálla, Chegárra <text:tab/>worshipers.</text:p>
      <text:p text:style-name="P2">hiKru- Blade Raised High clan (of very high status), Karakán worshipers.</text:p>
      <text:p text:style-name="P2">hiKsanuné</text:p>
      <text:p text:style-name="P2">hiKumítle- Golden Bough clan (of very high status).</text:p>
      <text:p text:style-name="P2">hiKunush- Victorious Globe clan of Rǘ (of medium status). </text:p>
      <text:p text:style-name="P2">hiKuradu</text:p>
      <text:p text:style-name="P2">hiKúrodu- Lineage crosses two clans: Dark Fear and Dark Flame clan, both of high status <text:tab/>and Dark Trinity worshipers.</text:p>
      <text:p text:style-name="P2">hiKurósa- Lineage crosses two clans: Dark Water clan (of high status, they are Hrü'ǘ <text:s text:c="2"/></text:p>
      <text:p text:style-name="P2"><text:s text:c="10"/>worshipers), and Purple Amethyst (of medium status).</text:p>
      <text:p text:style-name="P2">hiKurrtashmu</text:p>
      <text:p text:style-name="P2">hiKurrushma</text:p>
      <text:p text:style-name="P2">hiKursa- White Crystal clan (of high status), Keténgku worshipers.</text:p>
      <text:p text:style-name="P2">hiKursinu</text:p>
      <text:p text:style-name="P2">hiKurudu- Dark Fear clan (of high status), Dark Trinity worshipers.</text:p>
      <text:p text:style-name="P2">hiKurúshma- Red Sword clan (of high status), War God worshipers.</text:p>
      <text:p text:style-name="P2">hiKusrem</text:p>
      <text:p text:style-name="P2">hiKutlénish- Red Stone clan (of high status), Vimúhla worshipers.</text:p>
      <text:p text:style-name="P2">hiKutonyál- Lineage crosses two clans: Dark Fear (of high status, Ksárul worshipers), and</text:p>
      <text:p text:style-name="P2"><text:tab/>White Stone clan (of high status, and Avánthe and Dlamélish worshipers). </text:p>
      <text:p text:style-name="P2"/>
      <text:p text:style-name="P27">L</text:p>
      <text:p text:style-name="P2">hiLahore- Onyx Anchor clan (of low status), Avánthe worshipers. </text:p>
      <text:p text:style-name="P2">hiLanaka- Falesa Isle lineage. </text:p>
      <text:p text:style-name="P2">hiLaru- Green Stone clan (of low status), Dlamélish worshipers.</text:p>
      <text:p text:style-name="P2">hiLau'uvar- Karakán worshipers.</text:p>
      <text:p text:style-name="P2">hiLemma- Iron Plume clan (of medium status), lineage is high in the clan.</text:p>
      <text:p text:style-name="P2">hiLéroy- Iron Plume clan (of medium status), lineage is low in the clan.</text:p>
      <text:p text:style-name="P2"/>
      <text:p text:style-name="P27">M</text:p>
      <text:p text:style-name="P2">hiMa'ársa- Red Mountain clan (of high status), Vimúhla worshipers.</text:p>
      <text:p text:style-name="P2">hiMa'ash</text:p>
      <text:p text:style-name="P2">hiMáika- Amber Cloak clan (of high status), Belkhánu and Thúmis worshipers.</text:p>
      <text:p text:style-name="P2">hiMakka- Flowering Life clan (of low status), Avánthe worshipers.</text:p>
      <text:p text:style-name="P2">hiMákuru- Red Sun clan (of high status), Vimúhla worshipers.</text:p>
      <text:p text:style-name="P2">hiMáni- Black Mat clan ( of very low status).</text:p>
      <text:p text:style-name="P2">hiManishi'i- Red Mountain clan (of high status), Vimúhla worshipers.</text:p>
      <text:p text:style-name="P2">hiMantíke- Rising Sun clan (of high status).</text:p>
      <text:p text:style-name="P2">hiMarasha- Black Hand clan (of low status), Dark Trinity worshipers.</text:p>
      <text:p text:style-name="P2">hiMarássu- Lineage crosses two clans: Red Sword (of high status, War God worshipers) and <text:s/></text:p>
      <text:p text:style-name="P2"><text:tab/>White Crystal (of high status, Thúmis worshipers).</text:p>
      <text:p text:style-name="P2">hiMarattu</text:p>
      <text:p text:style-name="P2">hiMarisayu- White Crystal clan (of high status).</text:p>
      <text:p text:style-name="P2">hiMaróda- Lineage crosses two clans: Golden Sunburst (of very high status, Hnálla <text:tab/>worshipers), and Golden Sapphire (of medium status, Stability worshipers).</text:p>
      <text:p text:style-name="P2">hiMarósa- Belkhánu worshipers.</text:p>
      <text:p text:style-name="P2">hiMarugha- Victorious Globe clan (of medium status).</text:p>
      <text:p text:style-name="P2">hiMarukka- Dark Fear clan of Púrdimal (of high status), Dark Trinity worshipers.</text:p>
      <text:p text:style-name="P2">hiMaruttu- Iron Plume clan (of medium status), lineage is medium in the clan.</text:p>
      <text:p text:style-name="P2">hiMarzhan- Green Kirtle clan (of medium status), Dlamélish worshipers.</text:p>
      <text:p text:style-name="P2">hiMasodla- Rising Moon of Blood clan of Khirgár (of medium status).</text:p>
      <text:p text:style-name="P2">hiMawár- Red Sword clan (of high status), Karakán worshipers.</text:p>
      <text:p text:style-name="P2"><text:soft-page-break/>hiMazhán- Might of Gánga (of very high status), Stability worshipers.</text:p>
      <text:p text:style-name="P2">hiMehté- Rising Sun clan of Hekéllu (of high status).</text:p>
      <text:p text:style-name="P2">hiMelunn- White Stone clan of the City of Sárku (of high status). </text:p>
      <text:p text:style-name="P2"><text:span text:style-name="T19">hiMérkkolel</text:span> </text:p>
      <text:p text:style-name="P2">hiMerqatani</text:p>
      <text:p text:style-name="P2">hiMeshá- Bue Shadow clan (of medium status), Avánthe worshipers.</text:p>
      <text:p text:style-name="P2">hiMéshene- Standing Stone clan (of high status).</text:p>
      <text:p text:style-name="P2">hiMeshkénu</text:p>
      <text:p text:style-name="P2">hiMeshkutáne- Black Stone clan of Tumíssa(of medium status), lineage is medium in the <text:tab/>clan.</text:p>
      <text:p text:style-name="P2">hiMéshmu</text:p>
      <text:p text:style-name="P2">hiMeshmuru- In Jakálla.</text:p>
      <text:p text:style-name="P6">hiMéshtine- Hrü'ǘ worshipers.</text:p>
      <text:p text:style-name="P2">hiMeshuné- Based in Mrelú.</text:p>
      <text:p text:style-name="P2">hiMeshutáne- Black Stone clan (of medium status), Change worshipers.</text:p>
      <text:p text:style-name="P2">hiMetsoleng</text:p>
      <text:p text:style-name="P2">hiMináqu</text:p>
      <text:p text:style-name="P2">hiMinishétru- Flaming Spear clan of Thráya(of medium status), Chiténg worshipers.</text:p>
      <text:p text:style-name="P2">hiMinnel- Emerald Girdle clan (of high status), Avánthe, Hnálla, and Thúmis worshipers.</text:p>
      <text:p text:style-name="P2">hiMiridame- Golden Sunburst clan (of very high status), Stability worshipers.</text:p>
      <text:p text:style-name="P2">hiMirigdáme- Joyous of Vrá clan (of high status), Hnálla and Thúmis worshipers.</text:p>
      <text:p text:style-name="P2">hiMirikétme- Lineage crosses two clans: Black Stone and Black Water (both of high status) <text:tab/>and both are Hrü'ǘ worshipers.</text:p>
      <text:p text:style-name="P2">hiMirissanmu- Red Mountain clan (of high status), Vimúhla worshipers.</text:p>
      <text:p text:style-name="P2">hiMissal- Black Hand clan (of low status), Dark Trinity worshipers.</text:p>
      <text:p text:style-name="P6">hiMmórsa</text:p>
      <text:p text:style-name="P2">hiMnari</text:p>
      <text:p text:style-name="P2">hiMnúye</text:p>
      <text:p text:style-name="P2">hiMo'oldyn- Dark Flame clan (of high status), Dark Trinity worshipers.</text:p>
      <text:p text:style-name="P2">hiMordara</text:p>
      <text:p text:style-name="P2">hiMorollu</text:p>
      <text:p text:style-name="P2">hiMorudu</text:p>
      <text:p text:style-name="P2">hiMorune- Lineage crosses three clans: Iron Helm (of high status, Ksárul worshipers), <text:tab/>Black Stone (of Medium status, Change worshipers), and Green Malachite (of medium <text:tab/>status, Stability worshipers).</text:p>
      <text:p text:style-name="P2">hiMoshan</text:p>
      <text:p text:style-name="P2">hiMoyartiz- Black Stone clan (of medium status), Change worshipers.</text:p>
      <text:p text:style-name="P2">hiMrachiyáku- White Stone clan (of high status), Stability and Dlamélish worshipers. </text:p>
      <text:p text:style-name="P2">hiMraktiné- Lineage crosses five clans: Sea Blue (of very high status, Karakán <text:tab/>worshipers), Blade Raised High (of very high status, Karakán worshipers), White <text:tab/>Stone (of high status, Stability worshipers and a high lineage in the clan), High <text:tab/>Pinnacle (of high status), and the Green Bough (of medium status, Avánthe and <text:tab/>Belkhánu worshipers)</text:p>
      <text:p text:style-name="P2">hiMralsa- Golden Sphere clan (of medium status), Belkhánu worshipers.</text:p>
      <text:p text:style-name="P2">hiMránu- Raising Sun clan (of high status), Chegárra worshipers.</text:p>
      <text:p text:style-name="P2">hiMráyel- Dark Water clan (of high status), Dark Trinity worshipers.</text:p>
      <text:p text:style-name="P2">hiMrékka- Golden Bough clan (of very high status), they are clan warriors.</text:p>
      <text:p text:style-name="P2">hiMrelsa- Lineage crosses two clans: Amber Cloak (of high status, Belkhánu and Thúmis <text:tab/>worshipers) and White Crystal (of high status).</text:p>
      <text:p text:style-name="P2">hiMréshcha- White Stone clan (of high status), Dlamélish worshipers.</text:p>
      <text:p text:style-name="P2">hiMresla- Lineage crosses two clans: Amber Cloak clan (of high status, Belkhánu and Thúmis <text:tab/>worshipers) and White Crystal (of high status).</text:p>
      <text:p text:style-name="P2">hiMridúna- Golden Bough clan (of very high status).</text:p>
      <text:p text:style-name="P2">hiMriggisa- Red Sword clan (of high status), Vimúhla worshipers.</text:p>
      <text:p text:style-name="P2">hiMriktasha- Grey Cloak clan (of high status), Thúmis worshipers.</text:p>
      <text:p text:style-name="P2">hiMriktene- Cloak of Azure Gems clan (of very high status), Ksárul and Hrü'ǘ worshipers.</text:p>
      <text:p text:style-name="P2">hiMrishalny- Dark Flame clan (of high status), Dark Trinity worshipers.</text:p>
      <text:p text:style-name="P2">hiMrishlu</text:p>
      <text:p text:style-name="P2">hiMrissanmu- Red Sword clan (of high status), War god worshipers.</text:p>
      <text:p text:style-name="P2"><text:soft-page-break/>hiMritlékka</text:p>
      <text:p text:style-name="P2">hiMriyatláku- Lineage crosses two clans: Golden Bough clan on Thayúri Isle (of very high</text:p>
      <text:p text:style-name="P2"><text:tab/>status, Chegárra worshipers), and the Black Monolith clan (of medium status, <text:tab/>Dlamélish worshipers).</text:p>
      <text:p text:style-name="P2">hiMriyén- Cloak of Azure Gems clan (of very high status), Hnálla worshipers.</text:p>
      <text:p text:style-name="P2">hiMriyn</text:p>
      <text:p text:style-name="P2">hiMriyu- White stone clan (of high status).</text:p>
      <text:p text:style-name="P2">hiMrukkal</text:p>
      <text:p text:style-name="P2">hiMsha- Grey Wand clan (of high status), Thúmis worshipers.</text:p>
      <text:p text:style-name="P2">hiMuritlanu- Glory of the Worm clan (of medium status), Sárku worshipers.</text:p>
      <text:p text:style-name="P2">hiMuruggma</text:p>
      <text:p text:style-name="P2">hiMúrunel- Sea Blue clan (of very high status), Dlamélish worshipers.</text:p>
      <text:p text:style-name="P2">hiMurúsa- Lineage crosses two clans: Broken Reed and Blue Kirtle (both of medium status).</text:p>
      <text:p text:style-name="P27">N</text:p>
      <text:p text:style-name="P2">hiNaguma- Triple Peaks clan (of high status).</text:p>
      <text:p text:style-name="P2">hiNaitla- Dark Fear clan (of high status), Dark Trinity worshipers.</text:p>
      <text:p text:style-name="P2">hiNakkodái</text:p>
      <text:p text:style-name="P2">hiNakkolél- Green Malachite clan (of medium status), Qón worshipers.</text:p>
      <text:p text:style-name="P2">hiNakshena- Black Stone clan (of medium status), Change worshipers.</text:p>
      <text:p text:style-name="P2">hiNalune- Black Y Society (of high status), an Assassin's clan.</text:p>
      <text:p text:style-name="P2">hiNanded- Onyx Anchor clan (of low status), Avánthe worshipers.</text:p>
      <text:p text:style-name="P2">hiNando- Iron Plume clan (of medium status), lineage is very low in the clan.</text:p>
      <text:p text:style-name="P2">hiNangara- Green Reed clan (of low status), Avánthe and Dlamélish worshipers</text:p>
      <text:p text:style-name="P2">hiNaoma- Gray Wand clan of Penóm (of high status).</text:p>
      <text:p text:style-name="P2">hiNaqúma- Triple Peak clan (of high status), Belkhánu worshipers.</text:p>
      <text:p text:style-name="P2">hiNarka- Green Stone clan (of low status), Dlamélish worshipers.</text:p>
      <text:p text:style-name="P2">hiNarkome- Blazoned Sail clan (of medium status).</text:p>
      <text:p text:style-name="P2">hiNarkoná- Vimúhla worshipers.</text:p>
      <text:p text:style-name="P2">hiNarodu</text:p>
      <text:p text:style-name="P2">hiNáshomai- Lineage crosses two clans: Jade Diadem (of very high status), and Amber Cloak <text:s/></text:p>
      <text:p text:style-name="P2"><text:s text:c="12"/>(of high status, lineage is high within the clan).</text:p>
      <text:p text:style-name="P2">hiNatéla</text:p>
      <text:p text:style-name="P2">hiNaya</text:p>
      <text:p text:style-name="P2">hiNayar- Thúmis worshipers.</text:p>
      <text:p text:style-name="P2">hiNe'éru- Red Flower clan (of medium status), Karakán worshipers.</text:p>
      <text:p text:style-name="P2">hiNekotu- Broken Reed clan (of medium status).</text:p>
      <text:p text:style-name="P2">hiNelívir</text:p>
      <text:p text:style-name="P2">hiNemuné</text:p>
      <text:p text:style-name="P2">hiNereshan</text:p>
      <text:p text:style-name="P2">hiNerutsu- High Tower clan (of low status).</text:p>
      <text:p text:style-name="P2">hiNeshkoma- Rising Sun clan (of high status).</text:p>
      <text:p text:style-name="P2">hiNeshkómu- Rising Sun clan (of high status).</text:p>
      <text:p text:style-name="P2">hiNeshkúmu- Rising Sun clan (of high status), Hrü'ǘ worshipers.</text:p>
      <text:p text:style-name="P2">hiNeshtuél- Ksárul worshipers.</text:p>
      <text:p text:style-name="P2">hiNétkolun- Blue Stream clan (of medium status), Dilinála worshipers.</text:p>
      <text:p text:style-name="P2">hiNeza</text:p>
      <text:p text:style-name="P2">hiNezár- Lineage crosses two clans: Red Sword (of high status, Vimúhla worshipers), and <text:tab/>Onyx Anchor clan (of low status, Avánthe worshipers).</text:p>
      <text:p text:style-name="P2">hiNgashte- Open Hand clan (of low status).</text:p>
      <text:p text:style-name="P2">hiNgushí- White Face (of low status, lineage is medium in the clan).</text:p>
      <text:p text:style-name="P2">hiNidran</text:p>
      <text:p text:style-name="P2">hiNimune</text:p>
      <text:p text:style-name="P2">hiNiriuna- Sapphire Kirtle clan (of medium status).</text:p>
      <text:p text:style-name="P2">hiNokór- Dark Water clan (of high status), Durritlámish worshipers.</text:p>
      <text:p text:style-name="P2">hiNraga- Advancing Shadow (of medium, lineage is high in the clan).</text:p>
      <text:p text:style-name="P2">hiNranta- Golden Sunburst clan (of very high status), Karakán and Hnálla worshipers.</text:p>
      <text:p text:style-name="P2">hiNrantu</text:p>
      <text:p text:style-name="P2">hiNrashkéma- Lineage crosses two clans: Sea Blue (very high status) and Might of Gánga <text:tab/>(of very high status, Stability worshipers).</text:p>
      <text:p text:style-name="P2"><text:soft-page-break/>hiNrashkému- Lineage crosses two clans: Pillar of Alabaster (of medium status, Hnálla</text:p>
      <text:p text:style-name="P2"><text:s text:c="13"/>worshipers), and White Bird (of medium status, Keténgku worshipers).</text:p>
      <text:p text:style-name="P2">hiNrashkena- Sea Blue clan from the southern isles(of very high status), Avánthe</text:p>
      <text:p text:style-name="P2"><text:s text:c="13"/>worshipers.</text:p>
      <text:p text:style-name="P2">hiNyelatsar- the lineage of the Anseknekus of Fief Achura in S&amp;G map 2 hex 3016.</text:p>
      <text:p text:style-name="P2">hiNyetl</text:p>
      <text:p text:style-name="P2">hiNyókka- Ripened Sheaf clan (of medium status).</text:p>
      <text:p text:style-name="P27">O</text:p>
      <text:p text:style-name="P2">hiObra- Ensorcelled Goblet clan (of medium status), Drá worshipers.</text:p>
      <text:p text:style-name="P2">hiOnel</text:p>
      <text:p text:style-name="P2">hiOnkome- Rising Eye of Glory (of medium status).</text:p>
      <text:p text:style-name="P2">hiOnkume- Rising Eye of Glory (of medium status).</text:p>
      <text:p text:style-name="P2">hiOroso- Dark Flame clan (of high status), Dark Trinity worshipers.</text:p>
      <text:p text:style-name="P2">hiOtol</text:p>
      <text:p text:style-name="P2">hiOtonu- Red Mountain clan (of high status), Vimúhla worshipers.</text:p>
      <text:p text:style-name="P27">P</text:p>
      <text:p text:style-name="P2">hiPagárta- Sword of Glory clan (of medium status).</text:p>
      <text:p text:style-name="P2">hiPagártra- Lineage crosses two clans: Iron Fist and Red Flower (both of medium status).</text:p>
      <text:p text:style-name="P2">hiPakáillu</text:p>
      <text:p text:style-name="P2">hiPalumitlo- Rising Sun clan (of high status).</text:p>
      <text:p text:style-name="P2">hiPávu- Sea Blue clan (of very high status).</text:p>
      <text:p text:style-name="P2">hiPayaka- Iron Helm clan (of high status), Ksárul worshipers.</text:p>
      <text:p text:style-name="P2">hiPayál- White Stone clan (of high status).</text:p>
      <text:p text:style-name="P2">hiPayuli- White Stone clan (of high status).</text:p>
      <text:p text:style-name="P2">hiPenála- Iron Fist clan (of medium status), War God worshipers.</text:p>
      <text:p text:style-name="P2">hiPerchuno- Íto clan (of very high status), Sárku worshipers.</text:p>
      <text:p text:style-name="P2">hiPhajun</text:p>
      <text:p text:style-name="P2">hiPurushqé- Sea Blue clan (of very high status).</text:p>
      <text:p text:style-name="P27">Q</text:p>
      <text:p text:style-name="P2">hiQadaryal</text:p>
      <text:p text:style-name="P2">hiQancháran- Green Kirtle clan (of medium status), Avánthe worshipers.</text:p>
      <text:p text:style-name="P2">hiQaqáa- Second Moon clan (of medium status). </text:p>
      <text:p text:style-name="P2">hiQigór- Black Hood clan (of medium status), Dark Trinity worshipers.</text:p>
      <text:p text:style-name="P2">hiQizibi- Golden Sunburst clan (of very high status), Karakán and Hnálla worshipers.</text:p>
      <text:p text:style-name="P2">hiQolel- Black Earth clan (of very low status), Hrü'ǘ worshipers.</text:p>
      <text:p text:style-name="P2">hiQolsuns- Golden Bough clan (of very high status). </text:p>
      <text:p text:style-name="P2">hiQolyélmu- Lineage crosses five clans: Golden Bough (of very high status), Golden <text:tab/>Sunburst (of very high status, lineage is high status in the clan, Karakán &amp; Hnálla <text:tab/>worshipers), Might of Gánga (of very high status), White Stone (of high status), and <text:tab/>the Green Kirtle (of medium status, Dlamélish worshipers).</text:p>
      <text:p text:style-name="P2">hiQoprosh</text:p>
      <text:p text:style-name="P2">hiQórridu</text:p>
      <text:p text:style-name="P2">hiQoshkunal- Scarlet Sail clan (of medium status).</text:p>
      <text:p text:style-name="P2">hiQoshkural- Scarlet Sail clan (of medium status).</text:p>
      <text:p text:style-name="P2">hiQoyelmu- White Stone clan (of high status).</text:p>
      <text:p text:style-name="P2">hiQuródu [or Qurrodu]- Lineage crosses two clans: Domed Tomb (of high status, Sárku <text:tab/>worshipers), and the White Stone (of high status).</text:p>
      <text:p text:style-name="P2">hiQurondu- Karakán worshipers.</text:p>
      <text:p text:style-name="P2">hiQurródu- Lineage crosses three clans: Tlakotáni (Imperial); Red Sun (of high status, <text:tab/>Chiténg worshipers); Standing Stone (of high status, Avánthe worshipers). </text:p>
      <text:p text:style-name="P2">hiQurrulúma- Lineage crosses two clans: Blue Girdle (of high status, this ancient Chéne Hó <text:tab/>lineage are Dilinála worshipers), and Blue Circle (of medium status).</text:p>
      <text:p text:style-name="P2">hiQurudo</text:p>
      <text:p text:style-name="P2">hiQu'úrus- Golden Bough clan (of very high status).</text:p>
      <text:p text:style-name="P27">R</text:p>
      <text:p text:style-name="P2">hiRadáika- Grey Wand clan (of high status), Thúmis worshipers.</text:p>
      <text:p text:style-name="P2">hiRanagga</text:p>
      <text:p text:style-name="P2">hiRanmiyal</text:p>
      <text:p text:style-name="P2"><text:soft-page-break/>hiRánmiyel</text:p>
      <text:p text:style-name="P2">hiRaon- Dark Fear clan (of high status), Dark Trinity worshipers.</text:p>
      <text:p text:style-name="P2">hiRarenésha- Ksárul worshipers.</text:p>
      <text:p text:style-name="P2">hiRayástqa- Triangular Monolith clan (of high Status), Hrü'ǘ worshipers.</text:p>
      <text:p text:style-name="P2">hiReda- Great Stone clan (of high status), eclectic and Ksárul and Hrü'ǘ worshipers.</text:p>
      <text:p text:style-name="P2">hiRelsa</text:p>
      <text:p text:style-name="P2">hiReretlesa- Dlamélish worshipers.</text:p>
      <text:p text:style-name="P2">hiReretlésu- Green Kirtle clan (of medium status), Dlamélish worshipers.</text:p>
      <text:p text:style-name="P2">hiRéshkoru</text:p>
      <text:p text:style-name="P2">hiReshmol- Green Pyramid clan ((of very low status), Dlamélish worshipers.</text:p>
      <text:p text:style-name="P2">hiRestla- Broken Reed clan (of medium status).</text:p>
      <text:p text:style-name="P2">hiRetetkesu- Green Kirtle clan (of medium status), Dlamélish worshipers.</text:p>
      <text:p text:style-name="P2">hiRi'esu- Golden Sunburst clan (of very high status), Karakán and Hnálla worshipers.</text:p>
      <text:p text:style-name="P2">hiRi'inyússa- Lineage crosses two clans: Golden Sunburst (of very high status, high <text:tab/>lineage in the clan, Karakán &amp; Hnálla worshipers), and Golden Bough (of very high <text:tab/>status).</text:p>
      <text:p text:style-name="P2">hiRingalu</text:p>
      <text:p text:style-name="P2">hiRírutla- Ewer of Outpouring Gold (of medium status).</text:p>
      <text:p text:style-name="P2">hiRishyai- Red Star (of medium status).</text:p>
      <text:p text:style-name="P27">S</text:p>
      <text:p text:style-name="P2">hiSa'ásu- </text:p>
      <text:p text:style-name="P2">hiSacháru</text:p>
      <text:p text:style-name="P2">hiSafénya- Black Hand clan (of low status), Dark Trinity worshipers.</text:p>
      <text:p text:style-name="P2">hiSagái- Dlamélish worshipers.</text:p>
      <text:p text:style-name="P2">hiSahanmiran- Dark Water clan (of high status), Hrü'ǘ worshipers.</text:p>
      <text:p text:style-name="P2">hiSaika- Lineage crosses two clans: Grey Wand (of high status, Thúmis worshipers), and <text:tab/>High Tower (of low status).</text:p>
      <text:p text:style-name="P2">hiSaitle- High Tower (of low status).</text:p>
      <text:p text:style-name="P2">hiSakódla- Lineage crosses two clans: Blade Raised High (of very high status), and Red </text:p>
      <text:p text:style-name="P2"><text:s/><text:tab/>Flower (of medium status), both are War God worshipers.</text:p>
      <text:p text:style-name="P2">hiSakógla- Blade Raised High clan (of very high status), War God worshipers.</text:p>
      <text:p text:style-name="P2">hiSamineldhipuntokoi</text:p>
      <text:p text:style-name="P6">hiSamvara</text:p>
      <text:p text:style-name="P6">hiSanadruit- Blue Palm clan (of low status), Avánthe worshipers. </text:p>
      <text:p text:style-name="P2">hiSánga- Emerald Girdle clan (of high status), Belkhánu worshipers.</text:p>
      <text:p text:style-name="P2">hiSankolum- White Stone clan (of high status), Dlamélish worshipers.</text:p>
      <text:p text:style-name="P2">hiSankolun- Sea Blue clan (very high status).</text:p>
      <text:p text:style-name="P2">hiSankoral- Lineage crosses two clans: Amber Cloak <text:s/>(of high status), Golden Globe (of </text:p>
      <text:p text:style-name="P2"><text:s text:c="12"/>medium status).</text:p>
      <text:p text:style-name="P2">hiSankyu- Green Reed clan (of low status), Avánthe and Dlamélish worshipers.</text:p>
      <text:p text:style-name="P2">hiSanuklen- White Crystal clan (old and respected high status clan). </text:p>
      <text:p text:style-name="P2">hiSanusai- Thúmis worshipers.</text:p>
      <text:p text:style-name="P2">hiSanyel- Sea Blue clan (of very high status).</text:p>
      <text:p text:style-name="P2">hiSaonai</text:p>
      <text:p text:style-name="P2">hiSarashkü- Moon of Evening clan (of medium status).</text:p>
      <text:p text:style-name="P2">hiSarel</text:p>
      <text:p text:style-name="P2">hiSarelke- Belkhánu worshipers.</text:p>
      <text:p text:style-name="P2">hiSarélte- Lineage crosses two clans: White Stone (of high status, they are Qón <text:tab/>worshipers), and Amber Glow (of medium status).</text:p>
      <text:p text:style-name="P2">hiSarétqa- Green Opal clan (of low status), Dlamélish worshipers.</text:p>
      <text:p text:style-name="P2">hiSarketél- Rising Sun clan (of high status). They are Hriháyal worshipers. </text:p>
      <text:p text:style-name="P2">hiSarrán</text:p>
      <text:p text:style-name="P2">hiSarsan- Green Kirtle clan (of medium status), Dlamélish worshipers.</text:p>
      <text:p text:style-name="P2">hiSarveshu- Dark Flame clan (of high status), Dark Trinity worshipers.</text:p>
      <text:p text:style-name="P2">hiSashán- Blade Raised High clan (of very high status), Karakán worshipers.</text:p>
      <text:p text:style-name="P2">hiSashte- Broken Reed clan (of medium status).</text:p>
      <text:p text:style-name="P2">hiSatara- Onyx Anchor clan (of low status), Avánthe worshipers.</text:p>
      <text:p text:style-name="P2">hiSathapo- High lineage in the clan.</text:p>
      <text:p text:style-name="P2">hiSayákku</text:p>
      <text:p text:style-name="P2"><text:soft-page-break/>hiSayana- Red Sword clan (of high status), Vimúhla worshipers.</text:p>
      <text:p text:style-name="P2">hiSayanu- Red Mountain clan of Jakálla (of high status).</text:p>
      <text:p text:style-name="P2">hiSaynuch- lineage crosses two clans: Golden Bough and Might of Gánga (both of very high </text:p>
      <text:p text:style-name="P2"><text:s text:c="11"/>status).</text:p>
      <text:p text:style-name="P2">hiSayodla- Blue Hood clan (of medium status).</text:p>
      <text:p text:style-name="P2">hiSayondra</text:p>
      <text:p text:style-name="P2">hiSáyu- Golden Bough clan (of very high status).</text:p>
      <text:p text:style-name="P2">hiSayúncha- Lineage crosses four clans: Sea Blue (of very high status), Cloak of Azure <text:tab/>Gems (of very high status, Ksárul &amp; Hrü'ǘ worshipers), Grey Cloak (of high status, <text:tab/>Dilinála worshipers), and Dark Fear (of high status, Grugánu worshipers). </text:p>
      <text:p text:style-name="P2">hiSayurcha- Great Stone clan (of high status), eclectic &amp; Ksárul &amp; Hrü'ǘ worshipers.</text:p>
      <text:p text:style-name="P2">hiSayussar</text:p>
      <text:p text:style-name="P6">hiScheschel</text:p>
      <text:p text:style-name="P2">hiSekoru- Lineage crosses two clans: Dark Moon (of high status, Dark Trinity worshipers), <text:tab/>and Dark Water (of high status, Ksárul worshipers).</text:p>
      <text:p text:style-name="P2">hiSemen- the lineage of the Anseknekus of Fief Ajinasa in hex 3016.</text:p>
      <text:p text:style-name="P2">hiSemunaika</text:p>
      <text:p text:style-name="P2">hiSenéru- First Moon clan (of medium status).</text:p>
      <text:p text:style-name="P2">hiSénkolum- Lineage crosses five clans: Dark Moon (of high status, Dark Trinity <text:tab/>worshipers), White Crystal (of high status, Karakán worshipers), Dark Stone (of <text:tab/>medium status), Black Water (of medium status, Dark Trinity worshipers), and Black <text:tab/>Stone (of medium <text:tab/>status, Sárku worshipers).</text:p>
      <text:p text:style-name="P2">hiSenkuda- Grey Wand (of high status), Thúmis worshipers.</text:p>
      <text:p text:style-name="P2">hiSenükka- White Crystal clan (of high status).</text:p>
      <text:p text:style-name="P2">hiSérekel- Red Sword clan (of high status), Chiténg worshipers. </text:p>
      <text:p text:style-name="P2">hiSeshmuel </text:p>
      <text:p text:style-name="P2">hiSesmuga- Lineage crosses two clans: Black Stone and Black Mountain (both of medium <text:s/></text:p>
      <text:p text:style-name="P2"><text:tab/>status), both Change worshipers.</text:p>
      <text:p text:style-name="P2">hiShadika- Red Star clan (of medium status).</text:p>
      <text:p text:style-name="P2">hiShahad- Slave lineage.</text:p>
      <text:p text:style-name="P2">hiShainu- Rising Arrow clan (of medium status).</text:p>
      <text:p text:style-name="P2">hiShaisa- Red Mountain clan (of high status), Vimúhla worshipers.</text:p>
      <text:p text:style-name="P2">hiShálane</text:p>
      <text:p text:style-name="P2">hiShalu</text:p>
      <text:p text:style-name="P2">hiShanátl</text:p>
      <text:p text:style-name="P2">hiShanga- Golden Sunburst clan (of very high status), Hnálla and Karakán worshipers.</text:p>
      <text:p text:style-name="P2">hiShánmirel- High Hill clan (of medium status), Hrü'ǘ worshipers.</text:p>
      <text:p text:style-name="P2">hiShantethu- Broken Reed clan (of medium status).</text:p>
      <text:p text:style-name="P2">hiShantlar</text:p>
      <text:p text:style-name="P2">hiShantolu- Lineage crosses two clans: Scarlet Cloak (of medium status), and Artificers of </text:p>
      <text:p text:style-name="P2"><text:s text:c="12"/>Iron (of very low status, War God worshipers).</text:p>
      <text:p text:style-name="P2">hiShanuka- Sweet Singers of Nakomé clan (of high status, Vimúhla worshipers).</text:p>
      <text:p text:style-name="P2">hiShanyál- High Pinnacle clan (of high status).</text:p>
      <text:p text:style-name="P2">hiSharitla- Red Mountain clan (of high status), Vimúhla worshipers.</text:p>
      <text:p text:style-name="P2">hiSharvóya- Dark Fear clan (of high status), Durritlámish worshipers.</text:p>
      <text:p text:style-name="P2">hiSharza- Golden Sunburst clan (of very high status), Hnálla and Karakán worshipers.</text:p>
      <text:p text:style-name="P2">hiShasa- Sea Blue clan (of very high status).</text:p>
      <text:p text:style-name="P2">hiShashtolu- Broken Reed clan (of medium status).</text:p>
      <text:p text:style-name="P2">hiShathirin- Falesa Isle lineage. </text:p>
      <text:p text:style-name="P2">hiShavry- Dark fear clan (of high status), Dark Trinity worshipers.</text:p>
      <text:p text:style-name="P2">hiShaysra- White Stone clan (of high status).</text:p>
      <text:p text:style-name="P2">hiShayusakoi</text:p>
      <text:p text:style-name="P2">hiSheresa- Eye of Flame clan (of low status), Vimúhla worshipers.</text:p>
      <text:p text:style-name="P2">hiSheretla- Emerald Diadem clan (of medium status).</text:p>
      <text:p text:style-name="P2">hiSheritla- Emerald Diadem clan (of medium status).</text:p>
      <text:p text:style-name="P2">hiShesánu- Lineage crosses two clans: Emerald Girdle (of high status, Avánthe &amp; Hnálla &amp; <text:tab/>Thúmis worshipers), and Victorious Globe (of medium status).</text:p>
      <text:p text:style-name="P2">hiSheschel- Black Hood clan (of medium status).</text:p>
      <text:p text:style-name="P2">hiShétla</text:p>
      <text:p text:style-name="P2"><text:soft-page-break/>hiSholar- Iron Plume clan (of medium status), lineage is very high in the clan.</text:p>
      <text:p text:style-name="P2">hiShoritla </text:p>
      <text:p text:style-name="P2">hiShraisa- Red Sword clan (of high status), Vimúhla worshipers.</text:p>
      <text:p text:style-name="P2">hiShraitu- Lineage crosses two clans: Red Star (of medium status), and Eye of Flame (of <text:tab/>low status, Vimúhla worshipers).</text:p>
      <text:p text:style-name="P2">hiShuruh- Golden Dawn clan (of medium status), Stability worshipers.</text:p>
      <text:p text:style-name="P2">hiSiranul- Scarlet Mantel clan (of very low status), Karakán worshipers.</text:p>
      <text:p text:style-name="P2">hiSirukel- Red Sky clan (of medium status).</text:p>
      <text:p text:style-name="P2">hiSírukku- Green Bough clan (of medium status).</text:p>
      <text:p text:style-name="P2">hiSiyarga- Ripened Sheaf clan (of medium status).</text:p>
      <text:p text:style-name="P2">hiSkümra- Iron Plume clan (of medium status), lineage is medium in the clan.</text:p>
      <text:p text:style-name="P2">hiSnizar- Copper Door clan (of medium status), Sárku worshipers.</text:p>
      <text:p text:style-name="P2">hiSomerontur</text:p>
      <text:p text:style-name="P2">hiSorquqa</text:p>
      <text:p text:style-name="P2">hiSóruna- Lineage crosses three clans: Golden Sunburst (of very high status, Hnálla &amp; <text:tab/>Karakán worshipers), Jade Diadem (of very high status, Dlamélish worshipers), and <text:tab/>Golden Dawn clan (of medium status,<text:tab/>Qón worshipers; lineage is low status).</text:p>
      <text:p text:style-name="P2">hiSraicha</text:p>
      <text:p text:style-name="P2">hiSraisha</text:p>
      <text:p text:style-name="P2">hiSráshar</text:p>
      <text:p text:style-name="P2">hiSra'una- Mighty Wings of Glory clan (of medium status).</text:p>
      <text:p text:style-name="P2">hiSrayaku- Dark Fear clan (of high status), Dark Trinity worshipers.</text:p>
      <text:p text:style-name="P2">hiSrésa</text:p>
      <text:p text:style-name="P2">hiSrírra- Black Mountain clan (of medium status), Dark Trinity worshipers.</text:p>
      <text:p text:style-name="P2">hiSrisu- <text:span text:style-name="T1">Íto</text:span> clan (of very high status), Sárku worshipers.</text:p>
      <text:p text:style-name="P2">hiSrivaratsu</text:p>
      <text:p text:style-name="P2">hiSrügáshchéne- Standing Pinnacle clan (of medium status), Chegárra worshipers.</text:p>
      <text:p text:style-name="P2">hiSrúnel</text:p>
      <text:p text:style-name="P2">hiSsá</text:p>
      <text:p text:style-name="P2">hiSsaimurq- Black Mountain clan (of medium status), Dark Trinity worshipers.</text:p>
      <text:p text:style-name="P6">hiSsáinggela</text:p>
      <text:p text:style-name="P2">hiSsainggella</text:p>
      <text:p text:style-name="P2">hiSsaiura</text:p>
      <text:p text:style-name="P2">hiSsáivra- Lineage crosses ten clans: Golden Bough (of very high status), Golden Sunburst </text:p>
      <text:p text:style-name="P2"><text:s/><text:tab/>(of very high status, Hnálla &amp; Karakán worshipers), High Pinnacle (of high status), <text:tab/>Red Sun (of high status, Vimúhla worshipers), <text:s/>Standing Stone (of high status, <text:tab/>Thúmis worshipers), White Crystal (of high status), Black Stone (of medium status, <text:tab/>Hrü'ǘ worshipers), Blue Kirtle (of medium status, Dilinála worshipers), Golden <text:tab/>Sphere (of medium status, Ksárul worshipers), Golden Triangle (of medium status),</text:p>
      <text:p text:style-name="P2"><text:tab/>Green Bough (of medium status, Hnálla worshipers), Hand of Darkness (of medium <text:tab/>status).</text:p>
      <text:p text:style-name="P2">hiSsamrin</text:p>
      <text:p text:style-name="P2">hiSsanchunu- Black Stone clan (of medium status).</text:p>
      <text:p text:style-name="P2">hiSsandagash- Plume of White clan (of low status), Stability worshipers.</text:p>
      <text:p text:style-name="P2">hiSsankólen- Lineage crosses two clans: Sea Blue (of very high status), Black Stone (of </text:p>
      <text:p text:style-name="P2"><text:s text:c="3"/><text:tab/>medium status, Change worshipers).</text:p>
      <text:p text:style-name="P2">hiSsankólun- Sea Blue clan (of very high status).</text:p>
      <text:p text:style-name="P2">hiSsánkoral- Lineage crosses five clans: Golden Bough (of very high status), Blade Raised <text:tab/>High (of very high status, Karakán <text:tab/>worshipers), Might of Gánga (of very high </text:p>
      <text:p text:style-name="P2"><text:s text:c="3"/><text:tab/>status), Amber Cloak (of high status, Belkhánu &amp; Thúmis worshipers), and Blue <text:tab/>Shadow (of medium status, Avánthe worshipers).</text:p>
      <text:p text:style-name="P2">hiSsankral</text:p>
      <text:p text:style-name="P2">hiSsanmira</text:p>
      <text:p text:style-name="P2">hiSsanmiren</text:p>
      <text:p text:style-name="P2">hiSsánmirim- Lineage crosses three clans: Cloak of Azure Gems (Ksárul &amp; Hrü'ǘ worshipers), <text:tab/>Golden Bough, and Sea Blue (all of very high status), high lineage in all.</text:p>
      <text:p text:style-name="P2">hiSsánmirin- Lineage crosses eight clans: Cloak of Azure Gems, Jade Diadem, Golden Bough, </text:p>
      <text:p text:style-name="P2"><text:s text:c="2"/><text:tab/>Blade Raised High, Might of Gánga, and Sea Blue (all of very high status); Dark <text:tab/>Moon and Iron Helm (of high status), Hnálla worshipers.</text:p>
      <text:p text:style-name="P2"><text:soft-page-break/>hiSsanmirren</text:p>
      <text:p text:style-name="P2">hiSsanmure- Great Stone clan (of high status), eclectic &amp; Ksárul &amp; Hrü'ǘ worshipers.</text:p>
      <text:p text:style-name="P2">hiSsányusa- Lineage crosses four clans: Cloak of Azure Gems (of very high status), Dark <text:tab/>Moon (of high status), Great Stone (of high status), and Standing Stone clan (of </text:p>
      <text:p text:style-name="P2"><text:tab/>high status, Ksárul worshipers).</text:p>
      <text:p text:style-name="P2">hiSsanyusa- Standing Stone clan (of high status), Vimúhla worshipers.</text:p>
      <text:p text:style-name="P2">hiSsarananu- Emerald Kirtle clan (of medium status).</text:p>
      <text:p text:style-name="P2">hiSsáronel- Ripen Sheaf clan (of medium status).</text:p>
      <text:p text:style-name="P2">hiSsátu</text:p>
      <text:p text:style-name="P2">hiSsava</text:p>
      <text:p text:style-name="P2">hiSsayeti</text:p>
      <text:p text:style-name="P2">hiSsaynuch- Golden Sunburst clan (of very high status).</text:p>
      <text:p text:style-name="P2">hiSseffer- Iron Plume clan (of medium status), lineage is low status in the clan.</text:p>
      <text:p text:style-name="P2">hiSsoevu- Ksárul worshipers.</text:p>
      <text:p text:style-name="P2">hiSsolén- Ripened Sheaf clan (of medium status).</text:p>
      <text:p text:style-name="P2">hiSsúdune</text:p>
      <text:p text:style-name="P2">hiSsurilamish- Might of Gánga clan (of very high status), Hnálla and Thúmis worshipers.</text:p>
      <text:p text:style-name="P2">hiSsurmuteth- Moss Tower clan (of medium status).</text:p>
      <text:p text:style-name="P2">hiSsurné</text:p>
      <text:p text:style-name="P2">hiSsussunu- Sword of Fire clan (of very high status), Vimúhla worshipers.</text:p>
      <text:p text:style-name="P2">hiSsu'um- Copper Door clan (of medium status), Sárku worshipers.</text:p>
      <text:p text:style-name="P2">hiSuaisha- Iron Hand clan (of medium status), War God worshipers.</text:p>
      <text:p text:style-name="P2">hiSugáni</text:p>
      <text:p text:style-name="P2">hiSurán</text:p>
      <text:p text:style-name="P2">hiSuren- Blue Kirtle clan (of medium status), Avánthe worshipers.</text:p>
      <text:p text:style-name="P2">hiSureshmu- Red Mountain clan (of high status), Vimúhla worshipers.</text:p>
      <text:p text:style-name="P2">hiSurqashchéne- Standing Pinnacle clan (of medium status), Avánthe worshipers.</text:p>
      <text:p text:style-name="P2">hiSurtukan- Grey Cloak clan (of high status), Thúmis worshipers.</text:p>
      <text:p text:style-name="P2">hiSurutlén- Emerald Girdle clan (of high status), Avánthe &amp; Hnálla &amp; Thúmis worshipers.</text:p>
      <text:p text:style-name="P2">hiSu'úmra- Lineage crosses two clans: Raising Sun Disk and Rising Sun (both of medium <text:tab/>status).</text:p>
      <text:p text:style-name="P2">hiSu'ur- Red Sun clan (of high status), Vimúhla worshipers.</text:p>
      <text:p text:style-name="P2">hiSúyemen</text:p>
      <text:p text:style-name="P27">T</text:p>
      <text:p text:style-name="P2">hiTáicha</text:p>
      <text:p text:style-name="P2">hiTáije- Golden Bough clan (of very high status), Avánthe worshipers.</text:p>
      <text:p text:style-name="P2">hiTaika- White Stone clan (of high status).</text:p>
      <text:p text:style-name="P2">hiTakan- Blade Raised High (of very high status), Karakán worshipers.</text:p>
      <text:p text:style-name="P2">hiTakola- Sword of Glory clan (of medium status).</text:p>
      <text:p text:style-name="P2">hiTakolen</text:p>
      <text:p text:style-name="P2">hiTakólu- White Crystal clan (of high status), Keténgku worshipers.</text:p>
      <text:p text:style-name="P2">hiTakonai</text:p>
      <text:p text:style-name="P2">hiTakonsi</text:p>
      <text:p text:style-name="P2">hiTakú- Wicker Image clan (of very low status).</text:p>
      <text:p text:style-name="P2">hiTalkomu- Emerald Girdle clan (of high status), Avánthe, Hnálla, and Thúmis worshipers.</text:p>
      <text:p text:style-name="P2">hiTanegra</text:p>
      <text:p text:style-name="P2">hiTangetláku- Red Sword clan (of high status), Vimúhla worshipers.</text:p>
      <text:p text:style-name="P2">hiTangetlakku</text:p>
      <text:p text:style-name="P2">hiTankesh- Blue Shadow clan (of medium status), Avánthe worshipers.</text:p>
      <text:p text:style-name="P2">hiTánkolel- Lineage crosses ten clans: Cloak of Azure Gems (of very high status, Ksárul &amp; <text:tab/>Hrü'ǘ worshipers), Golden Bough (of very high status, Thúmis &amp; Avánthe worshipers), <text:tab/>Golden Sunburst (of very high status, Karakán &amp; Hnálla worshipers), Sea Blue (of <text:tab/>very high status, Chiténg worshipers, a high lineage in the clan), Great Stone (of <text:tab/>high status, Ksárul worshipers), Red Mountain (of high status, Chiténg worshipers),</text:p>
      <text:p text:style-name="P2"><text:tab/>Red Stone (of high status, Vimúhla worshipers), Red Sword (of high status, Vimúhla <text:tab/>worshipers), White Lintle of Purity (of high status, Thúmis worshipers), Green Opal <text:tab/>(of high status, Dlamélish worshipers), <text:s/></text:p>
      <text:p text:style-name="P2">hiTarguna- Lineage crosses three clans: Sea Blue (of very status), Vríddi (of very status, <text:tab/>Vimúhla worshipers), and Red Sun (of high status, Vimúhla worshipers).</text:p>
      <text:p text:style-name="P2"><text:soft-page-break/>hiTathennaikhnin- Grey Short Spear (of medium status). </text:p>
      <text:p text:style-name="P2">hiTathlua- Blazoned Sail clan (of medium status).</text:p>
      <text:p text:style-name="P2">hiTatolen- Red Eye of Dawn clan (of medium status), Avánthe worshipers.</text:p>
      <text:p text:style-name="P2">hiTayantinekh- Flat Peak clan (of low status). </text:p>
      <text:p text:style-name="P2">hiTayarsha</text:p>
      <text:p text:style-name="P2">hiTekelsu- Red Sun clan (of high status), Vimúhla worshipers.</text:p>
      <text:p text:style-name="P2">hiTekéshmu- High Pinnacle clan (of high status), Thúmis worshipers.</text:p>
      <text:p text:style-name="P2">hiTekkengsa- Lineage crosses two clans: Sea Blue clan (of very high status), and Staff of </text:p>
      <text:p text:style-name="P2"><text:s text:c="2"/><text:tab/>Beneficence(Of high status, Thúmis worshipers).</text:p>
      <text:p text:style-name="P2">hiTekkunára- Lineage crosses two clans: Bolt of Flame clan (of high status, Vimúhla</text:p>
      <text:p text:style-name="P2"><text:s text:c="2"/><text:tab/>worshipers), and Red Sword clan (of high status, War God worshipers).</text:p>
      <text:p text:style-name="P2">hiTekkú'une- Dark Moon clan of Mekú (of high status), Grugánu worshipers.</text:p>
      <text:p text:style-name="P2">hiTekun</text:p>
      <text:p text:style-name="P2">hiTelkólumü- Red Mountain clan (of high status), Vimúhla worshipers.</text:p>
      <text:p text:style-name="P2">hiTengetláku- Red Sword clan (of high status), Vimúhla worshipers.</text:p>
      <text:p text:style-name="P2">hiTéngka- Amber Cloak clan (of high status), Belkhánu and Thúmis worshipers.</text:p>
      <text:p text:style-name="P2">hiTenguna- Blazoned Sail clan (of medium status).</text:p>
      <text:p text:style-name="P2">hiTenkalu- White Crystal clan (of high status).</text:p>
      <text:p text:style-name="P2">hiTenkolu- White Crystal clan (of high status). </text:p>
      <text:p text:style-name="P2">hiTeqúrnu- White Crystal clan (of high status).</text:p>
      <text:p text:style-name="P2">hiTereshél- Known to be in Béy Sǘ.</text:p>
      <text:p text:style-name="P2">hiTeshakane- Domed Tomb clan (of high status), Sárku worshipers.</text:p>
      <text:p text:style-name="P2">hiTéshku- Golden Bough clan (Belkhánu worshipers), Belkhánu worshipers.</text:p>
      <text:p text:style-name="P2">hiTeshku- Golden Bough clan (of very high status).</text:p>
      <text:p text:style-name="P2">hiTeshkune- Domed Tomb clan (of high status), Sárku worshipers.</text:p>
      <text:p text:style-name="P2">hiTeshukáne- Dome Tomb clan (of high status), Sárku worshipers.</text:p>
      <text:p text:style-name="P2">hiTessukan- White Crystal clan (of high status).</text:p>
      <text:p text:style-name="P2">hiTessukén- Lineage crosses two clans: Red Sword (of high status, Vimúhla worshipers), and <text:tab/>White Crystal (both of high status).</text:p>
      <text:p text:style-name="P2">hiTessune- Red Mountain clan (of high status), Vimúhla worshipers.</text:p>
      <text:p text:style-name="P2">hiTetengkáino- Ripened Sheaf clan (of medium status).</text:p>
      <text:p text:style-name="P2">hiTetengkano</text:p>
      <text:p text:style-name="P2">hiTetenkáino- Ripen Sheaf clan of Úrmish (of medium status), Grugánu worshipers.</text:p>
      <text:p text:style-name="P2">hiTétkuru- Lineage crosses two clans: White Crystal (of high status), and Green Bough (of </text:p>
      <text:p text:style-name="P2"><text:s/><text:tab/>medium status).</text:p>
      <text:p text:style-name="P2">hiTeyouel</text:p>
      <text:p text:style-name="P2">hiTeyunehl- Great Stone clan (of high status), Eclectic &amp; Hrü'ǘ &amp; Ksárul worshipers.</text:p>
      <text:p text:style-name="P2">hiThanu- Sword of Fire clan (of very high status). </text:p>
      <text:p text:style-name="P2">hiThrizelu- Onyx Anchor clan (of low status), Avánthe worshipers. Administrators of the <text:s/></text:p>
      <text:p text:style-name="P2"><text:s text:c="2"/><text:tab/>clan.</text:p>
      <text:p text:style-name="P2">hiTigál- Lineage crosses two clans: Copper Door and House of Worms (both of medium <text:tab/>status), both Sárku worshipers.</text:p>
      <text:p text:style-name="P2">hiTikánte- Standing Stone clan (of high status).</text:p>
      <text:p text:style-name="P2">hiTikesa- Green Pyramid (of medium status), Dlamélish worshipers.</text:p>
      <text:p text:style-name="P2">hiTikéshmu- Lineage crosses four clans: Golden Bough (of very high status, Hnálla</text:p>
      <text:p text:style-name="P2"><text:s/><text:tab/>worshipers), High Pinnacle (of high status), White Crystal (of high status, Hnálla <text:tab/>worshipers, lineage is high in the clan), Green Bough (of medium status, Hnálla <text:tab/>worshipers; an almost unbroken line from this lineage appears as commanders through <text:tab/>most of the history of the 4<text:span text:style-name="T11">th </text:span>Imperial Heavy Infantry, Legion of Hnálla, Master of <text:tab/>Light).</text:p>
      <text:p text:style-name="P2">hiTikésmu- Golden Sun Burst clan (of very high status), Hnálla worshipers, this is one of <text:tab/>the lower status lineages with the clan.</text:p>
      <text:p text:style-name="P2">hiTikku- Sea Blue clan (of very high status).</text:p>
      <text:p text:style-name="P2">hiTikkumeshmra</text:p>
      <text:p text:style-name="P2">hiTikushu- Lineage crosses two clans: Blue Kirtle and Golden Dawn (both of medium status, <text:tab/>and both Stability worshipers).</text:p>
      <text:p text:style-name="P2">hiTirisa- High Tower clan (of low status).</text:p>
      <text:p text:style-name="P2">hiTirissa- High Tower clan (of low status).</text:p>
      <text:p text:style-name="P2">hiTírissu- White Stone clan (of high status). </text:p>
      <text:p text:style-name="P2"><text:soft-page-break/>hiTirrune- Cloak of Azure Gems clan (of very high status), Ksárul and Hrü'ǘ worshipers.</text:p>
      <text:p text:style-name="P2">hiTishkólun- Lineage crosses two clans: Golden Bough (of very high status, Ksárul </text:p>
      <text:p text:style-name="P2"><text:s text:c="2"/><text:tab/>worshipers, and rulers of the clan), and Joyous of Vrá in Jakálla (of high status, <text:tab/>Ksárul worshipers). </text:p>
      <text:p text:style-name="P2">hiTisklen</text:p>
      <text:p text:style-name="P2">hiTiten- Red Sky clan (of high status) War God worshipers.</text:p>
      <text:p text:style-name="P2">hiTiyané- Red Stone clan (of high status), Vimúhla worshipers.</text:p>
      <text:p text:style-name="P2">hiTizéna- Domed Tomb clan (of medium status) Sárku worshipers.</text:p>
      <text:p text:style-name="P2">hiTlagána- Blue Kirtle clan (of medium status), Avánthe worshipers.</text:p>
      <text:p text:style-name="P2">hiTlakán- Lineage crosses four clans: Golden Sunburst (of very high status, Stability <text:tab/>worshipers), Great Stone (of high status, some Change worshipers), Blue Stream (of <text:tab/>medium status, Avánthe worshipers) and Golden Dawn (of medium status, Stability <text:tab/>worshipers).</text:p>
      <text:p text:style-name="P2">hiTlakomana- Golden Sunburst clan (of very high status), Stability worshipers.</text:p>
      <text:p text:style-name="P2">hiTlakotáni- The Imperial lineage which crosses two clans: Tlakotáni (Imperial), and Sea <text:tab/>Blue (of very high status).</text:p>
      <text:p text:style-name="P2">hiTalkemu- Lineage of the Anseknekus of a fief in hex 3016, Dlamélish worshipers. </text:p>
      <text:p text:style-name="P2">hiTlakte- Green Malachite clan (of medium status), Stability worshipers.</text:p>
      <text:p text:style-name="P2">hiTlalen</text:p>
      <text:p text:style-name="P2">hiTlalesu</text:p>
      <text:p text:style-name="P2">hiTlanátl</text:p>
      <text:p text:style-name="P2">hiTlangome- Green Pyramid clan (of medium status), Dlamélish worshipers.</text:p>
      <text:p text:style-name="P2">hiTlángtal-White Crystal clan (old and respected high status clan). </text:p>
      <text:p text:style-name="P2">hiTlángtel- Lineage crosses two clans: Standing Stone (of high status), and White Crystal </text:p>
      <text:p text:style-name="P2"><text:s/><text:tab/>(of high status, Belkhánu worshipers).</text:p>
      <text:p text:style-name="P2">hiTlanmera- Grey Wand (of high status), Thúmis worshipers.</text:p>
      <text:p text:style-name="P2">hiTlasesha- Lineage crosses two clans: White Stone (of high status), Green Reed (of low </text:p>
      <text:p text:style-name="P2"><text:s/><text:tab/>status, Avánthe &amp; Dlamélish worshipers). </text:p>
      <text:p text:style-name="P2">hiTlashésha- Dlamélish worshipers.</text:p>
      <text:p text:style-name="P2">hiTlaste</text:p>
      <text:p text:style-name="P2">hiTlatenghita- Red Sword clan (of high status), War God worshipers.</text:p>
      <text:p text:style-name="P2">hiTlayel- Black Sepulcher (of medium status).</text:p>
      <text:p text:style-name="P2">hiTleá- Vimúhla worshipers.</text:p>
      <text:p text:style-name="P2">hiTlekkune</text:p>
      <text:p text:style-name="P2">hiTleklar- Granite Arch (of medium status).</text:p>
      <text:p text:style-name="P2">hiTlekolmu</text:p>
      <text:p text:style-name="P2">hiTlekolomo</text:p>
      <text:p text:style-name="P2">hiTlekomu- Iron Fist clan (of medium status), War God worshipers. </text:p>
      <text:p text:style-name="P2">hiTlélsu- Lineage crosses seven clans: Cloak of Azure Gems (Of very high status, Ksárul </text:p>
      <text:p text:style-name="P2"><text:s/><text:tab/>worshipers), Dark Fear (of high status, Dark Trinity worshipers), Domed Tomb (of <text:tab/>high status, Sárku worshipers), Red Sun (of high status, Vimúhla worshipers), Black <text:tab/>Stone (of medium status, Sárku worshipers), Golden Globe (of medium status, Belkhánu <text:tab/>worshipers), Black Stone Tomb (of low status, Sárku worshipers).</text:p>
      <text:p text:style-name="P2">hiTlénggeku</text:p>
      <text:p text:style-name="P2">hiTlommai- Red Hand clan (of medium status).</text:p>
      <text:p text:style-name="P2">hiTneqqu</text:p>
      <text:p text:style-name="P2">hiTogu</text:p>
      <text:p text:style-name="P2">hiTohlen- Sapphire Bird clan (of low status), Avánthe worshipers.</text:p>
      <text:p text:style-name="P2">hiTolkelmu- Red Sun clan (of high status), Vimúhla worshipers.</text:p>
      <text:p text:style-name="P2">hiTranáz- Domed Tomb clan (of high status), Sárku worshipers.</text:p>
      <text:p text:style-name="P2">hiTranukka</text:p>
      <text:p text:style-name="P2">hiTresal- Red Sky clan (of medium status), War God worshipers.</text:p>
      <text:p text:style-name="P2">hiTrgál- Copper Door clan (of medium status), Sárku worshipers.</text:p>
      <text:p text:style-name="P2">hiTsainue</text:p>
      <text:p text:style-name="P2">hiTsánune- Golden Bough clan (of very high status), Dlamélish worshipers.</text:p>
      <text:p text:style-name="P2">hiTsátocha- White Face (of low status, lineage is medium in the clan).</text:p>
      <text:p text:style-name="P2">hiTsizena- Íto clan (of very high status). Sárku worshipers</text:p>
      <text:p text:style-name="P2">hiTsuna- Weeping Stone clan (of medium status), Belkhánu worshipers.</text:p>
      <text:p text:style-name="P2">hiTsúnkai</text:p>
      <text:p text:style-name="P2"><text:soft-page-break/>hiTsurúne- Scarlet Sail clan (of medium status).</text:p>
      <text:p text:style-name="P2">hiTsu'unesh- Dark fear clan (of high status), Dark Trinity worshipers.</text:p>
      <text:p text:style-name="P2">hiTukesa- Green Malachite (of medium status), Stability worshipers.</text:p>
      <text:p text:style-name="P2">hiTukéshmu</text:p>
      <text:p text:style-name="P2">hiTúkkimchash- Red Mountain clan (of high status), Vimúhla worshipers.</text:p>
      <text:p text:style-name="P2">hiTukkolén- Lineage crosses four clans: Cloak of Azure Gems (of very high status, Ksárul <text:tab/>worshipers), Domed Tomb (of high status, Sárku worshipers), Rising Sun (of high <text:tab/>status, Keténgku worshipers), Open Sepulcher (of low status, Durritlámish <text:tab/>worshipers).</text:p>
      <text:p text:style-name="P2">hiTukkumchash- Red Mountain (of high status), Vimúhla worshipers.</text:p>
      <text:p text:style-name="P2">hiTukólu- Red Star clan (of medium status), Vimúhla worshipers.</text:p>
      <text:p text:style-name="P2">hiTukún- White Crystal clan (of high status); said to date to a hero of Dórmoron Plain <text:tab/>but really dates back to late Éngsvanyáli times.</text:p>
      <text:p text:style-name="P2">hiTukútla- Lineage crosses two clans: Raising Sun (of high status, Hnálla worshipers, an</text:p>
      <text:p text:style-name="P2"><text:s/><text:tab/>ancient lineage from the northern Chákas), and the Rising Sun Disk (of medium <text:tab/>status).</text:p>
      <text:p text:style-name="P2">hiTungaqu- Blade Raised High (of very high status), Karakán worshipers.</text:p>
      <text:p text:style-name="P2">hiTúnkesh- Blue Shadow clan (of medium status), Wurú worshipers.</text:p>
      <text:p text:style-name="P2">hiTunku</text:p>
      <text:p text:style-name="P2">hiTunmiyel- Bright Sword clan (of very low status).</text:p>
      <text:p text:style-name="P2">hiTunnu- Chiténg worshipers.</text:p>
      <text:p text:style-name="P2">hiTüpellu</text:p>
      <text:p text:style-name="P2">hiTuplángte- Vimúhla worshipers.</text:p>
      <text:p text:style-name="P2">hiTuptlangte- Red Sword clan (of high status), Vimúhla worshipers.</text:p>
      <text:p text:style-name="P2">hiTuriku- Black Stone clan (of medium status), Change worshipers.</text:p>
      <text:p text:style-name="P2">hiTuritláno- Red Mountain clan (of high status), Vimúhla worshipers.</text:p>
      <text:p text:style-name="P2">hiTurshína- Lineage crosses two clans: Black Hood (of medium status), and Black Hand (of <text:tab/>low status), both are Dark Trinity worshipers.</text:p>
      <text:p text:style-name="P2">hiTurúgda- Broken Reed clan (of medium status).</text:p>
      <text:p text:style-name="P2">hiTurukén- Red Mountain clan (of high status), Vimúhla worshipers.</text:p>
      <text:p text:style-name="P2">hiTur'úna- Scarlet Sash (of low status).</text:p>
      <text:p text:style-name="P2">hiTurushán- Lineage crosses two clans: Dark Moon, and Domed Tomb (both of high status and <text:tab/>Sárku worshipers).</text:p>
      <text:p text:style-name="P2">hiTu'unmra- Standing Stone clan (of high status).</text:p>
      <text:p text:style-name="P2">hiTvósret- Sea Blue clan (of very high status).</text:p>
      <text:p text:style-name="P27">U</text:p>
      <text:p text:style-name="P2">hiUjjain- Moon of Evening clan (of medium status).</text:p>
      <text:p text:style-name="P2">hiUlé'e- Sword of Fire clan (of medium status).</text:p>
      <text:p text:style-name="P2">hiUlél- Golden Sheaf clan (of medium status), Stability worshipers.</text:p>
      <text:p text:style-name="P2">hiUséna- Lineage crosses two clans: Great Stone of Jakálla, and White Stone (both of <text:s/></text:p>
      <text:p text:style-name="P2"><text:s text:c="9"/>high status).</text:p>
      <text:p text:style-name="P27">V</text:p>
      <text:p text:style-name="P2">hiVa'anme- First Moon clan (of medium status).</text:p>
      <text:p text:style-name="P2">hiVadlanu- White Stone clan (of high status). </text:p>
      <text:p text:style-name="P2">hiVaika- Blue Kirtle clan (of medium status), Avánthe worshipers.</text:p>
      <text:p text:style-name="P2">hiVaikshu- Blue Girdle clan (of medium status).</text:p>
      <text:p text:style-name="P2">hiVáishu- Blue Girdle clan (of medium status), Avánthe worshipers.</text:p>
      <text:p text:style-name="P2">hiVaishya</text:p>
      <text:p text:style-name="P2">hiVáisoner- Cloak of Azure Gems clan (of very high status), Ksárul and Hriháyal <text:s/></text:p>
      <text:p text:style-name="P2"><text:s/><text:tab/>worshipers.</text:p>
      <text:p text:style-name="P2">hiVaisura- Lineage crosses two clans: Black Water (of medium status, Dark Trinity <text:tab/>worshipers), and Golden Sphere (of medium status, Stability worshipers).</text:p>
      <text:p text:style-name="P2">hiVraisu- Golden Dawn clan (of medium status).</text:p>
      <text:p text:style-name="P2">hiVajha- Cloak of Azure Gems clan (of very high status), Ksárul and Hrü'ǘ worshipers.</text:p>
      <text:p text:style-name="P2">hiVakuntlár- Blue Kirtle clan (of medium status), Dilinála worshipers.</text:p>
      <text:p text:style-name="P2">hiVakuren- Black Stone clan (of medium status), Change worshipers.</text:p>
      <text:p text:style-name="P2">hiValshan- Crimson Ivory clan (of medium status).</text:p>
      <text:p text:style-name="P2">hiValsur- Dark Fear clan (of high status), Dark Trinity worshipers.</text:p>
      <text:p text:style-name="P2"><text:soft-page-break/>hiValúro</text:p>
      <text:p text:style-name="P2">hiVansua- White Crystal (of high status).</text:p>
      <text:p text:style-name="P2">hiVárchal</text:p>
      <text:p text:style-name="P2">hiVarga- Standing Reed clan (of very low status), Vimúhla worshipers.</text:p>
      <text:p text:style-name="P2">hiVargai- Standing Reed clan (of very low status).</text:p>
      <text:p text:style-name="P2">hiVarishnoa- Green Emerald (of low status), Dlamélish worshipers.</text:p>
      <text:p text:style-name="P2">hiVársha- Lineage crosses two clans: Golden Bough (of very high status, Belkhánu </text:p>
      <text:p text:style-name="P2"><text:tab/>worshipers), and Blazoned Sail (of medium status).</text:p>
      <text:p text:style-name="P2">hiVárshu- Blazoned Sail clan (of medium status). </text:p>
      <text:p text:style-name="P2">hiVarsuma- Green Malachite clan (of medium status), Stability worshipers.</text:p>
      <text:p text:style-name="P2">hiVarudha- Cloak of Azure Gems clan (of very high status), Ksárul and Hrü'ǘ worshipers.</text:p>
      <text:p text:style-name="P2">hiVaruna- Red Mountain clan (of high status), War God worshipers.</text:p>
      <text:p text:style-name="P2">hiVarúse- Lineage crosses two clans: Granite Lintle (of medium status), and Green Kirtle (of <text:tab/>medium status), both are Dlamélish worshipers.</text:p>
      <text:p text:style-name="P2">hiVasháka</text:p>
      <text:p text:style-name="P2">hiVashkola- Victorious Globe (of medium status).</text:p>
      <text:p text:style-name="P2">hiVáshkoru- White Stone clan (of high status), Hnálla worshipers.</text:p>
      <text:p text:style-name="P2">hiVashte- Dark Fear clan (of high status), Dark Trinity worshipers.</text:p>
      <text:p text:style-name="P2">hiVashur- Red Sword clan (of high status), Vimúhla worshipers.</text:p>
      <text:p text:style-name="P2">hiVásuné- Silver Lightening clan (of medium status), Avánthe and Hnálla worshipers.</text:p>
      <text:p text:style-name="P2">hiVayéshtu</text:p>
      <text:p text:style-name="P2">hiVayka- Blue Hood clan (of medium status).</text:p>
      <text:p text:style-name="P2">hiVazhü- Iron Helm clan (of high status), Chiténg worshipers.</text:p>
      <text:p text:style-name="P2">hiVazhutlan- Red Sword (of high status), Vimúhla worshipers.</text:p>
      <text:p text:style-name="P2">hiVekkúma- Green Malachite clan (of medium status), Dlamélish worshipers. Lineage of the <text:tab/>governor of Komoré.</text:p>
      <text:p text:style-name="P2">hiVekkuna- Green Malachite clan (of medium status), Stability worshipers.</text:p>
      <text:p text:style-name="P2">hiVeredun</text:p>
      <text:p text:style-name="P2">hiVerudai- Sea Blue clan (of very high status).</text:p>
      <text:p text:style-name="P2">hiVeschur- Black Hood clan (of medium status).</text:p>
      <text:p text:style-name="P2">hiVeshudla- Black Earth clan (of very low status), Sárku worshipers.</text:p>
      <text:p text:style-name="P2">hiVeshúma</text:p>
      <text:p text:style-name="P2">hiVeshur</text:p>
      <text:p text:style-name="P2">hiVéssuma- Lineage crosses four clans: Blade Raised High (of very high status, Karakán <text:tab/>worshipers, and one of <text:tab/>the most noble lineages in the clan), Copper Door (of medium <text:tab/>status, Change worshipers), Red Mountain (of high status, Vimúhla worshipers), and <text:tab/>Red Sun (of high status, Vimúhla worshipers).</text:p>
      <text:p text:style-name="P2">hiVesunai- Green Bough clan (of medium status).</text:p>
      <text:p text:style-name="P2">hiVesura</text:p>
      <text:p text:style-name="P2">hiViridáma</text:p>
      <text:p text:style-name="P2">hiViridáme- The founder of the lineage was said to be one of Ksárul's followers at the</text:p>
      <text:p text:style-name="P2"><text:tab/>Battle of the Dómoron Plain. Lineage crosses seven clans: Cloak of Azure Gems (of </text:p>
      <text:p text:style-name="P2"><text:tab/>very high status, Ksárul and Hrü'ǘ worshipers), Golden Bough (of very high status), <text:tab/>Golden Sunburst (of very high status, Stability worshipers), Amber Cloak (of high <text:tab/>status, Belkhánu &amp; Thúmis worshipers), Dark Fear (of high status, Dark Trinity <text:tab/>worshipers), Red Crystal (of high status, Vimúhla worshipers), and Hand of Darkness <text:tab/>(of medium status).</text:p>
      <text:p text:style-name="P2">hiViridani</text:p>
      <text:p text:style-name="P2">hiVíriddu- Sea Blue clan (of very high status).</text:p>
      <text:p text:style-name="P2">hiViridu- Sea Blue clan (of very high status).</text:p>
      <text:p text:style-name="P2">hiVíridun- Lineage crosses two clans: Dark Flame clan (of high status, Dark Trinity <text:tab/>worshipers), and Iron Helm (of high status, Ksárul worshipers).</text:p>
      <text:p text:style-name="P2">hiViriktami- Golden Sunburst clan (of very high status), Hnálla and Karakán worshipers.</text:p>
      <text:p text:style-name="P2">hiViriktani- Golden Sunburst clan (of very high status).</text:p>
      <text:p text:style-name="P2">hiVirisámu- Golden Sunburst clan (of very high status), Hnálla worshipers.</text:p>
      <text:p text:style-name="P2">hiViriseka</text:p>
      <text:p text:style-name="P2">hiViritle- Red Stone clan (of high status), Vimúhla worshipers. </text:p>
      <text:p text:style-name="P2">hiVirridun- Red Moon clan (of very low status), Vimúhla worshipers.</text:p>
      <text:p text:style-name="P2">hiVirritekmu- Red Sun clan (of high status), Vimúhla worshipers.</text:p>
      <text:p text:style-name="P2"><text:soft-page-break/>hiVirsényal- Sea Blue clan (of very high status).</text:p>
      <text:p text:style-name="P2">hiVirucha</text:p>
      <text:p text:style-name="P2">hiVisohu- Standing Stone (of high status).</text:p>
      <text:p text:style-name="P2">hiVisurte- Iron Fist clan (of medium status), War God worshipers.</text:p>
      <text:p text:style-name="P2">hiVitlánme- Golden Sunburst clan (of very high status), Hnálla and Karakán worshipers.</text:p>
      <text:p text:style-name="P2">hiVoltazh- Hnálla worshipers.</text:p>
      <text:p text:style-name="P2">hiVorad</text:p>
      <text:p text:style-name="P2">hiVordésa- Golden Sunburst clan (of very high status), Karakán worshipers.</text:p>
      <text:p text:style-name="P2">hiVorkuma- Blue Shadow clan (of medium status), Avánthe worshipers.</text:p>
      <text:p text:style-name="P2">hiVorodláya- Golden Sunburst clan (of very high status), Karakán worshipers.</text:p>
      <text:p text:style-name="P2">hiVorodláyu- Karakán worshipers.</text:p>
      <text:p text:style-name="P2">hiVórodu- Lineage crosses two clans: Great Stone and Domed Tomb (both of high status, and <text:tab/>Change worshipers).</text:p>
      <text:p text:style-name="P2">hiVórudu- Lineage crosses two clans: Domed Tomb (of high status, Sárku worshipers), and <text:tab/>Sweet Singers of Nakomé (of high status, Chiténg worshipers).</text:p>
      <text:p text:style-name="P2">hiVorúgga- Lineage crosses three clans: Golden Bough (of very high status), Victorious</text:p>
      <text:p text:style-name="P2"><text:tab/>Globe (of high status, Qón worshipers), and White Stone (of high status).</text:p>
      <text:p text:style-name="P2">hiVorusa</text:p>
      <text:p text:style-name="P2">hiVorusaka- Great Stone clan (of high status), Ksárul worshipers.</text:p>
      <text:p text:style-name="P2">hiVoruséka- Great Stone clan (of high status), Ksárul and Hrü'ǘ worshipers.</text:p>
      <text:p text:style-name="P2">hiVorússa- Lineage crosses three clans: Domed Tomb (of high status, Sárku worshipers), <text:tab/>Sapphire Kirtle (of medium status), and the Copper Door clan (of medium status, <text:tab/>Sárku worshipers).</text:p>
      <text:p text:style-name="P2">hiVráika- Dark Moon clan (of high status), Grugánu worshipers.</text:p>
      <text:p text:style-name="P2">hiVraisanu- Golden Dawn clan (of medium status), Thúmis worshipers.</text:p>
      <text:p text:style-name="P2">hiVraishya- Red Mountain clan (of high status), Vimúhla worshipers.</text:p>
      <text:p text:style-name="P2">hiVraisu</text:p>
      <text:p text:style-name="P2">hiVraisanu- Golden Dawn clan (of medium status).</text:p>
      <text:p text:style-name="P2">hiVraisúna- Lineage crosses two clans: Black Monolith (of medium status, Dark Trinity <text:tab/>worshipers), and Green Eye at Peaks (of medium status).</text:p>
      <text:p text:style-name="P2">hiVraithna- Crimson Ivory clan (of medium status), Karakán and Qón worshipers.</text:p>
      <text:p text:style-name="P2">hiVramish- Domed Tomb clan (of high status), Sárku worshipers.</text:p>
      <text:p text:style-name="P2">hiVrasuma- Iron Helm clan (of high status), Ksárul worshipers.</text:p>
      <text:p text:style-name="P2">hiVravoclaya</text:p>
      <text:p text:style-name="P2">hiVravodáya- Sweet Singers of Nakomé clan (of high status), Hrü'ǘ worshipers.</text:p>
      <text:p text:style-name="P2">hiVraya</text:p>
      <text:p text:style-name="P2">hiVrayel- Golden Eye clan (of medium status).</text:p>
      <text:p text:style-name="P2">hiVrayússa</text:p>
      <text:p text:style-name="P2">hiVrázhimú (or ü)- Lineage crosses three clans: Golden Sunburst (of very high status), <text:s/></text:p>
      <text:p text:style-name="P2"><text:tab/>Standing Stone (of high status, Karakán worshipers), and White Stone (of high <text:tab/>status, Thúmis worshipers).</text:p>
      <text:p text:style-name="P2">hiVréshcha- Red Sun clan (of high status), Avánthe worshipers.</text:p>
      <text:p text:style-name="P2">hiVríddi- Vríddi clan (of very high status) and the premier lineage of the clan, Vimúhla <text:tab/>worshipers.</text:p>
      <text:p text:style-name="P2">hiVríddu- Amber Cloak clan (of high status), Belkhánu worshipers.</text:p>
      <text:p text:style-name="P2">hiVrídu- Lineage crosses two clans: Sea Blue (of very high status, Chiténg worshipers), <text:tab/>and Great Stone of Jakálla (of high status).</text:p>
      <text:p text:style-name="P2">hiVridun</text:p>
      <text:p text:style-name="P2">hiVríga- White Crystal clan (of high status).</text:p>
      <text:p text:style-name="P2">hiVrikkáya- Golden Sunburst clan (of very high status), Hnálla and Karakán worshipers.</text:p>
      <text:p text:style-name="P2">hiVrinála</text:p>
      <text:p text:style-name="P2">hiVriyan</text:p>
      <text:p text:style-name="P2">hiVriyén- Lineage crosses four clan: Jade Diadem (of very high status, Dlamélish <text:tab/>worshipers), Red Sword (of high status, Vimúhla worshipers), White Stone (of high <text:tab/>status), and Green Kirtle (of medium status, Dlamélish worshipers). </text:p>
      <text:p text:style-name="P2">hiVriyón- Red Sword clan (of high status), Vimúhla worshipers.</text:p>
      <text:p text:style-name="P2">hiVrutla</text:p>
      <text:p text:style-name="P2">hiVsúeh- Purple Globe clan (of medium status).</text:p>
      <text:p text:style-name="P2">hiVulsur- Dark Fear clan (of high status), Dark Trinity worshipers</text:p>
      <text:p text:style-name="P2"><text:soft-page-break/>hiVunyel- Golden Lintel clan (of medium status).</text:p>
      <text:p text:style-name="P2">hiVuqqumai</text:p>
      <text:p text:style-name="P2">hiVushimoiz- White Stone clan (of high status).</text:p>
      <text:p text:style-name="P2">hiVu'umal</text:p>
      <text:p text:style-name="P2">hiVu'unávu- Lineage crosses two clans: Vríddi clan (of very high status, Vimúhla</text:p>
      <text:p text:style-name="P2"><text:tab/>worshipers), and Cloak of Azure Gems (of very high status), Ksárul worshipers.</text:p>
      <text:p text:style-name="P2">hiVu'urmal</text:p>
      <text:p text:style-name="P2">hiVu'unauu- Jade Diadem clan (of very high status).</text:p>
      <text:p text:style-name="P2">hiVu'úrtesh- Golden Bough clan (of very high status).</text:p>
      <text:p text:style-name="P2">hiVu'ürtesh- Lineage crosses three clans: Blade Raised High (of very high status, Chegárra </text:p>
      <text:p text:style-name="P2"><text:tab/>worshipers), Golden Bough (of very high status, Keténgku worshipers), Purple Gem (of <text:tab/>high status, Keténgku worshipers).</text:p>
      <text:p text:style-name="P27">W</text:p>
      <text:p text:style-name="P2">hiWarangal- Onyx Anchor clan (of low status), Avánthe worshipers.</text:p>
      <text:p text:style-name="P2">hiWarúkka- Golden Sphere clan (of medium status), Stability worshipers.</text:p>
      <text:p text:style-name="P2">hiWissune- Weeping Stone clan (of medium status).</text:p>
      <text:p text:style-name="P2">hiWísu</text:p>
      <text:p text:style-name="P2">hiWorishar- Black Stone clan (of medium status), Change worshipers.</text:p>
      <text:p text:style-name="P2">hiWurüde- White stone clan (of high status), Hrü'ǘ worshipers.</text:p>
      <text:p text:style-name="P27">Y</text:p>
      <text:p text:style-name="P2">hiYalida</text:p>
      <text:p text:style-name="P2">hiYán- Rising Sun clan of Hekéllu (of high status).</text:p>
      <text:p text:style-name="P2">hiYé- Rising Sun clan of Hekéllu (of high status).</text:p>
      <text:p text:style-name="P2">hiYrsoitl- Crimson Ivory (of medium status), Karakán and Qón worshipers.</text:p>
      <text:p text:style-name="P27">Z</text:p>
      <text:p text:style-name="P2">hiZaikolé- Red Sun clan (of high status), Vimúhla worshipers.</text:p>
      <text:p text:style-name="P2">hiZamck</text:p>
      <text:p text:style-name="P2">hiZavénuu</text:p>
      <text:p text:style-name="P2">hiZayavu- Thúmis worshipers.</text:p>
      <text:p text:style-name="P2">hiZayúvu- Might of Gánga clan (of very high status), proud, aristocratic worshipers of <text:tab/>Karakán. </text:p>
      <text:p text:style-name="P2">hiZhahagán</text:p>
      <text:p text:style-name="P2">hiZhakkél- Golden Sapphire clan (of medium status), Stability worshipers.</text:p>
      <text:p text:style-name="P2">hiZhama'í- Black Stone clan (of medium status), Change worshipers.</text:p>
      <text:p text:style-name="P2">hiZhanra- Iron Plume clan (of medium status), lineage is very low status in the clan.</text:p>
      <text:p text:style-name="P2">hiZhanuna</text:p>
      <text:p text:style-name="P2">hiZharmura- Golden Sunburst clan (of very high status).</text:p>
      <text:p text:style-name="P2">hiZharmuru- the lineage of the Anseknekus of Fief Mirikanu in hex 3016, Hnálla and Karakán <text:tab/>worshipers.</text:p>
      <text:p text:style-name="P2">hiZhayárvu- Blade Raised High clan (of very high status), Karakán worshipers.</text:p>
      <text:p text:style-name="P2">hiZhnáyu- Golden Bough clan (of very high status), Karakán worshipers; Bednálljan lineage <text:s text:c="2"/></text:p>
      <text:p text:style-name="P2"><text:s text:c="3"/><text:tab/>which leans toward magic using. <text:s/></text:p>
      <text:p text:style-name="P6">hiZhodami</text:p>
      <text:p text:style-name="P2">hiZhotlre- White Crystal clan (of high status).</text:p>
      <text:p text:style-name="P2">hiZhotlú'e- White Crystal clan of Khirgár(of high status), Chiténg worshipers; it is a <text:tab/>Milumanayá lineage and does not have any status to speak of in the clan.</text:p>
      <text:p text:style-name="P2">hiZírudhan</text:p>
      <text:p text:style-name="P2">hiZiya- Red Dawn clan (of medium status)</text:p>
      <text:p text:style-name="P2">hiZnáyu- Scarlet Sail clan (of medium status). </text:p>
      <text:p text:style-name="P2">hiZuromé- Rising Moon clan (of medium status), Vimúhla worshipers.</text:p>
      <text:p text:style-name="P2">hiZushái- Emerald Girdle clan (of high status), Stability worshipers.</text:p>
      <text:p text:style-name="P2">hiZu'úgga</text:p>
      <text:p text:style-name="P2">hiZyaishoi- Crimson Ivory clan (of medium status), Karakán and Qón worshipers.</text:p>
      <text:p text:style-name="P27">Ba</text:p>
      <text:p text:style-name="P2">báKal- Iron Helm clan (of high status), Vimúhla worshipers.</text:p>
      <text:p text:style-name="P2">Bá Yéker- Ultimate Secret clan (very high status), Sárku worshipers.</text:p>
      <text:p text:style-name="P27">VU</text:p>
      <text:p text:style-name="P2">vuCharesh</text:p>
      <text:p text:style-name="P2"><text:soft-page-break/>vuChéka- Joyous of Vrá clan (of high status), Stability worshipers.</text:p>
      <text:p text:style-name="P2">vuChráyu- Joyous of Vrá clan (of high status), Vrayáni noble lineage, they are Stability <text:tab/>worshipers except for the war gods.</text:p>
      <text:p text:style-name="P2">vuDekkomai- Joyous of Vrá clan (of high status), Hnálla and Thúmis worshipers. </text:p>
      <text:p text:style-name="P2">vuHaggóshe</text:p>
      <text:p text:style-name="P2">vuKánsu- Red Sail clan (of medium status).</text:p>
      <text:p text:style-name="P2">vuKhrio</text:p>
      <text:p text:style-name="P2">vuMahkochaqu- A lineage from Vrá.</text:p>
      <text:p text:style-name="P2">vuMakkocháqu- Mokkocháqu clan (of very high status), the royal clan of Vrá.</text:p>
      <text:p text:style-name="P2">vuMikkai- Joyous of Vrá clan (of high status), Stability worshipers.</text:p>
      <text:p text:style-name="P2">vuMrakhaz- Joyous of Vrá clan (of high status), Hnálla and Thúmis worshipers.</text:p>
      <text:p text:style-name="P2">vuNaóma- A lineage from Vrá.</text:p>
      <text:p text:style-name="P2">vuTeleme- Joyous of Vrá clan (of high status), Hnálla and Thúmis worshipers.</text:p>
      <text:p text:style-name="P2">vuWasuma- A lineage from Vrá.</text:p>
      <text:p text:style-name="P2"/>
      <text:p text:style-name="P2"><text:tab/><text:span text:style-name="T9">Ghatóni</text:span></text:p>
      <text:p text:style-name="P40">Chiron Njú- son of Njú. </text:p>
      <text:p text:style-name="P2"/>
      <text:p text:style-name="P2"><text:tab/><text:span text:style-name="T9">Livyáni</text:span></text:p>
      <text:p text:style-name="P2">Anyál- Whispering Blue Grotto clan.</text:p>
      <text:p text:style-name="P2">Arkhuo- Fairly high lineage in the Intertwined Flowers clan. </text:p>
      <text:p text:style-name="P2">Arrio- Claw of Kirrinéb clan and High Shinning Sphere clan (of higher status)</text:p>
      <text:p text:style-name="P2">Belkómin- A lineage of the Srajaniyán caste (of medium status) in Dlásh.</text:p>
      <text:p text:style-name="P2">Chiúna- Gilded Wing clan.</text:p>
      <text:p text:style-name="P2">Chráio- Striking Sword-Eel clan.</text:p>
      <text:p text:style-name="P2">Easámüz</text:p>
      <text:p text:style-name="P2">Ojjé- A lineage from the city of Prásh. </text:p>
      <text:p text:style-name="P2">Dlekkaniyan- A high caste in Dlásh.</text:p>
      <text:p text:style-name="P2"/>
      <text:p text:style-name="P2"/>
      <text:p text:style-name="P2"><text:tab/><text:span text:style-name="T9">Milumanayáni</text:span></text:p>
      <text:p text:style-name="P2">Firáz- The ruling family in Sunráya.</text:p>
      <text:p text:style-name="P2"/>
      <text:p text:style-name="P2"><text:tab/><text:span text:style-name="T34">M'mórcha and Nmartúsha</text:span><text:span text:style-name="T33"> </text:span></text:p>
      <text:p text:style-name="P34">Koniláni- the tribe of Koniláni. The jungle dwellers of M'mórcha and Nmartúsha have no surnames but <text:tab/>may append the name of their tribe to their names.</text:p>
      <text:p text:style-name="P2"/>
      <text:p text:style-name="P2"><text:tab/><text:span text:style-name="T9">Mu'ugalavyáni</text:span></text:p>
      <text:p text:style-name="P2"><text:span text:style-name="T1">Á</text:span>ntiu</text:p>
      <text:p text:style-name="P2">Desátl- They are Hŕsh worshipers.</text:p>
      <text:p text:style-name="P2">Kaime- Red Sunrise clan.</text:p>
      <text:p text:style-name="P2">Karutla- White Stone clan.</text:p>
      <text:p text:style-name="P2">Khoru</text:p>
      <text:p text:style-name="P2">Krai</text:p>
      <text:p text:style-name="P2">Kuyumaénish</text:p>
      <text:p text:style-name="P2">Miridai- Red Mountain clan.</text:p>
      <text:p text:style-name="P2">Miyo</text:p>
      <text:p text:style-name="P2">Nezar- Red Sword clan. </text:p>
      <text:p text:style-name="P2">Sh'utlendh</text:p>
      <text:p text:style-name="P2">Silitlenish</text:p>
      <text:p text:style-name="P2">Surugdamish</text:p>
      <text:p text:style-name="P2">Telka'a- Sword of Fire clan.</text:p>
      <text:p text:style-name="P2">Tiritlanu- High Red Peak</text:p>
      <text:p text:style-name="P2">Tleo</text:p>
      <text:p text:style-name="P2">Virsa- Blazing Sword clan.</text:p>
      <text:p text:style-name="P2">Virunai- Sun at Dusk clan. </text:p>
      <text:p text:style-name="P2"/>
      <text:p text:style-name="P2"><text:tab/><text:span text:style-name="T9">N'lüss</text:span></text:p>
      <text:p text:style-name="P2">Asashi</text:p>
      <text:p text:style-name="P2"><text:soft-page-break/>DvuDakkéhl</text:p>
      <text:p text:style-name="P6">DzuKendraya</text:p>
      <text:p text:style-name="P6">Nirin Hukh- Band of the First Moon.</text:p>
      <text:p text:style-name="P6">Mirgha</text:p>
      <text:p text:style-name="P35">Mnérr- of the Band of Mnérr.</text:p>
      <text:p text:style-name="P3"/>
      <text:p text:style-name="P2"><text:s text:c="6"/><text:span text:style-name="T20">Pecháno</text:span> </text:p>
      <text:p text:style-name="P2"><text:span text:style-name="T10">Beneschán-</text:span> Of Mechanéno. </text:p>
      <text:p text:style-name="P2">Njano</text:p>
      <text:p text:style-name="P2"><text:span text:style-name="T10">Rekhmél-</text:span> Of Teshkóa. </text:p>
      <text:p text:style-name="P2"/>
      <text:p text:style-name="P2"><text:tab/><text:span text:style-name="T9">Rannálu</text:span></text:p>
      <text:p text:style-name="P35">Vúr- tribe of Vúr. The nomads of Rannálu begin with the tribal name, then give the name of the <text:tab/>individual's mother, and end with the personal name, all in a long genitive construction. </text:p>
      <text:p text:style-name="P3"/>
      <text:p text:style-name="P2"><text:tab/><text:span text:style-name="T9">Saá Allaqiyár</text:span> </text:p>
      <text:p text:style-name="P2">hiHrútra- Majesty of Orange clan of Grái. They are Chiténg worshipers.</text:p>
      <text:p text:style-name="P2">Neo- Rising Wings of Glory clan of Saá Allaqiyár.</text:p>
      <text:p text:style-name="P2">Qua </text:p>
      <text:p text:style-name="P2">Joger- Seven Teeth clan. </text:p>
      <text:p text:style-name="P2">Vishetru- Priests of Light clan. </text:p>
      <text:p text:style-name="P2"/>
      <text:p text:style-name="P2"><text:tab/><text:span text:style-name="T9">Salarvyáni</text:span></text:p>
      <text:p text:style-name="P2"><text:span text:style-name="T9">Note:</text:span> There are seven major lineages and each has a feudal domain of it own.</text:p>
      <text:p text:style-name="P2">Chrugilleshmu- Centered on Tsatsayágga and has occupied the monarchy for 200 years.</text:p>
      <text:p text:style-name="P2">Gürrüshyúgga- Centered on Tsa'avtúlgu.</text:p>
      <text:p text:style-name="P2">Hrüchcháqsha- Centered on Cham'él.</text:p>
      <text:p text:style-name="P2">Khekhkhéssa- Centered on Héru.</text:p>
      <text:p text:style-name="P2">Mreshshél-Átl- Centered around Lake Mrissútl.</text:p>
      <text:p text:style-name="P2">Shiggashko'ónmu- Centered on J<text:span text:style-name="T1">æ</text:span>kánta, and the clan has over 40 lineages. </text:p>
      <text:p text:style-name="P2">Thirreqúmmu- Centered on Koylúga.</text:p>
      <text:p text:style-name="P2"><text:s text:c="2"/>Minor lineages</text:p>
      <text:p text:style-name="P2">Gaggalmiké- Green Forest clan.</text:p>
      <text:p text:style-name="P2">Ghezhna- <text:span text:style-name="T19">Iron Plume clan.</text:span></text:p>
      <text:p text:style-name="P2">Jaggäsh- Gürrüshyúgga clan.</text:p>
      <text:p text:style-name="P2">Jajgái- Eastern Salarvyá.</text:p>
      <text:p text:style-name="P2">Melleshsha</text:p>
      <text:p text:style-name="P2">Mzukkunesh</text:p>
      <text:p text:style-name="P2">Nektómmu- Resounding Wave clan of Fort Órmichash.</text:p>
      <text:p text:style-name="P2">Tukkushshaürü</text:p>
      <text:p text:style-name="P2"/>
      <text:p text:style-name="P2"><text:tab/><text:span text:style-name="T9">Shén</text:span></text:p>
      <text:p text:style-name="P40">Ss-shrsá: egg-group. </text:p>
      <text:p text:style-name="P2"/>
      <text:p text:style-name="P2"><text:tab/><text:span text:style-name="T9">Yán Kór</text:span> </text:p>
      <text:p text:style-name="P2">D'Bor- Yán Kór City.</text:p>
      <text:p text:style-name="P2">Kormu</text:p>
      <text:p text:style-name="P2">Kriyór- A lineage dating from one of the great governors of the Éngsvanyáli Empire.</text:p>
      <text:p text:style-name="P2">Mimnor- High Ones of <text:span text:style-name="T10">Kè'ér.</text:span></text:p>
      <text:p text:style-name="P35">Mrér- Tribe of Arghu.</text:p>
      <text:p text:style-name="P2">Niktanbo</text:p>
      <text:p text:style-name="P2">Ssa</text:p>
      <text:p text:style-name="P2">Ssu-tla</text:p>
      <text:p text:style-name="P2">Ta Su</text:p>
      <text:p text:style-name="P2">Tru-dha</text:p>
      <text:p text:style-name="P2">Vachen</text:p>
      <text:p text:style-name="P2">Vo'u- Flying Dragon-Fish clan.</text:p>
      <text:p text:style-name="P2">Vtekh- Valiant of Kè'ér clan. </text:p>
      <text:p text:style-name="P2">Zhu</text:p>
      <text:p text:style-name="P2"/>
      <text:p text:style-name="P2"><text:soft-page-break/><text:tab/><text:span text:style-name="T28">Clans</text:span></text:p>
      <text:p text:style-name="P5">Clans preceded by a * are not listed in clan section of the S&amp;G Source Book. C= Cannon, NC= Non-Canon. </text:p>
      <text:p text:style-name="P5"><text:tab/>“To be a member of a clan, to look upon them and say, 'These are my people' is more precious than gold or gems or palaces,” Hársan, Priest of Thúmis.</text:p>
      <text:p text:style-name="P5"><text:tab/><text:span text:style-name="T21">Tsolyáni</text:span></text:p>
      <text:p text:style-name="P5"/>
      <text:p text:style-name="P5"><text:s text:c="3"/><text:span text:style-name="T15">Imperial</text:span></text:p>
      <text:p text:style-name="P14">Tlakotáni <text:span text:style-name="T10">C </text:span></text:p>
      <text:p text:style-name="P5"/>
      <text:p text:style-name="P5"><text:span text:style-name="T18"><text:s/></text:span><text:span text:style-name="T9"><text:s text:c="2"/></text:span><text:span text:style-name="T15">Very High Status</text:span><text:span text:style-name="T18"> </text:span></text:p>
      <text:p text:style-name="P14">Cloak of Azure Gems<text:span text:style-name="T10"> C</text:span></text:p>
      <text:p text:style-name="P14">Blade Raised High<text:span text:style-name="T10"> C</text:span></text:p>
      <text:p text:style-name="P14">Golden Sunburst- <text:span text:style-name="T10">Former ruling clan of the Bednálljan dynasty. Clan HQ is in village <text:s/></text:span></text:p>
      <text:p text:style-name="P6"><text:s text:c="17"/>Niuél. C</text:p>
      <text:p text:style-name="P14">Golden Bough<text:span text:style-name="T10"> C</text:span></text:p>
      <text:p text:style-name="P14">Íto<text:span text:style-name="T10"> C</text:span></text:p>
      <text:p text:style-name="P14">Jade Diadem<text:span text:style-name="T10"> C</text:span></text:p>
      <text:p text:style-name="P14">Might of Gánga<text:span text:style-name="T10"> C</text:span></text:p>
      <text:p text:style-name="P14">*Mokkochaqu<text:span text:style-name="T10">- The royal clan of Vrá. C</text:span></text:p>
      <text:p text:style-name="P4">Sea Blue <text:span text:style-name="T10">C</text:span></text:p>
      <text:p text:style-name="P4">*Spiral Halls of Eternity<text:span text:style-name="T10"> NC</text:span></text:p>
      <text:p text:style-name="P2"><text:span text:style-name="T20">Sword of Fire</text:span><text:span text:style-name="T19">- Aloof and disinterested in politics. C</text:span></text:p>
      <text:p text:style-name="P14">Vríddi <text:span text:style-name="T10">C</text:span></text:p>
      <text:p text:style-name="P6"/>
      <text:p text:style-name="P2"><text:span text:style-name="T20"><text:s text:c="3"/></text:span><text:span text:style-name="T16">High Status</text:span></text:p>
      <text:p text:style-name="P2"><text:span text:style-name="T9">Amber Cloak</text:span><text:span text:style-name="T10">- They are Belkhánu worshipers. C</text:span></text:p>
      <text:p text:style-name="P2"><text:span text:style-name="T9">*Beshmylu </text:span><text:span text:style-name="T10">in the old spelling or </text:span><text:span text:style-name="T9">Beshmülu </text:span><text:span text:style-name="T10">in the new</text:span><text:span text:style-name="T9"> </text:span><text:span text:style-name="T10">C</text:span></text:p>
      <text:p text:style-name="P2"><text:span text:style-name="T9">Black “Y” Society</text:span><text:span text:style-name="T10">- Assassin's clan. C</text:span></text:p>
      <text:p text:style-name="P2"><text:span text:style-name="T9">*Bolt of Flame</text:span><text:span text:style-name="T10">- A Thráya based clan. NC</text:span></text:p>
      <text:p text:style-name="P2"><text:span text:style-name="T20">*Citadel of Glory</text:span><text:span text:style-name="T19">- Aristocratic. C</text:span></text:p>
      <text:p text:style-name="P2"><text:span text:style-name="T20">*Dark Beneath the World</text:span><text:span text:style-name="T19"> NC</text:span></text:p>
      <text:p text:style-name="P4">Dark Fear- <text:span text:style-name="T10">Allied to the Livyáni Winds of Night clan. C</text:span></text:p>
      <text:p text:style-name="P2"><text:span text:style-name="T9">Dark Flame</text:span><text:span text:style-name="T10"> C</text:span></text:p>
      <text:p text:style-name="P2"><text:span text:style-name="T9">Dark Moon</text:span><text:span text:style-name="T10"> C</text:span></text:p>
      <text:p text:style-name="P2"><text:span text:style-name="T9">*Dark Stone Tomb</text:span><text:span text:style-name="T10"> NC</text:span></text:p>
      <text:p text:style-name="P2"><text:span text:style-name="T9">Dark Water- </text:span><text:span text:style-name="T10">Sárku. Sokátis. C</text:span></text:p>
      <text:p text:style-name="P2"><text:span text:style-name="T9">Domed Tomb- </text:span><text:span text:style-name="T10">Very secretive. They rule the City of Sárku. C</text:span></text:p>
      <text:p text:style-name="P2"><text:span text:style-name="T9">Emerald Girdle</text:span><text:span text:style-name="T10"> C</text:span></text:p>
      <text:p text:style-name="P2"><text:span text:style-name="T9">Great Stone</text:span><text:span text:style-name="T10">- Has a clan house in Sétnakh. C</text:span></text:p>
      <text:p text:style-name="P4">Grey Cloak- <text:span text:style-name="T10">They are old friends with the Green Kirtle clan. C</text:span></text:p>
      <text:p text:style-name="P4">Grey Wand- <text:span text:style-name="T10">Keténgku. Béy S</text:span><text:span text:style-name="T3">ǘ.</text:span><text:span text:style-name="T10"> C</text:span></text:p>
      <text:p text:style-name="P2"><text:span text:style-name="T20">High Pinnacle</text:span><text:span text:style-name="T19">- An ancient and noble clan. Major clan houses on Vrá and in Haumá. C </text:span></text:p>
      <text:p text:style-name="P2"><text:span text:style-name="T9">*High Singing Bird</text:span><text:span text:style-name="T10">- A Vrá based clan. They are Avánthe worshipers. NC</text:span></text:p>
      <text:p text:style-name="P2"><text:span text:style-name="T9">Iron Helm- </text:span><text:span text:style-name="T10">Vimúhla. Hekéllu. C</text:span></text:p>
      <text:p text:style-name="P2"><text:span text:style-name="T9">*Jeweled Pommel-</text:span><text:span text:style-name="T10"> Based in Usenánu with clan houses throughout the empire. Major clan</text:span></text:p>
      <text:p text:style-name="P5"><text:s text:c="17"/>houses are in Béy Sǘ, Butrús, Penóm, and Thráya. Once an armorer's clan <text:s/></text:p>
      <text:p text:style-name="P5"><text:s text:c="17"/>in Éngsvanyáli times for the Priestkings and their court, they have </text:p>
      <text:p text:style-name="P2"><text:span text:style-name="T10"><text:s text:c="17"/>become a mercantile clan by the 2</text:span><text:span text:style-name="T12">nd</text:span><text:span text:style-name="T10"> Imperium specializing in exotic goods.</text:span></text:p>
      <text:p text:style-name="P5"><text:s text:c="17"/>Their biggest rival is the Great Stone Clan, and they traditionally </text:p>
      <text:p text:style-name="P5"><text:s text:c="17"/>support the Blade Raised High clan. They are stability worshipers with </text:p>
      <text:p text:style-name="P5"><text:s text:c="17"/>the war gods dominating. NC</text:p>
      <text:p text:style-name="P5"><text:span text:style-name="T9">Joyous of Vrá</text:span> C</text:p>
      <text:p text:style-name="P5"><text:span text:style-name="T9">*Noble Vrayáni</text:span> C</text:p>
      <text:p text:style-name="P5"><text:span text:style-name="T9">Purple Gem- </text:span>Mrelú. C</text:p>
      <text:p text:style-name="P5"><text:span text:style-name="T9">Rising Sun</text:span> C</text:p>
      <text:p text:style-name="P4">*Red Crystal <text:span text:style-name="T10">NC</text:span></text:p>
      <text:p text:style-name="P4">Red Mountain<text:span text:style-name="T10">- Near the top of the middle, just below the bottom of the top.C</text:span></text:p>
      <text:p text:style-name="P4">Red Stone- <text:span text:style-name="T10">Hŕsh. C</text:span></text:p>
      <text:p text:style-name="P2"><text:soft-page-break/><text:span text:style-name="T20">Red Sun</text:span><text:span text:style-name="T19">- Powerful in Tumíssa and Jakálla. Contains a mix of Vimúhla and Karakán</text:span></text:p>
      <text:p text:style-name="P6"><text:s text:c="9"/>worshipers. C</text:p>
      <text:p text:style-name="P6"><text:span text:style-name="T9">Red Sword</text:span> C</text:p>
      <text:p text:style-name="P2"><text:span text:style-name="T9">Reliever's From Life</text:span><text:span text:style-name="T10">- Assassin's clan. C</text:span></text:p>
      <text:p text:style-name="P2"><text:span text:style-name="T9">*Rising Sun-</text:span><text:span text:style-name="T10"> Hrü'ǘ. Thráya. C</text:span></text:p>
      <text:p text:style-name="P2"><text:span text:style-name="T9">Staff of Beneficence</text:span><text:span text:style-name="T10"> C</text:span></text:p>
      <text:p text:style-name="P2"><text:span text:style-name="T20">Standing Stone</text:span><text:span text:style-name="T19">- One of the largest clans in Úrmish, and it dates back to Bednálljan times. </text:span></text:p>
      <text:p text:style-name="P6"><text:s text:c="16"/>C</text:p>
      <text:p text:style-name="P2"><text:span text:style-name="T9">*Sweet Singing Glory</text:span><text:span text:style-name="T10">- Based in Khirgár. They are Avánthe worshipers. NC</text:span></text:p>
      <text:p text:style-name="P6"><text:span text:style-name="T9">Sweet Singers of Nakomé</text:span>- Also includes many nomadic tribes from the Desert of Eyági and</text:p>
      <text:p text:style-name="P6"><text:s text:c="25"/>the Dry Bay of Ssu'úm, and the tribes are traditional worshipers</text:p>
      <text:p text:style-name="P6"><text:s text:c="25"/>of Hrü'ǘ and Wurú. C</text:p>
      <text:p text:style-name="P2"><text:span text:style-name="T9">*Triangular Monolith</text:span><text:span text:style-name="T10">- Based in Púrdimal. They are Hrü'ǘ worshipers. NC</text:span></text:p>
      <text:p text:style-name="P4">*Triple Peak- <text:span text:style-name="T10">Based in Mrelú. C</text:span></text:p>
      <text:p text:style-name="P4">*Triple Peaks-<text:span text:style-name="T10"> Belkhánu. C</text:span></text:p>
      <text:p text:style-name="P2"><text:span text:style-name="T9">Whispered Fear</text:span><text:span text:style-name="T10">- Assassin's clan. C</text:span></text:p>
      <text:p text:style-name="P2"><text:span text:style-name="T20">White Crystal</text:span><text:span text:style-name="T19">- Their primary business is shipping. They are traditional Hnálla worshipers. </text:span></text:p>
      <text:p text:style-name="P6"><text:s text:c="15"/>This clan was formed from the White Stone clan. C</text:p>
      <text:p text:style-name="P2"><text:span text:style-name="T9">*White Lintel of Purity</text:span><text:span text:style-name="T10">- A small, local Khirgár clan. They are Thúmis worshipers. NC</text:span></text:p>
      <text:p text:style-name="P6"><text:span text:style-name="T9">White Stone</text:span>- Very strong in the city of Usenánu. C</text:p>
      <text:p text:style-name="P6"/>
      <text:p text:style-name="P2"><text:span text:style-name="T10"><text:s text:c="3"/></text:span><text:span text:style-name="T16">Medium Status</text:span></text:p>
      <text:p text:style-name="P16"><text:span text:style-name="T9">*Advancing Shadow</text:span><text:span text:style-name="T10">- A western forestry clan who are worshipers of Ksárul. NC</text:span></text:p>
      <text:p text:style-name="P14">*Amber Glow</text:p>
      <text:p text:style-name="P16"><text:span text:style-name="T9">*Azure Eye-</text:span><text:span text:style-name="T10"> Purveyors of antiquities and ancient artifacts. NC</text:span></text:p>
      <text:p text:style-name="P5"><text:span text:style-name="T9">Barren Peak</text:span>- Based in Hekéllu, and extends into Kilalámmu. C</text:p>
      <text:p text:style-name="P5"><text:span text:style-name="T9">*Black Cross</text:span> C</text:p>
      <text:p text:style-name="P5"><text:span text:style-name="T9">Black Hood</text:span>- Very secretive clan who's inner workings are unknown to outsiders. They are</text:p>
      <text:p text:style-name="P5"><text:s text:c="12"/>the ruling clan of Púrdimal and are mostly Ksárul worshipers. Related to the </text:p>
      <text:p text:style-name="P5"><text:s text:c="12"/>Purple Gem clan. C</text:p>
      <text:p text:style-name="P4">*Black Lotus <text:span text:style-name="T10">NC</text:span></text:p>
      <text:p text:style-name="P4">Black Monolith<text:span text:style-name="T10"> C</text:span></text:p>
      <text:p text:style-name="P4">*Black Moon <text:span text:style-name="T10">NC</text:span></text:p>
      <text:p text:style-name="P4">Black Mountain<text:span text:style-name="T10"> C</text:span></text:p>
      <text:p text:style-name="P4">Black Pinnacle- <text:span text:style-name="T10">Very powerful around Hekéllu.</text:span> <text:span text:style-name="T10">C</text:span></text:p>
      <text:p text:style-name="P4">*Black Sepulchre-<text:span text:style-name="T10"> Sárku. C</text:span></text:p>
      <text:p text:style-name="P4">Black Stone- <text:span text:style-name="T10">Hnálla. Thri'íl. Along the southern coast (centered on Jakálla) they are Dark </text:span></text:p>
      <text:p text:style-name="P5"><text:s text:c="13"/>Trinity worshipers and enemies of the Hall of Stone clan. C</text:p>
      <text:p text:style-name="P4">*Black Water <text:span text:style-name="T10">C</text:span></text:p>
      <text:p text:style-name="P4">*Blazing Sword<text:span text:style-name="T10"> NC</text:span></text:p>
      <text:p text:style-name="P5"><text:span text:style-name="T9">Blazoned Sail-</text:span> No religious affiliation. Composed of sea-captains, shippers, sailors, and </text:p>
      <text:p text:style-name="P5"><text:s text:c="15"/>maritime artisans. C</text:p>
      <text:p text:style-name="P5"><text:span text:style-name="T9">*Blue Circle</text:span> C</text:p>
      <text:p text:style-name="P4">*Blue Hood<text:span text:style-name="T10">- A solid upper or medium clan related to the Clan of the Purple Gem. Based in a <text:s/></text:span></text:p>
      <text:p text:style-name="P5"><text:s text:c="12"/>number of large cities throughout the central Empire. It is numerically small </text:p>
      <text:p text:style-name="P5"><text:s text:c="12"/>and local, but it is honorable and has a number of members who are officers, </text:p>
      <text:p text:style-name="P5"><text:s text:c="12"/>priests, and administrators in Ksárul/Grugánu enterprises, and some in those </text:p>
      <text:p text:style-name="P4"><text:span text:style-name="T10"><text:s text:c="12"/>of Hrü'ǘ/Wurú.</text:span> <text:span text:style-name="T10">C</text:span></text:p>
      <text:p text:style-name="P5"><text:span text:style-name="T9">Blue Kirtle</text:span> C</text:p>
      <text:p text:style-name="P2"><text:span text:style-name="T9">Blue Shadow- </text:span><text:span text:style-name="T10">Has a clan house in Hekéllu. C</text:span></text:p>
      <text:p text:style-name="P2"><text:span text:style-name="T9">*Blue Shadows-</text:span><text:span text:style-name="T10"> Wurú. C</text:span></text:p>
      <text:p text:style-name="P5"><text:span text:style-name="T9">Blue Stream</text:span> C</text:p>
      <text:p text:style-name="P5"><text:span text:style-name="T9">Broken Bough</text:span>- Traces its line back to Bednálljan times. They are strong around Fasiltúm,</text:p>
      <text:p text:style-name="P5"><text:s text:c="14"/>and they are Belkhánu worshipers. C</text:p>
      <text:p text:style-name="P5"><text:span text:style-name="T9">Broken Reed- </text:span>Karakán, Hnálla. Penóm, Khirgár. C</text:p>
      <text:p text:style-name="P2"><text:span text:style-name="T9">*Cleaving Prow</text:span><text:span text:style-name="T10">- A maritime clan composed of merchants and naval crews. There are clan</text:span></text:p>
      <text:p text:style-name="P5"><text:s text:c="16"/>houses in mosts cities with navigable water ways that have connections to</text:p>
      <text:p text:style-name="P5"><text:s text:c="16"/>the sea as well as in other lands. NC</text:p>
      <text:p text:style-name="P5"><text:span text:style-name="T9">Copper Door- </text:span>Rich merchants and money lenders. C</text:p>
      <text:p text:style-name="P5"><text:soft-page-break/><text:span text:style-name="T9">*Copper Triangle-</text:span> Sárku. Sokátis. C</text:p>
      <text:p text:style-name="P5"><text:span text:style-name="T9">*Crimson Ivory-</text:span> Karakán and Qón C</text:p>
      <text:p text:style-name="P5"><text:span text:style-name="T9">*Crystal Pebble- </text:span>Vimúhla worshipers. Clan house in Turunel. C</text:p>
      <text:p text:style-name="P4">*Dark Stone <text:span text:style-name="T10">NC</text:span></text:p>
      <text:p text:style-name="P2"><text:span text:style-name="T9">*Devisors of Soft-Clinging Beauty</text:span><text:span text:style-name="T10">- This is a small clan in Katalál which produces the best</text:span></text:p>
      <text:p text:style-name="P5"><text:s text:c="35"/>thésun gauze in the empire. C</text:p>
      <text:p text:style-name="P4">*Ebon Blade <text:span text:style-name="T10">NC</text:span></text:p>
      <text:p text:style-name="P4">*Ebon Spire-<text:span text:style-name="T10"> A local clan around Hekéllu formed 1932 AS as an offshoot of the Black <text:s/></text:span></text:p>
      <text:p text:style-name="P5"><text:s text:c="13"/>Pinnacle. NC</text:p>
      <text:p text:style-name="P4">*Emerald Diadem-<text:span text:style-name="T10"> Dlamélish. C</text:span></text:p>
      <text:p text:style-name="P4">*Emerald Kirtle<text:span text:style-name="T10"> NC</text:span></text:p>
      <text:p text:style-name="P4">*Enduring Splendor<text:span text:style-name="T10">- Gem polishers based in Purdimal. NC</text:span></text:p>
      <text:p text:style-name="P4">*Ensorcelled Goblet-<text:span text:style-name="T10"> Drá. Hekéllu. C</text:span></text:p>
      <text:p text:style-name="P4">*Ewer of Outpouring Gold-<text:span text:style-name="T10"> A transportation and expediting clan largely in the southeast.<text:tab/> </text:span></text:p>
      <text:p text:style-name="P5"><text:s text:c="26"/>Powerful in Setnákh. Mostly stability worshipers. In Thráya they <text:s/></text:p>
      <text:p text:style-name="P5"><text:s text:c="26"/>are predominately Belkhánu worshipers. C</text:p>
      <text:p text:style-name="P2"><text:span text:style-name="T9">*Flaming Spear</text:span><text:span text:style-name="T10">- Based in Thráya. Mostly Chiténg worshipers. NC</text:span></text:p>
      <text:p text:style-name="P4">*First Moon<text:span text:style-name="T10">- A merchant clan. C</text:span></text:p>
      <text:p text:style-name="P5"><text:span text:style-name="T9">*Frame of Sunset-</text:span> Paper makers. NC</text:p>
      <text:p text:style-name="P4">*Fourth Seal clan-<text:span text:style-name="T10"> Ksárul worshipers. NC</text:span></text:p>
      <text:p text:style-name="P4">Glory of the Worm<text:span text:style-name="T10"> C</text:span></text:p>
      <text:p text:style-name="P4">*Gold Globe <text:span text:style-name="T10">C</text:span></text:p>
      <text:p text:style-name="P4">Golden Dawn<text:span text:style-name="T10"> </text:span><text:span text:style-name="T19">C</text:span></text:p>
      <text:p text:style-name="P4"><text:span text:style-name="T18">*Golden Eye </text:span><text:span text:style-name="T19">C</text:span></text:p>
      <text:p text:style-name="P4"><text:span text:style-name="T18">Golden Lintle</text:span><text:span text:style-name="T19"> C</text:span></text:p>
      <text:p text:style-name="P4">Golden Sapphire<text:span text:style-name="T10"> C</text:span></text:p>
      <text:p text:style-name="P4"><text:span text:style-name="T18">Golden Sheaf</text:span><text:span text:style-name="T19"> C</text:span></text:p>
      <text:p text:style-name="P2"><text:span text:style-name="T9">Golden Sphere</text:span><text:span text:style-name="T10">- Its financial power base is in Thráya, and they trace their line to</text:span></text:p>
      <text:p text:style-name="P5"><text:s text:c="15"/>Éngsvanyáli times. Qón. C</text:p>
      <text:p text:style-name="P4">*Golden Staff- <text:span text:style-name="T10">Hriháyal, Thúmis. Usenánu, Jakálla.</text:span> <text:s text:c="2"/><text:span text:style-name="T10">C</text:span></text:p>
      <text:p text:style-name="P4">*Golden Triangle-<text:span text:style-name="T10"> Belkhánu. Jakálla. C</text:span></text:p>
      <text:p text:style-name="P4">*Granite Arch<text:span text:style-name="T10"> C</text:span></text:p>
      <text:p text:style-name="P4">*Green Eye at Peaks-<text:span text:style-name="T10"> Dlamélish. Hekéllu. C</text:span></text:p>
      <text:p text:style-name="P2"><text:span text:style-name="T9">Green Bough- </text:span><text:span text:style-name="T10">In Sokátis they are wealthy. C</text:span></text:p>
      <text:p text:style-name="P2"><text:span text:style-name="T9">*Green Forest</text:span><text:span text:style-name="T10">- Agricultural clan from the eastern empire. NC</text:span></text:p>
      <text:p text:style-name="P2"><text:span text:style-name="T9">Green Kirtle</text:span><text:span text:style-name="T10">- They send many of their most beautiful daughters to serve either Dlamélish</text:span></text:p>
      <text:p text:style-name="P5"><text:s text:c="14"/>or Hirháyal. They are old friends with the Grey Cloak clan. A rich clan. C</text:p>
      <text:p text:style-name="P2"><text:span text:style-name="T9">Green Malachite</text:span><text:span text:style-name="T10">- They have a clan house on Gánga. C</text:span></text:p>
      <text:p text:style-name="P2"><text:span text:style-name="T9">Green Pyramid</text:span><text:span text:style-name="T10"> C</text:span></text:p>
      <text:p text:style-name="P2"><text:span text:style-name="T9">*Grey Short Spear</text:span><text:span text:style-name="T10"> C</text:span></text:p>
      <text:p text:style-name="P2"><text:span text:style-name="T9">*Hand of Darkness</text:span><text:span text:style-name="T10"> C</text:span></text:p>
      <text:p text:style-name="P4">*Hall of Stone- <text:span text:style-name="T10">Clan is in 2 parts: Northern mountains and along the southern coast.</text:span> <text:span text:style-name="T10">NC</text:span></text:p>
      <text:p text:style-name="P2"><text:span text:style-name="T9">*High Hill</text:span><text:span text:style-name="T10">- Based in Mrelú. NC</text:span></text:p>
      <text:p text:style-name="P2"><text:span text:style-name="T9">*High Sun</text:span><text:span text:style-name="T10"> NC</text:span></text:p>
      <text:p text:style-name="P2"><text:span text:style-name="T9">*House of Worms-</text:span><text:span text:style-name="T10"> Sárku. Sokátis. C</text:span></text:p>
      <text:p text:style-name="P2"><text:span text:style-name="T9">Iron Fist</text:span><text:span text:style-name="T10"> C</text:span></text:p>
      <text:p text:style-name="P2"><text:span text:style-name="T9">Iron Hand </text:span><text:span text:style-name="T10">C</text:span></text:p>
      <text:p text:style-name="P2"><text:span text:style-name="T9">*Iron Plume-</text:span> Scribes, copyists, booksellers, low-level bureaucrats. Also in Salarvyá and </text:p>
      <text:p text:style-name="P5"><text:s text:c="13"/>Pecháno. Traditionally worshipers of Belkhánu, Qún, and Keténgku. NC</text:p>
      <text:p text:style-name="P2"><text:span text:style-name="T9">*Life From Death</text:span><text:span text:style-name="T10">- A wine makers clan. NC</text:span></text:p>
      <text:p text:style-name="P2"><text:span text:style-name="T9">*Mighty Wings of Glory</text:span><text:span text:style-name="T10"> C</text:span></text:p>
      <text:p text:style-name="P4">*Moss Tower- <text:span text:style-name="T10">Belkhánu. C</text:span></text:p>
      <text:p text:style-name="P4">Moon of Evening<text:span text:style-name="T10">- A merchant clan. C</text:span></text:p>
      <text:p text:style-name="P4">*Morning Haze-<text:span text:style-name="T10"> Chákas. NC</text:span></text:p>
      <text:p text:style-name="P4">*Mourning Robe-<text:span text:style-name="T10"> Sárku. Thráya. C</text:span></text:p>
      <text:p text:style-name="P4">*Pillar of Alabaster <text:span text:style-name="T10">NC</text:span></text:p>
      <text:p text:style-name="Standard"><text:span text:style-name="T7">*Purple Amethyst</text:span> <text:span text:style-name="T6">C</text:span></text:p>
      <text:p text:style-name="P2"><text:span text:style-name="T9">*Purple Cloak</text:span><text:span text:style-name="T10">- A local clan around Sokátis. C</text:span></text:p>
      <text:p text:style-name="P2"><text:span text:style-name="T9">*Purple Globe</text:span><text:span text:style-name="T10"> C</text:span></text:p>
      <text:p text:style-name="P2"><text:soft-page-break/><text:span text:style-name="T9">*Radiant Dark-</text:span><text:span text:style-name="T10"> Small local Pála Jakálla clan. Jewelers and trinket makers. They also make <text:tab/>curiosity devices that are popular with the nobility. Clan legend has it that the <text:tab/>clan existed during the Latter Times. <text:s/>NC</text:span></text:p>
      <text:p text:style-name="P2"><text:span text:style-name="T9">*Red Axe</text:span><text:span text:style-name="T10">- War gods. C</text:span></text:p>
      <text:p text:style-name="P2"><text:span text:style-name="T9">*Red Dawn</text:span><text:span text:style-name="T10"> NC</text:span></text:p>
      <text:p text:style-name="P2"><text:span text:style-name="T9">Red Eye of Dawn</text:span><text:span text:style-name="T10"> C</text:span></text:p>
      <text:p text:style-name="P2"><text:span text:style-name="T9">Red Flower</text:span><text:span text:style-name="T10"> C</text:span></text:p>
      <text:p text:style-name="P2"><text:span text:style-name="T9">*Red Hand</text:span><text:span text:style-name="T10"> C</text:span></text:p>
      <text:p text:style-name="P2"><text:span text:style-name="T9">*Red Sail-</text:span><text:span text:style-name="T10"> A maritime clan with clan houses along the coasts and in certain cities and </text:span></text:p>
      <text:p text:style-name="P5"><text:s text:c="11"/>towns on the rivers. Extends outside the empire. C</text:p>
      <text:p text:style-name="P2"><text:span text:style-name="T9">Red Sky</text:span><text:span text:style-name="T10">- Based in Penóm. The worship of the war gods dominates the clan, but the worship</text:span></text:p>
      <text:p text:style-name="P5"><text:s text:c="9"/>of stability war gods dominates around their base. There are many merchants and</text:p>
      <text:p text:style-name="P5"><text:s text:c="9"/>naval crews in their coastal clan houses. C</text:p>
      <text:p text:style-name="P5"><text:span text:style-name="T9">Red Star</text:span> C</text:p>
      <text:p text:style-name="P5"><text:span text:style-name="T9">Ripened Sheaf- </text:span>Úrmish. C</text:p>
      <text:p text:style-name="P5"><text:span text:style-name="T9">*Rising Arrow- </text:span>Kurt Hills. C</text:p>
      <text:p text:style-name="P5"><text:span text:style-name="T9">*Rising Eye of Glory-</text:span> Belkhánu. Tléku. C</text:p>
      <text:p text:style-name="P4">*Rising Moon <text:span text:style-name="T10">NC</text:span></text:p>
      <text:p text:style-name="P2"><text:span text:style-name="T9">*Rising Moon of Blood</text:span><text:span text:style-name="T10">- They are strong in the Chákas and in Jakálla. NC</text:span></text:p>
      <text:p text:style-name="P2"><text:span text:style-name="T9">*Rising Sun Disk</text:span><text:span text:style-name="T10">- A merchant clan based in Katalál. C</text:span></text:p>
      <text:p text:style-name="P2"><text:span text:style-name="T9">*Roiling Dark-</text:span><text:span text:style-name="T10"> Based in Pála Jakálla. Very rich clan but allied itself to the Usurper and <text:s text:c="2"/></text:span></text:p>
      <text:p text:style-name="P5"><text:s text:c="15"/>tried to move up to high status. When the Usurper was deposed, they fell on</text:p>
      <text:p text:style-name="P5"><text:s text:c="15"/>hard times and the other clans of Pála Jakálla will have nothing to do with </text:p>
      <text:p text:style-name="P5"><text:s text:c="15"/>them considering them to have overstepped their place. Even though they are <text:s/></text:p>
      <text:p text:style-name="P5"><text:s text:c="15"/>rich, the clan is slowly dying without the patronage of the rest of </text:p>
      <text:p text:style-name="P5"><text:s text:c="15"/>Tsolyáni socity. C</text:p>
      <text:p text:style-name="P5"><text:span text:style-name="T9">*Round Rock-</text:span> Qón. C</text:p>
      <text:p text:style-name="P5"><text:span text:style-name="T9">*Sable Bough</text:span> C</text:p>
      <text:p text:style-name="P5"><text:span text:style-name="T9">*Sapphire Kirtle-</text:span> Goddess worshipers. NC</text:p>
      <text:p text:style-name="P5"><text:span text:style-name="T9">*Scarlet Cloak-</text:span> Karakán. Thri'íl. C</text:p>
      <text:p text:style-name="P5"><text:span text:style-name="T9">*Scarlet Pebble-</text:span> Vimúhla. C</text:p>
      <text:p text:style-name="P4">*Scarlet Sail- <text:span text:style-name="T10">Merchants and sailors. NC</text:span></text:p>
      <text:p text:style-name="P4">*Scarlet Star-<text:span text:style-name="T10"> Vimúhla. Chákas. C</text:span></text:p>
      <text:p text:style-name="P4">Scroll of Wisdom<text:span text:style-name="T10"> C</text:span></text:p>
      <text:p text:style-name="P4">*Second Moon<text:span text:style-name="T10">- A local clan from the village of Qáqel. C</text:span></text:p>
      <text:p text:style-name="P4">*Shadowed Moon clan- <text:span text:style-name="T10">They are in an alliance with the Livyáni Morning Mist clan. A morning </text:span></text:p>
      <text:p text:style-name="P5"><text:s text:c="21"/>Mist woman is married to a Shadowed Moon man. This clan is found </text:p>
      <text:p text:style-name="P5"><text:s text:c="21"/>throughout the middle of the empire. NC</text:p>
      <text:p text:style-name="P5"><text:span text:style-name="T9">*Singing Glory</text:span> C</text:p>
      <text:p text:style-name="P4">Silver Collar<text:span text:style-name="T10"> C</text:span></text:p>
      <text:p text:style-name="P2"><text:span text:style-name="T9">Silver Lighting</text:span><text:span text:style-name="T10">- Once based in Mekú, but now in Béy Sǘ. C </text:span></text:p>
      <text:p text:style-name="P4">*Silver Links<text:span text:style-name="T10">- A clan based in Fasiltúm which had fallen on hard times (almost went under) </text:span></text:p>
      <text:p text:style-name="P5"><text:s text:c="15"/>after the clan elders absconded with much of the clan's wealth. NC</text:p>
      <text:p text:style-name="P2"><text:span text:style-name="T9">*Silver River</text:span><text:span text:style-name="T10">- Stability worshipers. C</text:span></text:p>
      <text:p text:style-name="P2"><text:span text:style-name="T9">*Silver Spiral-</text:span><text:span text:style-name="T10"> Produces utensils. NC</text:span></text:p>
      <text:p text:style-name="P2"><text:span text:style-name="T9">*Silver Wand-</text:span><text:span text:style-name="T10"> Keténgku worshipers. C</text:span></text:p>
      <text:p text:style-name="P6"><text:span text:style-name="T9">*Spiral Halls of Eternity clan-</text:span><text:span text:style-name="T10"> Púrdimal, Ksárul worshipers. NC</text:span></text:p>
      <text:p text:style-name="P2"><text:span text:style-name="T9">Standing Pinnacle- </text:span><text:span text:style-name="T10">Sárku. Tumíssa. The major clan of the Kúrt Hills. C</text:span></text:p>
      <text:p text:style-name="P2"><text:span text:style-name="T9">*Sweet Breeze</text:span><text:span text:style-name="T10"> C </text:span></text:p>
      <text:p text:style-name="P2"><text:span text:style-name="T9">*Sword of Glory-</text:span><text:span text:style-name="T10"> Chegárra. Jakálla. C</text:span></text:p>
      <text:p text:style-name="P2"><text:span text:style-name="T9">*Sword of Fire</text:span><text:span text:style-name="T10"> C</text:span></text:p>
      <text:p text:style-name="P2"><text:span text:style-name="T9">*Triangle of Ocher</text:span><text:span text:style-name="T10"> C</text:span></text:p>
      <text:p text:style-name="P2"><text:span text:style-name="T9">*Upward Flame-</text:span><text:span text:style-name="T10"> Vimúhla. Hekéllu. C</text:span></text:p>
      <text:p text:style-name="P2"><text:span text:style-name="T9">*Utter Dark</text:span><text:span text:style-name="T10">- A Jakállan clan that acts as factors, brokers, and <text:tab/>intermediaries in <text:tab/>commercial activities. Devoted to Wurú, they take an active part in both secular and <text:tab/>ecclesiastical affairs. There are Tsolyáni branches in Thráya, Usenánu, Tléku, and <text:tab/>Salarvyáni branches in Héru and Chame'él. This clan is composed of several lineages </text:span></text:p>
      <text:p text:style-name="P2"><text:span text:style-name="T10"><text:tab/>but all bear the name hiArelienchnaukh. Members of the clan in the Imperial <text:tab/>bureaucracy append the suffix -koi to their lineage name while the merchants use no </text:span><text:soft-page-break/><text:span text:style-name="T10"><text:tab/>suffix and the clerical members append the suffix -ikh. The clerics also provide a <text:tab/>cohort to the Legion of the Many-Legged Serpent (20</text:span><text:span text:style-name="T12">th</text:span><text:span text:style-name="T10"> Imperial Medium Infantry), a <text:tab/>legion formed by the Temple of Wurú, Cohort of Hrü'ǘ. They are friendly with the <text:tab/>following: Whistling Wind clan, Temple of Wurú, Cleaving Prow clan, Turning Wheel <text:tab/>clan, the Armory and Marine Outfitting Workshop of Grekka the Yán Koryáni, and the </text:span><text:span text:style-name="T10"><text:tab/>various Salarvyáni clans in the two cities listed above; <text:s/></text:span></text:p>
      <text:p text:style-name="P5"><text:tab/> they are neutral to: the Palace of the Realm in Jakálla, the Verdant Vine clan, <text:tab/>Háida Pakála, Golden Sunburst clan, Clan of Sea Blue, and the Silver River clan; </text:p>
      <text:p text:style-name="P5"><text:tab/> they are opposed to: the Palace of Foreign Lands in Jakálla, White Crystal clan, <text:tab/>the Armory of the Silver Gauntlet, and the Hlél Armory.</text:p>
      <text:p text:style-name="P5"><text:tab/> This clan was established by Imperial Decree in 2042 A.S. for services rendered <text:tab/>during the famine of 2040 A.S. C</text:p>
      <text:p text:style-name="P2"><text:span text:style-name="T9">Victorious Globe-</text:span><text:span text:style-name="T10"> They have a clan house in Tumíssa. Makers of paper, ink, paint, and </text:span></text:p>
      <text:p text:style-name="P5"><text:s text:c="18"/>scribal, materials. C</text:p>
      <text:p text:style-name="P2"><text:span text:style-name="T9">*Weeping Stone</text:span><text:span text:style-name="T10">- A wine makers clan. C</text:span></text:p>
      <text:p text:style-name="P4">*Whistling Wind<text:span text:style-name="T10">- Friendly to the Utter Dark clan.</text:span> <text:span text:style-name="T10">C</text:span></text:p>
      <text:p text:style-name="P2"><text:span text:style-name="T9">*White Bird</text:span><text:span text:style-name="T10">- Based in Jakálla. Mostly Keténgku worshipers. NC</text:span></text:p>
      <text:p text:style-name="P2"><text:span text:style-name="T9">*White Hand</text:span><text:span text:style-name="T10"> C</text:span></text:p>
      <text:p text:style-name="P2"><text:span text:style-name="T9">*Yellow Robe</text:span><text:span text:style-name="T10"> C</text:span></text:p>
      <text:p text:style-name="P5"/>
      <text:p text:style-name="P2"><text:span text:style-name="T10"><text:s text:c="3"/></text:span><text:span text:style-name="T16">Low Status</text:span></text:p>
      <text:p text:style-name="P14">*Amber Cask- <text:span text:style-name="T10">Wine makers.</text:span> <text:span text:style-name="T10">NC</text:span></text:p>
      <text:p text:style-name="P14">*Barbed Hook-<text:span text:style-name="T10"> Minor fisherman's clan in the Chákas. NC</text:span></text:p>
      <text:p text:style-name="P2"><text:span text:style-name="T9">Black Hand</text:span><text:span text:style-name="T10">- Clan colors are black and yellow. C</text:span></text:p>
      <text:p text:style-name="P2"><text:span text:style-name="T9">Black Stone Tomb</text:span><text:span text:style-name="T10"> C</text:span></text:p>
      <text:p text:style-name="P4">*Blue Palm- <text:span text:style-name="T10">Avánthe worshipers.</text:span> <text:span text:style-name="T10">NC</text:span></text:p>
      <text:p text:style-name="P2"><text:span text:style-name="T9">Blue Water- </text:span><text:span text:style-name="T10">Avánthe. Jakálla and Hekéllu. C</text:span></text:p>
      <text:p text:style-name="P2"><text:span text:style-name="T9">*Bronze Mallet- </text:span><text:span text:style-name="T10">Stone workers. NC</text:span></text:p>
      <text:p text:style-name="P2"><text:span text:style-name="T9">*Brotherhood of Ink Stained Knuckles in Hiding </text:span><text:span text:style-name="T10">NC</text:span></text:p>
      <text:p text:style-name="P2"><text:span text:style-name="T9">Deep Flowing Water- </text:span><text:span text:style-name="T10">Hrü'ǘ. Mrelú. C</text:span></text:p>
      <text:p text:style-name="P35"><text:span text:style-name="T9">*Delightful Repast</text:span><text:span text:style-name="T10">- Sellers of refreshments. C</text:span></text:p>
      <text:p text:style-name="P2"><text:span text:style-name="T9">Eye of Flame</text:span><text:span text:style-name="T10"> C</text:span></text:p>
      <text:p text:style-name="P2"><text:span text:style-name="T9">Flat Peak- </text:span><text:span text:style-name="T10">Vimúhla. Also in Mu'ugalavyá. C</text:span></text:p>
      <text:p text:style-name="P2"><text:span text:style-name="T9">Flowering Life- </text:span><text:span text:style-name="T10">Ksárul. C</text:span></text:p>
      <text:p text:style-name="P2"><text:span text:style-name="T9">*Graven Image</text:span><text:span text:style-name="T10">- A stone working clan. C</text:span></text:p>
      <text:p text:style-name="P2"><text:span text:style-name="T9">Green Emerald</text:span><text:span text:style-name="T10"> C</text:span></text:p>
      <text:p text:style-name="P2"><text:span text:style-name="T9">Green Forest</text:span><text:span text:style-name="T10"> C</text:span></text:p>
      <text:p text:style-name="P4">Green Opal <text:span text:style-name="T10">C</text:span></text:p>
      <text:p text:style-name="P2"><text:span text:style-name="T9">Green Reed</text:span><text:span text:style-name="T10">- A Merchant clan. Both caravans and ships. Allied through blood and marriage to</text:span></text:p>
      <text:p text:style-name="P5"><text:s text:c="12"/>the People of White Reed and the Clan of the People of the White Pebble. C</text:p>
      <text:p text:style-name="P5"><text:span text:style-name="T9">Green Stone</text:span> C</text:p>
      <text:p text:style-name="P5"><text:span text:style-name="T9">High Tower</text:span> C</text:p>
      <text:p text:style-name="P5"><text:span text:style-name="T9">Ivory Staff</text:span> C</text:p>
      <text:p text:style-name="P5"><text:span text:style-name="T9">*Jade Bird</text:span> NC</text:p>
      <text:p text:style-name="P5"><text:span text:style-name="T9">*Onyx Anchor-</text:span> Avánthe worshipers who are suppliers of smoked sea food from the southern </text:p>
      <text:p text:style-name="P5"><text:s text:c="14"/>coast. NC</text:p>
      <text:p text:style-name="P5"><text:span text:style-name="T9">Open Hand</text:span> C</text:p>
      <text:p text:style-name="P5"><text:span text:style-name="T9">Open Sepulchre</text:span> C</text:p>
      <text:p text:style-name="P2"><text:span text:style-name="T9">*People of the High Pillar</text:span><text:span text:style-name="T10">- A wine makers clan based in Béy Sǘ. Their place is a landmark <text:tab/>in the city's teeming commercial section with tall stone walls, many courtyards, and <text:tab/>dark cellars. C</text:span></text:p>
      <text:p text:style-name="P2"><text:span text:style-name="T9">*People of the White Reed</text:span><text:span text:style-name="T10">- A merchant clan allied through blood and marriage to the Green</text:span></text:p>
      <text:p text:style-name="P5"><text:s text:c="26"/>Reed clan. C</text:p>
      <text:p text:style-name="P5"><text:span text:style-name="T9">Plum of White</text:span> C</text:p>
      <text:p text:style-name="P5"><text:span text:style-name="T9">*Purple Tower-</text:span> Tomb police and suspected tomb robbers. C</text:p>
      <text:p text:style-name="P5"><text:span text:style-name="T9">*Red Axe clan-</text:span> War god worshipers. Wicker weavers from the southern coasts. NC</text:p>
      <text:p text:style-name="P5"><text:span text:style-name="T9">Round Rock</text:span>- Based around Sokátis. Very prominent around Hekéllu. C</text:p>
      <text:p text:style-name="P5"><text:span text:style-name="T9">Sapphire Bird</text:span> C</text:p>
      <text:p text:style-name="P5"><text:span text:style-name="T9">*Scarlet Sash-</text:span> Arena operators. NC</text:p>
      <text:p text:style-name="P5"><text:soft-page-break/><text:span text:style-name="T9">*Scarlet Stone-</text:span> Gladiators. Vimúhla. Béy Sǘ. C</text:p>
      <text:p text:style-name="P2"><text:span text:style-name="T9">*Society of Hands which are not Seen</text:span><text:span text:style-name="T10">- A puppeteer clan. C</text:span></text:p>
      <text:p text:style-name="P2"><text:span text:style-name="T9">*Striding Incantation</text:span><text:span text:style-name="T10">- A puppeteer clan. C</text:span></text:p>
      <text:p text:style-name="P2"><text:span text:style-name="T9">*Translucent Quartz-</text:span><text:span text:style-name="T10"> A small service and artisan clan specializing in creating but mainly <text:s/></text:span></text:p>
      <text:p text:style-name="P5"><text:s text:c="21"/>maintaining, replacing, and reusing lighting of all kinds.</text:p>
      <text:p text:style-name="P2"><text:span text:style-name="T9">*Verdant Vine</text:span><text:span text:style-name="T10">- A wine makers clan. NC</text:span></text:p>
      <text:p text:style-name="P2"><text:span text:style-name="T9">*Wandering Shadows-</text:span><text:span text:style-name="T10"> A puppeteer clan. NC</text:span></text:p>
      <text:p text:style-name="P2"><text:span text:style-name="T9">*White Face</text:span><text:span text:style-name="T10">- Tomb police and many believe they are really tomb robbers. NC</text:span></text:p>
      <text:p text:style-name="P2"><text:span text:style-name="T9">*White Khéshchal-</text:span><text:span text:style-name="T10"> Local clan around Hekéllu. Mercantile and transport. NC</text:span></text:p>
      <text:p text:style-name="P2"><text:span text:style-name="T9">*White Pebble-</text:span><text:span text:style-name="T10"> Allied by blood and marriage to the Green Reed clan. C</text:span></text:p>
      <text:p text:style-name="P2"><text:span text:style-name="T9">*Wicker Basket</text:span><text:span text:style-name="T10">- Weavers and basket makers based in Jakálla. NC</text:span></text:p>
      <text:p text:style-name="P2"><text:span text:style-name="T9">*Woven Whip</text:span><text:span text:style-name="T10">- Chlén raisers and caravan operators. C</text:span></text:p>
      <text:p text:style-name="P5"/>
      <text:p text:style-name="P2"><text:s text:c="3"/><text:span text:style-name="T16">Very Low Status</text:span></text:p>
      <text:p text:style-name="P4">Arch of Heaven <text:span text:style-name="T10">C</text:span></text:p>
      <text:p text:style-name="P4">Artificers of Iron<text:span text:style-name="T10"> C</text:span></text:p>
      <text:p text:style-name="P4">Black Earth<text:span text:style-name="T10"> C</text:span></text:p>
      <text:p text:style-name="P4">*Black Mat <text:span text:style-name="T10">C</text:span></text:p>
      <text:p text:style-name="P4">Bright Sword<text:span text:style-name="T10"> C</text:span></text:p>
      <text:p text:style-name="P4">*Bright Victory-<text:span text:style-name="T10"> Arena operators. C</text:span></text:p>
      <text:p text:style-name="P4">*Bronze Sheath-<text:span text:style-name="T10"> Lowly laborers. NC</text:span></text:p>
      <text:p text:style-name="P4">Collar of Bronze<text:span text:style-name="T10"> C</text:span></text:p>
      <text:p text:style-name="P4">*Company of the Edification of the Soul<text:span text:style-name="T10">- Professional executioners clan. They have a near</text:span></text:p>
      <text:p text:style-name="P5"><text:s text:c="41"/>monopoly on executions. C</text:p>
      <text:p text:style-name="P5"><text:span text:style-name="T9">*Copper Sheath-</text:span> An off shoot of the Bronze Sheath. Local tomb police in Hekéllu. NC</text:p>
      <text:p text:style-name="P4">*Deep Basket- <text:span text:style-name="T10">A portering clan based in the northwest. They follow Karakán, and are known <text:s text:c="12"/></text:span></text:p>
      <text:p text:style-name="P5"><text:s text:c="14"/>amongst the merchants of the west as a clan who will leave the safety of the </text:p>
      <text:p text:style-name="P5"><text:s text:c="14"/>Sákbe road and settled areas if the price is right. They are descended from </text:p>
      <text:p text:style-name="P5"><text:s text:c="14"/>a mountain clan from the Atkolél Heights. There is a branch of the clan in </text:p>
      <text:p text:style-name="P5"><text:s text:c="14"/>western Yán Kór. They hate the Pijénani. NC</text:p>
      <text:p text:style-name="P2"><text:span text:style-name="T9">Emerald Circlet</text:span><text:span text:style-name="T10">- Latrine cleaners. C</text:span></text:p>
      <text:p text:style-name="P2"><text:span text:style-name="T9">Flat Rock</text:span><text:span text:style-name="T10"> C</text:span></text:p>
      <text:p text:style-name="P2"><text:span text:style-name="T9">Glass Spear</text:span><text:span text:style-name="T10"> C</text:span></text:p>
      <text:p text:style-name="P2"><text:span text:style-name="T9">Granite Lintel</text:span><text:span text:style-name="T10"> C</text:span></text:p>
      <text:p text:style-name="P2"><text:span text:style-name="T9">Green Pyramid- </text:span><text:span text:style-name="T10">Dlamélish.</text:span><text:span text:style-name="T9"> </text:span><text:span text:style-name="T10">C</text:span></text:p>
      <text:p text:style-name="P2"><text:span text:style-name="T9">*Green Tattoo</text:span><text:span text:style-name="T10">- A slavers clan. NC</text:span></text:p>
      <text:p text:style-name="P2"><text:span text:style-name="T9">Hand of Compassion</text:span><text:span text:style-name="T10"> C</text:span></text:p>
      <text:p text:style-name="P2"><text:span text:style-name="T9">Nighted Tower</text:span><text:span text:style-name="T10">- Unofficially this is one of the tomb robbers clans. C</text:span></text:p>
      <text:p text:style-name="P2"><text:span text:style-name="T9">*Polished Stone</text:span><text:span text:style-name="T10">- Cleaners of the Sákbe roads. They are mostly Avánthe worshipers. NC</text:span></text:p>
      <text:p text:style-name="P2"><text:span text:style-name="T9">Red Moon</text:span><text:span text:style-name="T10"> C</text:span></text:p>
      <text:p text:style-name="P4">Scarlet Mantel<text:span text:style-name="T10"> C</text:span></text:p>
      <text:p text:style-name="P4">Scarlet Planet of Knifes<text:span text:style-name="T10"> C</text:span></text:p>
      <text:p text:style-name="P2"><text:span text:style-name="T9">*Shell Fish Gatherers</text:span><text:span text:style-name="T10">- Located on the southern islands. C</text:span></text:p>
      <text:p text:style-name="P2"><text:span text:style-name="T9">*Silver Anklet-</text:span><text:span text:style-name="T10"> Slavers. NC</text:span></text:p>
      <text:p text:style-name="P2"><text:span text:style-name="T9">Sinking Land- </text:span><text:span text:style-name="T10">Hrü'ǘ. Tumíssa. C</text:span></text:p>
      <text:p text:style-name="P2"><text:span text:style-name="T9">Standing Reed</text:span><text:span text:style-name="T10"> C</text:span></text:p>
      <text:p text:style-name="P4">*Sweet Breeze <text:span text:style-name="T10">NC</text:span></text:p>
      <text:p text:style-name="P2"><text:span text:style-name="T9">*Surefooted Path</text:span>- Found in all major cities and caravan towns. They are guides for</text:p>
      <text:p text:style-name="P2"><text:s text:c="18"/>visitors and foreigners to the cities and for merchant caravans. <text:span text:style-name="T10">NC</text:span></text:p>
      <text:p text:style-name="P2"><text:span text:style-name="T9">Turning Wheel-</text:span><text:span text:style-name="T10"> A transport clan. C</text:span></text:p>
      <text:p text:style-name="P2"><text:span text:style-name="T9">Wicker Image</text:span><text:span text:style-name="T10"> C</text:span></text:p>
      <text:p text:style-name="P2"><text:span text:style-name="T9">Woven Mat</text:span><text:span text:style-name="T10"> C</text:span></text:p>
      <text:p text:style-name="P2"><text:tab/></text:p>
      <text:p text:style-name="P2"><text:tab/><text:span text:style-name="T15">Minor Clans</text:span><text:span text:style-name="T18"> </text:span></text:p>
      <text:p text:style-name="P4">*A'úl- <text:span text:style-name="T10">A thieving desert clan who live in the next valley toward the north from the <text:s/></text:span></text:p>
      <text:p text:style-name="P5"><text:s text:c="7"/>Illakama clan. They are enemies. NC</text:p>
      <text:p text:style-name="P5"><text:span text:style-name="T9">*Barbed Hook-</text:span> Minor Chákan clan. NC</text:p>
      <text:p text:style-name="P4">*Gukhu-<text:span text:style-name="T10"> Allies of the Illakama clan. NC</text:span></text:p>
      <text:p text:style-name="P4">*Illakama-<text:span text:style-name="T10"> A local clan of herdsmen and farmers who live in the Chayéngar Mountains north </text:span><text:soft-page-break/><text:span text:style-name="T10"><text:tab/> <text:s text:c="4"/>of Hekéllu. NC</text:span></text:p>
      <text:p text:style-name="P4">*Iutamau-<text:span text:style-name="T10"> Allies of the Illakama clan. NC</text:span></text:p>
      <text:p text:style-name="P4">*Kraikama-<text:span text:style-name="T10"> A local clan not liked by the Illakama clan. NC</text:span></text:p>
      <text:p text:style-name="P4">*Mat of Trueth<text:span text:style-name="T10">- A local Butrus clan of high status which is small and dying. NC</text:span></text:p>
      <text:p text:style-name="P2"><text:span text:style-name="T9">*Uchúmun-</text:span> Enemies of the Illakama <text:span text:style-name="T10">clan</text:span>. NC</text:p>
      <text:p text:style-name="P2"><text:span text:style-name="T9">*Ultimate Secret-</text:span> Small Chákan clan notable for its most famous member Firu Ba Yéker. C</text:p>
      <text:p text:style-name="P2"><text:span text:style-name="T9">*Blue Clouds of Joy-</text:span> A Hláka clan that is not recognized by the Imperium nor is it taken <text:tab/>seriously by anyone, including other Hláka. NC</text:p>
      <text:p text:style-name="P2"/>
      <text:p text:style-name="P2"><text:s text:c="6"/><text:span text:style-name="T24">Foreign Clans</text:span></text:p>
      <text:p text:style-name="P2"/>
      <text:p text:style-name="P2"><text:s text:c="3"/><text:span text:style-name="T21">Jánnu</text:span> </text:p>
      <text:p text:style-name="P2"><text:span text:style-name="T9">*Unending Peak clan</text:span> NC</text:p>
      <text:p text:style-name="P2"/>
      <text:p text:style-name="P2"><text:s text:c="3"/><text:span text:style-name="T21">Kilalámmu</text:span></text:p>
      <text:p text:style-name="P2"><text:span text:style-name="T9">*Dark Rock- </text:span><text:span text:style-name="T10">A high status western clan. NC</text:span></text:p>
      <text:p text:style-name="P2"><text:span text:style-name="T9">*Barren Peak- </text:span><text:span text:style-name="T10">Also in Tsolyánu (medium status)</text:span><text:span text:style-name="T9">. </text:span>C</text:p>
      <text:p text:style-name="P2"><text:span text:style-name="T9">*High Silver-</text:span> A high status western clan. NC</text:p>
      <text:p text:style-name="P2"><text:span text:style-name="T9">*Spire of Gold-</text:span> Dominate clan in Kilsúm (high status). NC</text:p>
      <text:p text:style-name="P2"><text:span text:style-name="T9">*Silver Spire-</text:span> One of the dominate clans in Sirsúm (very high status). NC</text:p>
      <text:p text:style-name="P2"/>
      <text:p text:style-name="P2"><text:s text:c="3"/><text:span text:style-name="T21">Livyánu</text:span><text:span text:style-name="T18"> </text:span></text:p>
      <text:p text:style-name="P2"><text:span text:style-name="T20">*Beryl Amulet of Mighty Kikumársha</text:span> <text:span text:style-name="T18">C</text:span></text:p>
      <text:p text:style-name="P4">*Bright Eye of Qamif- <text:span text:style-name="T10">Qame'él. C</text:span></text:p>
      <text:p text:style-name="P4">*Claw of Kirrinéb <text:span text:style-name="T10">C</text:span></text:p>
      <text:p text:style-name="P4">*Cube of Light<text:span text:style-name="T10">- Clan from which Dumúz Ásqar Gyardánaz belongs.</text:span></text:p>
      <text:p text:style-name="P4">*Dark Pentacle- <text:span text:style-name="T10">Kirrinéb. Jakálla. C</text:span></text:p>
      <text:p text:style-name="P4">*Dark Pinnacle <text:span text:style-name="T10">C</text:span></text:p>
      <text:p text:style-name="P4">*Dlekkaniyán-<text:span text:style-name="T10"> High cast in Dlásh. C</text:span></text:p>
      <text:p text:style-name="P2"><text:span text:style-name="T9">*Fading Sunset</text:span>- Found in Dlásh. C</text:p>
      <text:p text:style-name="P2"><text:span text:style-name="T9">*Foam Topped Wave-</text:span> An old maritime clan. C</text:p>
      <text:p text:style-name="P4">*Gilded Wing- <text:span text:style-name="T10">Ruling clan in Tsámra.</text:span> <text:span text:style-name="T10">C</text:span></text:p>
      <text:p text:style-name="P4">*Green Omen <text:span text:style-name="T10">C</text:span></text:p>
      <text:p text:style-name="P4">*Heights of Rejoicing <text:span text:style-name="T10">C</text:span></text:p>
      <text:p text:style-name="P4">*High Shining Sphere- <text:span text:style-name="T10">High status. C</text:span></text:p>
      <text:p text:style-name="P4">*High Singing Bird <text:span text:style-name="T10">C</text:span></text:p>
      <text:p text:style-name="P5"><text:span text:style-name="T9">*Intertwined Flowers</text:span> C</text:p>
      <text:p text:style-name="P4">*Mighty Blue-Green Wave <text:span text:style-name="T10">C</text:span></text:p>
      <text:p text:style-name="P4">*Morning Mist-<text:span text:style-name="T10"> They are in an alliance with the Tsolyáni Shadowed Moon clan. One of their </text:span></text:p>
      <text:p text:style-name="P5"><text:s text:c="15"/>members is married to a Shadowed Moon person. NC</text:p>
      <text:p text:style-name="P4">*Raging Black Wave <text:span text:style-name="T10">C</text:span></text:p>
      <text:p text:style-name="P4">*Seven-Tiered Mansion <text:span text:style-name="T10">C</text:span></text:p>
      <text:p text:style-name="P4">*Sibilant Singing Rain <text:span text:style-name="T10">C</text:span></text:p>
      <text:p text:style-name="P4">*Spinning Sphere of Gold <text:span text:style-name="T10">C</text:span></text:p>
      <text:p text:style-name="P4">*Srajaniyán-<text:span text:style-name="T10"> Low caste in Dlásh. C</text:span></text:p>
      <text:p text:style-name="P4">*Striking Sword-Eel <text:span text:style-name="T10">C</text:span></text:p>
      <text:p text:style-name="P4">*Sweeping Gloom Clan-<text:span text:style-name="T10"> Sept of Káng Mmrál. C</text:span></text:p>
      <text:p text:style-name="P4">*Whispering Blue Grotto <text:span text:style-name="T10">C</text:span></text:p>
      <text:p text:style-name="P4">*White Cliff <text:span text:style-name="T10">C</text:span></text:p>
      <text:p text:style-name="P2"><text:span text:style-name="T9">*Winds of Night</text:span>- Allied with the Tsolyáni Dark Fear clan. C</text:p>
      <text:p text:style-name="P2"/>
      <text:p text:style-name="P2"><text:s text:c="3"/><text:span text:style-name="T22">Milumanayá</text:span><text:span text:style-name="T19"> (all canon)</text:span></text:p>
      <text:p text:style-name="P4">*Banner of Ná Ngoré- <text:span text:style-name="T10">On the Wall of Tkéssa Tkól in the western desert.</text:span> </text:p>
      <text:p text:style-name="P4">*Desert Wind-<text:span text:style-name="T10"> Around Pelesár. </text:span></text:p>
      <text:p text:style-name="P5"/>
      <text:p text:style-name="P4"><text:span text:style-name="T10"><text:s text:c="3"/></text:span><text:span text:style-name="T22">M'mórcha and Nmartúsha</text:span><text:span text:style-name="T10"> </text:span></text:p>
      <text:p text:style-name="P4">*Qúò<text:span text:style-name="T10">- large tribe. They spurn their neighbors the smaller R</text:span><text:span text:style-name="T3">ŭ tribe. C</text:span></text:p>
      <text:p text:style-name="P5"><text:span text:style-name="T9">*Rŭ</text:span>- a smaller tribe who <text:span text:style-name="T8">sneer at the Hásà</text:span>. C</text:p>
      <text:p text:style-name="P21"><text:soft-page-break/><text:span text:style-name="T9">*Hásà</text:span>- a tribe.</text:p>
      <text:p text:style-name="P21"/>
      <text:p text:style-name="P2"><text:s text:c="3"/><text:span text:style-name="T21">Mu'ugalavyá</text:span> </text:p>
      <text:p text:style-name="P2"><text:span text:style-name="T9">*Balanced Stone-</text:span> Based in Ssa'átis. Tsahltén judges. Found throughout the Five Empires. C</text:p>
      <text:p text:style-name="P2"><text:span text:style-name="T9">*Black Pillar</text:span> (Medium Status) C</text:p>
      <text:p text:style-name="P2"><text:span text:style-name="T9">*Black Sun</text:span> C</text:p>
      <text:p text:style-name="P2"><text:span text:style-name="T9">*Blade Red with Blood</text:span> C</text:p>
      <text:p text:style-name="P2"><text:span text:style-name="T9">*Blazing Sword-</text:span> Vimúhla. Gashchné. C</text:p>
      <text:p text:style-name="P2"><text:span text:style-name="T9">*Blazing Sun</text:span> C</text:p>
      <text:p text:style-name="P2"><text:span text:style-name="T9">*Blazing Sun of Day </text:span>C</text:p>
      <text:p text:style-name="P2"><text:span text:style-name="T9">*Blood-Sword</text:span> C</text:p>
      <text:p text:style-name="P2"><text:span text:style-name="T9">*Bright Blade </text:span>C</text:p>
      <text:p text:style-name="P2"><text:span text:style-name="T9">*Bright Coin</text:span> C</text:p>
      <text:p text:style-name="P2"><text:span text:style-name="T9">*Bronze Oblong-</text:span> Merchant clan from Khéiris and also found in Butrús. C</text:p>
      <text:p text:style-name="P2"><text:span text:style-name="T9">*Burning Tower</text:span> C</text:p>
      <text:p text:style-name="P2"><text:span text:style-name="T9">*Collar of Bronze-</text:span> Slavers. C</text:p>
      <text:p text:style-name="P2"><text:span text:style-name="T9">*Conflagration of Victory</text:span> C</text:p>
      <text:p text:style-name="P2"><text:span text:style-name="T9">*Copper Worm</text:span> C</text:p>
      <text:p text:style-name="P2"><text:span text:style-name="T9">*Crimson Sphere</text:span> C</text:p>
      <text:p text:style-name="P2"><text:span text:style-name="T9">*Crimson Victory of Hŕsh</text:span>- The ruling clan of the First Palace. C</text:p>
      <text:p text:style-name="P2"><text:span text:style-name="T9">*Dappled Forest</text:span> (Low Status) C</text:p>
      <text:p text:style-name="P2"><text:span text:style-name="T9">*Deep River of Fire</text:span> C</text:p>
      <text:p text:style-name="P2"><text:span text:style-name="T9">*Deep Well of Joy</text:span> C</text:p>
      <text:p text:style-name="P2"><text:span text:style-name="T9">*Dust of Gold</text:span> C</text:p>
      <text:p text:style-name="P2"><text:span text:style-name="T9">*Flat Peak-</text:span> Vimúhla. C</text:p>
      <text:p text:style-name="P2"><text:span text:style-name="T9">*Golden Blood</text:span> C</text:p>
      <text:p text:style-name="P2"><text:span text:style-name="T9">*Golden Coin</text:span> C</text:p>
      <text:p text:style-name="P2"><text:span text:style-name="T9">*Golden Dagger</text:span> C</text:p>
      <text:p text:style-name="P2"><text:span text:style-name="T9">*Golden Glory-</text:span> Chiténg. M'mórcha. C</text:p>
      <text:p text:style-name="P2"><text:span text:style-name="T9">*Hanging Rug-</text:span> Khéiris (Medium Status). A trading clan. NC</text:p>
      <text:p text:style-name="P2"><text:span text:style-name="T9">*Heat of the Flame</text:span> C</text:p>
      <text:p text:style-name="P2"><text:span text:style-name="T9">*High Red Peak-</text:span> Hŕsh. Khéiris. C</text:p>
      <text:p text:style-name="P2"><text:span text:style-name="T9">*Iron Crown-</text:span> Hŕsh. Khéiris. Ship captains. C</text:p>
      <text:p text:style-name="P2"><text:span text:style-name="T9">*Lacquered Shield </text:span><text:span text:style-name="T10">C</text:span></text:p>
      <text:p text:style-name="P2"><text:span text:style-name="T9">*Lintle of Iron- </text:span><text:span text:style-name="T10">Vimúhla. Gashchné. C</text:span></text:p>
      <text:p text:style-name="P2"><text:span text:style-name="T9">*Marbled Pinnacle</text:span><text:span text:style-name="T10"> C</text:span></text:p>
      <text:p text:style-name="P2"><text:span text:style-name="T9">*Maroon Tabard</text:span><text:span text:style-name="T10">- Ruling clan of the Fourth Palace. C</text:span></text:p>
      <text:p text:style-name="P2"><text:span text:style-name="T9">*Mask of Blood</text:span><text:span text:style-name="T10"> C</text:span></text:p>
      <text:p text:style-name="P2"><text:span text:style-name="T9">*Mighty Tower</text:span><text:span text:style-name="T10"> C</text:span></text:p>
      <text:p text:style-name="P2"><text:span text:style-name="T9">*Night of Shadows</text:span><text:span text:style-name="T10"> C</text:span></text:p>
      <text:p text:style-name="P2"><text:span text:style-name="T9">*Omen of Red</text:span><text:span text:style-name="T10"> (Low Status) C</text:span></text:p>
      <text:p text:style-name="P2"><text:span text:style-name="T9">*Palace of the Vermilion Banner</text:span><text:span text:style-name="T10">- Ruling clan of the Third Palace. C</text:span></text:p>
      <text:p text:style-name="P2"><text:span text:style-name="T9">*Praiseworthy Ones</text:span><text:span text:style-name="T10"> C</text:span></text:p>
      <text:p text:style-name="P2"><text:span text:style-name="T9">*Raised Dagger</text:span><text:span text:style-name="T10"> C</text:span></text:p>
      <text:p text:style-name="P2"><text:span text:style-name="T9">*Rapture in Flame</text:span><text:span text:style-name="T10"> C</text:span></text:p>
      <text:p text:style-name="P2"><text:span text:style-name="T9">*Red Flames Rising</text:span><text:span text:style-name="T10"> C</text:span></text:p>
      <text:p text:style-name="P2"><text:span text:style-name="T9">Red Mountain-</text:span> Also in Tsolyánu (High Status). C</text:p>
      <text:p text:style-name="P2"><text:span text:style-name="T9">*Red Sky</text:span> C</text:p>
      <text:p text:style-name="P2"><text:span text:style-name="T9">*Red Star-</text:span><text:span text:style-name="T10"> Khéiris. C</text:span></text:p>
      <text:p text:style-name="P2"><text:span text:style-name="T9">*Red Stone</text:span><text:span text:style-name="T10"> C</text:span></text:p>
      <text:p text:style-name="P2"><text:span text:style-name="T9">*Red Sun-</text:span><text:span text:style-name="T10"> Also in Tsolyánu (High Status). C</text:span></text:p>
      <text:p text:style-name="P2"><text:span text:style-name="T9">*Red Sundance</text:span><text:span text:style-name="T10"> (Medium Status) C</text:span></text:p>
      <text:p text:style-name="P5"><text:span text:style-name="T9">*Red Sunrise-</text:span> Hŕsh. Gashchné. C</text:p>
      <text:p text:style-name="P5"><text:span text:style-name="T9">Red Sword-</text:span> Also in Tsolyánu (High Status). C</text:p>
      <text:p text:style-name="P5"><text:span text:style-name="T9">*Round Pebble</text:span> (Low Status) C</text:p>
      <text:p text:style-name="P5"><text:span text:style-name="T9">*Roaring Flame</text:span> C</text:p>
      <text:p text:style-name="P5"><text:span text:style-name="T9">*Scarlet Eye-</text:span> Khéiris. NC</text:p>
      <text:p text:style-name="P5"><text:span text:style-name="T9">*Scarlet Flame of Blood</text:span> C</text:p>
      <text:p text:style-name="P5"><text:span text:style-name="T9">*Scarlet Keepers of the Flame</text:span>- Ruling clan of the Second Palace. C</text:p>
      <text:p text:style-name="P5"><text:soft-page-break/><text:span text:style-name="T9">*Scroll of Divine Wisdom</text:span> C</text:p>
      <text:p text:style-name="P5"><text:span text:style-name="T9">Sea Blue-</text:span> Also in Tsolyánu (Very High Status). C</text:p>
      <text:p text:style-name="P5"><text:span text:style-name="T9">*Servitors of Vimúhla</text:span> C</text:p>
      <text:p text:style-name="P5"><text:span text:style-name="T9">*Shield of Might</text:span> C</text:p>
      <text:p text:style-name="P5"><text:span text:style-name="T9">*Smoke of Burning</text:span> C</text:p>
      <text:p text:style-name="P5"><text:span text:style-name="T9">*Sun at Dusk-</text:span> Hŕsh. Khéiris. C</text:p>
      <text:p text:style-name="P5"><text:span text:style-name="T9">*Swathe of Grey</text:span> C</text:p>
      <text:p text:style-name="P5"><text:span text:style-name="T9">*Sweet Fragrance of Joy</text:span> C</text:p>
      <text:p text:style-name="P4">*Sword of Fire- <text:span text:style-name="T10">Vimúhla. Ch'óchi.</text:span> <text:span text:style-name="T10">C</text:span></text:p>
      <text:p text:style-name="P4">*Tilted Stone Table<text:span text:style-name="T10"> C</text:span></text:p>
      <text:p text:style-name="P4">*Vermilion Helm<text:span text:style-name="T10"> C</text:span></text:p>
      <text:p text:style-name="P5"><text:span text:style-name="T9">*Visible Chaos- </text:span>Grugánu. Khéris.<text:span text:style-name="T9"> </text:span>C</text:p>
      <text:p text:style-name="P5"><text:span text:style-name="T9">*Weeping Tree</text:span> C</text:p>
      <text:p text:style-name="P5"><text:span text:style-name="T9">White Stone-</text:span> Also in Tsolyánu (High Status). C</text:p>
      <text:p text:style-name="P5"><text:span text:style-name="T9">*Wondrous Visage</text:span> C</text:p>
      <text:p text:style-name="P5"/>
      <text:p text:style-name="P5"><text:s text:c="3"/><text:span text:style-name="T21">N'lüss</text:span> (all Canon)</text:p>
      <text:p text:style-name="P4">*First Moon- <text:span text:style-name="T10">Avánthe.</text:span></text:p>
      <text:p text:style-name="P4">*Lord of the Heights</text:p>
      <text:p text:style-name="P4">*Rising Wings-<text:span text:style-name="T10"> Vimúhla. Malcháiran.</text:span></text:p>
      <text:p text:style-name="P4">*Thirsty Ones of the Dunes</text:p>
      <text:p text:style-name="P4">*Tribe of Arghu</text:p>
      <text:p text:style-name="P2"/>
      <text:p text:style-name="P2"><text:s text:c="3"/><text:span text:style-name="T22">Pecháno</text:span> </text:p>
      <text:p text:style-name="P2"><text:span text:style-name="T9">*Beneschán-</text:span> Of Mechanéno. C</text:p>
      <text:p text:style-name="P2"><text:span text:style-name="T9">*Iron Plume-</text:span> Scribes, copyists, booksellers, low-level bureaucrats. Also in Salarvyá and </text:p>
      <text:p text:style-name="P2"><text:s text:c="13"/>Tsolyánu. NC</text:p>
      <text:p text:style-name="P2"><text:span text:style-name="T9">*Rekhmél-</text:span> Of Teshkóa. C</text:p>
      <text:p text:style-name="P2"/>
      <text:p text:style-name="P2"><text:s text:c="3"/><text:span text:style-name="T21">Péncha Nagál</text:span> (all canon)</text:p>
      <text:p text:style-name="P4">*Green Hill- <text:span text:style-name="T10">Forest dwellers.</text:span></text:p>
      <text:p text:style-name="P2"><text:span text:style-name="T9">*Mace of Iron-</text:span> They are opposed to the Mourning Goddess, and they are in Isítl.</text:p>
      <text:p text:style-name="P2"><text:span text:style-name="T9">*Mourning Goddess-</text:span> The king and most of the members of his government (his clansmen) <text:s/></text:p>
      <text:p text:style-name="P2"><text:s text:c="19"/>belong to this clan in Bámisu.</text:p>
      <text:p text:style-name="P2"/>
      <text:p text:style-name="P2"><text:s text:c="3"/><text:span text:style-name="T24">Píltu Desáru</text:span> (canon)</text:p>
      <text:p text:style-name="P4">*Golden A'ping</text:p>
      <text:p text:style-name="P2"><text:span text:style-name="T9">*Green Hill-</text:span> Forest dwellers.</text:p>
      <text:p text:style-name="P2"><text:span text:style-name="T9">*People of the Bright Sword-</text:span> Based in Punkáz.</text:p>
      <text:p text:style-name="P2"><text:span text:style-name="T9">*Company of Heroes-</text:span> Based south of Nyá in Chayákku in the northern countryside of Píltu</text:p>
      <text:p text:style-name="P2"><text:s text:c="20"/>Desáru.</text:p>
      <text:p text:style-name="P2"/>
      <text:p text:style-name="P2"><text:s text:c="3"/><text:span text:style-name="T21">Rannálu</text:span></text:p>
      <text:p text:style-name="P21"><text:span text:style-name="T9">*Dló</text:span>- a wretched tribe of the Salt Lake region of eastern Rannálu. They seem to lack any <text:s/></text:p>
      <text:p text:style-name="P21"><text:s text:c="5"/>pride whatsoever in themselves. This little band of some 200 persons ekes out a bare </text:p>
      <text:p text:style-name="P23"><text:s text:c="5"/>subsistence eating mud-worms and salt-berries, and it is said that its members look <text:s/></text:p>
      <text:p text:style-name="P23"><text:s text:c="5"/>up to every foreigner with a mixture of humility, jealousy, frustration, and awe. “A </text:p>
      <text:p text:style-name="P23"><text:s text:c="5"/>Dló kisses the foot that steps on his face,” the Salarvyáni say. C</text:p>
      <text:p text:style-name="P2"/>
      <text:p text:style-name="P2"><text:s text:c="3"/><text:span text:style-name="T24">Ssrá Áb Tsáya</text:span> (all canon)</text:p>
      <text:p text:style-name="P2"><text:span text:style-name="T9">*Sun Blaze-</text:span> A clan in Láya. All but 2 children, who were in Chayákku, were exterminated by <text:s/></text:p>
      <text:p text:style-name="P2"><text:s text:c="11"/>the king. They will grow up, and, no doubt, seek revenge.</text:p>
      <text:p text:style-name="P2"/>
      <text:p text:style-name="P2"><text:s text:c="3"/><text:span text:style-name="T24">Saá Allaqiyáni</text:span><text:span text:style-name="T26"> </text:span><text:span text:style-name="T18">(all canon)</text:span></text:p>
      <text:p text:style-name="P2"><text:span text:style-name="T9">*Majesty of Orange</text:span>- A proud and ancient clan based in Grái. </text:p>
      <text:p text:style-name="P2"><text:span text:style-name="T9">*Priests of Light</text:span> </text:p>
      <text:p text:style-name="P4">*Rising Wings of Glory</text:p>
      <text:p text:style-name="P4"><text:soft-page-break/>*Seven Teeth </text:p>
      <text:p text:style-name="P2"/>
      <text:p text:style-name="P2"><text:s text:c="3"/><text:span text:style-name="T22">Salarvyáni</text:span> </text:p>
      <text:p text:style-name="P2"><text:span text:style-name="T9">*Chrugilleshmu- </text:span><text:span text:style-name="T10">Centered on Tsatsayágga and has occupied the monarchy for 200 years. C</text:span></text:p>
      <text:p text:style-name="P2"><text:span text:style-name="T9">*Deep Green Waters</text:span>- Based in Fort Órmichash. C</text:p>
      <text:p text:style-name="P2"><text:span text:style-name="T9">Den of Profitable Joy-</text:span> A client clan of the Thirreqúmmu lords of Koylúga. A thieves clan</text:p>
      <text:p text:style-name="P2"><text:s text:c="23"/>which is more political intelligence organization than actual</text:p>
      <text:p text:style-name="P2"><text:s text:c="23"/>thieves clan. C</text:p>
      <text:p text:style-name="P2"><text:span text:style-name="T9">*Green Forest</text:span>- A merchant clan with houses in Tsatsayágga and Sokátis. C</text:p>
      <text:p text:style-name="P4">*Gürrüshyúgga- <text:span text:style-name="T10">Centered on Tsa'avtúlgu and has ruled there for over a thousand years. C</text:span></text:p>
      <text:p text:style-name="P5"><text:span text:style-name="T9">*Heru-</text:span> A royal clan in the west. NC</text:p>
      <text:p text:style-name="P4">*Hrüchcháqsha-<text:span text:style-name="T10"> Centered on Cham'él. C</text:span></text:p>
      <text:p text:style-name="P2"><text:span text:style-name="T9">*Iron Plume-</text:span> Scribes, copyists, booksellers, low-level bureaucrats. Also in Pecháno and </text:p>
      <text:p text:style-name="P5"><text:s text:c="13"/>Tsolyánu. NC</text:p>
      <text:p text:style-name="P5"><text:span text:style-name="T9">*Jajgái</text:span>- a lineage of the Shiggashko'ónmu clan. C</text:p>
      <text:p text:style-name="P4">*Khekhkhéssa- <text:span text:style-name="T10">Centered on Héru. C</text:span></text:p>
      <text:p text:style-name="P4">*Mreshshél-Átl:<text:span text:style-name="T10"> Centered around Lake Mrissútl. C</text:span></text:p>
      <text:p text:style-name="P4">*Perfect Crystal<text:span text:style-name="T10">: A clan of Retsúllu. C</text:span></text:p>
      <text:p text:style-name="P4">*Resounding Wave- <text:span text:style-name="T10">In Fort Órmichash. C</text:span></text:p>
      <text:p text:style-name="P2"><text:span text:style-name="T9">*Shiggashko'ónmu</text:span>- Centered on Jækánta this clan (and lineage) has 40 lineages. C</text:p>
      <text:p text:style-name="P2"><text:span text:style-name="T9">*Thirreqúmmu-</text:span> Centered on Koylúga. C</text:p>
      <text:p text:style-name="P2"><text:span text:style-name="T9">*Visible Night-</text:span> Shiringgáyi. Also in Jakálla. C</text:p>
      <text:p text:style-name="P2"/>
      <text:p text:style-name="P2"><text:s text:c="3"/><text:span text:style-name="T21">Tsoléi</text:span> (all canon)</text:p>
      <text:p text:style-name="P4">*Blue Cave</text:p>
      <text:p text:style-name="P4">*Coral Crag</text:p>
      <text:p text:style-name="P4">*Granite Cliff</text:p>
      <text:p text:style-name="P4">*Green Stone Mansion</text:p>
      <text:p text:style-name="P4">*Howling Hill</text:p>
      <text:p text:style-name="P4">*Isle of Stones</text:p>
      <text:p text:style-name="P4">*Opal Sands</text:p>
      <text:p text:style-name="P4">*Portal</text:p>
      <text:p text:style-name="P4">*Red House</text:p>
      <text:p text:style-name="P4">*Red Rock House </text:p>
      <text:p text:style-name="P4">*Wind Cave</text:p>
      <text:p text:style-name="P2"/>
      <text:p text:style-name="P2"><text:s text:c="3"/><text:span text:style-name="T24">Yán Kór</text:span><text:span text:style-name="T18"> (all canon)</text:span></text:p>
      <text:p text:style-name="P4">*Black Bough </text:p>
      <text:p text:style-name="P4">*Blue Shadow</text:p>
      <text:p text:style-name="P2"><text:span text:style-name="T9">*Fishers of Vrídu</text:span>- Lord of Sacrifice worshipers (a local aspect of Vimúhla). </text:p>
      <text:p text:style-name="P2"><text:span text:style-name="T9">*Flying Dragon Fish</text:span>- Based in the city of Mákhis.</text:p>
      <text:p text:style-name="P4">*High Clan of Kè'ér</text:p>
      <text:p text:style-name="P4">*High Ones of Kè'ér</text:p>
      <text:p text:style-name="P4">*High Spires of Rüllá</text:p>
      <text:p text:style-name="P4">*Krél</text:p>
      <text:p text:style-name="P4">*Lord of Sacrifice of Vrídu</text:p>
      <text:p text:style-name="P4">*Ná-Chu'úl of Krél</text:p>
      <text:p text:style-name="P4">*Red and Green Banner of Dháru</text:p>
      <text:p text:style-name="P4">*Red Forest- <text:span text:style-name="T10">Kè'ér, Sné Kakór.</text:span></text:p>
      <text:p text:style-name="P4">*River of Yellow<text:span text:style-name="T10">- Yán Kór City.</text:span></text:p>
      <text:p text:style-name="P4">*Second Moon</text:p>
      <text:p text:style-name="P4">*Silver Worm</text:p>
      <text:p text:style-name="P4">*Valient of Kè'ér</text:p>
      <text:p text:style-name="P4">*Walking in Golden Water</text:p>
      <text:p text:style-name="P4"/>
      <text:p text:style-name="P4"><text:span text:style-name="T26"><text:tab/></text:span><text:span text:style-name="T25">Non-human Clans</text:span></text:p>
      <text:p text:style-name="P4"><text:s text:c="3"/></text:p>
      <text:p text:style-name="P4"><text:span text:style-name="T23"><text:s text:c="2"/></text:span><text:span text:style-name="T22">Pé Chói</text:span></text:p>
      <text:p text:style-name="P14"><text:soft-page-break/>*Blue Carapace <text:span text:style-name="T10">NC</text:span></text:p>
      <text:p text:style-name="P14">*Htiq-khu <text:span text:style-name="T10">C</text:span></text:p>
      <text:p text:style-name="P14">*Dkik-dsa-ke <text:span text:style-name="T10">NC</text:span></text:p>
      <text:p text:style-name="P14">*Long Tails: <text:span text:style-name="T10">An all Pé Chói clan who are spread all over the empire. The integration of Pé </text:span></text:p>
      <text:p text:style-name="P6"><text:s text:c="13"/>Chói into human society has been going on for thousands of years. This clan </text:p>
      <text:p text:style-name="P6"><text:s text:c="13"/>was recognized by the ruler of Béy Sǘ during the “Time of No Kings” over </text:p>
      <text:p text:style-name="P6"><text:s text:c="13"/>2,000 years ago. The Long Tails came to Tumíssa about 1,000 years ago and are </text:p>
      <text:p text:style-name="P6"><text:s text:c="13"/>regarded as a medium status clan there. Many members of the clan have served </text:p>
      <text:p text:style-name="P6"><text:s text:c="13"/>as Nipw-nchopk and a few have served as Tii-petk for the Pé Chói district. </text:p>
      <text:p text:style-name="P6"><text:s text:c="13"/>The members are equally divided between change and stability, and, unlike </text:p>
      <text:p text:style-name="P6"><text:s text:c="13"/>their country cousins, they are not deeply religious. They all get along fine </text:p>
      <text:p text:style-name="P6"><text:s text:c="13"/>though there is friction between those who join the priesthoods of human </text:p>
      <text:p text:style-name="P6"><text:s text:c="13"/>temples. Their rivals as the leading Pé Chói clan in the Tumíssa area are the </text:p>
      <text:p text:style-name="P6"><text:s text:c="13"/>Dkik-dsa-ke clan, many who are members of the legion of the same name as well </text:p>
      <text:p text:style-name="P6"><text:s text:c="13"/>as dedicated followers of Hnálla. In Yi'ita, outside of Tumíssa, the Long </text:p>
      <text:p text:style-name="P6"><text:s text:c="13"/>Tails have one small clan house with 15 members who all work as civil </text:p>
      <text:p text:style-name="P6"><text:s text:c="13"/>servants in the Palace of the Realm. NC</text:p>
      <text:p text:style-name="P6"><text:span text:style-name="T9">*Northern Do Cháka Nest Group</text:span> C</text:p>
      <text:p text:style-name="P6"/>
      <text:p text:style-name="P6"><text:s text:c="3"/><text:span text:style-name="T21">Shén</text:span> </text:p>
      <text:p text:style-name="P6"><text:span text:style-name="T9">*Egg-Eaters of Qeleqmú</text:span> C</text:p>
      <text:p text:style-name="P6"/>
      <text:p text:style-name="P6"/>
      <text:p text:style-name="P14"><text:s text:c="3"/><text:span text:style-name="T27">Hand Gestures and Other Expressions</text:span></text:p>
      <text:p text:style-name="P14">A brushing gesture<text:span text:style-name="T10">: takes away what someone else is saying.</text:span></text:p>
      <text:p text:style-name="P14">A finger tip to one's cheek: <text:span text:style-name="T10">Expression of clever discovery. </text:span></text:p>
      <text:p text:style-name="P14">A sharp downward gesture with a hand closed enough to form a circle<text:span text:style-name="T10">: impalement.</text:span></text:p>
      <text:p text:style-name="P14"><text:span text:style-name="T32">Approval:</text:span><text:span text:style-name="T35"> shown by a palm-up gesture with the right hand.</text:span></text:p>
      <text:p text:style-name="P14">Arm out with palm down but only two fingers extended: <text:span text:style-name="T10">No interruption will be tolerated.</text:span></text:p>
      <text:p text:style-name="P38">A sort of ululating wordless yell is used to urge on one's champion in the Hirilákte Arenas<text:span text:style-name="T10">.</text:span></text:p>
      <text:p text:style-name="P14">Both hands out with palms up:<text:span text:style-name="T10"> Depending upon the situation this is either 1)Disagreement, </text:span><text:span text:style-name="T10"><text:tab/>or 2) the person can do nothing.</text:span></text:p>
      <text:p text:style-name="P14">Both hands out with palms down:<text:span text:style-name="T10"> Disagreement.</text:span></text:p>
      <text:p text:style-name="P14">Both hands raised to the ears:<text:span text:style-name="T10"> Resignation.</text:span></text:p>
      <text:p text:style-name="P14">Both hands thrown up head high:<text:span text:style-name="T10"> Frustration.</text:span></text:p>
      <text:p text:style-name="P14">Chákan fashion of pointing with the nose<text:span text:style-name="T10">.</text:span></text:p>
      <text:p text:style-name="P38">Clapping the hands is unknown, except to summon a slave<text:span text:style-name="T10">.</text:span></text:p>
      <text:p text:style-name="P38">Clicking the tongue<text:span text:style-name="T10">: in Livyánu it signifies no; in Milumanayá it signifies reproach.</text:span></text:p>
      <text:p text:style-name="P14">Cup a hand with palm up and turn it over:<text:span text:style-name="T10"> A den-den expression that means the player </text:span></text:p>
      <text:p text:style-name="P6"><text:tab/>surrenders.</text:p>
      <text:p text:style-name="P6"><text:span text:style-name="T9">Curt Shrug:</text:span> In Yán Kór a gesture of thanks.</text:p>
      <text:p text:style-name="P6"><text:span text:style-name="T36">Deadly insult which implies that the other person is clanless: </text:span><text:span text:style-name="T32">Making a circle of one's left thumb <text:tab/>and forefinger and looking through it at the other person. This is used in Jakálla and up-<text:tab/>river to Béy Sǘ, and is unknown in the east while in the west it is sometimes used as is </text:span><text:span text:style-name="T32"><text:tab/>another gesture (see below). </text:span></text:p>
      <text:p text:style-name="P6"><text:span text:style-name="T36">Deadly insult</text:span><text:span text:style-name="T32">: Left hand held out, palm down, at about chest height with the hand moved back and <text:tab/>forth at the elbow this signifies that the person being gestured to is “nothing.”</text:span></text:p>
      <text:p text:style-name="P6"><text:span text:style-name="T36">Deadly Insult</text:span><text:span text:style-name="T32">: Either hand is held out (though it is even more of an insult to hold out the <text:tab/>left hand as this is the hand used for “unclean acts”) toward the person and moved from side-</text:span><text:span text:style-name="T32"><text:tab/>to-side at the wrist. Sometimes this is accompanied by verbal insults as well.</text:span></text:p>
      <text:p text:style-name="P35"><text:span text:style-name="T9">Disapproval:</text:span> shown by moving the left hand back and forth palm down at breast-high level.</text:p>
      <text:p text:style-name="P15">Fingers spread with hands held somewhat out from the body:<text:span text:style-name="T10"> Agreement.</text:span></text:p>
      <text:p text:style-name="P6"><text:span text:style-name="T9">Finger tips touched to lips:</text:span><text:span text:style-name="T10"> Do Cháka expression of agreement.</text:span></text:p>
      <text:p text:style-name="P14">Fingers wriggled at a person:<text:span text:style-name="T10"> Disdain.</text:span></text:p>
      <text:p text:style-name="P39">Followers of Sárku trace an undulating worm in the air with the right forefinger as a way of <text:tab/>greeting<text:span text:style-name="T10">.</text:span></text:p>
      <text:p text:style-name="P35"><text:span text:style-name="T9">Ghatóni greetings:</text:span> a man slaps his chest with his open right hand.</text:p>
      <text:p text:style-name="P35"><text:span text:style-name="T9">Greetings:</text:span> the Lorún and the nomads of the Desert of Sighs do no more than incline the head <text:tab/>slightly.</text:p>
      <text:p text:style-name="P35"><text:span text:style-name="T9">Greetings in Jánnu and Kilalámmu:</text:span> they trace a circle in the air with the right forefinger.</text:p>
      <text:p text:style-name="P39">Greetings in Livyánu:<text:span text:style-name="T10"> keep one's hands at one's side then bow from the waist.</text:span></text:p>
      <text:p text:style-name="P39"><text:soft-page-break/>Greetings in Salarvyá:<text:span text:style-name="T10"> a man raises his right arm palm outward while a woman clasps her hands before </text:span><text:span text:style-name="T10"><text:tab/>her breasts and nods her head.</text:span></text:p>
      <text:p text:style-name="P39">Greetings in Tsolyánu, Mu'ugalavyá, and Yán Kór: <text:span text:style-name="T10">place the right hand before one's mouth, palm </text:span><text:span text:style-name="T10"><text:tab/>inward and fingers pointing up – rather as if one were kissing one's palm – and bowing <text:tab/>slightly.</text:span></text:p>
      <text:p text:style-name="P39">Háida Pakaláni greetings:<text:span text:style-name="T10"> they hold out both hands palms up to show that they conceal no weapons.</text:span></text:p>
      <text:p text:style-name="P14">Hand cupped palm up:<text:span text:style-name="T10"> Mute deprecation. </text:span></text:p>
      <text:p text:style-name="P14">Hand out with palm up:<text:span text:style-name="T10"> Depending on the situation this is either 1) Dare to gainsay the</text:span></text:p>
      <text:p text:style-name="P6"><text:tab/>speaker, 2) The person is asking for help, 3) Silence any debate,or 4) Agreement.</text:p>
      <text:p text:style-name="P6"><text:span text:style-name="T9">Hand out with palm up and waving side to side:</text:span> Person does not know the answer to the <text:s/></text:p>
      <text:p text:style-name="P6"><text:s text:c="47"/>question.</text:p>
      <text:p text:style-name="P6"><text:span text:style-name="T9">Hand held out and cupped</text:span>: mute depreciation.</text:p>
      <text:p text:style-name="P6"><text:span text:style-name="T9">Hands spread and extended:</text:span> Sign of peace. </text:p>
      <text:p text:style-name="P6"><text:span text:style-name="T9">Hand spread before one's face</text:span>: mimes astonishment.</text:p>
      <text:p text:style-name="P6"><text:span text:style-name="T9">Hands spread with palms down:</text:span> Gesture of Apology. </text:p>
      <text:p text:style-name="P6"><text:span text:style-name="T36">Hnálla's clergy make a figure 8 as a way of greeting others of their sect</text:span><text:span text:style-name="T32">. <text:s/></text:span></text:p>
      <text:p text:style-name="P6"><text:span text:style-name="T36">How one calls a slave, servant, or lower-class person:</text:span><text:span text:style-name="T32"> Hold out either hand palm down and wriggling </text:span><text:span text:style-name="T32"><text:tab/>all of the fingers together toward ones self.</text:span></text:p>
      <text:p text:style-name="P6"><text:span text:style-name="T36">Insultingly obscene gesture:</text:span><text:span text:style-name="T32"> made by raising the index finger and the little finger simultaneously </text:span><text:span text:style-name="T32"><text:tab/>toward the other person, keeping the middle and ring fingers bent down into the palm. Lovers, </text:span><text:span text:style-name="T32"><text:tab/>however, may make this gesture to one another and touch the tips of the extended fingers <text:tab/>together; this denotes affection and mutual sexual desire.</text:span></text:p>
      <text:p text:style-name="P34"><text:span text:style-name="T9">N'lǘss greetings:</text:span> A man clasps the right forearm of a comrade with his own right hand (a custom <text:tab/>distasteful to the folk of the Five Empires), or places the right hand on the heart</text:p>
      <text:p text:style-name="P34"><text:span text:style-name="T9">Obscene gesture</text:span>: making a ring of the thumb and forefinger then looking through it at a person.</text:p>
      <text:p text:style-name="P34"><text:span text:style-name="T9">Palms spread downward</text:span>: a gesture of apology.</text:p>
      <text:p text:style-name="P38">Pé Chói show excitement by wobbling their head from side-to-side.</text:p>
      <text:p text:style-name="P24">People of the SE Tsolyáni Empire point by lifting their chin and pushing out their lips.</text:p>
      <text:p text:style-name="P14">Pointing with one's nose is common in eastern Salarvyá<text:span text:style-name="T10">.</text:span></text:p>
      <text:p text:style-name="P14">Priests of <text:span text:style-name="T32">Vimúhla greet others of their sect by laying the first 3 fingers of the left hand across <text:tab/>the right forearm, signifying the Flame</text:span><text:span text:style-name="T35">.</text:span></text:p>
      <text:p text:style-name="P14"><text:span text:style-name="T32">Rocking the head from side-to-side gently</text:span><text:span text:style-name="T35">: Salarvyáni expression of agreement. <text:s/></text:span></text:p>
      <text:p text:style-name="P38">Saluting (Military): <text:span text:style-name="T10">Tsolyáni and Yán Koryáni soldiers salute by striking the left breast with the </text:span><text:span text:style-name="T10"><text:tab/>clenched right fist. Mu'ugalavyáni and Livyáni troopers bow, and the Salarvyáni employ the </text:span><text:span text:style-name="T10"><text:tab/>same raised-arm greeting used by civilians. </text:span></text:p>
      <text:p text:style-name="P6"><text:span text:style-name="T9">Snapping of the Fingers:</text:span> Applause. Sometimes used to get the attention of a slave (DO NOT <text:tab/>USE ON THE WIFE!).</text:p>
      <text:p text:style-name="P34"><text:span text:style-name="T9">States of the far northeast greetings:</text:span> a man greets another by raising his right hand palm outward <text:tab/>to ear level and crying, “Okhú!” while <text:s/>a woman of the northeast only touches her lips with <text:tab/>the fingers of her right hand.</text:p>
      <text:p text:style-name="P34"><text:span text:style-name="T9">Three finger tips of one hand touched to the breast</text:span>: a protective sign.</text:p>
      <text:p text:style-name="P34"><text:span text:style-name="T9">Tribal Greetings:</text:span> the tribesmen of M'mórcha and Nmartúsha clap their hands before their faces when <text:tab/>they meet, and those of Rannálu simply lean upon their spears and begin the conversation <text:tab/>without greeting or preamble.</text:p>
      <text:p text:style-name="P34"><text:span text:style-name="T9">Tsoléi islanders greeting:</text:span> a casual wave of the hand</text:p>
      <text:p text:style-name="P6"><text:span text:style-name="T9">Turn sideways and look at someone out of just one eye:</text:span> Pé Chói sign of mild criticism. </text:p>
      <text:p text:style-name="P6"><text:span text:style-name="T9">Verbal expressions:</text:span> Ái; Aí; Chá; Fá; Há; Hú; Hai; Hói; Khé; Lá; Ohé; Ow; Tlá.</text:p>
      <text:p text:style-name="P6"><text:span text:style-name="T9">Waving a hand above the head:</text:span> A gesture eastern Salarvyáni favor over a shrug.</text:p>
      <text:p text:style-name="P6"><text:tab/><text:span text:style-name="T15">Tsolyáni Military Hand Signals</text:span> </text:p>
      <text:p text:style-name="P6"><text:span text:style-name="T9">Two fingers extended</text:span>: deploy?</text:p>
      <text:p text:style-name="P6"><text:span text:style-name="T9">One hand extended palm down then thumb pointed down</text:span>: yes, but stay concealed.</text:p>
      <text:p text:style-name="P6"/>
      <text:p text:style-name="P6"><text:s text:c="3"/><text:span text:style-name="T17">Sayings</text:span></text:p>
      <text:p text:style-name="P6">A band of interlopers who do not wish to be seen.</text:p>
      <text:p text:style-name="P6">A bird who nests upon a volcano's skirts cannot blame it for her fate.</text:p>
      <text:p text:style-name="P6">A blind man upside down in a black cave: Khirgári idiom.</text:p>
      <text:p text:style-name="P6">A Chaigári herdsman is a bandit who has stolen many animals: Tsolyáni proverb.</text:p>
      <text:p text:style-name="P6">A corpse convinces no one.</text:p>
      <text:p text:style-name="P6">A death of kings affects a myriad of folk and so reverberates across the land, while the <text:tab/>death of a lowly person affects only his own house and is soon forgotten: <text:tab/>Éngsvanyáli philosopher Tariné Váyka. The following line was added much later: <text:tab/>Neither is remembered long; both pass away and become naught but dust upon the <text:soft-page-break/><text:tab/>hearts of librarians.</text:p>
      <text:p text:style-name="P6">A death of kings spreads a sea of silence across the land. Those who live must now depart.</text:p>
      <text:p text:style-name="P6">A diamond in a heap of glass beads attracts no eyes: N'lǘss saying.</text:p>
      <text:p text:style-name="P6">A Dló kisses the foot that steps on his face: Salarvyáni saying about a tribe of people <text:tab/>who live around the Lake of Salt just north of far eastern Salarvyá.</text:p>
      <text:p text:style-name="P6">A facile tale, facilely told: The Harper from the Lament to the Wheel of Black.</text:p>
      <text:p text:style-name="P6">A fist touched to the forehead: a sign of respect in the Chákas.</text:p>
      <text:p text:style-name="P6">A fleet that consists of only a flagship is a small threat indeed: From the Epic of Mighty <text:tab/>Hrúgga.</text:p>
      <text:p text:style-name="P6">A friend in ambush is better than two comrades at one's side.</text:p>
      <text:p text:style-name="P6">A glade that is home: Pé Chói description of one of their villages.</text:p>
      <text:p text:style-name="P6">A good huntsman tests the wind before approaching the prey.</text:p>
      <text:p text:style-name="P6">A good, sweet wine is like a scarlet hymn to Karakán.</text:p>
      <text:p text:style-name="P6">A habit once formed is like an unbreakable rod: proverb.</text:p>
      <text:p text:style-name="P6">A hint that leads in the wrong direction disgraces only the fool who believes it.</text:p>
      <text:p text:style-name="P6">A hungry man eats whatever the tree bears.</text:p>
      <text:p text:style-name="P6">A kernal of Dná-grain looks the same as a red-pebble until one bites it.</text:p>
      <text:p text:style-name="P10">A little care prevents large sorrows: Queen Panái from the Epic of Mighty Hrúgga.</text:p>
      <text:p text:style-name="P6">A little minnow would lead the Leviathans of the Deep: From the Epic of Mighty Hrúgga.</text:p>
      <text:p text:style-name="P10">A man's pride is a bubble: prick it, and you can not make it whole again: Khirgári <text:tab/>saying.</text:p>
      <text:p text:style-name="P10">A N'lǘss woman is a curse worse than a bed full of Pét-tnk fleas: Chákan saying.</text:p>
      <text:p text:style-name="P6">A peaceful stream stirs up no mud: Do Cháka saying. </text:p>
      <text:p text:style-name="P6">A promise given in ignorance is no promise at all.</text:p>
      <text:p text:style-name="P6">A rock rolls down hill until it stops: Chákan saying.</text:p>
      <text:p text:style-name="P6">A rod is the best remedy for a rebellious back: From the “Establishment of Blessed Memory” <text:tab/>by the Livyáni sage Pamaviráz. </text:p>
      <text:p text:style-name="P6">A riot attracts rioters.</text:p>
      <text:p text:style-name="P6">A secret is a shout in the market place: N'lǘss saying. </text:p>
      <text:p text:style-name="P6">A sharp axe cuts any tree.</text:p>
      <text:p text:style-name="P6">A Skein made of golden threads is sooner cut for the weaver is a miser, or a Skein of <text:tab/>golden threads is the sooner cut, for the Weaver is a miser: an old proverb.</text:p>
      <text:p text:style-name="P6">A slow breeze raises no dust</text:p>
      <text:p text:style-name="P6">A straw of Dná-grain makes a week arrow. </text:p>
      <text:p text:style-name="P21">A street-girl of Jakálla can charm a Mu'ugalavyáni bureaucrat out from under his files, a <text:tab/>Salarvyáni <text:tab/>merchant away from his coins, or even a Páchi Léi down from his tree...: <text:tab/>the poetess Elué in her amusing satire, “The Illusion of Life,” referring to the <text:tab/>dancers of Jakálla and also of Tsámra which are the most admired in the Five <text:tab/>Empires.</text:p>
      <text:p text:style-name="P11">A stroke of luck is equal to a thousand years of training: Khirgári saying.</text:p>
      <text:p text:style-name="P11">A stone thrown into a stream cannot help but make a splash. </text:p>
      <text:p text:style-name="P6">A silent tongue is a healthy one.</text:p>
      <text:p text:style-name="P6">A weak bow soon breaks.</text:p>
      <text:p text:style-name="P6">A woman leads the way to wisdom: sung by Keyél in her “Tome of Sweet-Sounding Beauty”.</text:p>
      <text:p text:style-name="P11">A worthy treasure is not opened easily.</text:p>
      <text:p text:style-name="P21">Ahoggyá names sound like sewage gurgling down a drain! Tsolyáni saying.</text:p>
      <text:p text:style-name="P19">Alásh venom “gives a man no time even to say farewell to his last breath.”</text:p>
      <text:p text:style-name="P20">Alien as fur to a fish.</text:p>
      <text:p text:style-name="P10">All remains for the Weaver to weave.</text:p>
      <text:p text:style-name="P6">All revolves upon the spindle of the Weaver of Skeins.</text:p>
      <text:p text:style-name="P10">All was as it had ever been: the last line of the epic Lament to the Wheel of Black.</text:p>
      <text:p text:style-name="P10">An arrow without a target.</text:p>
      <text:p text:style-name="P10">An excess of celerity guides the seeker to parablepsis: A statement by Fthánek the <text:tab/>legalist.</text:p>
      <text:p text:style-name="P6">An honest tyrant is better than a hypocritical altruist: from the Pandects of Psankunel <text:tab/>the Knower.</text:p>
      <text:p text:style-name="P6">...and naught remains of the tree of time but a stump.</text:p>
      <text:p text:style-name="P6">Another pebble in the porridge.</text:p>
      <text:p text:style-name="P6">Are you forest worms that know no nest? Pé Chói derogatory question.</text:p>
      <text:p text:style-name="P6"><text:soft-page-break/>As alien to you and your kind as chalk is to cheese.</text:p>
      <text:p text:style-name="P7">As a landslide flattens an egg shell.</text:p>
      <text:p text:style-name="P7">As amenable as a new-hatched Káika-chick.</text:p>
      <text:p text:style-name="P6">As a Shqá beetle hides its eggs in a ball of dung.</text:p>
      <text:p text:style-name="P6">As big-eared as a Nyenu.</text:p>
      <text:p text:style-name="P6">As blandly innocent as a den-den player who sees a clever move five turns away.</text:p>
      <text:p text:style-name="P6">As different as steel from stone.</text:p>
      <text:p text:style-name="P6">As Drí-ants prepare a nest for their queen.</text:p>
      <text:p text:style-name="P6">As drunken as a Ghatóni at prayer: Mu'ugalavyáni saying.</text:p>
      <text:p text:style-name="P6">As easy as befooling a witless Hmá-beast.</text:p>
      <text:p text:style-name="P6">As empty as an old whore's bed.</text:p>
      <text:p text:style-name="P6">As erect as Mighty Hrúgga's organ.</text:p>
      <text:p text:style-name="P6">As faultless as Hriháyal's breasts. </text:p>
      <text:p text:style-name="P6">As fearful as an old lady goosed by an Ahoggyá.</text:p>
      <text:p text:style-name="P6">As fish differ from fowl.</text:p>
      <text:p text:style-name="P6">As neatly as a virgin spits out a Dlél-fruit pit.</text:p>
      <text:p text:style-name="P6">As plain as milk in wine.</text:p>
      <text:p text:style-name="P6">As raucous as a falconer's wife: said because falconers always seem to be quarreling <text:tab/>about their birds and equipment.</text:p>
      <text:p text:style-name="P6">As riddled with tunnels as a tree full of Osó-beetles: a northern expression.</text:p>
      <text:p text:style-name="P6">As self occupied as a virgin clan-girl admiring her burgeoning breasts in her mirror.</text:p>
      <text:p text:style-name="P6">As skittish as a clan-girl on her bridal night.</text:p>
      <text:p text:style-name="P6">As spoiled as a Másh fruit fallen off the tree and six days in the mud.</text:p>
      <text:p text:style-name="P6">As stiff as Lord Hrúgga's mighty organ.</text:p>
      <text:p text:style-name="P6"/>
      <text:p text:style-name="P6">Bad blood never drys.</text:p>
      <text:p text:style-name="P6">Bargaining is the soul of polite discourse.</text:p>
      <text:p text:style-name="P6">Beast with two backs: Slang for the sexual missionary position.</text:p>
      <text:p text:style-name="P6">Beauty alone is a mirror before which no one stands.</text:p>
      <text:p text:style-name="P35">Because it is not seemly for a mere mortal to overmaster the everliving Gods: saying of the epic <text:tab/>hero Hrúgga, who “won the world, the 2 moons, and half as much again” from the Goddess <text:tab/>Avánthe – yet graciously continued to stake everything he had on each play until he had lost <text:tab/>it all back again.</text:p>
      <text:p text:style-name="P31"><text:span text:style-name="T37">Become a priest and know neither hunger nor calluses: Éngsvanyáli adage.</text:span><text:span text:style-name="T31"> </text:span></text:p>
      <text:p text:style-name="P6">Better a dead youth than a soul-dead old fool: Nyerenáz Dlékka, a Livyáni who was <text:tab/>gruesomely put to death.</text:p>
      <text:p text:style-name="P6">Better a fish than a sand-worm.</text:p>
      <text:p text:style-name="P6">Better the house of poor friends than alone in the forest.</text:p>
      <text:p text:style-name="P6">Better to be humble than stepped on: what Hrúgga said to the Epéng king in the Epic of <text:tab/>Mighty Hrúgga.</text:p>
      <text:p text:style-name="P6">Better to sear a wound than bind it up to fester later: Tsolyáni proverb.</text:p>
      <text:p text:style-name="P6">Bigger and bigger ears.</text:p>
      <text:p text:style-name="P6">Bleating Hmá-beast of a scholar: from one of the epics.</text:p>
      <text:p text:style-name="P10">Blood and blades give death and pain; brown [Sárku] and gold [Belkhánu] give twice again!:</text:p>
      <text:p text:style-name="P33"><text:tab/><text:span text:style-name="T37">quote from an adage concerning a High Priest</text:span> of Belkhánu who married a High Priestess of <text:tab/>Sárku in the 9<text:span text:style-name="T11">th</text:span> Century of Éngsvanyáli times. </text:p>
      <text:p text:style-name="P33">Born under the trees: Pé Chói saying.</text:p>
      <text:p text:style-name="P6">Brave Deeds demand brave men: Epic of Mighty Hrúgga.</text:p>
      <text:p text:style-name="P6">By the Indigo Diadem.</text:p>
      <text:p text:style-name="P6">By the three fingers of the Flame.</text:p>
      <text:p text:style-name="P6"/>
      <text:p text:style-name="P6">Can the mountain know of the diamond in its heart? From the teachings of Tku Pnii (Pé <text:tab/>Chói scholar). </text:p>
      <text:p text:style-name="P6">Care is better than carelessness.</text:p>
      <text:p text:style-name="P6">Chasing each other like Hrihayal's greasy priests plucking at little boys.</text:p>
      <text:p text:style-name="P37">Civility is the livery of the man of noble honor.</text:p>
      <text:p text:style-name="P35">Commerce transcends frontiers: Tsolyáni saying.</text:p>
      <text:p text:style-name="P35">Column of candent flame, a funeral pyre upon which all foes are consumed: Lament to the Wheel of <text:tab/>Black.</text:p>
      <text:p text:style-name="P35">Cooperation is the key that unlocks doors.</text:p>
      <text:p text:style-name="P21"><text:soft-page-break/>Could drown a man's soul as a Drí-ant drowns in an ink pot: Éngsvanyáli poet Nenén Muéla.</text:p>
      <text:p text:style-name="P21"/>
      <text:p text:style-name="P8">Darkness makes everyone beautiful.</text:p>
      <text:p text:style-name="P37">Dining in the fashion of those who have not learned how to be completely human yet: Livyáni private <text:tab/>statement about the eating style of foreigners.</text:p>
      <text:p text:style-name="P35">“Ditlána must be done,” a Tsolyáni might say, “or else we are no more noble than beasts.”</text:p>
      <text:p text:style-name="P35">Dlásh, where the secrets of the Latter Times are as common as insects in Penóm.</text:p>
      <text:p text:style-name="P35">Do not stir up mud from the bottom of what is best left as a quiet pool.</text:p>
      <text:p text:style-name="P6">Do not worry about being there for the launching, just be there for the laying of the <text:tab/>keel: ship builders saying relating to having children.</text:p>
      <text:p text:style-name="P6">Dying the death of Gámulu: comes from King Gámulu dying after achieving a great victory.</text:p>
      <text:p text:style-name="P6"/>
      <text:p text:style-name="P6">Each tetel blossom upon its own stem.</text:p>
      <text:p text:style-name="P6">Eating like an Ahoggyá: Jakkaláni saying about people who make much noise when they chew.</text:p>
      <text:p text:style-name="P6">Emergencies require new measures.</text:p>
      <text:p text:style-name="P6">Even a bread crust tastes good when your host serves thorns and pebbles: old Khirgári <text:tab/>proverb. </text:p>
      <text:p text:style-name="P6">Even the sun can be moved if the gods so will.</text:p>
      <text:p text:style-name="P13">Even the voices of the mountains are muted by the Sea of Time: Éngsvanyáli epic poem <text:tab/>Lament to the Wheel of Black.</text:p>
      <text:p text:style-name="P13">Even the worms of my land refuse to feed upon your diseased carcasses: N'lǘss insult.</text:p>
      <text:p text:style-name="P6">Every man needs admiration, as the axle of a Chlén-cart needs grease.</text:p>
      <text:p text:style-name="P6">Every soldier's cart has four wheels: gold, promotion, glory, and more gold, or Every <text:tab/>soldier's cart has four wheels: money, clan, friends, and the good graces of your <text:tab/>superiors.</text:p>
      <text:p text:style-name="P6"/>
      <text:p text:style-name="P6">False as a copper Qirgál in a bowl of silver Hlásh.</text:p>
      <text:p text:style-name="P6">Fear breeds determination: Khirgári proverb.</text:p>
      <text:p text:style-name="P6">Filling the chinks with mud: Do Cháka saying.</text:p>
      <text:p text:style-name="P6">Flattery captures every ear.</text:p>
      <text:p text:style-name="P6">Flint and steel make sparks.</text:p>
      <text:p text:style-name="P6">Folk who demand complete honesty are either fools or scoundrels themselves.</text:p>
      <text:p text:style-name="P6">Fried as a fillet or baked as a meal-cake, the end is the same to the fish: Khirgári <text:tab/>saying.</text:p>
      <text:p text:style-name="P6">From the breast of the Empire we suckle the milk of prosperity: Dlamélish saying.</text:p>
      <text:p text:style-name="P6"/>
      <text:p text:style-name="P6">Generosity is the shortest path to friendship.</text:p>
      <text:p text:style-name="P7">Give a M'mórchan a crossbow, and he will make cheese with it: Mu'ugalavyáni proverb. This <text:tab/>is said when one must use an unfamiliar tool in a strange process to produce a novel <text:tab/>result. </text:p>
      <text:p text:style-name="P7">Greased tongue Livyáni.</text:p>
      <text:p text:style-name="P7">Great and puissant master! You who are the cynosure of all, the power, the glory, the <text:tab/>epitome of the Creation of the Immortal Gods! We were seized without cause, even as <text:tab/>we were coming to attend upon your magnificence. We only yearned to lay our humble <text:tab/>gifts at your radiant feet in adoration: an example of court speech in Tsolyánu.</text:p>
      <text:p text:style-name="P7"/>
      <text:p text:style-name="P7">Harmless as the sweet waters of paradise.</text:p>
      <text:p text:style-name="P7">Hasty spoils the spell.</text:p>
      <text:p text:style-name="P7">He has cast the dice and now must stand by his wager.</text:p>
      <text:p text:style-name="P7">He has never strayed from his color: <text:span text:style-name="T32">the highest praise one can offer a nobleman of Mihállu.</text:span></text:p>
      <text:p text:style-name="P36">He may want a cup of stew as well.</text:p>
      <text:p text:style-name="P36">He who makes empty pronouncements dupes fools – himself included.</text:p>
      <text:p text:style-name="P6">He who sees a Dlél-fruit to be round can not then be convinced that it is flat.</text:p>
      <text:p text:style-name="P6">Here is one who never strayed from his color: the highest praise that can be engraved upon <text:tab/>a noble from Mihállu's epitaph.</text:p>
      <text:p text:style-name="P6">How ignoble to deprive the sorcerer of his uniqueness, to put magic within reach of any <text:tab/>idiot who acquires a device.</text:p>
      <text:p text:style-name="P6">How may we facilitate the happiness of divine beings whose ineluctable radiance dazzles <text:tab/>the vision of lowly creatures fortunate enough to perceive their decent from the <text:tab/>ethereal realms of the immortal gods? Court speech.</text:p>
      <text:p text:style-name="P6"><text:soft-page-break/>Humans dance about like glow-worms, and make almost as much sense: Pé Chói proverb.</text:p>
      <text:p text:style-name="P6"/>
      <text:p text:style-name="P6">If you offend the Sun of the South, be prepared to suffer his supernal vengeance: From the <text:tab/>Hymn to Ná-Ivergé.</text:p>
      <text:p text:style-name="P6">If the Chlén-cart of the Empire had 4-wheels then the slave population certainly makes up <text:tab/>two.</text:p>
      <text:p text:style-name="P6">If we do not do Ditlána, we are no better than beasts!</text:p>
      <text:p text:style-name="P6">In Béy Sǘ secrets are like water in a cracked jug.</text:p>
      <text:p text:style-name="P6">In his own palace, the king of the Drí-ants wears a crown of gold.</text:p>
      <text:p text:style-name="P6">In Jakálla, you can buy anything... or anybody: Fíru Bá Yéker, famous Imperial Scribe.</text:p>
      <text:p text:style-name="P6">In Salarvyá it is the birthright of every noble maiden to be spoiled rotten.</text:p>
      <text:p text:style-name="P6">In the end, time wins every race leaving us in the dust of its passing.</text:p>
      <text:p text:style-name="P6">In the Epic not even Paridzá knew that his mistress yearned for a child.</text:p>
      <text:p text:style-name="P6">In the name of the Blue Curtain: Ksárul pleading.</text:p>
      <text:p text:style-name="P6">In the name of the Lambent Blue Orb: Ksárul pleading.</text:p>
      <text:p text:style-name="P6">Indicate your desires, noble foreign masters, and allow this person to sacrifice his <text:tab/>worthless existence to gratify you: a shop keeper in Dlásh.</text:p>
      <text:p text:style-name="P6">I swear it upon my clan-mother's eyes: Yán Koryáni oath.</text:p>
      <text:p text:style-name="P6">It is a joy for us to gather the crystals of eloquence and the pearls of limpid clarity <text:tab/>that drip from they ruby lips: example of court speech.</text:p>
      <text:p text:style-name="P21">It takes away the personality of the writing: explanation of why block printing is <text:tab/>not employed for books.</text:p>
      <text:p text:style-name="P19">In Jakálla, you can buy anything... or anybody: Fíru Bá Yéker, famous Imperial Scribe.</text:p>
      <text:p text:style-name="P19"/>
      <text:p text:style-name="P21">Jakalláni culture? Isn't that a little redundant?: a popular sentiment among the residents <text:tab/>of Jakálla.</text:p>
      <text:p text:style-name="P21">Just one Chrí-fly in the stew.</text:p>
      <text:p text:style-name="P21"/>
      <text:p text:style-name="P21">Leave the wine bottle corked until you are ready to drink.</text:p>
      <text:p text:style-name="P21">Let both your life and death form a pattern of beauty; make your deeds a rich skein worthy <text:tab/>of heroes; live well and die gloriously for your total worth consists only of the <text:tab/>“noble actions” inscribed upon your epitaph. The most praise worthy being is that <text:tab/>one whose name is sung longest by the bards of generations yet to come: from <text:tab/>Pamaviraz the Livyáni in his writings named the Canon of the Establishment of <text:tab/>Blessed Memory. It is popular with the War Gods followers.</text:p>
      <text:p text:style-name="P37">Let my husband be whatever he may be, so long as he is not a drunkard and does not stink. It is his <text:tab/>clan which concerns me, for it is with his mothers, sisters, aunts, and other kinfolk that my <text:tab/>children and I must live out our lives: the “good clan-girl” Nalitha, one of the protagonists <text:tab/>of the Tsolyáni tale of “The Four Flowers of the Stream.”</text:p>
      <text:p text:style-name="P6">Let nobility be the shield of the brave: From the Epic of Mighty Hrúgga.</text:p>
      <text:p text:style-name="P6">Let our swords be our advocated, the Lord of Flame our judge: saying of the dueling <text:tab/>masters of the Red Mountain clan in Tumíssa.</text:p>
      <text:p text:style-name="P6">Let those fly who have the plumage: Pé Chói adage.</text:p>
      <text:p text:style-name="P6">Lies and subterfuge are integral to any polite civilized society.</text:p>
      <text:p text:style-name="P6">Life itself is art: Mihállu saying.</text:p>
      <text:p text:style-name="P6">Like a lone traveler hemmed in by a gang of ruffians in an alley.</text:p>
      <text:p text:style-name="P6">Like a river of black pearls: Poet Yetíl.</text:p>
      <text:p text:style-name="P6">Like corpse fat crackling in a fire: Tsolyáni saying about how the language of the Shunned <text:tab/>Ones sounds.</text:p>
      <text:p text:style-name="P6">Like groping for a gold Káitar in a barrel of Alásh snakes: Do Cháka saying.</text:p>
      <text:p text:style-name="P6">Like lightening bolts draped over a stretched rope.</text:p>
      <text:p text:style-name="P6">Like raw liver a day old.</text:p>
      <text:p text:style-name="P6">Like the proverbial flea of the old tale who readies himself to jump in any direction.</text:p>
      <text:p text:style-name="P6">Loneliness is a malady not cured by weak nostrums: Dláshi saying.</text:p>
      <text:p text:style-name="P6">Lord Qame'él honors those who honor their ancestors.</text:p>
      <text:p text:style-name="P6">Love is for the young; the wise know it as a snare for the gullible.</text:p>
      <text:p text:style-name="P6">Love's sweet burden, gossamer-light upon the lover's heart: Yetíl of Gánga.</text:p>
      <text:p text:style-name="P6"/>
      <text:p text:style-name="P6">Make a splash and frighten the fish.</text:p>
      <text:p text:style-name="P6"><text:soft-page-break/>Matters of love and high policy are both kept sealed within the treasure-house of the <text:tab/>heart: From the Epic of Mighty Hrúgga.</text:p>
      <text:p text:style-name="P6">May be as may be.</text:p>
      <text:p text:style-name="P35">Men act not because of themselves but because of some slight to their great-grandfather's pisspot: <text:tab/>Tsolyáni saying regarding the ancient feuds of the little states of the far northeast. </text:p>
      <text:p text:style-name="P35">Money sings and bureaucrats dance.</text:p>
      <text:p text:style-name="P6">More than vegetables can be cut by a chop of the knife.</text:p>
      <text:p text:style-name="P6">Most sorcery can be undone: from the book “Tome of Unoccupied Darkness” by the Priest <text:tab/>Furtlánte Qolámu.</text:p>
      <text:p text:style-name="P6">Much weaving but no cloth.</text:p>
      <text:p text:style-name="P6">Mystery adds attraction - and coins upon the brass plate: a madame's saying.</text:p>
      <text:p text:style-name="P6"/>
      <text:p text:style-name="P6">Naiveté is the clay from which heroes are molded: Old Khirgári adage and the following is <text:tab/>sometimes added: and women make the best potters. </text:p>
      <text:p text:style-name="P6">Naught but a smile and a wave of the hand: a common saying in Salarvyá about what is owed.</text:p>
      <text:p text:style-name="P6">New owners, new swords: Khirgári saying.</text:p>
      <text:p text:style-name="P6">No more magic than a fish has feathers.</text:p>
      <text:p text:style-name="P19">No one makes room for another upon the high dais: Tsolyáni proverb.</text:p>
      <text:p text:style-name="P19">No sleeping in the sun for us.</text:p>
      <text:p text:style-name="P6">Noble action oft throws wide the gates of deepest suffering: Epic of Mighty Hrúgga.</text:p>
      <text:p text:style-name="P6">Noble action is the first step in the stairway to godhood.</text:p>
      <text:p text:style-name="P6">Noble action is the sole salvation of all creatures: The Scrolls of Pavár.</text:p>
      <text:p text:style-name="P6">Noble action provides the best guidance.</text:p>
      <text:p text:style-name="P6">Noble acts raise even the lowest soul.</text:p>
      <text:p text:style-name="P6">Not all worms are cold-blooded.</text:p>
      <text:p text:style-name="P6">Not every dagger is wielded by an assassin.</text:p>
      <text:p text:style-name="P21">Nothing truly glorious is attained through moderation: Queen Nayári of the Silken Thighs.</text:p>
      <text:p text:style-name="P23">Now let us nobly end what ignobility began!: Statement by the last Bednálljan Emperor when <text:tab/>the Priestkings sent their executioners for him. [This is a reference to the methods <text:tab/>used by his ancestor, Queen Nayári, to establish the First Imperium long before.]</text:p>
      <text:p text:style-name="P23"/>
      <text:p text:style-name="P21">Observe the formalities and the letter of the law – then do as you please.</text:p>
      <text:p text:style-name="P21">Oh, may Shiringgáyi's black hole swallow them all.</text:p>
      <text:p text:style-name="P21">Ohe maid of Jakálla, the garnet ring-stone cries envy of your lips, the onyx its jealousy <text:tab/>of your lips...: from a popular song.</text:p>
      <text:p text:style-name="P23">Once the Zrné is slain, the Hmélu graze in peace.</text:p>
      <text:p text:style-name="P23">One Aqpú-beetle dies alone, but six build a nest.</text:p>
      <text:p text:style-name="P23">One pillar cannot hold up a roof.</text:p>
      <text:p text:style-name="P23">One stomach needs but one mouth: Chákan saying.</text:p>
      <text:p text:style-name="P23">One who is as alien to your race as clouds to a fish.</text:p>
      <text:p text:style-name="P11">One who is deluded accepts delusions as reality: saying of the writer Pighnérr.</text:p>
      <text:p text:style-name="P11">One whose left hand would plot against his right.</text:p>
      <text:p text:style-name="P11">Only a fool sits to admire the beauty of the forest fire: Pé Chói adage.</text:p>
      <text:p text:style-name="P11">Only a word or two with the harvester when the crop is ripe.</text:p>
      <text:p text:style-name="P11"/>
      <text:p text:style-name="P6">Pens are easier to wield than either swords or mattocks.</text:p>
      <text:p text:style-name="P6">Philosophers gnawing at paradoxes</text:p>
      <text:p text:style-name="P6">Plumper by a wine cask.</text:p>
      <text:p text:style-name="P6">Pouring perfumed wine into a bottle: priestly saying.</text:p>
      <text:p text:style-name="P6">Poverty is freedom! Those who hunger for power are the least happy.</text:p>
      <text:p text:style-name="P6">Prudence is the foundation of a long life.</text:p>
      <text:p text:style-name="P6">Put joy and singing before thy face until... “that day when you journey onto the Paradise <text:tab/>of Nimórgga”= Salarvyá, “you set sail for the Isles of Teretané”= Tsolyáni.</text:p>
      <text:p text:style-name="P6">Put the oar in at a different angle: Tékumeláni adage meaning to muddy the waters.</text:p>
      <text:p text:style-name="P6"/>
      <text:p text:style-name="P6">Reason has no home in Ghatón: from an epic.</text:p>
      <text:p text:style-name="P6"/>
      <text:p text:style-name="P6">Sarcasm ill becomes a noble soul: a proverb.</text:p>
      <text:p text:style-name="P6">Scum collects on still waters.</text:p>
      <text:p text:style-name="P6"><text:soft-page-break/>See First. Hear. Know. Then ask what you will: from the Pé Chói “Epic of the Eternal <text:tab/>Forest of Hh-kk-ssá.”</text:p>
      <text:p text:style-name="P6">Self-deception is one of the greater aspects of love: saying of the Temple of Hriháyal.</text:p>
      <text:p text:style-name="P6">Serve me no Ahoggyá piss in place of wine.</text:p>
      <text:p text:style-name="P6">Since the gods were children.</text:p>
      <text:p text:style-name="P6">Slippery as a catamite's brown-buttered bung hole.</text:p>
      <text:p text:style-name="P6">Small stones build a wall: Pé Chói saying.</text:p>
      <text:p text:style-name="P6">Some currents lead not to the shore but out into the whirlpool.</text:p>
      <text:p text:style-name="P6">Sow seeds in the desert and reap only sand: Fasiltúm saying.</text:p>
      <text:p text:style-name="P6">Spider webs spun over spider webs make for tangles: Do Cháka saying.</text:p>
      <text:p text:style-name="P6">Spies are a matter of statecraft, not an affair of honor which Shámtla money is demanded <text:tab/>and given: Lord Fú Shi'í.</text:p>
      <text:p text:style-name="P6">Steel and flint make fire together: Livyáni saying.</text:p>
      <text:p text:style-name="P6">Straighten out your thread ere you begin to sew.</text:p>
      <text:p text:style-name="P6">Such spirits are of no consequence to the living and their worldly goods revert to their <text:tab/>inheritors, or if long concealed from the view of these, then to those who later <text:tab/>come upon them: sayings of Chi'uthléna of Khéiris. </text:p>
      <text:p text:style-name="P6">Such surpassing ugliness that even the Ghár-beasts of the river and the Chlén-beasts of <text:tab/>the fields shut their eyes when she passed: A description of Norómbe Sékha, queen <text:tab/>and ruler of the Blue Faience Dynasty of Khirgár during the Second Epoch of <text:tab/>Éngsvanyáli times. </text:p>
      <text:p text:style-name="P6">Swat one of my Chrí-flies and I swat one of yours.</text:p>
      <text:p text:style-name="P6">Sweet is the harbor but Death is the ferryman: Tsolyáni proverb.</text:p>
      <text:p text:style-name="P6">Swimming and bathing come as naturally to a Vrayáni as egg-laying to a bird.</text:p>
      <text:p text:style-name="P6"/>
      <text:p text:style-name="P6">...than a fish can sneeze.</text:p>
      <text:p text:style-name="P6">That water has not flowed down the river yet.</text:p>
      <text:p text:style-name="P6">The dawn breeze presages the ending of the night, but no breath of air disturbs the <text:tab/>cerements of the tomb: quote from the anonymous composer of “The Hymn to Na-Ivergé.”</text:p>
      <text:p text:style-name="P6">The baker sleeps until his feet are on fire.</text:p>
      <text:p text:style-name="P6">The best weapon is that against which your adversary has no defense: Tumíssan proverb.</text:p>
      <text:p text:style-name="P6">The bootmakers get rich during the summer: Tsolyáni proverb.</text:p>
      <text:p text:style-name="P6">The breeze knows many roads.</text:p>
      <text:p text:style-name="P6">The brown waters of the river mingle imperceptibly with the green of the ocean.</text:p>
      <text:p text:style-name="P6">The Chatelaine of Shadows Comes: from the “Tome of Unoccupied Darkness”.</text:p>
      <text:p text:style-name="P6">The Chick who flies before its wings are strong does not live to feel the sky.</text:p>
      <text:p text:style-name="P6">The farther end of no where.</text:p>
      <text:p text:style-name="P6">The fish does not run in the same pack as the Zrné.</text:p>
      <text:p text:style-name="P6">The fish had best take the bait.</text:p>
      <text:p text:style-name="P6">The flame of sex will always triumph, little need for swords, arrows, or spells: saying in <text:tab/>the Temple of Hriháyal.</text:p>
      <text:p text:style-name="P6">The hand of Srükárum touches whom he wills. </text:p>
      <text:p text:style-name="P6">The head of an enemy is a joy for one's descendants: Ahoggyá saying.</text:p>
      <text:p text:style-name="P6">The hide of a young man is like that of a Chlén-beast; peel it, and it grows back ever <text:tab/>thicker and stronger.</text:p>
      <text:p text:style-name="P6">The insects are as big as Qásu birds: saying about Penóm.</text:p>
      <text:p text:style-name="P6">The Isle of Softness: Tsolyáni saying about the Isle of Vrá.</text:p>
      <text:p text:style-name="P6">The lair of the Mnór is comfortable but it is no place to sleep.</text:p>
      <text:p text:style-name="P6">The little bird who strives eventually reaches the sky.</text:p>
      <text:p text:style-name="P6">The main course does not much care what else is for dinner: Fasiltúm saying. </text:p>
      <text:p text:style-name="P6">The most appetizing prey is the hunter's best bait: Do Chákan Proverb. </text:p>
      <text:p text:style-name="P35"><text:span text:style-name="T37">The only thing the Salarvyáni can organize is disorganization: Tsolyáni saying.</text:span> </text:p>
      <text:p text:style-name="P21">The pauper's palanquin: feet </text:p>
      <text:p text:style-name="P21">The promises of princes are written upon the surface of a stream.</text:p>
      <text:p text:style-name="P6">T<text:span text:style-name="T41">he Raucous Qásu-bird is driven away with stones; the gentle Káika-bird offers eggs and is </text:span><text:span text:style-name="T41"><text:tab/>beloved: Tsolyáni saying.</text:span></text:p>
      <text:p text:style-name="P20">The Salarvyáni will sell anything – and preferably twice over to the same customer.</text:p>
      <text:p text:style-name="P20">The Skeins of noble persons are as short as Arél-ants; the ignoble live on forever.</text:p>
      <text:p text:style-name="P20">The song-bird warbles a trifle too sweetly.</text:p>
      <text:p text:style-name="P20"><text:soft-page-break/>The tree profits nothing from cursing the clouds.</text:p>
      <text:p text:style-name="P20">The tree sways in the direction of the wind.</text:p>
      <text:p text:style-name="P6">The universe continues until the last leaf of the Tree of Time shrivels and drops from its <text:tab/>branch.</text:p>
      <text:p text:style-name="P6">The ways of birds were not those of fish: Tumíssan saying.</text:p>
      <text:p text:style-name="P6">The Weaver designs our Skeins to suit his pattern.</text:p>
      <text:p text:style-name="P6">The whim of a king can tear a thousand skeins from the Weaver's loom: from the Epic of <text:tab/>Mighty Hrúgga. </text:p>
      <text:p text:style-name="P41">The wings of the dark covered the eyes of light: poetry describing the fall of Gánga and the <text:tab/>aftermath.</text:p>
      <text:p text:style-name="P41">The worm who sleeps too long upon the rock is fried by the sun: Chákan saying.</text:p>
      <text:p text:style-name="P6">There is more to this pastry than first touches the palate. </text:p>
      <text:p text:style-name="P6">There is no need to wallow in the muck: Tsolyáni saying about traveling to Háida Pakála.</text:p>
      <text:p text:style-name="P6">There is no such thing as only one Ssǘ: Pecháni saying.</text:p>
      <text:p text:style-name="P6">Things, not words; swords, not pens or scrolls.</text:p>
      <text:p text:style-name="P21">This is the reason why the Milumanayáni never get anything done! Tsolyáni statement about <text:tab/>the total democracy of the desert tribes.</text:p>
      <text:p text:style-name="P6">Those who know the most tell the least: Livyáni saying.</text:p>
      <text:p text:style-name="P35">Thus is the land made pure: from the Bednálljan Calendar of Difficult Immortality in a reference to <text:s/></text:p>
      <text:p text:style-name="P35"><text:tab/>Ditlána.</text:p>
      <text:p text:style-name="P35">Time softens hearts.</text:p>
      <text:p text:style-name="P35">To bargain with one of the Pygmy Folk is to throw away one's purse: Tsolyáni saying.</text:p>
      <text:p text:style-name="P21">To bestow the coin: Tsolyáni idiom which comes from the worms of death which are sealed <text:tab/>into clay “coins” and it signifies “to condemn to certain death.”</text:p>
      <text:p text:style-name="P21">To plow stones is foolish when fertile fields lie at hand.</text:p>
      <text:p text:style-name="P21">To the deep hole with it: Pygmy Folk exclamation.</text:p>
      <text:p text:style-name="P21">To the Unending Grey with it all.</text:p>
      <text:p text:style-name="P6">Too weak a pillar to hold up the roof: Do Cháka saying.</text:p>
      <text:p text:style-name="P21">Tongue tied as a peasant virgin lad spending his first night in a brothel.</text:p>
      <text:p text:style-name="P19">Trust a clansman; see your property again: an old adage.</text:p>
      <text:p text:style-name="P6">Trust was ever the death of heroes: From the Hymn to Ná-Ivergé. </text:p>
      <text:p text:style-name="P6">Tunnels within tunnels: Tsolyáni saying about anything that is very complex with multiple <text:tab/>layers. It relates to the tunnels Shqá beetles bore.</text:p>
      <text:p text:style-name="P6">Two Zrné who battle over their prey and mate only when one or the other howls for quarter.</text:p>
      <text:p text:style-name="P6"/>
      <text:p text:style-name="P21">We are the head of Mrettén, and all others her limbs. It is only right that the body <text:tab/>should obey the dictates of the head: saying of the priests of Mrettén in the <text:tab/>Nyémesel Isles. </text:p>
      <text:p text:style-name="P21">We are the People, and our lands are the World. All else is the concern of others and <text:tab/>their gods: N'lǘss saying.</text:p>
      <text:p text:style-name="P21">We dance to the same measure in this endeavor.</text:p>
      <text:p text:style-name="P21">Wheels within wheels.</text:p>
      <text:p text:style-name="P21">What a kettle of stew you have overturned.</text:p>
      <text:p text:style-name="P7">What an officer cannot say to his troops may be whispered in prayer to one's god.</text:p>
      <text:p text:style-name="P7">What are god-like wealth and power good for, if not for over indulgence?</text:p>
      <text:p text:style-name="P6">What greedy eyes cannot see, clever hands cannot steal: From an epic.</text:p>
      <text:p text:style-name="P6">What is fable to one is holy writ to another.</text:p>
      <text:p text:style-name="P6">What is not begun, remains undone: A Jækánta saying. </text:p>
      <text:p text:style-name="P6">What is not perceived makes no tangled knots in one's Skein.</text:p>
      <text:p text:style-name="P6">What you enjoy at night, you pay for in the morning: Jakállan brothel saying.</text:p>
      <text:p text:style-name="P7">Whatever we are, we are; whoever we are, so we remain: From “The Psalmody of È-Shánmeth”, <text:tab/>one of the texts favored by Hrü'ǘ's temple. </text:p>
      <text:p text:style-name="P6">When a king dies, his passing thunders like a wave against the shore: a thousand sea-<text:tab/>shells are broken, and a myriad tiny creatures scurry helplessly to and fro...: From <text:tab/>the Epic of Mighty Hrúgga. </text:p>
      <text:p text:style-name="P6">When one bird flies up, all others look to their own nests.</text:p>
      <text:p text:style-name="P6">When one knows nothing, then a joke is as sensible as a graybeard's library.</text:p>
      <text:p text:style-name="P6">When water meets fire, both turn to harmless vapor.</text:p>
      <text:p text:style-name="P6">Wherever corruption and dead things dwell, there do Lord Sárku, Master of Worms, and his <text:tab/>servant, Missúm, Lord of Death, come forth to exalt, to glorify putrescence, and to <text:soft-page-break/><text:tab/>take possession forever: the Scrolls of Pavár.</text:p>
      <text:p text:style-name="P6">Where power exists, there are deeds.</text:p>
      <text:p text:style-name="P6">Who could compel a guest and remain noble.</text:p>
      <text:p text:style-name="P6">Whoever commands the men and the money has the right: Háida Pakála saying.</text:p>
      <text:p text:style-name="P6">Wisdom is not a commodity that spoils in the sun like overripe Dlél-fruit.</text:p>
      <text:p text:style-name="P6">Worth a tax collector's teeth.</text:p>
      <text:p text:style-name="P6">Would Have, Could Have, and Should Have: The three weak sisters of the Weaver of Skeins.</text:p>
      <text:p text:style-name="P6"/>
      <text:p text:style-name="P6">You can not eat an egg before breaking its shell: Khirgári saying.</text:p>
      <text:p text:style-name="P6">Your brain emits vapors like steam from a cook pot.</text:p>
      <text:p text:style-name="P6">Your courtesy overwhelms this humble person.</text:p>
      <text:p text:style-name="P6">Your least whim is as compelling as a decree from the Omniscient Gods.</text:p>
      <text:p text:style-name="P6">Your plan is a Tetléo's nest: A Tumíssan saying. The Tetléo bird builds a nest so <text:tab/>ramshackled that it falls down before she can lay her eggs in it. </text:p>
      <text:p text:style-name="P6"><text:s/><text:span text:style-name="T9">Tales</text:span></text:p>
      <text:p text:style-name="P6">Tale of the Kurukú and the Rényu: the bone goes to the third party, the Mnór.</text:p>
      <text:p text:style-name="P33"><text:s/></text:p>
      <text:p text:style-name="P14"><text:s text:c="3"/><text:span text:style-name="T27">Lands, Temples, Factions, and Notes</text:span></text:p>
      <text:p text:style-name="P14"><text:s/>Beverages</text:p>
      <text:p text:style-name="P6">A thick purplish wine made from produce grown in the Hikkai region of Livyánu.</text:p>
      <text:p text:style-name="P6">Chumétl- a buttermilk made from Hmélu milk and seasoned to taste. The preferred drink of <text:tab/>the Tsolyáni.</text:p>
      <text:p text:style-name="P6">Lás Tea- It is hot pitch tasting and is brewed from the needles of the Tíu tree.</text:p>
      <text:p text:style-name="P6">Meratorayal “The Woeful Seekers”: These are the people who are addicted to the below <text:tab/>beverages. They lay below the vats where they try to lick up the spills and <text:tab/>drippings, and will do so until they die. There are always more to take their place.</text:p>
      <text:p text:style-name="P6">N'lǘss purple wine</text:p>
      <text:p text:style-name="P6">Tsuhóridu Liqueurs: </text:p>
      <text:p text:style-name="P6"><text:tab/>Aluja- Strongly perfumed and rumored to rob a man of his virility if more than a</text:p>
      <text:p text:style-name="P6"><text:s text:c="13"/>thimble is drunk a day.</text:p>
      <text:p text:style-name="P6"><text:tab/>Nezu'un- Grass smelling, and it gives dreams of unendurable ecstasy.</text:p>
      <text:p text:style-name="P6"><text:tab/>Siyanukka- Sweet breathed as a child but brings about the decay of the mind.</text:p>
      <text:p text:style-name="P6"><text:tab/>Onka'om- Drink of Ultimate destination.</text:p>
      <text:p text:style-name="P6"><text:tab/>Diqonai- Swamp smelling and acerbic while providing the illusion of physical</text:p>
      <text:p text:style-name="P6"><text:s text:c="15"/>strength.</text:p>
      <text:p text:style-name="P6">Uóz- A Livyáni drink.</text:p>
      <text:p text:style-name="P6"/>
      <text:p text:style-name="P6"><text:s/><text:span text:style-name="T9">Calendar</text:span>:</text:p>
      <text:p text:style-name="P6">Spring: Didóm &amp; Langála</text:p>
      <text:p text:style-name="P6">Autumn: Pardan.</text:p>
      <text:p text:style-name="P6"/>
      <text:p text:style-name="P6"><text:s/><text:span text:style-name="T9">Chíma</text:span>:</text:p>
      <text:p text:style-name="P6">They have more senses that a human.</text:p>
      <text:p text:style-name="P6">They can see at least four Other Planar colors.</text:p>
      <text:p text:style-name="P6"/>
      <text:p text:style-name="P6"><text:s/><text:span text:style-name="T9">Diseases</text:span>:</text:p>
      <text:p text:style-name="P6">Alungtisa: eye malady common in Milumanayá.</text:p>
      <text:p text:style-name="P6">Scale mold: affects only the Shén.</text:p>
      <text:p text:style-name="P6">Scale rot: affects only the Shén and normally occurs in the spring.</text:p>
      <text:p text:style-name="P6"/>
      <text:p text:style-name="P14"><text:s/>Demons and Other Planar Beings</text:p>
      <text:p text:style-name="P25">Note: Substance is the demon's innate structure; essence is the demon's inclination.</text:p>
      <text:p text:style-name="P25"><text:span text:style-name="T18"><text:tab/></text:span>[YG-TM]</text:p>
      <text:p text:style-name="P6">Áinh Áing and the Urkaném who dwell on the 26<text:span text:style-name="T11">th</text:span> Plane. They are supposed to servitors of <text:tab/>Vimúhla but their actions aid the One Other. [YG-TM]</text:p>
      <text:p text:style-name="P6">Avánthe demons are like fairies and/or elves and not much help outside their areas.[YG-TM]</text:p>
      <text:p text:style-name="P6">Black Qárqa- Demon who lives in a one way in or out dimension and is worshiped as a god in <text:s text:c="2"/></text:p>
      <text:p text:style-name="P6"><text:s text:c="2"/><text:tab/>the Salarvyáni city of Tsa'avtúlgu. Said to be worse than Sárku. Also known as the <text:tab/>Mountain Demon Qnesh (the Tsolyáni name) and is worshiped by illiterate peasants in <text:soft-page-break/><text:tab/>the area of Kákri Midállu Peak area.</text:p>
      <text:p text:style-name="P6">Chóhlu'arth- A demon race that served the mighty dragons. [PoS]</text:p>
      <text:p text:style-name="P6">Chóm the Unexpected “He Who Dwells Where None Can See.” He is Lord of the Planes.[YG-TM]</text:p>
      <text:p text:style-name="P6">Demons of Hrü'ǘ, Sárku, and their Cohorts were detailed by Vu'éof Nofér [Nuférsh in <text:tab/>Livyánu?], but this tome disappeared when the wizard himself vanished.</text:p>
      <text:p text:style-name="P6">Demons of the Dark serve Hrü'ǘ, but in the past they served Ksárul at the Dórmoron Plain. <text:tab/>They live in two planes at once. [YG-TM]</text:p>
      <text:p text:style-name="P6">Dolél- like rapacious funnels.[YG-TM]</text:p>
      <text:p text:style-name="P6">Drrakhé “the Viper of the Bitter Plane.”[YG-TM]</text:p>
      <text:p text:style-name="P6">Dwarf Demons of Nriggadáshte- They were massacred by Hrúgga.</text:p>
      <text:p text:style-name="P6">Dwellers in the Dark- Very loyal minions of the Goddess of the Pale Bone.[YG-TM]</text:p>
      <text:p text:style-name="P6">Dwellers in Shadow</text:p>
      <text:p text:style-name="P6">Ghostly Sprites of Hekkutántha in the Hymn to Ná-Ivergé.</text:p>
      <text:p text:style-name="P6">He'ésa- Those who are seen but unseen. They proceed the Goddess of the Pale Bone into a <text:tab/>Plane. They turn their enemies into piles of rotting curd. They skulk between the <text:tab/>Planes. [YG-TM]</text:p>
      <text:p text:style-name="P6">Heroes of Glory- Karakán's special supernatural beings who are humanoid and encased in <text:tab/>steel armor.</text:p>
      <text:p text:style-name="P6">Horodai- Demon friend of Sánjesh hiKirisáya</text:p>
      <text:p text:style-name="P6">Hrè-Niríu: Lord Vimúhla's servitors who resemble sheets of flame.</text:p>
      <text:p text:style-name="P6">Kamiddáma: the sweet faced demi-goddess in the celestial paradise of Nimórgga.</text:p>
      <text:p text:style-name="P6">Kholúr- A demon race that served the mighty dragons. [PoS]</text:p>
      <text:p text:style-name="P6">Kun Teo- Servants of the Goddess of the Pale Bone. </text:p>
      <text:p text:style-name="P6">Lady Dla'akáb- Demon Princess of the 7<text:span text:style-name="T11">th</text:span> Realm.</text:p>
      <text:p text:style-name="P6">Lord Erbulé- Hostile to humans.</text:p>
      <text:p text:style-name="P6">Lord Ge'én- One of Sárku's great demons.</text:p>
      <text:p text:style-name="P6">Lord Gereshmá'a- One of Sárku's great demons.</text:p>
      <text:p text:style-name="P6">Lord Hés- “He Who Laughs Forever”.</text:p>
      <text:p text:style-name="P6">Lord Héssa “The Little One”- Plays pranks on and torments the evocator.</text:p>
      <text:p text:style-name="P6">Lord Jnekshá'a “The Scythe of Flame” one of Vimúhla's demons.</text:p>
      <text:p text:style-name="P6">Lord Ku'éth- Hostile to humans. </text:p>
      <text:p text:style-name="P6">Lady Lelmiyáni- “The Sweet Singer of Doom”. Manifests herself as little girl playing a <text:s text:c="2"/></text:p>
      <text:p text:style-name="P6"><text:tab/>flute.</text:p>
      <text:p text:style-name="P6">Lord Marássu- Demon Lord. [YG-TM]</text:p>
      <text:p text:style-name="P6">Lord Mrúgga- “He with Scales of Fire”. The fiercest of Lord Vimúhla's myrmidons. He <text:tab/>resembles a Sró with hide that is patterned with elegant scarlet and black geometric <text:tab/>designs.</text:p>
      <text:p text:style-name="P6">Lord Neré- Demon master of the 50<text:span text:style-name="T11">th</text:span> Circle of the Planes Beyond. His “Many Bodied”.</text:p>
      <text:p text:style-name="P6">Lord Origób- One of Sárku's great demons. The mightiest of the Demon Lords.</text:p>
      <text:p text:style-name="P6">Lord Qu'ú- Mentioned in the Epic of Mighty Hrúgga. One of Ksárul's servitors.</text:p>
      <text:p text:style-name="P6">Lady Quyóve- Demoness of the Obelisk in which the Sky Singers “lay until the last leaf has</text:p>
      <text:p text:style-name="P6"><text:s text:c="2"/><text:tab/>fallen from the tree of time”; She of the Obelisk, the Mistress of the All-Seeing <text:tab/>Peak, the Unseen One.</text:p>
      <text:p text:style-name="P6">Lord Rü'ütlánesh- One of Dlamélish's demons. “The One of Mouths”. Lives in the land of </text:p>
      <text:p text:style-name="P6"><text:s text:c="2"/><text:tab/>Qélem in the Citadel of Sighs, the land Below the World.</text:p>
      <text:p text:style-name="P6">Lord Srükárum- One of Sárku's great demons.</text:p>
      <text:p text:style-name="P6">Lord Zanátl- Lord of the 44<text:span text:style-name="T11">th</text:span> Circle and Foe of All Being. [YG-TM]</text:p>
      <text:p text:style-name="P6">Ma'achnáà- Who wander mountains.[YG-TM]</text:p>
      <text:p text:style-name="P6">Marággu- demoness, allied with Dlamélish and/or Hriháyal.</text:p>
      <text:p text:style-name="P6">Miyusál- A race of amazon-like demi-goddesses who fought for Karakán at the Battle of the <text:tab/>Dórmoron Plain.</text:p>
      <text:p text:style-name="P6">Nzékkumai- Who eat all there is. [YG-TM]</text:p>
      <text:p text:style-name="P6">Ón-Áing</text:p>
      <text:p text:style-name="P6">Other Planar Minions of Sárku: Blind Ones of Hreshkaggétl- they are rust brown and have <text:tab/><text:tab/><text:tab/><text:tab/><text:tab/><text:tab/><text:tab/>tentacles;</text:p>
      <text:p text:style-name="P6"><text:s text:c="31"/>Legion of the Despairing Dead;</text:p>
      <text:p text:style-name="P6"><text:s text:c="31"/>Legion of the Mantle of Vipers;</text:p>
      <text:p text:style-name="P6"><text:s text:c="31"/>The Dwellers in the Tombs;</text:p>
      <text:p text:style-name="P6"><text:s text:c="31"/>The Half Ones of Nguyóm;</text:p>
      <text:p text:style-name="P6"><text:soft-page-break/><text:s text:c="31"/>The One of Molds.</text:p>
      <text:p text:style-name="P6"><text:s text:c="31"/>The Ones who Writhe: head like a serpent, extremely fast, <text:tab/><text:tab/><text:tab/><text:tab/><text:tab/><text:tab/>armor of banded copper and they use spears;</text:p>
      <text:p text:style-name="P6"><text:s text:c="31"/>The Tsughiyúr;</text:p>
      <text:p text:style-name="P6">Potóro the monster- from one of the legends.</text:p>
      <text:p text:style-name="P7">Ragáth</text:p>
      <text:p text:style-name="P7">Sangnákht “the Gray Mistress of Dissolution.”[YG-TM]</text:p>
      <text:p text:style-name="P7">Shrouded Ones of Tu'enkáimo “Who frequent ancient Nenu'ú with steps of horror.”</text:p>
      <text:p text:style-name="P7">Silver Suits- famed for their technological skills. </text:p>
      <text:p text:style-name="P6">Spirits of the Aerial Realm of Tu'unkélmu.</text:p>
      <text:p text:style-name="P6">Striped One</text:p>
      <text:p text:style-name="P6">Suribáya- “the Beauteous.” A demoness or demi-goddess whose face resembles that of a cat.<text:tab/>[YG-TM]</text:p>
      <text:p text:style-name="P6">Sweet-Faced Demi-God Kamiddáma in the Celestial Paradise of Nimórgga. </text:p>
      <text:p text:style-name="P6">Tàk<text:span text:style-name="T1">ô</text:span>n Dé- “Who Come Willingly to the Isle of Eyes.”[YG-TM]</text:p>
      <text:p text:style-name="P6">The Pariah Deities are thought to work together rather than independently.[YG-TM]</text:p>
      <text:p text:style-name="P6">Tsuli'úr- The Headless Ones.</text:p>
      <text:p text:style-name="P6">Tsu'u- A demon who is said to always hover over the shoulder of the Goddess Dlamélish.</text:p>
      <text:p text:style-name="P32"/>
      <text:p text:style-name="P33"><text:s/><text:span text:style-name="T39">Flowers</text:span></text:p>
      <text:p text:style-name="P10">Gíyu- a flower that almost all people have allergic reactions to.</text:p>
      <text:p text:style-name="P10">Kuthéb- a flowering bush which does not grow well in northern climes and it requires sun.</text:p>
      <text:p text:style-name="P10">Míkosa- a blue flower.</text:p>
      <text:p text:style-name="P10">Ngayth- a fragrant tree fungus found in the Chákas.</text:p>
      <text:p text:style-name="P10">Sanqün- a flowering plant.</text:p>
      <text:p text:style-name="P10">Sauqin- waxy-orange. </text:p>
      <text:p text:style-name="P10">Saugün</text:p>
      <text:p text:style-name="P10">Tsél- a species of little blue flower.</text:p>
      <text:p text:style-name="P10">Tetél- a gray-green petal. Used in Thúmis ceremonies. Sometimes they are gray or green.</text:p>
      <text:p text:style-name="P10"/>
      <text:p text:style-name="P10"><text:s/><text:span text:style-name="T9">Food</text:span></text:p>
      <text:p text:style-name="P10">A needle-like boring shellfish that lives in the high mountain streams of Nuru'ún with a <text:tab/>bright yellow-gold colored shell. It lives on algae and plankton. [YG-TM]</text:p>
      <text:p text:style-name="P10">Ahúh- a lizard in central and eastern Rannálu that is considered a delicacy by the eastern <text:tab/>Salarvyáni.</text:p>
      <text:p text:style-name="P10">A'ílde: a compote in eastern Salarvyá that aids digestion and is an excellent appetizer. </text:p>
      <text:p text:style-name="P10">Ajura- a swamp fruit common in Púrdimal.</text:p>
      <text:p text:style-name="P10">Arbígh- a nut that is a staple of the north.</text:p>
      <text:p text:style-name="P10">Bazhá'ab- a bird.</text:p>
      <text:p text:style-name="P10">Bén- a fish that is considered a delicacy in eastern Salarvyá. It is similar to Khoródla <text:tab/>fish but Khoródla is a deadly poison if not cooked just right.</text:p>
      <text:p text:style-name="P10">Beshésh fern stalks.</text:p>
      <text:p text:style-name="P10">Choqún- a tuber with seeds.</text:p>
      <text:p text:style-name="P10">Chrí- A greenish melon which is the staple of the Shén which tastes bitter to humans.</text:p>
      <text:p text:style-name="P10">Crustacean: in eastern Salarvyá that has a pallid, segmented shell, feelers, short <text:tab/>tentacles and a ring of eyes.</text:p>
      <text:p text:style-name="P10">Dedlán-eel: a black, sticky, stinky critter that is used to feed the poor in eastern <text:tab/>Salarvyá.</text:p>
      <text:p text:style-name="P10">Dná-grain beer in Ssa'átis is orange hued.</text:p>
      <text:p text:style-name="P10">Dziya- a yellow melon.</text:p>
      <text:p text:style-name="P10">Ejjek juice- sour tasting and used to flavor food.</text:p>
      <text:p text:style-name="P10">Gaún root.</text:p>
      <text:p text:style-name="P10">Gpén berries.</text:p>
      <text:p text:style-name="P10">Hreqa- a black fruit.</text:p>
      <text:p text:style-name="P10">Jarédha- a bird.</text:p>
      <text:p text:style-name="P10">Jumul berry tree.</text:p>
      <text:p text:style-name="P10">Kao- a squash. It is made into a stew, and a pudding.</text:p>
      <text:p text:style-name="P10">Khaish- a long white tuber as sweet as honey. It is usually made into a stew.</text:p>
      <text:p text:style-name="P10">Khoródla- a fish (see Bén above).</text:p>
      <text:p text:style-name="P10"><text:soft-page-break/>Khré- a bright red fish.</text:p>
      <text:p text:style-name="P10">Lmé berries are purplish.</text:p>
      <text:p text:style-name="P10">Másh fruit is yellow</text:p>
      <text:p text:style-name="P10">Méshteb- a melon that is crisp and salty with a bread-like flavor.</text:p>
      <text:p text:style-name="P10">Mithudaré- Fort Órmichash's most potent drink. It rots the brain.</text:p>
      <text:p text:style-name="P10">Mnosa- a sweet tasting root that is white.</text:p>
      <text:p text:style-name="P10">Mreggéth berries.</text:p>
      <text:p text:style-name="P10">Nétheb plant- it has a red blossom and its greens are eaten by the poor.</text:p>
      <text:p text:style-name="P10">Nmatl-fish</text:p>
      <text:p text:style-name="P10">Npé berries</text:p>
      <text:p text:style-name="P10">Ozhain fungus- grows wherever there is darkness and Hú-bat dung or carrion, it tastes like <text:tab/>Dná-grain porridge mixed with sea fish and seasoned wit swamp water.</text:p>
      <text:p text:style-name="P10">Pé'etp- a purplish fruit found in the Chákan forest.</text:p>
      <text:p text:style-name="P10">Póira- an eel in eastern Salarvyá.</text:p>
      <text:p text:style-name="P10">Purná- a mollusk that grow to be several feet across. </text:p>
      <text:p text:style-name="P10">Sekkéb jelly pudding.</text:p>
      <text:p text:style-name="P10">Shiryá tubers</text:p>
      <text:p text:style-name="P10">Tkáb- a turnip.</text:p>
      <text:p text:style-name="P10">Tkíp- a red vine eaten by the Pé Chói.</text:p>
      <text:p text:style-name="P10">Vé root- it is greasy.</text:p>
      <text:p text:style-name="P10">Zichá- a yellow-green fruit grown in the Tsoléi Isles that is tart and globular.</text:p>
      <text:p text:style-name="P10">Zachá fish- they have red and pink meat and are found in eastern Salarvyá.</text:p>
      <text:p text:style-name="P32"/>
      <text:p text:style-name="P6"><text:s/><text:span text:style-name="T9">Ghatón</text:span></text:p>
      <text:p text:style-name="P6">Fifth Age of the Cupped Hands of the Flame: Dragon Warriors establish Ghatón.</text:p>
      <text:p text:style-name="P6">Garden of Harradrákhtim around the tomb of Minister Tejmóshu under Priestking Balakanúma <text:tab/>in Nézhu Pa'ákh.</text:p>
      <text:p text:style-name="P6">In Ghatón women who attempt to speak have their tongues cut out and sewn to their <text:tab/>foreheads.</text:p>
      <text:p text:style-name="P6">Nézhu Pa'ákh: a great necropolis near the town of Kengír in western Ghatón filled with <text:tab/>ancient tombs.</text:p>
      <text:p text:style-name="P6">Sréq- A chieftain.</text:p>
      <text:p text:style-name="P6">There are three major dialects of Ghatóni.</text:p>
      <text:p text:style-name="P6">They believe that their sun god, Ghé, was shamed by the goddess Iyách who rules Gayél, and <text:tab/>that is the reason they detest women.</text:p>
      <text:p text:style-name="P6">They believe that women diminish manliness and debase moral fiber.</text:p>
      <text:p text:style-name="P6">They only bathe once every six days and they wash their garments less often.</text:p>
      <text:p text:style-name="P6"/>
      <text:p text:style-name="P14"><text:s/>Háida Pakála</text:p>
      <text:p text:style-name="P6">Breathern of Súr, Lord of Death- Assassins. Very good poisoners.</text:p>
      <text:p text:style-name="P6">Hair style: shaving the hair very closely on the temples.</text:p>
      <text:p text:style-name="P6">Lady Surgá- The most skilled of Lord Súr's 7 sisters. </text:p>
      <text:p text:style-name="P6">Language: it sounds soft and purring.</text:p>
      <text:p text:style-name="P6">Lord Súr- Death.</text:p>
      <text:p text:style-name="P6">Many people who live here block other planar power.</text:p>
      <text:p text:style-name="P6">Paodé- Háida Pakálani name for Hmélu. </text:p>
      <text:p text:style-name="P6">People of these region are known as Pakálani.</text:p>
      <text:p text:style-name="P6">The minds of most Pakálani are closed to telepathy.</text:p>
      <text:p text:style-name="P6"/>
      <text:p text:style-name="P6"><text:s/><text:span text:style-name="T9">Heresy</text:span></text:p>
      <text:p text:style-name="P6">The Heresy of Chu'inur discredited and refuted for over 3,000yrs stated that all gods and <text:tab/>goddesses are but Aspects of one great god.</text:p>
      <text:p text:style-name="P6"/>
      <text:p text:style-name="P6"><text:s/><text:span text:style-name="T9">Hokún</text:span>:</text:p>
      <text:p text:style-name="P6">Hokún are the beings who ride.</text:p>
      <text:p text:style-name="P6">Sáàkhü are divided into three different kinds: equal to humans, do business with humans, <text:tab/>hunt humans.</text:p>
      <text:p text:style-name="P6">The oral sounds of their language are the skeleton of it. The non-oral sounds add <text:tab/>textures, connotations, additional data, and emotions.</text:p>
      <text:p text:style-name="P6"><text:soft-page-break/>Their language is weirdly modulated fluting sounds like music mingled with a vibration <text:tab/>that runs all the way between a deep base and shrill falsetto with hints of <text:tab/>harmonics that are only partially perceptible to the human ear. They produce these <text:tab/>sounds and harmonics through voice sounds and tiny tubes that are beneath their <text:tab/>arms, in the throat, and along the inside of the thighs.</text:p>
      <text:p text:style-name="P6">They are as smooth and golden tongued as a Livyáni diplomat.</text:p>
      <text:p text:style-name="P6">They call “eyes” “sky-pearls.”</text:p>
      <text:p text:style-name="P6">They can see at least four Other Planar colors.</text:p>
      <text:p text:style-name="P6">They do not recognise theft. If someone is not using an object, it is free for the taking.</text:p>
      <text:p text:style-name="P6">They have faceted eyes, but only one vertical iris. </text:p>
      <text:p text:style-name="P6">They have independently movable eyes being able to look at one object with one and another <text:tab/>with the other.</text:p>
      <text:p text:style-name="P6">They have names that change over time.</text:p>
      <text:p text:style-name="P6">They smell like musty cloth with a faint odor of drí-ants. </text:p>
      <text:p text:style-name="P14"><text:s/></text:p>
      <text:p text:style-name="P14"><text:s/>Intelligence Organizations</text:p>
      <text:p text:style-name="P6">Surgeth- Baron Áld's spy organization in Yán Kór.</text:p>
      <text:p text:style-name="P6">Vrú'uneb- The intelligence/secret police arm of the Shadow Gods Temples. Their cells are</text:p>
      <text:p text:style-name="P6"><text:s text:c="10"/>known as Palláz.</text:p>
      <text:p text:style-name="P6">OAL (Omnipotent Azure Legion)- There are three branches to this organization: military,</text:p>
      <text:p text:style-name="P6"><text:tab/>servitors to the emperor himself, and the intelligence organization which conducts <text:tab/>internal and external operations.</text:p>
      <text:p text:style-name="P6"/>
      <text:p text:style-name="P6"><text:s/><text:span text:style-name="T9">Languages</text:span></text:p>
      <text:p text:style-name="P6">Llyáni has status and prestige as a high language of the ancients.</text:p>
      <text:p text:style-name="P6">Tlu'en of Ssa'átis wrote a treatise on Llyáni grammar in N'lǘssa. </text:p>
      <text:p text:style-name="P6"/>
      <text:p text:style-name="P14"><text:s/>Livyánu</text:p>
      <text:p text:style-name="P6">Dúru'ob script is as elaborate as anything the Éngsvanyáli did. </text:p>
      <text:p text:style-name="P6">Lord Ndárka's temples are known as the House Transcendental.</text:p>
      <text:p text:style-name="P6">Lord Qame'él's Ball of Flame: This is the sun. His temples are known as the House <text:tab/>Rutilant.</text:p>
      <text:p text:style-name="P6">Kikumársha worshipers travel over the Citrine Bridge of Beauteous Kikumársha and thence </text:p>
      <text:p text:style-name="P6"><text:tab/>along the highway to His Eternal Palace when they die. It is an abode of feasting <text:tab/>and joyous dancing.</text:p>
      <text:p text:style-name="P6">The Lost One of the Sea- Its temple is known as the House Pelagic.</text:p>
      <text:p text:style-name="P6">The One of Fears- This deity's temple is known as the House Recusant.</text:p>
      <text:p text:style-name="P6">Tsámra was known as the City of Joy before the False Plague.</text:p>
      <text:p text:style-name="P6">Quyó- This goddess's temples are known as the House Tabescent. Known in Tsolyánu as</text:p>
      <text:p text:style-name="P6"><text:tab/>Sárku's uglier cousin.</text:p>
      <text:p text:style-name="P6">Rotunda of Salutary Healings- This is a famed pharmacological and medical academy of the</text:p>
      <text:p text:style-name="P6"><text:tab/>Goddess Kirrinéb temple in the city of Sra'ón. </text:p>
      <text:p text:style-name="P6">Sea-Goddess Kakársha- She is one of the three major deities of western Livyánu. Her temple</text:p>
      <text:p text:style-name="P6"><text:tab/>is known as the House Inscrutable.</text:p>
      <text:p text:style-name="P6"/>
      <text:p text:style-name="P6"><text:s/><text:span text:style-name="T15">Ceremonies</text:span></text:p>
      <text:p text:style-name="P6">Dance of the Kikumársha the Jester before the Faces of the Singers of Cha'ántokun.</text:p>
      <text:p text:style-name="P35">The annual New Year's festival in Tsámra is called the “Opening of the Sun” and is presided over by <text:tab/>the priests of the Horned One of Secrets.</text:p>
      <text:p text:style-name="P6"/>
      <text:p text:style-name="P6"><text:s/><text:span text:style-name="T15">Notes</text:span></text:p>
      <text:p text:style-name="P6">About 2,000yrs before the Mu'ugalavyáni invasion the semi-mythological First Thinker Dumúz <text:tab/>Mélunez Chiúna brought forth Livyánu as a single unitary, monumental theocracy. </text:p>
      <text:p text:style-name="P6">Ajjo: a squalid little town of about 3,000 three flight days from Sra'ón toward Dlásh.</text:p>
      <text:p text:style-name="P6">All senior members of Gíj and Sons is known as Gíj.</text:p>
      <text:p text:style-name="P6">Aomüz- Red and black tattoos that indicate the wearer's clan, city, and religious <text:tab/>affiliation. Sometimes they are multicolored.</text:p>
      <text:p text:style-name="P6">Arriké Khonékon- The regular police in Dlásh.</text:p>
      <text:p text:style-name="P6">Bárdüsh Hrú- The major city down the coast from Sra'ón. It is a Shén city but with a large <text:soft-page-break/><text:tab/>population of Livyáni. </text:p>
      <text:p text:style-name="P6">Bekkés: Livyánu term meaning auspicious lucky, magically empowered by the gods.</text:p>
      <text:p text:style-name="P6">Bazhá'ab-bird skips lightly about the web of the sea spider so as not to awaken it.</text:p>
      <text:p text:style-name="P6">Black glass is gotten from the Spouting Mountains south of Dlásh.</text:p>
      <text:p text:style-name="P6">Black glass desert along Livyánu's southern border with Mmátugual.</text:p>
      <text:p text:style-name="P6">Business in Dlásh is conducted outside the inner city, and exceptions are rare enough to <text:tab/>be noted in history books.</text:p>
      <text:p text:style-name="P6">Celebrants of the Nighted Ones- The official title of executioners in Dlásh. They are also <text:tab/>the people who do sacrifices for the One of Fears.</text:p>
      <text:p text:style-name="P6">Chaman Ko'óz: a phrase which basically means 'a person who commits indecency.'</text:p>
      <text:p text:style-name="P6">Chananób- A decanter shaped like a castle or city that holds 8 to 20 drinks. It is on a <text:tab/>pivot and the operator turns it hither and fro to pour. It takes many hours of <text:tab/>training to operate.</text:p>
      <text:p text:style-name="P6">Conservatory of Manifest Heroes- The official title of the Necropolis of Sra'ón.</text:p>
      <text:p text:style-name="P6">Corporeal Realization of the Glorified Destiny of Sra'ón- The governor of the prefecture.</text:p>
      <text:p text:style-name="P6">Dáyeng Tíyu: hereditary residence of the High Syndic.</text:p>
      <text:p text:style-name="P6">Dialects: That of Tsámra is seen as the cultural standard although that of Sra'ón is <text:tab/>considered elegant. That spoken in Núfersh is thought to be rustic, and that spoken <text:tab/>around the Tinalíya enclaves as well as in the Tláshte Heights has the reputation of <text:tab/>being boorish and amusing. The most distant dialect is that found around Dlásh, and <text:tab/>it almost constitutes a separate language. Villages in the region around Mmátugual <text:tab/>speak completely unknown and unrelated tongues. There are also regional differences, <text:tab/>class differences, class differences, slang, argots, and special dialects (e.g. the <text:tab/>speech of the glassblowers of Laigás which has been made deliberately difficult).</text:p>
      <text:p text:style-name="P6">Díodaz- The magic police in Dlásh, and they wear blank featured, bone-white masks with <text:tab/>flanges that extend outward from the head.</text:p>
      <text:p text:style-name="P6">Dlásh has a FQ of sorts outside of it to the SW which is filled with Shén “enough to start <text:tab/>a country.”</text:p>
      <text:p text:style-name="P6">Dlásh has rust hued bastions and ocher tiled roofs.</text:p>
      <text:p text:style-name="P6">Dlásh is supplied with water by an aqueduct from the Hikkai Highlands. <text:s/></text:p>
      <text:p text:style-name="P6">Dlásh is warded against normal strength spells.</text:p>
      <text:p text:style-name="P6">Dlásh-Livyánu treaty signed by the Dynasty of Thirty Swords 5,000yrs before the happenings <text:tab/>in Lords of Tsámra. With it Tsámra must content itself with taxes collected from <text:tab/>afar. No non-Dláshi meddles in Dláshi internal affairs.</text:p>
      <text:p text:style-name="P6">Dlásh market: a drab, buff-hued complex that consisted of ramshackle sheds joined by <text:tab/>covered passages and walkways. These seemed to have neither plan nor purpose. Bales, <text:tab/>boxes, and bins overflowing with unknown contents stood everywhere. A flight of <text:tab/>three cracked steps led up to a cavernous hall where visitors removed their foot <text:tab/>gear and squatted cross-legged on mats of scuffed red fabric. Boys scuttled to and <text:tab/>fro with trays of sweetmeats and beverages; older youths pulled cords of sweep-fans <text:tab/>to stir the turgid air; and others carried goods and samples in and out. In the <text:tab/>shadowy depths, more clerks glided silently to and fro, occasionally emerging to <text:tab/>serve some fortunate customer.</text:p>
      <text:p text:style-name="P6">Dlásh ritual gesture: touch lips with right hand finger tips then heart.</text:p>
      <text:p text:style-name="P6">Dlásh uses Nexus Points to move it “freight.” There are opening in Béy Sǘ, Jakálla, etc.</text:p>
      <text:p text:style-name="P6">Dláshi accent is a nasal sing-song one.</text:p>
      <text:p text:style-name="P6">Dláshi fashion: women= they wear little more than bracelets, belts, and anklets, <text:tab/>interlinked with scarves and ribands. Dag bordered cloaks dyed in a dozen bright <text:tab/>hues with wooden demon masks favored by the aristocratic women of Tsámra missing as <text:tab/>were the Aomúz tatooes.</text:p>
      <text:p text:style-name="P6"><text:tab/>Men= harnesses of straps and plaques worked with jewels, intaglios, and Kenemúz-<text:tab/>glyphs. Some sport light mantles, sandals, and coiffures consisting of loose <text:tab/>ringlets or long braids wound around the crown of the head. </text:p>
      <text:p text:style-name="P6">Dláshi language is related to Sunúz and not Llyáni.</text:p>
      <text:p text:style-name="P6">Dláshi male costume: a harness of embossed leather traps from which hang a few wisps of <text:tab/>brightly colored fabrics, a pouch, a little sheath-knife, and a silver pomander.</text:p>
      <text:p text:style-name="P6">Dláshi women have small, tip-tilted noses. </text:p>
      <text:p text:style-name="P6">Dumúz- Brother in Faith. A title used for high ranking priest-generals and such.</text:p>
      <text:p text:style-name="P6">Dúru'ob- Ancient Livyáni. Falls between modern Livyáni and Llyáni. </text:p>
      <text:p text:style-name="P6"><text:soft-page-break/>Edláng Jóm- Food for Creation. The “stuff” used in the Forbidden City of Dlásh to make <text:tab/>“things.”</text:p>
      <text:p text:style-name="P6">False Plague killed an estimated 75% of the population of Livyánu. It was an accident and <text:tab/>a major plot by many high persons in Livyánu. In took place in 2356-2357 AS in <text:tab/>Tsolyáni reckoning.</text:p>
      <text:p text:style-name="P6">Feast of Nimmúra</text:p>
      <text:p text:style-name="P6">Floor plan of a middle-class dwelling: the front gate opened into a courtyard crowded with <text:tab/>potted plants; a pair of stout doors led on into a pillared atrium where visitors <text:tab/>were entertained. Behind this were the kitchens and storage chambers. The second <text:tab/>storey held three bedrooms with vine covered verandas that overlooked the city; on <text:tab/>that level, too, were a bathroom, a family room, and a number of closets and <text:tab/>alcoves. On the flat roof stood a little cupola, shaded with awning against the <text:tab/>oppressive heat. Outside at the back of the house, a dusty courtyard held workroom <text:tab/>and servants quarters.</text:p>
      <text:p text:style-name="P6">Galtúmin- A suburb of Dlásh.</text:p>
      <text:p text:style-name="P6">Gardens of Tranquil Respite: A hostel operated by a consortium of the Syndics of Dlásh. </text:p>
      <text:p text:style-name="P6">Getlara'ába: a rock worm that is fried on a griddle with si'éb grass and spices. <text:tab/>Considered a delicacy.</text:p>
      <text:p text:style-name="P6">Hall of Transitions in the Forbidden City of Dlásh.</text:p>
      <text:p text:style-name="P6">Hoob Town- Largest population center between Bárdüsh Hrú and Sra'ón. It is some 60 Tsán <text:tab/>south of Sra'ón.</text:p>
      <text:p text:style-name="P6">High born Livyáni women wear demon masks made of wood and little else.</text:p>
      <text:p text:style-name="P6">Hikkai Highlands: 4 flight days from Sra'ón towards Dlásh. It is a wilderness of hills and <text:tab/>stony ravines.</text:p>
      <text:p text:style-name="P6">Hruchán reeds are made into a papyrus-like paper.</text:p>
      <text:p text:style-name="P6">In Livyánu dogs are considered especially unclean.</text:p>
      <text:p text:style-name="P6">In Livyáni dwellings one enters through a passage in the outer wall into a central <text:tab/>courtyard.</text:p>
      <text:p text:style-name="P6">In Livyánu it is one's clan status and one's rank within one's temple that starts a <text:tab/>person out upon the road to power. These things are shown in the Aomüz.</text:p>
      <text:p text:style-name="P6">In Livyánu peasants belong to the land, and the land belongs to the temples as well as <text:tab/>certain noble clans. <text:span text:style-name="T15">That is the law</text:span>.</text:p>
      <text:p text:style-name="P6">In Livyánu there are degrees of bows.</text:p>
      <text:p text:style-name="P6">In Livyánu to touch another person is an act of personal identification.</text:p>
      <text:p text:style-name="P6">Inner city of Dlásh has blackish-red roofs and towers with an ugly red sheen to them.</text:p>
      <text:p text:style-name="P6">Káng- A title in Dlásh.</text:p>
      <text:p text:style-name="P6">Kememúz: the glyphs Livyáni add to documents, clothing, sculpture, and paintings for <text:tab/>reasons only they know. They do, however, identify status.</text:p>
      <text:p text:style-name="P6">Kikumársha and Kakársh are two of the three major deities in western Livyánu.</text:p>
      <text:p text:style-name="P6">Kikumársha's colors are black and yellow. </text:p>
      <text:p text:style-name="P6">Kikumársha rose from the couch of Dla'akáb, the demon Princess of the 7<text:span text:style-name="T11">th</text:span> Realm.</text:p>
      <text:p text:style-name="P6">Kilueb essence is used in Livyáni pomanders. It has a sweet, heady, resinous fragrance.</text:p>
      <text:p text:style-name="P6">Kirrinéb priests/priestesses wear robes that are blue on the left and black on the right.</text:p>
      <text:p text:style-name="P6">Kuvéb-bird eats clams on the west coast of Livyánu. </text:p>
      <text:p text:style-name="P6">Láris: the ancient city that Tsámra was built on. It was abandoned after being hit by a <text:tab/>tsunami. [LoT]</text:p>
      <text:p text:style-name="P6">Llyán of Tsámra defeated Dlásh and they became slaves to his empire; they never forgot.</text:p>
      <text:p text:style-name="P6">Livyáni belongs to the periphery of the Khíshan family of languages.</text:p>
      <text:p text:style-name="P6">Livyáni eat in gloomy solemnity with each dinner sitting alone behind a privy screen <text:tab/>while silent slaves serve food and no socializing takes place until the eating is <text:tab/>finished.</text:p>
      <text:p text:style-name="P6">Livyáni complexions are dune hued.</text:p>
      <text:p text:style-name="P6">Livyáni villages are all jumbled: no plan, no order, no streets, trees and bushes in the <text:tab/>middle.</text:p>
      <text:p text:style-name="P6">Mansion of Kórod O'ó: The house in Dlásh where one puts their request to the Syndics.</text:p>
      <text:p text:style-name="P6">Many Livyáni children were sold into slavery after the False Plague, and some were passed <text:tab/>on to the Temple of Hŕsh in Mu'ugalavyá for sacrifice. Others were passed on to the <text:tab/>Temple of Hriháyal in Tsolyánu for “other” purposes.</text:p>
      <text:p text:style-name="P6">Market of Nékku Chlío: a new market in Dlásh.</text:p>
      <text:p text:style-name="P6"><text:soft-page-break/>Masks worn by noble woman was a custom that began in the time of Llyán of Tsámra. </text:p>
      <text:p text:style-name="P6">Méledekb- Dláshi term for Livyáni or intruders.</text:p>
      <text:p text:style-name="P6">Miyutláyo: it is like a formal title which means “He Who Walks the Planes.”</text:p>
      <text:p text:style-name="P6">Nákka Dlóru: located at the mouth of the pass through the Hikkai Highlands (Sákbe Road <text:tab/>from Sra'ón to Dlásh hex 2017/1918). The dirt in the area is a deep maroon in hue.</text:p>
      <text:p text:style-name="P6">Népab: a pungent spice preferred by the Livyáni. Népab sauce is brown in color and sour to <text:tab/>the taste.</text:p>
      <text:p text:style-name="P6">Netkomiyán- A Dláshi caste which means “Those Who Stand Between”, a middle level caste.</text:p>
      <text:p text:style-name="P6">Nimutlánta- black wine made in the presses of the volcanic highlands south of Dlásh.</text:p>
      <text:p text:style-name="P6">No soldier from Dlásh has been seen outside it walls even though a cople of legions are <text:tab/>listed on the rolls.</text:p>
      <text:p text:style-name="P6">Obsidian Palace- Center of Livyáni government in Tsámra and home of the ruling Gilded Wing</text:p>
      <text:p text:style-name="P6"><text:tab/>clan.</text:p>
      <text:p text:style-name="P6">One of Fears is not worshiped outside of Dlásh, and it has three eyes.</text:p>
      <text:p text:style-name="P6">Pálluz incense used in Livyáni Temples.</text:p>
      <text:p text:style-name="P6">Pancrators of the Far Reaches</text:p>
      <text:p text:style-name="P6">Pavilion of Emblazoned Swords: The sprawling palace of the governor of the prefecture of <text:tab/>Sra'ón.</text:p>
      <text:p text:style-name="P6">Pentagonal Court of Neré Dioshánu- The justice center in Dlásh, in the forbidden city. The <text:tab/>prison is also there.</text:p>
      <text:p text:style-name="P6">Peretnayán- Dlásh families.</text:p>
      <text:p text:style-name="P6">Prefecture of Sra'ón: Colors are black and yellow.</text:p>
      <text:p text:style-name="P6">Priests of Kikumársha wear robes which are Black and Yellow.</text:p>
      <text:p text:style-name="P6">Pumice stone is used for grinding.</text:p>
      <text:p text:style-name="P6">Quyó's priests/priestesses wear black and brown robes. </text:p>
      <text:p text:style-name="P6">Sáhaleb cord: many things are made from it in southern Livyánu. One of the most numerous <text:tab/>are sleeping mats.</text:p>
      <text:p text:style-name="P6">Sea-spider</text:p>
      <text:p text:style-name="P6">Sept of Belkómin (Dénnu)</text:p>
      <text:p text:style-name="P6">Spinning Sphere of Gold and the Seven Tiered Mansion in Sra'ón. </text:p>
      <text:p text:style-name="P6">Sra'ón: Municipal color is a light yellow. Gray-green stone walls, ocher-tiled roofs, and <text:tab/>intricately carved gables marched off to the horizon, among which the gilded spires <text:tab/>of the temples of the dread Shadow Gods thrust up into the smoke-daubed sky. The <text:tab/>harbor lay to the west of the city, a slate-hued, shallow bay. North, along the mud-<text:tab/>flats, lay the maze of tacky houses and shops that made up the Foreigner's Quarter. <text:tab/>To the north-east, turrets, bastions, and tiled domes hung against the mist-blued <text:tab/>sky, while further north, almost out of sight even on the clearest of clear days, <text:tab/>the headlands of Kakársha Bay faded into indigo distances.</text:p>
      <text:p text:style-name="P6">Sra'óni wines are too resinous for Tsolyáni tastes.</text:p>
      <text:p text:style-name="P6">Sunúz- this city's underworld is much like the ruin city of Hmákuyál in Tsolyánu. </text:p>
      <text:p text:style-name="P6">Swamps of Jekhenúru</text:p>
      <text:p text:style-name="P6">Syndic- a merchant prince of Dlásh. It is said that they have enough money to bribe the <text:tab/>gods themselves.</text:p>
      <text:p text:style-name="P6">Te'ék Tí Hrú- A village in the general area of Tlek village. Fa'ánmrú Cove outside of the <text:tab/>village is where the Shén ship carrying the survivors of the Tsolyáni Tsoléi <text:tab/>Expedition made land fall on the mainland.</text:p>
      <text:p text:style-name="P6">The Age of the Five Archons of the Dúru'ob Interregnum: A time period in Livyáni history.</text:p>
      <text:p text:style-name="P6">The Black Stones came from the Plane where the Demons of the Dark live.</text:p>
      <text:p text:style-name="P6">The events in the book “Lords of Tsámra” takes place 10,045 years after the era of the</text:p>
      <text:p text:style-name="P6"><text:tab/>Priest-King Kazhilo'ób of Gánga.</text:p>
      <text:p text:style-name="P6">The House Incarnate in Tlek village serves as the HQ for that worship in the western <text:tab/>prefectures of Livyánu. The temple's population is about 300 persons.</text:p>
      <text:p text:style-name="P6">The Livyáni have allegiances with peoples, like the Hehegánu of Púrdimal, and “things” <text:tab/>that date from Llyán of Tsámra or older.</text:p>
      <text:p text:style-name="P6">The Livyáni government office complex in Tsámra possesses one of the greatest libraries in <text:tab/>the Five Empires.</text:p>
      <text:p text:style-name="P6">The Lords of Tsámra: Those who dwell in Darkness.</text:p>
      <text:p text:style-name="P6">The Medical Firm of Botojái the Healer in Dlásh.</text:p>
      <text:p text:style-name="P6">The wearing of Masks by Livyáni women started in the time of Llyán of Tsámra.</text:p>
      <text:p text:style-name="P6"><text:soft-page-break/>They do not like being called colorful (has to do with all the tattoos).</text:p>
      <text:p text:style-name="P6">Tí Tanjé: Dláshi for the plague.</text:p>
      <text:p text:style-name="P6">Tsámra: moist sea breezes from the bay. Graceful colonnades like crystal playthings amidst <text:tab/>the feathered Ja'atheb trees. The afternoon sun makes amber and russet tableaux of <text:tab/>the halls of the temples and government buildings.</text:p>
      <text:p text:style-name="P6">Tokumu'úba- Livyáni term for the “Followers of non-Livyáni gods.”</text:p>
      <text:p text:style-name="P6">To touch someone of a higher standing is to defile them.</text:p>
      <text:p text:style-name="P6">Vrú'uneb colors are green and purple, and their seals are blood-scarlet in hue. Their <text:tab/>cells are called palláz.</text:p>
      <text:p text:style-name="P6">Vrú'uneb: it is the most efficient security force in the Five Empires. Each of the 13 <text:tab/>temples contributes personnel, money, and goods to the central government in Tsámra, <text:tab/>which thus supports the Vrú'uneb. Everything in Livyánu dances to the tune of the <text:tab/>temples, and everyone <text:span text:style-name="T15">must</text:span> belong to one of the temples with most being members of <text:tab/>the Vrú'uneb on one level or another. Few are exempt from spying upon their <text:tab/>neighbors, and the organization is divided into cells with only the cell leader <text:tab/>knowing the members as well as the leader of the cells above and below. Every member <text:tab/>of a cell is ranked (5<text:span text:style-name="T11">th</text:span> of 20), and the smaller the number of people in a cell, the <text:tab/>more powerful as well as the closer to the top it is.</text:p>
      <text:p text:style-name="P6">Vraóz fiber cannot be cut by Chlén-hide.</text:p>
      <text:p text:style-name="P6">Livyáni Military Formation Names:</text:p>
      <text:p text:style-name="P6"><text:tab/>Clandestine Paths of Destiny</text:p>
      <text:p text:style-name="P6"><text:tab/>Hermeneutic Readings of Theological Concern</text:p>
      <text:p text:style-name="P6"><text:tab/>Slow Demise of the Culpable Recusant</text:p>
      <text:p text:style-name="P6"><text:tab/>Uneasy Angst of the Unbeliever</text:p>
      <text:p text:style-name="P6"><text:tab/>Web of Innominate Fear</text:p>
      <text:p text:style-name="P6"/>
      <text:p text:style-name="P6"><text:s/><text:span text:style-name="T9">Lorún</text:span></text:p>
      <text:p text:style-name="P6">Chieftainesses wear a wide cincture of Zrné hide.</text:p>
      <text:p text:style-name="P6">Lorún hair is wavy.</text:p>
      <text:p text:style-name="P6">Thargir: a young warrior.</text:p>
      <text:p text:style-name="P6">They are also north of Mount Pátra Lisház in N'lǘssa.</text:p>
      <text:p text:style-name="P6"/>
      <text:p text:style-name="P6"><text:s/><text:span text:style-name="T9">Makeup</text:span></text:p>
      <text:p text:style-name="P21">Aunu-pollen is copper-red and used as a cosmetic.</text:p>
      <text:p text:style-name="P21">Fa'áth-paste: a bear permanent depilatory.</text:p>
      <text:p text:style-name="P21">Niritleb powder: it sparkles and is used to decorate both body and hair.</text:p>
      <text:p text:style-name="P21">Tsúnure-paste: used to lengthen the eyes.</text:p>
      <text:p text:style-name="P6"/>
      <text:p text:style-name="P14"><text:s/>Magic Items and Spells</text:p>
      <text:p text:style-name="P25">Books</text:p>
      <text:p text:style-name="P6">Manifold Matrix of Arús-Tiku'ún: A book that describes Bethórms inscribed on plates of</text:p>
      <text:p text:style-name="P6"><text:tab/>Talismanic Copper in the Language of the Priests of Sárku. The only known complete <text:tab/>copy is in the City of Sárku.</text:p>
      <text:p text:style-name="P21">Pandects of Impunity- A magical tract which is needed to open the sarcophagus of <text:tab/>Mnekshétra, the lesbian lover of Queen Nayári.</text:p>
      <text:p text:style-name="P21">Pandects of Those Who Journey Beyond.</text:p>
      <text:p text:style-name="P21">Rites of Chulétha: Only two complete copies known, one in the Temple of Sárku in the City <text:tab/>of Sárku and one in the Imperial Library in Jakálla. Some copies contain a Twelfth <text:tab/>Canticle “The Ritual of Arousing the Unknown Demon Lord”.</text:p>
      <text:p text:style-name="P21">Scrolls of the Path of Burning: located in the Temple of Vimúhla in Dó Cháka.</text:p>
      <text:p text:style-name="P21">The Book of the Blazing Diagrams of Forever.</text:p>
      <text:p text:style-name="P6">The Book of the Fourteenth Gate, by Chiyuváz of Náth Sùnù [perhaps a Livyáni city?], a <text:tab/>copy of which exists in the Oval Palace at Tsámra, deals with other-planar travel <text:tab/>and the geography of the Many Planes. </text:p>
      <text:p text:style-name="P35">The Book of Presences: written and complied by Pa'akhán of Khéiris describing every known demon and <text:tab/>interplanar race but now mostly lost.</text:p>
      <text:p text:style-name="P35">The Book of Rust Brown Glimmering.</text:p>
      <text:p text:style-name="P25">Items</text:p>
      <text:p text:style-name="P6">A device of silvery tubes and tiny glass globes: It will flash and roar when activated by <text:soft-page-break/><text:tab/>a lever and can turn a person's head and torso to pulp.</text:p>
      <text:p text:style-name="P6">Amulet of the Resolve Against the Powers- Protects the wearer as if they were a 10<text:span text:style-name="T11">th</text:span> level <text:tab/>mage. If the person fails a roll against a spell then the wearer suffers damage on <text:tab/>table A and the amulet disappears in a puff of smoke. </text:p>
      <text:p text:style-name="P6">Anamastic Pridulator: A device that creates permanent Bethórms. </text:p>
      <text:p text:style-name="P6">Blue Disjector Amulet- It sends forth a short beam of light that cuts all but the heaviest</text:p>
      <text:p text:style-name="P6"><text:tab/>substances.</text:p>
      <text:p text:style-name="P6">Color Seer or Chromatic Ampliator- A device that multiplies the spell casting ability of a <text:tab/>person. Made for Lord Ksárul to be used at the Battle of the Dórmoron Plain, but it <text:tab/>was stolen before it could be delivered.</text:p>
      <text:p text:style-name="P6">Crystal Claw- Used by the gods as a ward against the Goddess of the Pale Bone.</text:p>
      <text:p text:style-name="P6">Eye of the Repeal of the Powers- Drains a person's ability to “Magik” as well as depletes<text:tab/> the power source of any device which uses Other Planar Power. It was developed in <text:tab/>the Latter Times, and it is rare; however, not as rare as the Throughly Useful Eye.</text:p>
      <text:p text:style-name="P6">Flame-Blood: Magic device made by Lord Vimúhla (it is of the essence and substance of <text:tab/>him), and used by Lord Mrúgga along with the dragons to defeat the Sky Singers of <text:tab/>Nakomé.</text:p>
      <text:p text:style-name="P6">Flamesong: A device given to Lord Vimúhla by The One Other. Used to defeat Lord Ksárul at <text:tab/>the battle of the Dórmoron Plane. </text:p>
      <text:p text:style-name="P6">Globe of Distant Discernment- A detector of energies.</text:p>
      <text:p text:style-name="P6">Inelectable Guide- it takes a person directly to the set goal without stopping or <text:tab/>hesitation (see P255 LoT). <text:s/>[LoT]</text:p>
      <text:p text:style-name="P6">Interfogulator- These types of devices fine tune nexus points so that you do not arrive on <text:tab/>a near identical plane which would be almost indistinguishable from the one you <text:tab/>left. In such a case you could meet yourself causing temporal distress at the least.</text:p>
      <text:p text:style-name="P11">Realms Beyond the Triple Knot: A book by Súbadim the Sorcerer, but now thought to be lost.</text:p>
      <text:p text:style-name="P6">Silver Butterfly- Used by the gods as a ward against the Goddess of the Pale Bone.</text:p>
      <text:p text:style-name="P6">Sword of Janule: Carried by Lady Avánthe's general at the Battle of Dórmoron Plain <text:tab/>appears as a falchion with serrated blade and ornate hilt.[YG-TM]</text:p>
      <text:p text:style-name="P6">The use of sigils in magic is an ancient practice dating back to Sunúz and Zna'ye texts <text:tab/>that were used along the coasts, but now mostly gone. Zna'ye is the language of She <text:tab/>Who Must Not Be Named. Sunúz and Zna'ye are syntacticly related to each other.</text:p>
      <text:p text:style-name="P6">Tome of Slow Substances</text:p>
      <text:p text:style-name="P6">Tome of Sublimely Making One's Thoughts Fly Like the Rays of Dawn</text:p>
      <text:p text:style-name="P6">Translation devices- These devices of the ancients are in the form of a small golden ball. <text:tab/>The speaker puts them in their mouth and it translates the speaker's speech into the <text:tab/>language of the listener.</text:p>
      <text:p text:style-name="P6">Visitator: a portable cd/dvd-type player.</text:p>
      <text:p text:style-name="P32"><text:s/><text:span text:style-name="T37"><text:s/></text:span><text:span text:style-name="T38">Spells</text:span></text:p>
      <text:p text:style-name="P6">“Circle of Diodásü”</text:p>
      <text:p text:style-name="P6">“Conticles of Lichón”- A spell of protection.</text:p>
      <text:p text:style-name="P6">“Eight Interlocking Squares of Djaréva”</text:p>
      <text:p text:style-name="P6">“Eternal Bastion of Unabridged Silence”- A higher level of the Sphere of Impermeable <text:tab/>Quiescence.</text:p>
      <text:p text:style-name="P6">“Four Oblongs of Surety”- A high powered ritual spell that uses diagrams. </text:p>
      <text:p text:style-name="P6">“Impenetrable Dome of the Priest Naratlün”- It creates a shell over the casters area into</text:p>
      <text:p text:style-name="P6"><text:tab/>which neither physical nor sorcerous vision penetrates. It lasts half a day.</text:p>
      <text:p text:style-name="P6">“Interior Phantasms of the Sage Kcharándu”- A mighty spell that enables its user to gain <text:tab/>control over a person's dreams. <text:s/></text:p>
      <text:p text:style-name="P6">“Kurritlén the Deliverer”</text:p>
      <text:p text:style-name="P6">“Opening Out the Ranks”</text:p>
      <text:p text:style-name="P6">“Rites of Chulétha”- A book of spells. </text:p>
      <text:p text:style-name="P6">“Six Interlocking Litanies of the Priest Naratlún”</text:p>
      <text:p text:style-name="P6">“Sphere of Impermeable Quiescence”</text:p>
      <text:p text:style-name="P6">“Station of Kelúo”</text:p>
      <text:p text:style-name="P6"><text:s text:c="2"/><text:span text:style-name="T15">Glyphs</text:span></text:p>
      <text:p text:style-name="P6">Chart of Auspicious Voyaging.</text:p>
      <text:p text:style-name="P6">Glyph of the Demons of the Dark.</text:p>
      <text:p text:style-name="P6">Ovals of the Fourth World.</text:p>
      <text:p text:style-name="P6"><text:soft-page-break/>Sign of the Triangle of Being Repelled Forever.</text:p>
      <text:p text:style-name="P6"><text:s/><text:span text:style-name="T15">Items Used in Sorcery</text:span></text:p>
      <text:p text:style-name="P6">Osrudhá herb incense.</text:p>
      <text:p text:style-name="P6">Vátlaz and Njé oils.</text:p>
      <text:p text:style-name="P6"/>
      <text:p text:style-name="P6"><text:s/><text:span text:style-name="T9">Medicine</text:span></text:p>
      <text:p text:style-name="P6">Airá grass paste: used to dope someone up after an operation or tooth pulling.</text:p>
      <text:p text:style-name="P6">Fa'áth paste: A near permanent depilatory (hair remover).</text:p>
      <text:p text:style-name="P6">Hkú weed: imported from the Shén.</text:p>
      <text:p text:style-name="P6">Hling spice and vinager: the combination of which is prescribed by folk-doctors as <text:tab/>prophylactics against contagion.</text:p>
      <text:p text:style-name="P6">Ngaru bark: pounded into powder and drunk keeps a person on the borderland of sleeping and <text:tab/>waking leaving the mind free to speak what is sealed in the heart.</text:p>
      <text:p text:style-name="P6">Sha'u Nte: a drug made by boiling the bark of a tree in Mihállu. The Mihálli used it to <text:tab/>bring about visions and a sort of mental tranquility; its puts humans into a trance <text:tab/>for a time. [Fs]</text:p>
      <text:p text:style-name="P6">Thíribo paste: treatment for canker sores.</text:p>
      <text:p text:style-name="P6"/>
      <text:p text:style-name="P6"><text:s/><text:span text:style-name="T9">Mihálli</text:span>:</text:p>
      <text:p text:style-name="P6">Mihálli is barely pronounceable by humans.</text:p>
      <text:p text:style-name="P6">Most nobles do not know how to read.</text:p>
      <text:p text:style-name="P6">Only the Mihálli, of all the races on Tékumel who traverse the planes, recognize their <text:tab/>orientations and interrelationships.</text:p>
      <text:p text:style-name="P6">Their eyes are pupilless ruby red in color, and they cannot hide them while shape <text:tab/>changing.</text:p>
      <text:p text:style-name="P6">Their laughter sounds like a strangled coughing noise.</text:p>
      <text:p text:style-name="P6">Their shape changing takes power.</text:p>
      <text:p text:style-name="P6">They can see at least four Other Planar colors.</text:p>
      <text:p text:style-name="P6">They can summon Nexus Points but it costs energy.</text:p>
      <text:p text:style-name="P6">They have more senses than a human.</text:p>
      <text:p text:style-name="P6"/>
      <text:p text:style-name="P6"><text:s/><text:span text:style-name="T9">Mihállu</text:span></text:p>
      <text:p text:style-name="P6">Gaichun- Means High Governor. It is a corruption of the Éngsvanyáli word Zhaitolan. [Fs]</text:p>
      <text:p text:style-name="P6">Gaichun succession is not suppose to be hereditary but it has been for centuries. [Fs]</text:p>
      <text:p text:style-name="P6">Humans in Mihállu have a brownish-yellow complexion; faces that are narrow and <text:tab/>triangular; long thin noses and pointed chins. [Fs]</text:p>
      <text:p text:style-name="P6">In the old palace (the Many Chambered Sanctuary of the Gaichun) on the hill across the <text:tab/>river from Ninue in Mihállu there lives a tiny, whitish lizard-like critter that <text:tab/>have spiny tails and a dozen set of legs with bright green eyes. That palace is the <text:tab/>most hallowed. [Fs]</text:p>
      <text:p text:style-name="P6">Klai Ga- the color coded walkways which determine what status a person is. [Fs]</text:p>
      <text:p text:style-name="P6">Mihállu was settled by the 35<text:span text:style-name="T11">th</text:span> Legion, Seekers of Indelible Victory, who marched off to <text:tab/>conquer the east during the reign of Bashdis Mssa VII. [Fs]</text:p>
      <text:p text:style-name="P6">Shon Tinur: a fungus that grows in the Ochuna “the Serpent which Winds Within.” It was <text:tab/>grown by the Mihálli as decoration. It can be harmful to humans if it gets into the <text:tab/>body. [Fs]</text:p>
      <text:p text:style-name="P6">The human language of Mihállu (Tka Mihálli) sounds like twittering, singing intonation. It <text:tab/>is of the Aòm group. [Fs]</text:p>
      <text:p text:style-name="P6">The Aòm group of languages has word-tones which gives them sing-song, warbling, lilting <text:tab/>sounds. [Fs]</text:p>
      <text:p text:style-name="P6">There are 27 articles of cutlery. [Fs]</text:p>
      <text:p text:style-name="P6"/>
      <text:p text:style-name="P6"><text:s/><text:span text:style-name="T9">Milumanayá</text:span></text:p>
      <text:p text:style-name="P6">Chi'omiq: a grass-like plant that grows wherever it can find shelter from the wind in <text:tab/>Milumanayá.</text:p>
      <text:p text:style-name="P6">Fortress Ná Ngoré on the wall of Tkéssa Tkól in Milumanayá. This is part of an old</text:p>
      <text:p text:style-name="P6"><text:tab/>Éngsvanyáli wall to protect the land from pirate raids.</text:p>
      <text:p text:style-name="P6">Fortress Ninu'úr in Milumanayá is near the Caves of Klarár where legend has it that there <text:tab/>is a great store of relics from the ancients.</text:p>
      <text:p text:style-name="P6"><text:soft-page-break/>Lupazhes tezh'i: means I vote to free them in Milumanayáni.</text:p>
      <text:p text:style-name="P6">One Who Serves: a tribal person who gives themselves as food for the tribe during a <text:tab/>famine.</text:p>
      <text:p text:style-name="P6">The Wall of Tkéssa Tkól begins at the ruins of Ta'ure and goes east into the desert.</text:p>
      <text:p text:style-name="P6">Tse'e: means outsider in Milumanayáni.</text:p>
      <text:p text:style-name="P6"/>
      <text:p text:style-name="P6"><text:s/><text:span text:style-name="T9">Miscellaneous</text:span></text:p>
      <text:p text:style-name="P6">Ardúro bark (chewed) is an antidote for Ssalán root powder poison.</text:p>
      <text:p text:style-name="P6">Chetú shell is a gleaming gray in color (like the old mother-of-pearl on Terra) and is <text:tab/>used as backgrounds for portraits and miniatures. [YG-TM]</text:p>
      <text:p text:style-name="P6">Daichu fiber is made into cord.</text:p>
      <text:p text:style-name="P6">Faru shells are scalloped.</text:p>
      <text:p text:style-name="P6">Gayu: matrix patterns of flower-shaped grids of interlocking gold filaments that held the <text:tab/>Mihálli in bondage. 20 or so Mihálli were held by them.</text:p>
      <text:p text:style-name="P6">Éngsvanyáli architects favored rooftop porticoes open on one side for light and air.</text:p>
      <text:p text:style-name="P6">Éngsvanyáli columns as in an upside down manner.</text:p>
      <text:p text:style-name="P6">Éngsvanyáli doors are sometimes trapezoidal.</text:p>
      <text:p text:style-name="P6">Hymn to Mu'ukané</text:p>
      <text:p text:style-name="P10">Khoródla fish venom is a deadly poison.</text:p>
      <text:p text:style-name="P6">Lord Mrúgga's Dragons: they are more or less saurian, as big as a Sró, 6-legged, and <text:tab/>covered with a horny integument that was neither skin nor scales which was patterned <text:tab/>all over with abstract-looking, colorful designs that made one think they were <text:tab/>decorated with paint. The patterns range from indigo to a glossy black; they were <text:tab/>also iridescent and changed to match whatever background was close at hand. They do <text:tab/>not differ <text:tab/>much from male to female, or young to old. Each has a mane like a <text:tab/>flowing banner of faceted, jewel-like substance flowing out of the back of its skull <text:tab/>to a length of almost two man heights almost always of a deep, garnet-red and as <text:tab/>soft as a piece of thésun-gauze. They have a racial telepathy with which they <text:tab/>communicate not only with one another but also with their human handlers.</text:p>
      <text:p text:style-name="P6">Mihálli will feel like the shape they change into.</text:p>
      <text:p text:style-name="P6">Nanakhodé- a derivative of the poison Périda. It is used to treat weapons that penetrate <text:tab/>flesh. Death can be avoided if a victim cleanses themselves in time. When black <text:tab/>ichor runs from the victim they cannot be revivified as the internal organs are <text:tab/>sloeing away and this is soon followed by the skin and bones.</text:p>
      <text:p text:style-name="P6">Priestkings livery is white, blue, and gold.</text:p>
      <text:p text:style-name="P6">Pygmy Folk can see through the Mihálli shape changing.</text:p>
      <text:p text:style-name="P6">Relhmé's Joys of Autumn Drónu wine, musical composition.</text:p>
      <text:p text:style-name="P6">Ssalán root powder: a poison that is very fast acting.</text:p>
      <text:p text:style-name="P6">Syú- a flute.</text:p>
      <text:p text:style-name="P6">The Latter Times followed by the Time of Darkness mentioned in the Hymn to Na-Ivergé, the <text:tab/>recension of the 23<text:span text:style-name="T11">rd</text:span> Éngsvanyáli Dynasty. [LoT]</text:p>
      <text:p text:style-name="P6">There are at least 6,500 different eyes. [DoK]</text:p>
      <text:p text:style-name="P6">Thésun gauze and Güdru cloth are the finest fabrics made in the Five Empires.</text:p>
      <text:p text:style-name="P6">Tiritíng- castanets.</text:p>
      <text:p text:style-name="P6">Tíu wood is long burning.</text:p>
      <text:p text:style-name="P6">Vé paste: a soapy substance which acts as an excellent disinfectant.</text:p>
      <text:p text:style-name="P6">Voqu'o-plant adhesive used to hold designs on a body.</text:p>
      <text:p text:style-name="P6"/>
      <text:p text:style-name="P14"><text:s/>Moons</text:p>
      <text:p text:style-name="P6">Káshi- The smaller of the two moons and glows Ocher-Red.</text:p>
      <text:p text:style-name="P6">Gayél- The larger of the two moons and glows green.</text:p>
      <text:p text:style-name="P6"/>
      <text:p text:style-name="P6"><text:s/><text:span text:style-name="T9">Mu'ugalavyá</text:span></text:p>
      <text:p text:style-name="P6">In 2369 A.S. they invaded Tsolyánu.</text:p>
      <text:p text:style-name="P6">Merchants wear a squarish mantle and a flat hat.</text:p>
      <text:p text:style-name="P6">Ssa'átis hair cut- sides of the head shaved with the only hair atop the skull and on the <text:tab/>back.</text:p>
      <text:p text:style-name="P6">Their accent is flat and staccato.</text:p>
      <text:p text:style-name="P6">They are indifferent battle field magicians.</text:p>
      <text:p text:style-name="P6"><text:soft-page-break/>They do not like being referred to as stupid or as being block headed.</text:p>
      <text:p text:style-name="P6">Third ode of Bi'isumish, the Blind Poet of Ssa'átis. </text:p>
      <text:p text:style-name="P6">Mu'ugalavyáni Military Formation Names:</text:p>
      <text:p text:style-name="P6"><text:tab/>Fated Demise</text:p>
      <text:p text:style-name="P6"><text:tab/>Inexorable Demise</text:p>
      <text:p text:style-name="P6"><text:tab/>Mordant Death</text:p>
      <text:p text:style-name="P6"><text:tab/>Quietus Granted</text:p>
      <text:p text:style-name="P6"><text:tab/>Stoop to Deceive</text:p>
      <text:p text:style-name="P6"><text:tab/>Termination Commanded <text:s text:c="2"/></text:p>
      <text:p text:style-name="P6"/>
      <text:p text:style-name="P6"><text:s/><text:span text:style-name="T9">Naqsái Lands</text:span></text:p>
      <text:p text:style-name="P6">off the southern map below Shényu is the Naqsái lands. They were never under the power of <text:tab/>the Priestkings, and if one were to follow the coast line for about 300-400 Tsán you <text:tab/>would find the city of Dhalái. In that city the Goddess of the Pale Bone is <text:tab/>worshiped as is the One Other. Farther along the coast is an even bigger city, <text:tab/>Balái, and these two cities make up the core of the Naqsái settlement in the region.</text:p>
      <text:p text:style-name="P14"/>
      <text:p text:style-name="P14"><text:s/>N'lǘss</text:p>
      <text:p text:style-name="P6">Bélekh- Wife in N'lǘssa.</text:p>
      <text:p text:style-name="P6">Gthè-Sárq: A Princess.</text:p>
      <text:p text:style-name="P6">Jékw- A vile smelling N'lǘss drink.</text:p>
      <text:p text:style-name="P6">Kwés- Husband in N'lǘssa.</text:p>
      <text:p text:style-name="P6">N'lǘss call Vimúhla Metlish (God) Va'am (Vimúhla).</text:p>
      <text:p text:style-name="P6">N'lǘss dip their royal dead in molten bronze.</text:p>
      <text:p text:style-name="P6">Ónürrs (Bands)- Grdrá- loyal to Mu'ugalavyá</text:p>
      <text:p text:style-name="P6"><text:s text:c="16"/>Jné- Drékka Sept</text:p>
      <text:p text:style-name="P6"><text:s text:c="16"/>Khomán</text:p>
      <text:p text:style-name="P6"><text:s text:c="16"/>Mnerr</text:p>
      <text:p text:style-name="P6"><text:s text:c="16"/>Mrrgshá- loyal to Mu'ugalavyáni</text:p>
      <text:p text:style-name="P6"><text:s text:c="16"/>Rising of the Moons</text:p>
      <text:p text:style-name="P6"><text:s text:c="16"/>Rising Wings of Malcháiran</text:p>
      <text:p text:style-name="P6"><text:s text:c="16"/>Sword-Brethren of Neshégh</text:p>
      <text:p text:style-name="P6"><text:s text:c="16"/>Scarlet Moon of Flame</text:p>
      <text:p text:style-name="P6"><text:s text:c="16"/>Tasnár- Closely intertwined with the Tajnér lineage of the ruling family <text:tab/><text:tab/><text:tab/><text:tab/><text:tab/>of Malcháiran.</text:p>
      <text:p text:style-name="P6">Sa-Sárq- chief- or great-chieftain.</text:p>
      <text:p text:style-name="P6">Sárq- An hereditary chieftain.</text:p>
      <text:p text:style-name="P6">Sorokhán- The most esteemed confederation of sorcerer-priests in N'lǘss.</text:p>
      <text:p text:style-name="P6">Tén- The house or hall that a band calls home. This is the western dialect. In the eastern <text:tab/>dialect it is called Thén or even Thé'in.</text:p>
      <text:p text:style-name="P6"><text:s/><text:span text:style-name="T15">Notes</text:span></text:p>
      <text:p text:style-name="P6">A Band bears the responsibility for the acts of everyone of its members.</text:p>
      <text:p text:style-name="P6">A sheaf of Gáin (wheat): N'lǘss symbol asking for a truce.</text:p>
      <text:p text:style-name="P6">Chamberpots are thrown out into the streets.</text:p>
      <text:p text:style-name="P6">Cleanliness is not known in N'lǘssa.</text:p>
      <text:p text:style-name="P6">Dne'é oil- from a plant and used to water proof leather things.</text:p>
      <text:p text:style-name="P6">Gaghéqa- a little person.</text:p>
      <text:p text:style-name="P6">Gáin (wheat)</text:p>
      <text:p text:style-name="P6">Hazel eyes are common.</text:p>
      <text:p text:style-name="P6">Héghr: Capital Punishment. A person is hung upside down with their head in a bucket then <text:tab/>chamber pots are emptied into it. </text:p>
      <text:p text:style-name="P6">Hollow wooden cylinders are used as musical instruments.</text:p>
      <text:p text:style-name="P6">In N'lǘssa if you are offended and wish to fight a duel, first you have to go before the <text:tab/>council of chiefs and get their permission.</text:p>
      <text:p text:style-name="P6">Irzákh: writing used for ancient N'lǘssa.</text:p>
      <text:p text:style-name="P6">Lying the right hand on the heart is a greeting.</text:p>
      <text:p text:style-name="P6">Malcháiran- a dusty, broken shambles of a large town cluttered with fallen masonry, <text:tab/>crumbling walls, and wind worn towers. <text:s/></text:p>
      <text:p text:style-name="P6">Malcháiran- eastern dialect; Malkháiran- western dialect.</text:p>
      <text:p text:style-name="P6"><text:soft-page-break/>Malcháiran market is chaos without order and it stinks of rotted fruit, Chlén-dung, and <text:tab/>centuries of neglect and decay.</text:p>
      <text:p text:style-name="P6">Mount Pátra Lisház- the highest dwelling in N'lǘssa.</text:p>
      <text:p text:style-name="P6">N'lüss warrior women redden their lips, braid their hair into a coil at the back of the neck, and lengthen their eyes with Tsúnure paste.</text:p>
      <text:p text:style-name="P6">Nobles have two names but commoners have only one.</text:p>
      <text:p text:style-name="P6">Nobles wear a bejewelled brocade on their arms. It is called Arzhúm in Tsolyánu.</text:p>
      <text:p text:style-name="P6">Penréth Gate in the old city of Malcháiran.</text:p>
      <text:p text:style-name="P6">Pghéqmru: Little People, what the N'lǘss call non-N'lǘss. </text:p>
      <text:p text:style-name="P6">Ruined city of Schyak which is below high Hesùó. In the city is the obelisk of the <text:tab/>Demoness Quyóve, said to be worshiped in Livyánu as the Goddess Quyó. In the obelisk <text:tab/>is the Tomb of Black Mould (which is said to contain riches beyond belief) and the <text:tab/>resting place of the Sky Singers.[YG-TM]</text:p>
      <text:p text:style-name="P6">Sa-Sárq's Citadel in Malcháiran: the outer walls of the rambling structure were <text:tab/>constructed of rough-hewn stone blocks, but the upper storeys were of dark timber. <text:tab/>The central keep was ancient, square, ugly, and thick walled, will crenelated <text:tab/>battlements around its flat roof. The outer ward contained towers, walls, domes, <text:tab/>colonnades, and two dilapidated wings that had once pretended to grandeur. The place <text:tab/>had begun as a small fortalice; later owners had made additions and built new <text:tab/>edifices; others had corrected those, joined them, rebuilt them, and ended with an <text:tab/>architectural mishmash that defied reason. Everywhere was decay. </text:p>
      <text:p text:style-name="P6">Sorokhán were old when the Dragon Warriors rose to power. [PoS]</text:p>
      <text:p text:style-name="P6">Syúsyu lizard.</text:p>
      <text:p text:style-name="P6">The Sa-Sárq in 2372-2374 A.S. at one time served in the Tsolyáni army and was wounded. He <text:tab/>kept “Fire Blood” next to his heart as all Sa-Sárqs did since Lord Vimúhla gave it <text:tab/>to the Demon Lord Mrúgga.</text:p>
      <text:p text:style-name="P6">The wife of a Srq cannot hold the position and title of Sárq unless her husband is alive: <text:tab/>that is the law.</text:p>
      <text:p text:style-name="P6">Their purple wine is too sweet for Tsolyáni tastes.</text:p>
      <text:p text:style-name="P6">There is dancing in public during celebrations, and during these men actually take women <text:tab/>by the hand!</text:p>
      <text:p text:style-name="P6">They build their towns and Tén atop stones and bricks and timbers that date back <text:tab/>centuries.</text:p>
      <text:p text:style-name="P6">They grease their beards with Hmélu butter.</text:p>
      <text:p text:style-name="P35">Veg- the prefix to band names meaning “of the”: VegMnérr= of the Band of Mnérr.</text:p>
      <text:p text:style-name="P35">Zuách- A black stew, and a staple food of the N'lǘss.</text:p>
      <text:p text:style-name="P35"/>
      <text:p text:style-name="P35"><text:s/><text:span text:style-name="T9">Non-Magical Books</text:span></text:p>
      <text:p text:style-name="P21">Archive of the Pages of Silver Excellence.</text:p>
      <text:p text:style-name="P21">A Scepter for Princes: a tome on the prospects of ruling by Amigga Mriddeshte.</text:p>
      <text:p text:style-name="P21">A Timeless Record of All Things: written by Llyán of Tsámra.</text:p>
      <text:p text:style-name="P21">Balamtsanyal hituplankolumeldalidalisayal hiKolumebabarsasa “The Histories of the Beloved, <text:tab/>Very Great, and Powerful Emperors of the Most Mighty Imperium.”[YG-TM]</text:p>
      <text:p text:style-name="P21">Básrimyal hiMazák (Men of Power) by Tlékku Beshyenú.</text:p>
      <text:p text:style-name="P21">Book of Burnings: describes the defeat of the Sky-Singers by the Demon Lord Mrúgga. [PoS]</text:p>
      <text:p text:style-name="P21">Book of Changing into Dust: contains the records of the necropolises of the Bednálljan <text:tab/>Dynasty from Queen Nayári up through the age of Great Decline.</text:p>
      <text:p text:style-name="P21">Books of Chaitlar. [YG-TM]</text:p>
      <text:p text:style-name="P21">Book of Dyéngga: a compendious bibliography of Treatises dealing with sorcery written in <text:tab/>Yán Kór since its founding. The only known copy exists in Baron Áld library in <text:tab/>Kè'ér.</text:p>
      <text:p text:style-name="P21">Book of Sunderings: Not seen since Gánga sank.</text:p>
      <text:p text:style-name="P21">Book of the Fourteenth Gate by Chyuváz of Náth-Sùnù.</text:p>
      <text:p text:style-name="P21">Book of the Third Octant: it deals with the Goddess of the Pale Bone and her followers.</text:p>
      <text:p text:style-name="P21">Book of the Visitations of Glory: written in Éngsvanyáli times 4,000yrs before Hársan.</text:p>
      <text:p text:style-name="P21">Book of Webbed Transitions</text:p>
      <text:p text:style-name="P21">Chikékkólumelyal hiYagáishan (Inept Emperors of Antiquity) by Tlékku Beshyéne, a book on <text:tab/>the emperors of the Third Epoch of Éngsvanyáli times.</text:p>
      <text:p text:style-name="P21">Cannon of the Establishment of Blessed Memory.</text:p>
      <text:p text:style-name="P21"><text:soft-page-break/>Dictionary of Homon Tneqqa of Khéiris: Llyáni dictionary.</text:p>
      <text:p text:style-name="P21">Epic of Mighty Hrúgga. </text:p>
      <text:p text:style-name="P21">Epic of Thaunü of Sokátis. </text:p>
      <text:p text:style-name="P21">Hymn of Mü'ükane: an epic.</text:p>
      <text:p text:style-name="P35">Green Pillars of Delight- A treatise on the growing of Másh fruit trees.</text:p>
      <text:p text:style-name="P21">Llyáni grammar written in N'lǘssa by Tlu'en of Ssa'átis.</text:p>
      <text:p text:style-name="P21">Llyáni lexicon of Ssümunish Kra of Ch'óchi. </text:p>
      <text:p text:style-name="P21">Paean of Psankothoth of Nirukkai: a book on the way should be in the the Éngsvanyáli <text:tab/>Empire.[Fs]</text:p>
      <text:p text:style-name="P21">Qádardàlikoi lel Mazikikh (War and Peace)- a thick volume dealing with political strategy <text:tab/>written by Nikome hiQurondu, Priest of Karakán in Khirgár. It was translated into <text:tab/>Mu'ugalavyáni in 2217 A.S.</text:p>
      <text:p text:style-name="P21">Scroll of Knowing Those Things Which Rejoice in the Soil: A 30 volume work compiled by the <text:tab/>scholar priests and priestesses of Avánthe.</text:p>
      <text:p text:style-name="P35"/>
      <text:p text:style-name="P15"><text:s/>Other Non-humans</text:p>
      <text:p text:style-name="P6">Ahoggyá have a gurgling-gobbling tongue.</text:p>
      <text:p text:style-name="P6">Hehecháru “The First Dwellers” and Hehegánu “The Old Ones of Púrdimal”: Two inter-<text:tab/>related <text:tab/>non-human races. The 1<text:span text:style-name="T11">st</text:span> lives in the Swamps of Ksárul that surround the city, and <text:tab/>the 2<text:span text:style-name="T11">nd</text:span> lives on the 1<text:span text:style-name="T11">st </text:span>level of the underworld in the old city. It is they who brew <text:tab/>the Five Empire's most expensive liqueurs (see beverages below), and they are short, <text:tab/>mottled gray (like meat left to long in the sun), hairless, and without a nose. The <text:tab/>First Dwellers harvest Ssár wood from the morass. </text:p>
      <text:p text:style-name="P6">Srámuthu “those Who Dwell Together”- They live in the upper two levels of the underworld</text:p>
      <text:p text:style-name="P6"><text:tab/>and prefer to feed upon people.</text:p>
      <text:p text:style-name="P6">Hokún call themselves Sa'ákhü.</text:p>
      <text:p text:style-name="P6">Páchi Léi chew the bark of certain trees, spit it out, then cook it like a porridge, and <text:tab/>serve it with honey and Dmí-sugar.</text:p>
      <text:p text:style-name="P6">Páchi Léi have a burbling language.</text:p>
      <text:p text:style-name="P6">Thúnru'u- They have a chirping language.</text:p>
      <text:p text:style-name="P6">The Lords of Tsámra- They are a worm which is much larger than the Aqáà “The Great Worm of</text:p>
      <text:p text:style-name="P6"><text:tab/>the Catacombs”. They are sentient, psychic, and very powerful. They were originally <text:tab/>brought to Tékumel to construct the great tube way system.</text:p>
      <text:p text:style-name="P6">Tkit Tlinet Ses Ti- Tinalíya name for their subterranean hive cities. </text:p>
      <text:p text:style-name="P6"/>
      <text:p text:style-name="P6"><text:s/><text:span text:style-name="T9">Pecháno</text:span></text:p>
      <text:p text:style-name="P6">Ogréjja is controlled by smaller family-clans than those who rule Mechanéno or Teshkóa.</text:p>
      <text:p text:style-name="P6"><text:tab/>[YG-TM]</text:p>
      <text:p text:style-name="P6">They do not use much in the way of symbols for anything. [BRA]</text:p>
      <text:p text:style-name="P6">They have always had an “honorable enemy” relationship with the Gray Ssǘ of Ssuyál. </text:p>
      <text:p text:style-name="P6">They are adept at communicating with the Ssǘ through the use of gestures.</text:p>
      <text:p text:style-name="P6">They fight the Ssǘ regularly but have occasional non-hostile contacts as well.</text:p>
      <text:p text:style-name="P6"/>
      <text:p text:style-name="P14"><text:s/>Pé Chói</text:p>
      <text:p text:style-name="P6">Chétp-dé: an insect that resembles flying ants that are common in the Chákas during the <text:tab/>early months of the year.</text:p>
      <text:p text:style-name="P6">Ch'Ketk N'tu- The feeling, the empathy, that all Pé Chói feel from the moment of they <text:tab/>hatch in regards to one another.</text:p>
      <text:p text:style-name="P6">Curse of Nné-Tèkw-kwé: to always feel incomplete, to always lack oneness.</text:p>
      <text:p text:style-name="P6">Females shade to pearl-gray along the ear ridges.</text:p>
      <text:p text:style-name="P6">Humans smell like spoiled meat to them.</text:p>
      <text:p text:style-name="P6">Jéptk-tí: Cakes made from a greenish root that gives humans the runs.</text:p>
      <text:p text:style-name="P6">Khéttu trail that leads to Tnékh-Ndé village.</text:p>
      <text:p text:style-name="P6">Ntk-dqekt: Term for the “Sorrow of Remembering”.</text:p>
      <text:p text:style-name="P6">Nto'otk: Term which covers all combinations of unhappiness, hunger, pain, illness, and</text:p>
      <text:p text:style-name="P6"><text:tab/>distress.</text:p>
      <text:p text:style-name="P6">Old male Pé Chói have a hoary, silvery look in old age.</text:p>
      <text:p text:style-name="P6">Sákh grass is used as bedding.</text:p>
      <text:p text:style-name="P6">Stance of utter defeat: stand straight upright with all 4-arms hung limp to the side.</text:p>
      <text:p text:style-name="P6"><text:soft-page-break/>Té-Mté: Term for Pé Chói who mimic human ways. It means “Copy Brothers” and those who do <text:tab/>it are considered foppish as well as slavish.</text:p>
      <text:p text:style-name="P6">The “Epic of the Eternal Forest of Hh-kk-ssá”.</text:p>
      <text:p text:style-name="P6">The Eternal Garden in the Forest of Hh-kk-ssá: Pé Chói paradise.</text:p>
      <text:p text:style-name="P6">The Pé Chói describe people as being either Ntu-ntik (the people) or Tkik-ntik <text:s/></text:p>
      <text:p text:style-name="P6"><text:tab/>(outsiders).</text:p>
      <text:p text:style-name="P6">The “Round of Hkek Qten” is the Pé Chói story of coming from the land of the gods and</text:p>
      <text:p text:style-name="P6"><text:tab/>taking Tékumel from the Hlǘss and Ssǘ.</text:p>
      <text:p text:style-name="P6">There are greenish and reddish Pé Chói.</text:p>
      <text:p text:style-name="P6">Their houses consist of low, beamed chambers partially buried beneath earthen mounds over <text:tab/>grown with vines and weeds.</text:p>
      <text:p text:style-name="P6">There is a western, Mu'ugalavyáni dialect of Pé Chói.</text:p>
      <text:p text:style-name="P6">Their language depends upon the breathing tubes in the upper thighs as well as resonance <text:tab/>chambers in the skull to make all the sounds.</text:p>
      <text:p text:style-name="P6">Their language has a lilting rhythm. </text:p>
      <text:p text:style-name="P6">Their telepathy operates on a different “frequency” than human telepathy.</text:p>
      <text:p text:style-name="P6">Their villages have no streets, no high buildings, no market place, no grandiose temples <text:tab/>or palaces.</text:p>
      <text:p text:style-name="P6">They are comfortable with orange-red light.</text:p>
      <text:p text:style-name="P6">They clean themselves with the ridges on the backs of their upper hands.</text:p>
      <text:p text:style-name="P6">They have a hooting, clicking and clacking language.</text:p>
      <text:p text:style-name="P6">They use luminous tree mold to light their houses.</text:p>
      <text:p text:style-name="P6">Tkíp: a red vine eaten by the Pé Chói.</text:p>
      <text:p text:style-name="P6">Tnékh-Ndé: a village.</text:p>
      <text:p text:style-name="P6">To be Pé Chói is to be cursed with thoughts that can never be uttered. As the teachings of <text:tab/>Tku Pnii say: Can the mountain know of the diamond in its heart?”</text:p>
      <text:p text:style-name="P6">To humans they smell similar to Dré-ants.</text:p>
      <text:p text:style-name="P6">T'qe hands: Pé Chói term for their middle hands.</text:p>
      <text:p text:style-name="P6">Ts-tket: Northern Pé Chói dialect.</text:p>
      <text:p text:style-name="P6">Ts-tkt: Language accent.</text:p>
      <text:p text:style-name="P6">Dsách-nn-tk: A liqueur that is not strong and is palatable to humans.</text:p>
      <text:p text:style-name="P6">Hríka- Secret city of the Pé Chói from before the “Time of Darkness” served by tube ways <text:s text:c="2"/></text:p>
      <text:p text:style-name="P6"><text:s text:c="7"/>17 &amp; 18. All the aboveground structures were raised, and there are powerful </text:p>
      <text:p text:style-name="P6"><text:s text:c="7"/>guardians.</text:p>
      <text:p text:style-name="P6"/>
      <text:p text:style-name="P6"><text:s/><text:span text:style-name="T9">Plants</text:span></text:p>
      <text:p text:style-name="P6">Kuthéb bush- a flowering bush that needs sun and is more of a southern plant.</text:p>
      <text:p text:style-name="P6"/>
      <text:p text:style-name="P6"><text:s/><text:span text:style-name="T9">Sa'á Allaqí</text:span></text:p>
      <text:p text:style-name="P6">Chas Aijjakhan- The Éngsvanyáli name for the country.</text:p>
      <text:p text:style-name="P6">Lord Staff Bearer of the Palace of Effulgent Radiance.</text:p>
      <text:p text:style-name="P6"/>
      <text:p text:style-name="P6"><text:s/><text:span text:style-name="T9">Salarvyá</text:span> </text:p>
      <text:p text:style-name="P6">27<text:span text:style-name="T11">th</text:span> of Langála is the date of a great festival in Jækánta: “Hymn to the Verdant Land.”</text:p>
      <text:p text:style-name="P6">214 conjugations of the obstreperous Salarvyáni verb.</text:p>
      <text:p text:style-name="P6">Afternoons in Salarvyá are best reserved for sleeping due to the heat.</text:p>
      <text:p text:style-name="P6">Ajján: This coastal city (S&amp;G Map 3) just outside the Chadára Protectorate is a typical <text:tab/>Salarvyáni coastal city/town. The coast nearby is studded with enchanted Stelea to <text:tab/>repel pirate attacks. The walls are in good repair, and town within has narrow <text:tab/>streets, elaborately decorated buildings as well as the noticeable odor of human <text:tab/>bodies, strong pomades, and baking raw sewage. There is a frowning fortress where <text:tab/>the ruling family (the Khelantikesh) resides, over looking the walls, but a long <text:tab/>arrow shot within; they are strongly tied to the Chruggílléshmu family of <text:tab/>Tsatsayágga. Townsfolk bustle about their business, and curious children fallow <text:tab/>travelers if they enter the town. The ships of the Nchésh of the Sea Gray Wave visit <text:tab/>frequently, recruiting personnel as well as taking on supplies and repairing their <text:tab/>vessels so dock and docking facilities are in good repair. Papers from the <text:tab/>Chruggílléshmu are usually respected, but on the other hand, travelers from Jéggeth <text:tab/>may be scrutinized as possible agents from the Gürrüshyúgga from Tsa'avtúlgu. There <text:soft-page-break/><text:tab/>are some court factions that want closer ties with Tsa'avtúlgu.</text:p>
      <text:p text:style-name="P6">Akhána nettles: held by their long stalks and used as a whip to punish.</text:p>
      <text:p text:style-name="P6">Anjü: A spice used in eastern Salarvyá.</text:p>
      <text:p text:style-name="P6">All free women in Tsa'avtúlgu have the double headed worm symbol of Black Qárqa toatooed <text:tab/>between their brows.</text:p>
      <text:p text:style-name="P6">Arikkái- The movement in Eastern Salarvyá for independence from the Lords of Tsatsayágga <text:tab/>and the gods of Pavár.</text:p>
      <text:p text:style-name="P6">Blue is a color sacred to Shiringgáyi.</text:p>
      <text:p text:style-name="P6">Chruggílléshmu Lords of Tsatsayágga.</text:p>
      <text:p text:style-name="P6">Classical Salarvyáni.</text:p>
      <text:p text:style-name="P6">Costume of the city of Koylugá: Ankle-length black robe fringed along the lower border and <text:tab/>overlayed with criss-cross panels of red, orange, and yellow fabric.</text:p>
      <text:p text:style-name="P6">Eastern Salarvyá has Chlén-beasts but they are smaller than those in Tsolyánu or Western <text:tab/>Salarvyá and their hide is not as durable.</text:p>
      <text:p text:style-name="P6">Eastern Salarvyá is not fertile ground for magic but also not barren.</text:p>
      <text:p text:style-name="P6">Eastern Salarvyá has a different language than western Salarvyá.</text:p>
      <text:p text:style-name="P6">Eastern Salarvyáni are not as hairy as western ones.</text:p>
      <text:p text:style-name="P6">Edhéka- A yellow flowering broad leaf tree that is unknown in Tsolyánu, but common in </text:p>
      <text:p text:style-name="P6"><text:tab/>eastern Salarvyá.</text:p>
      <text:p text:style-name="P6">Ené- a slender curved dagger.</text:p>
      <text:p text:style-name="P6">Fort Ormichash: Hexagonal Hall of Ancient Banners sits atop the tallest turret tower in <text:tab/>the palace.</text:p>
      <text:p text:style-name="P6"><text:tab/>Walled all around and guarded by a frowning fortress that rose behind the commercial <text:tab/>district to overlook the harbor. Fearsome images of the Goddess Shiringgáyi guarded <text:tab/>the canal that led from the sea to the thriving port district. Farther away several <text:tab/>drum towers, with walls at least four man-heights thick, stood at the eastern and <text:tab/>western approaches to the ridge behind the city. The Éngsvanyáli engineers had <text:tab/>leveled that ridge centuries ago and constructed a pillared pleasure palace of whit <text:tab/>marble and rose-red coral upon the highest pinnacle of the escarpment. Every corner <text:tab/>and cranny of the Lord's dwelling is embellished with mosaics of gold and rare gems. <text:tab/>The windows are single slabs of thin alabaster, each pierced with a thousand <text:tab/>arabesques so dainty that they admit the light like lace. In every niche stands a <text:tab/>statue of a dignitary from the illustrious past. Every surface is a delight of <text:tab/>tessellation and artful mosaic. Each chamber differs in its décor: some are faced <text:tab/>with pink coral, others with polished turquoise to give the sense of being deep <text:tab/>beneath the sea. The furnishings are of the rarest woods and the most costly <text:tab/>fabrics.</text:p>
      <text:p text:style-name="P6">Great Salarvyáni dictionary written by the Priest Hórri. In that dictionary is the word <text:tab/>Pakhlün= corrupt, venal, avaricious, totally depraved, “a Pakaláni.” </text:p>
      <text:p text:style-name="P6">Gürrüshyúgga have rules Tsa'avtúlgu for over a 1,000 years.</text:p>
      <text:p text:style-name="P6">Gürrüshánmul was the prime ancestor of the Gürrüshyúgga dynasty.</text:p>
      <text:p text:style-name="P6">House of Might: the Governor's Palace in Tsa'avtúlgu.</text:p>
      <text:p text:style-name="P6">Hymn of the Verdant Land: celebrated on the 27<text:span text:style-name="T11">th</text:span> of Langála in J<text:span text:style-name="T1">æ</text:span>kánta.</text:p>
      <text:p text:style-name="P6">Incest is common in eastern Salarvyá.</text:p>
      <text:p text:style-name="P6">In Tsa'avtúlgu instead of drawing power from the planes beyond, spells suck power into <text:tab/>them causing “interesting” results.</text:p>
      <text:p text:style-name="P6">Jækánta- a kaleidoscope of pastel towers, arches, domes, walls, and lacy turrets made of <text:tab/>Hládz, a porous limestone made of a myriad of tiny shells and marine creatures. It <text:tab/>is soft when dug up but hardens when exposed to air. The port are of the city is up <text:tab/>the Mriáz river which is protected by maroon colored towers with artillery emplaced <text:tab/>atop them. Pink and pale green domes, dark scarlet towers, sky-blue turrets, white <text:tab/>walls. A sea wall girds the Adamantine Pagoda, the port area.</text:p>
      <text:p text:style-name="P6">Jækantémmu- the Lords of the far eastern cities. They have 19 noble ranks with number 19 <text:tab/>being the highest. Rekhaddé-1<text:span text:style-name="T11">st</text:span>, Anjeddé-2<text:span text:style-name="T11">nd</text:span>, Diudde-3<text:span text:style-name="T11">rd</text:span>, Laghaddé-19<text:span text:style-name="T11">th</text:span>, Mbeggéhmu- the <text:tab/>commander of all military forces in a province.</text:p>
      <text:p text:style-name="P6">Jéren Lé- The large island off Kchana Head (S&amp;G map 4). It is surrounded by coral reefs <text:tab/>and rocky shoals. It has ancient installations on it, and a tubeway car station.</text:p>
      <text:p text:style-name="P6">Khomórg- a 6-legged sea creature, about 6” long (152mm) that crawls ashore to raid <text:tab/>storehouses and fruit stands. It is a bright blue-green in color and is sacred to <text:soft-page-break/><text:tab/>Shiringgáyi. A rapacious little beast.</text:p>
      <text:p text:style-name="P6">Khomórg- a movement started by the Priestesshood of Shiringgáyi to over throw the existing <text:tab/>order and establish a theocracy with themselves as the rulers. Its members were <text:tab/>drawn from the disaffected, the downtrodden, and those who had nothing. They killed <text:tab/>the upper classes, and practiced cannibalism. </text:p>
      <text:p text:style-name="P6">Lady Mrettén “She Who Walks on the Wind”.</text:p>
      <text:p text:style-name="P6">Many Salarvyáni children are taught from the beginning to guard their minds.</text:p>
      <text:p text:style-name="P6">Many Salarvyáni women know something of poisons especially the nobles.</text:p>
      <text:p text:style-name="P6">Mézh- a light wood found in eastern Salarvyá that is used to build ships.</text:p>
      <text:p text:style-name="P6">Mithudaré: A potent beverage in Eastern Salarvyá that rots the brain.</text:p>
      <text:p text:style-name="P6">Mmilláka is much more of a typical <text:tab/>Salarvyáni city with bulbous domes, thick pillars, <text:tab/>ornate decoration and colorful and opulent palaces.</text:p>
      <text:p text:style-name="P6">Monument of Excellence: A fine hostel in J<text:span text:style-name="T1">æ</text:span>kánta that welcomes foreigners.</text:p>
      <text:p text:style-name="P6">Morass of the Péne Kánth- It is a throttle-plant that is semi-intelligent and able to bait <text:tab/>people with jewels and illusions. </text:p>
      <text:p text:style-name="P6">Muállu: This coastal city (S&amp;G Map 3) located near the middle of the Chadára <text:tab/>Protectorate's coast line is a typical Salarvyáni coastal city/town. The coast <text:tab/>nearby is studded with enchanted Stelea to repel pirate attacks. The walls are in <text:tab/>good repair, and town within has narrow streets, elaborately decorated buildings as <text:tab/>well as the noticeable odor of human bodies, strong pomades, and baking raw sewage. <text:tab/>There is a frowning fortress where <text:tab/>the ruling family (the Hwa'altikonesh) resides, <text:tab/>over looking the walls, but a long <text:tab/>arrow shot within. They were placed in power by <text:tab/>the Chruggílléshmu to remove the Ruthoshshikh family who ruled the Chadára before it <text:tab/>was conquered and became a Protectorate. The town is to small (average population <text:tab/>30,000) to figure into higher politics, and it does not suffer from the attentions <text:tab/>of the Gürrüshyúgga from Tsa'avúlga. This freedom from outside meddling allows the <text:tab/>rulers to keep a firm hand on the protectorate. Political dissidents are swiftly <text:tab/>suppressed, which helps to maintain the town's status as a sleepy backwater. Prices <text:tab/>are high, outsiders are not encouraged to stay after trading, and there is little <text:tab/>for sailors or other travelers to do. Most press on to Peléis or Ajján as fast as <text:tab/>possible. The city's buildings <text:s/>tend to be of a light gray limestone with gray tiled <text:tab/>roofs made from the local clay. The artisans are not as skilled as in Tsatsayágga <text:tab/>(or Ajján, for that matter), but they labor hard to cover every available surface <text:tab/>with carved vines, faces (demons or otherwise), and praises to Shiringgáyi.</text:p>
      <text:p text:style-name="P6">Naggás: the city's walls are well-maintained, with spells and warning carved into them <text:tab/>along with magical stelea raised along the shore line. The governor is Lord <text:tab/>Mmachutusu Hruchchittlantyal, and his palace is high above the city, each side <text:tab/>carved with a massive, frowning face, which is why it is called “the Palace of the <text:tab/>Four Faces.” Local legend says that four brother wizards of the Fisherman Kings were <text:tab/>merged into the tower by the demon Shibb'tlekhkharm, who was cheated of payment for <text:tab/>his services in creating the port. The streets ascend from the port to the rise of <text:tab/>the palace, and then descend down to the other side. The rich folk live near the <text:tab/>rise, and the poor live closer to the walls, and especially by the waterfront. The <text:tab/>Foreigner's Quarter is small and divided from the rest of the town by the Zurr <text:tab/>river. This city (average population of 150,000) is at the far end of Chruggílléshmu <text:tab/>influence, and although the ruling Hruchchittlantyal family owes their fealty to the <text:tab/>Chruggílléshmu family through the <text:span text:style-name="T41">Vringgamuluk family of Shíggath, they are well <text:tab/>aware they are at the edge of their sphere, and the Gürrüshyúgga of Tsa'avtúlgu have <text:tab/>designs upon their city. They have committed their forces to the war with </text:span><text:span text:style-name="T41"><text:tab/>Tsa'avtúlgu by way of Shíggath, but the war has been stalemated for years.</text:span></text:p>
      <text:p text:style-name="P19">Nchésh of the Trampling Hoard: An Ahoggyá legion of the priestesses of Shiringgáyi at Lake <text:tab/>Mrissútl and treated almost as pets.</text:p>
      <text:p text:style-name="P19">Nérreshnu- an open work headdress worn by unmarried girls on the 19<text:span text:style-name="T11">th</text:span> of Lésdrim, a <text:tab/>holiday to honor ancestors in Jækánta.<text:span text:style-name="T1"> [DoK]</text:span></text:p>
      <text:p text:style-name="P6">Nhá-shell armor: From the shell of the Nhá mollusk. A good armorer grows the mollusk to <text:tab/>size and shape for the customer. They employ molds, chemicals, and “other” processes <text:tab/>to “persuade” the Nhá to shape itself to the desired shape and form.</text:p>
      <text:p text:style-name="P6">Nimóllu: Cobbled streets from the harbor rose by a series of stepped terraces to an <text:tab/>elegant castle-like edifice on the north-eastern summit.</text:p>
      <text:p text:style-name="P6"><text:soft-page-break/>Nmatl: a species of fish found in Salarvyáni waters.</text:p>
      <text:p text:style-name="P6">Noble children in Salarvyá do not survive long if they do not develop mental defenses like <text:tab/>blocking telepathy.</text:p>
      <text:p text:style-name="P6">Noble fashion: flounced skirts and over cloaks that leave the left arm and shoulder bare; <text:tab/>the arm is covered by golden armlets that bear clan symbols set with gems. [DoK]</text:p>
      <text:p text:style-name="P6">No woman can rule in Salarvyá by herself.</text:p>
      <text:p text:style-name="P6">Ocher hued sea rushes in eastern Salarvyá.</text:p>
      <text:p text:style-name="P6">Ojjága Flats: this area is famous for its shell fish. The Salarvyáni relish the Shúggwa (a <text:tab/>black, pulpy thing in a tubular shell) which they eat raw, accompanied by a fiery <text:tab/>seaweed paste which beginners find vile, and the Ghighánnok (a disk shaped, 12-l<text:tab/>egged, creature in a hard shell) that is baked over coals. One may also mention the <text:tab/>sea vegetables such as Jujjókhkh, a muddy-green globule of a rubbery consistency, or <text:tab/>the Ng'atlmóch, a flabby mass with crisp black bulbs throughout, or Hlinnghóm <text:tab/>clusters of small pods with a salty taste that is usually fried. The Haqél, “The <text:tab/>Toother Dweller Below,” is appreciated here as a fine eating fish, although it is <text:tab/>very expensive due to the dangers of hunting it (when they grow large enough they <text:tab/>feed on those who hunt them and damage their boats and they are responsible for many <text:tab/>lost limbs and deaths). The occasional monster sized ones threaten large vessels, <text:tab/>and expeditions are mounted to hunt them down. A caution to foreigners: although <text:tab/>these dishes are Salarvyáni delicacies, it takes non-native mouths months to <text:tab/>acclimatize to them. In addition to tasting vile to the uninitiated, vomiting and <text:tab/>severe diarrhea are common side-affects. Hlinnghóm is especially vile and only the <text:tab/>locals eat it.</text:p>
      <text:p text:style-name="P6">Pakhlün: low antecedents, treachery, dishonesty, etc. = a person from Háida Pakála.</text:p>
      <text:p text:style-name="P6">Peléis: This town (average population 30,000) is thought to have the best cuisine of the <text:tab/>four towns <text:tab/>bordering the Ojjárga Flats. Its has the agricultural bounty of rich <text:tab/>farm land outside its walls as well as the bounty of the sea from the flats. The <text:tab/>markets are full of fine black bread, multi-colored fruits, and rich black Drónu <text:tab/>wine. Foreigners find the land food easier to digest than the seafood, but the thick <text:tab/>soup (Lollyánthi) made from the gelatinous “bones” of a spider is guaranteed to <text:tab/>cause vomiting in an outlander (which is often quite amusing to the locals). The <text:s/><text:tab/>harbor is on the inside of the bay even though the southern suburbs of the town <text:tab/>overlook the flats. The famous Achetláppen lighthouse and the Káummodh lighthouse of <text:tab/>Fammánnashtl Isle (about 2 Tsán off the point)allows pilots for hire to guide ships <text:tab/>around the point without stopping for the night. The city's sturdy granite walls and <text:tab/>magical stelea to keep pirates away and occasionally a warship from the Nchésh of <text:tab/>the Sea Gray Wave. There is a famous inn in the city, the Dhrümmillyithétl House, <text:tab/>which has excellent seafood (but very greasy to Tsolyáni tastes), and good <text:tab/>entertainment as well. If one wishes to discover what the Salarvyáni see in a greasy <text:tab/>bowl of thick Lollyánthi soup, or a platter of baked <text:tab/>Ghighánnok drizzled with Hmélu <text:tab/>fat, a side dish of fried Jujjókhkh, and fine, thick black <text:tab/>Drónu, this is the place <text:tab/>to do it. Sailors often throw away their pay here, and so many of them have been <text:tab/>thrown into the street that the section outside the inn is locally known as <text:tab/>“the <text:tab/>pauper's sleeping-mat.” This town has one of the few temples dedicated to the <text:tab/>Dlamélish Aspect of Shiringgáyi, and it does a brisk business with sailors and <text:tab/>travelers, though the local Peléisi sneer at the Tsolyáni inability to see Her in <text:tab/>Her Oneness. The Peléisi are <text:tab/>rather friendly, for Salarvyáni, but hard bargainers <text:tab/>expecting to earn money from their <text:tab/>hospitality; however, they are not friendly <text:tab/>toward those from Tsa'avtúlgu (the <text:tab/>Tsa'avúlguyáni) as they both fear and hate them. <text:tab/>They will sometimes refer to that place as the “horrid city,” avoiding even its <text:tab/>mention. The name of the ruling family is Wittupenukh, but it is part of the <text:tab/>cultural tradition of the city that one never names a person, clan, or ruling group <text:tab/>that is higher than your own. One says only “wowallyu khukh” (loosely translated <text:tab/>as “the unmentioned one”). They are a canny family that values keeping the city <text:tab/>pleasant and profitable. Travelers do not mind the high cost of things in the city <text:tab/>because of the virtues <text:tab/>of the place, and all are grateful that Shíggath up the <text:tab/>coast of the bay shields them from <text:tab/>the attentions of the Gürrüshyúgga, and they owe <text:tab/>their loyalty to the Chruggílléshmu. The <text:tab/>city is a good place to collect <text:tab/>information (rumors or truth) without moving into non-Chruggílléshmu territory. <text:soft-page-break/><text:tab/>Fammánnashtl Isle off Point Pu'ortlinggoch is sparsely populated (only the pilot's <text:tab/>station at the lighthouse and a village) but contains large Hmélu herds, and Gǘdru <text:tab/>plants are cultivated for cloth. Lichens on the isle are raised for dyes of ocher <text:tab/>and rust, but demand outstrips supply. The villagers are thought to be simple and <text:tab/>suspicious <text:tab/>of visitors, but they spend money freely enough when they visit the <text:tab/>city.</text:p>
      <text:p text:style-name="P6">Pendéssa: small fortified town at a river crossing about 150 Tsán from Fort Órmichash <text:tab/>toward Chichúvu. Taken by the Arikkái forces.</text:p>
      <text:p text:style-name="P6">Péne Kánth: a yellowish-green phosphorescence with branches, leaves, and twisting <text:tab/>tendrils. An Éngsvanyáli legion motions from the shore and the “stuff” offers jewels <text:tab/>and valuables to tempt sailors. If caught, the victims are eaten.</text:p>
      <text:p text:style-name="P6">People of Jækánta are known as Jækántánnü.</text:p>
      <text:p text:style-name="P6">Point Hricháku outside of the town of Hngú SW of Tsatsayágga.</text:p>
      <text:p text:style-name="P6">Poisonous jellyfish are found in the sea off eastern Salarvyá.</text:p>
      <text:p text:style-name="P10">Purná- a mollusk that grow to be several feet across. Their shell is translucent and used <text:tab/>as lamp holders in eastern Salarvyá.</text:p>
      <text:p text:style-name="P6">Qímmu- Salarvyáni unit of 1,000 soldiers.</text:p>
      <text:p text:style-name="P6">Retsúllu- They have heavy siege engines mounted atop the towers facing the sea. Outside <text:tab/>the city at the bridge crossing the Ojór river is a barbican. There are bronze bound <text:tab/>gates that open to allow access to the walled inner harbor. The back wall of the <text:tab/>citadel consisted of a sheer the cliff of the sugarloaf peak itself. The other walls <text:tab/>were tremendously thick and massive. Machicolation along the upper parapets, and an <text:tab/>octagonal tower that commanded the narrow pathway leading up to the temple. Gates, <text:tab/>porticulises and passageways commanded by arrow slits guarded the way to a pleasant <text:tab/>rotunda with windows that overlooked the city, the sea, the river ojór</text:p>
      <text:p text:style-name="P6">River Ojór by Retsúllu. </text:p>
      <text:p text:style-name="P6">Salarvyáni are sallow and hairy. They are self conscious about being hairy as no other <text:tab/>people on Tékumel are.</text:p>
      <text:p text:style-name="P6">Salarvyáni are trusted as far as one can throw them as misdirection and general humorous <text:tab/>malice are common reactions to foreigners. One must check names 2-3 times, from <text:tab/>several informants, and you should not be afraid to lie, cheat, and bluster in order <text:tab/>to get what you want!</text:p>
      <text:p text:style-name="P6">Salarvyáni Military Formation Names:<text:tab/>Beetling Cliffs of Distant Paránta</text:p>
      <text:p text:style-name="P6"><text:tab/><text:tab/><text:tab/><text:tab/><text:tab/><text:tab/><text:tab/>Mighty Embrace of Ssirandár</text:p>
      <text:p text:style-name="P6"><text:tab/><text:tab/><text:tab/><text:tab/><text:tab/><text:tab/><text:tab/>Reveries of Distant Empire</text:p>
      <text:p text:style-name="P6"><text:tab/><text:tab/><text:tab/><text:tab/><text:tab/><text:tab/><text:tab/>Viridian Serpent</text:p>
      <text:p text:style-name="P23">Seen from afar above the steaming, sweltering gray-green plain, the mansions of Salarvyá <text:tab/>are gaudy mountains teaming with sculpted figures, ant-hills of color and chaotic <text:tab/>movement, topped with gilded domes, bulbous cupolas, and sky-reaching gables all <text:tab/>a-crawl with gargoyles and other mythic beasts – more than a man could assimilate if <text:tab/>he stood rooted to the earth and gazed for thrice 3 thousand years!” description by <text:tab/>the Tsolyáni traveler Diján hiBasküné (who died in 2117 A.S.).</text:p>
      <text:p text:style-name="P23">Shíggath: This town (average population of 30,000) is a strong contrast to other towns on <text:tab/>the Ojjárga Flats. It is situated by the mouth of the Tsa'av river, which is<text:tab/> <text:tab/>navigable up stream to Tsa'avtúlgu and the transshipment of goods from sea going <text:tab/>vessels to riverine ones takes place here. The river spills an unpleasantly yellow-c<text:tab/>olored mud into the bay and flats, and the waters near the town are stained with it. <text:tab/>The ruler, Lord Chuggillishmayul Vringgamuluk, a fussy little man devoted to his <text:tab/>creature comforts and the deference of his subjects. He is obsequious to those he is <text:tab/>inferior to (notably powerful Chruggílléshmu and Gürrüshyúgga agents), and over <text:tab/>bearing and demanding of those below him (he has been described to be “like a slimy <text:tab/>hair-ball found under a rug). The Vringgamuluk family is the dominate political <text:tab/>force of the Flats, and they have been fighting a war with the forces of Tsa'avtúlgu <text:tab/>for years. The Tsa'avtúlgu armies are better equipped but indifferently lead as well <text:tab/>as being poor fighters. The Shíggath forces are small and also poorly lead, but they <text:tab/>are supplemented by troops sent from Naggás as well as hired Háida Pakála <text:tab/>mercenaries. The Vringgamuluk citadel of black granite frowns over the town, and the <text:tab/>black-hatted police force is known to be more concerned with extracting money than <text:tab/>with enforcing the law, save for periodic sweeps for “known criminals.” <text:s/>It is <text:soft-page-break/><text:tab/>rumored that travelers disappear here, and most visitors prefer to sleep on their <text:tab/>ships or outside of town in tents (the city has its share of Gürrüshyúgga spies, and <text:tab/>those travelers who interest the Lords of Tsa'avtúlgu may find themselves drugged <text:tab/>and carried off). Although the town can hardly be considered a happy place, the <text:tab/>citizens do bustle, and they seem to be fairly prosperous. There is a large amount <text:tab/>of merchant traffic with buying and selling especially of luxury goods, and the <text:tab/>taxes that are paid from this traffic flood into the town's coffers. The <text:tab/>Vringgamuluk also collect tribute from the other families under it, as they do from <text:tab/>those under them, and they “tax” all their “police” can strong arm outside the city <text:tab/>either on land or water.</text:p>
      <text:p text:style-name="P6">Shringgáyi's 36 motherly teats. She has a “Garden of Eternal Verdure”.</text:p>
      <text:p text:style-name="P6">Special naming sages are popular in western Salarvyá while in the east they pick a name.</text:p>
      <text:p text:style-name="P6">Starting on the S&amp;G map #3 the ethnicity of the population begins changes until one gets <text:tab/>to the eastern coast where the people are referred to as Salarvyáni but ethically <text:tab/>they aren't.</text:p>
      <text:p text:style-name="P6">The Láchish Lords of Fort Órmichash and Fort Vrusággu came to the area “only” a few <text:tab/>thousand years ago.</text:p>
      <text:p text:style-name="P6">The Old Fighters: This organization is constantly agitating to regain Fénul from the <text:tab/>Tsolyáni. They are also working for Salarvyáni “linguistic purity” (no Tsolyáni <text:tab/>words or phrases), trade only with Salarvyá (not northward to Hekéllu, pure <text:tab/>Salarvyáni religion (no Dlamélish/Avánthe split), etc. They are lead by a “Princess” <text:tab/>of Khúm, Zéshsha Tiqinnu Thirreqúmmu, who has not been to Fénul at all!</text:p>
      <text:p text:style-name="P6">Villages in eastern Salarvyá have dances where the men face the women in lines and they <text:tab/>perform elaborate steps.</text:p>
      <text:p text:style-name="P6">Vlíkka- worms that eat wood. They are more common in east than the west.</text:p>
      <text:p text:style-name="P6">Wasteland of Sorrow- a place that is barren, icy, cold, and those interned there endure <text:tab/>eternal torment.</text:p>
      <text:p text:style-name="P6">With the death (murder) of the Mad King by worshipers of Black Qárqa from Tsa'avtúlgu, <text:tab/>then the death of the council of nobles, the Khomórg (Shiringgáyi fanatics) rose up <text:tab/>and order broke down. Cities rethought their allegiance to the Ebon Throne and the <text:tab/>Tsolyáni forces invaded to take revenge for the Salarvyáni invasion during their <text:tab/>Civil War. The Ahoggyá of the Sharúna Lowlands rose up, sallied out and killed every <text:tab/>human they could lay their hands on.</text:p>
      <text:p text:style-name="P6">Zachá fish have red meat.</text:p>
      <text:p text:style-name="P6"/>
      <text:p text:style-name="P6"><text:s/><text:span text:style-name="T9">Shén</text:span></text:p>
      <text:p text:style-name="P6">Egg-fertilizers are of a ashy charcoal hue.</text:p>
      <text:p text:style-name="P6">Females are of a blue-black hue.</text:p>
      <text:p text:style-name="P6">Shényu produces bronze in quantity.</text:p>
      <text:p text:style-name="P6">Shén writing looks to humans like daggers and spikes.</text:p>
      <text:p text:style-name="P6">They adorn themselves with rank signals which are painted on their scales.</text:p>
      <text:p text:style-name="P6">They are notoriously immune to human aliments.</text:p>
      <text:p text:style-name="P6">They count in sevens, no one knows why except them, and they do not talk about it.</text:p>
      <text:p text:style-name="P6"/>
      <text:p text:style-name="P35"><text:s/><text:span text:style-name="T9">Souls</text:span></text:p>
      <text:p text:style-name="P35">A soul takes precisely 1,326yrs to traverse the Isles of the Dead and to then pass to the Isles of <text:tab/>Teretané or to the paradises of the gods.</text:p>
      <text:p text:style-name="P35"/>
      <text:p text:style-name="P35"><text:s/><text:span text:style-name="T9">Ssǘ</text:span></text:p>
      <text:p text:style-name="P35">Their eyes are round and black gleaming.</text:p>
      <text:p text:style-name="P35">Their written language is dots, whirls, and circles.</text:p>
      <text:p text:style-name="P35">They have three fingers on each hand with one functioning as a thumb.</text:p>
      <text:p text:style-name="P35">They do not have a nose, and their mouth is a vertical eclipse.</text:p>
      <text:p text:style-name="P35"/>
      <text:p text:style-name="P6"><text:s/><text:span text:style-name="T9">Tékumel</text:span></text:p>
      <text:p text:style-name="P6">The planet is 63.4% larger than Terra.</text:p>
      <text:p text:style-name="P6"/>
      <text:p text:style-name="P6"><text:s/><text:span text:style-name="T9">Tinalíya</text:span></text:p>
      <text:p text:style-name="P6">Their language sounds like bubbling and popping.</text:p>
      <text:p text:style-name="P6">They have a sweetish-acrid odor.</text:p>
      <text:p text:style-name="P6"><text:soft-page-break/></text:p>
      <text:p text:style-name="P6"><text:s/><text:span text:style-name="T9">Trees and Plants</text:span></text:p>
      <text:p text:style-name="P6">Aika plants have black leaves.</text:p>
      <text:p text:style-name="P6">Amalén</text:p>
      <text:p text:style-name="P6">Apók: a charcoal leaved tree.</text:p>
      <text:p text:style-name="P6">Báomuz- has an ashen bark.</text:p>
      <text:p text:style-name="P6">Ebzál- a statuesque tree that is willowy.</text:p>
      <text:p text:style-name="P6">Edhéka- a flowering tree only found in eastern Salarvyá.</text:p>
      <text:p text:style-name="P6">Gapúl- they are leafy and the wood is fine grained.</text:p>
      <text:p text:style-name="P6">Ja'atheb- a red blooming tree with fronds that droop and leaves like feathers.</text:p>
      <text:p text:style-name="P6">Jíttayeb- its wood is orange-red in color.</text:p>
      <text:p text:style-name="P6">Jütl</text:p>
      <text:p text:style-name="P6">Mézh- a light wood found in eastern Salarvyá.</text:p>
      <text:p text:style-name="P6">Nemésh</text:p>
      <text:p text:style-name="P6">Pa'áb wood: it is scented.</text:p>
      <text:p text:style-name="P6">Pirá bushes are jagged-leaved.</text:p>
      <text:p text:style-name="P6">Thúrib</text:p>
      <text:p text:style-name="P6">Vres trees are an olive drab in color.</text:p>
      <text:p text:style-name="P6"/>
      <text:p text:style-name="P14"><text:s/>Tribal Peoples</text:p>
      <text:p text:style-name="P6">The northern tribesmen are communal giving votes to both males and females equally. Their <text:tab/>bands and settlement are ruled by councils as are their legions. The leader of the <text:tab/>council has the title “Gúsha”.</text:p>
      <text:p text:style-name="P6"/>
      <text:p text:style-name="P6"><text:s/><text:span text:style-name="T9">Tsoléi</text:span></text:p>
      <text:p text:style-name="P6">A'áya- the Tsoléi equal of Avánthe.</text:p>
      <text:p text:style-name="P6">Chochún of the Isles- The mighty citadel of the fortress overlooking Hólis Town and the <text:tab/>harbor. It was built after the Empire of Llyán of Tsámra. It has barrel towers at <text:tab/>either end.</text:p>
      <text:p text:style-name="P6">Hólis Isle- A fishcake: a single, roundish, flat-topped lump; gardens, arbors, and tiny <text:tab/>flat fields of Dná-grain checkers the rolling landscape above dolomite cliffs.</text:p>
      <text:p text:style-name="P6">Holisi wash their fingers in ewers and little bowls before touching food and drink.</text:p>
      <text:p text:style-name="P6">Hólis Town- Harbor town in Tsoléi Isles has a broad crescent harbor with water that looks <text:tab/>like sapphire glass.</text:p>
      <text:p text:style-name="P6">Hospitality to friends and strangers is an unwritten iron-bound law.</text:p>
      <text:p text:style-name="P6">Lady A'áya of the Isles- The islander's goddess who is most like Pavár's Avánthe. [LoT]</text:p>
      <text:p text:style-name="P6">Llürúra Isle- The base of the Livyáni Legation in the Tsoléi Isles.</text:p>
      <text:p text:style-name="P6">Lord Chró of the Isles- The islander's warrior god who is most like Pavár's Karakán. [LoT]</text:p>
      <text:p text:style-name="P6">Masháng channel is SE of Hólis Isle.</text:p>
      <text:p text:style-name="P6">Point Hsé'a on the northern tip of Llürúra Isle.</text:p>
      <text:p text:style-name="P6">Riruchél (the moon) is filled with the warlike essence of Lord Chró (the Tsoléi equal of <text:tab/>Karakán).</text:p>
      <text:p text:style-name="P6">Sand spiders.</text:p>
      <text:p text:style-name="P6">They eat out one common pot “like a herd of Hmélu beasts snuffling in a trough.”</text:p>
      <text:p text:style-name="P6">The Mu'ugalavyáni sailed two Qél all the way around Livyánu to Hólis Isle.</text:p>
      <text:p text:style-name="P6">They worship the Dual Gods of the Two Moons, and magic meanings within names and numbers <text:tab/>are central to the Tsoléi faith. [LoT]</text:p>
      <text:p text:style-name="P6">Tomkada Islet has many shoals, reefs, sand bars, and fanged rocks.</text:p>
      <text:p text:style-name="P6">Year King of Llü'ǘr Isle- A person who is treated like royalty for a year then sacrificed <text:tab/>so that the yearly fishing is successful. [LoT]</text:p>
      <text:p text:style-name="P6"/>
      <text:p text:style-name="P14"><text:s/>Tsolyánu</text:p>
      <text:p text:style-name="P6"><text:s/><text:span text:style-name="T15">Avánthe</text:span> </text:p>
      <text:p text:style-name="P21">She has a circle dance.</text:p>
      <text:p text:style-name="P21">She has sea-demons.</text:p>
      <text:p text:style-name="P21">Singer of Purity- Ritual Post.</text:p>
      <text:p text:style-name="P6">Tahele: aspect which shields a young girl's beauty from harm and keeps old age at bay.</text:p>
      <text:p text:style-name="P6">The Pála Jakálla temple has 61 known members, and liquid assets of 150,000 káitars. The <text:tab/>Sapphire Bough (blessers of crops), Wellspring of Life (traditionalists), and <text:soft-page-break/><text:tab/>Harmony in <text:tab/>Blue (back to nature extremists) are all represented in the temple.</text:p>
      <text:p text:style-name="P6">This temple's Tunkúl gong has a high sweet note to it.</text:p>
      <text:p text:style-name="P6">Balmé: healing Aspect of the goddess.</text:p>
      <text:p text:style-name="P6">Shaka'an “the Little Girl who is Curious”: One of the goddess's lesser Aspects.</text:p>
      <text:p text:style-name="P6">She hates fire.</text:p>
      <text:p text:style-name="P6"/>
      <text:p text:style-name="P6"><text:s/><text:span text:style-name="T15">Belkhánu</text:span></text:p>
      <text:p text:style-name="P21">The temple performs funeral ceremonies for most of the pantheon in Tsolyánu and this <text:tab/>brings in considerable amounts of money.</text:p>
      <text:p text:style-name="P21">Utterer of the Litanies of the Isles- Ritual post.</text:p>
      <text:p text:style-name="P6">The Pála Jakálla temple has 42 known members, and liquid assets of 90,000 káitars. The <text:tab/>Society of the Yellow Robe (traditional performers of funeral rites for Stability <text:tab/>worshiper), the Light Above the Tomb (who are undead slayers making forays into the <text:tab/>City of the Dead and the Underworld), and the Cloak of Feathers (an outreach group <text:tab/>wanting to form closer ties with other temples) are present within the temple.</text:p>
      <text:p text:style-name="P6"/>
      <text:p text:style-name="P6"><text:s/><text:span text:style-name="T15">Chegárra</text:span></text:p>
      <text:p text:style-name="P21">Commemoration of Ruling in Splendor: celebration celebrated on the 2<text:span text:style-name="T11">nd</text:span> Intercalary Day in <text:tab/>Hekéllu.</text:p>
      <text:p text:style-name="P21">Standardbearer of the Golden Legion- Ritual post.</text:p>
      <text:p text:style-name="P6">The Pála Jakálla temple has 35 known members, and liquid assets of 25,000 káitars. The <text:tab/>societies present in the temple are Glorious in Scarlet, Ruby Hawk (orators and <text:tab/>publicists).</text:p>
      <text:p text:style-name="P6"/>
      <text:p text:style-name="P6"><text:s/><text:span text:style-name="T15">Chiténg</text:span></text:p>
      <text:p text:style-name="P21">Guide of Those Who Are sent to the God- Ritual post.</text:p>
      <text:p text:style-name="P6">The Pála Jakálla temple has 38 known members, and liquid assets of 60,000 káitars. They <text:tab/>have commissioned a new, larger, louder Tunkúl gong which has brought out the <text:tab/>lawyers with 12 lawsuits in the Palace of the Realm. Most of the priests of this <text:tab/>temple who join societies join the Company of the Orange Band.</text:p>
      <text:p text:style-name="P6"/>
      <text:p text:style-name="P6"><text:s/><text:span text:style-name="T15">Dilinála</text:span></text:p>
      <text:p text:style-name="P21">Singer of Purity- Ritual post.</text:p>
      <text:p text:style-name="P6">The Pála Jakálla temple has 20 known members, and liquid assets of 90,000 káitars. The <text:tab/>Girdle of Purity is the only society known to operate in the temple.</text:p>
      <text:p text:style-name="P6"/>
      <text:p text:style-name="P6"><text:s/><text:span text:style-name="T15">Dlamélish</text:span></text:p>
      <text:p text:style-name="P35"><text:span text:style-name="T37">Holder of the Emerald Censer- Ritual post.</text:span> </text:p>
      <text:p text:style-name="P6">The Pála Jakálla temple has 65 known members, and liquid assets of 95,000 káitars. The <text:tab/>demonist Order of Argent has five female members and is rumored to be involved with <text:tab/>the temple of Ksárul. The orgiastic Society of Emerald Radiance and the Emerald and <text:tab/>Silver Crown societies are both present in the temple, and through their person in <text:tab/>charge of the temple treasury, they effectively control the day-to-day running of <text:tab/>the temple.</text:p>
      <text:p text:style-name="P6">The Jakálla temple basement has a strong, sweet musty smell that one never forgets.</text:p>
      <text:p text:style-name="P6"/>
      <text:p text:style-name="P6"><text:s/><text:span text:style-name="T15">Drá</text:span></text:p>
      <text:p text:style-name="P6">The Pála Jakálla temple has 15 known members.</text:p>
      <text:p text:style-name="P6"/>
      <text:p text:style-name="P6"><text:s/><text:span text:style-name="T15">Durritlámish</text:span></text:p>
      <text:p text:style-name="P6">The Pála Jakálla temple has 30 known members and has the Angels of Inimitable <text:tab/>Necrofracture, a society that is heavily into necrofracture with links to Hriháyal's <text:tab/>orgiasts and demonologists. Its tastes are a little more sadistic than for most <text:tab/>Durritlámish worshipers. The League of the Putrescent Hand, 8 members, is a group of <text:tab/>activists and adventurers based in the Pála Jakálla temple. 35,000 káitars in liquid <text:tab/>assets.</text:p>
      <text:p text:style-name="P6"/>
      <text:p text:style-name="P6"><text:s/><text:span text:style-name="T15">Grugánu</text:span></text:p>
      <text:p text:style-name="P6">The temple in Pála Jakálla has 85,000 káitars in liquid assets. The Blue Light and the <text:soft-page-break/><text:tab/>Blue Curtain societies have small numbers of members in them.</text:p>
      <text:p text:style-name="P6"/>
      <text:p text:style-name="P6"><text:s/><text:span text:style-name="T15">Hnálla</text:span></text:p>
      <text:p text:style-name="P21">Illuminator of the Face of Light- Ritual post.</text:p>
      <text:p text:style-name="P6">The Pála Jakálla temple has 50 known members, and liquid assets of 70,000 káitars. The <text:tab/>only obscure society present in the temple is Opal Scintilation (who restores damage <text:tab/>done to glorious works of the ancients).</text:p>
      <text:p text:style-name="P33"/>
      <text:p text:style-name="P6"><text:s/><text:span text:style-name="T15">Hriháyal</text:span></text:p>
      <text:p text:style-name="P6">She is even less inhibited than her goddess.</text:p>
      <text:p text:style-name="P6">The Clan of the Emerald and Silver Crown is a radical faction dedicated to violent <text:tab/>political action, and High Priestess Misénla hiQurródu is a member.</text:p>
      <text:p text:style-name="P6">The Pála Jakálla temple has 55 known members, and liquid assets of 75,000 káitars. The <text:tab/>Maidens of Hidden Knives are activists and adventurers with links to the Company of <text:tab/>the Orange Band and the masters of the Sixth Indigo Eye. Members of the Maidens are <text:tab/>concubines to wealthy nobles and military officers. Pála Jakálla is the second <text:tab/>oldest chapter of the Maidens.</text:p>
      <text:p text:style-name="P6"/>
      <text:p text:style-name="P14"><text:span text:style-name="T10"><text:s text:c="2"/></text:span><text:span text:style-name="T16">Hrü'ǘ</text:span></text:p>
      <text:p text:style-name="P19">Attendant in Purple- Ritual post.</text:p>
      <text:p text:style-name="P6">The Shrine (Temple) of the Evanescent Change in the Old Town of Púrdimal is old and <text:tab/>considered a backwater for postings.</text:p>
      <text:p text:style-name="P6">Ritual: <text:span text:style-name="T32">The Coming Forth of Universal Diversification.</text:span></text:p>
      <text:p text:style-name="P19">The Temple in Pála Jakálla has 55 known members, has 60,000 káitars in liquid assets, and <text:tab/>has come into possession of several rare books dedicated to change. There is a Cusp <text:tab/>of Night society within the temple with 15 known members. There is also <text:tab/>representation of the Elect of Purple, a group of theocrats, numbering 28 including <text:tab/>the chief priest, who are secretive but not fanatical.</text:p>
      <text:p text:style-name="P34"><text:span text:style-name="T37">Fifth Form of Gyanu: a</text:span> Bednálljan deity now acknowledged as a precursor and hence a greater <text:tab/>Aspect of Hrü'ǘ.</text:p>
      <text:p text:style-name="P34"/>
      <text:p text:style-name="P34"><text:s/><text:span text:style-name="T38">Karakán</text:span></text:p>
      <text:p text:style-name="P21">Call to the Martyrs of Valor- music.</text:p>
      <text:p text:style-name="P21">Celebration of Splended Victories: ceremony celebrated on the 3<text:span text:style-name="T11">rd</text:span> Intercalary Day in <text:tab/>Jakálla.</text:p>
      <text:p text:style-name="P21">Clan of the Sword of Righteousness: an open group wit members proposed and elected by each <text:tab/>temple's chapter. The exact initiation rituals are not revealed but it is known to <text:tab/>be painful and last 6 days. </text:p>
      <text:p text:style-name="P21">Fete of the Might of Heroes: ceremony.</text:p>
      <text:p text:style-name="P21">Litany of Noble Deeds: ceremony held on the 25<text:span text:style-name="T11">th</text:span> of Didóm where legions are consecrated, <text:tab/>and ancient heroes are remembered with parades, incense, and chanting.</text:p>
      <text:p text:style-name="P21">Might of Heroes: ceremony celebrated on the 18<text:span text:style-name="T11">th</text:span> of Trantór with drums and massed choruses <text:tab/>of singers. It is at this time that young men and women are inducted into the <text:tab/>warrior societies with blood-letting, deeds of courage, and abstinence.</text:p>
      <text:p text:style-name="P21">Obeisance to the Lord of War: ceremony celebrated at Khirgár on the 5<text:span text:style-name="T11">th</text:span> Intercalary Day.</text:p>
      <text:p text:style-name="P21">Patron of the Hirilákte Arenas. </text:p>
      <text:p text:style-name="P21">Standardbearer of the Golden Legion- Ritual post.</text:p>
      <text:p text:style-name="P21">The losers of the Kólumejálim are taken to the Great Temple in Béy Sǘ to be sacrificed.</text:p>
      <text:p text:style-name="P6">The Pála Jakálla temple has 68 known members, and liquid assets of 180,000 káitars. <text:s/>The <text:tab/>Rent Curtain Society (anti-Ksárul fanatics), Glorious in Scarlet (Imperialists and <text:tab/>politickers), and the Crimson Brothers (who propagate that Karakán and Vimúhla have <text:tab/>a closer relationship than current theology admits) are present in the temple.</text:p>
      <text:p text:style-name="P6">The value of the gems and golden armor adorning the main statue of Lord Karakán in the <text:tab/>Béy Sǘ Temple is estimated at 1 million káitars.</text:p>
      <text:p text:style-name="P6">This temple's Tunkúl gong has a droning boom to it.</text:p>
      <text:p text:style-name="P6">Within the Temple there are several “warrior orders.” These are not secret as the War Gods <text:tab/>value Khomoyi (Noble Action), and secrecy is ignoble (to them).</text:p>
      <text:p text:style-name="P6"/>
      <text:p text:style-name="P14"><text:span text:style-name="T10"><text:s/></text:span><text:span text:style-name="T16">Keténgku</text:span></text:p>
      <text:p text:style-name="P6"><text:soft-page-break/>There is a monastery located north of Páya Gupá. <text:s/></text:p>
      <text:p text:style-name="P6">The Pála Jakálla temple has 25 known members, and liquid assets of 100,000 káitars.</text:p>
      <text:p text:style-name="P6">He is the patron of physicians.</text:p>
      <text:p text:style-name="P6"/>
      <text:p text:style-name="P14"><text:s/><text:span text:style-name="T16">Ksárul</text:span></text:p>
      <text:p text:style-name="P19">Bearer of the Raiment of the Blue Room- Ritual post.</text:p>
      <text:p text:style-name="P19">Ceremony: Service of the Investiture of Indigo.</text:p>
      <text:p text:style-name="P19">His resting place is in the west.[YG-TM]</text:p>
      <text:p text:style-name="P19">Life and enlightened self-interest are the prime commandments of Lord Ksárul.</text:p>
      <text:p text:style-name="P14"><text:span text:style-name="T10">This priesthood is one of the most secretive and complex organizations in the empire. Its </text:span><text:span text:style-name="T10"><text:tab/>real goals are hidden behind many layers of false or half-true statements. The Ndálu </text:span><text:span text:style-name="T10"><text:tab/>clan is one of the most secretive societies within the temple, and the Blue Light </text:span><text:span text:style-name="T10"><text:tab/>Society is another; however, unlike the Ndálu clan, the Blue Light does not wish to </text:span><text:span text:style-name="T10"><text:tab/>take part in the politics of the empire. Butrús is an ancient stronghold of the </text:span><text:span text:style-name="T10"><text:tab/>temple. The temple has a shrine in the (not so) ruined city of Hmákuyál: House of <text:tab/>the Cerulean Clarity in the College of Mirrored Radiance. In that city also resides <text:tab/>the Phantasmic Library of the Indigo Tower. There is also the subterranean shrine of </text:span><text:span text:style-name="T10"><text:tab/>the Azure Orb beneath the necropolis outside of Jakálla. The 1</text:span><text:span text:style-name="T12">st</text:span><text:span text:style-name="T10"> commandment of the <text:tab/>temple: Do only that which benefits you and do it cleverly! </text:span></text:p>
      <text:p text:style-name="P6">The temple in Pála Jakálla has recently expanded its fiefs and holdings of townhouses <text:tab/>thanks to the generosity of Kurshétl hiSsánmirin. It has 48 known members, has a <text:tab/>superb collection of ancient books, some believed to be from pre-Time of Darkness, <text:tab/>and over 50 eyes are held. The Society of Blue Light currently holds sway in the <text:tab/>temple and has 28 known members including the chief priest. The Ndálu Clan has 28 <text:tab/>member in and out of the temple. The temple has recently come into dispute with the <text:tab/>temple of Thúmis over the discovery of one of their sponsored expeditions of an <text:tab/>ancient Miyalun and flute. </text:p>
      <text:p text:style-name="P6">The Cartographers of the Luminous Pylon: a group of two dozen adherents of Ksárul and <text:tab/>Grugánu along with one of Dlamélish based in Tumíssa who are trying to map the many <text:tab/>alternative demon planes. Serious magic users regard them as loonies. </text:p>
      <text:p text:style-name="P6">The Stalkers of the Indigo Night is a secret organization dedicated to protecting Ksárul <text:tab/>and Hrü'ǘ pilgrims on the road to the shrines of the Ruined City of Hmákuyál. The <text:tab/>members come from the Temple Guards of the Temples of Ksárul, Grugánu, and Hrü'ǘ, <text:tab/>and given the sinister nature of these “cults,” they are very likely to have other <text:tab/>functions as well as policing the Sákbe roads and provincial highways leading to the <text:tab/>ruined city.</text:p>
      <text:p text:style-name="P6">The Tumíssan Temple has 60 guards and 120 or so clergy with a capacity for twice that.</text:p>
      <text:p text:style-name="P6">The Temple of Grugánu currently has 20 guards and 30 clergy. </text:p>
      <text:p text:style-name="P6">The Yi'ita (about 100 Tsán north of Tumíssa with population about 5,000) Temple of Ksárul <text:tab/>serves about 100 people mainly from the Black Stone, Weeping Stone, and Black Hand <text:tab/>clans.</text:p>
      <text:p text:style-name="P6">To a Ksárulite knowledge possessed by those who do not follow Ksárul is not knowledge but <text:tab/>ignorance. Theft under these conditions is not ignoble because those who had it were <text:tab/>not noble – and able to retaliate.</text:p>
      <text:p text:style-name="P6">The basic precept of the temple is that things can never be as they were. The cosmos is <text:tab/>Change, and the only permanence in the universe is Change itself.</text:p>
      <text:p text:style-name="P6"/>
      <text:p text:style-name="P6"><text:s/><text:span text:style-name="T15">Qón</text:span></text:p>
      <text:p text:style-name="P6">The Pála Jakálla temple has 30 known members, and liquid assets of 45,000 káitars. The <text:tab/>Golden Refulgence Society (13 members), and the Society of Release from Eternity <text:tab/>(Linked to Light Above the Tomb) are present in the temple.</text:p>
      <text:p text:style-name="P6"/>
      <text:p text:style-name="P14"><text:span text:style-name="T10"><text:s/></text:span><text:span text:style-name="T16">Sárku</text:span></text:p>
      <text:p text:style-name="P6">City of Sárku: inside the inner enceinte are five hills upon which the Temple of the Worm <text:tab/>Lord squats.[YG-TM]</text:p>
      <text:p text:style-name="P6">The temple across the river from <text:span text:style-name="T41">Béy Sǘ, Rising from the Tomb, is renown throughout the <text:tab/>Five Empires.</text:span></text:p>
      <text:p text:style-name="P6">Ceremony- Giving Praise to the One of Mouths.</text:p>
      <text:p text:style-name="P6">Consciousness, the survival of the intellect, and the preservation of one's powers: these <text:soft-page-break/><text:tab/>are the promises of Lord Sárku.</text:p>
      <text:p text:style-name="P6">Festival of “Breaking Open of the Tomb” held on the 12<text:span text:style-name="T11">th</text:span> night of Trantór. </text:p>
      <text:p text:style-name="P6">Lord Srükárum- the harbinger of Death.</text:p>
      <text:p text:style-name="P34">Opener of the Way of Bone- Ritual post.</text:p>
      <text:p text:style-name="P19">Rituals: Descent into the Tomb Forever, Giving Praise to the One of Mouths, Libation unto <text:tab/>the Final Master.</text:p>
      <text:p text:style-name="P6">Society of the Copper Tomb was lead by Prince Dhich'uné. The Temple of the Rising from the <text:tab/>Tomb across the river from Béy Sǘ is one of the mightiest in the empire and renown <text:tab/>throughout the land. The families of the priesthood in the city of Sárku live in <text:tab/>special areas which are never seen by the public. The temple has a mighty copper <text:tab/>horn 2 man heights tall that is blown at ceremonies which is known as “The One Who <text:tab/>is Mournful of Life”. There is a labyrinth below the Lair of the Undying in the City <text:tab/>of Sárku. It is known that storehouses line the spiral staircase called “The Well <text:tab/>Which Pierces the World” beneath the Temple of the Worm-Lord in the City of Sárku, <text:tab/>and that these contain enough steel to outfit half the legions of the Empire.</text:p>
      <text:p text:style-name="P6">Sárku has a “Vessel of the Vision of the World.”</text:p>
      <text:p text:style-name="P6">Sárku is known as the “Final Leveler” by his priests.</text:p>
      <text:p text:style-name="P6">Sárku troopers use lanterns of sepia hued glass.</text:p>
      <text:p text:style-name="P6">The Chamber of Glittering Night is where the new priests are welcomed in a ceremony in the <text:tab/>temple in Tléku on Thayúri Isle. </text:p>
      <text:p text:style-name="P6">The Masked Demons of the Inner Path of Ko'aar, the Thirteen Temptations, or the Twenty-Six <text:tab/>Fears. Dread One of the Blackest Depths. Ravining Angel of Despair. The Shattered <text:tab/>Steps of the Opening Tomb.</text:p>
      <text:p text:style-name="P6">The One Who is Mournful of Life,” the mighty horn of the Temple of Sárku 2-man heights <text:tab/>long and hung from a tripod.</text:p>
      <text:p text:style-name="P6">The temple guard has brown livery and skull helmets.</text:p>
      <text:p text:style-name="P6">The temple in Pála Jakálla has 45 known members and is dominated by the Copper Tomb <text:tab/>Society and has links to the Ndálu Clan and it is rumored to have links to tomb <text:tab/>robbers as its wealth cannot otherwise be accounted for. The temple spent a small <text:tab/>fortune supporting Dhich'uné when he was Emperor. The Copper Tomb Society has <text:tab/>control of a recent, secret, find outside of Pála Jakálla.</text:p>
      <text:p text:style-name="P6">There is a labyrinth below the Lair of the Undying beneath the City of Sárku.</text:p>
      <text:p text:style-name="P6">Undead can walk in daylight, they do not like it, but they can function in it.</text:p>
      <text:p text:style-name="P6"><text:s text:c="2"/>Aspects:</text:p>
      <text:p text:style-name="P6">Siyenagga “the Wanderer of Tombs”</text:p>
      <text:p text:style-name="P6">Zaida “the Princess of the Liquescent Mould”</text:p>
      <text:p text:style-name="P6">Chkorangtla “the Shinning Pool of Envisionment”</text:p>
      <text:p text:style-name="P6">Tsapka'a “the Devastating Wind”</text:p>
      <text:p text:style-name="P6">Gonnqesha “the Torch of Night”</text:p>
      <text:p text:style-name="P6">The Dark Hand of Despair</text:p>
      <text:p text:style-name="P6">The Mourning of the Eternal Arch of Death.</text:p>
      <text:p text:style-name="P6">Nórnemokoi hiCgrányel “the One Who is Mournful of Life.”[YG-TM]</text:p>
      <text:p text:style-name="P6"/>
      <text:p text:style-name="P6"><text:s/><text:span text:style-name="T15">Thúmis</text:span></text:p>
      <text:p text:style-name="P21">Ceremony of Purifying the Lips of Thúmis: performed at sunset.</text:p>
      <text:p text:style-name="P21">Day of the Visitations of the Wise: ceremony.</text:p>
      <text:p text:style-name="P11">Edifice of Sublime Eloquence: An advanced academy in the Temple in Jakálla. <text:s/></text:p>
      <text:p text:style-name="P11">In the mythical age before the Time of Darkness, before Lord Thúmis had penned the first <text:tab/>page of the Book of Skeins.</text:p>
      <text:p text:style-name="P21">Opener of the Eye of Dawn- Ritual post.</text:p>
      <text:p text:style-name="P21">Temple of Thúmis in Tumíssa has a great library of hoary fame, and also the image of <text:tab/>“Thúmis Ascending to the Sun” carved by Marya of Tsámra.</text:p>
      <text:p text:style-name="P21">The Temple of Eternal Knowing in Béy Sǘ. </text:p>
      <text:p text:style-name="P21">The Temple in Tumíssa has a clockwork simulacrum said to have been constructed by Thomar.</text:p>
      <text:p text:style-name="P6">The Pála Jakálla temple has 35 known members, and liquid assets of 15,000 káitars. </text:p>
      <text:p text:style-name="P6"/>
      <text:p text:style-name="P6"><text:s/><text:span text:style-name="T15">Vimúhla</text:span></text:p>
      <text:p text:style-name="P6">Ceremony: Dawn of the Flame, performed at the rising of the sun.</text:p>
      <text:p text:style-name="P6">Scrolls of the Paths of Burning: Author Chúvan Khalúmis Vríddi</text:p>
      <text:p text:style-name="P6"><text:soft-page-break/>Book of Blazing Diagrams Forever, Book of Burning.</text:p>
      <text:p text:style-name="P6">Solace of the All-Embracing Flame.</text:p>
      <text:p text:style-name="P6">He has a paradise of Ecstatic Flame.</text:p>
      <text:p text:style-name="P6">Redaction of the Orange-Red Flame: Author Chúvan Khalúmis Vríddi discussed Vimúhla's 87</text:p>
      <text:p text:style-name="P30"><text:span text:style-name="T37"><text:tab/>Aspects.</text:span><text:span text:style-name="T31"> </text:span></text:p>
      <text:p text:style-name="P34">Flame-Keeper- A ritual post.</text:p>
      <text:p text:style-name="P30"><text:span text:style-name="T31">The </text:span><text:span text:style-name="T37">Pála Jakálla temple has 53 known members with about 100,000 káitars in liquid assets. <text:tab/>The Incandescent Blaze Society holds sway in the temple, and the Faithful of the <text:tab/>Purifying Flame (a local sect) strives to create new rituals which will bring <text:tab/>greater glory to their Lord, and encourage the day of Final Cleansing.</text:span></text:p>
      <text:p text:style-name="P6">Shrine of Unendurable Splendor in the underworld below Fasiltúm. </text:p>
      <text:p text:style-name="P6">Solace of the All-Embracing Flame- said in memory of someone.</text:p>
      <text:p text:style-name="P6">“All hail, Vimúhla, the Flame, Great and Powerful Conflagrator of the Universe,” catechism <text:tab/>learned in temple schools.</text:p>
      <text:p text:style-name="P6"><text:s text:c="2"/>Aspects:</text:p>
      <text:p text:style-name="P6">Orkutai the City Destroyer.</text:p>
      <text:p text:style-name="P6">Esseng of the Scintillating Bolt of Desolation.</text:p>
      <text:p text:style-name="P32"/>
      <text:p text:style-name="P14"><text:span text:style-name="T10"><text:s/></text:span><text:span text:style-name="T16">Wurú</text:span></text:p>
      <text:p text:style-name="P6">Qásu birds are sacred to this god.</text:p>
      <text:p text:style-name="P6">The Pála Jakálla temple has 19 known members with only 25,000 káitars in liquid assets. <text:tab/>The only society that is different in this temple than the temple of Hrü'ǘ is the <text:tab/>Masters of the Sixth Indigo Eye, who are activists and adventurers, the most famous <text:tab/>of which is Midori Íto. </text:p>
      <text:p text:style-name="P6"/>
      <text:p text:style-name="P6"><text:s/><text:span text:style-name="T15">Ceremonies</text:span></text:p>
      <text:p text:style-name="P6">Béy Sǘ- The Night of the Fete of Boats on the 7<text:span text:style-name="T11">th</text:span> of Pardán. Celebrates the “Going forth <text:tab/>from death unto life” by the canine priests of Qón. Its a city wide party.</text:p>
      <text:p text:style-name="P6">Dance of the Round of the Return of Life.</text:p>
      <text:p text:style-name="P34"/>
      <text:p text:style-name="P6"><text:s/><text:span text:style-name="T15">Notes</text:span></text:p>
      <text:p text:style-name="P6">According to the Tsolyáni civilization has yet to reach Ghatón or N'lǘssa. </text:p>
      <text:p text:style-name="P6">Akonar Peak above the Kraá Hills.</text:p>
      <text:p text:style-name="P6">Anchi'ke: town to the east of Hekéllu in the low foot hills.</text:p>
      <text:p text:style-name="P6">Aureate Gates of Sublime Visitation: the antechamber of the Hall of the Petal Throne <text:tab/>itself.</text:p>
      <text:p text:style-name="P6">A woman of the west generally has a heart shaped face, pointed chin, wide and mobile <text:tab/>mouth, and long heavy-lashed eyes. Their dress is also typically an embroidered open <text:tab/>vest and slit-sided skirt.</text:p>
      <text:p text:style-name="P6">Below the Hall of Mettukeng (across the river from Béy Sǘ between the Tólek Kána Pits and <text:tab/>the Temple of Sárku) is the Maze of Unreturning.</text:p>
      <text:p text:style-name="P6">Béy Sǘ- On the right bank of Mssúma river there is the vast temple complex of Avánthe, the</text:p>
      <text:p text:style-name="P6"><text:s text:c="2"/><text:tab/>temple of Keténgku, the mighty complex of Sárku's temple of the Rising from the <text:tab/>Tomb, a few other minor temples, the City of the Dead where all the Tlakotáni <text:tab/>emperors are laid to rest as well as the graves of many from the Bednálljan dynasty, <text:tab/>and lastly the Tólek Kána Pits which is the vast imperial prison complex. Most of <text:tab/>the temples, the City of the Dead and the Pits are connected via the “underworld”. <text:tab/>Beneath the “underworld” is the “Ultimate Labyrinth” from which none have ever <text:tab/>emerged. There is also the “Maze of Unreturning” below the Hall of Mettukeng which <text:tab/>may be part of the “Ultimate Labyrinth”.</text:p>
      <text:p text:style-name="P6">Before the governor's palace there is an awe-inspiring colossus of Hejjéka IV “Restorer of <text:tab/>Dignities.”</text:p>
      <text:p text:style-name="P6">Blue Fish god- A local deity in Khirgár.</text:p>
      <text:p text:style-name="P6">Cannibalism is an ancient custom in the Kraá Hills. It is a ceremonial ritual of identity <text:tab/>with Sárku “as the Worm consumes corpses in the tomb.”</text:p>
      <text:p text:style-name="P6">Ceremony of “Rejoicing Before the Seal.”</text:p>
      <text:p text:style-name="P6">Chaigári- Village of Ngalmessurakh(Ssǘ Crossing) population about 3,500 of which about 30% <text:tab/>are Salarvyáni decent. There are no palaces in the village and a there are temples <text:tab/>to Dlamelish, Avanthe, Shiringgáyi, and Belkhánu. The head man is Dik hiZhigau of <text:soft-page-break/><text:tab/>the Green Kirtle clan. There is no formal garrison but a cohort of militia can be <text:tab/>raised as needed. The third rate Sákbe road on the dike which runs along the river <text:tab/>protecting the area from the rainy season floods has about 10 guards from the local <text:tab/>militia.</text:p>
      <text:p text:style-name="P6">Chaigári Protectorate: </text:p>
      <text:p text:style-name="P2"><text:span text:style-name="T19">1. Geography= </text:span>Two main terrain features dominate Chaigári protectorate, Kákri Midállu</text:p>
      <text:p text:style-name="P2"><text:tab/>peak and its surrounding ranges, and the Kanayugára River. Kákri Midállu is the <text:tab/>youngest of the three major mountain ranges in the vicinity, the others being Tláni <text:tab/>Hidállu peak and the oldest being the Chayéngar range. All of these ranges have been <text:tab/>caused by the collision of the Salarvyáni continent with that containing Tsolyánu <text:tab/>Even though Tékumel lacks the uranium in its core which keeps the Earth's core <text:tab/>fluid, its larger size led to a greater release of gravitational energy when it <text:tab/>collapsed to provide a much larger fluid core with a longer cooling time. That plus <text:tab/>the larger energy it received from its sun (until recently by geological time) have <text:tab/>combined to give Tékumel a fluid core and a plastic mantle. This leads to volcanoes, <text:tab/>earthquakes, and continental drift. Since continents are more common than oceans on <text:tab/>Tékumel, continent-continent collisions are more common than continent-ocean <text:tab/>collisions. Continent-continent collisions are spectacular. The Himalayas of <text:tab/>northern India are the product of a continent-continent collision and are the <text:tab/>highest mountains on Earth. Lake Baikal in the Soviet Union sits in a hole caused by <text:tab/>a fault resulting from that collision, even though it is over 1500km away from the <text:tab/>point of impact. In this case, the Tsolyáni-Salarvyáni continent moving north <text:tab/>collided with the eastward moving Yán Koryáni-Jannuyáni continent. In the Chaigári <text:tab/>region the initial impact created a series of east-west trending over thrusts which <text:tab/>flung up the Chayéngar range and another series of ranges south of it. The <text:tab/>Kanayugára river runs in a gap between these ranges. After the initial collision, <text:tab/>the Salarvyáni portion of the continent rotated first one way, flinging up a series <text:tab/>of northeast-southwest trending over thrusts on top of the east-west ones, and then <text:tab/>the other throwing up more over thrusts in the northwest-southeast direction. Where <text:tab/>these secondary over thrusts overlapped the original east-west over thrusts, <text:tab/>mountains were piled on top of mountains. The results are the spectacular Tláni <text:tab/>Hidállu and Kákri Midállu peaks. In the course of all of this, the 10km thick <text:tab/>continental crust of Salarvyá was shortened by a hundred kilometers. All of that <text:tab/>rock went up.</text:p>
      <text:p text:style-name="P2"><text:tab/><text:tab/>The other major geographic influence on the Chaigári is the Kanayugára river. <text:tab/>For the best part of 50 million years there has been a Kanayugára river winding back <text:tab/>and forth across its valley, working and reworking it. The valley is broad, flat, <text:tab/>and steep-walled with a thick soil layer regularly recharged with fresh loam eroded <text:tab/>from the mountains and brought down by fast flowing streams.</text:p>
      <text:p text:style-name="P2">2. Geology= The mountains immediately north and south of the Kanayugára river are <text:tab/>the <text:tab/>oldest and hence the most eroded in the region. In some cases only the metamorphosed <text:tab/>core of the original mountain remains, yielding marble, slate, and a few heat <text:tab/>produced gem stones. In other places, whole cliff faces of sandstone and limestone <text:tab/>present themselves for easy quarrying for building materials. A type of coal <text:tab/>can also be found, but it is purplish in color and extremely malodorous. Any who <text:tab/>can afford to use charcoal. Seeps of oil are also found here and there in the <text:tab/>Chaigári, but this is particularly nasty stuff, evil smelling and extremely <text:tab/>corrosive. Areas around such pools are devoid of normal life, although Food of the <text:tab/>Ssǘ can be found growing there, and any who fall into such a pool could well find it <text:tab/>the most unpleasant experience of their rapidly diminishing lives.</text:p>
      <text:p text:style-name="P2">3. Agriculture= The broad, rich valley of the Kanayugára is somewhat cooler than the dusty <text:tab/>plains of the Imperium and although Dná grain is cultivated, harder grains such as <text:tab/>wheat are more common here. As well, many specialty fruits and vegetables not <text:tab/>commonly available in the Imperium are available here, but the reverse is also <text:tab/>true. High quality Ngalu fruit does not flourish here and therefore the Chaigári <text:tab/>produces little decent wine with the possible exception of Fénul Some of its berry <text:tab/>concoctions are drinkable and mildly amusing to the connoisseur. Those who can <text:tab/>afford to, import wine. Hekéllu is somewhat well-known, however for the quality of <text:tab/>both its wheat and barley beers.</text:p>
      <text:p text:style-name="P2"><text:soft-page-break/><text:tab/><text:tab/>Chaigári is chiefly known for its animal husbandry and land too poor to grow <text:tab/>crops is used to graze the huge herds of Chlén, Hmá, and Hmélu, Chlén at the lowest <text:tab/>and Hmélu at the highest. Final fattening of animals is often done at the lower <text:tab/>elevations in recently harvested fields or fields allowed to lie fallow. This also <text:tab/>helps enrich the fields.</text:p>
      <text:p text:style-name="P2">4. Ethnicity= the protectorate was conquered from the Salarvyáni a little over three <text:tab/>hundred years ago and many of its citizens claim Salarvyáni descent. Most of these <text:tab/>live in and around the town of Fénul. Since the conquest there has been a steady <text:tab/>stream of political refugees and more recently refugees from Ssǘ activities. Also <text:tab/>some wealthier Salarvyáni choose to reside in Fénul owing to the lower and more <text:tab/>consistent Tsolyáni tax structure.</text:p>
      <text:p text:style-name="P2"><text:tab/><text:tab/>Hekéllu contains few Salarvyáni, by contrast. Hekéllu was rather badly damaged <text:tab/>during the conquest and since it was already long overdue for Ditlána, the town was <text:tab/>leveled and built anew. Many of the Salarvyáni left at this time and were replaced <text:tab/>by Tsolyáni. Tsolyáni had been colonizing the area for some time prior to the <text:tab/>conquest in any case. Today only the lake fishing clans and some of the merchant <text:tab/>clans claim direct Salarvyáni descent, and even these people appear to be Tsolyáni <text:tab/>due to intermarriage.</text:p>
      <text:p text:style-name="P2"><text:tab/><text:tab/>Tsolyáni form most of the population of Hekéllu with the exceptions noted <text:tab/>above and except for some native menials. Tsolyáni also dominate, if not form the <text:tab/>majority of the population of the area around Hekéllu and the Kanayugára river as <text:tab/>far east as the big bend. These areas have been heavily colonized by agricultural <text:tab/>clans from Ferinára and Sokátis. Of the Tsolyáni in Hekéllu, most are from eastern <text:tab/>based clans of scribes and officials and also merchant and transportation clans. <text:tab/>Tsolyáni in Chaigári average 1-2 cm taller than their cousins in the Imperium owing <text:tab/>to a diet higher in protein.</text:p>
      <text:p text:style-name="P2"><text:tab/><text:tab/>Most of the mountainous areas and portions of the river valley are populated <text:tab/>by indigenous Chaigári tribesmen. These people owe a great deal ethnically to the <text:tab/><text:tab/>Kilalámmuyáni and Jannuyáni stock. Short and of wiry build, they are poor <text:tab/>agriculturalists, being at best subsistence level farmers. They are far better <text:tab/>herdsmen, hunters and mountaineers. Lately they have been used as miners and <text:tab/>quarrymen. Although their small stature suits them to mining, their light builds do <text:tab/>not. There are better miners to be found elsewhere in the Imperium and some of these <text:tab/>have begun moving into the area.</text:p>
      <text:p text:style-name="P2"><text:tab/><text:tab/>Their language has been identified as a dialect of Jannuyáni, but has <text:tab/>borrowed a great deal from Tsolyáni and Salarvyáni. Because they tend to be quite <text:tab/>insular, large variations in dialect can be found from mountain valley to mountain <text:tab/>valley. In the north and west the Tsolyáni influences dominate and in the south the <text:tab/>Salarvyáni becomes transcendent. Banditry is endemic among the tribesmen and while <text:tab/>some of this may be attributed to the Kilalámmuyáni, the locals make up the bulk of <text:tab/>the bandits. Tsolyáni proverb, "A Chaigári herdsman is a bandit who has stolen many <text:tab/>animals."</text:p>
      <text:p text:style-name="P2">5. Economy= The protectorate has several major industries and it depends on the year which <text:tab/>is the largest income earner. Mining and quarrying are the largest industries in <text:tab/>most years, however. In various places may be found tin, lead, zinc, silver, and <text:tab/>gold. While almost no iron production exists in Chaigári, iron is found in western <text:tab/>Kilalámmu and southeastern Milumanayá and a lot of ore finds its way to Hekéllu <text:tab/>Most ores are concentrated in Hekéllu for trans-shipment to the larger centers but <text:tab/>there is a small domestic steel industry which supplies Hekéllu armorers</text:p>
      <text:p text:style-name="P2"><text:tab/><text:tab/>Many gems and semi-precious stones are also brought out of the mountains. <text:tab/>Jadeite, lapis lazuli, agate, carnelian, tiger eye, amethyst, and quartz are found <text:tab/>in abundance. Opals, rubies, emeralds, garnets, diamonds, and sapphires are also <text:tab/>found. An ornamental quartz called a Chaigár is peculiar to the foothills of Kákri <text:tab/>Midállu peak and is found nowhere else in the known world. The rich translucent <text:tab/>brown variety and the dark blue variety with pale veining are the most valuable. The <text:tab/>pale blue, yellow, and purple varieties are too close in appearance to other types <text:tab/>of ornamental quartz found elsewhere to be as valuable.</text:p>
      <text:p text:style-name="P2"><text:tab/><text:tab/>Chaigári and surrounding area produce abundant building quality stone. <text:tab/>Limestone, sandstone, and slate are so common that kiln-dried brick is rare in <text:soft-page-break/><text:tab/>Hekéllu and sundried brick is found as a temporary building material or in some of <text:tab/>the river side villages. Even many of the poor live in sandstone buildings with <text:tab/>slate roofs. The buildings of the rich, the temples, and the major public buildings <text:tab/>are commonly faced with fine limestone and rich marbles. Gneiss and schist are also <text:tab/>found and inlays of agate, quartz, and lapis lazuli are also seen. Basalt and <text:tab/>granite are not to be found as the nearest sources are in the Hundránu Rise outside <text:tab/>of Sokátis. Hekéllu therefore presents a pleasing facade of red, pink, white, cream, <text:tab/>gray, blue, and even black buildings with gray slate roofs. Ample supplies of sand, <text:tab/>gravel, and limestone have also led to a thriving cement and concrete industry. Much <text:tab/>of the stone for export is at least rough dressed in Hekéllu or Fénul and thus the <text:tab/>masonry clans are quite powerful in both towns.</text:p>
      <text:p text:style-name="P2"><text:tab/><text:tab/>The next leading export is meat. Huge herds of Hmélu and Hmá roam the rough <text:tab/>ground and foothills of Chaigári. Hekéllu and Fénul both have packing industries, <text:tab/>Hekéllu for shipping to the Imperium and Fénul to Salarvyá. Animals for export are <text:tab/>slaughtered in the late fall to early spring in order that they may be shipped in <text:tab/>cooler weather. They are usually lightly salted or smoked for preservation, but not <text:tab/>heavily so as salt or wood for smoking both have to be imported. In addition, the <text:tab/>higher reaches of the mountains contain game animals, such as Tsi'íl, which are <text:tab/>hunted for their meat. Most such game is exported to places like Fasiltúm where it <text:tab/>is served at the feasts of the wealthy. It is considerably cheaper in Hekéllu and it <text:tab/>is a rare middle-class feast there where it is not included.</text:p>
      <text:p text:style-name="P2"><text:tab/><text:tab/>Chaigári is also known for the quality of its Chlén beasts. Most of these are <text:tab/>peeled in situ but poorer armor producers are shipped out loaded as beasts of <text:tab/>burden and sold at their destinations along with their cargoes. Some of the hides <text:tab/>are merely treated to preserve them and shipped while others are turned into <text:tab/>finished products in Hekéllu and Fénul There are thus several thriving armorer's <text:tab/>clans in both towns and those in Hekéllu also make some steel armor on occasion <text:tab/>with iron ore from Kilalámmu.</text:p>
      <text:p text:style-name="P2"><text:tab/><text:tab/>Farming is mostly for domestic consumption and in fact Dná grain often has to <text:tab/>be brought in from Ferinára to meet needs, due to the shorter growing season and the <text:tab/>shortage of arable land. Wheat and other rare hardy grains are more common and many <text:tab/>of these are exported for specialty baking. The higher unit value of these grains <text:tab/>usually means a net profit for Chaigári in most years.</text:p>
      <text:p text:style-name="P2"><text:tab/><text:tab/>Fishing is also worthy of note. Lake Hekéllu produces several species of <text:tab/>edible fish, mostly for domestic consumption. The mountain streams also produce some <text:tab/>excellent eating fish, although not in significant quantity. There are also several <text:tab/>species of shellfish to be found in the lake and streams and these are considered <text:tab/>gourmet delicacies. They are caught and rushed live in tanks of water to Sokátis and <text:tab/>Fasiltúm to grace the tables of the truly wealthy. Additionally, there is a species <text:tab/>of bottom dwelling fish in the lake which can be jigged for. While the fish itself <text:tab/>is virtually inedible, in the fall the female produces a roe which commands a fancy <text:tab/>price indeed at the tables of the very wealthy (up to 50K per kg in Fasiltúm, more <text:tab/>elsewhere). The fish can get up to 6 meters in length and a single female can <text:tab/>produce up to 10kg of roe. However, a single fisherman is lucky indeed if he gets <text:tab/>more than a bite or two in a season. They fight hard once hooked, struggling for <text:tab/>hours or even days, and frequently escape or sink the boat and eat the fisherman. <text:tab/>Even when a catch has been boated it is a male as often as <text:tab/>not. There is even a <text:tab/>small chance that a female has already laid her eggs.</text:p>
      <text:p text:style-name="P2"><text:tab/><text:tab/>Although there are occasional woods and forested areas in the mountains, all <text:tab/>hardwoods must be imported. The softwood forests of the Chaigári do produce some <text:tab/>tall straight spars which are rafted down the river to Jakálla to make masts. These <text:tab/>are superior to the usual hardwood masts because they do not require splicing to <text:tab/>make a full mast and their lighter weight leaves the vessel lighter and less top <text:tab/>heavy.</text:p>
      <text:p text:style-name="P2"><text:tab/><text:tab/>Another revenue earner is trade, between Tsolyánu and Salarvyá in Fénul and <text:tab/>Hekéllu and between Tsolyánu and the states of the northeast in Hekéllu. Hekéllu is <text:tab/>the effective head of navigation of the river for large barges and hence serves as <text:tab/>headquarters for large numbers of carters, bargemen's, and mercantile clans. One <text:tab/>clan is able through a clan secret to produce ice, even in summer. It is they who <text:soft-page-break/><text:tab/>ship roe and other valuable perishables by refrigerating them. The price is very <text:tab/>high, however, and the <text:span text:style-name="T18">process is dangerous and leads to periodic damage by fire or <text:tab/>explosion to the clan house.</text:span></text:p>
      <text:p text:style-name="P2">Chákan justice: one who is wronged goes directly to the clanhouse of the one who has <text:tab/>committed the wrong. If the culprit's clanmaster concurs, there is redress at <text:tab/>once,without appeal or delay. </text:p>
      <text:p text:style-name="P2">Chákan male hair fashion is to grow a braid of hair on either side of the face. </text:p>
      <text:p text:style-name="P2">Chótl- Known as the burning light. Though to be an ancient amalgam of Hnálla and <text:tab/>Dlamélish. </text:p>
      <text:p text:style-name="P2">Codicil of the Blue King in Glory- Book on Lord Ksárul written by Tsémel Ni'ur hiBurusá, Temple of Ksárul in Úrmish. </text:p>
      <text:p text:style-name="P2">Company of the Crystal Sword- This group started out as a band of hardy adventurers of <text:tab/>medium clan who found a benefactor in Lord Hetepk hiAztlan. In the course of many <text:tab/>adventures, the wealth of Hetepk grew, and the band became the Company. Hetepk <text:tab/>became aware of a legend of great antiquity concerning a King of the Dragon Warriors <text:tab/>and his six sons. To each son he gave a powerful sword, each having the essence of <text:tab/>one of the elements. The search for these weapons was long, and the Clan of the <text:tab/> <text:tab/>Silver Links was grateful and took the band into it which worked to the benefit of <text:tab/>both. [BRA] <text:s text:c="68"/>Court of Crys in the city of Púrdimal below the Temple of Ksárul and outside of the Temple <text:tab/>of Hrü'ǘ is known for its apothecary shops and drug sellers. One of the best known <text:tab/>is Gdeshmaru, an evil-visaged Salarvyáni.</text:p>
      <text:p text:style-name="P2">Crank stick: Tsolyáni army slang for a crossbow.</text:p>
      <text:p text:style-name="P2">Ditlána last performed in <text:span text:style-name="T41">Béy Sǘ by Hejjéka IV (1458-1517).</text:span></text:p>
      <text:p text:style-name="P6">During the Civil War the Vimúhla worshiping governor of Tumíssa remained loyal to Emperor <text:s/><text:tab/>Dhich'uné, later known as the “Usurper.”</text:p>
      <text:p text:style-name="P6">Eridla river flows on the western flank of Avanthár while the Thrika river flows on the <text:tab/>eastern, and on the eastern side is the water gate.</text:p>
      <text:p text:style-name="P6">Fasiltúm has mines.</text:p>
      <text:p text:style-name="P6">Fénul: there are two roads leading from Fénul northward. A minor one that skirts the <text:tab/>Kákri Midallu Peak highlands and the Ssǘ enclave, and a major provincial highway <text:tab/>that skirts the Salarvyáni border then follows the provincial border through the <text:tab/>highlands between Tláni Hidallu Peak and Kákri Midallu Peak to Hekéllu. Most of the <text:tab/>mines in the highlands of the area north of Fénul are owned by the Imperium, but <text:tab/>there are clan as well as personal ownership of some. The mines employ free men but <text:tab/>the heavy labor is done by slaves. These are purchased in Tsolyánu, loaded with <text:tab/>supplies and marched to Hekéllu and or Fénul and thence to the mines. They are then <text:tab/>worked until they die but not in the way the Nazis or Soviets did. Discipline is not <text:tab/>a problem as those who are a problem are placed outside the compound at night and <text:tab/>nature takes its course. There are gold, silver, copper, tin, and a very few small <text:tab/>iron mines in the area.</text:p>
      <text:p text:style-name="P6">Firasul: the month “when the earth melts and the air itself is aflame,” and it almost <text:tab/>never rains.</text:p>
      <text:p text:style-name="P6">Gold ring set with a blue stone- Symbol of the Omni Potent Azure Legion.</text:p>
      <text:p text:style-name="P6">Hair on the arms and legs is not considered beautiful on women.</text:p>
      <text:p text:style-name="P6">Hall of Eminent Remembering: this is in Avanthár and is filled with collossi statues of <text:tab/>noble emperors, heroic generals, and stern ecclesiastics.</text:p>
      <text:p text:style-name="P6">High God hill in Khirgár is where the governmental offices and the temples are located.</text:p>
      <text:p text:style-name="P6">Hmá wool pillows are employed.</text:p>
      <text:p text:style-name="P6">Huqundal: The Great Morass outside of Púrdimal. Also known as the Swamps of Ksárul.</text:p>
      <text:p text:style-name="P6">In Tsolyánu if the Imperium can not apprehend a perp then they will punish his clan, or</text:p>
      <text:p text:style-name="P6"><text:tab/>family, or lastly his friends.</text:p>
      <text:p text:style-name="P6">In Tsolyánu men never dance with women except in the remotest regions of the empire. It <text:tab/>is rare for women to dance in public. </text:p>
      <text:p text:style-name="P6">In Tsolyánu professional executioners worship Chiténg.</text:p>
      <text:p text:style-name="P6">Tumíssans have high cheekbones and broad foreheads.</text:p>
      <text:p text:style-name="P6">Jakálla- There are three Jakállas: Pála Jakálla, Jakálla, and Músa Jakálla. Population </text:p>
      <text:p text:style-name="P6"><text:s text:c="4"/><text:tab/>averages are: Pála- 30,000, Jakálla- 600,000, Músa- 7,500. The Gate of Bones (that <text:tab/>gate which leads to the City of the Dead) is officially named the “High Gate of <text:soft-page-break/><text:tab/>Chaimaktel” who was a mistress of Ssirandár I, but the gate was really built during <text:tab/>the last Ditlána.</text:p>
      <text:p text:style-name="P6">Jakállan accent is soft and lilting.</text:p>
      <text:p text:style-name="P6">Kachor chiefs of the Inner Range of the Chákas.</text:p>
      <text:p text:style-name="P6">Kashkomái- A little valley in the mountains to the east of Sokátis where the “Worm Prince”</text:p>
      <text:p text:style-name="P6"><text:s/><text:tab/>retired after his mind was befuddled. There are iron mines there.</text:p>
      <text:p text:style-name="P6">Katalál- Most people in this city worship the war gods but Vimúhla and Chiténg are</text:p>
      <text:p text:style-name="P6"><text:tab/>worshiped the most, and other Stability Gods are not popular. Its walls are red-a</text:p>
      <text:p text:style-name="P6"><text:s text:c="4"/><text:tab/>and-black chequered and there is a tiny blue lake that is fed by artisan wells. The <text:tab/>streets are lines with Gápul trees, and it is known for its roof gardens giving it <text:tab/>the look of an overgrown mound. The white governor's palace is above the lake, and <text:tab/>the temples of Karakán and Vimúhla face each other across the square. Traditional <text:tab/>garb is of kilts with red-and-black checks and stripes, short cloaks of thésun <text:tab/>gauze, and flat, wide-brimmed hats of enameled Chlén-hide. The unpretentious Temple <text:tab/>of Thúmis is on a side street of the main square.</text:p>
      <text:p text:style-name="P6">Khirgár has walls and towers that are bluff brown in color. Hot in the summer, windy in <text:tab/>the spring and autumn, blustery and sometimes chill in the winter. Upon its steep <text:tab/>hill, the old town hoarded its memories to itself. The lowest concentric ring of <text:tab/>walls was of red sandstone and black basalt, and the gates bore the sigil of Emperor <text:tab/>Metlunel II “the Builder.” Within these ramparts, the second ring skirted the lower <text:tab/>slopes of the hill; this was made of Éngsvanyáli gray granite brought from the <text:tab/>mountains to the east. The third and highest battlements, those surrounding the <text:tab/>edifices of the dim age of the Bednálljans, the First Imperium, were of marble and <text:tab/>black diorite, stone not found in the area. Bands of sand-scoured glyphs marched <text:tab/>around these innermost and highest towers proclaiming the majesty of Queen Nayári of <text:tab/>the Silken Thighs. Other slender spires spoke of the Priestkings of Éngsvan hla <text:tab/>Gánga, the Golden Age of Pavár. The truncated pyramids and monumental walls of the <text:tab/>present Second Imperium jostled for room amongst these older, more graceful <text:tab/>structures. Upper Town is quieter, the narrow, wind-worn, many storeyed clanhouses <text:tab/>leaning against one another like old ladies exhausted from a day's excursion. There <text:tab/>is a steep climb to the Gates of the Blue Fish, named for some hoary, local deity. <text:s text:c="2"/><text:tab/>High God Hill, beyond the Blue Fish Gate, had once been arranged in a neat square <text:tab/>around a central plaza: armory and legion barracks to the left of the gatehouse at <text:tab/>the southeast corner; the colonnades of the administrative offices opposite in the <text:tab/>southwest; the temples crowded together along the crest of the hill in the north- <text:tab/>west; and the Citadel of Victories of the Emperor on the summit to the northeast, <text:tab/>facing the windy deserts beyond which lay Milumanayá and Yán Kór. The citadel dated <text:tab/>from the First Imperium, but had been rebuilt and refurbished many times. The <text:tab/>pattern of High God Hill had been spoiled by buildings thrown up helter-skelter <text:tab/>during the past 1,000 years so that the plaza existed only as an irregular patch of <text:tab/>rutted stone around the stump of an Éngsvanyáli obelisk while the clanhouses of the <text:tab/>newly rich jostled with each other for a place in its shadow. The army had built <text:tab/>more barracks here, the temples an annex there, the Imperium another hall for <text:tab/>scribes and records in that corner. The citadel has bronze banded gates. The city is <text:tab/>usually crowed but the war made things worse.</text:p>
      <text:p text:style-name="P6">Khirgári are traditionally dour and cold.</text:p>
      <text:p text:style-name="P6">Kokún the Swordbearer of Gánga in the epic.</text:p>
      <text:p text:style-name="P6">Kraá Hills clans tattoo themselves with triple cicatrices on their cheeks.</text:p>
      <text:p text:style-name="P6">Legend of Tsóggu in the Swamps of Ksárul.</text:p>
      <text:p text:style-name="P6">Legion of Kétl- Mostly worshipers of Belkhánu with the remainder worshiping Sárku or</text:p>
      <text:p text:style-name="P6"><text:tab/>Hrü'ǘ.</text:p>
      <text:p text:style-name="P6">Legion of the Storm of Fire, 21<text:span text:style-name="T11">st</text:span> Imperial Medium Infantry, served against the Red Hats in <text:tab/>Do Cháka.</text:p>
      <text:p text:style-name="P6">Morcháptla Swamps- The name for the swampy area (comprised of 7 partial or full hexes) <text:tab/>west of Úrmish.</text:p>
      <text:p text:style-name="P6">Omnipotent Azure Legion- The deaf mutes communicate through an intricate code of finger <text:tab/>gestures.</text:p>
      <text:p text:style-name="P6">Palace of the Realm has its own Tunkúl gong.</text:p>
      <text:p text:style-name="P6">Pandects of Impunity- A tract that contains the information to safely open the tomb of <text:soft-page-break/><text:tab/>Mnekshétra, the lesbian lover of Queen Nayári of the Silken Thighs.</text:p>
      <text:p text:style-name="P6">Páya Gupá (PA-ya GU-pa)- Name means “Red Mountain” in the dialect of Dó Cháka. Its walls <text:tab/>and towers are of rufous sandstone along the summit of a low hill spurring out of <text:tab/>the Chákan Forest. On the summit stands the palace of the local governor. The old, <text:tab/>gray Thúmis Shrine that was frequented by the Grand Adept of the order is down the <text:tab/>hill to the west.</text:p>
      <text:p text:style-name="P6">People of the SE empire point by lifting their chin and pushing out their lips.</text:p>
      <text:p text:style-name="P6">Petal Throne has very strange abilities. </text:p>
      <text:p text:style-name="P6">Plaza of Heshtúatl by the gate of the High Arch of Hejjéka II near the Great Market is <text:tab/>where caravans leave for Khirgár in Tumíssa. </text:p>
      <text:p text:style-name="P6">Prince Eselné known as “the Hrugga of the Age” or “the Chlén-beast in Azure robes” or “the <text:tab/>two-legged Ahoggyá.” </text:p>
      <text:p text:style-name="P6">Puru oil: beloved by those in Béy Sǘ, and used for body treatments.</text:p>
      <text:p text:style-name="P6">Rǘ- Just north of the Hundránu Rise lies the little valley of Kaskkomai where there is <text:tab/>much agriculture. Near Rǘ the terrain is hilly, with fields and copses interspersed <text:tab/>with stands of larger trees. As one travels north toward the Rise, the hills become <text:tab/>higher and less easy to traverse, until one reaches the top of the low pass between <text:tab/>the Rise and the Gilráya Forest. The forest is quite dense with many critters and <text:tab/>animals. The trees are deciduous (Gapúl, Dáichu, etc.), with occasional small, hardy <text:tab/>peasant holdings. South of Rǘ the Sákbe road runs to neighboring Mmilláka, a <text:tab/>Salarvyáni city par excellence. The countryside is filled with villages, small <text:tab/>towns, farms, and grazing for herds of meat animals. The great city of Koylugá <text:tab/>consumes most of the produce from this area while some goes to Khúm also. Around <text:tab/>Tláni Hidállu peak there are some sheer precipices and dizzy climbs with Ssǘ rumored <text:tab/>to be around. The higher one goes the vegetation tends towards dense stands of <text:tab/>black-needled Tíu trees. Higher up, the summits of the peaks in the area are bare or <text:tab/>only sparsely covered with high mountain scrub. The lower slopes of neighboring <text:tab/>Kákri Mídallu peak is inhabited by hardy, suspicious, courageous farmers – the <text:tab/>region is invaded, raided, and terrorized by groups of Ssǘ, who have become bolder <text:tab/>in recent years. The peaks of the Chayéngar Range are higher and wilder yet. </text:p>
      <text:p text:style-name="P6"><text:tab/> <text:s/>This city is an anomaly: a Tsolyáni town right on the edge of the border of <text:tab/>Salarvyá, with which it trades constantly. It is under considerable Salarvyáni <text:tab/>influence but still retains its essential character. It was founded during the rein <text:tab/>of Kánmi'yel Nikúma I (1031-1067 A.S.). Later, at the time of the Siege of Mmilláka, <text:tab/>Emperor Hejjéka II “the Heretic” (1325-1340 A.S.), populated it with colonists from <text:tab/>the east-central provinces of the empire. He expected it would be the first to carry <text:tab/>the banners of Tsolyánu into the Salarvyáni homeland. This did not work: the <text:tab/>“invasion” ended in a standoff, with the Tsolyáni facing a sea of hostile Salarvyáni <text:tab/>around them. The Salarvyáni tolerated Rǘ because it was a useful trading depot, but <text:tab/>they allow few Tsolyáni into their own areas. The teaching of the Tsolyáni language <text:tab/>as well as the Tsolyáni temples is forbidden, especially the Éngsvanyáli doctrine <text:tab/>that the two goddesses Avánthe and Dlamélish are separate beings: the Salarvyáni <text:tab/>consider them to be Aspects of one Goddess Shiringgáyi.</text:p>
      <text:p text:style-name="P6"><text:s text:c="8"/>Emperor Gyésmu, the Iron Fist (2015-2065 A.S.) restored the town and started to <text:tab/>construct fortifications and public buildings, but these were left unfinished when <text:tab/>he died. Up until the ascension of Emperor Dhich'uné, it was a backwater town, with <text:tab/>large a population of Salarvyáni and Tsolyáni merchants and culture. Shortly after <text:tab/>that ascension, the Salarvyáni struck out from Koylugá and Khúm to take it back. <text:tab/>They took the town, but eventually had to give it up. They were going to burn it to <text:tab/>the ground, but the Tsolyáni governor persuaded them not to (the merchants clans of <text:tab/>the town also have alliances with Salarvyáni merchant clans and they put pressure on <text:tab/>also). </text:p>
      <text:p text:style-name="P6"><text:tab/> <text:s/>The town is roughly an oval, with various small lakes and ponds on the south, in <text:tab/>the midst of lush fields and groves of trees. The Gilráya Forest begins to the west, <text:tab/>and parties of noble hunters often come to try their luck with Sérudla and other <text:tab/>beasts there. About 80-90 Tsán to the south lies the ancient city of Mmilláka, <text:tab/>besieged by Emperor Hejjéka II during 1300 A.S. It is much more of a typical <text:tab/>Salarvyáni city with bulbous domes, thick pillars, ornate decoration and colorful <text:tab/>and opulent palaces.</text:p>
      <text:p text:style-name="P6"><text:soft-page-break/>Rustic accents of western Tsolyánu.</text:p>
      <text:p text:style-name="P6">Sacred Book of the Leaves of Azure.</text:p>
      <text:p text:style-name="P6">Setnákh- small town at the junction of the Sákbe roads from Jaikalór and Thráya to <text:tab/>Jakálla. Woven Whip clan and Turning Wheel clan have clan houses on the ridge over <text:tab/>looking the town where the transient slave pens and great Chlén-beast barns are. <text:tab/>Round Rock clan has a house and farms in the area. Wicker Image and Black Mat clans <text:tab/>remove garbage from the town.</text:p>
      <text:p text:style-name="P6">Sokátis- The Cinnabar Porch is a prominent monument in the city. In essence it is a high, <text:tab/>covered balcony overlooking an expanse of smoke-wreathed domes and temple towers. <text:tab/>The Porch provides a shady meeting place for the savants of the city to sit beneath <text:tab/>the graceful arabesques of a distant era, drink dark ngálu wine and dispute amongst <text:tab/>each other over the lore of the ancients and tiding of arcane events. </text:p>
      <text:p text:style-name="P6">Splendid Paradise of the Crystal River- Oldest and most dilapidated section of the city of <text:tab/>Púrdimal. It is beneath the Temple of Hrü'ǘ in Old Town.</text:p>
      <text:p text:style-name="P6">Stela of the Emperor Kanmi'yal Nikuma III “the Scourge of Vimúhla.”</text:p>
      <text:p text:style-name="P6">Story of Garu.</text:p>
      <text:p text:style-name="P6">The old aristocratic clans have a downward turning hooked beak.</text:p>
      <text:p text:style-name="P6">The Gallery of Adorations: the location of the singers who perform 24/7/365 the Paean of <text:tab/>Exalted Glory to the Emperor.</text:p>
      <text:p text:style-name="P6">The Imperial Court has artful semi-nudity.</text:p>
      <text:p text:style-name="P6">The last Ditlána in Púrdimal was 1,000yrs before the events in the Man of Gold.</text:p>
      <text:p text:style-name="P6">The laws of Tsolyánu are all founded upon precedent.</text:p>
      <text:p text:style-name="P6">The lower panels of the walls of the Hall of the Petal Throne are lined with reliefs of <text:tab/>Nágotai, the 18<text:span text:style-name="T11">th</text:span> Aspect of Karakán, who guides statesmen, plans strategy, and <text:tab/>protects worshipers against the power of the Dark.</text:p>
      <text:p text:style-name="P6">The straight, high-bridged nose is a paragon of beauty beloved by the Tsolyáni poets.</text:p>
      <text:p text:style-name="P6">The Ultimate Labyrinth below the Tólek Kána Pits where no one has ever emerged.</text:p>
      <text:p text:style-name="P6">The sad story of General Mnashu of Thri'íl and the cohort of Salarvyáni soldiers.</text:p>
      <text:p text:style-name="P6">Thénu Thendráya Peak- the Sentinel Hrúgga. </text:p>
      <text:p text:style-name="P6">Thi'íka and Mssúma rivers join at Avanthár.</text:p>
      <text:p text:style-name="P6">Thráya is pretty much run by the Temple of Belkhánu.</text:p>
      <text:p text:style-name="P6">Tlakotáni have a hooked-beak nose.</text:p>
      <text:p text:style-name="P6">To'om Unessu- Tumíssa in 1<text:span text:style-name="T11">st</text:span> Imperium Bednálljan, means the Place of the Crag.</text:p>
      <text:p text:style-name="P6">To'om Ssa- Tumíssa in Éngsvanyáli.</text:p>
      <text:p text:style-name="P6">Tórunal Island in Jakálla harbor is a prison.</text:p>
      <text:p text:style-name="P6">Tsolyánu has clan houses where the family unit is a “partial entity” in it.</text:p>
      <text:p text:style-name="P6">Tsolyánu legions use trumpets where as Yán Kór uses gongs.</text:p>
      <text:p text:style-name="P6">Vráyani are relaxed, ribald, and pleasure-loving.</text:p>
      <text:p text:style-name="P6">Vríddi revolt of 2340 AS.</text:p>
      <text:p text:style-name="P6">Whistling in Tsolyánu is seen as a rude gesture.[YG-TM]</text:p>
      <text:p text:style-name="P6">Zoological gardens of Avanthár have Zrné that eat from the caretaker's hand.</text:p>
      <text:p text:style-name="P6"/>
      <text:p text:style-name="P6"><text:s/><text:span text:style-name="T9">Tinalíya</text:span></text:p>
      <text:p text:style-name="P6">They are immune to human diseases.</text:p>
      <text:p text:style-name="P6">They have odd nictitating (3:top, bottom, side) eyelids.</text:p>
      <text:p text:style-name="P6"/>
      <text:p text:style-name="P6"><text:s/><text:span text:style-name="T9">Yán Kór </text:span></text:p>
      <text:p text:style-name="P6">Comin of age is at 14yrs of age.</text:p>
      <text:p text:style-name="P6">Court costume favored by most women: a loose over blouse and a long, flanged skirt with a <text:tab/>begemmed and enameled little skullcap.</text:p>
      <text:p text:style-name="P6">Dháru- Known as the “Forge of Yán Kór”.</text:p>
      <text:p text:style-name="P6">Ghitaa of a Tlümrik of 500.</text:p>
      <text:p text:style-name="P6">Jékw- A searing colorless drink distilled in the Northlands, principally Yán Kór.</text:p>
      <text:p text:style-name="P6">Many people use three names: 1<text:span text:style-name="T11">st</text:span> name is personal, 2<text:span text:style-name="T11">nd</text:span> name is their mother's lineage name, <text:tab/>and the 3<text:span text:style-name="T11">rd</text:span> name is their father's lineage name.</text:p>
      <text:p text:style-name="P6">Most of modern Yán Kór rests the Plain of the Risen Sea.</text:p>
      <text:p text:style-name="P6">Noble children of Yán Kór are steeped in fortitude, endurance, and patience: the three <text:tab/>stepping stones which lay at threshold of the Way of Nchel.</text:p>
      <text:p text:style-name="P6">Njekk shoals of Kè'ér around Bayantla Head.</text:p>
      <text:p text:style-name="P6"><text:soft-page-break/>On their 3<text:span text:style-name="T11">rd</text:span> birthday, Yán Koryáni children have their heads shaved becoming a “real <text:tab/>person.”</text:p>
      <text:p text:style-name="P6">Secret crawl-ways behind the fireplace in the Great Hall of Kè'ér.</text:p>
      <text:p text:style-name="P6">Thargir: skirmish troops in Yán Koryáni. </text:p>
      <text:p text:style-name="P6">The Isle of Vrídu and the Vrí river on the mainland across the strait from it were named <text:tab/>for the Vríddi Clan who made up most the complement of the Legion of Searing Flame, <text:tab/>its families and clanswomen, who were exiled by Metlunél II “The Builder” (1202-1251 <text:tab/>AS) a thousand years before events in Flamesong. [Fs]</text:p>
      <text:p text:style-name="P6">The Pavilion of the Eternally Valiant: the domed chamber atop the baron's keep in Yán Kór <text:tab/>City. It is filled with weapons and armor and banners, a stuffed Sró head, and its <text:tab/>floors are a green and black mosaic.</text:p>
      <text:p text:style-name="P6">The people of Yán Kór speak with the dark, burning accent of the north.</text:p>
      <text:p text:style-name="P6">Way of Nchel- The Yán Koryáni Path to an Inexorable Doom. This path is taken because <text:tab/>neither suicide or cowardice will bring peace to the person in the afterlife. </text:p>
      <text:p text:style-name="P6">Yán Kór Guréks use gongs where as Tsolyánu uses trumpets.</text:p>
      <text:p text:style-name="P6">Yán Koryáni hair is straight.</text:p>
      <text:p text:style-name="P6">Yán Koryáni is written from left to right.</text:p>
      <text:p text:style-name="P6">Yán Koryáni society is not monogamous, and to display jealousy is a sign of weakness.</text:p>
      <text:p text:style-name="P6">Yán Koryáni women have, according to the Tsolyáni, an obsessive modesty.</text:p>
      <text:p text:style-name="P6"/>
      <text:p text:style-name="P14"><text:s/>Writing</text:p>
      <text:p text:style-name="P6">Bright red ink made from the flowers of the Ja'athéb tree.</text:p>
      <text:p text:style-name="P6">Canon of Poróthk.</text:p>
      <text:p text:style-name="P6">Dúru'ob- a glyph language of over 1,700 symbols.[YG-TM] </text:p>
      <text:p text:style-name="P6">Mu'ugalavyáni male names end in “ish” or “sh”, while female names usually end in “a”.</text:p>
      <text:p text:style-name="P6">Livyáni male names end in “az” or “z”, while female names end in “eb” or “ab”.</text:p>
      <text:p text:style-name="P6">Penmanship of Dléth</text:p>
      <text:p text:style-name="P6">The Powerful Composition of Dléth.</text:p>
      <text:p text:style-name="P6">The 77 specimens of Dirresa the Copyist have been taught for a thousand years.</text:p>
      <text:p text:style-name="P6"/>
      <text:p text:style-name="P6"><text:s/><text:span text:style-name="T9">General Tékumel</text:span> <text:span text:style-name="T9">Notes</text:span></text:p>
      <text:p text:style-name="P6">A city of 600,000 requires the equivalent of 30,000 single Chlén-beast carts a week to <text:tab/>supply it.</text:p>
      <text:p text:style-name="P6">Achgé Archipelago off the northern coast of the southern continent.</text:p>
      <text:p text:style-name="P6">A deep maroon color makes the Ahoggyá uneasy.</text:p>
      <text:p text:style-name="P6">A person of high clan never baths or does anything else in the company of their social <text:tab/>inferiors.</text:p>
      <text:p text:style-name="P6">Alungtisa- An eye ailment that is common in Milumanayá. If untreated it causes blindness.</text:p>
      <text:p text:style-name="P6">Ambitious, determined, arrogant, manipulative: characteristics of those born under the <text:tab/>sign of Tuléng.</text:p>
      <text:p text:style-name="P6">Amethyst Scepter of the Clans United- State symbol carried by Baron Áld of Yán Kór.</text:p>
      <text:p text:style-name="P6">Aqpú beetles are bumbling.</text:p>
      <text:p text:style-name="P6">Astrologers say that a woman born under the sign of Tuléng have coquetry, covetousness, <text:tab/>avarice, and ambition.</text:p>
      <text:p text:style-name="P6">At Dórmoron Plain Hnálla struck with his Supernal Light of Myriad Brilliances, and Thúmis <text:tab/>struck with his wand of Gray.</text:p>
      <text:p text:style-name="P6">Balür bark is burned to keep insects away.</text:p>
      <text:p text:style-name="P6">Bethórmü is the plural of Bethórm.</text:p>
      <text:p text:style-name="P6">Book of Changing into Dust: This tome contains the records of what was buried in the tombs <text:tab/>in the various necropolises of the Bednálljan Dynasty from Nayári up to the Great <text:tab/>Decline.</text:p>
      <text:p text:style-name="P6">Book: “The Vindication of the Swathe of Red”.</text:p>
      <text:p text:style-name="P6">Burning rock from the far northeast.</text:p>
      <text:p text:style-name="P6">Caves of Klarár near fortress Ninu'úr said to contain a stash of ancient relics.</text:p>
      <text:p text:style-name="P6">Chétp-dé: A Flying ant-like insect. </text:p>
      <text:p text:style-name="P6">Chlén emit a ghastly squealing roar when peeled, and they often crap and/or urinate also.</text:p>
      <text:p text:style-name="P6">Dádrinan of Khéiris- Scholar who claims that Tékumel is flat with holes at either end for <text:tab/>the celestial bodies to pass up and down.</text:p>
      <text:p text:style-name="P6">Ekadónde- A city on the other side of the world where a great oracle machine is. Known as <text:soft-page-break/><text:tab/>the “Mountain that has a voice, the knower who knows nothing.”</text:p>
      <text:p text:style-name="P6">Elliptical Veil of the Myriad Worlds: whorld, circles, odd geometrical shapes and <text:tab/>interlocking curlicues linked into bands running around the floor in a spiral or in <text:tab/>concentric circles; it is a place where one who knows can travel directly to any <text:tab/>place on any Plane wherever an open Nexus Point exists. There are at least five such <text:tab/>halls on Tékumel: 1 in the center of the Unstraightened City, 1 beneath Nenue in <text:tab/>Mihállu, and 3 others. [Fs] </text:p>
      <text:p text:style-name="P6">Éngsvanyáli eating ettiquet says that only slaves dine together. Others eat behind screens <text:tab/>and in eating costumes. All food is served in tiny bowls. [Fs]</text:p>
      <text:p text:style-name="P6">Éngsvanyáli established the status of Aridáni.</text:p>
      <text:p text:style-name="P6">Epic of Tháunü of Sokátis. </text:p>
      <text:p text:style-name="P6">Gítsággu- A monster in the Epic of Mighty Hrúgga.</text:p>
      <text:p text:style-name="P6">Gray eyes are a rarity in the south.</text:p>
      <text:p text:style-name="P6">Guardians of the Plenary Council at the Collage at the End of Time.</text:p>
      <text:p text:style-name="P6">He'esa: servants of the Goddess of the Pale Bone. They are the “Seen but Unseen.”</text:p>
      <text:p text:style-name="P6">Hlíng see- crushed and used as a spice much like cyan pepper on Terra.</text:p>
      <text:p text:style-name="P6">Hnéqu-weed: a nonaddictive stimulant.</text:p>
      <text:p text:style-name="P6">Hosfodel the Purge fought Hrúgga in the epic.</text:p>
      <text:p text:style-name="P6">Hruchán-reed paper has a sharp acrid smell.</text:p>
      <text:p text:style-name="P6">Hrúgga slew the Dwarf Demons of Nriggadáshte.</text:p>
      <text:p text:style-name="P6">Hymn to Ná-Ivergé: a popular Ksárul hymn.</text:p>
      <text:p text:style-name="P6">Hú-bats eats fen worms.</text:p>
      <text:p text:style-name="P6">Incest is uncommon in Tsolyánu, a crime in Do Cháka, but not uncommon in Salarvyá.</text:p>
      <text:p text:style-name="P6">Insect netting is known and used.</text:p>
      <text:p text:style-name="P6">It would be unthinkably degrading for a noble person to be touched by a low clan person.</text:p>
      <text:p text:style-name="P6">Jaréolha birds.</text:p>
      <text:p text:style-name="P6">Jrí-frogs: they are pop-eyed and run in packs.</text:p>
      <text:p text:style-name="P6">Khársa of Tsámra-Láris carried the Petal Throne from Malcháiran to Avanthár, so legends <text:tab/>say.</text:p>
      <text:p text:style-name="P6">Khoródla: A fish that is deadly poisonous. </text:p>
      <text:p text:style-name="P6">Kichána- The Saá Allaqí art of the quarter staff.</text:p>
      <text:p text:style-name="P6">Korángkorèng- The great bronze war drums that stand higher than a man is tall.</text:p>
      <text:p text:style-name="P6">Law of Noble Comradeship- Being with a group and doing it no harm while the association </text:p>
      <text:p text:style-name="P6"><text:s text:c="26"/>lasts.</text:p>
      <text:p text:style-name="P6">Legend of Téngget Duné: a hero who escaped across the Planes.</text:p>
      <text:p text:style-name="P6">Lightening strikes can be confused with the effects of magic vibrations to those who are <text:tab/>sensitive.</text:p>
      <text:p text:style-name="P6">Lying to an avowed enemy is not ignoble.</text:p>
      <text:p text:style-name="P6">Marékrakoi- A group of people who guard the lives of those whose decisions and lives form </text:p>
      <text:p text:style-name="P6"><text:s text:c="12"/>the foci upon which the fate of the many worlds hinge.</text:p>
      <text:p text:style-name="P6">Mettállja discovered a piece of the egg of the world and took it to the Unstraightened <text:tab/>City.</text:p>
      <text:p text:style-name="P6">Méttukeng of Gánga postulated that there are 79 interplanar directions.</text:p>
      <text:p text:style-name="P6">Mihálli dwell upon many planes, often at the same time.</text:p>
      <text:p text:style-name="P6">Mnór, Sérudla, and Epéng communicate with others of their species by telepathy. </text:p>
      <text:p text:style-name="P6">Mu'ugalavyá invaded the Chakas in 2369 AS.</text:p>
      <text:p text:style-name="P6">Nanakhodé- A derivative of the poison Périda. </text:p>
      <text:p text:style-name="P6">Ngi-lizards are timid.</text:p>
      <text:p text:style-name="P6">Nobility: All citizens of the Five Empires agree upon one great ethical principle, suckled <text:tab/>with their mother's milk since the days of the Éngsvanyáli Priestkings! This is the <text:tab/>concept of Noble Action: people may follow any moral code, any religious belief, any <text:tab/>political or social doctrine, as long as it has the sanction of their faith and <text:tab/>tradition. Those who obey their teachings openly and proudly are “noble”; those who <text:tab/>are lazy, hypocritical, weak, or unwilling to act are “ignoble” and beneath <text:tab/>contempt. Warfare is thus noble to followers of Lord Karakán when it is fought for <text:tab/>the prosperity and stability of the state. He also ordains the sacrifice of captured <text:tab/>enemy warriors upon his altars. This is “noble” for the War-god's devotees. Those <text:tab/>who serve less-violent deities must tolerate this behavior, if they would be <text:tab/>tolerated in their turn. Each temple preaches its own doctrines and attracts <text:soft-page-break/><text:tab/>followers according to their preferences.</text:p>
      <text:p text:style-name="P6">Nóm- A black skinned seafaring people from across the sea to the east of Fort Órmichash.</text:p>
      <text:p text:style-name="P6">Odes of Yetíl of Gánga. </text:p>
      <text:p text:style-name="P6">Oil used in lamps is vegetable or fish oil in urban areas; Okhíba in rural areas; and <text:tab/>Chlén-beast oil is not used as it reeks!</text:p>
      <text:p text:style-name="P23">Ónchash Cháiran- A city near the center of the southern continent where some of the </text:p>
      <text:p text:style-name="P23"><text:s text:c="2"/><text:tab/>Accelerators live with about 2,000 other people. The ancient, automated defense and <text:tab/>food/water systems from before the Time of Darkness still operate.</text:p>
      <text:p text:style-name="P6">Osrudhá- A type of incense. </text:p>
      <text:p text:style-name="P6">Ozhain- A fungus that grows in dark places where there is Hú-bat dung, and it is edible </text:p>
      <text:p text:style-name="P6"><text:tab/>though it emparts a feeling of euphoria.</text:p>
      <text:p text:style-name="P6">Pandects of Psankunel the Knower.</text:p>
      <text:p text:style-name="P6">Périda- a grass that is poisonous.</text:p>
      <text:p text:style-name="P6">Pét-tnk- Fleas.</text:p>
      <text:p text:style-name="P6">Potóro- a monster in the legends who is defeated, slain, cut to ribbons, but ever eager to <text:tab/>fight again.</text:p>
      <text:p text:style-name="P6">Public love making not uncommon in Livyánu or Jakálla but less so in Khirgár.</text:p>
      <text:p text:style-name="P6">Purná: A mollusk which is translucent. Giant ones are half a man height in diameter.</text:p>
      <text:p text:style-name="P6">Pygmy Folk can see through the shape changing powers of the Mihálli.</text:p>
      <text:p text:style-name="P6">Qásu birds screech.</text:p>
      <text:p text:style-name="P6">Shaking Sickness victims are flabby and soft.</text:p>
      <text:p text:style-name="P6">Sharétlyal- Interplanar beings crudely known as “demons.”</text:p>
      <text:p text:style-name="P6">Shelfishness over money, status, and material goods is tolerated and even admired but <text:tab/>sexual possessiveness is not. That would be the collapse of social order the priests <text:tab/>say.</text:p>
      <text:p text:style-name="P6">Si'ú gum- used as a glue and is ocher is color.</text:p>
      <text:p text:style-name="P6">Sky House of Temuelgo: One of the great landmarks of the southern Chíma seas north of the <text:tab/>antarctic lands. It is said to gleam so radiantly that mariners can see it for many, <text:tab/>many Tsán. It has blue, purple, magenta, silver, and gray colors. The Chíma revere <text:tab/>it as the home of one of their sea-spirits.[YG-TM]</text:p>
      <text:p text:style-name="P6">Sky Singers of Nakomé came before the Dragon Warriors. They resemble a great black leech <text:tab/>with a open slit all along its underbelly. Out of the slit, tentacles hang down or <text:tab/>spray a black substance that wilts crops and slays any living thing it touches. <text:tab/>Their upper carapace is impervious to anything less than a ballista bolt. They fly <text:tab/>using other-planar energy and make a “awful” noise that drives Hláka and Pé Chói <text:tab/>mad.</text:p>
      <text:p text:style-name="P6">Some patrician women wrap themselves in white bandages to ward off aging.</text:p>
      <text:p text:style-name="P6">Southern Continent below Livyánu/Shényu populated by the Naqsái.</text:p>
      <text:p text:style-name="P6">Sró Formation fr small tactical units: beak, left talon, right talon, body and tail.</text:p>
      <text:p text:style-name="P6">Ssǘ- They are also involved in the Zu'úr trade.</text:p>
      <text:p text:style-name="P6">Subordinates do not presume in any known society on Tékumel.</text:p>
      <text:p text:style-name="P6">Tattoo of a blue and red star <text:s/>is a symbol of the Ndálu Clan. </text:p>
      <text:p text:style-name="P6">Ténturen: The classical instrument of the Five Empires.</text:p>
      <text:p text:style-name="P6">The <text:span text:style-name="T9">Accelerators</text:span> live in the Unstraightened City and are called the Blasphemous <text:tab/>Accelerators by their enemies. They seek to speed the development of mankind so that <text:tab/>they can stand equal with the gods.</text:p>
      <text:p text:style-name="P6">T<text:span text:style-name="T41">he Bednálljan Calendar of Difficult Immortality.</text:span></text:p>
      <text:p text:style-name="P19">The Chrí-fly and Chlén-beast of the fable: one dancing, buzzing, and tormenting; one <text:tab/>snorting, belching, farting, and voiding its bowels in uncomprehending frustration.</text:p>
      <text:p text:style-name="P6">The <text:span text:style-name="T9">Escorts of Germination</text:span> would stand aside and allow nature to take its course in the <text:tab/>development of mankind.</text:p>
      <text:p text:style-name="P6">The Flower Wars of the Archon of Kaijá.</text:p>
      <text:p text:style-name="P6">The month of Halír is harvest time.</text:p>
      <text:p text:style-name="P6">The northern peoples of the Five Empires have aquiline noses or even hooked beaks.</text:p>
      <text:p text:style-name="P6">The Plaza of the Diadem of White.</text:p>
      <text:p text:style-name="P6">The slave breeding clans have tried every known race combinations and have not achieved <text:tab/>success. </text:p>
      <text:p text:style-name="P6">The whore who regained her virginity in the Epic of Hrúgga.</text:p>
      <text:p text:style-name="P6">Thénu Thendráya Peak fell and crushed the Demon Qu'ú in the Epic of Mighty Hrúgga.</text:p>
      <text:p text:style-name="P6"><text:soft-page-break/>There is a 10,000yr old order issued by the Priest-Kings to slay any Mihálli on sight.</text:p>
      <text:p text:style-name="P6">There are 2 types of Mihálli: 1) Dréngh- The “formed” Mihálli who's basic shape is a <text:tab/>carnivorous humanoid creature with red eyes; 2) Vítru- The Mihálli who's basic form <text:tab/>is a mass of shapeless protoplasm. They are more flexible in the shapes they can <text:tab/>assume. </text:p>
      <text:p text:style-name="P6">Thrreshold of Immanent Glory: The throne of Gánga.</text:p>
      <text:p text:style-name="P6">Thúnru'u- they are “Underpeople.” Their language sounds like the sqelching of feet in the <text:tab/>mud, the gurgling of partially plugged drains, gobbling sounds, and Chlén-beasts <text:tab/>farting.</text:p>
      <text:p text:style-name="P6">Tlébas leaves- a poison.</text:p>
      <text:p text:style-name="P6">Tilunatl: A decree issued by the Priestkings on plaques of gold.</text:p>
      <text:p text:style-name="P6">Undead: it takes 1-2 days for a Mrúr; 3-4 days for a Shédra; 1-2 months for a Jájgi. There <text:tab/>is a higher undead beyond the Jájgi called the Hotékpu.</text:p>
      <text:p text:style-name="P6">Vrés wood incense.</text:p>
      <text:p text:style-name="P6">Zhurúllan Odes, the Style of Hakosénde, the Lyric of the Singing Bird, the Standard of <text:tab/>Mi'iltesh Khéssa of Khéiris: Genres of both prose and poetry.</text:p>
      <text:p text:style-name="P6"/>
      <text:p text:style-name="P32"/>
      <text:p text:style-name="P28">People</text:p>
      <text:p text:style-name="P6"><text:s text:c="2"/><text:span text:style-name="T9">Bednálljan Time Period</text:span></text:p>
      <text:p text:style-name="P28">A</text:p>
      <text:p text:style-name="P6">Alitle Nradesu (Princess)- Given by the Beneshchán lineage of Mechanéno to Sérqu, the <text:tab/>Imperial general who defeated the assembled Salarvyáni forces before the walls of <text:tab/>Tsatsayágga. Sérqu took her home with him, but she was unhappy in the hot-flat <text:tab/>plains of the Empire. After a few years she left him, took her children with her, <text:tab/>and returned to Mechanéno where she lived a secluded life for several decades. [BRA]</text:p>
      <text:p text:style-name="P6">Artúkko Alá'a- A foe the priest Pavár during the latter Bednálljan times. [KD]</text:p>
      <text:p text:style-name="P28">C</text:p>
      <text:p text:style-name="P7">Chaimaktel (Mistress)- Mistress of Ssirandár I. [BRA]</text:p>
      <text:p text:style-name="P7">Charmúshsha (General)- Commander of Queen Nayari's forces during the early Bednálljan <text:tab/>period. [KD]</text:p>
      <text:p text:style-name="P7">Chuyón (Soldier)- Bednálljan soldier who began the Chuyón lineage in the Standing Stone <text:tab/>clan. Known as the “Slayer”. <text:tab/>[KD]</text:p>
      <text:p text:style-name="P28">D</text:p>
      <text:p text:style-name="P6">Dléshmel hiVríddi (General)- Lived in Bednálljan times. Vimúhla worshiper who was the 33<text:span text:style-name="T11">rd</text:span> <text:tab/>general of the Legion of Searing Flame. [KD]</text:p>
      <text:p text:style-name="P6">Dnakáimu hi?(Soldier)- A soldier during the time of Ssirandar IV (Bednálljan). Known as <text:tab/>the “Slayer of the East”. Became Nakomé and founded the Sweet Singers of Nakomé <text:tab/>clan. [KD] </text:p>
      <text:p text:style-name="P28">H</text:p>
      <text:p text:style-name="P6">Ha'akosún (Governor)- Bednálljan governor of Úrmish. Hrü'ǘ worshiper. Scholar, <text:tab/>antiquarian, and his tomb contained Llyáni artifacts. [KD]</text:p>
      <text:p text:style-name="P28">K</text:p>
      <text:p text:style-name="P6">Kaa Drangash III (Ruler)- Bednálljan king. [MoG]</text:p>
      <text:p text:style-name="P28">M</text:p>
      <text:p text:style-name="P6">Mnekshétra- Lesbian mistress to Queen Nayari. [MitV2]</text:p>
      <text:p text:style-name="P6">Minháris of Purdánim (Bureaucrat)- Famed Bednálljan librarian. [KD]</text:p>
      <text:p text:style-name="P6">Misuénde hi?(Poet)- Legendary poet from the end of the Bednálljan period. [MitV1]</text:p>
      <text:p text:style-name="P6">Mnettukeng the Sorcerer- Has a tower outside of Jakálla. [EoASWI4]</text:p>
      <text:p text:style-name="P28">N</text:p>
      <text:p text:style-name="P6">Nayari of the Silken Thighs (Queen)- Founder of the First Imperium. [EPT]</text:p>
      <text:p text:style-name="P6">Nekkúma Dhalásh (General)- Commanded the body guard of the last Bednálljan emperor, <text:tab/>Tarishande XIII. [KD]</text:p>
      <text:p text:style-name="P28">P</text:p>
      <text:p text:style-name="P6">Pavár of Gánga (Priest)- The priest who codified the religion of most of known Tékumel <text:tab/>[SB]. He discovered the Gods of Stability. [KD]</text:p>
      <text:p text:style-name="P28"><text:soft-page-break/>S</text:p>
      <text:p text:style-name="P6">Sa'alúr of Jakálla (Writer)- Bednálljan who authored a classic military manual. [KD]</text:p>
      <text:p text:style-name="P6">Ssamirén of Khéiris (Scholar)- From Khéiris. Author of a classic military manual. [KD]</text:p>
      <text:p text:style-name="P6">Ssraminesh mra Kutaya (Assassin)- Known as “The Hand of Twilight” in Purdánim early in the <text:tab/>period. A master assassin. [BRA]</text:p>
      <text:p text:style-name="P28">T</text:p>
      <text:p text:style-name="P6">Turshánmü(Scholar)- Scholar-Traveler. [?]</text:p>
      <text:p text:style-name="P7"/>
      <text:p text:style-name="P14"><text:s text:c="2"/>Chayákku</text:p>
      <text:p text:style-name="P6">Tsí Chá Vü (General)- Commander of the Legion of the Snows of Mayársha. [AoTV2]</text:p>
      <text:p text:style-name="P6"/>
      <text:p text:style-name="P6"><text:s text:c="2"/><text:span text:style-name="T9">Éngsvanyáli Time Period</text:span></text:p>
      <text:p text:style-name="P28">A</text:p>
      <text:p text:style-name="P7">Amukánatl Vríddi (Ruler)- Archon of the Red and ruler of Fasiltúm during the Flower War <text:tab/>period of Éngsvanyáli times. [KD]</text:p>
      <text:p text:style-name="P7">Archon of the Green (Ruler)- Ruler of Sokátis for a time during the Flower Wars of <text:tab/>Éngsvanyáli times. [KD]</text:p>
      <text:p text:style-name="P7">Archon of Kaijá (Ruler)- Ruler of what is now the Kaijá protectorate in the Tsolyáni <text:tab/>Empire during Éngsvanyáli times. [LoT]</text:p>
      <text:p text:style-name="P7">Archon of the Lavender (Ruler)- Ruler of Yán Kór for a time during the Flower Wars of <text:tab/>Éngsvanyáli times. [KD]</text:p>
      <text:p text:style-name="P7">Archon of the Yellow (Ruler)- Ruler of Khirgár and the Northwest during the Flower Wars of <text:tab/>Éngsvanyáli times. [KD]</text:p>
      <text:p text:style-name="P7">Archon of the White (Ruler)- Ruler of Gánga? During the Flower Wars of Éngsvanyáli times. <text:tab/>[KD]</text:p>
      <text:p text:style-name="P7">Arkhúan Milénde- Lived during the Éngsvanyáli time of Bashdis Mssá VII. “He Who Hates the <text:tab/>Gods”. [KD]</text:p>
      <text:p text:style-name="P7">Aruchúè (Artist)- Calligrapher during the 2<text:span text:style-name="T11">nd</text:span> Epoch of Éngsvanyáli times. [KD]</text:p>
      <text:p text:style-name="P7">Arudlákkha Mnál (General)- A general who served Emperor Meluende Ssá during Éngsvanyáli <text:tab/>times. [KD]</text:p>
      <text:p text:style-name="P7">Arumé (Ruler)- Governor of Yán Kór during the end of the 1<text:span text:style-name="T11">st</text:span> Epoch of Éngsvanyáli times and <text:tab/>he declared it independent. [KD]</text:p>
      <text:p text:style-name="P28">C</text:p>
      <text:p text:style-name="P6">Chanlánesh Váikash (Priest)- High Priest of Hrü'ǘ during the 3<text:span text:style-name="T11">rd</text:span> Epoch of Éngsvanyáli <text:tab/>times. [KD]</text:p>
      <text:p text:style-name="P6">Chárkhúvra the Interpreter- A fictitious person during Éngsvanyáli times. [KD]</text:p>
      <text:p text:style-name="P6">Chóggu (Hero)- Hero of the Age during the 2<text:span text:style-name="T11">nd</text:span> Epoch of Éngsvanyáli times. “He Who Crushes <text:tab/>Sró”. [KD]</text:p>
      <text:p text:style-name="P6">Cholúé Vindétha (Musician)- Lived during the 2<text:span text:style-name="T11">nd</text:span> Epoch of Éngsvanyáli times. He was a <text:tab/>Tenturen virtuoso. [KD]</text:p>
      <text:p text:style-name="P6">Chorújja Ssánmirin (Priest)- High Priest of Sárku in Jakálla during 279 AP of Éngsvanyáli <text:tab/>times. [KD]</text:p>
      <text:p text:style-name="P6">Chúvan Khalúmis (Scholar)- Lived in Fasiltúm during the 2<text:span text:style-name="T11">nd</text:span> Epoch of Éngsvanyáli times. <text:tab/>Author of “The Redaction of the Orange-Red Flame”, and “The Scrolls of the Paths of <text:tab/>Burning”. [KD]</text:p>
      <text:p text:style-name="P28">D</text:p>
      <text:p text:style-name="P6">Darákka Manggél (Scholar)- Wrote “The Goddess” during the 3<text:span text:style-name="T11">rd</text:span> Epoch of Éngsvanyáli times. <text:tab/>[KD]</text:p>
      <text:p text:style-name="P7">Dumán Langshá (Scholar)- Wrote “A Priest There Was” and “Cities of the Lords of the <text:tab/>Triangle” during the Éngsvanyáli times. [KD]</text:p>
      <text:p text:style-name="P28">E</text:p>
      <text:p text:style-name="P6">Erjúon (Hero)- Hero of the Age during the 2<text:span text:style-name="T11">nd</text:span> Epoch of Éngsvanyáli times. He was from <text:tab/>Tumíssa. [KD]</text:p>
      <text:p text:style-name="P28">F</text:p>
      <text:p text:style-name="P7">Furtlánte Qolámu (Writer)- Grugánu priest who lived in Béy Sǘ during the Éngsvanyáli <text:tab/>reign of Ssesmuga IV (3402-3460 JV). Author of “Tome of Unoccupied Darkness”. [KD]</text:p>
      <text:p text:style-name="P28">G</text:p>
      <text:p text:style-name="P6"><text:soft-page-break/>Géleth Mriyudlákte (Poet)- An Éngsvanyáli poet from Mrelú who wrote on the awful death of <text:tab/>the wizard Mriyantla Chomúa. [KD]</text:p>
      <text:p text:style-name="P6">Ghiyál Tranúo (Priest)- High Priest of Hnálla during the 1<text:span text:style-name="T11">st</text:span> Epoch of Éngsvanyáli times. He <text:tab/>was the successor of Pavár. [KD]</text:p>
      <text:p text:style-name="P7">Giríktéshmu hiChurén (Soldier)- Served Emperor Bashdis Mssá II during Éngsvanyáli times so <text:tab/>well that he was rewarded by unprecedented adoption as a Prince. He was from <text:tab/>Jakálla. [KD]</text:p>
      <text:p text:style-name="P28">H</text:p>
      <text:p text:style-name="P6">Hagháktish Lélo (Soldier)- Lived in Mu'ugalavyá during Éngsvanyáli times where he lead a <text:tab/>rebel army that defeated Priest-King Kazhilo'ob IV at Tu'unket in 3885 JV. [KD]</text:p>
      <text:p text:style-name="P6">Ha'úlo Kirisáyu (Executioner)- <text:s/>Lived during Éngsvanyáli times. [KD]</text:p>
      <text:p text:style-name="P6">Harmúnish Dlekkúra (Hero)- Hero of the Age during 4<text:span text:style-name="T11">th</text:span> Epoch of Éngsvanyáli times. He was a <text:tab/>sorcerer-scholar from Khéris. [KD]Homunéndu (Ruler)- Satrap of what is modern <text:tab/>Pecháno during the Éngsvanyáli 2<text:span text:style-name="T11">nd</text:span> Epoch. [KD]</text:p>
      <text:p text:style-name="P6">Hirkkulméshru the Dwarf- Famed military writer on siege warfare during the 2<text:span text:style-name="T11">nd</text:span> Epoch of <text:tab/>Éngsvanyáli times. A founder of modern military science. [KD]</text:p>
      <text:p text:style-name="P28">J</text:p>
      <text:p text:style-name="P6">Jaruén (Scholar)- Scholar-Historian during Éngsvanyáli times. [KD]</text:p>
      <text:p text:style-name="P6">Jnathár Véra (Scholar)- Lived during the 2<text:span text:style-name="T11">nd</text:span> Epoch of Éngsvanyáli times. Created the Ever-</text:p>
      <text:p text:style-name="P6"><text:tab/>Reliable calender of Jnathár Véra. [KD]</text:p>
      <text:p text:style-name="P28">K</text:p>
      <text:p text:style-name="P6">Kaijumá Vürüdhamé (Hero)- Hero of the Age and a nobleman in ancient Purdánim during the 2<text:span text:style-name="T11">nd</text:span> <text:tab/>Epoch of Éngsvanyáli times. He was a skilled archer. [KD]</text:p>
      <text:p text:style-name="P6">Khorkhónu (Hero)- Hero of the Age. A sorcerer and “Dealer in Magics” during the 2<text:span text:style-name="T11">nd</text:span> Epoch <text:tab/>of the Éngsvanyáli times from Trú. [KD]</text:p>
      <text:p text:style-name="P6">Khuoláz (Soldier)- A founder of modern military science from Laigás during the 2<text:span text:style-name="T11">nd</text:span> Epoch of <text:tab/>Éngsvanyáli times. [KD]</text:p>
      <text:p text:style-name="P6">Kokún Vriyón (Hero, General)- Hero of the Age who was a general. He lived in the 4<text:span text:style-name="T11">th</text:span> Epoch <text:tab/>of Éngsvanyáli times and was Khirgár. Golden Sunburst clan [KD]. He was betrayed by <text:tab/>a comrade who used Kokún's lover to lure him to his death (by forest demons) on <text:tab/>Gánga. [EoASWI5]</text:p>
      <text:p text:style-name="P6">Kriyor (Ruler)- Ruled Yán Kór at the end of the 1<text:span text:style-name="T11">st</text:span> Epoch of the Éngsvanyáli times. Known <text:tab/>as the “Unraveller of Skeins”. [KD]</text:p>
      <text:p text:style-name="P28">L</text:p>
      <text:p text:style-name="P6">Liyuráin (Soldier)- A founder of modern military science from Tsámra during the 2<text:span text:style-name="T11">nd</text:span> Epoch <text:tab/>of Éngsvanyáli times. [KD]</text:p>
      <text:p text:style-name="P28">M</text:p>
      <text:p text:style-name="P6">Ma'áz Khólu (Minister)- Éngsvanyáli government functionary and expert on trade, economic, <text:tab/>and logistics who wrote “the Scrolls of Ma'áz Khólu”. [KD]</text:p>
      <text:p text:style-name="P6">Márya (Artist)- He sculpted two famous statues during the Éngsvanyáli reign of Bashdis </text:p>
      <text:p text:style-name="P6"><text:tab/>Mssá I (1350-1376 AP) “Woman of Tsámra”, and “Thúmis Ascending to the Sun”. [KD]</text:p>
      <text:p text:style-name="P6">Melénde (Hero)- Heroine of the Age during the 2<text:span text:style-name="T11">nd</text:span> Epoch of Éngsvanyáli times. Called the <text:tab/>“Wise Maiden”. [KD] </text:p>
      <text:p text:style-name="P6">Messíliu Badárian (Writer)- Wrote “The Story of Llyán and His Empire” during Éngsvanyáli <text:tab/>times. [KD]</text:p>
      <text:p text:style-name="P6">Méttukeng of Gánga (Scholar)- He postulated that there are 79 interplanar directions. <text:tab/>[LoT]</text:p>
      <text:p text:style-name="P6">Mettukéu Fershena (Hero)- Hero of the Age during the 4<text:span text:style-name="T11">th</text:span> Epoch of Éngsvanyáli times. He was <text:tab/>a priest of Ksárul from Hmákuyál, and a priest of the Inner Doctrines of Ksárul. <text:tab/>[KD]</text:p>
      <text:p text:style-name="P6">Mézhmü Odhó Bezhmöllü (Scholar)- From Úrmish during the 4<text:span text:style-name="T11">th</text:span> Epoch of Éngsvanyáli times. <text:tab/>[KD]</text:p>
      <text:p text:style-name="P6">Mi'itesh Khéssa (Scholar)- Author during the 2<text:span text:style-name="T11">nd</text:span> Epoch of the Éngsvanyáli times. From <text:tab/>Mu'ugalavyá. [KD]</text:p>
      <text:p text:style-name="P6">Mikotlangme of Purdanim- Law Codifier. [EoASWI4]</text:p>
      <text:p text:style-name="P6">Mikúnu Feyá (Poet)- Time of No Kings during Éngsvanyáli times. From Vrá. [KD] </text:p>
      <text:p text:style-name="P6">Milézha Tlalésu (Priestess)- Priestess of Sárku. Married to Tirisá Jakóna. Lived during <text:tab/>Éngsvanyáli times (800 AP). A reformer who reorganized the change temples. [KD]</text:p>
      <text:p text:style-name="P6"><text:soft-page-break/>Miridú Rekkánmu- Éngsvanyáli sage. </text:p>
      <text:p text:style-name="P6">Misuénde Fe'é (Entertainer)- Chief court entertainer from Gánga during the Éngsvanyáli <text:tab/>time of Ssemuga IV. [KD]</text:p>
      <text:p text:style-name="P6">Misumiyén (Princess)- Daughter of Emperor Tlimastiken during Éngsvanyáli times. She had <text:tab/>him wrapped around her finger. [KD]</text:p>
      <text:p text:style-name="P6">Monster of Burrú Isle (Prince)- Son of Empress Chayetleas II during Éngsvanyáli times. He <text:tab/>was a psychotic murderer and cannibal. [KD]</text:p>
      <text:p text:style-name="P6">Mshurúish (Admiral)- Admiral during the 2<text:span text:style-name="T11">nd</text:span> Epoch of Éngsvanyáli times. Known as the <text:tab/>“Killer of Akhó”. Greatest authority on naval tactics. [KD]</text:p>
      <text:p text:style-name="P6">Murudlánte Vürözhéka (Lord)- A candidate for the imperial throne who lived in the 3<text:span text:style-name="T11">rd</text:span> Epoch <text:tab/>of Éngsvanyáli times and ruled Béy Sǘ. [KD]</text:p>
      <text:p text:style-name="P28">N</text:p>
      <text:p text:style-name="P6">Nashkólen Mssá (Ruler)- Ruler from the Dynasty of Eternal Victories during the 2<text:span text:style-name="T11">nd</text:span> Epoch of <text:tab/>Éngsvanyáli times. He was from Thri'íl. [KD]</text:p>
      <text:p text:style-name="P6">Nenén Muéla (Poet) [PoS]</text:p>
      <text:p text:style-name="P6">Nénu Bashátla (Artist)- Lived during the 2<text:span text:style-name="T11">nd</text:span> Epoch of Éngsvanyáli times. [KD]</text:p>
      <text:p text:style-name="P6">Nethándu Ssanyússa (Scholar)- From Tumíssa during the 3<text:span text:style-name="T11">rd</text:span> Epoch. Author of a 3 volume work <text:tab/>on the division of human self into 5 parts. [KD]</text:p>
      <text:p text:style-name="P6">Nettukiré Ssönmará (Poet)- Lived during the 2<text:span text:style-name="T11">nd</text:span> Epoch of Éngsvanyáli times. [KD]</text:p>
      <text:p text:style-name="P6">Nía Alél (Servant/Model)- The serving maid of Márya the artist and model for the sculpture</text:p>
      <text:p text:style-name="P6"><text:tab/>“Woman of Tsámra” during the Éngsvanyáli reign of Bashdis Mssá I (1350-1376 AP). <text:tab/>[KD]</text:p>
      <text:p text:style-name="P6">Niyunéth Tlatoyél (Traitor)- She lived during the 4<text:span text:style-name="T11">th</text:span> Epoch of the Éngsvanyáli times. She <text:tab/>was the beloved of Lord Kokun but betrayed him. The name and lineage are not used <text:tab/>today. [KD]</text:p>
      <text:p text:style-name="P6">Norómbe Sékha (Ruler)- A ruler if the Blue Faience Dynasty during the 2<text:span text:style-name="T11">nd</text:span> Epoch of <text:tab/>Éngsvanyáli times. [KD]</text:p>
      <text:p text:style-name="P6">Ntés Ktík (Chamberlain)- Pé Chói chamberlain during the 3<text:span text:style-name="T11">rd</text:span> Epoch of Éngsvanyáli times who <text:tab/>was the defacto emperor. [KD]</text:p>
      <text:p text:style-name="P6">Numinátlu Veshkúma (Bureaucrat)- Chief minister during the reign of Emperor Chayetlesa in <text:tab/>the 4<text:span text:style-name="T11">th</text:span> Epoch of Éngsvanyáli times. Keténgku worshiper. [KD]</text:p>
      <text:p text:style-name="P28">P</text:p>
      <text:p text:style-name="P6">Pa'akhán (Writer)- From Khéiris during the 2<text:span text:style-name="T11">nd</text:span> Epoch of Éngsvanyáli times. Author of “The <text:tab/>Book of Presences”. [KD]</text:p>
      <text:p text:style-name="P6">Pantínu (Poet)- From Pecháno during Éngsvanyáli times. She lived during the 2<text:span text:style-name="T11">nd</text:span> Epoch and <text:tab/>served in the court of Homunendu. Married the great-granddaughter of Bashdis Mssá <text:tab/>VIII. [KD]</text:p>
      <text:p text:style-name="P6">Pirundáyu (Architect)- Lived during Éngsvanyáli times. [KD]</text:p>
      <text:p text:style-name="P6">Piruvé (Princess)- From the Epic of Thánunü of Sokátis. [PoS]</text:p>
      <text:p text:style-name="P6">Psankothóth (Poet)- Lived during the 1<text:span text:style-name="T11">st</text:span> Epoch of Éngsvanyáli times. [KD]</text:p>
      <text:p text:style-name="P28">R</text:p>
      <text:p text:style-name="P6">Ravinan of Thraya (Priest)- Priest of Belkhanu who said, “Let the Excellent Dead be <text:tab/>carefully guarded; who knows when the Circle of their lives will come round again?”</text:p>
      <text:p text:style-name="P6">Rekmílish I (Ruler)- Ruler of Jakálla during 3119-3127 JV of the reign of the Éngsvanyáli <text:tab/>Emperor Meluende Ssá. [KD]</text:p>
      <text:p text:style-name="P6">Rekmílish II (Ruler)- Ruler of Jakálla during 3127-3162 JV of the reign of the Éngsvanyáli <text:tab/>Emperor Ssesmuga I. [KD]</text:p>
      <text:p text:style-name="P6">Rekmílish III (Ruler)- Ruler of Jakálla during 3169-3203 JV of the reign of the <text:tab/>Éngsvanyáli Emperor Neslkolu. [KD]</text:p>
      <text:p text:style-name="P6">Ressúma Tlángtu (Actor)- Dramatist who lived during the 2<text:span text:style-name="T11">nd</text:span> Epoch of Éngsvanyáli times. <text:tab/>[KD]</text:p>
      <text:p text:style-name="P28">S</text:p>
      <text:p text:style-name="P6">Sa'alúr of Jakálla- Fabled strategist. [LoT]</text:p>
      <text:p text:style-name="P6">Sáima Dlakotánte (Lady)- Wife of Emperor Amukanatl Vríddi II, and heiress of the Archon of <text:tab/>the Green. She was devoted to demons and went mad. Éngsvanyáli times. [KD]</text:p>
      <text:p text:style-name="P6">Saléya Dlékku (Priestess)- High Priestess of Avánthe during the Éngsvanyáli reign of <text:tab/>Emperor Meluende Ssá. She served the emperor. [KD]</text:p>
      <text:p text:style-name="P6">Sanílish Chitéyu (Scholar)- Historian during Éngsvanyáli times from Mu'ugalavyá. [KD]</text:p>
      <text:p text:style-name="P6"><text:soft-page-break/>Shekkéndu Ssá (Ruler)- Priest-king of Zhékkat during Éngsvanyáli times. [KD]</text:p>
      <text:p text:style-name="P28">T</text:p>
      <text:p text:style-name="P6">Tariné Váyka- Éngsvanyáli philosopher. [DoK]</text:p>
      <text:p text:style-name="P6">Tejmóshu (Official)- Minister under the Priestking Balakanúma in Ghatón. [DoK]</text:p>
      <text:p text:style-name="P6">Teshéngtu Tlekólmu (Ruler)- Ruled in Tumíssa at the end of the 1<text:span text:style-name="T11">st</text:span> Epoch of the Éngsvanyáli <text:tab/>times. Known as the “Hammer of the West”. [KD]</text:p>
      <text:p text:style-name="P6">Tirisán Jakóna (Priest)- Tsémelkoi (Temple Proctor) in Thráya. Married Milézha Tlalésu. A <text:tab/>major reformer in the Temple of Belkhánu during Éngsvanyáli times from Thráya. [KD]</text:p>
      <text:p text:style-name="P6">Tirisánte Melél (Ruler)- Archon of the Blue, Viceroy of Vrá during the Flower Wars of <text:tab/>Éngsvanyáli times. [KD]</text:p>
      <text:p text:style-name="P6">Tlékku Beshyéne (Scholar)- Wrote “Inept Emperors of Antiquity” in Éngsvanyáli times. [KD]</text:p>
      <text:p text:style-name="P6">Tlékumasén (Wife)- Married to Emperor Tlimastliken during the 4<text:span text:style-name="T11">th</text:span> Epoch of the Éngsvanyáli <text:tab/>times. She dominated him. [KD]</text:p>
      <text:p text:style-name="P28">V</text:p>
      <text:p text:style-name="P6">Vikkumékyar (Ruler)- Archon of the Orange during the Flower Wars of the Éngsvanyáli times. <text:tab/>Resided in Chame'él in Salarvyá. [KD]</text:p>
      <text:p text:style-name="P6">Vriudái Vrázhimü (Scholar)- Ksárul worshiper who lived during the 3<text:span text:style-name="T11">rd</text:span> Epoch of Éngsvanyáli <text:tab/>times. Author of the inner doctrines of the temple of Ksárul. [KD]</text:p>
      <text:p text:style-name="P28">Y</text:p>
      <text:p text:style-name="P6">Yahéshu Sarél (Priest)- A priest of Thúmis during 3470 JV of the Éngsvanyáli times. Author <text:tab/>of an encyclopedia of ethical beliefs and customs of many nations. Also authored the <text:tab/>standard work on nobility and ignobility. [KD]</text:p>
      <text:p text:style-name="P6">Yetíl (Poet)- A romantic poet who lived during the 1<text:span text:style-name="T11">st</text:span> Epoch of Éngsvanyáli times [KD]. His <text:tab/>Lesser Odes are considered sensuous [PoS]. Known for delicately phrased romantic <text:tab/>poetry.[YG-TM]</text:p>
      <text:p text:style-name="P6"/>
      <text:p text:style-name="P6"><text:s text:c="2"/><text:span text:style-name="T9">Ghatón</text:span></text:p>
      <text:p text:style-name="P6">Chgá Njú (Prince, Sréq, General)- Prince of the Dragons of Ghatón, and commander of the <text:tab/>Fangs of Draké'el [AoTV2]. Njú being Chgá's father's name [SB]. </text:p>
      <text:p text:style-name="P6"/>
      <text:p text:style-name="P6">Erbak Chiron (Cook/Poisoner)- Served Hirkané's mother as cook. [MARB]</text:p>
      <text:p text:style-name="P6">Ernak Chrion (Cook)- Originally from Sokátis. 32yrs old in 2354 AS. [MARB]</text:p>
      <text:p text:style-name="P6">Helé'a (Spy)- Merchant but really a spy for Baron Áld. [KD]</text:p>
      <text:p text:style-name="P6"/>
      <text:p text:style-name="P6">Tejmóshu (Official)- A minister under Priestking Balakanúma. Buried in the gresat <text:tab/>necropolis of Nézhu Pa'ákh. [DoK]</text:p>
      <text:p text:style-name="P6">Tjáò Vibáà (Sréq, General)- Commander of the Band of Slashers. [AoTv2]</text:p>
      <text:p text:style-name="P6"/>
      <text:p text:style-name="P6"><text:s text:c="2"/><text:span text:style-name="T9">Jánnu</text:span></text:p>
      <text:p text:style-name="P6">Menaho Shau Jánnu (Ruler)- King of Jánnu from the Unending Peak clan of Jánnu Peidáho. The <text:tab/>clan has large holdings around Arbóla. He is king in name only and the real power is <text:tab/>in the Assembly of Spears. [EoASW]</text:p>
      <text:p text:style-name="P6"/>
      <text:p text:style-name="P6"><text:s text:c="2"/><text:span text:style-name="T9">Kilalámmu</text:span></text:p>
      <text:p text:style-name="P28">C</text:p>
      <text:p text:style-name="P6">Chalamuren Churitáshmu- Bearer of the Sunstaff. [SS]</text:p>
      <text:p text:style-name="P6">Chojjén Jáshkünai (Strong Man)- Ruler of Sirsúm. [BtB]</text:p>
      <text:p text:style-name="P28">D</text:p>
      <text:p text:style-name="P6">Dikosu Vai- 32yrs old in 2354 AS. [MARB]</text:p>
      <text:p text:style-name="P28">T</text:p>
      <text:p text:style-name="P6">The Young Master- A reformer who raised the tribes of Kilalámmu to rebellion for a time. <text:tab/>He was much loved, copied, and pursued. Not heard of since the Tsolyáni Civil Wat <text:tab/>broke out. [BRA]</text:p>
      <text:p text:style-name="P28">Z</text:p>
      <text:p text:style-name="P6">Zugratsu- A very minor chieftain and bandit who raids into Tsolyánu. [EoASWI5]</text:p>
      <text:p text:style-name="P6"/>
      <text:p text:style-name="P6"><text:span text:style-name="T1"><text:s text:c="2"/></text:span><text:span text:style-name="T2">Livyánu</text:span></text:p>
      <text:p text:style-name="P28"><text:soft-page-break/>A</text:p>
      <text:p text:style-name="P6">Achao Mse Biyobanaz (Diplomat)- Ru'ungkáno worshiper. A Legate in the Tsolyáni city of Béy <text:tab/>Sǘ. 66yrs old in 2354 AS. [MARB]</text:p>
      <text:p text:style-name="P6">Ajesh (Courtesan)- 32yrs old in 2354 AS. [MARB]</text:p>
      <text:p text:style-name="P6">Arkuo Minaz- Nobleman. 23 years old, and a lady's man</text:p>
      <text:p text:style-name="P6">Anjésh Gómu- Clan cousin of Tsáuhl and employed at Gij and Sons of Dlásh. [LoT]</text:p>
      <text:p text:style-name="P6">Aoz Mishantle (Merchant)- One of Fears worshiper with a base in Jakálla. 32yrs old in </text:p>
      <text:p text:style-name="P6"><text:tab/>2354 AS. [MARB]</text:p>
      <text:p text:style-name="P6">Apáz Hé'u (Man)- From the Beryl Amulet of Mighty Kikumársha clan in Te'ék Tí Hrú. [LoT]</text:p>
      <text:p text:style-name="P6">Argonáz- A pimp. [BtB]</text:p>
      <text:p text:style-name="P6">Arkannu Deletheb (Courtesan)- 18yrs old in 2354 AS. [MARB]</text:p>
      <text:p text:style-name="P6">Arkuo Minaz- A Livyáni refugee picked up by a Tsolyáni expedition. [BRA]</text:p>
      <text:p text:style-name="P6">Arkúvuz Dorúa (Tanner)- Owns a tannery in Te'ék Tí Hrú. [LoT]</text:p>
      <text:p text:style-name="P6">Arrukaz Ma'asen (Lord)- Ndárka worshiper. 32yrs old in 2354 AS. [MARB]</text:p>
      <text:p text:style-name="P6">Arsummaz (Undertaker)- Lives in Dlásh. 32yrs old in 2354 AS. [MARB]</text:p>
      <text:p text:style-name="P6">Artúz Halúz Dió (General)- Qáqqodaz of the Llǘneb of Those Who Conquer, the only sapper <text:tab/>unit in Livyánu. It was based in Tsámra but was sent to the Tsoléi Isles with the <text:tab/>expedition. [AoTv5]</text:p>
      <text:p text:style-name="P6">Arúmaz Dlévu (Instructor)- Former soldier of Livyánu. Owner-Operator of the Academy of <text:tab/>Seeking Victory. [KD]</text:p>
      <text:p text:style-name="P6">Ásqar Gyardánaz, Dumúz (Ruler, Senior General)- Highest Livyáni official who resides in <text:tab/>Tsámra and his likeness is on the Shi'idok coin [KD]. Qáqqodaz of the Chároneb of <text:tab/>Mighty Tsámra, and the Díodaz commander of the Chároneb[AoTv5]. Priest-Brother. </text:p>
      <text:p text:style-name="P6"><text:s text:c="6"/>Nominal ruler of Livyánu from the Gilded <text:tab/>Wing of Qame'él clan in Tsámra. 1<text:span text:style-name="T11">st</text:span> of 3. </text:p>
      <text:p text:style-name="P6"><text:s text:c="6"/>[BtB, LoT]</text:p>
      <text:p text:style-name="P28">B</text:p>
      <text:p text:style-name="P6">Báleth Káng Méku (Syndic)- From Dlásh [LoT]</text:p>
      <text:p text:style-name="P6">Báluab Hé'u- Wife of Apáz. [LoT]</text:p>
      <text:p text:style-name="P6">Biyobanaz Achao Mse (Official)- Elder Statesman of the Livyáni legates living in Tsolyánu. <text:tab/>He retired with the ascension of Emperor Dhich'une, who did not like this bluff, <text:tab/>barrel-chested, bombastic old man, so he quietly urged the Livyáni to retire him. <text:tab/>His retirement in Béy Sǘ was interrupted with the news of the False Plague and <text:tab/>invasion; and with the Civil War he actively supported Táksuru, and made money by <text:tab/>acting as broker for other Livyáni displaced by the False Plague and invasion when <text:tab/>they sold off their fancy furnishings, armor, etc. to greedy Tsolyáni buyers. [BRA] <text:s/></text:p>
      <text:p text:style-name="P6">Búoz Reosámrüz (Merchant-General)- Qáqqodaz of the Llǘneb of the Merchant Princes of <text:tab/>Núfersh. This is a city gendarme unit. Búoz is nominally in charge of the unit but <text:tab/>actual command is in the hands of Míuz Barátlab. Búoz's title is Senior Merchant. <text:tab/>[AoTv5]</text:p>
      <text:p text:style-name="P28">C</text:p>
      <text:p text:style-name="P6">Chákkunaz (Servant)- He was infatuated with Siyuneb. [KD]</text:p>
      <text:p text:style-name="P6">Chákmaz (Soldier)- Sra'óni trooper. [LoT]</text:p>
      <text:p text:style-name="P6">Cháomiz Kitáz, Dumúz (Priest-General)- Delegated commander of the Díodaz of the Chároneb <text:tab/>of Neihái. He is a very powerful sorcerer. [AoTv5]</text:p>
      <text:p text:style-name="P6">Chathtu'éltu Demil</text:p>
      <text:p text:style-name="P6">Cháuvaz Deshshuqómez (Legion Commander)- Qáqqodaz of the Llǘneb of the Great Moon (Gayél). <text:tab/>He is from Núfersh, but the unit is based in Tsámra. [AoTv5]</text:p>
      <text:p text:style-name="P6">Chékme Káng Nékko (Syndic)- High Born and from a mighty house in Dlásh. [LoT]</text:p>
      <text:p text:style-name="P6">Chélez (Soldier)- Sra'óni trooper. [LoT]</text:p>
      <text:p text:style-name="P6">Chigáz- Of the Ojjé lineage from the city of Prásh in NW Livyánu. [LoT]</text:p>
      <text:p text:style-name="P6">Chímudaz Gátha (Priest)- Of the High Singing Bird clan, and priest of Ru'ungkáno. [BtB]</text:p>
      <text:p text:style-name="P6">Chítlaz Qaséyo (Priest)- Priest of Quyó. [LoT]</text:p>
      <text:p text:style-name="P6">Chiyuváz of Náth-Sùnù: Writer. [LoT]</text:p>
      <text:p text:style-name="P6">Chni T'kop (Sorcerer)- Tinalíya. 32yrs old in 2354 AS. [MARB]</text:p>
      <text:p text:style-name="P6">Chorgház Líu Tláshte (Prelate)- Sits on the Lambent Throne of Livyánu under the <text:tab/>Mu'ugalavyáni occupiers. The High Prelate of the Ineffable Shadow Lords of Glorious <text:tab/>Livyánu. A rival clansmen of Ásqar Gyardánaz. [LoT]</text:p>
      <text:p text:style-name="P6">Chrí'iz Baosámüz, Dumúz (Priest-General)- Qáqqodaz of the Llǘneb of the Priests of Qame'él <text:soft-page-break/><text:tab/>at Neihái. This unit mans ballista, uses crossbows and composite bows and fights as <text:tab/>regular medium infantry. [AoTv5]</text:p>
      <text:p text:style-name="P6">Chúny Nyédz Boízhu (Priest-General)- Qáqqodaz of the Llǘneb of the Might of Guodái. He is <text:tab/>a priest of Guodái with no military experience outside of logistics.[AoTv5]</text:p>
      <text:p text:style-name="P28">D</text:p>
      <text:p text:style-name="P6">Dáileb Essúra- Resistance fighter from the Green Omen clan in Tsámra. Known as Fire Face <text:tab/>due to the scarring that the plague caused [LoT]. Daughter of the wizard Eylóa. <text:tab/>[BRA]</text:p>
      <text:p text:style-name="P6">Dálayeb of Red Moon Beach (Prostitute)- From the Tsoléi Isles but lives and works in <text:tab/>Livyánu.</text:p>
      <text:p text:style-name="P6">Dekune Miriyeb (Coutesan)- Kirrinéb worshiper from the Dark Pinnacle clan. 18yrs old in <text:tab/>2354 AS. [MARB]</text:p>
      <text:p text:style-name="P6">Déuz Káng-Mmrál (General)- Qáqqodaz of the Llǘneb of the Servants of Fear.[AoTv5]</text:p>
      <text:p text:style-name="P6">Dísib Murúshu (High Priestess)- Hero of the Age during the 4<text:span text:style-name="T11">th</text:span> Epoch. From Hráis, and a <text:tab/>high priestess of Kirrinéb. [KD]</text:p>
      <text:p text:style-name="P6">Dlaké Erúva (Policeman)- In Dlásh serving in both the regular and magic forces. His jaw <text:tab/>was long and bony, his thinning hair shorn so close as to resemble the pelt of a <text:tab/>beast. His brows were thick and black, and his nose was ashooked as a küni <text:s/>bird's <text:tab/>beak. His mouth was wide and mobile, with the pursey red lips of a petulent baby. <text:tab/>[LoT]</text:p>
      <text:p text:style-name="P6">Dloó Néma (Syndic)- From one of the mighty houses in Dlásh. [LoT]</text:p>
      <text:p text:style-name="P6">Do'ónish Divráimu (General)- Qáqqodaz of the Llǘneb of the Shadows of Ngíu. This unit is a <text:tab/>marine unit based in Heméktu, and he is a Mu'ugalavyáni renegade. [AoTv5]</text:p>
      <text:p text:style-name="P6">Dúmuab Dísib Cháoseb (General)- She is the Qáqqodaz of the Llǘneb of the Goddess Kirrinéb. <text:tab/>She is also High Priestess of the Goddess in Heméktu. This unit is an all artillery <text:tab/>unit. [AoTv5]</text:p>
      <text:p text:style-name="P6">Dú'uz Saomiré (General)- Qáqqodaz of the Llǘneb of the Obelisk. It is based outside of <text:tab/>Laigás. He is from Tsúpil Hlayá. [AoTv5]</text:p>
      <text:p text:style-name="P6">Dúmuab Káeb Esúeb (Priestess-Senior General)- Rúozhuz of the Cháoneb of Núfersh and <text:tab/>Qáqqodaz of the Llǘneb of the Black Beetle, and of the Díodaz of the Chároneb. She <text:tab/>is a powerful sorceress who's specialty is in flying and invisibility. She is of <text:tab/>such surpassing ugliness that one Tsolyáni stated that he would rather have <text:tab/>intercourse with a Ghár instead of her, and she happened to over hear him. Livyáni <text:tab/>agents kipnapped him in Penóm, brought him to her, and she transformed him into a <text:tab/>Ghár. He now swims in a pool in Núfersh and now makes ferocious love to the other <text:tab/>Ghár each day [AoTv5]. A nastier lady you will not meet on any plane.[BRA]</text:p>
      <text:p text:style-name="P6">Dyáomaz Shritlimáno, Dumúz (Senior General)- Commander of the Chároneb of Laigás and <text:tab/>Qáqqodaz of the Llǘneb of the Horned One of Secrets but command of the Llǘneb is <text:tab/>delegated to Chief Priest Gúoz Bilitlanúu of Laigás. The unit is based in Laigás. <text:tab/>[AoTv5]</text:p>
      <text:p text:style-name="P6">Dzin (Girl)[BRA]</text:p>
      <text:p text:style-name="P28">E</text:p>
      <text:p text:style-name="P6"><text:span text:style-name="T1">É</text:span>asyz Aovíddeb, Dumúz (Priest- Senior General)- Rúozhuz of the Chároneb of Kakársh and <text:tab/>commander of the Llǘneb of Nirusáma based in Kakársh. Also commander of the Díodaz. <text:tab/>He is a powerful sorcerer. The Lluneb is a border guard/marine unit. He is a <text:tab/>powerful sorcerer. [AoTv5]</text:p>
      <text:p text:style-name="P6">Elóya (Wizard-King)- Of the Dynasty of Thirty Swords. 5,000 years before the events in the <text:tab/>Lords of Tsámra. [LoT]</text:p>
      <text:p text:style-name="P6">Eóz Druób Shienáz(General)- Qáqqodaz of the Llǘneb of the Little Moon(Káshi), Tsámra <text:tab/>[AoTv5]. 5<text:span text:style-name="T11">th</text:span> of 14<text:span text:style-name="T11">th</text:span> in the service of Chorgház and the Usurper. [LoT] <text:tab/></text:p>
      <text:p text:style-name="P6">Esraiu K'kes (Sorcerer)- 32yrs old in 2354 AS. [MARB]</text:p>
      <text:p text:style-name="P6">Esudáz- He is Ketkorez's chamberlain. [KD]</text:p>
      <text:p text:style-name="P6">Ettó- A Tinalíya.</text:p>
      <text:p text:style-name="P6">Eúniz Disúlu-Káng-Dlók (Legion Commander)- Qáqqadaz of the Llǘneb of the Ritual of the <text:tab/>Journey of the Dead based in Tsúpil Hláya. He is from Dlásh. [AoTv5]</text:p>
      <text:p text:style-name="P6">Eúz Asomu (General)- Qáqqodaz of the Llǘneb of Kikúmarsha. This unit is only 10 years old <text:tab/>and is composed of artillery. It is based at Sra'ón. [AoTv5]</text:p>
      <text:p text:style-name="P6">Eúz Mísheb (General)- Qáqqodaz of the Llǘneb of Túoz Mísheb of Kakársh (Eúz's father). <text:soft-page-break/><text:tab/>This unit is little more than a local gendarme and marine unit. [AoTv5]</text:p>
      <text:p text:style-name="P28">F</text:p>
      <text:p text:style-name="P6">Fórudaz Giyán (Tanner)- Works at Arkúvuz Dorúa's tannery in Te'ék Tí Hrú. [LoT]</text:p>
      <text:p text:style-name="P28">G</text:p>
      <text:p text:style-name="P6">Gámuz Fodóa</text:p>
      <text:p text:style-name="P6">Gekkúz Káng Tlén (Syndic)- From one of the mighty houses of Dlásh. [LoT]</text:p>
      <text:p text:style-name="P6">Gemén Léthlun Misedim (Vat Mistress)- The head of the vats in the “Hall of Creations” in <text:tab/>the forbidden city within Dlásh. [LoT]</text:p>
      <text:p text:style-name="P6">Gúoz Bilitanúu (Priest-General)- Commander of the Díodaz of the Chároneb of Laigás. <text:s/><text:tab/>[AoTv5] </text:p>
      <text:p text:style-name="P6">Gyúmiz Nmíriz, Dumúz (General)- Commander of the Llǘneb of the Pinnacle of Eúz based in <text:tab/>Hráis. [AoTv5}</text:p>
      <text:p text:style-name="P28">H</text:p>
      <text:p text:style-name="P6">Háiz <text:span text:style-name="T1">Ú</text:span>o (General)- Qáqqodaz of the Llǘneb of the Singing of the Rituals of Ru'ungkáno.</text:p>
      <text:p text:style-name="P6"><text:tab/>He is from Sra'ón and he and his unit are on border guard duty along the Mmátugual <text:tab/>border. [AoTv5]</text:p>
      <text:p text:style-name="P6">Hákuz Rérusa [LoT]</text:p>
      <text:p text:style-name="P6">Haumáiz So'ó (General)- Qáqqodaz of the Llǘneb of the Sword of Ndárka based in Sra'ón. <text:tab/>This unit is a marine legion that maintains its own small, fast ships, and he is a <text:tab/>experienced sailor and general. [AoTv5]</text:p>
      <text:p text:style-name="P6">Heomúlüz Káng-Dlók (Senior General)- Rúozhuz of the Chároneb of Dlásh, and maybe the <text:tab/>Qáqqodaz of the Llǘneb of the Web of Fears and of the Díodaz as well. [AoTv5]</text:p>
      <text:p text:style-name="P6">Hngaku (Lord)- 32yrs old in 2354 AS. [MARB]</text:p>
      <text:p text:style-name="P6">Hss-nn-Skü (General)- Qáqqodaz of the Llǘneb of the Egg-Layers of Bárdüsh a Shén unit from <text:tab/>Bárdüsh Hrú in Mmátugual based in Dlásh. [AoTv5]</text:p>
      <text:p text:style-name="P6">Húoz Mil<text:span text:style-name="T1">ś</text:span>aóz (General)- Qáqqodaz of the Llǘneb of the Priests of Ndárka. This unit is made <text:tab/>up of tribesmen of Nmartúsha who are loyal to Livyánu and fight as fanatics against <text:tab/>the Mu'ugalavyáni. Based in Neihái. [AoTv5]</text:p>
      <text:p text:style-name="P26">I</text:p>
      <text:p text:style-name="P6">Isu'ab (Courtesan)- 32yrs old in 2354 AS. [MARB]</text:p>
      <text:p text:style-name="P28">J</text:p>
      <text:p text:style-name="P6">Jómuz- Son of Apáz who lives in Sra'ón. [LoT]</text:p>
      <text:p text:style-name="P28">K</text:p>
      <text:p text:style-name="P6">Kandesa Kormuz (Official)- Qame'él worshiper from the Bright Eye of Qamif clan with the <text:tab/>Livyáni delegation in Avanthár. 51yrs old in 2354 AS. [MARB]</text:p>
      <text:p text:style-name="P6">Ka'oz Psu'o Suriz (Legate)- From Burdüsh. 48yrs old in 2354 AS. [MARB]</text:p>
      <text:p text:style-name="P6">Karunaz hiAsuaz (Enforcer)- A small time enforcer with Tsolyáni citizenship who currently <text:tab/>lives in Háida Pakála. [BRA]</text:p>
      <text:p text:style-name="P6">Ká-Tésh: A Tinalíya in Dlásh. [LoT]</text:p>
      <text:p text:style-name="P6">Kékorez Tanákku (Lord)- An aristocrat who, at the age of 18, had an accident in the <text:tab/>mountains near Dlásh. He was replaced by the He'esa. [KD]</text:p>
      <text:p text:style-name="P6">Khálakuz Tíche [LoT]</text:p>
      <text:p text:style-name="P6">Kítumish (Slave)- Mu'ugalavyáni slave owned by a Dláshi. [LoT]</text:p>
      <text:p text:style-name="P6">K'nés- A Tinalíya in the employ of Páruvez. [LoT]</text:p>
      <text:p text:style-name="P6">Kóduz Chráio (Priest)- Livyáni priest from the Striking-Eel clan. [LoT]</text:p>
      <text:p text:style-name="P6">Kormuz Kandesa (Official)- Sub-legate in Tsolyánu. Returned to Livyánu when the plague and <text:tab/>the invasion became news, but his ship was found floating empty near Laigás. There <text:tab/>was evidence of a battle between the crew and unnamed invaders (many blame the <text:tab/>Hlǘss), so there is no known fate of him, his wife and eight children, and his <text:tab/>staff. [BRA]</text:p>
      <text:p text:style-name="P6">Kra'a Miyab- 32yrs old in 2354 AS. [MARB]</text:p>
      <text:p text:style-name="P6">Kuruktén (Scholar)- Lived in Jakálla and died late in Emperor Hirkáne's reign. [KD]</text:p>
      <text:p text:style-name="P28">L</text:p>
      <text:p text:style-name="P6">Láilueb (Lady)- Chief wife of Ketkorez Tanákku. [KD]</text:p>
      <text:p text:style-name="P6">Líu Tláshte- Rival of Dúmuz and a fellow clansman. [LoT]</text:p>
      <text:p text:style-name="P28">M</text:p>
      <text:p text:style-name="P6">Márya of Tsámra- Famous Sculptor. [LoT]</text:p>
      <text:p text:style-name="P6"><text:soft-page-break/>Mékkutaz Anyál (Priest)- From the Whispering Blue Grotto clan. [LoT]</text:p>
      <text:p text:style-name="P6">Mélunez Chi'úna (Dumúz, Scholar)- Commanded the abandonment of Dúru'ob and the <text:tab/>introduction of Éngsvanyáli-like script used for the later Dúru'ob and modern <text:tab/>Livyáni [KD]. Known as the First Thinker. [YG-TM]</text:p>
      <text:p text:style-name="P6">Méshab- Daughter of Apáz whose husband is a goldsmith. [LoT]</text:p>
      <text:p text:style-name="P6">Míkkunuz- Grandchild of Mríduz. [LoT]</text:p>
      <text:p text:style-name="P6">Míkuz Easámüz (Senior General)- Rúozhuz of the Chároneb of Sra'ón, and Qáqqodaz of the <text:tab/>Díodaz of Sra'ó [AoTv5]. Commander of the Livyáni army in the Tsoléi Isles. Brother <text:tab/>of Tékmuz. [LoT]</text:p>
      <text:p text:style-name="P6">Miyab Kra'a (Courtesan)- One of Fears worshiper who lives in Hekéllu. 32yrs old in </text:p>
      <text:p text:style-name="P6"><text:tab/>2354 AS. [MARB]</text:p>
      <text:p text:style-name="P6">Mlileb (Aunt)- Known to her nieces as Mlilin. She lives in a coastal fishing village about <text:tab/>34 Tsán north of the Shén city of Yró. She is of fairly high lineage in the <text:tab/>Intertwined Flowers clan. [BRA]</text:p>
      <text:p text:style-name="P6">Miriyeb Dekane (Courtesan)- Kirriné worshiper of the Dark Pentacle clan who now lives in <text:tab/>Jakálla. 18yrs old in 2354 AS. [MARB]</text:p>
      <text:p text:style-name="P6">Mirure- N'lǘss woman and bodyguard to Taluvaz. Later became his wife. [MoG]</text:p>
      <text:p text:style-name="P6">Mithésh Káng Bákko (Syndic)- Former ruler of Dlásh who was a saddest homosexual. [LoT]</text:p>
      <text:p text:style-name="P6">Míuz Barátlab (Soldier)- Actual commander of the Llǘneb of the Merchant Princes of <text:tab/>Núfresh under the command of Senior Merchant Búoz Reosámrüz. [AoTv5]</text:p>
      <text:p text:style-name="P6">Miyutláyo Káng Seth (Lord)- A former ruler of Dlásh from the Fading Sunset clan. 'He Who <text:tab/>Walks the planes'[LoT]. Senior sorcerer of the Díodaz of Dlásh. Was though to have <text:tab/>been eaten by a demon [BRA], but was really just exiled off plane. [LOT] </text:p>
      <text:p text:style-name="P6">Mríduz Chíka (Official)- High Warden of the Refectory of the House Incarnate in Te'ék Tí <text:tab/>Hrú. Chief Municipal Magistrate in Te'ék Ti Hrü village. [LoT]</text:p>
      <text:p text:style-name="P6">Mrigonaz Arrio- 29yrs old in 2354 AS. [MARB]</text:p>
      <text:p text:style-name="P6">Mrío Jna'ón Súriz (Admiral)- Retired admiral of the Livyáni fleet. Father of Qayéla. [LoT]</text:p>
      <text:p text:style-name="P6">Mrío Jnao N Súriz (Official)- From Tsámra. 53yrs old in 2354 AS. [MARB]</text:p>
      <text:p text:style-name="P28">N</text:p>
      <text:p text:style-name="P6">Niáz Zhaggáo (Legion Commander)- Qáqqodaz of the Llǘneb of the Planet Múo (Shíchel), <text:tab/>Tsámra. He is from Sra'ón. [AoTv5]</text:p>
      <text:p text:style-name="P6">Nikkuleb- Daughter of Apáz whose husband is a weapons monger. [LoT]</text:p>
      <text:p text:style-name="P6">Niudáomi Háosaz (General) Qáqqodaz of the Llǘneb of the Lost One of the Sea (a marine <text:tab/>legion) which is based in Laigás. He is a priest of Qame'él. [AoTv5] </text:p>
      <text:p text:style-name="P6">Néttuz A'ám- Tailor's apprentice in Te'ék Tí Hrú. [LoT]</text:p>
      <text:p text:style-name="P6">Nyeranáz Dlékka- A philosopher who was gruesomely put to death.</text:p>
      <text:p text:style-name="P28">O</text:p>
      <text:p text:style-name="P6">Otunúz Jála (Soldier)- Sra'óni trooper. [LoT]</text:p>
      <text:p text:style-name="P28">P</text:p>
      <text:p text:style-name="P6">Pamaviráz the Livyáni(Writer)- A sage from 1,000 years before the “Lords of Tsámra”. Wrote <text:tab/>the book “Cannon of the Establishment of Blessed Memory”. [LoT, PoS, MoG]</text:p>
      <text:p text:style-name="P6">Páruvez Kórudu (Syndic)- Ruler of Dlásh whose given name is Heomúliz Káng Dlók. [LoT]</text:p>
      <text:p text:style-name="P6">Piréltu Taghomé- A Dancer from Dlásh. [LoT]</text:p>
      <text:p text:style-name="P28">Q</text:p>
      <text:p text:style-name="P6">Qayéla Jna'ó Súriz (Lady)- Daughter of Mrío. [LoT]</text:p>
      <text:p text:style-name="P6">Qayel Jnao N Súriz (Official)- From Tsámra. 16yrs old in 2354 AS. [MARB]</text:p>
      <text:p text:style-name="P6">Qelyúz (Servant)- Servant of the chamberlain of Kékorez Tanákku. [KD]</text:p>
      <text:p text:style-name="P28">R</text:p>
      <text:p text:style-name="P6">Rámetha Hélmu (Purveyor)- Senior Purveyor of Gigi &amp; Sons from the Naqsái people of the <text:tab/>Achgé archipelago off the north coast of the southern continent SW of Livyánu. [LoT]</text:p>
      <text:p text:style-name="P6">Rekteng- Sárku worshiper who lives in Tsámra. 29yrs old in 2354 AS. [MARB]</text:p>
      <text:p text:style-name="P6">Rétumez (Servant)- A cook for Lord Kékorez Tanákku. [KD]</text:p>
      <text:p text:style-name="P6">Rítumez So'ó (Lord)- “Steward of the Corporeal Realization of the Glorified Destiny of <text:tab/>Sra'ón”. He is is governor's right hand man. [LoT]</text:p>
      <text:p text:style-name="P6">Riumáliz Mu'uvéliz (Legion Commander)- Commander of the Llǘneb of the Ritual of Divine <text:tab/>Praise based in Tsúpil Hlayá. [AoTv5] </text:p>
      <text:p text:style-name="P6">Riumáliz Murúshu (Senior General)- Rúozhuz of the Chároneb of Heméktu, and Qáqqodaz of the <text:tab/>Dead Hand of Quyó. Brother of Tíudaz Murúshu. The legion is usually on border guard <text:soft-page-break/><text:tab/>status along the Mu'ugalavyáni border from Heméktu west. He is also the Qáqqodaz of <text:tab/>the Díodaz of the Chároneb of Heméktu. [AoTv5]</text:p>
      <text:p text:style-name="P6">Riyuz (Scribe)- From Foshaá. 32yrs old in 2354 AS. [MARB]</text:p>
      <text:p text:style-name="P6">Rúoz Mashíu'uz (General)- Qáqqodaz of the Llǘneb of the Bronze Gate based in<text:tab/>Hráis. <text:tab/>[AoTv5]</text:p>
      <text:p text:style-name="P28">S</text:p>
      <text:p text:style-name="P6">Sa'aráz (Merchant)- Claims to be an aristocrat. [KD]</text:p>
      <text:p text:style-name="P6">Sárab- Grandchild of Mríduz. [LoT]</text:p>
      <text:p text:style-name="P6">Sénjukaz Chigái (Priest)- A Dumúz. Sibilant Singing Rain clan [LoT]. Became a refuge from <text:tab/>Tsámra and Livyánu due to the plague. </text:p>
      <text:p text:style-name="P6">Shardz (Sorcerer)- Worshiper of Kirrinéb. 32yrs old in 2354 AS. [MARB]</text:p>
      <text:p text:style-name="P6">Shenáz- Soldier. [LoT]</text:p>
      <text:p text:style-name="P6">Sheshna'ób (Lady)- Sister of Ásqar. [LoT]</text:p>
      <text:p text:style-name="P6">Shéumayuz Buódla, Dumúz (Senior General)- Rúozhuz of the Chároneb of Tsúpil Hlayá, and <text:tab/>Qáqqadaz of the Llǘneb of the Shadowed One of Tsúpil Hlayá and of the Diodaz. <text:tab/>[AoTv5]</text:p>
      <text:p text:style-name="P6">Shikoz Suriz (Official)- High Legate to Tsolyánu. Retired to a small Livyáni enclave <text:tab/>operated by the White Cliff clan on a farm out side of Béy Sǘ when the False Plague <text:tab/>and Mu'ugalavyáni invasion became news. His enclave became a refugee camp of sorts. <text:tab/>Some of his erstwhile subordinates are now are now investing in businesses and <text:tab/>planning to eventually go home. [BRA]</text:p>
      <text:p text:style-name="P6">Síkuleb Dlésha</text:p>
      <text:p text:style-name="P6">Sikuoz nSúriz (Official)- With the Livyáni delegation in Béy Sǘ. 49yrs old in 2354 AS. <text:tab/>[MARB]</text:p>
      <text:p text:style-name="P6">Síruoz Mandákiz, Dumúz (Senior General)- Rúozhuz of the Chároneb of Neihái. He is also the <text:tab/>Qáqqodaz of the Llǘneb b of the Black Veil and of the Díodaz, but he delegates the <text:tab/>command of the latter. This unit forms the border guard for the Chároneb. [AoTv5]</text:p>
      <text:p text:style-name="P6">Síyuneb (Concubine)- 1<text:span text:style-name="T11">st</text:span> Concubine of Lord Kékorez Tanákku. [KD]</text:p>
      <text:p text:style-name="P6">Ssdrú-Ss-kh<text:span text:style-name="T1">â</text:span> (General)- A Shén from Khákh in Xáx. He is the commander of the Llǘneb of the <text:tab/>Banner of Xáx (made up of Shén) which is based about 100 Tsán outside of Sra'ón to <text:tab/>the south. [AoTv5]</text:p>
      <text:p text:style-name="P6">Ss-Hrr-Ga (General)- A Shén from Mmátugual who is the Qáqqodaz of the Llǘneb of the Clawed <text:tab/>Slayer of All. This is a Shén mercenary unit in the Núfresh prefecture. [AoTv5]</text:p>
      <text:p text:style-name="P6">Sukkaneb Arrio- 32yrs old in 2354 AS.[MARB]</text:p>
      <text:p text:style-name="P6">Sukr Arrio- 32yrs old in 2354 AS. [MARB]</text:p>
      <text:p text:style-name="P6">Súruz Dáshquz (Priest/General)- Chief priest of Qame'él and Qáqqodaz of the Llǘneb of the <text:tab/>Hunched one, Tsámra. Command of the Chároneb of Mighty Tsámra is delegated to him by <text:tab/>Ásqar Gyardánaz. [AoTv5]</text:p>
      <text:p text:style-name="P6">Swamp Folk[Name Unpronounceable](General)- There are some 2,000 Swamp Folk who live within <text:tab/>the Livyáni border along the river that forms the Livyáni-Mu'ugalavyáni border. This <text:tab/>person is the Qáqqodaz of the Llǘneb of the Ram of Iron. The population of Swamp <text:tab/>Folk comprise the strength of the unit.[AoTv5]</text:p>
      <text:p text:style-name="P28">T</text:p>
      <text:p text:style-name="P6">Táluvaz Árrio (Diplomat)- Served in Tsolyánu 2356 AS. A member of the High Temple of <text:tab/>Qame'él, Lord of the Shadow Gods [MoG]. Was in N'lǘss when the False Plague and <text:tab/>invasion became news and remained there [YG-TM]. 32yrs old in 2354 AS [MARB]. He is <text:tab/>living with Mirure's relatives and learned to speak some N'lǘssa as well as eat <text:tab/>greasy, roasted Hmélu with the best of them. [BRA]</text:p>
      <text:p text:style-name="P6">Taktúz Dlá (Ship Wright)- Known to Apáz. [LoT]</text:p>
      <text:p text:style-name="P6">Tarshaz Arrio (Warrior/Sorcerer)- Cousin of Táluvaz. 32yrs old in 2354 AS [MARB]. He was <text:tab/>sent on a mission to the Tláshte Heights before the False Plague and invasion. He <text:tab/>was sickened by the plague but survived. [BRA]</text:p>
      <text:p text:style-name="P6">Te'énu- Livyáni soldier. [LoT]</text:p>
      <text:p text:style-name="P6">Tékmuz Easámüz (Official)- Governor of Sra'ón. Brother of Míkuz. [LoT] </text:p>
      <text:p text:style-name="P6">Tétumuz Díya- Grounds keeper of a shadow god temple. [LoT]</text:p>
      <text:p text:style-name="P6">Thayara (Sorcerer)- 32yrs old in 2354 AS. [MARB]</text:p>
      <text:p text:style-name="P6">Tíudaz Murúshu (Priest-Governor)- Governor of the Prefecture of Heméktu. Brother of <text:tab/>Riumáliz Murúshu. Senior Staff Priest of Eu'unkano and Qáqqodaz of the Llǘneb of <text:soft-page-break/><text:tab/>Tíudaz of Murúshu, a light infantry unit in the Tláshte range. [AoTv5]</text:p>
      <text:p text:style-name="P6">Tí Sà Qó (Senior General)- This Tinalíya is the Rúozhuz of the Chároneb of Hráis and <text:tab/>Qáqqodaz of the Llǘneb of the Standing Rock as well as the commander of the Díodaz <text:tab/>of the Chároneb of Hráis. It is based in Hráis which is half Tinalíya. [AoTv5]</text:p>
      <text:p text:style-name="P6">T-lóya: 1<text:span text:style-name="T11">st</text:span> Wizard-King of the Dynasty of the Thirty Swords of Livyánu 5,000 years before <text:tab/>the events in Lords of Tsámra. [LoT]</text:p>
      <text:p text:style-name="P6">Toraz Arrio (Official)- Legate in Tumíssa and stayed in Tsolyánu when the plague and <text:tab/>invasion became news. Claw of Kirrinéb clan but was adopted into the high status <text:tab/>High Shining Sphere clan. His two aristocratic wives returned to Livyánu (where they <text:tab/>perished from the False Plague. He was set to marry an aristocratic Tumíssan woman <text:tab/>with money and pretige. She would have been considered too far below him in Livyánu. <text:tab/>He is a small, active, compact man who had a good future in the Livyáni diplomatic <text:tab/>service before the False Plague [BRA]. 57yrs old in 2354 AS. [MARB]</text:p>
      <text:p text:style-name="P6">Tsáuhl (Courtesan)- Clan cousin of Anjésh [LoT]. 32yrs old in 2354 AS. [MARB]</text:p>
      <text:p text:style-name="P6">Túoz Mísheb of Kakársh- Father of Eúz Mísheb. [AoTv5]</text:p>
      <text:p text:style-name="P28">U</text:p>
      <text:p text:style-name="P6">Umüel Káng Shákh (Syndic, Priest)- Priest of the One of Fears in Dlásh, and he is from one <text:tab/>of the mighty houses of Dlásh. [LoT]</text:p>
      <text:p text:style-name="P28">V</text:p>
      <text:p text:style-name="P6">Vrauqáz Hiusu'úmiz (General)- Qáqqodaz of the Llǘneb of the Sea Goddess of Kakársh. He is <text:tab/>from Sra'ón and is the deputy of Rúozhuz Míkuz Easámüz of the Chároneb of Sra'ón. <text:tab/>[AoTv5]</text:p>
      <text:p text:style-name="P6">Vúoz Kaodíz Cháqqib (Legion Commander)-Qáqqodaz of the Llǘneb of the Planet Garu'u <text:tab/>(Ríruchel), Tsámra. [AoTv5]</text:p>
      <text:p text:style-name="P6">Vusómish Dáqqo (General)- Commander (Qáqqodaz) of the Llǘneb of High Tláshte (based in hex <text:tab/>3027). He is a renegade Mu'ugalavyáni of proven loyalty to Livyánu. [AoTv5]</text:p>
      <text:p text:style-name="P28">Y</text:p>
      <text:p text:style-name="P6">Yenueb Chaka (Sorceress)- 32yrs old in 2354 AS. [MARB]</text:p>
      <text:p text:style-name="P6">Yuléneb Fálla (Instructor)- Runs the “Mansion of the Porphyry Lintel” in Tsúpil Hlayá. She <text:tab/>is the finest archer in Livyánu. [KD]</text:p>
      <text:p text:style-name="P28">Z</text:p>
      <text:p text:style-name="P6">Zhúvaz Aodiólyz Qá (General)- Qáqqosaz of the Llǘneb of the Third Eye of Vrusaemaz. A <text:tab/>coast defense gendarme unit. [AoTv5]</text:p>
      <text:p text:style-name="P6"/>
      <text:p text:style-name="P6"><text:s text:c="2"/><text:span text:style-name="T9">Llyáni Empire and the Three States of the Triangle Time Period</text:span></text:p>
      <text:p text:style-name="P7">Aís Chraí (Lady)- Born during the time of the Three States of the Triangle. Her father, <text:tab/>King Kharaktáya traded her to the Demons of the Dark for victory over the Hlǘss. <text:tab/>Her soul is currently at the College at the End of Time. [KD]</text:p>
      <text:p text:style-name="P7"/>
      <text:p text:style-name="P7">Kharaktáya (Ruler)- King in the Three States of the Triangle. See above. [KD]</text:p>
      <text:p text:style-name="P7"/>
      <text:p text:style-name="P6">Llyán of Tsámra- Founded the Llyáni Empire. [KD]</text:p>
      <text:p text:style-name="P6"/>
      <text:p text:style-name="P6"><text:s text:c="2"/><text:span text:style-name="T9">Mihállu</text:span></text:p>
      <text:p text:style-name="P6">Chunátl Dikkúna (Priest)- High Priest of Karakán in Mihállu. Middle aged, portly, and <text:tab/>pompous [FS &amp; KD]. His real name is Horrükhü Jagg<text:span text:style-name="T1">ä</text:span>sh, and he is a physician trader <text:tab/>of herbs and elixirs. He is of the Gürrüshyúgga of Salarvyá. [Fs]</text:p>
      <text:p text:style-name="P6">Dayétha Fashkólun (Translator)- Best translator of Yán Koryáni in Mihállu. She is from a <text:tab/>town on the western shore of Lake Parunál. She has a pallid, pasty complexion. [Fs &amp; <text:tab/>KD]</text:p>
      <text:p text:style-name="P6">Horrükhü Jagg<text:span text:style-name="T4">äsh (Merchant)- Of the Gürrüshyúgga in Salarvyá. Came to Mihállu and became </text:span><text:span text:style-name="T4"><text:tab/>Chunátl Dikkúna. [FS]</text:span></text:p>
      <text:p text:style-name="P6"><text:span text:style-name="T4">Okkúru hiShahad (Translator)- A slave originally from Jakálla who was the son of a whore <text:tab/>and was sold to the mines outside Fasiltúm. He was bought by a man who trained him <text:tab/>and others in weapons, but they rebelled, killing their master. They fled and he </text:span><text:span text:style-name="T4"><text:tab/>ending up in Mihállu as 1</text:span><text:span text:style-name="T13">st</text:span><text:span text:style-name="T4"> translator of the Realm. He had hidden an impressive <text:tab/>amount of gold and other riches, but lost most of it to imperial forces. He has a </text:span><text:span text:style-name="T4"><text:tab/>flat coarse, flat buttoned nose and tiny shrewd eyes. [Fs &amp; KD]</text:span></text:p>
      <text:p text:style-name="P12"><text:soft-page-break/>Shakkán (Agent)- Senior agent of the Gaichun in the Ochuna in Mihállu. [KD]</text:p>
      <text:p text:style-name="P12">Sorúhi (Slave)- A boy servant in Mihállu. [Fs &amp; KD]</text:p>
      <text:p text:style-name="P6"><text:span text:style-name="T30">Tekkurén Chaishyáni (Lord, General)- He is the 1</text:span><text:span text:style-name="T14">st</text:span><text:span text:style-name="T30"> General of the Seekers of Indelible </text:span><text:span text:style-name="T30"><text:tab/>Glory. [Fs &amp; KD]</text:span></text:p>
      <text:p text:style-name="P12">Tenggútla Dayyár (Prince)- Heir to the Gaichen (Governor). Has Salarvyáni features. He has <text:tab/>ebon curls that are oiled, pierced ears and throat and septum of a short hooked nose <text:tab/>as well as just below his lower lip. [Fs &amp; KD]</text:p>
      <text:p text:style-name="P6"/>
      <text:p text:style-name="P6"><text:s text:c="2"/><text:span text:style-name="T9">Milumanayá</text:span></text:p>
      <text:p text:style-name="P6">Akurghá- Warlord of the oasis city of Pelesár, and commander of the Legion of Akurghá,</text:p>
      <text:p text:style-name="P6"><text:tab/>Lord Protector of Pelesár [AoTV2]. Originally from Mu'ugalavyá and favors Yán Kór <text:tab/>[KD]. Member of the Desert Wind clan, and 32yrs old in 2354 AS. [MARB]</text:p>
      <text:p text:style-name="P6"/>
      <text:p text:style-name="P6">Diyashmu (Warrior)- Chiténg worshiper. 32yrs old in 2354 AS. [MARB]</text:p>
      <text:p text:style-name="P6"/>
      <text:p text:style-name="P6">Firáz Mmulávu (Lord)- Son of Zhavéndu. He is friendly toward Tsolyánu, and is commander of <text:tab/>the Legion of the Place of Skulls [AoTV2]. 32yrs old in 2354 AS [MARB]. Killed his <text:tab/>father for the Tsolyáni and hoped to be appointed the governor under them but was <text:tab/>not. [Fs]</text:p>
      <text:p text:style-name="P6">Firáz Zhavéndu (Lord)- Ruler of Sunráya. He is friendly toward Yán Kór, and is commander <text:tab/>of the Battalions of Lord Firáz Zhavéndu of Sunráya. [AoTV2]</text:p>
      <text:p text:style-name="P6"/>
      <text:p text:style-name="P6">Hodál (Man)</text:p>
      <text:p text:style-name="P6">Hku-suga (Soldier)- Worshiper of the One Who Rends. A Shén in Pelesár. 32yrs old in </text:p>
      <text:p text:style-name="P6"><text:tab/>2354 AS. [MARB]</text:p>
      <text:p text:style-name="P6"/>
      <text:p text:style-name="P6">Miridáme- Desert Wind clan. 29yrs old in 2354 AS. [MARB]</text:p>
      <text:p text:style-name="P6"/>
      <text:p text:style-name="P6">Potamo (Warrior)- Desert Wind clan in Pelesár. 32yrs old in 2354 AS. [MARB]</text:p>
      <text:p text:style-name="P6"/>
      <text:p text:style-name="P6">Tselel Chuminish (Soldier)- Hŕsh worshiper originally from Mu'ugalavyá but now lives in <text:tab/>Pelesár. 32yrs old in 2354 AS. [MARB]</text:p>
      <text:p text:style-name="P6"/>
      <text:p text:style-name="P6"><text:s text:c="2"/><text:span text:style-name="T9">Mu'ugalavyá</text:span></text:p>
      <text:p text:style-name="P28">A</text:p>
      <text:p text:style-name="P6">A'isénish Grénu'u (General)- Holds the rank of commandant, and he is the commander of the <text:tab/>7<text:span text:style-name="T11">th</text:span> Legion (crossbowmen) of the 3<text:span text:style-name="T11">rd</text:span> Palace, Steel Quarrel. [AoTV3]</text:p>
      <text:p text:style-name="P6">A'isúnish Gre'é (General)- Holds the rank of Commandant, and he is the commander of the 1<text:span text:style-name="T11">st</text:span> <text:tab/>Legion of the Sea, Tide of death. [AoTV3]</text:p>
      <text:p text:style-name="P6">Ashinra hiShathirin- Lives on Falesa Isle just northeast of Ssámris Isle. It is now <text:tab/>occupied by the Mu'ugalavyáni. [EoASWI4]</text:p>
      <text:p text:style-name="P6">Atvallish Gishko (Militia)- Militia commander in Khéiris. Scarlet Eye clan. [EoASWI4]</text:p>
      <text:p text:style-name="P6">Ayanish Telka'a (Priest)- Warrior-Priest of Vimúhla from the Sword of Fire clan of <text:tab/>Ch'óchi. 23yrs old in 2354 AS. [MARB]</text:p>
      <text:p text:style-name="P28">B</text:p>
      <text:p text:style-name="P6">Be'únish Ssa'á (Priest, General)- A priest of Vimúhla who also holds the rank of <text:tab/>commandant. He is the commander of the 4<text:span text:style-name="T11">th</text:span> Legion (medium infantry) of the 4<text:span text:style-name="T11">th</text:span> Palace, <text:tab/>Release from Life. [AoTV3]</text:p>
      <text:p text:style-name="P6">Bi'isúmish (Poet)- The Blind Poet of Ssa'átis. [KD]</text:p>
      <text:p text:style-name="P6">Birelish Gusatl (Soldier)- Captain in the army of the Second Palace. [EoASWI4]</text:p>
      <text:p text:style-name="P6">Brumidánish Hirú'uia [General]- Holds the rank of commandant, and he is the commander of <text:tab/>the 5<text:span text:style-name="T11">th</text:span> Legion (medium infantry) of the 1<text:span text:style-name="T11">st</text:span> Palace, Sanguine Victory. [AoTV3]</text:p>
      <text:p text:style-name="P6">Buyutlenish Surugdamish (Priest)- She'emlish (Tsolyáni Tsémel) of Vimúhla in Ssa'átis. <text:tab/>32yrs old in 2354 AS. [MARB]</text:p>
      <text:p text:style-name="P28">C</text:p>
      <text:p text:style-name="P6">Chayumish Bá Rasan (Soldier)- From Gaschiné. 32yrs old in 2354 AS. [MARB]</text:p>
      <text:p text:style-name="P6">Chékkish Danúo (Soldier)- 1<text:span text:style-name="T11">st</text:span> Emkétlish (equal to Tsolyáni Kási) of the legion Wreck Death. <text:tab/>[PoS]</text:p>
      <text:p text:style-name="P6"><text:soft-page-break/>Chena Viyu (Concubine)- She is Livyáni. Hrü'ǘ worshiper from the High Singing Bird clan. <text:tab/>Lives in Pagús. 32yrs old in 2354 AS. [MARB]</text:p>
      <text:p text:style-name="P6">Chirkesh Kaime (Governor)- Hŕsh worshiper and governor of Gaschiné. Red Sunrise clan. <text:tab/>40yrs old in 2354 AS. [MARB]</text:p>
      <text:p text:style-name="P6">Chi'utléna of Khéiris (Author)- His works are collected and widely read. [KD]</text:p>
      <text:p text:style-name="P6">Chondrek hiLanaka- Lives on Falesa Isle just northeast of Ssámris Isle. It is now occupied <text:tab/>by the Mu'ugalavyáni. [EoASWI4]</text:p>
      <text:p text:style-name="P6">Chráò Eyúo Máíi (General)- He is the commander of the 10<text:span text:style-name="T11">th</text:span> Legion (Hláka Fliers) of the 3<text:span text:style-name="T11">rd</text:span> <text:tab/>Palace, Glory in Flight. [AoTV3]</text:p>
      <text:p text:style-name="P6">Chrequláinish Seqúkra (Lord, General)- Lord of the 3<text:span text:style-name="T11">rd</text:span> rank from Gaschiné, and the younger <text:tab/>clan brother of Rekumílish. Holds the rank of commandant, and he is the commander of <text:tab/>the 6<text:span text:style-name="T11">th</text:span> Legion (medium infantry) of the 4<text:span text:style-name="T11">th</text:span> Palace, Awake. [AoTV3]</text:p>
      <text:p text:style-name="P6">Chreshmu'úlish Dvárka (General)- Holds the rank of commandant, and he is the commander of <text:tab/>the 7<text:span text:style-name="T11">th</text:span> Legion (artillery) of the 2<text:span text:style-name="T11">nd</text:span> Palace, Fist of Vimúhla. [AoTV3]</text:p>
      <text:p text:style-name="P6">Chru'ukúlish Dzréqqu (General)- Holds the rank of commandant, and he is the commander of <text:tab/>the 10<text:span text:style-name="T11">th</text:span> Legion (archers) of the 1<text:span text:style-name="T11">st</text:span> Palace, Long Arrow. [AoTV3]</text:p>
      <text:p text:style-name="P6">Chusuni Khinangin (Soldier)- Vimúhla worshiper from the Red Sword clan. 22yrs old in </text:p>
      <text:p text:style-name="P6"><text:tab/>2354 AS. [MARB]</text:p>
      <text:p text:style-name="P6">Chuvunish of Chi'i Mu'ugha (Sailor)- Tsumikel's henchman. [EoASWI4]</text:p>
      <text:p text:style-name="P28">D</text:p>
      <text:p text:style-name="P6">Dádrinan of Khéiris (Astrologer)- Postulated that the world was hollow and all of the <text:tab/>planets and the sun went through it when night or day fell. [LoS]</text:p>
      <text:p text:style-name="P6">Dengetl hiRishyai (Ship Captain)- Captain of Spear of the Sea based in Khéiris. [EoASWI4]</text:p>
      <text:p text:style-name="P6">Dhilmánish Chréya (Expert)- Tsahltén expert. Author of “Scales of Happy Destiny”. [KD]</text:p>
      <text:p text:style-name="P6">Dijjákish of Pagús (Scholar)</text:p>
      <text:p text:style-name="P6">Diresénish Kru'ú (General)- Holds the rank of commandant, and he is the commander of the <text:tab/>10<text:span text:style-name="T11">th</text:span> Legion (archers) of the 4<text:span text:style-name="T11">th</text:span> Palace, The Bowmen of Kru'ú. [AoTV3]</text:p>
      <text:p text:style-name="P6">Diltlázish Ko'ól (Lord, General)- Prince and commander of the 2<text:span text:style-name="T11">nd</text:span> Legion (heavy infantry) <text:tab/>of Ssa'átis , The Scarlet Battalion. [AoTV3]</text:p>
      <text:p text:style-name="P6">Dló'ò (Chief, General)- Chieftain of the Desert Tribe of Mry “The Thirsty Ones of the <text:tab/>Dunes”. He holds the rank of commandant, and he is the commander of the 9<text:span text:style-name="T11">th</text:span> Legion <text:tab/>(crossbowmen) of the 4<text:span text:style-name="T11">th</text:span> Palace, Dune Leapers. [AoTV3]</text:p>
      <text:p text:style-name="P6">Domandoi hiKonumra- Lives on Falesa Isle just northeast of Ssámris Isle. It is now <text:tab/>occupied by the Mu'ugalavyáni. [EoASWI4]</text:p>
      <text:p text:style-name="P6">Dr-SS-Hrrá (General)- He is the commander of the 11<text:span text:style-name="T11">th</text:span> Legion (Shén heavy infantry) of the <text:tab/>4<text:span text:style-name="T11">th</text:span> Palace, Head Breaker. [AoTV3]</text:p>
      <text:p text:style-name="P6">Du'umúnish Tlatlúga (Lord, General)- Commander of the 3<text:span text:style-name="T11">rd</text:span> Legion (heavy infantry) of the <text:tab/>2<text:span text:style-name="T11">nd</text:span> Palace, Wreck Death. [AoTV3]</text:p>
      <text:p text:style-name="P28">E</text:p>
      <text:p text:style-name="P6">E'ekúmish Dnéya (General)- Holds the rank of commandant, and he is the commander of the 8<text:span text:style-name="T11">th</text:span> <text:tab/>Legion (crossbowmen) of the 2<text:span text:style-name="T11">nd</text:span> Palace, Invisible Rain. [AoTV3]</text:p>
      <text:p text:style-name="P6">Etmesh hiLanaka- Lives on Falesa Isle just northeast of Ssámris Isle. It is now occupied <text:tab/>by the Mu'ugalavyáni. [EoASWI4]</text:p>
      <text:p text:style-name="P6">Ettumínish Ri'í (General)- Holds the rank of commandant, and he is the commander of the 7<text:span text:style-name="T11">th</text:span> <text:s/><text:tab/>Legion (medium infantry) of the 1<text:span text:style-name="T11">st</text:span> Palace, Resplendent. [AoTV3]</text:p>
      <text:p text:style-name="P28">F</text:p>
      <text:p text:style-name="P6">Fékmish Dighér (Scholar)</text:p>
      <text:p text:style-name="P6">Fr-Ss<text:span text:style-name="T1">â</text:span>-Chi (General)- He is the commander of the 9<text:span text:style-name="T11">th</text:span> Legion (Shén heavy infantry) of the <text:tab/>3<text:span text:style-name="T11">rd</text:span> Palace, Iridescent Egg. [AoTV3]</text:p>
      <text:p text:style-name="P28">G</text:p>
      <text:p text:style-name="P6">Gimangresh hiKonumra- Lives on Falesa Isle just northeast of Ssámris Isle. It is now <text:tab/>occupied by the Mu'ugalavyáni. [EoASWI4]</text:p>
      <text:p text:style-name="P6">Girsakkish Virunai (Priest)- Priest of Hŕsh from the Sun at Dusk clan of Khéiris. 41yrs <text:tab/>old in 2354 AS. [MARB]</text:p>
      <text:p text:style-name="P6">Grdrá of N'lǘss (General)- Chief and commander of the 13<text:span text:style-name="T11">th</text:span> Legion (N'lǘss infantry) of the <text:tab/>1<text:span text:style-name="T11">st</text:span> Palace, The Band of Grdrá. [AoTV3]</text:p>
      <text:p text:style-name="P6">Gremendúish Firu'úna (Prince, General)- Father of Kserménish, and prince of Tráhlu. He is <text:tab/>the commander of the 3<text:span text:style-name="T11">rd</text:span> Legion (heavy infantry) of Ssa'átis, The Vermilion <text:soft-page-break/><text:tab/>Battalion. [AoTV3]</text:p>
      <text:p text:style-name="P6">Grg-Ms<text:span text:style-name="T1">â</text:span> Shr'r (Prince, General)- Prince of Mmatugúal. He is the commander of the 13<text:span text:style-name="T11">th</text:span> <text:tab/>Legion (Shén heavy infantry of the 2<text:span text:style-name="T11">nd</text:span> Palace, Egg Destroyers. [AoTV3]</text:p>
      <text:p text:style-name="P6">Gu'úunmish Shru'úta (General)- Holds the rank of commandant, and he is the commander of <text:tab/>the 6<text:span text:style-name="T11">th</text:span> Legion (medium infantry) of the 1<text:span text:style-name="T11">st</text:span> Palace, Battlecry. [AoTV3]</text:p>
      <text:p text:style-name="P28">H</text:p>
      <text:p text:style-name="P6">Hakmúnish Giyo- Said to have built the famous water cloak in the Crimson Hall. Died 1765 <text:tab/>AS. [KD]</text:p>
      <text:p text:style-name="P6">Hamárr of Ssa'átis (Priest). [MitV1]</text:p>
      <text:p text:style-name="P6">Hautmekkish Hri'ar (Soldier)- Company of Mourners in Sable captain. [EoASWI4]</text:p>
      <text:p text:style-name="P6">Hekkunish Matir (Clan Patriarch)- Red Star clan of Khéiris. [EoASWI4]</text:p>
      <text:p text:style-name="P6">Hequ'úvish Duriltá'a (General)- Holds the rank of commandant, and he is the commander of <text:tab/>the 8<text:span text:style-name="T11">th</text:span> Legion (Crossbowmen) of the 3<text:span text:style-name="T11">rd</text:span> Palace, Chief-Slayer. [AoTV3]</text:p>
      <text:p text:style-name="P6">Herekkúnish Ketlino (Prince, General)- Prince and commander of the 4<text:span text:style-name="T11">th</text:span> Legion (heavy <text:tab/>infantry) of Ssa'átis, <text:tab/>The Maroon Battalion. [AoTV3]</text:p>
      <text:p text:style-name="P6">Histlai (Servant/Maid)- For Ssiriei hiFushmangar outside of Khéiris. [EoASWI4]</text:p>
      <text:p text:style-name="P6">Hoguna Sh'utlendh (Merchant)- Avánthe worshiper. From Khéiris. 43yrs old in 2354 AS. <text:tab/>[MARB]</text:p>
      <text:p text:style-name="P6">Homón Tnéqqu (Scholar)- Llyáni scholar who authored a Llyáni dictionary. [KD]</text:p>
      <text:p text:style-name="P6">Ho'ókish Mrellináinu (General)- Holds the rank of commandant, and he is the commander of <text:tab/>the 9<text:span text:style-name="T11">th</text:span> Legion (archers) of the 1<text:span text:style-name="T11">st</text:span> Palace, Swift is Death. [AoTV3]</text:p>
      <text:p text:style-name="P6">Hukel hiLanaka- Lives on Falesa Isle just northeast of Ssámris Isle. It is now occupied by <text:tab/>the Mu'ugalavyáni. [EoASWI4]</text:p>
      <text:p text:style-name="P6">Hurruménish Gatléna (General)- He is the commander of the Company of the Mourners in <text:tab/>Sable, The Legion of Executioners. [AoTV3]</text:p>
      <text:p text:style-name="P6">Hurruménish Vilódyu (General)- Commander of the 3<text:span text:style-name="T11">rd</text:span> Legion (Heavy Infantry) of the 1<text:span text:style-name="T11">st</text:span> <text:tab/>Palace, Slay All. [AoTV3]</text:p>
      <text:p text:style-name="P28">I</text:p>
      <text:p text:style-name="P6">Ilelúnish of Ch'óchi</text:p>
      <text:p text:style-name="P6">Ilumúnish Dilésa- Sea captain. [BtB]</text:p>
      <text:p text:style-name="P6">Inkanish Didoku (Priest)- High Priest of Thúmis in Ch'óchi. 32yrs old in 2354 AS. [MARB]</text:p>
      <text:p text:style-name="P28">J</text:p>
      <text:p text:style-name="P6">Jajáish Nettukánu (Diplomat)- Legate in Livyánu. [BtB]</text:p>
      <text:p text:style-name="P6">Jagash Khoru (Guide)- Hŕsh worshiper from Ch'óchi. 71yrs old in 2354 AS. [MARB]</text:p>
      <text:p text:style-name="P6">Ji'una hiShathrin- Lives on Falesa Isle just northeast of Ssámris Isle. It is now occupied <text:tab/>by the Mu'ugalavyáni. [EoASWI4]</text:p>
      <text:p text:style-name="P28">K</text:p>
      <text:p text:style-name="P6">Kabish Tiritlanu (Merchant)- Hŕsh worshiper from the High Red Peak clan of Khéiris. 32yrs <text:tab/>old in 2354 AS. [MARB]</text:p>
      <text:p text:style-name="P6">Ka'élish Krá (Lord, General)- Commander of the 2<text:span text:style-name="T11">nd</text:span> Legion (heavy infantry) of the 3<text:span text:style-name="T11">rd</text:span> <text:tab/>Palace, Ornament of the Empire. [AoTV3]</text:p>
      <text:p text:style-name="P6">Kainúnish Boródlya (Prince of the 2<text:span text:style-name="T11">nd</text:span> Rank, General)- Commander of the 2<text:span text:style-name="T11">nd</text:span> Legion (heavy <text:tab/>infantry) of the 1<text:span text:style-name="T11">st</text:span> Palace, Never Die. He resides in Pagús. [AoTV3]</text:p>
      <text:p text:style-name="P6">Kakománish Tu'ún (General)- From the village of Tu'únkét, and commander of the 2<text:span text:style-name="T11">nd</text:span> Legion <text:tab/>(heavy infantry) of the 2<text:span text:style-name="T11">nd</text:span> Palace, Mighty Power. [AoTV3]</text:p>
      <text:p text:style-name="P6">Karisa hiLanaka- Lives on Falesa Isle just northeast of Ssámris Isle. It is now occupied <text:tab/>by the Mu'ugalavyáni. [EoASWI4]</text:p>
      <text:p text:style-name="P6">Ksamanduish the Tall (Merchant)- Renegade merchant, adventurer and treasure hunter who <text:tab/>acts as a native guide to a party of Tsolyáni adventurers. He was revealed as a <text:tab/>Mihalli in 2365 AS. [TREoPE]</text:p>
      <text:p text:style-name="P6">Ksamanduish the Traveler (Scholar)- A Mu'ugalavyáni who sneers at almost anything that <text:tab/>does not belong to his tradition. Among his writings is “The Excellent Names of the <text:tab/>Almighty Gods of Yán Kór. [BRA]</text:p>
      <text:p text:style-name="P6">Ka'uléggish Firu'úna (Prince, General)- Prince of the 2<text:span text:style-name="T11">nd</text:span> rank from Tráhlu, and brother of <text:tab/>Kseménish and son of Gremendúish. Holds the rank of commandant, and he is the</text:p>
      <text:p text:style-name="P6"><text:s text:c="6"/>commander of the 4<text:span text:style-name="T11">th</text:span> Legion (medium infantry) of the 3<text:span text:style-name="T11">rd</text:span> Palace, Decreed by Vimúhla.</text:p>
      <text:p text:style-name="P6"><text:tab/>[AoTV3]</text:p>
      <text:p text:style-name="P6">Kaykódish of Ssa'átis (Lord, General)- He is the actual commander of the 1<text:span text:style-name="T11">st</text:span> Legion (heavy <text:soft-page-break/><text:tab/>infantry) of Ssa'átis, The Crimson Battalion. [AoTV3]</text:p>
      <text:p text:style-name="P6">Khedz Dvötl (Chief, General)- Chief of the Tribe of Fungus Eaters. He holds the rank of <text:tab/>commandant, and he is the commander of the 8<text:span text:style-name="T11">th</text:span> Legion (archers) of the 3<text:span text:style-name="T11">rd</text:span> Palace, <text:tab/>Swath-of-Death. [AoTV3]</text:p>
      <text:p text:style-name="P6">Khmúish of Ssa'átis: A scholar.</text:p>
      <text:p text:style-name="P6">Khmúlsh of Ssa'átis (Sorcerer)</text:p>
      <text:p text:style-name="P6">Komálish (Soldier)- A sub-altern in the 2<text:span text:style-name="T11">nd</text:span> cohort of the Legion Victorious in <text:tab/>Vimúhla, mightiest legion of the 1<text:span text:style-name="T11">st</text:span> Palace. [LoT]</text:p>
      <text:p text:style-name="P6">Korchek hiYalida (Major Domo)- For Ssiriei hiFushmangar outside of Khéiris. [EoASWI4]</text:p>
      <text:p text:style-name="P6">Kreku'ótlish Ryésma Vráyo(Lord, General)- Lord of the 3<text:span text:style-name="T11">rd</text:span> rank. He holds the rank of <text:tab/>commandant, and he is the commander of the 10<text:span text:style-name="T11">th</text:span> Legion (heavy infantry) of the 3<text:span text:style-name="T11">rd</text:span> <text:tab/>Palace, Deathblow. [AoTV3]</text:p>
      <text:p text:style-name="P6">Kruamaalish Echekwa (Sailor)- Ship captain of the Iron Crown clan. Hŕsh worshiper from <text:tab/>Khéiris. 32yrs old in 2354 AS. [MARB]</text:p>
      <text:p text:style-name="P6">Ksamandúish the Traveler (Scholar)- Member of the Academy of the Flowers of the Flame. <text:tab/>[KD]</text:p>
      <text:p text:style-name="P6">Kserménish Firu'úna (Lord, General)- Brother of Ka'uléggish and son of Gremendúish. He is <text:tab/>the Prince of the 3<text:span text:style-name="T11">rd</text:span> Palace, and commander of the 1<text:span text:style-name="T11">st</text:span> Legion (heavy infantry) of the <text:tab/>3<text:span text:style-name="T11">rd</text:span> Palace, Deathblow. [AoTV3]</text:p>
      <text:p text:style-name="P6">Kurukkúmish Birédnya (General)- Holds the rank of commandant, and he is the commander of <text:tab/>the 4<text:span text:style-name="T11">th</text:span> Legion (medium infantry) of the 4<text:span text:style-name="T11">th</text:span> Palace, Storm of Terror. [AoTV3]</text:p>
      <text:p text:style-name="P6">Ku'úmish Teléssu (Lord, General)- Commander of the 5<text:span text:style-name="T11">th</text:span> Legion (heavy infantry) of the 2<text:span text:style-name="T11">nd</text:span> <text:tab/>Palace, Hand of Might. He is a protégé of Lord Vu'útlékish. [AoTV3]</text:p>
      <text:p text:style-name="P28">M</text:p>
      <text:p text:style-name="P6">Maku'élish Krá (Prince, General)- Prince of the 3<text:span text:style-name="T11">rd</text:span> rank, and half brother of Ka'élish. He <text:tab/>holds the rank of commandant, and he is the commander of the 5<text:span text:style-name="T11">th</text:span> Legion (medium <text:tab/>infantry) of the 3<text:span text:style-name="T11">rd</text:span> Palace, Scintillation of Fire. [AoTV3]</text:p>
      <text:p text:style-name="P6">Maya Virsa (Lady)- Vimúhla worshiper from the Blazing Sword clan. Has an estate in hex <text:tab/>4618 [old EPT, 1 hex west of Tlár]. 32yrs old in 2354 AS. [MARB]</text:p>
      <text:p text:style-name="P6">Meléllish Viú (Scholar)- Linguist from Khéiris. [KD]</text:p>
      <text:p text:style-name="P6">Mengau hiTirrúne (Priest)- a renegade Tsolyáni priest.</text:p>
      <text:p text:style-name="P6">Mesmei hiKonumra- Lives on Falesa Isle just northeast of Ssámris Isle. It is now occupied <text:tab/>by the Mu'ugalavyáni. [EoASWI4]</text:p>
      <text:p text:style-name="P6">Metkumish Virsa (Chamberlain)- Vimúhla worshiper from the Blazing Sword clan of Gashchné. <text:tab/>32yrs old in 2354 AS. [MARB]</text:p>
      <text:p text:style-name="P6">Metlúnish (Slave)- From the lowlands with tattoos on his cheeks. He was killed after <text:tab/>assaulting Harsan while he was a bearer slave in a caravan in Tsolyánu. [KD]</text:p>
      <text:p text:style-name="P6">Mezgánish Viggásh (Scholar)</text:p>
      <text:p text:style-name="P6">Mi'itlénish (General)- Fought during the Great War of 2020. [KD]</text:p>
      <text:p text:style-name="P6">Miluna (Slaver)- A slave dealer from Khéiris. 32yrs old in 2354 AS. [MARB]</text:p>
      <text:p text:style-name="P6">Miridátish Samundáya (Prince, General)- Commander of the 1<text:span text:style-name="T11">st</text:span> Legion (heavy infantry) of the <text:tab/>1<text:span text:style-name="T11">st</text:span> Palace, Victorious in Vimúhla. He resides in Ssa'átis. [AoTV3]</text:p>
      <text:p text:style-name="P6">Mirigdai Chaghan (Priestess)- Priestess of Thúmis from the Sea Blue clan in Ch'óchi. 90yrs <text:tab/>old in 2354 AS. [MARB]</text:p>
      <text:p text:style-name="P6">Miriktash Kalelu (Priest)- 32yrs old in 2354 AS. [MARB]</text:p>
      <text:p text:style-name="P6">Mrekkélish Srévu (General)- Holds the rank of commandant, and he is the commander of the <text:tab/>6<text:span text:style-name="T11">th</text:span> Legion (medium infantry) of the 2<text:span text:style-name="T11">nd</text:span> Palace, Exalted Flame. [AoTV3]</text:p>
      <text:p text:style-name="P6">Mrrgshá of N'lǘss (General)- Chief of the 2<text:span text:style-name="T11">nd</text:span> rank, and commander of the 14<text:span text:style-name="T11">th</text:span> Legion <text:s/></text:p>
      <text:p text:style-name="P6"><text:s text:c="6"/>(N'lǘss infantry) of the 1<text:span text:style-name="T11">st</text:span> Palace, the Hoards of Mrrgshá. [AoTV3]</text:p>
      <text:p text:style-name="P6">Mrussálish Chnékku (General)- He is Ss'üdish's homosexual lover. He holds the rank of</text:p>
      <text:p text:style-name="P6"><text:s text:c="6"/>Commandant, and he is the commander of the 6<text:span text:style-name="T11">th</text:span> Legion (medium infantry) of the 3<text:span text:style-name="T11">rd</text:span></text:p>
      <text:p text:style-name="P6"><text:span text:style-name="T11"><text:s text:c="10"/></text:span>Palace, Fear Us. [AoTV3]</text:p>
      <text:p text:style-name="P6">Muentláshish Kayvénu (Priest, General)- Chief Priest of Hŕsh, and commander of the 1<text:span text:style-name="T11">st</text:span></text:p>
      <text:p text:style-name="P6"><text:span text:style-name="T11"><text:s text:c="8"/></text:span><text:s/>Legion (heavy infantry) of the 4<text:span text:style-name="T11">th</text:span> Palace, Imperishable. [AoTV3]</text:p>
      <text:p text:style-name="P6">Mu'ugáyish of Tlár *Scholar)- Linguist in 1100 AS. [KD]</text:p>
      <text:p text:style-name="P28">N</text:p>
      <text:p text:style-name="P6">Nequ'énish Virinkáino (Lord, General)- Lord of the 3<text:span text:style-name="T11">rd</text:span> rank. He is the commander of the</text:p>
      <text:p text:style-name="P6"><text:s text:c="6"/>10<text:span text:style-name="T11">th</text:span> Legion (artillery) of the 1<text:span text:style-name="T11">st</text:span> Palace, Tower Breaker. [AoTV3]</text:p>
      <text:p text:style-name="P6"><text:soft-page-break/>Ngemu hiCheshna- Lives on Falesa Isle just northeast of Ssámris Isle. It is now occupied <text:tab/>by the Mu'ugalavyáni. [EoASWI4]</text:p>
      <text:p text:style-name="P28">O</text:p>
      <text:p text:style-name="P6">Ochtengu Dlasunish (Priest)- Priest of Vimúhla from the Flat Peak clan. 32yrs old in </text:p>
      <text:p text:style-name="P6"><text:tab/>2354 AS. [MARB]</text:p>
      <text:p text:style-name="P28">P</text:p>
      <text:p text:style-name="P6">Pendarte of Khéiris- Tomb robber. [EoASWI4]</text:p>
      <text:p text:style-name="P6">Ptekw Tlun Tkik (General)- He is the commander of the 12<text:span text:style-name="T11">th</text:span> Legion (Pé Chói infantry) of the</text:p>
      <text:p text:style-name="P6"><text:s text:c="6"/>1<text:span text:style-name="T11">st</text:span> Palace, Mandibles of Iron.</text:p>
      <text:p text:style-name="P6">Purple Crest (General)- A Swamp Folk whose name is unpronounceable. He holds the rank of</text:p>
      <text:p text:style-name="P6"><text:s text:c="6"/>commandant, and is the commander of the 2<text:span text:style-name="T11">nd</text:span> Legion of the Sea, Blood-Sail. [AoTV3] </text:p>
      <text:p text:style-name="P28">Q</text:p>
      <text:p text:style-name="P6">Qanaish Miyo (Warrior)- 32yrs old in 2354 AS. [MARB]</text:p>
      <text:p text:style-name="P28">R</text:p>
      <text:p text:style-name="P6">Ransrü hiEshmazun (Cook)- For Ssiriei hiFushmangar outside of Khéiris. [EoASWI4]</text:p>
      <text:p text:style-name="P6">Re'ekmáinish Drússa (General)- Holds the rank of commandant, and he is the commander of</text:p>
      <text:p text:style-name="P6"><text:s text:c="6"/>the 9<text:span text:style-name="T11">th</text:span> Legion (crossbowmen) of the 2<text:span text:style-name="T11">nd</text:span> Palace, Lightingshaft. [AoTV3]</text:p>
      <text:p text:style-name="P6">Re'edlúish Turúva (General)- Holds the rank of commandant, and he is the commander of the</text:p>
      <text:p text:style-name="P6"><text:s text:c="6"/>4<text:span text:style-name="T11">th</text:span> Legion (medium infantry) of the 1<text:span text:style-name="T11">st</text:span> Palace, Strike. [AoTV3]</text:p>
      <text:p text:style-name="P6">Relumílish Tlaúnu (Lord, General)- Commander of the 3<text:span text:style-name="T11">rd</text:span> Legion (heavy infantry) of the 4<text:span text:style-name="T11">th</text:span></text:p>
      <text:p text:style-name="P6"><text:span text:style-name="T11"><text:s text:c="9"/></text:span><text:s/>Palace, On Guard. [AoTV3]</text:p>
      <text:p text:style-name="P6">Rinumarish Tleo (Chamberlain)- Vimúhla worshiper from the Lintle of Iron clan of Gaschiné. <text:tab/>43yrs old in 2354 AS. [MARB]</text:p>
      <text:p text:style-name="P28">S</text:p>
      <text:p text:style-name="P6">Sadal Aidza (Concubine)- Grugánu worshiper of the Visible Chaos clan of Khéiris. 18yrs old <text:tab/>in 2354 AS. [MARB]</text:p>
      <text:p text:style-name="P6">Sa'unush Karutla (Armorer)- Thúmis worshiper from the White Stone clan. 45yrs old in </text:p>
      <text:p text:style-name="P6"><text:tab/>2354 AS. [MARB]</text:p>
      <text:p text:style-name="P6">Senyatokoi Tarket- Son of Tsumiyel. [EoASWI4]</text:p>
      <text:p text:style-name="P6">Shiwan hiKonumra- Lives on Falesa Isle just northeast of Ssámris Isle. It is now occupied <text:tab/>by the Mu'ugalavyáni. [EoASWI4]</text:p>
      <text:p text:style-name="P6">Srisu'únish Vreqqúisha (General)- Holds the rank of commandant, and he is the commander of</text:p>
      <text:p text:style-name="P6"><text:s text:c="6"/>the 11<text:span text:style-name="T11">th</text:span> Legion (Archers) of the 2<text:span text:style-name="T11">nd</text:span> Palace, Blood-dart. [AoTV3]</text:p>
      <text:p text:style-name="P6">Ssaria hiShathirin- Lives on Falesa Isle just northeast of Ssámris Isle. It is now <text:tab/>occupied by the Mu'ugalavyáni. [EoASWI4]</text:p>
      <text:p text:style-name="P6">Ssimunámish Dleku'ú (Lord, General)- Commander of the 4<text:span text:style-name="T11">th</text:span> Legion (heavy infantry) of the</text:p>
      <text:p text:style-name="P6"><text:s text:c="6"/>2<text:span text:style-name="T11">nd</text:span> Palace, Rise to Strike. [AoTV3]</text:p>
      <text:p text:style-name="P6">Ssiriei hiFushmangar- Lives outside of Khéiris. Red Star clan. Aridáni. [EoASWI4]</text:p>
      <text:p text:style-name="P6">Ss-qâ Hs (General)- He is the commander of the 11<text:span text:style-name="T11">th</text:span> Legion (Shén infantry) of the 1<text:span text:style-name="T11">st</text:span></text:p>
      <text:p text:style-name="P6"><text:span text:style-name="T11"><text:s text:c="9"/></text:span><text:s/>Palace, Pride of Xáx. [AoTV3]</text:p>
      <text:p text:style-name="P6">Ss'üdish Dza'á (Lord, General)- Commander of the 3<text:span text:style-name="T11">rd</text:span> Legion (heavy infantry) of the 3<text:span text:style-name="T11">rd</text:span></text:p>
      <text:p text:style-name="P6"><text:span text:style-name="T11"><text:s text:c="8"/></text:span><text:s/>Palace, Triumphant in Terror. [AoTV3]</text:p>
      <text:p text:style-name="P6">Ssümunish Krá (Scholar)- A scholar from Ch'óchi who was almost contemporary with the end <text:tab/>of Llyán's empire. He wrote a Llyáni lexicon. [KD]</text:p>
      <text:p text:style-name="P6">Steel Fist (General)- Swamp Folk whose name in unpronounceable. Holds the rank of</text:p>
      <text:p text:style-name="P6"><text:s text:c="6"/>commandant, and he is the commander of the 3<text:span text:style-name="T11">rd</text:span> Legion of the Sea, Spear-prow. [AoTV3]</text:p>
      <text:p text:style-name="P6">Sumenkálish Chrekáino (Lord, General)- Commander of the 2<text:span text:style-name="T11">nd</text:span> Legion (heavy infantry) of the</text:p>
      <text:p text:style-name="P6"><text:s text:c="6"/>4<text:span text:style-name="T11">th</text:span> Palace, Illustrious Advance. [AoTV3]</text:p>
      <text:p text:style-name="P28">T</text:p>
      <text:p text:style-name="P6">Takóláinish Melé (Soldier)- A captain in the 2<text:span text:style-name="T11">nd</text:span> cohort of the Legion Victorious in <text:tab/>Vimúhla, mightiest legion of the 1<text:span text:style-name="T11">st</text:span> Palace. [LoT]</text:p>
      <text:p text:style-name="P6">Takonésha hiTereshél (General)- A renegade Tsolyáni. He is the commander of the 13<text:span text:style-name="T11">th</text:span> Legion <text:tab/>(about 5,000 human infantry and 100 Ahoggyá) of the 4<text:span text:style-name="T11">th</text:span> Palace, Sword in Hand. <text:tab/>[AoTV3]</text:p>
      <text:p text:style-name="P6">Tektilish (Merchant)- Hŕsh worshiper from a village on the Chákan border. 32yrs old in <text:tab/>2354 AS. [MARB]</text:p>
      <text:p text:style-name="P6">Terukai hiShadika (Sailor)- Aridáni first mate of Dengetl hiRishyai. [EoASWI4]</text:p>
      <text:p text:style-name="P6"><text:soft-page-break/>Tk-n-mtk (General)- A Pé Chói. He is the commander of the 14<text:span text:style-name="T11">th</text:span> Legion (Pé Chói infantry) of <text:tab/>the 2<text:span text:style-name="T11">nd</text:span> Palace, The Slayers of Chket. [AoTV3]</text:p>
      <text:p text:style-name="P6">Tlu'én (Scholar)- Lives in Ssa'átis and wrote Llyáni grammar in N'lǘssa. [KD]</text:p>
      <text:p text:style-name="P6">Tremúnish Srá (Sailor)- Prisoner of the Black Ssǘ for 10 years. Author of the book “A <text:tab/>Prisoner of the Hated and Despised Foes of Man”. [KD]</text:p>
      <text:p text:style-name="P6">Tsuganish (Warrior)- Hŕsh worshiper of the Red Stone clan. 32yrs old in 2354 AS. [MARB]</text:p>
      <text:p text:style-name="P6">Tsumikel Tarket (Merchant)- Hanging Rug clan. [EoASWI4]</text:p>
      <text:p text:style-name="P6">Tupénish Desátl (Lord)- A Mu'ugalavyáni residing in Khéiris. [BtB]</text:p>
      <text:p text:style-name="P6">Tu'umúnish Ssa'amússa (Lord, General)- st Prince of the Empire, and nominal commander of <text:tab/>the 1<text:span text:style-name="T11">st</text:span> Legion (heavy infantry) of Ssa'átis, The Crimson Battalion. [AoTV3]</text:p>
      <text:p text:style-name="P6">Tewfik of the One Eye (Lord, General)- Lead the invasion of the Chákas in 2365 AS. <text:tab/>[TREoPE]</text:p>
      <text:p text:style-name="P28">U</text:p>
      <text:p text:style-name="P6">Usanesh Krai (Soldier)- From Gaschiné. 32yrs old in 2354 AS. [MARB]</text:p>
      <text:p text:style-name="P28">V</text:p>
      <text:p text:style-name="P6">Visárga Duyumachrsh (Priest)- High Priest of Thúmis in Ssa'átis. 75yrs old in 2354 AS. <text:tab/>[MARB]</text:p>
      <text:p text:style-name="P6">Vra'anish Nezar (Priest)- Priest of Vimúhla from the Red Sword clan of Pagús. 26yrs old in <text:tab/>2354 AS. [MARB]</text:p>
      <text:p text:style-name="P6">Vrébo khá-Ffrshá of N'lǘss (General)- A chief of the N'lǘss, and commander of the 12<text:span text:style-name="T11">th</text:span> <text:tab/>Legion (N'lǘss infantry) of the 4<text:span text:style-name="T11">th</text:span> Palace, The Bank of Ffrshá. [AoTV3]</text:p>
      <text:p text:style-name="P6">Vrétlish Barrága (Merchant)- Runs the hostel “The Porticoes of the Four Palaces” in <text:tab/>Ssa'átis, and there are branches in the four capitals. [KD]</text:p>
      <text:p text:style-name="P6">Vrusumorish Chicha (Priestess)- Priestess of Thúmis in Ch'óchi. 32yrs old in 2354 AS. <text:tab/>[MARB]</text:p>
      <text:p text:style-name="P6">Vu'ushrénish Kaqó (General)- Holds the rank of commandant, and he is the commander of the <text:tab/>5<text:span text:style-name="T11">th</text:span> Legion (medium infantry) of the 4<text:span text:style-name="T11">th</text:span> Palace, Fated Doom. [AoTV3]</text:p>
      <text:p text:style-name="P6">Vu'útlékish Birudnáya (Lord, General)- From Khéiris, and he is the commander of the 1<text:span text:style-name="T11">st</text:span> <text:tab/>Legion (heavy infantry) of the 2<text:span text:style-name="T11">nd</text:span> Palace, Destroy in Glory. [AoTV3]</text:p>
      <text:p text:style-name="P28">W</text:p>
      <text:p text:style-name="P6">Wektúdhish Gra'ácha (Instructor)- Runs the “Mansion of Weaponry” in Ssa'átis. He is the <text:tab/>finest teacher of the Halberd anywhere. [KD]</text:p>
      <text:p text:style-name="P26">Z</text:p>
      <text:p text:style-name="P6">Zhnemúish Bé (Instructor)- Runs the “Mansion of Inimitable Marksmanship” in Khéiris. [KD]</text:p>
      <text:p text:style-name="P6"/>
      <text:p text:style-name="P6"><text:s text:c="2"/><text:span text:style-name="T9">N'lǘss</text:span></text:p>
      <text:p text:style-name="P28">B</text:p>
      <text:p text:style-name="P6">Bekyén Seneschal- A sly looking man who lives in Khomán. [PoS]</text:p>
      <text:p text:style-name="P6">Beyen</text:p>
      <text:p text:style-name="P6">Bnérr</text:p>
      <text:p text:style-name="P35">Byókt GriMnérr (Byókt, son of Mnérr) or Byókt, of the Band of Mnérr[SB]</text:p>
      <text:p text:style-name="P28">D</text:p>
      <text:p text:style-name="P6">Dhia Nirin Hukh (Princess)- Avánthe worshiper from the First Moon clan. 23yrs old in </text:p>
      <text:p text:style-name="P6"><text:tab/>2354 AS. [MARB]</text:p>
      <text:p text:style-name="P6">Drgé Re'in (Sárq)- Sárq of Kengír. [PoS]</text:p>
      <text:p text:style-name="P28">G</text:p>
      <text:p text:style-name="P6">Goda (Warrior)- Vimúhla worshiper who was 32yrs old in 2354 AS. [MARB]</text:p>
      <text:p text:style-name="P6">G'yúdr (Sárq)- A chieftain of the N'lǘss, and commander of the Gurék of the Band of <text:tab/>G'yúdr. [AoTV2]</text:p>
      <text:p text:style-name="P28">H</text:p>
      <text:p text:style-name="P6">Hvós- Headman of Komán village. [PoS]</text:p>
      <text:p text:style-name="P28">J</text:p>
      <text:p text:style-name="P6">Jyeckmu Nirin Hukh (Warrior)- Avánthe worshiper. 32yrs old in 2354 AS. [MARB]</text:p>
      <text:p text:style-name="P28">K</text:p>
      <text:p text:style-name="P6">Kakesh (Warrior)- Chegárra worshiper from Ka Tlayqish. 32yrs old in 2354 AS. [MARB]</text:p>
      <text:p text:style-name="P28">M</text:p>
      <text:p text:style-name="P6"><text:soft-page-break/>Maqayhl (Warrior)- Chiténg worshiper. 32yrs old in 2354 AS. [MARB]</text:p>
      <text:p text:style-name="P6">Mirékh Tajnér (Sárq)- Ruler of Malcháiran from the Band of the Rising of the Moons. [PoS]</text:p>
      <text:p text:style-name="P6">Mirékh Tajnér (Prince)- Band of the Rising Moons of Malcháiran. 27yrs old in 2354 AS. <text:tab/>[MARB]</text:p>
      <text:p text:style-name="P6">Mirizha DzuKendraya (General)- Vimúhla worshiper. 32yrs old in 2354 AS. [MARB]</text:p>
      <text:p text:style-name="P6">Mqeq (Warrior)- Chegárra worshiper. 32yrs old in 2354 AS. [MARB]</text:p>
      <text:p text:style-name="P28">N</text:p>
      <text:p text:style-name="P6">Nethé Drékka (Lady)- Daughter of Tréchka, Sárq of the Band of Jné. She was to marry</text:p>
      <text:p text:style-name="P6"><text:tab/>Bakhtérr GriMnérr (son of Mnérr), leader of the Tsolyáni auxiliary legion “The Black <text:tab/>Band of Mnérr”, but went back to N'lǘss to fight against the unhuman servitors of <text:tab/>the Usurper. [PoS]</text:p>
      <text:p text:style-name="P6">Nrésh- Senior chamberlain in Khomán. He is elderly, slightly deaf, and near-sighted. [PoS]</text:p>
      <text:p text:style-name="P28">O</text:p>
      <text:p text:style-name="P6">Onén- The Sa-Sárq's cook in Malcháiran. [PoS]</text:p>
      <text:p text:style-name="P6">Onürr- A dyer of the Band of Mentékh and younger brother of Porrókh. [PoS]</text:p>
      <text:p text:style-name="P28">P</text:p>
      <text:p text:style-name="P6">Pazhárr</text:p>
      <text:p text:style-name="P6">Porrókh- Of the Band of Mentékh and older brother of Onürr. [PoS]</text:p>
      <text:p text:style-name="P6">Porrúa- A woman in Malcháiran. [PoS]</text:p>
      <text:p text:style-name="P28">R</text:p>
      <text:p text:style-name="P6">Rékhtérr- Band Brother of Tkétnar. [PoS]</text:p>
      <text:p text:style-name="P28">S</text:p>
      <text:p text:style-name="P6">Shémekh- Sárq of Tén Khomán. [PoS]</text:p>
      <text:p text:style-name="P28">T</text:p>
      <text:p text:style-name="P6">Tayehlof- 32yrs old in 2354 AS. [MARB]</text:p>
      <text:p text:style-name="P6">Téija- Servant of Nethé. [PoS]</text:p>
      <text:p text:style-name="P6">Teregh (Warrior)- Vimúhla worshiper. 26yrs old in 2354 AS. [MARB]</text:p>
      <text:p text:style-name="P6">Tisoner Ashai (Warrior)</text:p>
      <text:p text:style-name="P6">Tkétnar Tasnár (Warrior)- Vimúhla worshiper from the Band of the Rising Wings of <text:tab/>Malcháiran. 24yrs old in 2354 AS. [MARB]</text:p>
      <text:p text:style-name="P6">Tréchka Drékka (Sárq)- Chieftain of the Band of Jné, and father of Nethé. [PoS]</text:p>
      <text:p text:style-name="P6">Tyélqu Dyáq (Composer)- Lived in ancient N'lǘssa and composed the Song of the Sky-Singers <text:tab/>of Nakomé [KD]. It is famous in N'lǘssa. [PoS]</text:p>
      <text:p text:style-name="P6"/>
      <text:p text:style-name="P11"><text:s text:c="2"/><text:span text:style-name="T9">Others</text:span></text:p>
      <text:p text:style-name="P28">A</text:p>
      <text:p text:style-name="P7">Achan Tláshte- An Hero of the Age. Underling of Illoa Tláshte. [BRA]</text:p>
      <text:p text:style-name="P7">Aeka Tlea- 32yrs old in 2354 AS. [MARB]</text:p>
      <text:p text:style-name="P7">Agmaish Drisa (Priest)- Priest of Hrü'ǘ. 32yrs old in 2354 AS. [MARB]</text:p>
      <text:p text:style-name="P36">Aiché (Urunén) <text:s/></text:p>
      <text:p text:style-name="P7">Aidzé (Sailor)- Crewman of Hárchar. [PoS]</text:p>
      <text:p text:style-name="P7">Alítle Nrasédu (Princess)- Married the 17<text:span text:style-name="T11">th</text:span> Sérqu (see Tsolyáni), Sérqu hiChaishyáni, and <text:tab/>Chnúr (King of the Grey Ssǘ of Ssuyál) attended the wedding. [KD]</text:p>
      <text:p text:style-name="P7">Alyna- A Vimúhla worshiper of the Crystal Pebble clan. 32yrs old in 2354 AS.[MARB]</text:p>
      <text:p text:style-name="P7">Amiggá Mriddaáshte (Scholar)- Author of “A Scepter for Princes”. [KD]</text:p>
      <text:p text:style-name="P7">Ardza the Slayer- Inter planar companion of Sarvodáya the undying wizard. [DoK]</text:p>
      <text:p text:style-name="P7">Arévi Hú (Queen)- Urunén who ruled 9759 years before 2358 AS, and the Urunén calendar <text:tab/>dates from her reign. [KD] </text:p>
      <text:p text:style-name="P7">Ario Miktasu- A fief holder from Adhan. 57yrs old in 2354 AS. [MARB]</text:p>
      <text:p text:style-name="P7">Arkonái Vríddi- Fought with his master, Lord Vimúhla at the Battle of the Dórmoron Plain. <text:tab/>He is the legendary progenitor of the Vríddi line. [S&amp;GPH]</text:p>
      <text:p text:style-name="P7">Armuél the Verse Smith (Poet) [Fs]</text:p>
      <text:p text:style-name="P7">Ashmúnu Dné- Scholar and writer. [KD]</text:p>
      <text:p text:style-name="P26">B</text:p>
      <text:p text:style-name="P7">Bássa- King of the Black Ssǘ. [KD]</text:p>
      <text:p text:style-name="P28">C</text:p>
      <text:p text:style-name="P6">Chalamuren Churitáshmu (Leader)- Leader of a faction in Kilalámmu who seeks to unit the <text:soft-page-break/><text:tab/>country under one ruler using a relic known as “the Sunstaff.”</text:p>
      <text:p text:style-name="P6">Cha'olé- A virgin in a myth.[LoT]</text:p>
      <text:p text:style-name="P6">Chanyarassa Vimululyanga (Scholar)</text:p>
      <text:p text:style-name="P6">Chektáru (Sailor)- Crewman of Hárchar. [PoS]</text:p>
      <text:p text:style-name="P6">Chirené- Lead the N'lüss Dragon Warriors but went with the Demon Lord Mrúgga when he left <text:tab/>Tékumel. [PoS]</text:p>
      <text:p text:style-name="P6">Chláyüth- A Hokún physician at Fort Órmichash. [DoK]</text:p>
      <text:p text:style-name="P6">Chnúr- King of the Grey Ssǘ of Ssuyál who attended the wedding of the Pecháno Princess <text:tab/>Alítle to the 17<text:span text:style-name="T11">th</text:span> Sérqu (see Tsolyáni, Sérqu hiChaishyáni). [KD]</text:p>
      <text:p text:style-name="P6">Choom Shórqa- An <text:span text:style-name="T32">Ónchash Cháirani who was rescued by Lord Tékunu hiQolyélmu on his search for </text:span><text:span text:style-name="T32"><text:tab/>exoctic plants while in the employ of Prince Rereshqála. </text:span></text:p>
      <text:p text:style-name="P28">D</text:p>
      <text:p text:style-name="P6">Dagor- Traveling companion of Mriyel hiSayúncha. [MARB]</text:p>
      <text:p text:style-name="P6">Dhi'a- Member of the Black Cross clan, and then the White Hand clan. 32yrs old in 2354 AS. <text:tab/>[MARB]</text:p>
      <text:p text:style-name="P34">Dóri Koniláni (Dóri, [of the tribe of] Koniláni)- A jungle dweller of M'mórcha and Nmartúsha. </text:p>
      <text:p text:style-name="P28">E</text:p>
      <text:p text:style-name="P6">Eddyána (Princess)- Princess of Vrá who was captured after the invasion of Vrá by imperial <text:tab/>forces in 1115 AS. Known as “the Singer in the Golden Cage”. [KD]</text:p>
      <text:p text:style-name="P6">Ekk-saa: A Hláka. </text:p>
      <text:p text:style-name="P6">Elue (Poet): The wondrous-Tongued. [Fs]</text:p>
      <text:p text:style-name="P6">Etsfus (Priest)- Priest of Belkhánu. 32yrs old in 2354 AS. [MARB]</text:p>
      <text:p text:style-name="P6">Eyloa (Sorcerer)- 32yrs old in 2354 AS. [MARB]</text:p>
      <text:p text:style-name="P28">F</text:p>
      <text:p text:style-name="P6">Fekkúmu- Fictitious country bumpkin in the Epic of Hrúgga, he ate the flowers out of the <text:tab/>centerpiece. [KD]</text:p>
      <text:p text:style-name="P6">Fírusa Hekkai (Art Teacher)- 32yrs old in 2354 AS. [MARB]</text:p>
      <text:p text:style-name="P6">Fisanmu of Paránta (Scholar)</text:p>
      <text:p text:style-name="P6">Fnorr (Headman)- Headman of Chaisha-Ferenam village. A Hnálla worshiper. 32yrs old in </text:p>
      <text:p text:style-name="P6"><text:tab/>2354 AS. [MARB]</text:p>
      <text:p text:style-name="P28">G</text:p>
      <text:p text:style-name="P6"/>
      <text:p text:style-name="P6">Gámulu (King)- Founder of the Fisherman Kings Dynasty. [SB]</text:p>
      <text:p text:style-name="P6">Garuda (Warrior)- Chiténg worshiping warrior. 32yrs old in 2354 AS. [MARB]</text:p>
      <text:p text:style-name="P6">Gitsággu- A monster in the Epic of Hrúgga, the Hero of the Age.</text:p>
      <text:p text:style-name="P6">Gjaifa- Vimúhla worshiper. 32yrs old in 2354 AS. [MARB]</text:p>
      <text:p text:style-name="P6">Grokin Riyulkoi (Sorcerer)- Sárku worshiper. 32yrs old in 2354 AS. [MARB]</text:p>
      <text:p text:style-name="P6">Gutishmu (Merchant)- Vimúhla worshiping merchant of the Red Flower clan. 24yrs old in </text:p>
      <text:p text:style-name="P6"><text:tab/>2354 AS. [MARB]</text:p>
      <text:p text:style-name="P6">Gyeshu (Warrior)- Sárku worshiping warrior of the Triangle of Ochre clan. 29yrs old in <text:tab/>2354 AS. [MARB]</text:p>
      <text:p text:style-name="P28">H</text:p>
      <text:p text:style-name="P6">Hangai- 32yrs old in 2354 AS. [MARB]</text:p>
      <text:p text:style-name="P6">Hárchar (Pirate)- A pirate who operates on Lake Parunel. He was rumored to have gathered a <text:tab/>small army of cut throats and lowlifes to take Mihállu after forging a writ which <text:tab/>supposedly came from Gánga making him the ruler of the place. [Fs &amp; KD]</text:p>
      <text:p text:style-name="P6">Hargegj (Slaver)- From Háida Pakála. [MARB]</text:p>
      <text:p text:style-name="P6">Harkúz Chi'úna (Wizard)- The genocidal-paranoid-maniacal protégé of Elóya Tláshte. [OTWS]</text:p>
      <text:p text:style-name="P6">Hayesh (Dancer)- Dancing girl from Nyari. 32yrs old in 2354 AS. [MARB]</text:p>
      <text:p text:style-name="P6">He'esa- Servants of the “Goddess Who Must Not Be Named” (Goddess of the Pale Bone, the Kun <text:tab/>Teo). They come from another plane assuming the forms of humans but they exist in <text:tab/>both planes at once. [MoG]</text:p>
      <text:p text:style-name="P6">Héketh (Warrior)- Time period of the Fisherman-Kings. [KD]</text:p>
      <text:p text:style-name="P6">Heretlékka (Hero)- Epic hero and demigod during the time of the Dragon Lords. [KD]</text:p>
      <text:p text:style-name="P6">Heroes of Wisdom</text:p>
      <text:p text:style-name="P6">Hinaz Vrimasu (Merchant)- trader in exotic foods and beverages. [BRA]</text:p>
      <text:p text:style-name="P6">Hingake (Warrior)- Vimúhla worshiping warrior. 32yrs old in 2354 AS. [MARB]</text:p>
      <text:p text:style-name="P6">Hó Etéhltu (Ruler)- The 12<text:span text:style-name="T11">th</text:span> son of Gámulu. He took the surrender of Tsa'avtúlgu without a <text:soft-page-break/><text:tab/>struggle. [SB]</text:p>
      <text:p text:style-name="P6">Hóldukai hiVirsényal (Scholar)- Author of “The Paean to the Last Warrior”. [KD]</text:p>
      <text:p text:style-name="P6">Hrágga-Da: A Pygmy Folk merchant. [BtB]</text:p>
      <text:p text:style-name="P6">Hrúgga, Hero of the Age- The eternal hero whose legend predates the Bednálljan era. <text:tab/>[MitV1]</text:p>
      <text:p text:style-name="P28">I</text:p>
      <text:p text:style-name="P22">Illoa Tláshte- An Hero of the Age. Lord of Achan Tláshte. [BRA]</text:p>
      <text:p text:style-name="P34">Iwá Ae-ayá (literally “One-Whose-Flight-Is-Higher-Than-The Sun)[SB]. </text:p>
      <text:p text:style-name="P28">J</text:p>
      <text:p text:style-name="P6">Jnárés (Ruler)- King of the Nuru'ún in 2295 AS. [KD]</text:p>
      <text:p text:style-name="P6">Jurshu of Vru- From Rannálu. 32yrs old in 2354 AS. [MARB]</text:p>
      <text:p text:style-name="P28">K</text:p>
      <text:p text:style-name="P6">Kaisha- Karakán worshiper. 32yrs old in 2354 AS. [MARB]</text:p>
      <text:p text:style-name="P6">Kar Ner (Warrior)- Karakán worshiper. 32yrs old in 2354 AS. [MARB]</text:p>
      <text:p text:style-name="P6">Karshtla (Warrior)- Weeping Stone clan. 32yrs old in 2354 AS. [MARB]</text:p>
      <text:p text:style-name="P6">Kashijerin Shihlor- 32yrs old in 2354 AS. [MARB]</text:p>
      <text:p text:style-name="P6">Keyél (Writer and Singer)- Wrote the “Tome of Sweet Singing Beauty”. [PoS]</text:p>
      <text:p text:style-name="P6">Keshkúru Gama'án- Vimúhla worshiper. Founder of the “Scroll of the Blaze Revealed”. [KD]</text:p>
      <text:p text:style-name="P6">Khársa of Tsámra-Laris- Carried the Petal Throne to Avanthár. [PoS] </text:p>
      <text:p text:style-name="P6">Khilahna (Sorcerer)- Ksárul worshiper. 32yrs old in 2354 AS. [MARB]</text:p>
      <text:p text:style-name="P6">Khorvus- Mercenary swordsman. [BSWR]</text:p>
      <text:p text:style-name="P6">Kilmo (Warrior)- Vimúhla worshiper. 32yrs old in 2354 AS. [MARB]</text:p>
      <text:p text:style-name="P6">Kokún the Swordbearer of Gánga in the Epic. [LoT]</text:p>
      <text:p text:style-name="P6">Koro Tai (Priest)- Priest of Mrettén in the Nyémesel Isles. Sorcerer. 32yrs old in </text:p>
      <text:p text:style-name="P6"><text:tab/>2354 AS. [MARB]</text:p>
      <text:p text:style-name="P6">Koyun- Vimúhla worshiper. 32yrs old in 2354 As. [MARB]</text:p>
      <text:p text:style-name="P6">Khu'és vuNaóma (Lengendary Person)- From Vrá during the time of the Fisherman Kings. A <text:tab/>lengendary slinger. [KD]</text:p>
      <text:p text:style-name="P6">Kumen hiCharga [MARB]</text:p>
      <text:p text:style-name="P6">Kusheti- Dilinála worshiper. 32yrs old in 2354 AS. [MARB]</text:p>
      <text:p text:style-name="P28">M</text:p>
      <text:p text:style-name="P6">Malué (Author)- From Púrdimal. [KD]</text:p>
      <text:p text:style-name="P6">Mekkhú (Sailor)- Crewman of Hárchar. [PoS]</text:p>
      <text:p text:style-name="P6">Méled- An interpreter for the Hókun in eastern Salarvyá. [DoK]</text:p>
      <text:p text:style-name="P6">Ménum Boródlya (Scholar)- Wrote “The Dragons”. [KD]</text:p>
      <text:p text:style-name="P6">Messíliu Badàrian (Scholar)</text:p>
      <text:p text:style-name="P6">Mikkonu of Butrus (Poet)- The Bard of the Age. [Fs]</text:p>
      <text:p text:style-name="P6">Milezha Tlalesu- Married to Tirisán Jakóna. [KD] </text:p>
      <text:p text:style-name="P6">Milul- A priest. 32yrs old in 2354 AS. [MARB]</text:p>
      <text:p text:style-name="P6">Mínge- The old Galatic Governor of the Tékumel system before the Time of Darkness. His <text:tab/>residence still exists outside of <text:span text:style-name="T41">Ónchash Cháiran. [OTWS]</text:span></text:p>
      <text:p text:style-name="P6">Minje of Balashkalar- A tribesman from Rannálu. 32yrs old in 2354 AS. [MARB]</text:p>
      <text:p text:style-name="P6">Miorga Ta-su: 32yrs old in 2354 AS. [MARB]</text:p>
      <text:p text:style-name="P6">Mirshan- A sorcerer of the Red Mountain clan. 26yrs old in 2354 AS. [MARB]</text:p>
      <text:p text:style-name="P35">Míu Shirgrázài (Míu, of [the town of] <text:s/>Shirgrázài)- From one of the far northeastern kingdoms. [SB]</text:p>
      <text:p text:style-name="P6">Mory- Vimúhla worshiper. 32yrs old in 2354 AS. [MARB]</text:p>
      <text:p text:style-name="P6">Mréz Kadái (Scholar)- Knowledgeable in Sunúz linguistics. </text:p>
      <text:p text:style-name="P6">Murettén Nüminú (Soldier)- A soldier in Kokun's legion and a jealous rival. [KD]</text:p>
      <text:p text:style-name="P28">N</text:p>
      <text:p text:style-name="P6">Naru (Warrior)- Karakán worshiper. 32yrs old in 2354 AS. [MARB]</text:p>
      <text:p text:style-name="P6">Nekkuthané- A mythological person. [KD]</text:p>
      <text:p text:style-name="P6">Njinrikish (Warrior)- Chiténg worshiping warrior from the Golden Glory clan of M'mórcha. <text:tab/>32yrs old in 2354 AS. [MARB]</text:p>
      <text:p text:style-name="P28">O</text:p>
      <text:p text:style-name="P6">Oktan- Tough looking ex-pirate. [BSWR]</text:p>
      <text:p text:style-name="P6">Onusú hiBarúdla (Lord): Priest-King of Fasiltúm in the Time of No Kings. [DotE-G]</text:p>
      <text:p text:style-name="P28">P</text:p>
      <text:p text:style-name="P6"><text:soft-page-break/>Palusanish Virubu (Instructor)- Art Teacher. 32yrs old in 2354 AS. [MARB]</text:p>
      <text:p text:style-name="P6">Pancreators of the Far Reaches.</text:p>
      <text:p text:style-name="P6">Pashán- The coward in the Epic of Mighty Hrúgga. [LoT]</text:p>
      <text:p text:style-name="P6">Pa'udála- A pretty girl who was loyal to Hrúgga. [DoK]</text:p>
      <text:p text:style-name="P6">Pendárte of Khéiris- Hero who confronted the demon Ru'utlánesh. [MitV1]</text:p>
      <text:p text:style-name="P6">Perrudu Siyenyuga (Philosopher)- 32yrs old in 2354 AS. [MARB]</text:p>
      <text:p text:style-name="P6">Piruvé (Princess)- Found a magical staircase in the Epic of Tháunü of Sokátis. [PoS]</text:p>
      <text:p text:style-name="P6">Prince of the Northern Islands [EoASWI2]</text:p>
      <text:p text:style-name="P6">Psánkunel the Knower (Scholar)- Author of the “Pandects of Psánkunel the Knower”. [KD]</text:p>
      <text:p text:style-name="P28">R</text:p>
      <text:p text:style-name="P6">Reshel- Vimúhla worshiper. 32yrs old in 2354 AS. [MARB]</text:p>
      <text:p text:style-name="P6">Ristesh'shar of Jgresh- Aged sage. [EoASWI2]</text:p>
      <text:p text:style-name="P28">S</text:p>
      <text:p text:style-name="P6">Sa'alúr of Jakálla (General)- a strategist of fabled rank.</text:p>
      <text:p text:style-name="P6">San Val Gro'in (Priest)- Thúmis worshiper. 32yrs old in 2354 AS. [MARB]</text:p>
      <text:p text:style-name="P6">Sarakhané (Scholar)- Created the Nqsái Runes. [KD]</text:p>
      <text:p text:style-name="P6">Sh'ummph- An Ahoggyá. </text:p>
      <text:p text:style-name="P6">Si Ha'm (Servant)- Mrettén worshiper from the Nyémesel Isles. 32yrs old in 2354 AS. [MARB]</text:p>
      <text:p text:style-name="P6">Sirudáshe Virumáni (Writer)- Wrote the “Book of Webbed Transitions”. [PoS]</text:p>
      <text:p text:style-name="P6">Siyenyagu Perradu (Philosopher)- 32yrs old in 2354 AS. [MARB]</text:p>
      <text:p text:style-name="P6">Soron (Servant)- 32yrs old in 2354 AS. [MARB]</text:p>
      <text:p text:style-name="P6">Srun Ka Tqel- From Srun. 32yrs old in 2354 AS. [MARB]</text:p>
      <text:p text:style-name="P6">Ssa'ngan Soyi-tsumu'rikh (Sorcerer)- Rising Sun clan. 32yrs old in 2354 AS. [MARB]</text:p>
      <text:p text:style-name="P6">Ssayi he Mrale- 32yrs old in 2354 AS. [MARB]</text:p>
      <text:p text:style-name="P6">Ssuri (Lady)- 32yrs old in 2354 AS. [MARB]</text:p>
      <text:p text:style-name="P6">Sua-eya (Hlaka)- Lord of Air worshiper who lives in Hrgá Lorúnje. [MARB]</text:p>
      <text:p text:style-name="P6">Sunares the Doom-Ridden (Lord)- A monarch mentioned in the Lament to the Wheel of Black. <text:tab/>All of his military exploits ended in shattering defeat. [EoASWI2]</text:p>
      <text:p text:style-name="P6">Suribáya the Beauteous- Demoness or Demi-God who's face resembles that of a cat. [KD]</text:p>
      <text:p text:style-name="P28">T</text:p>
      <text:p text:style-name="P6">Teka of the Crashing Waves (Warrior-Mage)- Warrior-Mage from the Nyémesel Isles. Companion <text:tab/>of Vrikhán. [BSWR]</text:p>
      <text:p text:style-name="P6">Téngguren Churitáshmu (Ruler)- 1218-1256 AS. “The Iron Fists of the Peaks”. Conquered many <text:tab/>northern lands. [KD]</text:p>
      <text:p text:style-name="P6">Teshkorúsa Boródlya (Priest)- Priestess of Avánthe who wrote the book on the 93 aspects of <text:tab/>Avánthe. [KD]</text:p>
      <text:p text:style-name="P6">Tháunü- Wrote, or was the subject of, an epic. [KD]</text:p>
      <text:p text:style-name="P6">Thuken (Sorcerer)- 39yrs old in 2354 AS. [MARB]</text:p>
      <text:p text:style-name="P6">Tlayesha- 32yrs old in 2354 AS. [MARB]</text:p>
      <text:p text:style-name="P6">Tlikku (Sorcerer)- Keténgku worshiper. 32yrs old in 2354 AS. [MARB]</text:p>
      <text:p text:style-name="P6">Tresódho- a Hokún scholar at the College. [DoK]</text:p>
      <text:p text:style-name="P6">Tsarnu (Warrior)- Karakán worshiper. 32yrs old in 2354 AS. [MARB]</text:p>
      <text:p text:style-name="P34">TíSáQó (literally “Neuter-Warrior Dark-Speckled-One-of-the-Place-of Qó”)[SB]</text:p>
      <text:p text:style-name="P6">Turin (Priest)- Priest of Thúmis. 32yrs old in 2354 AS. [MARB]</text:p>
      <text:p text:style-name="P6">Tyélqu Dyáq (Bard)- Famous Bard who composed the “Song of the Sky-Singers of Nakomé”. <text:tab/>[PoS]</text:p>
      <text:p text:style-name="P28">U</text:p>
      <text:p text:style-name="P6">Uresha, Queen of Chai Ajjakhan [EoASWI2]</text:p>
      <text:p text:style-name="P28">V</text:p>
      <text:p text:style-name="P6">Viridáme- Mythical follower of Ksárul during the Battle of the Dórmoron Plain when the god <text:tab/>lost and was imprisoned in the Blue Room. [KD]</text:p>
      <text:p text:style-name="P6">Vrihallin (Priestess)- Priestess of Thúmis. 32yrs old in 2354 AS. [MARB]</text:p>
      <text:p text:style-name="P6">Vrikhán of Gorúlu (Wizard)- A wizard from Háida Pakála. Companion of Teka. [BSWR]</text:p>
      <text:p text:style-name="P34">VúrKhúzirJúrshu (i.e. Khúzi [boy] Júrshu of [the tribe of] Vúr)- A nomad of Rannálu. Their names <text:tab/>begin with the tribal name, then give the name of the individual's mother, and end with the <text:tab/>personal name, all in a long genitive construction. [SB] </text:p>
      <text:p text:style-name="P28">W</text:p>
      <text:p text:style-name="P6">Wába (Scholar)- A scholar of Éngsvanyáli from Ká Kokóth. Author of “The Periplus of the <text:soft-page-break/><text:tab/>Farthest Voyaging”. [KD]</text:p>
      <text:p text:style-name="P6">Warlord of the East (Ruler)- Ruled during the Time of Chaos. He was perhaps a local king <text:tab/>between Béy Sǘ and Fasiltúm [KD]</text:p>
      <text:p text:style-name="P6">White Haired Woman- Daughter of the warrior Arumél and granddaughter of Hágarr of Paránta. <text:tab/>[KD &amp; YG-TM]</text:p>
      <text:p text:style-name="P28">Y</text:p>
      <text:p text:style-name="P6">Yetil (Poet)- 32yrs old in 2354 AS. [MARB]</text:p>
      <text:p text:style-name="P6"/>
      <text:p text:style-name="P6"><text:s text:c="2"/><text:span text:style-name="T9">Páchi Léi</text:span></text:p>
      <text:p text:style-name="P34">Ffsá Brúgshmü (meaning something like “One-of-the-Upper-House High-bole-tree”) [SB]. </text:p>
      <text:p text:style-name="P9"/>
      <text:p text:style-name="P6"><text:s text:c="2"/><text:span text:style-name="T9">Pecháno</text:span></text:p>
      <text:p text:style-name="P28">B</text:p>
      <text:p text:style-name="P6">Baússh (General)- Field commander for the Nchésh of Ever-Present Power. [AoTV4]</text:p>
      <text:p text:style-name="P6">Beneshchán (King)- Commander of the Nchésh of the Protectors of Life. He delegates field <text:tab/>command to Prince Hrihyúsh. He is the head of the Benshchán family of Mechanéno <text:tab/>[AoTV4]. He is flamboyant, loves gambling and drink, and fights very well. He is <text:tab/>quite hospitable, as long as his guests enjoy endless hunting parties, bouts of <text:tab/>drinking, Ssǘ-fighting, and challenges of bravery. He often gives the winners wives <text:tab/>– or male spouses, if the contestant be female – and encourages joyful public <text:tab/>coupling at one of his feasts in order to produce more heroes for the Seven Gods. <text:tab/>[BRA]</text:p>
      <text:p text:style-name="P28">C</text:p>
      <text:p text:style-name="P6">Chauggaídz (Prince)- Elder of the Rekhmél family and commander of the Nchésh of the Ever-</text:p>
      <text:p text:style-name="P6"><text:s text:c="4"/><text:tab/>Present Power. Field command is delegated to Baússzh. [AoTV4] </text:p>
      <text:p text:style-name="P28">D</text:p>
      <text:p text:style-name="P6">Dráka Gríllpa (Scholar)- Author of “Flee Ye Ssú!”. [KD]</text:p>
      <text:p text:style-name="P28">E</text:p>
      <text:p text:style-name="P6">Elita Njano (Warrior)- 32yrs old in 2354 AS. [MARB]</text:p>
      <text:p text:style-name="P6"><text:span text:style-name="T1">É</text:span>ris of Pecháno- Daughter of the Goddess Sehta and Demon Behdeq. Was turned into a pillar <text:tab/>of granite. [KD]</text:p>
      <text:p text:style-name="P28">H</text:p>
      <text:p text:style-name="P6">Hrihyúsh Beneshchán (Prince)- Field commander of the Nchésh of the Protectors of Life. <text:tab/>[AoTV4]</text:p>
      <text:p text:style-name="P6">Húmz Shirggúm (General, Priest)- Commander of the Nchésh of Dragon. As a Patriarch. He <text:tab/>serves the Rekhmél family. [AoTV4]</text:p>
      <text:p text:style-name="P6">Hwirraúzh Ngaígh (General)- Commander of the Nchésh of Nyésset. He serves the Beneshchán <text:tab/>family. [AoTV4]</text:p>
      <text:p text:style-name="P28">N</text:p>
      <text:p text:style-name="P21">Na'ath Khor(Scholar)- He wrote a study of the above ground structures in Ssuyál. He lives <text:tab/>in Mechanéno. [BRA]</text:p>
      <text:p text:style-name="P6">Nia Pamiyo (Warrior)- 21yrs old in 2354 AS. [MARB]</text:p>
      <text:p text:style-name="P6">Nyésset (Hero)- A warrior-hero of great importance in Pecháno. [AoTV4]</text:p>
      <text:p text:style-name="P6"/>
      <text:p text:style-name="P6">Pogorto Chelesh (Warrior)- From Mechanéno. [BRA]</text:p>
      <text:p text:style-name="P28">P</text:p>
      <text:p text:style-name="P6">Purch Andararththjak (Scholar)- An archaeologist.[BRA] </text:p>
      <text:p text:style-name="P26">T</text:p>
      <text:p text:style-name="P6">Taiyán hiMérkkolel (General)- Commander of the Nchésh of the Splendid Slayers of Ss<text:span text:style-name="T1">ǘ. He </text:span><text:span text:style-name="T1"><text:tab/>is Tsolyáni from Jakálla, and serves the Beneshchán family. </text:span>[AoTV4]</text:p>
      <text:p text:style-name="P6">The Tanned One (General)- Hláka commander of the Nchésh of the Servants of the Sky. He <text:tab/>serves the Rekhmél family. [AoTV4</text:p>
      <text:p text:style-name="P6">Tuhéshmu Rekhmél (General)- 1976 AS. Fought the Ssǘ but won a Pyrrhic victory. [KD]</text:p>
      <text:p text:style-name="P28">V</text:p>
      <text:p text:style-name="P6">Viyár Far-Wanderer- A mythological person from Pecháno. [KD]</text:p>
      <text:p text:style-name="P6"/>
      <text:p text:style-name="P6"><text:soft-page-break/><text:s text:c="2"/><text:span text:style-name="T9">Pé Chói</text:span></text:p>
      <text:p text:style-name="P28">C</text:p>
      <text:p text:style-name="P6">Ch'be- From Htiq-khu clan village. [MoG]</text:p>
      <text:p text:style-name="P6">Chekehl (Warrior)- 32yrs old in 2354 AS. [MARB]</text:p>
      <text:p text:style-name="P6">C'hk'ehl (Warrior)- 32yrs old in 2354 AS. [MARB]</text:p>
      <text:p text:style-name="P6">Chk Ptk Kk (Scholar)- Scholar, sorcerer, antique collector. Husband of T'keettl. [MARB]</text:p>
      <text:p text:style-name="P6">Ch'kerikkqolch (Priest)- Priest of the Old Black One. Northern Do Cháka Nest Group. 22yrs <text:tab/>old in 2354 AS. [MARB]</text:p>
      <text:p text:style-name="P28">H</text:p>
      <text:p text:style-name="P6">Hetkw Te Kteng (Sorcerer)- A Hrü'ü worshiping sorcerer who is also a merchant. 32yrs old <text:tab/>in 2354 AS. [MARB]</text:p>
      <text:p text:style-name="P28">I</text:p>
      <text:p text:style-name="P6">Itk t'Sa- A female sent as an emissary to all the non-human under classes by the wild Pé <text:tab/>Chói. A Tii Petk, a speaker for her people. Worked for a time as an overseer in <text:tab/>Chnesúru's slave caravan. [MoG]</text:p>
      <text:p text:style-name="P28">K</text:p>
      <text:p text:style-name="P6">K'k'tle (Soldier)- Black Old One worshiper. 32yrs old in 2354 AS. [MARB]</text:p>
      <text:p text:style-name="P28">L</text:p>
      <text:p text:style-name="P6">Lket- From Htiq-khu clan village. Hunted with Harsan. [MoG]</text:p>
      <text:p text:style-name="P28">M</text:p>
      <text:p text:style-name="P6"/>
      <text:p text:style-name="P28">N</text:p>
      <text:p text:style-name="P6">Nchekpa- 32yrs old in 2354 AS. [MARB]</text:p>
      <text:p text:style-name="P6">N'ek P'tek- A warrior.</text:p>
      <text:p text:style-name="P6">Nekw p'ki- A friend from Harsan's childhood. [MoG]</text:p>
      <text:p text:style-name="P6">Nípw-nchópk: Known as the “Provider”. [PoS]</text:p>
      <text:p text:style-name="P6">Nípw-Pétk: An old village chieftain. [PoS]</text:p>
      <text:p text:style-name="P6">Nkét-Kté: Clan leader of a village of the wild Pé Chói who killed by the Mu'ugalavyáni <text:tab/>which caused the wild Pé Chói to turn against them. [PoS]</text:p>
      <text:p text:style-name="P28">P</text:p>
      <text:p text:style-name="P6">Pktetk Tqu- 32yrs old in 2354 AS. [MARB]</text:p>
      <text:p text:style-name="P6">Ptch-tik-ne (General)- Father of Nests worshiper. 32yrs old in 2354 AS. [MARB]</text:p>
      <text:p text:style-name="P6">Pték Ktík (Hero)- Hero of the Age during the 4<text:span text:style-name="T11">th</text:span> Epoch of Éngsvanyáli times from Kurdis. <text:tab/>[KD]</text:p>
      <text:p text:style-name="P28">T</text:p>
      <text:p text:style-name="P6">Tií Pétk- An old village chieftain. [PoS]</text:p>
      <text:p text:style-name="P6">T'kék- From Htiq-khu clan village where he raised Harsan. [MoG]</text:p>
      <text:p text:style-name="P6">Tk-étk-dsá <text:span text:style-name="T32">(literally “Green-Timber-Like-Warrior)</text:span>[SB]</text:p>
      <text:p text:style-name="P6">T'keettl (Historian)- Semi-wild from the Chákas and wife of Chk ptk kk. [MARB]</text:p>
      <text:p text:style-name="P6">Tku Pii- Noted teacher. [MoG]</text:p>
      <text:p text:style-name="P6">Tku Pníì- A sage. [KD]</text:p>
      <text:p text:style-name="P6">Tku Puii- A teacher. [MoG]</text:p>
      <text:p text:style-name="P6">Tná-Chú: Called “The one Who Must Be Consulted”, a Pqá E'etk. [MoG &amp; KD]</text:p>
      <text:p text:style-name="P6"/>
      <text:p text:style-name="P6"><text:s text:c="2"/><text:span text:style-name="T9">Pijéna</text:span></text:p>
      <text:p text:style-name="P6">Dbál Chrésha (Priest, General)- High Priest of “She Who is Not Seen” (a form of Avánthe), <text:tab/>and commander of the Legion of the Priests of “She Who is Not Seen”. [AoTV2]</text:p>
      <text:p text:style-name="P6"/>
      <text:p text:style-name="P6">Rdésh Pré (Priest, General)- High Priest of the goddess in Kái, and the commander of the <text:tab/>Legion “the Inimitable Forces of Ancient Kái”. [AoTV2]</text:p>
      <text:p text:style-name="P6"/>
      <text:p text:style-name="P6"><text:s text:c="2"/><text:span text:style-name="T9">Píltu Desáru</text:span> </text:p>
      <text:p text:style-name="P6">Bindo Midigar (Warrior)- From the Golden A'ping clan. 24yrs old in 2354 AS. [MARB]</text:p>
      <text:p text:style-name="P6"/>
      <text:p text:style-name="P6">Jak Midigar (Warrior)- From the Golden A'ping clan. 22yrs old in 2354 AS. [MARB]</text:p>
      <text:p text:style-name="P6"/>
      <text:p text:style-name="P6"><text:soft-page-break/>Shan Midigar (Shaman)- From the Golden A'ping clan. 34yrs old in 2354 AS. [MARB]</text:p>
      <text:p text:style-name="P6"/>
      <text:p text:style-name="P6"/>
      <text:p text:style-name="P6"><text:s text:c="2"/><text:span text:style-name="T9">Saá Allaqí</text:span></text:p>
      <text:p text:style-name="P28">A</text:p>
      <text:p text:style-name="P6">Ailú Viridá'a (Instructor)- A former soldier of Saá Allaqí who resides in Saá Allaqiyár. <text:tab/>Greatest exponent of Kichána, and owner-operator of the Domicile of Skillful Attack. <text:tab/>[KD]</text:p>
      <text:p text:style-name="P6">Amanáo Helellúdra (Lord, General)- Commander of the Legion of the City of Trú. [AoTV2]</text:p>
      <text:p text:style-name="P28">C</text:p>
      <text:p text:style-name="P6">Chichármu (Chief, General)- Chief of Qún, and commander of the Legion of Chichármu of Qún. <text:tab/>[AoTV2]</text:p>
      <text:p text:style-name="P28">D</text:p>
      <text:p text:style-name="P6">Darkhunnu Joger (Priest)- a Priest of the One of Light. A dilettante and palace guard. <text:tab/>[MARB]</text:p>
      <text:p text:style-name="P6">Dekarlikh (Priest)- Warrior-Priest of the One of Light. Priests of Light clan. 28yrs old <text:tab/>in 2354 AS. [MARB]</text:p>
      <text:p text:style-name="P6">Díu hiHrútra (Clan Mistress, General)- Born 2338 AS into the Majesty of Orange Clan of <text:tab/>Grái. She took command of the remnants of her father's legion after his death and it <text:tab/>was destroyed. She is from a proud and ancient clan, and is a friend of Princess <text:tab/>Vrísa. Worshiper of Chiténg. [MitV2]</text:p>
      <text:p text:style-name="P28">F</text:p>
      <text:p text:style-name="P6">Frás Qá (Committeeman, General)- Part of the ruling committee of Prájnu, and commander of <text:tab/>the Legion of Edlán Chárssa of Prájnu. [AoTV2]</text:p>
      <text:p text:style-name="P28">G</text:p>
      <text:p text:style-name="P6">Gérkas Vishétru (Lord, General)- Eldest son of the non-hereditary Ssaó (king), and <text:tab/>commander of the Legion of Edlán Chárssa of Prájnu. [AoTV2]</text:p>
      <text:p text:style-name="P28">H</text:p>
      <text:p text:style-name="P6">Hása Burái (Chief, General)- Chief of the lands of Surúim, and commander of the Red Horde <text:tab/>of Kilalámmu. [AoTV2]</text:p>
      <text:p text:style-name="P28">I</text:p>
      <text:p text:style-name="P6">Iwáu Aé'eyá (General)- Hláka commander of the legion of Swooping Down Upon Foes. [AoTV2]</text:p>
      <text:p text:style-name="P28">K</text:p>
      <text:p text:style-name="P6">Kadlan Dio (Teacher)- 32yrs old in 2354 AS. [MARB]</text:p>
      <text:p text:style-name="P6">Kéng Hrútra (Lord, General)- Lord of the village of Grái with substantial land holdings in <text:tab/>the area, and the commander of the Legion of Kéng Hrútra. [AoTV2]</text:p>
      <text:p text:style-name="P6">Kurudái (Lord, General)- Hereditary lord of the city of Kárslan, and commander of the <text:tab/>Legion of Kárslan. [AoTV2]</text:p>
      <text:p text:style-name="P28">M</text:p>
      <text:p text:style-name="P6">Miu Lai Neo (Sorcerer)- One of Light worshiper from the Rising Wings of Glory clan. 27yrs <text:tab/>old in 2354 AS. [MARB]</text:p>
      <text:p text:style-name="P6">Mnétao Vishétru (Lord, General)- Second son of the Ssaó (king), and commander of the <text:tab/>Legion of the Golden Vision of Glory. [AoTV2]</text:p>
      <text:p text:style-name="P6">Mridan Vishetru (Prince)- One of Light worshiper from the Priests of Light clan of Saá <text:tab/>Allaqiyár. 19yrs old in 2354 AS. [MARB]</text:p>
      <text:p text:style-name="P28">N</text:p>
      <text:p text:style-name="P6">Nalokweya Qu'a (Elder)- Clan Elder on the coast of Lake Parunál. 32yrs old in 2354 AS. <text:tab/>[MARB]</text:p>
      <text:p text:style-name="P28">S</text:p>
      <text:p text:style-name="P6">Síu Káing (Lord, General)- Lord of Krú Sekká and commander of the Legion of Síu Káing. <text:tab/>[AoTV2]</text:p>
      <text:p text:style-name="P28">U</text:p>
      <text:p text:style-name="P6">Vríssa (Princess)- 24<text:span text:style-name="T11">th</text:span> in line for the throne. Out seeing the world. [KD]</text:p>
      <text:p text:style-name="P28">V</text:p>
      <text:p text:style-name="P6">Vrisa Vishetru (Princess)- One of Light worshiper from the Priests of Light clan of Saá <text:soft-page-break/><text:tab/>Allaqiyár. 32yrs old in 2354 AS. [MARB]</text:p>
      <text:p text:style-name="P6"/>
      <text:p text:style-name="P6"><text:s text:c="2"/><text:span text:style-name="T9">Salarvyá</text:span></text:p>
      <text:p text:style-name="P28">A</text:p>
      <text:p text:style-name="P6">Allumér Nektómmu (Soldier)- Achmég (captain) of the Victorious Army of Fort Órmichash. He <text:tab/>is from the Resounding Wave Clan. [AoTV2]</text:p>
      <text:p text:style-name="P6">Arjuggash Harukku (Warrior)- 32yrs old in 2354 AS. [MARB]</text:p>
      <text:p text:style-name="P28">B</text:p>
      <text:p text:style-name="P6">Bechagga Dzuvayya (Courtesan)- Shiringgáyi worshiper. 22yrs old in 2354 AS. [MARB]</text:p>
      <text:p text:style-name="P6">Bejjéksa (Merchant)- Caravan owner who moves between Salarvyá and Tsolyánu. [KD]</text:p>
      <text:p text:style-name="P6">Burrudnákha Visól (Soldier)- One of the great heroes from Salarvyá's Ekárish Wars, 7326 of <text:tab/>the Era of Tsatsayágga. [DoK]</text:p>
      <text:p text:style-name="P28">C</text:p>
      <text:p text:style-name="P6">Charodáqqu Shiggashko'ónmu (Priest)- Ghusán (high priest) of Lady Mrettén. [DoK]</text:p>
      <text:p text:style-name="P6">Chegreshmu Tukkushshaürü (Soldier)- Durritlámish worshiper. 32yrs old in 2354 AS. [MARB]</text:p>
      <text:p text:style-name="P6">Chekwtládu (Prince, General)- The king's eldest son, and commander of the Nchésh of the <text:tab/>Grey Standard of Tsatsayágga. [AoTV4]</text:p>
      <text:p text:style-name="P6">Chgayar Dleru Thirreqúmmu (Princes)- Shiringgáyi worshiper. From Koylugá. 18yrs old in <text:tab/>2354 AS. [MARB]</text:p>
      <text:p text:style-name="P6">Chikarja Shiggashko'ónmu- 21yrs old in 2354 AS. [MARB]</text:p>
      <text:p text:style-name="P6">Chnaiga Chrayyarrksha (Priest)- Priest of Shiringgáyi in Tsatsayágga. 32yrs old in </text:p>
      <text:p text:style-name="P6"><text:tab/>2354 AS. [MARB]</text:p>
      <text:p text:style-name="P6">Chuggillishmayul Vringgamuluk (Ruler)- Ruler of Shiggath.</text:p>
      <text:p text:style-name="P6">Churrugteshmu Gaggalmiké- A merchant with bases in Tsatsayágga and Sokátis. He is <text:tab/>immensely wealthy and holds a high position in his Green Forest Clan. [TJ]</text:p>
      <text:p text:style-name="P28">D</text:p>
      <text:p text:style-name="P6">Daggála Mukrotórr (Scholar)- Author “The Might of Our Ancestors”. [KD]</text:p>
      <text:p text:style-name="P6">Dnálegh Varrám Odréng (Official)- Sub-prefect of the city watch. [DoK]</text:p>
      <text:p text:style-name="P6">Dreshshélmü Dirritsáme (Lord) [LoT]</text:p>
      <text:p text:style-name="P6">Driggulúnnu (Lord, General)- Paternal uncle of the king, and commander of the Nchésh of <text:tab/>the White Standard. [AoTV4]</text:p>
      <text:p text:style-name="P6">Durritu'úna Gürrüshyúgga (Lord, General)- Sreddéq (general) of the Nchésh (legion) of the <text:tab/>Ebon Wheel. His family has ruled Tsa'avtúlgu for over 1,000 years [LoT]. Chamberlain <text:tab/>in Tsa'avtúlgu at the palace compound. [PoS]</text:p>
      <text:p text:style-name="P6">Dzonnur Melleshsha (Soldier)- Shiringgáyi worshiper. From Chame'él. 23yrs old in 2354 AS. <text:tab/>[MARB]</text:p>
      <text:p text:style-name="P28">E</text:p>
      <text:p text:style-name="P6">Edlúchcho Suzhán (Instructor)- Former soldier who lives in Tsatsayágga and runs the <text:tab/>“Conservatory of Noble Dignity”. Best instructor of Arruche anywhere. Father of <text:tab/>Gyúsh. [KD]</text:p>
      <text:p text:style-name="P28">F</text:p>
      <text:p text:style-name="P6">Fayés Murúggma- A writer who lives in Penóm. [BtB]</text:p>
      <text:p text:style-name="P6">Firringáqmu Di'ibála (Lord)- From eastern Salarvyá. [DoK]</text:p>
      <text:p text:style-name="P28">G</text:p>
      <text:p text:style-name="P6">Ghe'lek Jajjai</text:p>
      <text:p text:style-name="P6">Goggalmike Churrugteshmu (Merchant)- Shiringgáyi worshiper of the Green Forest clan with <text:tab/>commercial ties in Tsolyánu and currently lives in Sokátis. 21yrs old in 2354 AS. <text:tab/>[MARB]</text:p>
      <text:p text:style-name="P6">Griggatsétsa (King)- Mad king of Salarvyá from the Chruggílléshmu family of Tsatsayágga <text:tab/>who was murdered in 2373 AS. [DoK]</text:p>
      <text:p text:style-name="P6">Gürrüshánmül- The primal ancestor of the Gürrüshyúgga Dynasty. [PoS]</text:p>
      <text:p text:style-name="P6">Gyekkudlárru Murrisáda (Lord)- He is the Golden Archon of the Adamantine Pagoda in eastern <text:tab/>Salarvyá. [DoK]</text:p>
      <text:p text:style-name="P6">Gyúsh Suzhán (Instructor)- Runs a branch of the “Conservatory of Noble Dignity”. Son of <text:tab/>Edlúchcho. Lives in Koylúga. [KD]</text:p>
      <text:p text:style-name="P28">H</text:p>
      <text:p text:style-name="P6">Horrükhü Jaggäsh- Of the Gürrüshyúgga clan from Jgrésh. [Fs]</text:p>
      <text:p text:style-name="P28"><text:soft-page-break/>J</text:p>
      <text:p text:style-name="P6">Jíchka Dzekkága (Artist)- Sculptor in Koylúga. [BtB]</text:p>
      <text:p text:style-name="P28">K</text:p>
      <text:p text:style-name="P6">Kechkúgga Láchish (Lord)- Ruler of Fort Órmichash who was murdered in 2373 AS, and his <text:tab/>brother assumed the throne. [DoK]</text:p>
      <text:p text:style-name="P6">Kurek Tiqinnu Thirreqúmmu (Lord)- Head of the Thirreqúmmu lineage of Khúm. Brother of </text:p>
      <text:p text:style-name="P6"><text:tab/>Zéshsha Tiqinnu Thirreqúmmu and his mistress. <text:tab/></text:p>
      <text:p text:style-name="P6">Kúrru Di'ibála (General)- Former legion commander in eastern Salarvyáni city of J<text:span text:style-name="T1">æ</text:span>kánta <text:tab/>but now deceased. [DoK]</text:p>
      <text:p text:style-name="P28">M</text:p>
      <text:p text:style-name="P6">Meshshútla Di'ibála (Official)- Supreme Quaestor of the Arikkéda in eastern Salarvyá. <text:tab/>[DoK]</text:p>
      <text:p text:style-name="P6">Miridakche Abbesra (Soldier)- Lives in the Tsolyáni city of Fénul more than likely <text:tab/>protecting officials of the Salarvyáni “state”. 28yrs old in 2354 AS. [MARB]</text:p>
      <text:p text:style-name="P6">M'r Chss (Soldier)- Shiringgáyi worshiper. 32yrs old in 2354 AS. [MARB]</text:p>
      <text:p text:style-name="P28">N</text:p>
      <text:p text:style-name="P6">Némmuru Vaggáda (Official)- He is the Silver Armigar of the Adamantine Pagoda in eastern <text:tab/>Salarvyá. [DoK]</text:p>
      <text:p text:style-name="P6">Njurja Gazhzka (Warrior)- Shiringgáyi worshiper from Koylugá. 30yrs old in 2354 AS. [MARB]</text:p>
      <text:p text:style-name="P6">Norréshshu Várdla (Soldier)- Kekkérja (commander) of a Qímmu (thousand) in the Salarvyáni <text:tab/>army. [DoK]</text:p>
      <text:p text:style-name="P6">Nráyen (Lady)- Daughter of Taladléssu ruler of Fort Órmichash. Rather delicate looking, <text:tab/>short, long wavy tresses that hang almost to her hips, curvaceous, large breasts, a <text:tab/>wide generous mouth, long-lashed eyes beneath level brows, a crescent birth mark <text:tab/>upon the left temple, wide hips and tiny waist. She uses the made up lineage name of <text:tab/>Di'éla. [DoK]</text:p>
      <text:p text:style-name="P6">Nzutlmanshi Dhrengngommo- A rogue. [BRA]</text:p>
      <text:p text:style-name="P28">O</text:p>
      <text:p text:style-name="P6">Ovarish Burruggash Thirreqúmmu (Lord)- Shiringgáyi worshiper. From Koylugá. 29yrs old in <text:tab/>2354 AS. [MARB]</text:p>
      <text:p text:style-name="P28">P</text:p>
      <text:p text:style-name="P6">Primú'esh of J<text:span text:style-name="T1">æ</text:span>kánta (Scholar)- Linguist. [KD]</text:p>
      <text:p text:style-name="P28">Q</text:p>
      <text:p text:style-name="P6">Qaggéshshu Sriggélchu (Prince, General)- Nephew of the king, and commander of the Nchésh <text:tab/>of the Silver Standard. [AoTV4]</text:p>
      <text:p text:style-name="P28">S</text:p>
      <text:p text:style-name="P6">Schirrínmü Shiggashko'ónmu (Lord)- Over lord and protector of the Arikkái movement from <text:tab/>the city of Jækánta. A mbeggéshmu (general over generals). [DoK]</text:p>
      <text:p text:style-name="P6">Shomish Kagai (Warrior)- 32yrs old in 2354 AS. [MARB]</text:p>
      <text:p text:style-name="P28">T</text:p>
      <text:p text:style-name="P6">Taladléssu Láchish (Lord)- Ruler of Fort <text:span text:style-name="T1">Ó</text:span>rmichash from 2373 A.S. when his brother was <text:tab/>murdered. From the Deep Green Waters clan. His clan brother is the ruler of Fort <text:tab/>Vrusággu. [DoK]</text:p>
      <text:p text:style-name="P6">Tekkümmíkksha (Prince)- Adopted brother of Durritu'úna. [PoS]</text:p>
      <text:p text:style-name="P6">Thresh'sha'a Ghezhna (Priest)- Lord Adept of Black Qarqa in Heru. Caused civil strife in <text:tab/>the Iron Plume clan house in Heru as the clan is traditionally a Stability <text:tab/>worshiping group. Died of the Ailment of Arkhuan Mssa. [EoASW]</text:p>
      <text:p text:style-name="P6">Thurrekáiga Shiggashko'ónmu (General)- Sub-Protector and lord. Sreddéq (commanding <text:tab/>general) of the Nchésh (legion) of the Fist of Power. [DoK]</text:p>
      <text:p text:style-name="P6">Tiqónmu Thirreqúmmu (Lord, General)- Sister of Zéshsha. [BtB]</text:p>
      <text:p text:style-name="P6">Tleggáshmu (Noble)- Rival to Prince Zhurrilúgga. Supported by the Gürrüshyúgga and <text:tab/>Thirreqúmmu families. [KD]</text:p>
      <text:p text:style-name="P6">Tsagéshsha- A citizen of Tsa'avtúlgu. [PoS]</text:p>
      <text:p text:style-name="P28">V</text:p>
      <text:p text:style-name="P6">Vurréshu Thirreqúmmu (Priest)- From Khum-sal. 30yrs old in 2354 AS. [MARB]</text:p>
      <text:p text:style-name="P6">Vurrighend Khekhessa (Lord, Priest)- Lord Adept of Thúmis and from the royal clan of Héru <text:soft-page-break/><text:tab/>in western Salarvyá. Currently on fact finding mission to the City of the Dead in <text:tab/>Jakálla. [EoASWI4]</text:p>
      <text:p text:style-name="P28">Z</text:p>
      <text:p text:style-name="P6">Zéshsha Tiqinnu Thirreqúmmu (Lady, General)- From a high lineage in Koylúga, and she is</text:p>
      <text:p text:style-name="P6"><text:tab/>the Sreddéq of the Nchésh of the Unsheathed Blade [BtB]. Sister and mistress of Lord</text:p>
      <text:p text:style-name="P6"><text:tab/>Kurek Tiqinnu Thirreqúmmu. She lives in Khúm, and is a Shiringgáyi worshiper. She is <text:tab/>40 years old. Tall, rather heavy (for Tsolyáni tastes), tighly curled ringlets of <text:tab/>hair, big breasts and broad hips, strong and aggressive. She has female mistresses, <text:tab/>and her troops have fought well against the Pechani and the Ssu. [BRA]</text:p>
      <text:p text:style-name="P6">Zhurrilúgga (Prince)- Clan cousin of the mad king. He is of the Chruggílléshmu family of <text:tab/>Tsatsayágga. The power behind the throne and real king, he seized power after the <text:tab/>murder. [BtB &amp; PoS &amp; DoK]</text:p>
      <text:p text:style-name="P6"/>
      <text:p text:style-name="P6"><text:s text:c="2"/><text:span text:style-name="T9">Shén</text:span></text:p>
      <text:p text:style-name="P6">Gug-ssa: Hrü'ǘ worshiper. 32yrs old in 2354 AS. [MARB]</text:p>
      <text:p text:style-name="P6"/>
      <text:p text:style-name="P6">J'grék-Chá: Diplomat. [MitV1]</text:p>
      <text:p text:style-name="P6"/>
      <text:p text:style-name="P6">K'chár-Khá: Diplomat. [MitV1]</text:p>
      <text:p text:style-name="P6"/>
      <text:p text:style-name="P6">Mrg-nss: 32yrs old in 2354 AS. [MARB]</text:p>
      <text:p text:style-name="P6">Mrgág-sashrsa (General)- 32yrs old in 2354 AS. [MARB]</text:p>
      <text:p text:style-name="P6">Mrgág <text:span text:style-name="T32">Ss-shrsá [SB] </text:span></text:p>
      <text:p text:style-name="P6"/>
      <text:p text:style-name="P6">Nkek (Warrior)- Chiténg worshiper. 32yrs old in 2354 AS. [MARB]</text:p>
      <text:p text:style-name="P6"/>
      <text:p text:style-name="P6">Sheku (Warrior)- Grugánu worshiper. 32yrs old in 2354 AS. [MARB]</text:p>
      <text:p text:style-name="P6">Ssdrú-Ss-kh<text:span text:style-name="T1">â</text:span> (General)- A Shén from Khákh in Xáx. He is the commander of the Llǘneb of the <text:tab/>Banner of Xáx (made up of Shén) which is based about 100 Tsán outside of Sra'ón to <text:tab/>the south. [AoTv5]</text:p>
      <text:p text:style-name="P6">Ss-Hrr-Ga (General)- A Shén from Mmátugual who is the Qáqqodaz of the Llǘneb of the Clawed <text:tab/>Slayer of All. This is a Shén mercenary unit in the Núfersh prefecture. [AoTv5]</text:p>
      <text:p text:style-name="P6"><text:s text:c="2"/></text:p>
      <text:p text:style-name="P6"><text:s text:c="2"/><text:span text:style-name="T9">Tsoléi</text:span></text:p>
      <text:p text:style-name="P28">A</text:p>
      <text:p text:style-name="P6">Alúo of the Red House- A pirate leader from Llürúra Isle with a small fleet of biremes <text:tab/>under his command. He was from the city of Míyél before it fell to the Livyáni and <text:tab/>he was left with “several” biremes.[AoTV5] </text:p>
      <text:p text:style-name="P6">Arána of the Coral Crag (General)- General of the Báun (legion) of Mrün on Ríss Isle [500 <text:tab/>men]. She is closely allied to her sister-in-law Háka, and, like her, she is overly <text:tab/>conservative. She has a fleet of 2 biremes and 12 smaller craft. [AoTV5]</text:p>
      <text:p text:style-name="P6">Arúa of the High Rock House [LoT]</text:p>
      <text:p text:style-name="P6">À-Shg-Ssá (Shén General)- Sent by the lords of Shényu from the port city of Qeleqmú. He <text:tab/>commands the Gá-Hŕ [legion] of the Egg-Eaters of Qeleqmú on Llürúra Isle. [AoTV5]</text:p>
      <text:p text:style-name="P28">B</text:p>
      <text:p text:style-name="P6">Béa Ná of the Howling Hill (General)- Commander of the Báun (legion) of the Holy Obelisks <text:tab/>[2,000 men] of Hólis Isle. He commands a fleet of 20 biremes and 30 smaller vessels. <text:tab/>The forces of Hólis will not aid Llürúra Isle in their fight against the invading <text:tab/>Livyáni. [AoTV5]</text:p>
      <text:p text:style-name="P28">C</text:p>
      <text:p text:style-name="P6">Charúna Olái (Prince)- He is the prince of Llürúra Isle with his palace in the city of <text:tab/>Llü'ür. He commands a fleet of 6 triremes, 30 biremes, and 54 smaller craft which <text:tab/>moved to Hólis Isle for safety reasons. [AoTV5]</text:p>
      <text:p text:style-name="P6">Cho'le (Ruler)- Ruler of Dlakelné Isle. 32yrs old in 2354 AS. [MARB]</text:p>
      <text:p text:style-name="P28">D</text:p>
      <text:p text:style-name="P6">Dái Né of the Grant Cliff (Ruler, General)- He is the ruler of Mní Isle and general of the <text:tab/>Báun (legion) of the High Glory of Mní [about 700 men]. He commands a fleet of 3 <text:tab/>biremes and 32 smaller craft. [AoTV5]</text:p>
      <text:p text:style-name="P6"><text:soft-page-break/>Dutlór hiSinyála (Soldier)- He commands the 120 man unit sent by Yeméa Dalési of Khrüsha <text:tab/>Isle to aid Llürúra Isle against the Livyáni. [AoTV5]</text:p>
      <text:p text:style-name="P28">E</text:p>
      <text:p text:style-name="P6">Evelúna Olái- Son of Charúna. [AoTV5]</text:p>
      <text:p text:style-name="P28">F</text:p>
      <text:p text:style-name="P6">Fé Jíla (General)- Commander of the Báun (legion) of Prince Síga of Nársha [4,400 men]. He <text:tab/>is the younger brother of Prince Síga of Brákel Isle. [AoTV5]</text:p>
      <text:p text:style-name="P28">G</text:p>
      <text:p text:style-name="P6">Gári of the Opal Sands (Magnate, General)- He is the Magnate (ruler) of Ku'úl Isle (in a <text:tab/>feudal sense) and general of the Báun (legion) of the city of <text:span text:style-name="T1">Á</text:span>tlimn. He commands a <text:tab/>fleet of 2 triremes, 15 biremes, and 25 smaller craft. [AoTV5]</text:p>
      <text:p text:style-name="P28">H</text:p>
      <text:p text:style-name="P6">Háka of the Green Stone Mansion (Ruler, General)- She is the ruler of Ríss Isle and is <text:tab/>overly conservative. She commands the Báun (legion) of Háka of Ríss [1,200 men], and <text:tab/>refuses to aid any other island. She has a fleet of 2 triremes, 4 biremes, and 32 <text:tab/>smaller craft. [AoTV5]</text:p>
      <text:p text:style-name="P6">Hanelh (Sorcerer)- Lives on Dlekelné Isle. 32yrs old in 2354 AS. [MARB]</text:p>
      <text:p text:style-name="P6">Héle Vái of the Blue Cove (General)- Commander of the Báun (legion) of Héle Vái of the <text:s/><text:tab/>Blue Cove [3,000 men]. A subordinate of Yemái Dalési (in a feudal sense). He is <text:tab/>based in the city of Mikhá'á with whom the city of Khrüsh has warred for <text:tab/>generations. He commands a fleet of 2 biremes and 30 smaller craft. [AoTV5] </text:p>
      <text:p text:style-name="P6">Hú-Shá-Gsh (Shén General)- He commands the Gá-Hŕ of the Ebon Egg of Ssorvá with a strength <text:tab/>of 2401 Shén (the standard Shén legion strength). He also commands the transport <text:tab/>ships and <text:s/>7 triremes which escorted them. The unit was sent by the lords of Shényu <text:tab/>to aid the Tsoléi against the Livyáni, but all it has done is build a Shén <text:tab/>fortified enclave on a cove SW of the city of Khrüsh. [AoTV5]</text:p>
      <text:p text:style-name="P28">K</text:p>
      <text:p text:style-name="P6">Ka'o (Ship Captain)- Ship captain from Dlakelné Isle. 32yrs old in 2354 AS. [MARB]</text:p>
      <text:p text:style-name="P28">L</text:p>
      <text:p text:style-name="P6">Lékko of Blue-water Bay [LoT]</text:p>
      <text:p text:style-name="P28">M</text:p>
      <text:p text:style-name="P6">Mí'a of the Pale-Mist Pool- One of the Ecclesiarchs of the Temple of the Dual Gods of the <text:tab/>Two Moons of Hólis Isle. [LoT]</text:p>
      <text:p text:style-name="P28">N</text:p>
      <text:p text:style-name="P6">Neigá of the Sandspit Mansion [LoT]</text:p>
      <text:p text:style-name="P28">R</text:p>
      <text:p text:style-name="P6">Ré of the Isle of Stones (Ruler, General)- He is the ruler of the city of Khu'ú on Ku'úl <text:tab/>Isle, and is the subordinate (in a feudal sense) of Gári. He commands a Báun of <text:tab/>1,300 men, but a fleet of 20 biremes, and 30 smaller craft. [AoTV5]</text:p>
      <text:p text:style-name="P28">S</text:p>
      <text:p text:style-name="P6">Shá-Kn-Hŕ (Shén General)- Sent by the lords of Shényu from the inland city of Chrí. He <text:tab/>commands the Gá-Hŕ [legion] of the One Who Rends on Llürúra Isle. [AoTV5]</text:p>
      <text:p text:style-name="P6">Síga of Nársha (Prince)- Ruler of Brákel Isle. He has a fleet of 4 triremes, 15 biremes, <text:tab/>and 30 smaller craft. He has refused to aid the other islands of Tsoléi against the <text:tab/>incursions of the Livyáni. [AoTV5]</text:p>
      <text:p text:style-name="P28">T</text:p>
      <text:p text:style-name="P6">T<text:span text:style-name="T1">ŕ</text:span>-Hss (Shén General)- Sent by the lords of Shényu <text:s/>from the village of Ti-Sà. He commands <text:tab/>the Gá-H<text:span text:style-name="T1">ŕ</text:span> of the Heroes of Morcháptla. They were originally sent to <text:span text:style-name="T1">Á</text:span>tlimn on Ku'úl <text:tab/>Isle but the transport ships were blown of course and they landed on Dlakelné Isle <text:tab/>instead where they remain. [AoTV5]</text:p>
      <text:p text:style-name="P6">Túma of the Wind Cave (General)- He is the subordinate (in the feudal sense) of Prince <text:tab/>Síga of Brákel Isle. He commands the Báun (legion) of Túma of the Wind Cave [2,050 <text:tab/>men], and he has a fleet of 1 bireme and 14-15 smaller craft. The Livyáni have <text:tab/>offered him large amounts of gold to aid them. [AoTV5]</text:p>
      <text:p text:style-name="P6">Tutlámish Arrimúda (General)- A Mu'ugalavyáni from Khéiris who commands the Báun (legion) <text:tab/>of Tutlámish of Khéiris [800 men]. He also commands a fleet of 1 trireme, 4 biremes, <text:soft-page-break/><text:tab/>and 20 smaller craft, and he was given the southern region of Mní Isle as a semi-<text:tab/>autonomous fief. [AoTV5]</text:p>
      <text:p text:style-name="P28">V</text:p>
      <text:p text:style-name="P6">Válla of the Portal (Lord, General)- He is lord of Dlú'nir on Dlakelné Isle. He commands <text:tab/>about 1,000 troops and a fleet of 1 trireme, 5 biremes, and 15 smaller craft. <text:tab/>[AoTV5]</text:p>
      <text:p text:style-name="P6">Vrú of the Red Rock House- A pirate leader from Ngáro Isle with a small fleet of biremes <text:tab/>under his command. He lost his fleet and city to the Livyáni before moving to <text:tab/>Llürúra becoming a guerrilla leader in its interior. [AoTV5]</text:p>
      <text:p text:style-name="P28">Y</text:p>
      <text:p text:style-name="P6">Yeméa Dalési (General)- Commands the Báun (legion) of the City of Khrüsh on Khrüsha Isle <text:tab/>[6,500 men]. He has a fleet of 1 quinquereme, 1 trireme, 15 biremes, and 60 smaller <text:tab/>craft. He sent a token force [120 men] to aid Llürúra Isle's fight against the <text:tab/>Livyáni. [AoTV5] </text:p>
      <text:p text:style-name="P6"/>
      <text:p text:style-name="P6"><text:s text:c="2"/><text:span text:style-name="T9">Tsolyánu</text:span></text:p>
      <text:p text:style-name="P28">A</text:p>
      <text:p text:style-name="P7">Abáshu hiKekkél (Priest)- Born 2335 AS into the Red Stone clan of Tumíssa. High Ritual <text:tab/>Priest of Chiténg. Brother of Gúrush, a priest of Wurú. [MitV2]</text:p>
      <text:p text:style-name="P7">Abasudaste hiMeshi (Courtesan)- A nationally renown albino courtesan who travels around <text:tab/>the empire setting up Maidens of the Hidden Knives Societies in temples of Hriháyal. <text:tab/>[BRA]</text:p>
      <text:p text:style-name="P7">Achán- The occupant of the House of the First Founder in the Valley of Kashkomai. He is <text:tab/>the Protector of the Valley. [BRA]</text:p>
      <text:p text:style-name="P6">Achán hiTlaste- Formerly hiSayanu of the Red Mountain clan of Jakálla [?]. Sometimes known <text:tab/>as hiFayán of Tumíssa. [OTWS]</text:p>
      <text:p text:style-name="P6">Achán hiArusá (Hunter)- High pinnacle clan. </text:p>
      <text:p text:style-name="P6">Achán hiHetkune- Sárku worshiper. 32yrs old in 2354 AS. [MARB]</text:p>
      <text:p text:style-name="P6">Achán hiRírutla (Clan Master)- Clan Master of the Ewer of Gold Outpouring clan in Sétnakh. <text:tab/>25yr old Hnálla worshiper who is not liked but is good at his job. [SotI]</text:p>
      <text:p text:style-name="P6">Achán hiSayanu</text:p>
      <text:p text:style-name="P6">Achán hiTuplángte (Soldier)- Dark Water clan worshiper of Sárku. </text:p>
      <text:p text:style-name="P6">Achán hiZnáyu- Scarlet Sail clan.</text:p>
      <text:p text:style-name="P6">Achán hiVraisanu (Weapon Master)- Professional duelist and teacher who views sword play as</text:p>
      <text:p text:style-name="P6"><text:tab/>an art form. Golden Dawn clan. [YG-TUM]</text:p>
      <text:p text:style-name="P6">Acka'sa hiMiridame (Official)- Karakán worshiper from the Golden Sunburst clan of <text:tab/>Avanthár. 53yrs old in 2354 AS. [MARB]</text:p>
      <text:p text:style-name="P6">Adlár hiFershéna- Karakán worshiper from the Sword of Fire clan. Red Sword clan. A former <text:tab/>Imperial Messenger. [BRA].</text:p>
      <text:p text:style-name="P6">Adlár hiKhursa (Priest)- 4<text:span text:style-name="T11">th</text:span> Circle Sorcerer-Priest of Sárku in Jakálla. White Crystal <text:tab/>clan. Cousin to Shemek. He is ambitious. 23yrs old. [EoALWI6]</text:p>
      <text:p text:style-name="P6">Aden hiSarel- 32yrs old in 2354 AS. [MARB]</text:p>
      <text:p text:style-name="P6">Adonai hiKorokól (Official)- Palace of the Realm Official in Sokátis. Black Shadow clan. <text:tab/>32yrs old in 2354 AS. [MARB]</text:p>
      <text:p text:style-name="P6">Adsulana Tlakotáni (Princess)- Revealed before the new Kólumejàlim where she renounced the <text:tab/>Gold. [BRA]</text:p>
      <text:p text:style-name="P6">A'en hiTánkolel (Lady)- Vimúhla worshiper from the Great Stone clan. 16yrs old in 2354 AS. <text:tab/>[MARB]</text:p>
      <text:p text:style-name="P6">Aenon hiKétkolel (Priest)- Priest of Thúmis. A high cartographer. Amber Cloak clan.</text:p>
      <text:p text:style-name="P6">Ahan hiBasrim- Tsolyáni lover of Déq Dimáni [YG-TUM]. He left her.</text:p>
      <text:p text:style-name="P6">Ah Ti Ko- Originally from the Nyémesel Isles who lives in Hekéllu. Mrettén worshiper. <text:tab/>Member of the Tsolyáni Iron Helm clan. 18yrs old in 2354 AS. [MARB]</text:p>
      <text:p text:style-name="P6">Ahwazh (Foreigner)- lives in the Imperium but is lands to the south.[BRA]</text:p>
      <text:p text:style-name="P6">Aijom hiUsena (Merchant)- Karakán worshiping merchant from the Golden Sapphire clan. <text:tab/>[FtLGS]</text:p>
      <text:p text:style-name="P6">Aikolen hiMeshá (Priest)- High Scholar Priest of Avánthe. 31yrs old in 2354 AS. [MARB]</text:p>
      <text:p text:style-name="P6">Aikunar hiKurúshma (Priest)- Priest of Vimúhla in Béy Sǘ from the High Pinnacle clan. <text:tab/>34yrs old in 2354 AS. [MARB]</text:p>
      <text:p text:style-name="P6"><text:soft-page-break/>Ailia hiMarisayu- White Crystal clan. [MARB]</text:p>
      <text:p text:style-name="P6">Ailun hiChaisa- 32yrs old in 2354 AS. [MARB]</text:p>
      <text:p text:style-name="P6">Ailyn hiJneshmu (Clan Master)- Clan Master of the First Moon clan of Jakálla. She is a <text:tab/>Avánthe worshiper. 39yrs old in 2354 AS. [MARB]</text:p>
      <text:p text:style-name="P6">Ainé (Lady)- Daughter of Ka'ám.</text:p>
      <text:p text:style-name="P6">A'is hiOtonu (Major Domo)- Vimúhla worshiper from the Red Mountain clan. 49yrs old in </text:p>
      <text:p text:style-name="P6"><text:tab/>2354 AS. [MARB]</text:p>
      <text:p text:style-name="P6">Aisun hiTargune (Sorcerer)- Vimúhla worshiper from the Vríddi clan of Avanthár. 68yrs old <text:tab/>in 2354 AS. [MARB]</text:p>
      <text:p text:style-name="P6">Aiyeya hi? (Matriarch)- A matriarch of the Golden Sheaf clan in Vresa fief near Tu'únmra. <text:tab/>Avanthe worshiper. 50yrs old in 2354 AS. [MARB]</text:p>
      <text:p text:style-name="P6">Aiylyn hiVíridun (Priestess)- Priestess of Hrü'ǘ from the Iron Helm clan of Méku. 19yrs <text:tab/>old in 2354 AS. [MARB]</text:p>
      <text:p text:style-name="P6">Ajái hiVáisoner (Priest)- A poet and priest of Ksárul from the Cloak of Azure Gems clan. <text:tab/>[YG-TUM]</text:p>
      <text:p text:style-name="P6">Ajái hiVríddi (Priest)- Born 2319 AS into the Vríddi clan of Fasiltúm. He is a High Ritual</text:p>
      <text:p text:style-name="P6"><text:tab/>Priest of Chiténg and holds the office of Ritual Preceptor. Allied with Da'inál and <text:tab/>a rival of Éttukeng. [MitV2]</text:p>
      <text:p text:style-name="P6">Ajanu hiMralsa (Priest)- Priest of Belkhánu with the Legion of the Golden Sphere. [YG-TUM]</text:p>
      <text:p text:style-name="P6">Ajjnái Teshkúma (Emperor)- False emperor who was defeated and slain in 445 AS. [SB]</text:p>
      <text:p text:style-name="P6">Akan hiKétkolel (Soldier)- Tirrikámu in the Legion of Ever-Present Glory, 1<text:span text:style-name="T11">st</text:span> Imperial <text:tab/>Heavy Infantry. A Karakán worshiper from Tumíssa. </text:p>
      <text:p text:style-name="P6">Akhún hiMeshuné (Scribe)- From Mrelú and renown for his calligraphy. [KD]</text:p>
      <text:p text:style-name="P6">Akkarin hi? (Guard)- Former legionnaire but now a temple guard at the Temple of Dlamélish <text:tab/>and Hriháyal in Thranaka. She is a Hriháyal worshiper of the Shadowed Moon clan. <text:tab/>She is very close to Kitai hi? (they are like sisters except for the blood). She <text:tab/>took Tsodlan hi? as her 1<text:span text:style-name="T11">st</text:span> husband and has one child (Chranyel 2yrs old) by him. <text:tab/>[SMC]</text:p>
      <text:p text:style-name="P6">Aknállu hiHketoketl (Priest)- 2<text:span text:style-name="T11">nd</text:span> Circle Administrative Priest of Keténgku in Béy Sǘ from <text:tab/>the Golden Dawn clan. Trained as an engineer and architect. [GDC]</text:p>
      <text:p text:style-name="P6">Aknállu hiTikéshmu (Priest)- High Priest of Hnálla in Béy Sǘ, and a member of the Priestly <text:tab/>Party. Green Bough clan. Born 2316 AS [SB]. He is the highest ritual priest of <text:tab/>Hnálla in the empire and the Master of the Crystal of Pure Light Society as well as <text:tab/>the honorary commander of the Legion of Hnálla, Master of Light, 4<text:span text:style-name="T11">th</text:span> Imperial Heavy</text:p>
      <text:p text:style-name="P6"><text:s text:c="6"/>Infantry [MitV1]. Golden Bough clan. [MARB]</text:p>
      <text:p text:style-name="P6">Akonél hiSsáivra (Priest)- Brother of Hóru. Golden Bough Clan. Temple commandant of Hnálla <text:tab/>in Penóm. [GuoT]</text:p>
      <text:p text:style-name="P6"><text:span text:style-name="T1">Á</text:span>koleng hiChunmíyel (Priestess)- High Priestess of Hnálla in Butrús from the High Pinnacle <text:tab/>clan. 58yrs old, but not from Butrús; however, she is a westerner. [BG]</text:p>
      <text:p text:style-name="P6">Ale'r hiKarodla (Warrior)- Hrü'ǘ worshiping warrior from the Black Stone clan of Tumíssa. <text:tab/>27yrs old in 2354 AS. [MARB]</text:p>
      <text:p text:style-name="P6">Alesmu hiChákanu (Soldier)- Kási and a Vimúhla worshiper from the Red Stone clan. 23yrs <text:tab/>old in 2354 AS. [MARB]</text:p>
      <text:p text:style-name="P6">Aletheya hiSénkolum (Priestess)- High Priestess of Ksárul from the Dark Moon clan of <text:tab/>Jakálla. 28yrs old in 2354 AS. [MARB]</text:p>
      <text:p text:style-name="P6">Aléya “The Damsel of Purity” hiTlakotáni (Empress)- 52<text:span text:style-name="T11">nd</text:span> Seal Empress ruled 1872-1931 AS. <text:tab/>Worshiper of Avánthe and Dilinála. Died without issue. [SB]</text:p>
      <text:p text:style-name="P6">Alíka hiMordávra- Mother of Hóru. [GuoT]</text:p>
      <text:p text:style-name="P6">Aliná hiNakkodái (Priestess)- Priestess of Vimúhla from Fasiltúm. Clan not found. 32yrs <text:tab/>old in 2354 AS. <text:tab/>[MARB]</text:p>
      <text:p text:style-name="P6">Aliná hiVráisu (Clan Woman)- She met and married to Nirunel hiHkétoketl (Lay Priest of <text:tab/>Chegárra in Béy Sǘ) when he was assigned as a priest in Khirgár. She is a devout <text:tab/>follower of Avánthe and keeps the tax records of the clan house in Béy Sǘ. Mother of <text:tab/>the quintuplets, Tiana, and Aknallu. Golden Dawn clan. [GDC]</text:p>
      <text:p text:style-name="P6">Alkódla hiArusá (Official)- Born 2318 AS into the Black Moon clan of Béy Sǘ. He is a <text:tab/>Perfect in the Palace of Foreign Lands. He has 2 wives with 2 sons. Wurú worshiper. <text:tab/>[MitV2]</text:p>
      <text:p text:style-name="P6">Alku hiBayur (Soldier)- Vimúhla worshiping soldier from Khirgár of the Red Star clan. <text:tab/>32yrs old in 2354 AS. <text:tab/>[MARB]</text:p>
      <text:p text:style-name="P6"><text:soft-page-break/>Allahinu <text:s/>hi? (Priest)- Warrior-priest of Chegárra in Béy Sǘ. Red Sun clan, and 29yrs old <text:tab/>in 2354 AS. [MARB]</text:p>
      <text:p text:style-name="P6">Al-Lan Tanniam hiBalam (Lay Priest)- Lay Priest of Thúmis who was born and raised in <text:tab/>Jakálla. Never journeyed outside of the city until recently when he accompanied a <text:tab/>Chlén-cart caravan on clan (Turning Wheel) business. Was 34yrs old in 2347 AS when <text:tab/>he died in combat while on clan business on a clan Tnék attacked by a Hlǘss ship <text:tab/>between Vrá and Thayúri isles. [AH]</text:p>
      <text:p text:style-name="P6">Alü hiCháisha</text:p>
      <text:p text:style-name="P6">Alyána Desátl (Lady)- Wife of Tupénish. Her father is a High Preceptor in the Temple of <text:tab/>Hŕsh. Her mother is sister of Lord Hurusámish Satléna, the High General of the <text:tab/>Legion of Mourners in Sable. [BtB]</text:p>
      <text:p text:style-name="P6">Amáru hiVáisoner- Born 2300 AS and a former sailor under Captain Hárchar. [MitV2]</text:p>
      <text:p text:style-name="P6">Amé hiCháika- A girl who lives in Penóm. [BtB]</text:p>
      <text:p text:style-name="P6">Amilesha hiSankyu (Priestess)- Priestess of Dilinála from the Green Reed clan. 32yrs old <text:tab/>in 2354 AS. [MARB]</text:p>
      <text:p text:style-name="P6">Amíya hiSsáivra (Lady)- Wife of Murússa hiKhánme. [MitV2]</text:p>
      <text:p text:style-name="P6"><text:span text:style-name="T1">Á</text:span>mkhon Beqf (Priest)- Ritual Priest of Vimúhla in Butrús. He is from N'lǘss and his <text:tab/>original name was Kshurrghút. He is in his early 30's. He came to the temple from <text:tab/>Mu'ugalavyá. [BG]</text:p>
      <text:p text:style-name="P6">Anér hiTlángtel (Husband)- Standing Stone clan in Sétnakh. <text:tab/>Married to Mnéssa with no <text:tab/>children. [SotI]</text:p>
      <text:p text:style-name="P6">Angredai hiBasrimkoi (Clan Elder)- Clan Elder in the Round Rock clan of Hekéllu and head <text:tab/>of the lineage. [EoASWI5]</text:p>
      <text:p text:style-name="P6">Anka'á hiQolyélmu (Priestess)- Priestess of Dlamélish at Kankára 2362 AS [Fs]. Senior High <text:tab/>Priestess at Avanthár where she was either the #2 or #3 in the empire [GuoT]. Born <text:tab/>2344 AS into the White Stone clan of Avanthár, and is currently the High Priestess <text:tab/>there [MitV2]. Known to be devoted to very odd rituals.[Fs]</text:p>
      <text:p text:style-name="P6">Antú hiAgnásh (Temple Soldier)- Dritlán of the temple guards of the Temple of Chiténg. Red <text:tab/>Star clan. [YG-TUM]</text:p>
      <text:p text:style-name="P6">Anushin of Koylugá (Agent)- Top operative of the Den of Profitable Joy. [EoASWI2]</text:p>
      <text:p text:style-name="P6">Aómu Séru hiSafénya (Priest)- Senior Commandant of the Temple of Ksárul in Butrús. 48yrs <text:tab/>old from the Black Hand clan. [BG]</text:p>
      <text:p text:style-name="P6">Aosésna hi? (General)- Originally from Saá Allaqí who commanded the Legion of Mengáno the <text:tab/>Jakállan during the time of Hejjéka II “The Heretic” (1325-1340 AS). [KD]</text:p>
      <text:p text:style-name="P6">Aqirúng hiUlél (Dentist)- Chief of Staff of the Hospice of Gleaming Teeth in Butrús. A <text:tab/>Keténgku worshiper who is 36yrs old from the Golden Sheaf clan, and a member of the <text:tab/>Staff of Mercy Society. He is not on good terms with either the High Priest of <text:tab/>Thúmis nor the High Priest of Keténgku. [BG]</text:p>
      <text:p text:style-name="P6">Arái hiSsáivra (Lord)- From Jakálla. [BtB]</text:p>
      <text:p text:style-name="P6">Araken hiArusa (Governor)- Golden Staff clan of Usenánu and a Thúmis worshiper. 62yrs old <text:tab/>in 2354 AS. [MARB]</text:p>
      <text:p text:style-name="P6">Archune hiTlanmera (Official)- Keténgku worshiper from the Grey Wand clan of Jakálla. <text:tab/>55yrs old in 2354 AS. [MARB]</text:p>
      <text:p text:style-name="P6">Arekoyani hihiNimosa (Priestess)- Treasurer in the Pála Jakálla temple of Dlamélish. [BRA]</text:p>
      <text:p text:style-name="P6">Areli Turugdashen hiFesrengála- A Dedaratkoi of Thúmis. Daughter of Khivasha hiFesrengála <text:tab/>and Dha'ala hiKharsan. She was sent to the Monastery of the Grey Cloak early by the <text:tab/>clan (Golden Dawn) as she showed more intelligence than usual. [GDC]</text:p>
      <text:p text:style-name="P6">Áreli hiRánmiyel- Hmá hearder. Lake of Stones. [TEPT]</text:p>
      <text:p text:style-name="P6">Areli hiUsena (Priestess)- Lay Priestess of Thúmis from the Golden Sapphire clan. [FtLGS]</text:p>
      <text:p text:style-name="P6">Arésmu hiAmiyála (Poet)- Composer of “The Final Song of Chá-Nume” in 976 AS. [KD]</text:p>
      <text:p text:style-name="P6">Aresu hiShavry (Soldier)- Sárku worshiper from the Dark Fear clan. 32yrs old in 2354 AS. <text:tab/>[MARB]</text:p>
      <text:p text:style-name="P6">Arija Dno- Originally from M'mórcha but now lives in Jakálla. 21yrs old in 2354 AS. [MARB]</text:p>
      <text:p text:style-name="P6">Arijan hiSamvara (Agent)- OPAL agent. [EoASWI2] </text:p>
      <text:p text:style-name="P6">Arimála hiTlakotáni (Princess)- Born 2341 AS but raised as Ma'ála hiChishán in the Clan of <text:tab/>Sweet Singing Glory in Khirgár. She was revealed in 2357 AS, but later gave up the <text:tab/>“Gold” and retired to Tumíssa to sculpt. She is an Avánthe worshiper. [MitV1]</text:p>
      <text:p text:style-name="P6">Arínu hiVríddi (Elder)- Clan father of Mirusíya before he was revealed as a prince. <text:tab/>Vimúhla worshiper. [KD]</text:p>
      <text:p text:style-name="P6"><text:soft-page-break/>Arísa hiDlekutál (Priestess)- Scholar Priestess of Thúmis in Béy Sǘ. [BSWR]</text:p>
      <text:p text:style-name="P6">Arísa hiSsáivra- Vimúhla worshiper from the Red Sun clan of Jakálla. 32yrs old in 2354 AS. <text:tab/>[MARB]</text:p>
      <text:p text:style-name="P6">Arítl hiBashúvra- Clan of the Company of the Edification of the Soul. A professional <text:tab/>executioner. [Fs]</text:p>
      <text:p text:style-name="P6">Arizáshte hiChaishyáni (Priest)- Born 2330 AS into the Golden Sunburst clan of Páya Gupá. <text:tab/>High Administrative Priest of Karakán in Páya Gupá. The bureaucratic counterpart to <text:tab/>Túlkesh [MitV1]. He is gaunt, dour, and smells of ink and dry account books. [CoA]</text:p>
      <text:p text:style-name="P6">Arján hiTéshku (Priest)- Born 2336 AS into the Golden Bough clan of Béy Sǘ. He is a High <text:tab/>Scholar Priest in the Temple of Belkhánu, and a fanatic foe of Sárku [MitV1]. 32yrs <text:tab/>old in 2354 AS. [MARB]</text:p>
      <text:p text:style-name="P6">Arjásu hi?- Crossbowman in <text:s/>Trínesh's Karéng in the Legion of the Storm of Fire. A 10-year <text:tab/>veteran and good soldier. [Fs]</text:p>
      <text:p text:style-name="P6">Arjaí hiVáisoner (Priest)- Priest of Ksárul in Avanthár [LoT]. Iene is his wife.</text:p>
      <text:p text:style-name="P6">Arjuan hiDaránu (Scribe)- Imperial copyist and scribe of Thúmis in Tumíssa. Belongs to the <text:tab/>Clan of the Victorious Globe. [MoG]</text:p>
      <text:p text:style-name="P6">Arjutmé hiMirikétme (Priest)- Born 2300 AS into the Black Water clan of Jakálla. He is a <text:tab/>high ritual priest of Hrü'ǘ in Jakálla. [MitV2]</text:p>
      <text:p text:style-name="P6">Arkhan hiKétkolel (Soldier)- Tirrikámu in the Legion of Ever-Present Glory. Might of Gánga <text:tab/>clan from Tumíssa. [BRA]</text:p>
      <text:p text:style-name="P6">Arkhane hiKétkolel</text:p>
      <text:p text:style-name="P6">Arkháne hiPurushqé (Lord)- Commander of the Legion of Kétl [prison guards], 4<text:span text:style-name="T11">th</text:span> Imperial <text:tab/>Medium Infantry. He belongs to the Sea Blue clan and is the commander of the Tólek <text:tab/>Kána Pits [MoG]. Belkhánu worshiper and was 32yrs old in 2354 AS. [MARB]</text:p>
      <text:p text:style-name="P6">Arkhaz (Warrior)- A Livyáni warrior who is devoted to Lillueb (2<text:span text:style-name="T11">nd</text:span> wife of Kamodai hi?) who <text:tab/>is also from Livyánu. Their Morning Mist clan is in an alliance with the Shadowed <text:tab/>Moon clan. [SMC] </text:p>
      <text:p text:style-name="P6">Arkho hiTaika (Official)- Avánthe worshiper from the White Stone clan of Hekéllu. 40yrs <text:tab/>old in 2354 AS. [MARB]</text:p>
      <text:p text:style-name="P6">Arkin hiSengele (Priest)- Chief sorcerer in the Pála Jakálla temple of Avánthe. 44yrs old <text:tab/>of the Blue Sun clan. He is rumored to be in deep debt from his taste for expensive <text:tab/>women. [BRA]</text:p>
      <text:p text:style-name="P6">Arko hi? (Servant)- Butler of Tekunu hiQolyelmu. [BRA]</text:p>
      <text:p text:style-name="P6">Arkodai hi? (Poet)- A Belkhánu worshiper. Clan not found. 32yrs old in 2354 AS. [MARB]</text:p>
      <text:p text:style-name="P6">Arksa hiVayka (Priest)- Priest of Ksárul in the Ndálu clan of that temple. Clan uncle of <text:tab/>Nikun hiSayodla. Of the Blue Hood clan. He is considered a pleasant but rather <text:tab/>harmless person by the inner circles of the clan. His information is considered to <text:tab/>be more “surface” than “substance” [BRA]</text:p>
      <text:p text:style-name="P6">Arkún hiMeshuné (Scribe)- A famous calligrapher from Mrelú. </text:p>
      <text:p text:style-name="P6">Arkut hiFershena (Official)- Palace of the Realm in Pála Jakálla. 51yrs old from the Grey <text:tab/>Wand clan. Blind but with a eidectic memory. [EoASWI5]</text:p>
      <text:p text:style-name="P6">Arkutu hiKogush (Guard)- Former soldier in the Legion of the Citadel of Glory, and now <text:tab/>clan guard of the Onyx Anchor clan, Avánthe worshiper. Nicknamed “Poleaxe”. He is <text:tab/>firm but fair. [ST]</text:p>
      <text:p text:style-name="P6">Árkútu hiKúrodu (General)- Commander of the Battalions of the Seal of the Worm, 9<text:span text:style-name="T11">th</text:span> <text:tab/>Imperial Medium Infantry. Currently based in the City of Sárku [MitV2]. Commander of <text:tab/>the Legion of Armored Death, loyal to the Usurper, and he belongs to the Dark Fear <text:tab/>clan [PoS]. A Mríyan in the Temple of Sárku. 32yrs old in 2354 AS. [MARB]</text:p>
      <text:p text:style-name="P6">Arkutu hiTresal (Guard)- Tirrikámu of the Temple Guards in the Temple of Chiténg in Béy <text:tab/>Sǘ. Good friend of Tsutel hiHketoketl. From the Red Sky clan. [GDC]</text:p>
      <text:p text:style-name="P6">Arkutu hiTukun [EoALWI6]</text:p>
      <text:p text:style-name="P6">Arlúa hiSarrán- A Marék bodyguard. [MitV1]</text:p>
      <text:p text:style-name="P6">Arlúa hiSarsan Priestess)- Priestess of Dlamélish from the Green Kirtle clan of Hekéllu. <text:tab/>23yrs old in 2354 AS. [MARB]</text:p>
      <text:p text:style-name="P6">Armékh hiNarkoná (Officer)- Herald of a Vimúhla legion during the civil war. [MitV2]</text:p>
      <text:p text:style-name="P6">Arodái Nikúma hiTlakotáni (Emperor)- 16<text:span text:style-name="T11">th</text:span> Seal Emperor ruled 641-709 AS. Fought the <text:tab/>“Shopkeepers War” which gained some rights for the merchants and middle-class <text:tab/>agricultural clans. [SB]</text:p>
      <text:p text:style-name="P6">Arsála hiChagotlékka (Sorceress)- Mirusíya's personal sorceress. She blinded her self in <text:soft-page-break/><text:tab/>order to have no distractions. [Fs &amp; KD]</text:p>
      <text:p text:style-name="P6">Arshú'u “The Ever-Splendid” hiTlakotáni (Emperor)- 58<text:span text:style-name="T11">th</text:span> Seal Emperor ruled 2234-2291 AS. <text:tab/>Excellent statesman. Signed treaties with Livyánu and Pecháno. [SB]</text:p>
      <text:p text:style-name="P6">Arsuél hiTekéshmu- Son of Hársan from Tlayésha. [DoK]</text:p>
      <text:p text:style-name="P6">Arsula hiChagorlékka (Priestess)- Sorceress in the Jakálla Temple of Vimúhla. Red Sun <text:tab/>clan. 33yrs old in 2354 AS. [MARB]</text:p>
      <text:p text:style-name="P6">Arsunu hiViritle (Priest)- Priest of Chegárra. Red Stone clan. [MARB]</text:p>
      <text:p text:style-name="P6">Artékh hiAmiyála (Official)- Governor of Thráya during the reign of Emperor Metlunél II <text:tab/>(1202-1251 AS). [MitV1]</text:p>
      <text:p text:style-name="P33">Artú hiKársha (Guardsman)[S&amp;GPH]</text:p>
      <text:p text:style-name="P6">Artukka hiVraisu (Clan Master)- Clan master of the Golden Dawn clan in Khirgár.[BRA]</text:p>
      <text:p text:style-name="P6">Artuzhá hiMriyatláku (Soldier)- Karakán worshiper. Was a soldier in one of Prince Eselne's </text:p>
      <text:p text:style-name="P6"><text:s text:c="32"/>legions. 40yrs old in 2354 AS. [MARB]</text:p>
      <text:p text:style-name="P6">Arukán hiMehté (Scholar)- Born into the Rising Sun clan of Hekéllu. He is Narú <text:tab/>hiKéllikar's best friend – the only one outside of the Temple of Ksárul who knows <text:tab/>Narú's true nature. He himself is a sorcerer of Grugánu, and he is attempting to <text:tab/>construct a Yéleth as his Labor of Reverence. [JD]</text:p>
      <text:p text:style-name="P6">Arúken hiArusá (Official)- Worshiper of Thúmis. Born into the Golden Staff clan of Usenánu <text:tab/>where he is the governor. [MitV1]</text:p>
      <text:p text:style-name="P6">Arúken hiArusá (Priest)- Artist and priest of Avánthe from the Golden Dawn clan. ]YG-TUM]</text:p>
      <text:p text:style-name="P6">Aruja- A Srámuthu who lives in the underworld of Púrdimal. [KD]</text:p>
      <text:p text:style-name="P6">Arumél hiChánkolel (Lord, General)- Lead the rogue Ecumenical Army to break the siege of <text:tab/>Tléku Miriyá and rescue Prince Mirusíya during the war with Yán Kór. His wife is a <text:tab/>Vimúhla worshiper. Father of Ta'íka. [MitV1]</text:p>
      <text:p text:style-name="P6">Arundómu hiFershéna- Discovered an ancient cache beneath the City of Sárku around 2310 AS. <text:tab/>[MoG]</text:p>
      <text:p text:style-name="P6">Arun hiChorkhai (Priest)- Priest of Vimúhla from the Red Sword clan. 19yrs old in 2354 AS. <text:tab/>[MARB]</text:p>
      <text:p text:style-name="P6">Arun hiChusel (Warrior)- Hrü'ǘ worshiper of the Black Stone clan. 32yrs old in 2354 AS. <text:tab/>[MARB]</text:p>
      <text:p text:style-name="P6">Aruonmu hiSsánmirin (Soldier)- Commander of the Legion of the Blue Peak, brother to</text:p>
      <text:p text:style-name="P6"><text:s text:c="6"/>Bush'un hiSsánmirin who is the commander of the Legion of the Ruby Hand. He is of</text:p>
      <text:p text:style-name="P6"><text:s text:c="6"/>the Sea Blue clan of Jakálla. [YG-F]</text:p>
      <text:p text:style-name="P6">Arutlun hiKangmra (Soldier)- Sárku worshiping soldier from the Domed Tomb clan of Sunráya <text:tab/>who now lives in Tsolyánu. 32yrs old in 2354 AS. [MARB]</text:p>
      <text:p text:style-name="P6">Arvonmu hiSsánmirin (General)- Avánthe worshiper from the Sea Blue clan of Jakálla. 53yrs <text:tab/>old in 2354 AS. [MARB]</text:p>
      <text:p text:style-name="P6">Aryela hiValsur (Lady)- Hrü'ǘ worshiper from the Dark Fear clan. 23yrs old in 2354 AS. <text:tab/>[MARB]</text:p>
      <text:p text:style-name="P6">Asan hi? (Warrior)- Vimúhla worshiper. Clan not found. 32yrs old in 2354 AS. [MARB]</text:p>
      <text:p text:style-name="P6">Asau hiTlakotáni (Lady)- 35yrs old in 2354 AS. [MARB]</text:p>
      <text:p text:style-name="P6">Ase'a hiMurunel (Priestess)- Priestess of Dlamélish from the Sea Blue clan of Chéne Hó. <text:tab/>32yrs old in 2354 AS. [MARB]</text:p>
      <text:p text:style-name="P6">Ashqó hiVrayússa (Regent)- High Princeps of the OPAL and regent for the children of Héshqu <text:tab/>Miúna I 196-219 AS. [KD]</text:p>
      <text:p text:style-name="P6">Ashiyan hiValsur (Lady)- Hrü'ǘ worshiper of the Dark Fear clan. 19yrs old in 2354 AS. <text:tab/>[MARB]</text:p>
      <text:p text:style-name="P6">Ashmái hiChélekem (Courtesan)- From Ferinára but now in Butrús and in competition with <text:tab/>Chíra as the reigning belle of Butrús. [BG]</text:p>
      <text:p text:style-name="P6">Ashóretl Tikása “The Power Forever” hiTlakotáni (Emperor)- 11<text:span text:style-name="T11">th</text:span> Seal Emperor ruled 384-</text:p>
      <text:p text:style-name="P6"><text:tab/>444 AS. A strong ruler who made incursions into Mu'ugalavyá. [SB]</text:p>
      <text:p text:style-name="P6">Ashiyan hiVulsur (Lady)- Hrü'ǘ worshiper from the Dark Fear clan of Jakálla. 32yrs old in <text:tab/>2354 AS. [MARB]</text:p>
      <text:p text:style-name="P6">Asu hi? (Priestess)- Priestess of Vimúhla. Might of Gánga clan. 32yrs old in 2354 AS. <text:tab/>[MARB]</text:p>
      <text:p text:style-name="P6">Asun hiMeshmuru (Sailor)- From Jakálla. 32yrs old in 2354 AS. [MARB]</text:p>
      <text:p text:style-name="P6">Asuna hi? (Priestess)- Priestess of Dlamélish in Tumíssa. Clan not found. 32yrs old in <text:tab/>2354 AS. [MARB]</text:p>
      <text:p text:style-name="P6">Atqipal hi? (Cartographer)- One of the Cartographers of the Luminous Pylon. [RPGNW]</text:p>
      <text:p text:style-name="P6"><text:soft-page-break/>Atsaban hiÍto (Governor)- Governor of the Chagári Protectorate. 45Yrs old. [EoASWI5]</text:p>
      <text:p text:style-name="P6">Aunesu hiKurúshma (Priest)- Warrior-Priest of Vimúhla. 40yrs old in 2354 AS. [MARB]</text:p>
      <text:p text:style-name="P6">Auvqel hiViridáme (Priest)- Lay Scholar Priest of Thúmis, and sorcerer from Jakálla. [BRA]</text:p>
      <text:p text:style-name="P6">Aváyu “Dlajál” hiJalchéma (Gambler)- She is Pan Cháka's most famous gambler. [BG]</text:p>
      <text:p text:style-name="P6">Avéya hiBurútla (Lady)- Clan of the Jade Diadem. Magistrate of the Markets in the <text:tab/>Palace <text:tab/>of the Realm in Tumíssa. [MoG]</text:p>
      <text:p text:style-name="P6">Avuké'e Semt-Snékhi-Pser Jumrigáni hiChalchái- Head of the lineage in the Chakas. Golden <text:tab/>Sunburst clan. A snob's snob. [BG]</text:p>
      <text:p text:style-name="P6">Ayél hiNétkolun (Priestess)- Belongs to the Blue Stream clan. Priestess of Dilinála. [BtB]</text:p>
      <text:p text:style-name="P6">Aylyn hiChranme (Priest)- High Priest of Avánthe from the Blue Kirtle clan of Turenel. </text:p>
      <text:p text:style-name="P6"><text:tab/>32yrs old in 2354 AS. [MARB]</text:p>
      <text:p text:style-name="P28">B</text:p>
      <text:p text:style-name="P6">Ba'ashaan hiCharumvoy (Priest)- A warrior-priest of Ksárul from the Spiral Halls of <text:tab/>Eternity clan of Púrdimal. [GC-P]</text:p>
      <text:p text:style-name="P6">Ba'éku hiGaján (Priest)- Priest of Sárku in the village of Máshta outside of Jakálla. [BL]</text:p>
      <text:p text:style-name="P6">Baggu'azu Gamulu Diqqushsha (Thief)- Twin of Ta'akata and clan relative of Turzaq and in <text:tab/>his gang in Pála Jakálla. 21yrs old. [EoASWI5]</text:p>
      <text:p text:style-name="P6">Bahuné hi? (Soldier)- Served in the Legion of Megáno the Jakállan, 12<text:span text:style-name="T11">th</text:span> Imperial <text:tab/>Artillery, during the time of Empress Nrainué (1809-1872 AS) and was her paramour. <text:tab/>He was from Jakálla. [KD]</text:p>
      <text:p text:style-name="P6">Baisa hiKaiga (Priestess)- Priestess of Avánthe from the Blue Kirtle clan of Jakálla. <text:tab/>32yrs old in 2354 AS. [MARB]</text:p>
      <text:p text:style-name="P6">Bajekh hiBeshyéne (Priest)- Scholar Priest of Thúmis in Hekéllu. Grey Cloak clan. 32yrs <text:tab/>old in 2354 AS. [MARB]</text:p>
      <text:p text:style-name="P6">Bakheel hiSheschel (Alchemist)- Black Hood clan who lives in Fasiltúm. [BRA]</text:p>
      <text:p text:style-name="P6">Bakhtérr- Son of Mnérr, commander of the legion “The Black Band of Mnérr”. [PoS]</text:p>
      <text:p text:style-name="P6">Bákwemu Drashshü (Recruiter)- A recruiter for the Nchésh of the the Splendid Slayers of <text:tab/>Ssǘ. He, and his partner Linggákch, are Pecháni gentry. He has a splendid mustache, <text:tab/>and is known for his exploits of daring do, which keeps up the Pecháni tradition. He <text:tab/>and Linggákch are cousins and friends but so fierce is their competitions that may <text:tab/>think they are deadly rivals. [BG]</text:p>
      <text:p text:style-name="P6">Balai hiChankolun (Scholar)- Temple of Ksárul in Jakálla. His theory is that the <text:tab/>Chürstálli are the remnant of a great race that arrived from the Lost Home of the <text:tab/>Gods via the Towers. They were once bred and modified as guardians and warriors, but <text:tab/>they have now devolved to less than their original state. The theory is a cause of <text:tab/>some controversy. [BRA]</text:p>
      <text:p text:style-name="P6">Balane hiNezár (Business woman)- Clever and sophisticated Aridáni business woman and 1<text:span text:style-name="T11">st</text:span> <text:tab/>wife of Chúrisan. Grey Wand clan. [YG-TUM]</text:p>
      <text:p text:style-name="P6">Bálar hi? (Soldier)- Crossbowman in Trínesh's Karéng in the Legion of the Storm of Fire. A <text:tab/>young, brash, burly, roughly handsome rogue from the mountains around Hekéllu. A <text:tab/>lady's who chase women, drank, and gambled. [Fs]</text:p>
      <text:p text:style-name="P6">Balash hiChánkolu (Priest)- 5<text:span text:style-name="T11">th</text:span> Circle Warrior Priest of Vimúhla. 27yrs old from the Red <text:tab/>Sword clan. He is a fanatic and aspires to join the Legion of the Lord of Red <text:tab/>Devastation. A member of Dresu hiTánkolel's expedition. [EoASWI4]</text:p>
      <text:p text:style-name="P6">Balash hiUsena [FtLGS]</text:p>
      <text:p text:style-name="P6">Bálesh hiKhanúma (Clan Elder)- Clan Master of the Black Pinnacle clan of Sétnakh. While <text:tab/>Narkodlán was off serving in the Civil War, Bálesh took the position and forced his <text:tab/>rival's wife to marry him and the 11yr old daughter to become the concubine of his <text:tab/>adult son. He is small, devious, courteous, and ugly. Has one other wife but no <text:tab/>children. [SotI] <text:s/></text:p>
      <text:p text:style-name="P6">Balel hiAyanmu (Sorcerer)- Sárku worshiper from the Mourning Robe clan of Thráya. 32yrs <text:tab/>old in 2354 AS. [MARB]</text:p>
      <text:p text:style-name="P6">Bálesh hiFesrengála (Priest)- Administrative Priest of Karakán in Béy Sǘ from the Golden <text:tab/>Dawn clan. Oldest brother of Tsurána. 30 yrs old and a mid-level priest. Wife is <text:tab/>Pauél hiVraisúna. <text:span text:style-name="T29">[GDC]</text:span></text:p>
      <text:p text:style-name="P17">Bálesh hiRánmiyel (Priest)- A priest of Thúmis in Chéne Ho. [TEPT]</text:p>
      <text:p text:style-name="P6">Bálesh hiSóruna (Priest)- Priest of Karakán in Jakálla. </text:p>
      <text:p text:style-name="P6">Bálesh hiVargai (Priest)- Priest of Vimúhla from the Standing Reed clan of Chéne Hó. 32yrs <text:tab/>old in 2354 AS. [MARB]</text:p>
      <text:p text:style-name="P6"><text:soft-page-break/>Balinggar hiVa'anme (Merchant)- Hrü'ǘ worshiper from the First Moon clan Tléku. 32yrs old <text:tab/>in 2354 AS. [MARB]</text:p>
      <text:p text:style-name="P6">Baluma hiReda (Priestess)- Lay Priestess of Karakán who lives in Yán Kór. Great Stone.<text:tab/>32yrs old in 2354 AS. [MARB]</text:p>
      <text:p text:style-name="P6">Baluri hiThanu- Arrogant member of the Sword of Fire clan. Hates Kanmi'yel hiBashlatoi and <text:tab/>is engaged in constant litigations with him. [BRA]</text:p>
      <text:p text:style-name="P6">Ba'ne hi? (Soldier)- Blue Stream clan and Dilinála worshiper. Legion of the Sapphire <text:tab/>Kirtle, 12<text:span text:style-name="T11">th</text:span> Imperial Light Infantry. [FtLGS]</text:p>
      <text:p text:style-name="P6">Ba'ne hiNáshomai (Soldier)- She is a Karakán worshiper from the Golden Sapphire clan. <text:tab/>Champion for the Regiment of Noble Ssiyór of Mrelú. [FtLGS] </text:p>
      <text:p text:style-name="P6">Banyu hiHujavii [ST]</text:p>
      <text:p text:style-name="P6">Barakesh hiVu'umal- Military commander of the Company of the Crystal Sword.</text:p>
      <text:p text:style-name="P6">Baréka hiShanyál (Scholar)- High Pinnacle clan of Jakálla. Librarian and curator of Prince <text:tab/>Rereshqála's museum. Author of “The Ever-Glorious Empire: Éngsvan hla Gánga” [KD]. <text:tab/>Qón worshiper, and 57yrs old in 2354 AS. [MARB]</text:p>
      <text:p text:style-name="P6">Bárresha Hlaqórish (Professor)- Itinerate professor of the College of Phenomenal <text:tab/>Philosophy in Ssa'átis. Traveled to Butrús to study whether the Páchi Léi are <text:tab/>capable of reason and if they could be civilized. The college is a scientific <text:tab/>foundation funded by the Temple of Hŕsh and the Mu'ugalavyáni government. It has <text:tab/>high status in Mu'ugalavyá but low in the other Five Empires. [BG]</text:p>
      <text:p text:style-name="P6">Basdh hiTsátocha- White Face clan.</text:p>
      <text:p text:style-name="P6">Bashal hiNerutsu (Agent)- An agent of the Omni-Potent Azure Legion. High Tower clan. </text:p>
      <text:p text:style-name="P6"><text:s text:c="26"/>[MARB]</text:p>
      <text:p text:style-name="P6">Bashan “Big Nose” hiKogush (Head Man)- Village headman in the Flats of Tsechélnu. Onyx <text:tab/>Anchor clan. Avánthe worshiper. [ST]</text:p>
      <text:p text:style-name="P6">Bashan hiMetsoleng (Agent)- OPAL agent in Gilris. 36yrs old, and holds the rank of Kási <text:tab/>in the Intelligence Arm of the Legion. Master of disguise. [EoASWI2]</text:p>
      <text:p text:style-name="P6">Bashomu hiVorad (Lord, Priest)- 17<text:span text:style-name="T11">th</text:span> Circle Scholar Priest of Ksárul in Púrdimal. <text:tab/>Originally from Mrelú. A member of the Society of Blue Light. [GC-P]</text:p>
      <text:p text:style-name="P6">Basuhe hiTeyonel (Soldier)- Adopted son of Jilieth hiTeyonel. [FtLGS]</text:p>
      <text:p text:style-name="P6">Bayal hiMerqatani (Patriarch)- Patriarch of the Ebon Spire clan of Hekéllu. [EoASWI5]</text:p>
      <text:p text:style-name="P6">Bazhán hiAigo (Calligrapher)- Renown calligrapher whose work sells for 100 káitars or more <text:tab/>per page. From the Iron Plume clan in Jakálla. [EoASW]</text:p>
      <text:p text:style-name="P6">Bazhán hiMaruttu (Bureaucrat)- Ambitious bureaucrat from the Iron Plume clan in Jakálla. <text:tab/>[EoASW]</text:p>
      <text:p text:style-name="P6">Bazhán hiSayúncha (Lord, General)- Impaled Yilrána, but was caught and executed by Baron <text:tab/>Áld [SB]. Karakán worshiper from the Golden Sunburst clan. 32yrs old in 2354 AS. <text:tab/>[MARB]</text:p>
      <text:p text:style-name="P6">Bechagga Dzuvayya (Concubine)- A concubine of Prince Rereshqála in Jakálla. [BRA]</text:p>
      <text:p text:style-name="P6">Bedha hi? (Servant)- Cook of Tekunu hiQolyélmu. [BRA]</text:p>
      <text:p text:style-name="P6">Betkanor hiFashan- Neighbor of Arjuan. [MoG]</text:p>
      <text:p text:style-name="P6">Békcha hiKursinu (Soldier)- Military member of the Tsoléi delegation. [LoT]</text:p>
      <text:p text:style-name="P6">Bekkánu hiChaishyáni (Priest)- Born 2327 AS into the Sea Blue clan of Jakálla. He is a <text:tab/>High Ritual Priest and Preceptor of the Temple of Karakán in Jakálla. [MitV1]</text:p>
      <text:p text:style-name="P6">Bekkaslu hiViridame (Priest)- High Priest of Ksárul from the Dark Fear clan of Hekéllu. <text:tab/>41yrs old in 2354 AS. [MARB]</text:p>
      <text:p text:style-name="P6">Belugin of Tsatsayagga (Merchant)- Salarvyáni merchant who does considerable cross border <text:tab/>traffic. For the last 12 years has had dealings with the Sapphire Bird clan of <text:tab/>Gilris. 31yrs old, honest, and concerned about his fellow man. Currently staying in <text:tab/>the Sapphire Bird clan house in Gilris. [EoASWI2]</text:p>
      <text:p text:style-name="P6">Belur hiCharsha (Guide)- Hnálla worshiper of the Standing Stone clan of Tléku. 32yrs old <text:tab/>in 2354 AS. [MARB]</text:p>
      <text:p text:style-name="P6">Beluri the Traveller (Agent)- An agent of a powerful Salarvyáni family from Chme'el. 35Yrs <text:tab/>old. [EoASWI2]</text:p>
      <text:p text:style-name="P6">Benshatun hiZamck- Moon of Evening clan of Pála Jakálla. [EoASWI5]</text:p>
      <text:p text:style-name="P6">Berusha hiNekotu- Broken Reed clan elder in Gilris. Senior hunt master. 45yrs old. Has 1 <text:tab/>son: Kengitlen. [EoASWI2]</text:p>
      <text:p text:style-name="P6">Berushme hiBedlenta (Priestess)- Chief priestess in the Pála Jakálla temple of Avánthe. <text:tab/>She is 58yrs old, and a traditionalist who supports the Imperial Party. She recently <text:soft-page-break/><text:tab/>won a lawsuit against Chaihellu hiSsanmirin who suggested that she was bisexual. <text:tab/>[BRA]</text:p>
      <text:p text:style-name="P6">Besam hi? (Warrior)- Originally from Livyánu now living in Mrelú. Worshiper of Hriháyal. <text:tab/>Clan not found. 32yrs old in 2354 AS. [MARB]</text:p>
      <text:p text:style-name="P6">Beshkama hiZharmuru- The Anseknekus of Fief Mirikanu (in hex 3016) outside of Jakálla. It <text:tab/>is north-northeast of Fief Jikutlar. [BRA]</text:p>
      <text:p text:style-name="P6">Beshmúlu hiVríddi (General)- Commander of the Legion of Searing Flame, 10<text:span text:style-name="T11">th</text:span> Imperial Heavy <text:tab/>Infantry. Vimúhla worshiper. Known as the “Mighty Master of Towers”. [KD]</text:p>
      <text:p text:style-name="P6">Besunu hiTánkolel- 32yrs old in 2354 AS. [MARB]</text:p>
      <text:p text:style-name="P6">Betkánur hiFashán- Lives in Tumíssa. [KD]</text:p>
      <text:p text:style-name="P6">Bhaj'khuh (Merchant)- Milumanayá merchant in Mrelú. [FtLGS]</text:p>
      <text:p text:style-name="P42"><text:span text:style-name="T6">Bhal’kor Dirlish N’sjini (Warrior-Shaman)- </text:span><text:span text:style-name="T5">Born in Jakálla 21yrs ago [2126 AS] to a young </text:span><text:span text:style-name="T5"><text:tab/>Yán Koryáni couple (the father was a shaman), this warrior shaman is feared by all </text:span><text:span text:style-name="T5"><text:tab/>those who walk the streets of the Foreigner's Quarter at night. Although his over </text:span><text:span text:style-name="T5"><text:tab/>the top and extreme acts of vigilantism is viewed by many as gratuitous, he has a </text:span><text:span text:style-name="T5"><text:tab/>completely twisted since of logic which leads him to seek out “wrongdoers”. He has </text:span><text:span text:style-name="T5"><text:tab/>recently been adopted into the clan of the Turning Wheel, and realizes that his acts </text:span><text:span text:style-name="T5"><text:tab/>must be (and are being) toned downed. Also known as “Buzzsa</text:span><text:span text:style-name="T6">w”. [AH]</text:span></text:p>
      <text:p text:style-name="P6">Biá hiMáni (Clan Mistress)- Clan Mistress of the Black Mat clan in Sétnakh. 40yr ex-<text:tab/>soldier who is pretty but can not find a medium clan husband due to her lowly <text:tab/>status. [SotI]</text:p>
      <text:p text:style-name="P6">Biyún hiTetengkáino (Priestess)- Born 2302 AS into the Ripened Sheaf clan of Úrmish. High <text:tab/>Ritual Priestess of Grugánu in Úrmish. [MitV2]</text:p>
      <text:p text:style-name="P6">Bolon hiSiranul (Soldier)- Captain of the Sákbe Road guards (50) at Sétnakh. Friend of the <text:tab/>mayor of the town (Miyesu hi hiMayka). He is a short, bandy-legged officer from the southern coast near Jakálla.</text:p>
      <text:p text:style-name="P6">Bolus hi? (Architect)- Hrü'ǘ worshiper from Penóm. Sinking Land clan. 40yrs old in </text:p>
      <text:p text:style-name="P6"><text:tab/>2354 AS. [MARB]</text:p>
      <text:p text:style-name="P6">Boodle Balkhétish- Nothig is known of this person from Butrús as his information was <text:tab/>redacted from the Butrús Gazetter under threat of litigation. [BG]</text:p>
      <text:p text:style-name="P6">Boqu hiBosúga (Soldier)- Chiténg worshiping soldier of the Red Mountain clan from Páya <text:tab/>Gupá. 21yrs old in 2354 AS. [MARB]</text:p>
      <text:p text:style-name="P6">Bria hi? (Musician)- Incredible ability. [BRA]</text:p>
      <text:p text:style-name="P6">Buach-Ikwá-Ung (Priest)- High Priest of Hrü'ǘ from the Black Stone clan of Butrús. A 46 <text:tab/>year old Páchi Léi with a large “family” who is rich due to a large bequest from a <text:tab/>deceased human clan elder 15 years ago. Has little interest of the goings on outside <text:tab/>Butrús and none outside Pan Cháka. Part of the “Gang of Five”. [BG]</text:p>
      <text:p text:style-name="P6">Buchen hiKurúshma (Priest)- Priest of Vimúhla in Khirgár from the Red Stone clan. 27yrs <text:tab/>old in 2354 AS. [MARB]</text:p>
      <text:p text:style-name="P6">Búretl hiChuvrén (Lord)- Llyáni scholar of note. [MoG]</text:p>
      <text:p text:style-name="P6">Burusháya hiKáikune (General)- Commander of the Cohorts of Chegárra, the Hero-King, <text:tab/>12<text:span text:style-name="T11">th</text:span> Imperial Medium Infantry. He is a Mríyan [Preceptor] in the temple of Chegárra <text:tab/>[DotE-G]. Currently with 9 cohorts in Aukésha, 3 in Sunráya, and 4 in training near <text:tab/>Thri'íl [MitV1]. Red Sword clan [KD]. 33yrs old in 2354 AS. [MARB]</text:p>
      <text:p text:style-name="P6">Busétra of Khúm (Merchant)- A Salarvyáni who lives in Jakálla and owns an armory. [KD]</text:p>
      <text:p text:style-name="P6">Bushetra Uriggen Thirreqúmmu (Smithy)- Shiringgáyi worshiper who lives in Jakálla. 51yrs <text:tab/>old in 2354 AS. [MARB]</text:p>
      <text:p text:style-name="P6">Bushu'un hiSsánmirim (Lord, General)- Commander of the Legion of the Ruby Hand, 15<text:span text:style-name="T11">th</text:span> <text:tab/>Imperial Heavy Infantry. Appointed to the High Military Council in Avanthár 2358 AS <text:tab/>[DotE-G]. Currently in Béy Sǘ. Sea Blue clan [KD]. Hnálla worshiper, and 52yrs old <text:tab/>in 2354 AS. [MARB]</text:p>
      <text:p text:style-name="P6">Bussúna hiKhanúma (Priest)- Ranking Scholar Priest and Commander of the Energies and <text:tab/>Powers in the Temple of Ksárul in Butrús. 36Yrs old from the Cloak of Azure Gems <text:tab/>clan in Púrdimal. A Ndálu clan sympathizer. [BG]</text:p>
      <text:p text:style-name="P6">Bu'úrésh hiShahad- Trínesh's servant in the Legion of the Storm of Fire. He is <text:tab/>Mu'ugalavyáni. [Fs]</text:p>
      <text:p text:style-name="P28">C</text:p>
      <text:p text:style-name="P6">Cadha'atla hi (Cartographer)- One of the Cartographers of the Luminous Pylon. [RPGNW]</text:p>
      <text:p text:style-name="P6">Cha'ánya hiNáshomai- A writer. [MitV1]</text:p>
      <text:p text:style-name="P6"><text:soft-page-break/>Chabéloi hiTsátocha- White Face clan.</text:p>
      <text:p text:style-name="P6">Chagarth hiMriyatláku (Governor)- Governor of Tléku. Chegárra worshiper from the Golden <text:tab/>Bough clan. 41yrs old in 2354 AS. [MARB]</text:p>
      <text:p text:style-name="P6">Chagasa hiNazusa (Priest)- Administrative priest in the Temple of Ksárul in Pála Jakálla. <text:tab/>Known for spinning fictional tales, and carried the scars of a terrible accident <text:tab/>that resists all attempts at healing. Rumors have it that he traveled to the <text:tab/>Unstraightened City before being post to Pála Jakálla. He is of the Dark Fear clan.</text:p>
      <text:p text:style-name="P6">Cha Gash (Warrior)- Shén warrior and a former Kási in the Horde of Hrk-ss, the Eater of <text:tab/>Eggs, 9<text:span text:style-name="T11">th</text:span> Imperial Shén Auxiliary Heavy Infantry. He is one-eyed, from the Shén <text:tab/>enclave near Sokátis, and devoted to Karakán's aspect Rayesthu of the many swords. <text:tab/>[SN] </text:p>
      <text:p text:style-name="P6">Chgesh hiTlakotáni (General)- Drá worshiper. 22yrs old in 2354 AS. [MARB]</text:p>
      <text:p text:style-name="P6">Chaideshu hiSsanmirin (Soldier)- Former Soldier of the Legion of Sérqu Sword of the <text:tab/>Empire, 14<text:span text:style-name="T11">th</text:span> Imperial Heavy Infantry. [BRA]</text:p>
      <text:p text:style-name="P6">Cháidra hiTlakán (Clan Woman)- Wife of Jarítlü hiFesrengála with whom he has 5 children. <text:tab/>[GDC]</text:p>
      <text:p text:style-name="P6">Chaiga hiSénkolum Priest)- High Priest of Ksárul from the Black Water clan of Thri'íl. <text:tab/>48yrs old in 2354 AS. [MARB]</text:p>
      <text:p text:style-name="P6">Chaihellu hiSsanmirin (Priest)- Chief priest in the Pála Jakálla temple of Chegárra. 49Yrs <text:tab/>old of the Sea Blue clan. He is person he speaks his mind without taking into <text:tab/>account the niceties of society, and has had many Shámtla cases brought against him <text:tab/>for that. The most sensational being his accusation that Berushme hiBedlenta, chief <text:tab/>priestess in the Pála Jakálla temple of Avánthe, was bisexual. She brought a Shamtla <text:tab/>suit against him and won. [BRA]</text:p>
      <text:p text:style-name="P6">Chaika hiVraithna (Lord)- Karakán worshiper from the Crimson Ivory clan of Jakálla. 35yrs <text:tab/>old in 2354 AS. [MARB]</text:p>
      <text:p text:style-name="P6">Chái Míridai hiJáshte (General)- Commander of the Forces of Chái Míridai, 41<text:span text:style-name="T11">st</text:span> Imperial <text:tab/>Medium Infantry based in Usenánu [GuoT]. A merchant's son from Usenánu. [KD]</text:p>
      <text:p text:style-name="P6">Chái Míridai hiUsena (Soldier)- Founder and commander of the Forces of Chái Míridai. An <text:s/></text:p>
      <text:p text:style-name="P6"><text:s text:c="6"/>ex-Kási in the Legion of Mirikitáni. Based in Usenánu [YG-F]. Hnálla worshiper of <text:tab/>the White Stone clan, and 32yrs old in 2354 AS. [MARB]</text:p>
      <text:p text:style-name="P6">Chaikura hiKonuna- 32yrs old in 2354 AS. [MARB]</text:p>
      <text:p text:style-name="P6">Cháimira hiQolyélmu- Uncle of Tekunu hiQolyélmu. [BRA]</text:p>
      <text:p text:style-name="P6">Cháimira hiCháimira (General)- Commander of the Legion of Potent Destiny, 2<text:span text:style-name="T11">nd</text:span> Imperial <text:tab/>Heavy Infantry. This legion was reactivated in 2357 AS. [MitV1]</text:p>
      <text:p text:style-name="P6">Cháimira hiSsánmirin (Lord)- Retired to his estates near Tsurú with the ascension of the <text:tab/>Usurper. Was the Provost and Prefect of the High Chancery in Avanthár and Prefect of <text:tab/>the Servitors of the Exalted (25<text:span text:style-name="T11">th</text:span> Circle). Sea Blue clan. A member of the Imperial</text:p>
      <text:p text:style-name="P6"><text:s text:c="6"/>Party. [YG-F]</text:p>
      <text:p text:style-name="P6">Cháimira hiSsánmirim (Official)- Karakán worshiper from the Golden Bough clan of Avanthár. <text:tab/>49yrs old in 2354 AS. [MARB]</text:p>
      <text:p text:style-name="P6">Chaishru hi? (Guard)- Guard in the Temple of Sárku. [KD]</text:p>
      <text:p text:style-name="P6">Chaiynnetl hiWissune- Belkhánu worshiper from the Weeping Stone clan. 32yrs old in </text:p>
      <text:p text:style-name="P6"><text:tab/>2354 AS. [MARB]</text:p>
      <text:p text:style-name="P6">Chalen Nleshtokoi (Priest)- Priest of Durritlámish. 32yrs old in 2354 AS. [MARB]</text:p>
      <text:p text:style-name="P6">Calchai hiKharsama (Courier)- Courier of the the Great Stone clan in Khirgár. [FtLGS]</text:p>
      <text:p text:style-name="P6">Chamang hiLahore- Onyx Anchor clan. [ST]</text:p>
      <text:p text:style-name="P6">Chamangesh hi?- Was diced into bits by Urfa hiUsena. [FtLGS]</text:p>
      <text:p text:style-name="P6">Chamangesh hiTurrune (Priest)- Scholar Priest of Hrü'ǘ. Iron Helm clan [MitV1]. Originally <text:tab/>of Mekú but late of Jakálla. He specializes in the many influences on the mind: <text:tab/>thought, sorcerous, pharmaceutical and acoustic. He speaks Salarvyáni and Livyáni, <text:tab/>reads several ancient languages, is not married, an inveterate gambler, and a <text:tab/>pleasant social companion. [BRA]</text:p>
      <text:p text:style-name="P6">Chamikiang hiAztlan- Wife of Hetepek from Chung An Satar Island southwest of Táne. [EoASW]</text:p>
      <text:p text:style-name="P6">Chamisu hiKerusa (Sárku worshiping warrior from the Domed Tomb clan of the City of Sárku. <text:tab/>32yrs old in 2354 AS. [MARB]</text:p>
      <text:p text:style-name="P6">Chamor hiDogeng (Gladiator)- Famous gladiator from Béy Sǘ. Red Flower clan. [EoASWI4]</text:p>
      <text:p text:style-name="P6">Chanaq hiVríddi- Political agitator who was imprisoned on Tórunal Isle but escaped during <text:tab/>the Usurper's Reign. [EoASWI4]</text:p>
      <text:p text:style-name="P6"><text:soft-page-break/>Chanesh hiLaru (Major Domo)- Avánthe worshiper from the Green Stone clan. 47yrs old in <text:tab/>2354 AS. [MARB]</text:p>
      <text:p text:style-name="P6">Changártla hiMriyatláku (Governor)- Born 2326 AS into the Golden Bough clan of Tléku on <text:tab/>Thayúri Isle and current governor. Chegárra worshiper. Has 2 wives with 1 surviving <text:tab/>child [MitV1]. He is suave, sophisticated, loves dogs (racing, hunting, breeding), <text:tab/>and high culture entertainments like epic poetry, drama, mime, etc. He is also as <text:tab/>crooked as the day is long: cheats on his taxes and contracts, takes bribes, hires <text:tab/>hitmen, ruthlessly grabs property, and is generally not a nice person. He is no <text:tab/>favorite of Avanthár, but rather almost in exile from the court at Béy Sǘ. [BRA]</text:p>
      <text:p text:style-name="P6"/>
      <text:p text:style-name="P6">Changékte hiAmiyála (Lord)- Clan patriarch of the Golden Sphere clan born 2328 AS, and <text:tab/> <text:tab/>commander of the Legion of the Clan of the Golden Sphere, 13<text:span text:style-name="T11">th</text:span> Imperial Medium <text:tab/>Infantry [DotE-G]. He is a Belkhánu worshiper. The legion is currently based in the <text:tab/>Pass of Skulls with 12 cohorts and 1 in training. [MitV1]</text:p>
      <text:p text:style-name="P6">Changékte hiKangme (Clan Master)- Sapphire Bird clan of Gilris in Kerunan off the Sákbe <text:tab/>road from Rǘ to Sokátis. 44yrs old. [EoASWI2]</text:p>
      <text:p text:style-name="P6">Chankódla hiSénkolum (Governor)- Born 2307 AS into the White Crystal clan of Khirgár. He <text:tab/>is governor of Khirgár and a Karakán worshiper with 4 wives, 3 sons, and 2 <text:tab/>daughters. [MitV1]</text:p>
      <text:p text:style-name="P6">Chánkusu hiMaróda (Priest)- High Ritual Priest of Hnálla at Avanthár. Born 2319 AS. A <text:tab/>member of the Crystal of Pure Light Society. [MitV1]</text:p>
      <text:p text:style-name="P6">Chanyukh Kichengur (Priest)- Priest of Belkhánu. 32yrs old in 2354 AS. [MARB]</text:p>
      <text:p text:style-name="P6">Chanyuru hiChakresa (Priest)- High Priest of Ksárul in Tumíssa from the Black Water clan. <text:tab/>68yrs old in 2354 AS. [MARB]</text:p>
      <text:p text:style-name="P6">Charash hiTlakatoni (Soldier)- A Kási in charge of an expedition with Chamangesh <text:tab/>hiTirrune. He is the most bloodthirsty Thúmis worshiper Chamangesh has ever known. <text:tab/>[BRA]</text:p>
      <text:p text:style-name="P6">Charéshmu hi? (Priest)- Preceptor at the Monastery of the Sapient Eye of Lord Thúmis. <text:tab/>[KD]</text:p>
      <text:p text:style-name="P6">Chareshun hi?- Writing instructor at the Monastery of the Sapient Eye. [MoG]</text:p>
      <text:p text:style-name="P6">Chargan hiSaika (Warrior)- Warrior-Sorcerer of Thúmis from the Gray Wand clan of Páya <text:tab/>Gupá. 32yrs old in 2354 AS. [MARB]</text:p>
      <text:p text:style-name="P6">Chargésh hiFesrengála (Priest)- Retired priest of Keténgku in Béy Sǘ. He is the Golden <text:tab/>Dawn clan's librarian, and he has the blueprints of every building the clan has <text:tab/>constructed for 1,000's of years in a secret archive. <text:span text:style-name="T29">[GDC]</text:span> </text:p>
      <text:p text:style-name="P6">Chargesh hiKhanmra- Tomb robber killed by Mrúr. [EoASWI4]</text:p>
      <text:p text:style-name="P6">Chargésh hiSsandagash (Scribe)- Senior Scribe in the Department of the Third Courtyard. <text:tab/>[EoASWI4]</text:p>
      <text:p text:style-name="P6">Chargésh hiVríddi (Soldier)- Vimúhla worshiper from the Vríddi clan of Fasiltúm. 32yrs old <text:tab/>in 2354 AS. [MARB] </text:p>
      <text:p text:style-name="P6">Charikasa hiChuyón (General)- Commander of the Legion of the Clan of the Standing Stone, <text:tab/>2<text:span text:style-name="T11">nd</text:span> Imperial Slingers [DotE-G]. Born 2316 AS into the Standing Stone clan of Úrmish, <text:tab/>and he is the clan patriarch. Current legion strength is 13 cohorts and 1 in <text:tab/>training [MitV1] . Keténgku worshiper. [MARB]</text:p>
      <text:p text:style-name="P6">Charisau hiLau'uvar- Clan layabout. [E.N]</text:p>
      <text:p text:style-name="P6">Chárkha hi?- Tirrikámu commanding a Semétle of Trínesh's unit in the Legion of the Storm <text:tab/>of Fire. [Fs]</text:p>
      <text:p text:style-name="P6">Charkúdu hiSsánkoral (Priest)- Sorcerer priest of Chegárra. [MARB]</text:p>
      <text:p text:style-name="P6">Charsur hiVriyón (Soldier)- Vimúhla worshiper from the Red Sword clan. 32yrs old in </text:p>
      <text:p text:style-name="P6"><text:tab/>2354 AS. [MARB]</text:p>
      <text:p text:style-name="P6">Chaskana hiKétkolel (Scholar)- Amber Cloak clan. Scholar of the Ssǘ. Chegárra worshiper.</text:p>
      <text:p text:style-name="P6">Chashana hiSsankral (Aridáni)- Dark Flame clan.</text:p>
      <text:p text:style-name="P6">Chashana hiTlakán (Clan Woman)- 1<text:span text:style-name="T11">st</text:span> wife of Mridok's older brother Mriktoken. Has 1 son: <text:tab/>Kemul. Beautiful but She is self absorbed and plays at being the good clan girl <text:tab/>while she secretly chews lisutl root behind his back so as not to be burdened by <text:tab/>more than Kemuel, their only child. [GDC]</text:p>
      <text:p text:style-name="P6">Chasume hiTeshukane (Lord)- Sárku worshiper from the Domed Tomb clan of the City of Sárku. <text:tab/>70yrs old in 2354 AS. [MARB]</text:p>
      <text:p text:style-name="P6">Chatán hi?- 2<text:span text:style-name="T11">nd</text:span> Circle Priest of Sárku who was turned into a Jáiji. [MitV2]</text:p>
      <text:p text:style-name="P6"><text:soft-page-break/>Chatsán hiDessúna- Caravan master. [BtB]</text:p>
      <text:p text:style-name="P6">Chaturghá hiMraktiné (Priestess, Lady)- High Scholar Priestess of Avánthe in Avanthár, and <text:s/><text:tab/>a member of the Priestly Party [SB]. Born 2322 AS into the Green Bough clan. She is <text:tab/>an excellent sorceress, and is said to have considerable knowledge of the devices of <text:tab/>the ancients. [MitV1]</text:p>
      <text:p text:style-name="P6">Cha'ura hiVriyén (Priest)- Priest of Vimúhla from the Red Sword clan . 30yrs old in </text:p>
      <text:p text:style-name="P6"><text:tab/>2354 AS. [MARB]</text:p>
      <text:p text:style-name="P6">Chayánu hi? (Priest)- Priest of Thúmis and logic teacher. [KD]</text:p>
      <text:p text:style-name="P6">Chayenwetl hiTsuna (Lord)- Count of Hesumra (hexes 3212-3213 almost due east of Úrmish) <text:tab/>and a member of the Weeping Stone clan. He is a Belkhánu worshiper and a throughly <text:tab/>honest man. [TJ]</text:p>
      <text:p text:style-name="P6">Chayúl hiTlénggeku (Gladiator)- The gladiator of the hour in Butrús. [BG]</text:p>
      <text:p text:style-name="P6">Ch'be (Teacher)- Pé Chói. [KD]</text:p>
      <text:p text:style-name="P6">Chegresa hiShuruh (Soldier)- Chegárra worshiper from the Golden Dawn clan of Tumíssa. <text:tab/>32yrs old in 2354 AS. [MARB]</text:p>
      <text:p text:style-name="P6">Chégukkal hiVraisúna (Soldier)- Golden Dawn clan. He is a Kasi in the reserves of the <text:tab/>Legion of Kaingmra of Béy Sü, 8<text:span text:style-name="T11">th</text:span> Imperial Artillery. At 27yrs old he is the eldest <text:tab/>son of Shánu hiSóruna and the late Dridákku hiVraisúna. He is cheerfully corrupt, <text:tab/>has a wife and 2 concubines as well as several children. [GDC]</text:p>
      <text:p text:style-name="P6">Chekéru hiViridáme (Lord)- Golden Bough clan master in Usenánu. </text:p>
      <text:p text:style-name="P6">Chékkan hiNrashkému (Priest)- Born 2999 AS into the Pillar of Alabaster clan. He is a High <text:tab/>Ritual Priest of Hnálla in Thráya and a member of the Crystal of Pure Light Society. </text:p>
      <text:p text:style-name="P6">Chekkúro hiVríddi- Military priest of Vimúhla in Trínesh's unit in the Legion of the Storm <text:tab/>of Fire. He is a member of the Incandescent Blaze Society. [Fs]</text:p>
      <text:p text:style-name="P6">Chekkutáne hiVríddi (Lord)- Vimúhla worshiper from the Vríddi clan of Fasiltúm. 27yrs old <text:tab/>in 2354 AS. [MARB] </text:p>
      <text:p text:style-name="P6">Chekrásh hi? (Sorcerer)- Personal sorcerer-physician to Princess Ma'ín. Born 2304 AS. <text:tab/>Suspected of being a non-human, possible Mihálli. A Grugánu worshiper [MitV2]. Lives <text:tab/>in Béy Sǘ. [MARB]</text:p>
      <text:p text:style-name="P6">Chéksa Ksámri <text:span text:style-name="T1">Í</text:span>to (Lord, Clan Master)- Head of the Butrús branch of the <text:span text:style-name="T1">Í</text:span>to clan. This <text:tab/>branch is somewhat estranged from the main clan. He is a noted patron of the arts <text:tab/>and sciences. [BG]</text:p>
      <text:p text:style-name="P6">Chekutáne hiVríddi (Lord)- <text:s/>Clan cousin of Elára. Imprisoned after the failed insurrection <text:tab/>of 2346 AS. [MitV2]</text:p>
      <text:p text:style-name="P6">Cheku'unish Arodle (Merchant)- Although listed as Tsolyáni he has a Mu'ugalavyáni name</text:p>
      <text:p text:style-name="P6"><text:tab/>which means he is from western Tsolyánu. 32yrs old in 2354 AS. [MARB]</text:p>
      <text:p text:style-name="P6">Chéleth hiVársha (Governor)- Born 2309 AS into the Golden Bough clan of Aukésha where he <text:tab/>is now the governor. A Belkhánu worshiper. [MitV1]</text:p>
      <text:p text:style-name="P6">Cella hiRi'inyússa (Lady)- Golden Sunburst clan of Béy Sǘ. 52yrs old in 2354 AS. [MARB]</text:p>
      <text:p text:style-name="P6">Chelqa hiChikonu (Priest)- Priest of Hrü'ǘ from Mrelú of the Deep Flowing Water clan. <text:tab/>34yrs old in 2354 AS. [MARB]</text:p>
      <text:p text:style-name="P6">Chelqu hiChikonu (Priest)- Priest of Hrü'ǘ from Mrelú of the Deep Flowing Water clan. <text:tab/>35yrs old in 2354 AS. [MARB]</text:p>
      <text:p text:style-name="P6">Chénggesh hiVraisúna (Clan Master)- Clan Master of the Black Monolith clan in Sétnakh. In <text:tab/>his 80's with 3 elderly wives, many children, grandchildren, and great-<text:tab/>grandchildren. [SotI] <text:s/></text:p>
      <text:p text:style-name="P6">Chentsuni hi? (Elder)- On the Council of Elders of the Shadowed Moon clan in Thranaka. Has <text:tab/>2 wives: Wezhda and Lelai. [SMC]</text:p>
      <text:p text:style-name="P6">Cherla hiKainar- Thúmis worshiper of the Might of Gánga clan of the Island of Vrá. 34yrs <text:tab/>old in 2354 AS. [MARB]</text:p>
      <text:p text:style-name="P6">Chernáru hiSsáronel (Lord)- From Penóm. [BtB]</text:p>
      <text:p text:style-name="P6">Chertumai hiNgashte (Priest)- High Priest of Thúmis in Tu'únmra from the Open Hand clan. <text:tab/>67yrs old in 2354 AS. [MARB]</text:p>
      <text:p text:style-name="P6">Chervan hiSsaronel (Lord)- Karakán worshiper from the Ripened Sheaf clan of Penóm. 23yrs <text:tab/>old in 2354 AS. [MARB]</text:p>
      <text:p text:style-name="P6">Chéshnuka hiChanúsa (Priest)- Born <text:s/>2315 AS into the Dark Fear clan of Avanthár. High <text:tab/>Ritual Priest of Wurú. [MitV2]</text:p>
      <text:p text:style-name="P6">Cheshu hiSarveshu (Soldier)- Hrü'ǘ worshiper from the Dark Flame clan of Sokátis. 32yrs <text:tab/>old in 2354 AS. [MARB]</text:p>
      <text:p text:style-name="P6"><text:soft-page-break/>Chetkolel hiZhanuna (Sailor)- From Jakálla. 32yrs old in 2354 AS. [MARB]</text:p>
      <text:p text:style-name="P6">Chetku hiSsányusa (Soldier)- Ksárul worshiper from the Standing Stone clan of Tu'únmra. <text:tab/>22yrs old in 2354 AS. [MARB]</text:p>
      <text:p text:style-name="P6">Chetl hiKhirsha (Warrior)- Clan warrior. Good with a short sword and expert with a sling. <text:tab/>Vimúhla worshiper. Red Flower clan who lives on Vrá. [YG-TUM]</text:p>
      <text:p text:style-name="P6">Chetl vuKhirsha (Soldier)- Vimúhla worshiper from the Red Flower clan of Vrá. 32yrs old in <text:tab/>2354 AS. [MARB]</text:p>
      <text:p text:style-name="P6">Chidámu hiVórodu (Priest)- Born 2328 AS into the Sweet Singers of Nakomé clan of Jakálla. <text:tab/>High Ritual Priest and High Scholar Priest of Chiténg in Thráya. </text:p>
      <text:p text:style-name="P6">Chidoru hiSraicha (Soldier)- From Hekéllu. Commander of the Legion of All-Consuming Flame, <text:tab/>raised by Prince Mirusíya. Recently posted to Sunráya. Vimúhla worshiper. [YG-F]</text:p>
      <text:p text:style-name="P6">Chiguresha of Si'ís (Sorcerer)- A renown magician. [BRA]</text:p>
      <text:p text:style-name="P6">Chikattag the Tinalíya- Ventriloquist and assassin. Works with Ssunruel of Tsámra. <text:tab/>[EoASWI4]</text:p>
      <text:p text:style-name="P6">Chingil hiChuyen (Priestess)- Lay Priestess of Hnálla, devoted to the Aspect Jermochusun: <text:tab/>the Illuminator of the Dark. She is from Sétnakh. [SN] <text:s/></text:p>
      <text:p text:style-name="P6">Chioz hiZhotlre (or Zhotlu'e) (Soldier)- Chiténg worshiper from the White Crystal clan. <text:tab/>32yrs old in 2354 AS [MARB]. Kási in the Legion of the Storm of Fire. Fought in the <text:tab/>Yán Koryáni War where he bought and sold Milumanayáni prisoners as slaves (a no no <text:tab/>as it smacks of being a slaver). He was not liked by his troops for that and other <text:tab/>reasons but he is a tenacious fighter.</text:p>
      <text:p text:style-name="P6">Chíra hiSúyemen (Courtesan)- The reigning belle of Butrús. [BG]</text:p>
      <text:p text:style-name="P6">Chiriné Bá Kal- Husband of Si N'te. Vimúhla worshiper. Acting governor of Hekéllu. Iron <text:tab/>Helm clan. 30yrs old in 2354 AS. [MARB]</text:p>
      <text:p text:style-name="P6">Chiriné Nemanandu (Priest)- Tsémel of Thúmis from Béy Sǘ. 21yrs old in 2354 AS. [MARB]</text:p>
      <text:p text:style-name="P6">Chiringgá hiTishkólun (Lord)- Former governor of Jakálla, and commander of the Legion of <text:tab/>Mighty Jakálla, 27<text:span text:style-name="T11">th</text:span> Imperial Heavy Infantry. A Ksárul worshiper [DotE-G]. Golden <text:s text:c="2"/></text:p>
      <text:p text:style-name="P6"><text:s text:c="6"/>Bough clan of Jakálla, and it was his clan that saved him from being impaled for </text:p>
      <text:p text:style-name="P6"><text:s text:c="6"/>crimes against the empire. 18<text:span text:style-name="T11">th</text:span> Circle in the Temple of Ksárul [YG-F]. 47yrs old in <text:tab/>2354 AS [MARB]. Was recalled to Avanthár upon Prince Eselné's pleadings to his <text:tab/>father, and he was posted to the chancery there. His whereabouts are unknown since <text:tab/>the Usurper took occupancy in the Golden Tower. [BRA] </text:p>
      <text:p text:style-name="P6">Chirmagesu hiTlélsu (Priest)- High Ritual Priest of Sárku at Béy Sǘ. Age 72, and a distant </text:p>
      <text:p text:style-name="P6"><text:s text:c="6"/>clan cousin of Vridekka. He is urbane, cultured, pleasant, and of the Black Stone</text:p>
      <text:p text:style-name="P6"><text:s text:c="6"/>clan. [YG-F]</text:p>
      <text:p text:style-name="P6">Chirukála hiVorússa- Domed Tomb clan. [BL]</text:p>
      <text:p text:style-name="P6">Chírsan hi?- Stone worker from the Graven Image clan. Grugánu worshiper. [MitV2]</text:p>
      <text:p text:style-name="P6">Chísakh hi<text:span text:style-name="T1">Í</text:span>to (Scholar)- Born 2301 AS into the <text:span text:style-name="T1">Í</text:span>to clan in the City of Sárku. Uncle of</text:p>
      <text:p text:style-name="P6"><text:tab/>Kégo and Mrído. He is a scholar in the temple of Sárku. [MitV2]</text:p>
      <text:p text:style-name="P6">Chísha- Female slave formerly owned by the Wicker Image clan. [BtB]</text:p>
      <text:p text:style-name="P6">Chitlásha hiMorollu (Lady)</text:p>
      <text:p text:style-name="P6">Chitlásha hiTlélsu (Priestess)- A high circle priestess in the temple of Ksárul. She is of <text:tab/>undetermined rank and age. She is a powerful sorceress in the Cloak of Azure Gems <text:tab/>clan. [MitV2]</text:p>
      <text:p text:style-name="P6">Chiyaz hiZhotlú'e (Soldier)- Born 2340 AS in to the White Crystal clan of Komoré. He is a <text:tab/>Kási in the Legion of the Storm of Fire and a Chiténg worshiper. [YG-TUM]</text:p>
      <text:p text:style-name="P6">Chiyúrga hi?- Works for Prince Eselné. [KD]</text:p>
      <text:p text:style-name="P6">Chnar hiTunnu (Warrior)- Mercenary and Chiténg worshiper. [GC-P]</text:p>
      <text:p text:style-name="P6">Chnesuru the Salarvyáni- A Salarvyáni slaver who operates mostly in Tsolyánu. [MoG]</text:p>
      <text:p text:style-name="P6">Chochien Mzukkunesh (Merchant)- Salarvyáni who worships Shiringgáyi and lives in Tumíssa. <text:tab/>34yrs old in 2354 AS. [MARB]</text:p>
      <text:p text:style-name="P6">Chois hi? (Clan Master)- Red Moon Clan Master in Turunel. Vimúhla worshiper. 43yrs old in <text:tab/>2354 AS. [MARB]</text:p>
      <text:p text:style-name="P6">Chomura hiKorokól (Soldier)- Blue Shadow clan. The senior military officer of the <text:tab/>Sharu'una Fief, and a Molkár in the Legion of the Many-Legged Serpent, 20<text:span text:style-name="T11">th</text:span> Imperial <text:tab/>Medium Infantry. Nephew of General Yamashsha hiKorokól the legion's commander. <text:tab/>[EoASWI5]</text:p>
      <text:p text:style-name="P6">Chonúcha hiShahád (Slave)- Owned by Mítulan. He is a fat, moon faced boy. [LoT]</text:p>
      <text:p text:style-name="P6">Chónumel hi? (Soldier)- Soldier in the legion Battalions of the Seal of the Worm. [KD]</text:p>
      <text:p text:style-name="P6"><text:soft-page-break/>Chorodu hiSsainggela [YG-TM]</text:p>
      <text:p text:style-name="P6">Chósun hi?- Tirrikámu commanding the 2<text:span text:style-name="T11">nd</text:span> Semétle of Trínesh's unit in the Legion of the <text:tab/>Storm of Fire. He was big, heavy set, and slow. [Fs]</text:p>
      <text:p text:style-name="P6">Chontu hiVrikkáya (Priest)- High Priest of Belkhánu from the Golden Sunburst clan of <text:tab/>Mrelú. 65Yrs old in 2354 AS. [MARB]</text:p>
      <text:p text:style-name="P6">Chóqu “Wébni” hiTiyané (Poet)- Red Stone clan. Chairman of one of the two local Butrús <text:tab/>circles of Poets and Authors. 45yrs old and a Chiténg worshiper. [BG]</text:p>
      <text:p text:style-name="P6">Chórodu hiSsáinggela (Scholar)- Author of “The Mighty Deeds of Our Realm”. <text:s/>[KD]</text:p>
      <text:p text:style-name="P6">Chorudesh hiChureshma (Soldier)- Sárku worshiping Molkár of the Black Mountain clan from <text:tab/>Penóm. 30yrs old in 2354 AS. [MARB]</text:p>
      <text:p text:style-name="P6">Ch'ri (Signaler)- An Ahoggya signaler with the Legion of the Mighty Prince, 5<text:span text:style-name="T11">th</text:span> Imperial <text:tab/>Heavy Infantry. He has no sense of decorum (normal for a “Hog”), and has a penchant <text:tab/>for speaking blunt truths (when you can understand what he is saying at all). He has <text:tab/>decided that Mekelu hiMraktine is his boon companion, and also pals around with <text:tab/>Haikron Tso'mac. [TREoPE]</text:p>
      <text:p text:style-name="P6">Chrai hiKaganu (Priest)- Priest of Vimúhla from the Red Sun clan of Hekéllu. 63yrs old in <text:tab/>2354 AS. [MARB]</text:p>
      <text:p text:style-name="P6">Chrajuna hi? (Ruler)- Usurper of the North during the time of the Usurpers (1699-1700 AS). <text:tab/>[KD]</text:p>
      <text:p text:style-name="P6">Chrása hiTekkunára (Noble)- Born <text:s/>2310 AS into the Red Sword clan of Thráya. Retired from <text:tab/>the Palace of the Realm, and now sits on clan councils while also acting as a <text:tab/>functionary. Father of Sharél, general of the Legion of the Bolt of Flame, of which <text:tab/>he is the patron. [MitV2]</text:p>
      <text:p text:style-name="P6">Chritta hiVriyón (Priest)- Priest of Vimúhla from the Red Sword clan. 61yrs old in </text:p>
      <text:p text:style-name="P6"><text:tab/>2354 AS. [MARB]</text:p>
      <text:p text:style-name="P6">Chta-ks-spe (Speaker)- Speaker for the Pé Chói community in Butrús. Black Old One <text:tab/>worshiper, but for human purposes he is a Hrü'ǘ worshiper a a member of that temple. <text:tab/>A furniture maker. [BG]</text:p>
      <text:p text:style-name="P6">Chtik p'Qwe (Priest)- 4<text:span text:style-name="T11">th</text:span> circle priest of Keténgku in Béy Sǘ. A Pé Chói. [MoG]</text:p>
      <text:p text:style-name="P6">Chtesha hiMirgha (Gladiator)- N'lǘss who lives in Mrelú and is 6'2” tall and “very” <text:tab/>experienced with the 2-handed and long 1-handed sword as well as very good with the <text:tab/>composite bow. Very good looking but very low charisma. [MARB]</text:p>
      <text:p text:style-name="P6">Chu'esa hiNrashkéma (Lady)- Avánthe worshiper from Gánga. Clan not found. 16yrs old in <text:tab/>2354 AS. [MARB]</text:p>
      <text:p text:style-name="P6">Chuká'a hiSsúdune (Courtesan)- Former belle of Butrús who has retired to teach the <text:tab/>ténturen and demi-ténturen to young ladies. [BG]</text:p>
      <text:p text:style-name="P6">Chukkún hiKarélsa (Prince)- A secret prince who died of the plague while studying in <text:tab/>Livyánu. [LoT]</text:p>
      <text:p text:style-name="P6">Chukun hiVazhutlan (Priest)- Soldier-Priest of Vimúhla from the Red Sword clan. 40yrs old <text:tab/>in 2354 AS. [MARB]</text:p>
      <text:p text:style-name="P6">Chúlin of the Grass People (General)- Commander of the Legion of Chúlin the Foreigner, 33<text:span text:style-name="T11">rd</text:span> <text:tab/>Imperial Medium Infantry [DotE-G]. Currently the legion is based in Khirgár with 5 <text:tab/>cohorts and 1 cohort in training in Páya Gupá [MitV1]. Prince Rereshqála is his <text:tab/>patron [KD]. Karakán worshiper originally from Háida Pakála. 29yrs old in 2354 AS. <text:tab/>[MARB] </text:p>
      <text:p text:style-name="P6">Chumesh hi? (Soldier)- 32yrs old in 2354 AS. [MARB]</text:p>
      <text:p text:style-name="P6">Chumiréru vuHaggóshe (Poet)- Vrayáni scholar-poet who wrote the “Book of Settling into the <text:tab/>Sea”. [KD]</text:p>
      <text:p text:style-name="P6">Chungketl hiMalotke (Priest)- Leader of the Incandescent Blaze Society in the temple of <text:tab/>Vimúhla in Pála Jakálla. Red Moon at Dawn clan. [BRA]</text:p>
      <text:p text:style-name="P6">Chura hiTikánte- Standing Stone clan. [MitV2]</text:p>
      <text:p text:style-name="P6">Churak hiMrukkal- Grey Cloak clan of Fénul. [BRA]</text:p>
      <text:p text:style-name="P6">Churáya hiArzhán (OAL)- Ritual Priest of Hnálla from the Green Kirtle clan in Mrelú. 49Yrs <text:tab/>old in 2354 AS. Head of OAL in Mrelú. Older looking man who is squat. [MARB]</text:p>
      <text:p text:style-name="P6">Chúrine (or Chürine) hiArsánmra (Governor)- Born 2325 AS into the White Crystal clan of <text:tab/>Jaikalór, and now governor there. Has 3 sons by concubines and 1 wife. Brother of</text:p>
      <text:p text:style-name="P6"><text:s/><text:tab/>Néqo (or Néko), and a Karakán worshiper. [YG-TUM and MitV1]</text:p>
      <text:p text:style-name="P6">Churingga hiVarusé (Musician)- Dlamélish worshiper from the Green Kirtle clan of Tumíssa. <text:tab/>Musician of classical epics. 51yrs old in 2354 AS. [MARB]</text:p>
      <text:p text:style-name="P6"><text:soft-page-break/>Chúrisan hiMrelsa (Priest)- 4<text:span text:style-name="T11">th</text:span> Circle Sorcerer-Priest of Belkhánu in Jakálla. White <text:tab/>Crystal clan. Has a phobia about being buried alive. 25yrs old. [EoALWI6]</text:p>
      <text:p text:style-name="P6">Chúrisan hiTlélsu (Lay Priest)- Lay Priest and sorcerer of Keténgku. Might of Gánga clan. <text:tab/>Has three wives: Balane hiNezár, Mayalen Tlakotáni, and Tirisa hiQolyélmu. He is <text:tab/>serious and young. [YG-TUM]</text:p>
      <text:p text:style-name="P6">Chúrisan hiValúro (Lord)- Member of the Court of Purple Robes. [PoS]</text:p>
      <text:p text:style-name="P6">Churmegásu hiTlélsu (Priest)- Born 2325 AS into the Black Stone clan of Béy Sǘ. Grand <text:tab/>Adept of the Temple of Sárku in the Empire. Has 1 wife, 4 concubines, and 3 <text:tab/>daughters all whom are married to officers in legions dedicated to Sárku. [MitV2]</text:p>
      <text:p text:style-name="P6">Churrínyetl hi? (General)- Senior Council Leader in the Legion of Churrínyetl the <text:tab/>Khirgári. Served in the time of Emperor Hrishmúna Néqo II (831-851 AS). [KD]</text:p>
      <text:p text:style-name="P6">Chursetlu hiViridu (Soldier)- Karakán worshiper from the Sea Blue clan. 28yrs old in 2354 <text:tab/>AS. [MARB]</text:p>
      <text:p text:style-name="P6">Churusun hiChantlanmu (Tax Collector)- Standing Stone clan of Mrelú. 55yrs old in 2354 AS. <text:tab/>[MARB]</text:p>
      <text:p text:style-name="P6">Chusara hiMraktiné (Warrior)- Karakán worshiper of the Blade Raised High clan of Butrús. <text:tab/>30yrs old in 2354 AS. [MARB]</text:p>
      <text:p text:style-name="P6">Chusháru hiSénkolum (General)- Dark Stone clan, and aide to Árkútu. [PoS]</text:p>
      <text:p text:style-name="P6">Chusháru hiSénkolum (Lord)- Born 2347 AS into the Black Stone clan of the City of Sárku. <text:tab/>Son of Qútmu [MitV2]. Sárku worshiper. [MARB]</text:p>
      <text:p text:style-name="P6">Chushel hi?- Glass maker at the Monastery of the Sapient Eye of Thúmis. [MoG]</text:p>
      <text:p text:style-name="P6">Chushel hiSsanmiren (Bureaucrat)- In the Palace of the Realm in Jakálla. A “Count”. <text:tab/>[EoASWI4]</text:p>
      <text:p text:style-name="P28">D</text:p>
      <text:p text:style-name="P6">Dadayel hiTukun [EoALWI6]</text:p>
      <text:p text:style-name="P6">Dái Oqóqu (Chieftain)- Chieftain of the Kurt Hills in the time of Kurshétl Nikuma I <text:tab/>(580-641 AS). [KD]</text:p>
      <text:p text:style-name="P6">Dáinal hiVríddi (Priestess)- Born 2337 AS into the Vríddi clan of Fasiltúm. High <text:tab/>Administrative Priestess of Chiténg in Fasiltúm. Older sister of Mrídesh. [MitV2]</text:p>
      <text:p text:style-name="P6">Da'is hi? (Servant)- Maid and Sárku worshiper. 16yrs old in 2354 AS. [MARB]</text:p>
      <text:p text:style-name="P6">Da'is hiChikresa (Sorceress)- Sárku worshiper of the Dark Fear clan from Jakálla. 17yrs <text:tab/>old in 2354 AS. [MARB]</text:p>
      <text:p text:style-name="P6">Dáitlan hiHkétoketl (Bureaucrat)- Mid-level administrator in the Palace of the Realm in <text:tab/>Béy Sǘ. Married to Gayésha hiFesrengála. [GDC]</text:p>
      <text:p text:style-name="P21">Daju hiVríddi- Elara hiVríddi's brother, nicknamed Daju (nobody ever used his real name). <text:tab/>He wandered around the streets of Purdimal stark naked, begging fruit peels from any <text:tab/>who passed by. [BRA]</text:p>
      <text:p text:style-name="P6">Dalai hiHehésha (Priest)- A sorcerer priest of Thúmis from Páya Gupá. 31yrs old in </text:p>
      <text:p text:style-name="P6"><text:tab/>2354 AS. [MARB]</text:p>
      <text:p text:style-name="P6">Dálü hiMinishétru (Priest)- Born 2329 AS into the Flaming Spear clan of Thráya High <text:tab/>Administrative Priest of Chiténg in Thráya [MitV2] </text:p>
      <text:p text:style-name="P6">Dalúna hiBáktike (Priestess)- Born 2338 AS into the Green Emerald clan of Béy Sǘ. <text:tab/>Priestess of Hriháyal in Béy Sǘ and a famed courtesan costing as much as 2,000 <text:tab/>káitars a session! [MitV2]</text:p>
      <text:p text:style-name="P6">Dalkén hiQolyélmu- Son of the clan patriarch in Nisúel. Brother of Tlashé. [MitV1]</text:p>
      <text:p text:style-name="P6">Dalku vuCharesh- Belongs to a middle class lineage.</text:p>
      <text:p text:style-name="P6">Danitolen hiSsussunu (Soldier)- Society of the Resurgent Octagon. One of the 8 walls. <text:tab/>43yrs old from the Sword of Fire clan. Former soldier in the Legion of Searing <text:tab/>Flame, 10<text:span text:style-name="T11">th</text:span> Imperial Heavy Infantry. [EoALWI6]</text:p>
      <text:p text:style-name="P6">Daniyal Ssurilamish (Priest)- Priest of Karakán in Usenánu. 32yrs old in 2354 AS. [MARB]</text:p>
      <text:p text:style-name="P6">Danuo hi?- Deputy to Barakesh and commander of the Steel Arrow squad.</text:p>
      <text:p text:style-name="P6">Daonar hi? (Priest)- Priest of Vimúhla. Clan not found. 32yrs old in 2354 AS. [MARB]</text:p>
      <text:p text:style-name="P6">Dáragma hiTurúgda (Servant)- Hunt master of Lord Tékunu hiQolyélmu and father of Gubánu. <text:tab/>Of the Broken Reed clan. [GDC &amp; BRA]</text:p>
      <text:p text:style-name="P6">Daranai hiSarashkü- Captain of the city militia in Jakálla (400 men). He reports to an 8<text:span text:style-name="T11">th</text:span> <text:tab/>Circle bureaucrat in the Palace of the Realm. Of the clan of the Moon of Evening. </text:p>
      <text:p text:style-name="P6">Dardayél hiKhanúma (Lord, General)- Commander of the Phalanx of Heretlekka of Sokátis, 34<text:span text:style-name="T11">th</text:span> <text:tab/>Imperial Heavy Infantry. He is an Avánthe worshiper [DotE-G]. Died during the Battle <text:tab/>of Már. Brother of Nirénu hiKhanúma [MitV1]. Green Bough clan of Sokátis [KD]. 26yrs <text:soft-page-break/><text:tab/>old in 2354 AS. [MARB]</text:p>
      <text:p text:style-name="P6">Daséshmu hiMriyatláku (Governor)- Born 2321 AS into the Black Monolith clan of Katalál <text:tab/>where he is now the Governor. He is a Dlamélish worshiper [MitV2]. 45yrs old in </text:p>
      <text:p text:style-name="P6"><text:tab/>2354 AS. [MARB]</text:p>
      <text:p text:style-name="P6">Dashilu'na hiRi'inyússa (Priestess)- Priestess of Ksárul from the Dark Moon clan in <text:tab/>Khirgár. [FtLGS]</text:p>
      <text:p text:style-name="P6">Dashilúna “The Green-Eyed” hiTlakotáni (Empress)- 38<text:span text:style-name="T11">th</text:span> Seal Empress ruled 1279-1306 AS. <text:tab/>Dlamélish worshiper. She attempted to emulate the founder of the 1<text:span text:style-name="T11">st</text:span> Imperium, Queen <text:tab/>Nayári. She was renown for her curious orgies and other habits. [SB]</text:p>
      <text:p text:style-name="P6">Dasu hiVraika (Priest)- High Priest of Ksárul from the Dark Moon clan of Sokátis. 70yrs <text:tab/>old in 2354 AS. [MARB]</text:p>
      <text:p text:style-name="P6">Dateru hiChaken (Agent)- OPAL agent who works out of the Palace of the Realm in Jakálla. <text:tab/>Wounded in the war and missing part of a foot. [MARB]</text:p>
      <text:p text:style-name="P6">Dayárka hiVéssuma (Priest)- High Ritual Priest of Sárku in Usenánu of the Copper Door <text:tab/>clan. [GuoT]</text:p>
      <text:p text:style-name="P6">Déla hiTranáz (Priestess)- Chantress of the Temple of Durritlámish in the City of Sárku.<text:tab/> <text:tab/>Domed tomb clan and mother of Kogásh hiTranáz. [PoS]</text:p>
      <text:p text:style-name="P6">Delákna hiAká (Priest)- She is the Administrative Preceptress of Vimúhla in the Butrús <text:tab/>temple. 61Yrs old from the Red Mountain clan. She is the real power behind the <text:tab/>scenes in the temple. [BG]</text:p>
      <text:p text:style-name="P6">Delen hiSsányusa (Warrior)- Ksárul worshiper from the Cloak of Azure Gems clan. 32yrs old <text:tab/>in 2354 AS. [MARB]</text:p>
      <text:p text:style-name="P6">Denitolen hiMarattu (Soldier)- Retired Molkár of the Legion of the Clan of the Standing <text:tab/>Stone, 2<text:span text:style-name="T11">nd</text:span> Imperial Slingers. 48yrs old. He lives outside Gilris which is just off <text:tab/>the Sákbe road between Sokátis and Rü. [EoASWI2]</text:p>
      <text:p text:style-name="P6">Denússa hiKutonyál (Governor)- Governor of Hekéllu from the White Stone clan. [BtB]</text:p>
      <text:p text:style-name="P6">Deogengor hi? (Messenger)- Purple Gem clan. Works in the Palace of the Realm in Mrelú. <text:tab/>[FtLGS]</text:p>
      <text:p text:style-name="P6">Derágu hiFershéna (Lord, Priest)- A priest of Ksárul and a known as one of the most <text:tab/>skilled sorcerers in that temple [PoS]. An elegant man of good physique with dark <text:tab/>rings around his eyes giving him an owl look. Has a deep resonant voice with strong <text:tab/>hints of a Béy Sǘ accent. Has one wife with two deceased children. His knowledge of <text:tab/>Other Planes, History, and the Pariah Deities are renown. Late 30's to early 40's. <text:tab/>He can be found either in Hmákuyál or Béy Sǘ. [BRA]</text:p>
      <text:p text:style-name="P6">Desan hiSiyarga (Soldier)- A soldier in the Legion of Mnashu of Thri'íl, 10<text:span text:style-name="T11">th</text:span> Imperial <text:tab/>Medium Infantry. Karakán worshiper from the Ripened Sheaf clan of Thri'íl. 40yrs old <text:tab/>in 2354 AS. [MARB]</text:p>
      <text:p text:style-name="P6">Deshétl Miúna “The Stable Mountain” hiTlakotáni (Emperor)- 8<text:span text:style-name="T11">th</text:span> Seal Emperor ruled 269-</text:p>
      <text:p text:style-name="P6"><text:tab/>327 AS. Known for administrative reforms. [SB]</text:p>
      <text:p text:style-name="P6">Detkomé hiMéshmu (Merchant)- Inn Keeper in Thráya who runs the Great Inn of Detkomé <text:tab/>hiMéshmu. [KD]</text:p>
      <text:p text:style-name="P6">Devagu hiFershéna (Priest)- Priest of Ksárul of the Great Stone Clan from Béy Sǘ. 35yrs <text:tab/>old in 2354 AS. [MARB]</text:p>
      <text:p text:style-name="P6">Devai hi? (Lady)- High clan woman who lives in a palace in Jakálla. [BRA]</text:p>
      <text:p text:style-name="P6">Dha'ala hiKharsan (Clan Woman)- Married to Khivasha hiFesrengála of the Golden Dawn clan. <text:tab/>Originally from Khirgar and the Hall of Stone clan. Daughter is Areli hiFesrengála. <text:tab/>[GDC]</text:p>
      <text:p text:style-name="P6">Dha'ali Sitra hiUsena (Soldier)- She is a Sárku worshiper from the Golden Sapphire clan of <text:tab/>Mrelú. In the Legion of Noble Ssiyór of Mrelú. [FtLGS]</text:p>
      <text:p text:style-name="P6">Dhalái hiBosúga (Official)- Born 2335 AS into the Red Sun clan of Tumíssa. A member of the <text:tab/>Court of Purple Robes and granddaughter of Kharihúya hiBosúga. She was abandoned by <text:tab/>her husband and has 1 son [MitV1]. Chegárra worshiper who lives in Avanthár, and <text:tab/>30yrs old in 2354 AS. She is assisted by Nelél hiChaishyáni. [MARB]</text:p>
      <text:p text:style-name="P6">Dhali hiArusá (Priestess)- Lay Priestess of Avánthe from Sétnakh. [SN]</text:p>
      <text:p text:style-name="P6">Dhané Tésso hiKakán- Sister of Nalái. [GuoT]</text:p>
      <text:p text:style-name="P6">Dhanka hiKalunan (Priest)- High Adept of the Temple of Sárku in Sokátis. Domed Tomb clan. <text:s/><text:tab/>76yrs old in 2354 AS. [MARB]</text:p>
      <text:p text:style-name="P6">Dhich'uné hiTlakotáni- 6<text:span text:style-name="T11">th</text:span> known prince of the empire. Age 29 in 2357 AS. Lord Adept in the <text:tab/>Temple of Sárku in Béy Sǘ. Protégé of the Temple of Sárku. Leader of the Society of <text:soft-page-break/><text:tab/>the Copper Tomb [MoG]. Emperor 2364-2368 AS but later known as the “Usurper”</text:p>
      <text:p text:style-name="P6"><text:tab/>[MitV1]. He escaped from Avanthár and lived on another plane for a time before <text:tab/>coming back to imprison the “Goddess of the Pale Bone” in a bubble plane inhabited <text:tab/>by “Black Qárqa”. Currently living with memory loss on a farm outside of Sokátis. <text:tab/>[PoS]</text:p>
      <text:p text:style-name="P6">Dhu'inel hiCharkhun (Major Domo)- Chiténg worshiper who lives in Jakálla. 49yrs old in <text:tab/>2354 AS. [[MARB]</text:p>
      <text:p text:style-name="P6">Dhupal hiKorunumissa (Priestess)- Chief priestess of immense physical beauty of the temple <text:tab/>of Dlamélish in the Pála Jakálla temple. She is known for her short temper which was <text:tab/>probably developed during her 10 years of service with legions.</text:p>
      <text:p text:style-name="P6">Di'iqen hiSayúncha (Official)- Born <text:s/>2309 AS into the Dark Fear clan of Béy Sǘ. High <text:tab/>Perfect of the Palace of the Realm in Béy Sǘ. He is a Grugánu worshiper. [MitV2]</text:p>
      <text:p text:style-name="P6">Dijái hiMrelsa (Priest)- Ritual Priest of Belkhánu in Thráya. Scholar and sorcerer who was </text:p>
      <text:p text:style-name="P6"><text:s text:c="25"/>55yrs old in 2354 AS. [MARB]</text:p>
      <text:p text:style-name="P6">Dijáya hiNidran (Clan Mistress)- Clan Mistress of the the Golden Sapphire's clan house in <text:tab/>Mrelú. An Avánthe worshiper who is also the head of the clan in the Khirgár region. <text:tab/>[FtLGS]</text:p>
      <text:p text:style-name="P6">Dijáya hiQurrulúma (Soldier)- Dilinála worshiper from the Blue Girdle clan of Tu'únmra. <text:tab/>32yrs old in 2354 AS. [MARB]</text:p>
      <text:p text:style-name="P6">Dikósu Vai- Bodyguard to Lord Ménggan. </text:p>
      <text:p text:style-name="P6">Direnja hiVayeshtu- Of the Green Malachite clan. </text:p>
      <text:p text:style-name="P6">Diridano hiChéttukeng (Soldier)- Sárku worshiping Molkár of the Black Water clan. [MARB]</text:p>
      <text:p text:style-name="P6">Dirikte hiArsuna (Priest)- Priest of Qón. Clan not found. 32yrs old in 2354 AS. [MARB]</text:p>
      <text:p text:style-name="P6">Diruna hiChikonu (Priest)- Priest of Hrü'ǘ from the Hand of Darkness clan of Mrelú. [MARB]</text:p>
      <text:p text:style-name="P6">Dijái hiMresla (Priest)- Priest of Belkhánu of the Amber Cloak clan. Skilled with the <text:tab/>devices of the ancients. [BL]</text:p>
      <text:p text:style-name="P6">Diján hiBasküné (Traveler)- Visited Salarvyá. Died 2117 AS. [KD]</text:p>
      <text:p text:style-name="P6">Dijáya hiQurrulúma (General, Lady)- Commander of the Legion of the Sapphire Kirtle, 12<text:span text:style-name="T11">th</text:span> <text:tab/>Imperial Light Infantry, which is composed of Aridáni troops, and she is a lesbian. <text:tab/>She is also a High Priestess in the Temple of Dilinála [DotE-G]. Born 2332 AS into <text:tab/>the Blue Girdle clan of Tu'únmra. The legion is currently based at Bey Sǘ with 10 <text:tab/>cohorts and 2 in training. [MitV1]</text:p>
      <text:p text:style-name="P6">Dína hiSayúncha (Priestess)- Dilinála priestess of the Grey Cloak clan. [BL]</text:p>
      <text:p text:style-name="P6">Dinéva hi?- Female soldier in Trínesh's unit in the Legion of the Storm of Fire. She was a <text:tab/>shrewd fighter. [Fs &amp; KD]</text:p>
      <text:p text:style-name="P6">Dienja hiVayeshtu (Soldier)- Kási of the 4<text:span text:style-name="T11">th</text:span> cohort in the Legion of Mengáno the Jakállan. <text:tab/>Of the Green Malachite clan. [Fs]</text:p>
      <text:p text:style-name="P6">Dionu hiGalenma (Soldier)- Vimúhla worshiping soldier of the Scarlet Pebble clan. 32yrs <text:tab/>old in 2354 AS. [MARB]</text:p>
      <text:p text:style-name="P6">Dionu hiRadlanu (Soldier)- Vimúhla worshiper from the Red Sun clan. 32yrs old in 2354 AS. <text:tab/>[MARB]</text:p>
      <text:p text:style-name="P6">Dioza hi? (Courtesan)-Grugánu worshiper. Clan not found. 32yrs old in 2354 AS. [MARB]</text:p>
      <text:p text:style-name="P6">Dirénja hiVayéshtu (Soldier)- A Kási in the Legion of Mengáno the Jakállan. [KD]</text:p>
      <text:p text:style-name="P6">Diridakku hiTukkolun (Soldier)- From the Rising Sun clan. 29yrs old in 2354 AS. [MARB]</text:p>
      <text:p text:style-name="P6">Diridano hiChéttukeng (Soldier)- Sárku worshiping Molkár who was 34yrs old in 2354 AS. <text:tab/>Black Water clan. [MARB]</text:p>
      <text:p text:style-name="P6">Dirúla hiNidran (Clan Master)- She is the Clan Master of the Golden Sapphire in Mrelú. <text:tab/>Avánthe worshiper, and 2<text:span text:style-name="T11">nd</text:span> in authority in the clan in the Mrelú region. [FtLGS]</text:p>
      <text:p text:style-name="P6">Dirúla hiVriyén (Soldier)- Dlamélish worshiper from the Green Kirtle clan. 27yrs old in </text:p>
      <text:p text:style-name="P6"><text:tab/>2354 AS. [MARB]</text:p>
      <text:p text:style-name="P6">Diruna hiChikonu (Priest)- Priest of Hrü'ǘ in Mrelú. 32yrs old in 2354 AS. [MARB]</text:p>
      <text:p text:style-name="P6">Disúna hiTánkolel (Lady)- Famed courtesan of Jakálla. [SB]</text:p>
      <text:p text:style-name="P6">Ditlel hiVansua- Dlamélish worshiper from the White Crystal clan of Jakálla. 32yrs old in <text:tab/>2354 AS. [MARB]</text:p>
      <text:p text:style-name="P6">Dívri hiEshársa (Priest)- Lay Priest of Dlamélish in Butrús. Known as the “Bug Man” due to <text:tab/>his passion for fireflies. He is trying to breed bigger and brighter ones to honor <text:tab/>his goddess. [BG]</text:p>
      <text:p text:style-name="P6">Díyo Sáno hiHehésha (Governor)- Born 2311 AS into the Grey Cloak clan of Páya Gupá where <text:tab/>he is now governor, and Thúmis worshiper [MitV1]. Brother of Sitláya hiHehésha. <text:soft-page-break/><text:tab/>[GuoT]</text:p>
      <text:p text:style-name="P6">Djéli hiNaoma (Scholar)- Born on the 15<text:span text:style-name="T11">th</text:span> of Langála into the Gray Wand Clan of Penóm <text:tab/>(15yrs old). She is of high lineage and has a crippled foot. It has been prophesied <text:tab/>that she is fated to be devoured by a monster. She is engaged in a friendly yet <text:tab/>competitive rivalry with her clan cousin Waréka. [JD]</text:p>
      <text:p text:style-name="P6">Dlámu hiTranukka- A rascal who dealt in gems with no strong clan ties from Jakálla. [MoG]</text:p>
      <text:p text:style-name="P6">Dlamuz hiPagártra (Soldier)- Kási in th Legion of Mengáno the Jakállan (12<text:span text:style-name="T11">th</text:span> Imperial <text:tab/>Artillery). His knowledge of the settings of siege engines to attain a desired range <text:tab/>is legendary in the legion. Unlike his lineage brother, Muresh, Dlamuz is short and <text:tab/>stocky and stooped. [BRA]</text:p>
      <text:p text:style-name="P6">Dlamuz hiSankolum (Archivist)- Temporary burial record archivist for the White Crystal <text:tab/>clan in Jakálla. His clan father, Háikon, was the archivist. He is a 6<text:span text:style-name="T11">th</text:span> Circle <text:tab/>Beureaucrat in the Palace of the Realm. Ksárul worshiper. [EoALWI6]</text:p>
      <text:p text:style-name="P6">Dlan hiVraisúna (Guard)- Tirrikámu of the Temple Guards in the Temple of Karakán in Béy <text:tab/>Sǘ. His father is Mnéktu hiVraisúna. [GDC]</text:p>
      <text:p text:style-name="P6">Dláppa hiSsánmirin (OPAL)- 31yrs old from the Jade Diadem clan. Dlamélish worshiper. <text:tab/>Intelligence agent in Butrús even though he holds military rank. [BG]</text:p>
      <text:p text:style-name="P6">Dlára hiKétkolel (Girl)- Clan sister of Trínesh in the Red Mountain clan. [KD]</text:p>
      <text:p text:style-name="P6">Dlárku hiKálovel (Instructor)- Weapon Master who runs the Hall of Heroes. Personal weapon <text:tab/>tutor to Prince Eselné and a friend of General Kéttukal. Retired soldier who lives <text:tab/>in Khirgár. [KD]</text:p>
      <text:p text:style-name="P6">Dlárku hiSsánmirin (Priest)- 4<text:span text:style-name="T11">th</text:span> Circle Priest of Ksárul. Cloak of Azure Gems clan.[BRA]</text:p>
      <text:p text:style-name="P6">Dlékku hiTánkolel (Legate)- Legate to Tsatsayágga from the White Stone clan and a <text:tab/>worshiper of Qón. A friendly old fellow who speaks fluent Salarvyáni, has a passel <text:tab/>of Salarvyáni mistresses and hangers-on, three or four half-Salarvyáni children who <text:tab/>are thoroughly despised by Salarvyáni and Tsolyáni alike as “half-breeds,” and owns <text:tab/>an interest in a caravan/shipping business that sends and receives goods, slaves, <text:tab/>etc. across Salarvyá to cities as far away as Nimóllu. He tends to help people from <text:tab/>the upper-level mercantile clans, while members of the “Dark Trinity” clans may get <text:tab/>a run around unless they bribe him heavily. He is a relatively honorable man, <text:tab/>however, and has only been known to sell a few of his Tsolyáni visitors into slavery <text:tab/>across in Háida Pakála or into something worse in Tsa'avtúlgu – and only because <text:tab/>they annoyed him or were arrogant or perhaps worshiped Durritlámish, who he <text:tab/>particularly loathes. They say his breath stinks bad enough to slay a Chlén-beast! <text:tab/>Also, they say his womenfolk have to eat a Salarvyáni herb that completely kills <text:tab/>their sense of smell, and his bodily cleanliness is just as bad so stand upwind! <text:tab/>[BRA]</text:p>
      <text:p text:style-name="P6">Dlerüssa hiVríddi (Woman)- Clan mother of Mirusíya before being revealed. [KD]</text:p>
      <text:p text:style-name="P6">Dlessuna hi? (Lady)- Priestess of the Temple of Hnálla. Llyáni scholar of note. [MoG]</text:p>
      <text:p text:style-name="P6">Dletana hiViriktani (Lady)- Good clan girl of the Golden Sunburst clan of Khirgár who <text:tab/>married Sánjesh hiVraisu. [BRA]</text:p>
      <text:p text:style-name="P6">Dletona hiChaishyáni (Priest)- 2<text:span text:style-name="T11">nd</text:span> circle priest of Thúmis. [MitV1]</text:p>
      <text:p text:style-name="P6">Dmaq hi? (Guard)- Chief guard of the stretch of Sákbe road between Yi'ita and Tumíssa. Its <text:tab/>a lousy job, the pay is crap, and the guards get no respect. Inevitably he and his <text:tab/>Karéng <text:s/>(unit of 100) do solicit the “donation” from passing travelers. Eye of Flame <text:tab/>clan. [RPGNW]</text:p>
      <text:p text:style-name="P6">Dolón hiVórodu (Archer)- 32yrs old in 2354 AS. [MARB]</text:p>
      <text:p text:style-name="P6">Donatri hiSnizar (Concubine)- Durritlámish worshiper from the Copper Door clan of Hekéllu. <text:tab/>32yrs old in 2354 AS. [MARB]</text:p>
      <text:p text:style-name="P6">Donkala hiShaisa (Clan Master)- Clan Master of the Red Mountain clan of Tumíssa. Vimúhla <text:tab/>worshiper. 61yrs old in 2354 AS. [MARB]</text:p>
      <text:p text:style-name="P6">Donmikáyel hiGangása (Official)- Provincial Sub-Commandant in Pála Jakálla, 7<text:span text:style-name="T11">th</text:span> Circle. <text:tab/>Hnálla worshiper, and Might of Gánga clan [EoASWI5]. Assistant Temple Commandant in <text:tab/>the Pála Jakálla temple of Hnálla. [BRA]</text:p>
      <text:p text:style-name="P6">Dori Korilania (Priest)- Priest of Ksárul from the Great Stone clan of Jakálla. 32yrs old <text:tab/>in 2354 AS. [MARB]</text:p>
      <text:p text:style-name="P6">Dorjái vuKánsü (Clan Master)- Clan Master of the Red Sail clan in Sétnakh. A sailor. <text:tab/>[SotI]</text:p>
      <text:p text:style-name="P6">Dosatlan hi? (Guard)- Temple guard for the Temple of Grugánu but location not found. <text:soft-page-break/><text:tab/>Clan also not found. 51yrs old in 2354 AS. [MARB]</text:p>
      <text:p text:style-name="P6">Draka hiChakresa (Sorcerer)- Ksárul worshiper of the Black Water clan of Jakálla. 32yrs <text:tab/>old in 2354 AS. [MARB]</text:p>
      <text:p text:style-name="P6">Drayekka hiVarsuma (Soldier)- Dlamélish worshiper from the Green Malachite clan. 32yrs old <text:tab/>in 2354 AS. [MARB]</text:p>
      <text:p text:style-name="P6">Dresanu hiNidran [FtLGS]</text:p>
      <text:p text:style-name="P6">Dresu hi? (Soldier)- 32yrs old in 2354 AS. [MARB]</text:p>
      <text:p text:style-name="P6">Dresu hi? (Clan Master)- Clan Master of the Shadowed Moon clan in Thranaka. [SMC]</text:p>
      <text:p text:style-name="P6">Dresu hiNokor (Soldier)- Legion messenger from the Blue Kirtle clan, and Avánthe <text:tab/>worshiper. Regiment of the Noble Ssiyór of Mrelú, 25<text:span text:style-name="T11">th</text:span> Imperial Medium Infantry. <text:tab/>[FtLGS]</text:p>
      <text:p text:style-name="P6">Dresu hiTánkolel (Priest)- 10<text:span text:style-name="T11">th</text:span> Circle Ritual Priest of Vimúhla. 53yrs old, from the Sword <text:tab/>of Fire clan.. Leader of an expedition to find the lost expedition lead by Ta'ane <text:tab/>hiTlekkune. [EoASWI4]</text:p>
      <text:p text:style-name="P6">Dridákku hiTukkolén (General, Lord)- Commander of the Legion of Lord Langsha of Jaikalór, <text:tab/>8<text:span text:style-name="T11">th</text:span> Imperial Medium Infantry. He is a Keténgku worshiper [DotE-G]. Born 2340 AS into <text:tab/>the Rising Sun clan of Jaikalór, and he is a descendant of the legion's founder. <text:tab/>Currently the legion is based in Jaikalór with 10 cohorts and 1 in training and <text:tab/>operations are on going to push the Salarvyáni out of the Gilráya forest. [MitV1]</text:p>
      <text:p text:style-name="P6">Dridákku hiTukun (Chancellor)- Palace of the Realm in the 23<text:span text:style-name="T11">rd</text:span> Dynasty of the Priest Kings.<text:tab/>[EoALWI6]</text:p>
      <text:p text:style-name="P6">Dridákku hiVraisúna (Soldier)- Father of Kalusü hiSóruna, and clan father of Srúma <text:tab/>hiSóruna. A Tirrikámu in the Legion of Káingmra of Béy Sǘ, 8<text:span text:style-name="T11">th</text:span> Imperial Artillery. He <text:tab/>was killed in a training accident 10 years ago at age 32. Married Shánü hiSóruna and <text:tab/>then her cousin Mísa hiSóruna. <text:s/>[GDC]</text:p>
      <text:p text:style-name="P6">Dridákku vuGachu (Bureaucrat)- Senior archivist and scholar of the Joyous of Vrá clan in <text:tab/>Lnóris. [BRA]</text:p>
      <text:p text:style-name="P6">Drikasu hiMriyén- 32yrs old in 2354 AS. [MARB]</text:p>
      <text:p text:style-name="P6">Drikankónu hiVirisámu (Clan Master)- Golden Sunburst clan master in Jakálla, and a <text:tab/>functionary of the Palace of the Realm. Owns shipping and mercantile enterprises. <text:tab/>Hnálla worshiper.</text:p>
      <text:p text:style-name="P6">Drulla hiEyhlitshu (Sorcerer)- Qón worshiper from the Crimson Ivory clan of Jakálla. 38yrs <text:tab/>old in 2354 AS. [MARB]</text:p>
      <text:p text:style-name="P6">Drusan hiBarankoi (Official)- Excise official in Jakálla. [BRA]</text:p>
      <text:p text:style-name="P6">Dsik-te-chi (Warrior)- Pé Chói warrior who lives in Tumíssa. 32yrs old in 2354 AS. [MARB]</text:p>
      <text:p text:style-name="P6">Durnál hiKirutlár (Doctor)- Physician-Apothecary. Thúmis worshiper from the First Moon <text:tab/>clan. [BSWR]</text:p>
      <text:p text:style-name="P6">Durugen hiNáshomai (Lord, Priest)- High Adept of the Temple of Thúmis in Béy Sǘ [MoG]. <text:tab/>Born 2310 AS into the Red Mountain clan of Béy Sǘ. He is a High Ritual Priest and <text:tab/>High Princeps of Thúmis in Béy Sǘ. Member of the Priestly Party. [MitV1]</text:p>
      <text:p text:style-name="P6">Durúmu “The Copper Blade of Sárku” hiTlakotáni (Emperor)- 50<text:span text:style-name="T11">th</text:span> Seal Emperor ruled 1747-</text:p>
      <text:p text:style-name="P6"><text:tab/>1809 AS. Put down a Pé Chói rebellion with such ferocity that the Pé Chói have never <text:tab/>forgiven Sárku worshipers. [SB]</text:p>
      <text:p text:style-name="P6">Dutloar hiTikkumeshmra (Soldier)- From Sokátis and 32yrs old in 2354 AS. [MARB]</text:p>
      <text:p text:style-name="P6">Dutlor hi?- Durritlámish worshiper. Clan not found. 32yrs old in 2354 AS. [MARB]</text:p>
      <text:p text:style-name="P6">Dutokh Pathaikhra (Priestess)- Priestess of Dlamélish. 32yrs old in 2354 AS. [MARB]</text:p>
      <text:p text:style-name="P6">Dvai hiSenükka (Concubine)- Born 2248 AS into the White Crystal clan of Jakálla. She is <text:tab/>one of Prince Rereshqála's concubines. [YG-TUM]</text:p>
      <text:p text:style-name="P6">Dvai hiSenukka (Concubine)- Drá worshiper from the White Crystal clan of Hekéllu. 32Yrs<text:tab/><text:tab/>old in 2354 AS. [MARB]</text:p>
      <text:p text:style-name="P6">Dza (Soldier)- Messenger in the Hláka Legion of Aerial Joy, 9<text:span text:style-name="T11">th</text:span> Imperial Infantry Flying <text:tab/>Squadron. [FtLGS]</text:p>
      <text:p text:style-name="P6">Dzai hiChraisa (Priestess)- Scholar Priestess of Belkhánu and sorceress. 25yrs old in 2354 <text:tab/>AS. From Thraya. [MARB]</text:p>
      <text:p text:style-name="P6">Dzai hiJurunai (Clan Master)- Head of the Black Stone clan house in Tumíssa. She is a <text:s/><text:tab/>Hrü'ǘ worshiper who is in her 80's. She is sharp as a knife in any debate on <text:tab/>political or business matters, a stern moralist (in a Hrü'ǘ vein), and feels that <text:tab/>the influx of Dlamélish worshipers into Tumíssa in the form of Princess Ma'ín and <text:tab/>her group should be opposed. </text:p>
      <text:p text:style-name="P6"><text:soft-page-break/>Dzenúra hiChayátl (Priestess)- Precept of the Inner Doctrines of the Temple of Ksárul in <text:tab/>Usenánu. [GuoT]</text:p>
      <text:p text:style-name="P6">Dzh-vmu Vrogga (General)- Páchi Léi from Thri'íl. 49yrs old in 2354 AS. [MARB]</text:p>
      <text:p text:style-name="P6">Dzitla hiKarhsáma (Soldier)- Former member of the Sapphire Kirtle elite light infantry. <text:tab/>She is of the Golden Sapphire clan, and a Dilinála worshiper. She belongs to the <text:tab/>levy auxiliary to the Regiment of Noble Ssiyór of Mrelú. [FtLGS]</text:p>
      <text:p text:style-name="P28">E</text:p>
      <text:p text:style-name="P6">Ebúnan hiKétkolel (Woman)- Clan sister of Trínesh in the Red Mountain clan. [KD]</text:p>
      <text:p text:style-name="P6">Echune hiMrishlne (Priest) Priest of Hrü'ǘ. [BRA]</text:p>
      <text:p text:style-name="P6">Ejél hiKaráktu (Priest)- Thúmis priest of the Golden Bough clan [BL]. Born 2309 AS into <text:tab/>his clan in Jakálla. He is a High Scholar Priest well known for his skill in <text:tab/>regeneration and revivification. [MitV1]</text:p>
      <text:p text:style-name="P6">Ekhumén hiTlakán (Clan Master)- Clan Master of the Blue Stream clan in Sétnakh. In his <text:tab/>late 40's, fanatic Avánthe worshiper, and married with no children. [SotI]</text:p>
      <text:p text:style-name="P6">Eklun hi?- Tomb robber. [EoASWI4]</text:p>
      <text:p text:style-name="P6">Ekona Aome (Priestess)- Priestess of Thúmis. 32yrs old in 2354 AS. [MARB]</text:p>
      <text:p text:style-name="P6">Ektunaz hiMnari (Official)- Palace of Foreign Lands in Pála Jakálla. He is the Livyáni <text:tab/>specialist. Red Flower at Dawn clan. 40yrs old. [EoASWI5]</text:p>
      <text:p text:style-name="P6">Ekuné hi? (Priest)- Priest of Thúmis from the Broken Bough clan. 32yrs old in 2354 AS. <text:tab/>[MARB]</text:p>
      <text:p text:style-name="P6">Ekuné hiBosúga (Lord, General)- Commander of the Legion of Lord Khariháya, 14<text:span text:style-name="T11">th</text:span> Imperial</text:p>
      <text:p text:style-name="P6"><text:tab/>Crossbowmen. Nephew of Lord Khariháya. Karakán worshiper, and very hostile to his <text:tab/>clan cousin General Kuruktáshmu hiKétkolel. Legion is based in Tumíssa [MitV1]. He <text:tab/>is of the Red Sun clan of Tumíssa [KD]. 50yrs old in 2354 AS. [MARB]</text:p>
      <text:p text:style-name="P6">Ekünu hiCha'unqel [EoALWI6]</text:p>
      <text:p text:style-name="P6">Elára hiVríddi (Lady)- Born 2322 AS into the Vríddi clan of Fasiltúm. Retired priestess of <text:tab/>Vimúhla. Leader of the Vríddi insurrection 2340-2346 AS. Half sister of Qárras. <text:tab/>Imprisoned in the dungeons of Avanthár after being treated by the Excellent Ruby <text:tab/>Eye [MitV2]. Emperor Mirusíya released her and she became his consort. [KD]</text:p>
      <text:p text:style-name="P6">Eléchu hiChákkena (Lord, General)- Born 2331 AS into the White Stone clan of Usenánu. He <text:tab/>is a rich and experience officer commanding the Legion of Eléchu, 30<text:span text:style-name="T11">th</text:span> Imperial <text:tab/>Archers. They are currently based in Usenánu with 7 cohorts and another 2 in <text:tab/>training. Avánthe worshiper. [MitV1] </text:p>
      <text:p text:style-name="P6">Elena hiSsankólun (Aridáni)- Sea Blue clan. Her mother is a Tlakotáni, and as ugly as a <text:tab/>Chlén beast. <text:s/>[EoASWI4]</text:p>
      <text:p text:style-name="P6">Elitokh Wivarinra (Priestess)- Priestess of Avánthe. 32yrs old in 2354 AS. [MARB]</text:p>
      <text:p text:style-name="P6">Elkhenu hiMarasha- White Crystal clan of Jakálla. 32yrs old in 2354 AS. [MARB]</text:p>
      <text:p text:style-name="P6">Elkhóme hiBriyénu (Lord)- High Priest of Keténgku in Béy Sǘ. He is bald. [MoG]</text:p>
      <text:p text:style-name="P6">Elmeshtla hiSu'ur (Clan Master)- Vimúhla worshiping Clan master from the Red Sun clan of <text:tab/>Tu'únmra. 60yrs old in 2354 AS. [MARB]</text:p>
      <text:p text:style-name="P6">Elon hiTlelsu (Priest)- A priest of Sárku who took possession of Sánjesh hiKirisaya's <text:tab/>estate outside of Usenanu using magic to convince the people he was Sánjesh. His <text:tab/>wife Ke'ela, whom some think is not human, are building a great hall for the worship <text:tab/>of Sárku built. [BRA] </text:p>
      <text:p text:style-name="P6">Elrenu hiGangasru (Priest)- Chief priest in the Pála Jakálla temple of Qón. He is known to <text:tab/>be the figurehead of the real chief priest his assistant Hareske hiDarmatek. He is <text:tab/>of the Might of Gánga clan. [BRA]</text:p>
      <text:p text:style-name="P6">Elturé hiFershéna- Caravan mistress. [BtB]</text:p>
      <text:p text:style-name="P6">Elue (Woman)</text:p>
      <text:p text:style-name="P6">Elulén hiDanolel (Slaver)- Silver Anklet clan. [EoASWI4]</text:p>
      <text:p text:style-name="P6">Elulén hiQolyélmu- (Priestess)- Priestess of Dlamélish and Commander of Rituals in Tumíssa <text:tab/>[MoG]. Born 2342 AS into the White Stone clan of Tumíssa. High Ritual Priestess of <text:tab/>Dlamélish. [MiTV2]</text:p>
      <text:p text:style-name="P6">Elulén hiReshmol (Clan Elder)- She is 33yrs old from the Green Pyramid clan of Gilris. <text:tab/>Plain looking but aggressive when hunting for men to bed. [EoASWI2]</text:p>
      <text:p text:style-name="P6">Elusa hiSuren (Priestess)- Priestess of Avánthe from the Blue Kirtle clan of Béy Sǘ. 32yrs <text:tab/>old in 2354 AS. [MARB]</text:p>
      <text:p text:style-name="P6">Elusa hiSurtukan (Soldier)- Keténgku worshiper from the Grey Cloak clan. 21yrs old in </text:p>
      <text:p text:style-name="P6"><text:tab/>2354 AS. [MARB]</text:p>
      <text:p text:style-name="P6"><text:soft-page-break/>Elve hiDlarutu (Princess)- Hriháyal worshiper in Béy Sǘ. 32yrs old in 2354 AS. [MARB]</text:p>
      <text:p text:style-name="P6">Emelu hiSrivaratsu</text:p>
      <text:p text:style-name="P6">Emeshmu hiTikéshmu (Priest)- Priest of Hnálla circa 933 AS [SB]. Author of “Visitation of <text:tab/>the Dark”. [KD]</text:p>
      <text:p text:style-name="P6">Emra hiGangása ( Priest)- Chief sorcerer in the Pála Jakálla temple of Qón. He is 36yrs <text:tab/>old, reserved, and ascetic, but courteous and able to inspire respect. He shocked <text:tab/>the city by admitting that he (like his twin brother Yaliemta hiGangassa) had been <text:tab/>Fazhu hiDzhertikoi until pardoned by Avánthar. He, and his brother, had been wanted <text:tab/>for the attempted assassination of Aresmqoi Jadthek hiVríddi. Might of Gánga clan. <text:tab/>[BRA]</text:p>
      <text:p text:style-name="P6">Emra hiUsena (Clan Girl)- Clan meanie in the Golden Sapphire's clan house in Mrelú. <text:tab/>[FtLGS]</text:p>
      <text:p text:style-name="P6">Emurgén hiSharvóya (General, Lord)- Commander of the 2<text:span text:style-name="T11">nd</text:span> Imperial Sappers circa 800 AS. <text:tab/>Known as the “Master of the Delvers Beneath”[DotE-G]. Sárku worshiper from Hehjallu. <text:tab/>[KD]</text:p>
      <text:p text:style-name="P6">Eneng hiTekelsu (Soldier)- Chiténg worshiper from the Red Sun clan of Páya Gupá. 35yrs old <text:tab/>in 2354 AS. [MARB]</text:p>
      <text:p text:style-name="P6">Epengar hiDaishúna (Merchant)- Originally from Béy Sǘ but now lives in Sokátis. In his <text:tab/>early 20's from the Amber Cloak clan. He is well traveled. [SC]</text:p>
      <text:p text:style-name="P6">Epengar hiViridáme (Warrior)- Warrior of the Might of Gánga clan devoted to Karakán's <text:tab/>aspect Nagotai the Upholder. A former Hereksa of the First Legion of Ever Present <text:tab/>Glory, 1<text:span text:style-name="T11">st</text:span> Imperial Heavy Infantry. [SN] </text:p>
      <text:p text:style-name="P6">Epengar hiVu'ürtesh</text:p>
      <text:p text:style-name="P6">Epengar hiVu'uvanu- From the Sweet Singers of Nakomé in Ferinára. [BRA]</text:p>
      <text:p text:style-name="P6"><text:span text:style-name="T1">É</text:span>ptakh-At hiPayál (Priest)- High Priest of Avánthe in Butrús. 54Yrs old from the White <text:tab/>Stone clan. Dull but very competent. [BG]</text:p>
      <text:p text:style-name="P6">Erésu hiZhnáyu (Thief)- Brother of Káingmra, from whose legion he stole 500,000 káitars <text:tab/>with which he bought a Salarvyáni fief. The OPAL had him assassinated. Golden Bough <text:tab/>clan. [KD]</text:p>
      <text:p text:style-name="P6">Erorgu hiShantethu (Clan Master)- Clan Master of the Broken Reed clan of Tu'únmra. Vimúhla <text:tab/>worshiper. 69yrs old in 2354 AS. [MARB]</text:p>
      <text:p text:style-name="P6">Eselné hiTlakotáni (Prince, General)- 2<text:span text:style-name="T11">nd</text:span> prince of the Empire. Age 36 in 2357 AS. Protégé <text:tab/>of the Military Party and the Temple of Karakán and his cohort [MoG]. Died 2368 <text:tab/>during the civil war which ended soon after. </text:p>
      <text:p text:style-name="P6">Eshatl hi? (Lady)- An assassin. [MitV1]</text:p>
      <text:p text:style-name="P6">Eshine hiMrishalny (Astrologer)- Hrü'ǘ worshiper from the Dark Flame clan of Tumíssa. <text:tab/>32yrs old in 2354 AS. [MARB]</text:p>
      <text:p text:style-name="P6">Eshmenel hiRi'inyússa (City Prefect)- Golden Bough clan of Jakálla. 51yrs old in </text:p>
      <text:p text:style-name="P6"><text:tab/>2354 AS. [MARB]</text:p>
      <text:p text:style-name="P6">Essilia hiUsena (Clan Girl)- Knows all the gossip on any and everyone in the Golden <text:tab/>Sapphire's clan house in Mrelú. [FtLGS]</text:p>
      <text:p text:style-name="P6">Eshunéngbe hi? (Soldier)- A soldier who serve Emperor Trákonel I (139-195 AS). He was from <text:tab/>Jakálla. [KD]</text:p>
      <text:p text:style-name="P6">Étqole hi? (Spy)- Market place dandy and swordsman in Béy Sǘ. A spy for Baron Áld. [KD]</text:p>
      <text:p text:style-name="P6"><text:span text:style-name="T1">É</text:span>ttukeng hiVríddi (Priest)- Born 2335 AS into the Vríddi clan of Fasiltúm. High Ritual <text:tab/>Priest of Chiténg in Fasiltúm but on a lower circle than Ajái. [MitV2]</text:p>
      <text:p text:style-name="P6">Evéga hiArdza- Caravan accountant. [BtB]</text:p>
      <text:p text:style-name="P6">Ewauru hiZyaishoi (Council Member)- Chegárra worshiper from the Crimson Ivory clan. 62yrs <text:tab/>old in 2354 AS. [MARB]</text:p>
      <text:p text:style-name="P6">Ewo-I-iya (General)- Commander of the Legion of Aerial Joy, 9<text:span text:style-name="T11">th</text:span> Imperial Light Infantry <text:tab/>Flying Squadron. He is a Hláka and a friend of General Kéttukal [DotE-G]. 32yrs old <text:tab/>in 2354 AS. [MARB]</text:p>
      <text:p text:style-name="P6">Eyil hiVriyén (Priestess)- 4<text:span text:style-name="T11">th</text:span> circle priestess of Hriháyal. Of the Green Kirtle clan of <text:tab/>Tumíssa. Married Hársan on the order of Prince Eselné. She has the heart shaped face <text:tab/>with pointed chin, wide and mobile mouth, and long heavy-lashed eyes of a woman of <text:tab/>the west. Her legs are long, breasts small, and a trifle narrowe in the hips. [MoG]</text:p>
      <text:p text:style-name="P6">Eyóla hi? (Lay Priest)- Physician and house Wizard of Kadarsha. [MoG]</text:p>
      <text:p text:style-name="P6">Eyon hi? (Guard)- Temple guard at the Ksárul temple in the town of Yi'ita outside of <text:tab/>Tumíssa. Black Hand clan. [RPGNW]</text:p>
      <text:p text:style-name="P28"><text:soft-page-break/>F</text:p>
      <text:p text:style-name="P6">Faderu hiGargamra (Soldier)- Sárku worshiping soldier from the Dark Fear clan of the City <text:tab/>of Sárku. 28yrs old in 2354 AS. [MARB]</text:p>
      <text:p text:style-name="P6">Fadiltsúni hiTvósret (Priestess)- Lay Priestess of Belkhánu from the Sea Blue clan who <text:tab/>settled in Butrús 2 years age. 30yrs old and eccentric to the point of frightfulness <text:tab/>with a family that is even more strange. [BG]</text:p>
      <text:p text:style-name="P6">Faena hiRi'inyússa (Priest)- Tsémel of Avánthe from the Golden Bough clan of Jakálla. <text:tab/>45yrs old in 2354 AS. [MARB]</text:p>
      <text:p text:style-name="P6">Fálukel hiMmórsa (Lord)- Disappeared in Lord Ssiyor's maze. [KD]</text:p>
      <text:p text:style-name="P6">Farázhme hiVríddi (General)- A Vimúhla worshiper. Commander of the Legion of Searing Flame <text:tab/>during the reign of Emperor Horkhúnen “the General” (517-580 AS). [KD]</text:p>
      <text:p text:style-name="P6">Farngasha hiObra (Official)- Drá worshiper from the Ensorcelled Goblet clan of Hekéllu. <text:tab/>45yrs old in 2354 AS. [MARB]</text:p>
      <text:p text:style-name="P6">Faryena hiTukesa (Ship Captain)- From the Green Malachite clan of Usenánu. 25yrs old in <text:tab/>2354 AS. [MARB]</text:p>
      <text:p text:style-name="P6">Fashránu hiNokór (General, Priest)- Mríyan (Bishop) in the Temple of Durritlámish in <text:tab/>Sokátis. Commander of the Phalanx of Lord Durritlámish of the Rotted Face, 6<text:span text:style-name="T11">th</text:span> <text:tab/>Imperial Medium Infantry [DotE-G]. The legion is currently based in Sokátis with 12 <text:tab/>cohorts and 2 in training. Born 2314 AS into the Dark Water clan of Sokátis. [MitV2]</text:p>
      <text:p text:style-name="P6">Fashranu hiCha'unqel [EoALWI6]</text:p>
      <text:p text:style-name="P6">Fayél hiVu'ürtesh (Official)- OPAL Princeps in Usenánu. Chegárra worshiper from the Blade <text:tab/>Raised High clan. [GuoT]</text:p>
      <text:p text:style-name="P6">Fayéru hiBalúda- Clan uncle of Hóru. Died in Pijéna during the war. [GuoT]</text:p>
      <text:p text:style-name="P6">Favreng hiJodpur- Red Axe clan. [ST]</text:p>
      <text:p text:style-name="P6">Fazhu hiDzhertikoi (Priest)- The alias used by Emra hiGangassa. [BRA]</text:p>
      <text:p text:style-name="P6">Feresthi hiBurukai (Patriarch)- Priest of Vimúhla and Temple Patriarch of Vimúhla in <text:tab/>Tumíssa. [EoASWI4]</text:p>
      <text:p text:style-name="P6">Féshmu hiFershéna (Smithy)- Born 2324 AS into the Red Stone clan of Tumíssa. A blacksmith <text:tab/>and armorer who is powerful in his clan [MitV2]. Karakán worshiper. [MARB]</text:p>
      <text:p text:style-name="P6">Fereshmá hiKúrodu (Lord, General)- Commander of the Legion of the Night of Shadows, 15<text:span text:style-name="T11">th</text:span> <text:tab/>Imperial Medium Infantry. Sponsored by the Temple of Ksárul, and composed of Ndálu <text:tab/>clan fanatics [DotE-G]. Currently the legion is based in Mrelú with 9 cohorts and 3 <text:tab/>in training [MitV2]. Dark Flame clan [KD]. A military Priest of the temple. 38yrs <text:tab/>old in 2354 AS. [MARB]</text:p>
      <text:p text:style-name="P6">Ferrúga hi?- Commander of the temple guards at the Monastery of the Sapient Eye of Lord <text:tab/>Thúmis. [MoG]</text:p>
      <text:p text:style-name="P6">Fesance hiRi'inyússa (Lady)- Golden Bough clan of Tumíssa. 32yrs old in 2354 AS. [MARB]</text:p>
      <text:p text:style-name="P6">Feshar hiTiten (Soldier)- Vimúhla worshiper from the Red Sky clan of Tumíssa. 32yrs old in <text:tab/>2354 AS. [MARB]</text:p>
      <text:p text:style-name="P6">Feshran hiTakolen (Merchant)- 40yrs old from the Scarlet Sail clan. Member of Dresu <text:tab/>hiKutonyál's expedition. [EoASWI4]</text:p>
      <text:p text:style-name="P6">Ffsá Brûgshmü (General)- A Páchi Léi born in 2335 AS. He commands Páchi Léi border guards <text:tab/>south of Tumíssa. [MitV1]</text:p>
      <text:p text:style-name="P6">Finuela hi? (librarian)- Society of the Resurgent Octagon. [EoALWI6]</text:p>
      <text:p text:style-name="P6">Fioz hiTeyunehl Soldier)- Chiténg worshiper from the Great Stone clan. 32yrs old in </text:p>
      <text:p text:style-name="P6"><text:tab/>2354 AS. [MARB]</text:p>
      <text:p text:style-name="P6">Firígga hiPenála (Priest)- Abbot-in-Crimson of the Monastery of Gleeful Shrieks. 34yrs <text:tab/><text:tab/>old, and of the Iron Fist clan. [BG]</text:p>
      <text:p text:style-name="P6">Fíru hi?- Dlamélish worshiping archer of the Shadowed Moon clan in Thranaka. [SMC]</text:p>
      <text:p text:style-name="P6">Fíru Bá Yéker (Scribe)- A scholar, scribe, and translator [KD]. Sárku worshiper of the <text:tab/>Ultimate Secret clan of the Chákas. 32yrs old in 2354 AS. [MARB]</text:p>
      <text:p text:style-name="P6">Fíru hiJi'assa (Priest)- Priest of Thúmis. [E.N]</text:p>
      <text:p text:style-name="P6">Firu hiKutonyál- Scarlet Sail clan. </text:p>
      <text:p text:style-name="P6">Fisa Brûgshmü (General)- Commander of the Legion of Deep Green Shade, 6<text:span text:style-name="T11">th</text:span> Imperial Páchi <text:tab/>Léi Auxiliary Medium Infantry. Thúmis worshiper [DotE-G]. 32yrs old in 2354 AS. <text:tab/>[MARB]</text:p>
      <text:p text:style-name="P6">Flènestor-Haddà-Psàk-Thàrpyen (Servant)- Serves as a servant to various priests of <text:tab/>Keténgku in the Temple in Béy Sü. He is a sorcerer but speaks very little Tsolyáni; <text:tab/>however, he is learning. He has a glyph of a demon on the ball of his right hand <text:soft-page-break/><text:tab/>thumb. [GDC] </text:p>
      <text:p text:style-name="P6">Freshsháyu hiTurukén (Lord)- Patron of the Legion of the City of Chrí, 7<text:span text:style-name="T11">th</text:span> Imperial Shén <text:tab/>Auxiliary Heavy Infantry. Vimúhla worshiper of the Red Mountain Clan. He is <text:tab/>unbalanced when it comes to the Shén as he has had to be stopped from mating with <text:tab/>them and his armor is made so that he looks like one [DotE-G]. 32yrs old in 2354 AS. <text:tab/>[MARB]</text:p>
      <text:p text:style-name="P6">Fréssa hi?- Tirrikámu commanding a Semétle of Trínesh's unit in the Legion of the Storm of <text:tab/>Fire. [Fs]</text:p>
      <text:p text:style-name="P6">Fréssa hiLemma (Bureaucrat)- He is a minor bureaucrat in the Governor's Palace from the <text:tab/>Iron Plume clan in Jakálla. [EoASW]</text:p>
      <text:p text:style-name="P6">Friend of the Flame (Priest)- A Páchi Léi Lay Priest of Vimúhla and member of Dresu <text:tab/>hiKutonyál's expedition. 19Yrs old. [EoASWI4]</text:p>
      <text:p text:style-name="P6">Fss'úma hi? (Scholar)- Scholar of the Ghatóni. [KD]</text:p>
      <text:p text:style-name="P6">Fssùúma hiNatéla (Priestess)- Priestess of Thúmis. Sculpted the Ghatóni language <text:tab/>sculpture. [KD]</text:p>
      <text:p text:style-name="P6">Fulat of the Black Fingers (Priest)- Priest of Grugánu. A magic user. [BRA] </text:p>
      <text:p text:style-name="P6">Fuléngga Vu'él hiKumítle (Priest)- High Priest of Belkhánu from the Golden Bough clan of <text:tab/>Butrús. 53yrs old. Very friendly, outgoing, kindly, and a great numismatist. [BG]</text:p>
      <text:p text:style-name="P6">Furodhu hiVríddi [YG-TM]</text:p>
      <text:p text:style-name="P6">Furtlánte (Priest)- Wrote the book “Tome of Unoccupied Darkness”.</text:p>
      <text:p text:style-name="P6">Fü'ürik hiBanthadha- Possible tomb robber. Scarlet Planet of Knives clan. [EoASWI4]</text:p>
      <text:p text:style-name="P6">Fyenk hiTakola (Armorer)- Chegárra worshiper from the Sword of Glory clan of Tumíssa. <text:tab/>50yrs old in 2354 AS. [MARB]</text:p>
      <text:p text:style-name="P6">Fyérik hi? (Lord)- Holds a fief 10 Tsán south of Tkoman village. [KD]</text:p>
      <text:p text:style-name="P28">G</text:p>
      <text:p text:style-name="P6">Ga'ánish hiSu'únmra- Grandfather of Réru hiSu'únmra [MitV1]. From Katalál and the Rising <text:tab/>Sun-Disk clan. Patron of the legion “The Forces of Lord Ga'ánish of Katalál”, 23<text:span text:style-name="T11">rd</text:span> <text:tab/>Imperial Medium Infantry. [KD]</text:p>
      <text:p text:style-name="P6">Gagársha hiChugúshsha (General)- Commander of the Legion of Gagársha of Mmilláka, 14<text:span text:style-name="T11">th</text:span> <text:tab/>Imperial Artillery. He is originally from Salarvyá [DotE-G]. Born 2316 AS into the <text:tab/>Emerald Girdle clan of Sokátis. Currently the legion has 2 cohorts engaged in <text:tab/>military operations in the Gilráya Forest against the Salarvyáni with 2 cohorts each <text:tab/>in Thráya and Sokátis, and 1 each in Jaikalór and Ferinára, and there is 1 in <text:tab/>training [MitV1]. He is a Qón worshiper. [KD]</text:p>
      <text:p text:style-name="P6">Ga'intor hiCharken- Brother of Varchu hiCharken. [EoASWI4]</text:p>
      <text:p text:style-name="P6">Gáishan <text:span text:style-name="T1">Í</text:span>to (Shopkeeper)- He is married to Tulivé. Antiquarian, collector, shopkeeper, <text:tab/>and occasional tomb robber; however, he has been dead for 600 years. He and his <text:tab/>wive, are Jáiji. Has lived in Butrús since the last Ditlána. [BG]</text:p>
      <text:p text:style-name="P6">Gaizhhtlo hiTlakotáni- 24yrs old in 2354 AS. [MARB]</text:p>
      <text:p text:style-name="P6">Gallai hiVorusa- 27yrs old in 2354 AS. [MARB]</text:p>
      <text:p text:style-name="P6">Gámulu hiBeshene (Lord)- Renown as one of the mightiest healers in the empire. [TL]</text:p>
      <text:p text:style-name="P6">Gámulu hiBeshyéne (Priest, Lord)- High Princeps of the Temple of Thúmis, and the patron of <text:tab/>the Legion of the Lord of Wisdom, 22<text:span text:style-name="T11">nd</text:span> Imperial Heavy Infantry, based in Páya Gupá. <text:tab/>He also lives there [MoG]. Grey Cloak clan, and 32yrs old in 2354 AS [MARB]. He is <text:tab/>slender, graying, and looks nondescript. [CoA]</text:p>
      <text:p text:style-name="P6">Ganeshma hiQizibi (Soldier)- Society of the Resurgent Octagon. One of the 8 walls. 41yrs <text:tab/>old from the Golden Sunburst clan. Karakán worshiper and former soldier in the First <text:tab/>Legion of Ever-Present Glory, 1<text:span text:style-name="T11">st</text:span> Imperial Heavy Infantry. [EoALWI6]</text:p>
      <text:p text:style-name="P6">Ganú'e Nayál hiSrúnel (Finder)- A noted finder of “things” for people. Said to be able to <text:tab/>find anything given enough time. Most of her clients are aristocrats and nobility in <text:tab/>Butrús and the surrounding area. [BG]</text:p>
      <text:p text:style-name="P6">Gayán Mrés hiSayákku (General)- General and hereditary autocrat of Chéne Hó circa 950 AS. <text:tab/>[BtB]</text:p>
      <text:p text:style-name="P6">Gayán hiTessukén (Official)- 4<text:span text:style-name="T11">th</text:span> Circle bureaucrat in the Palace of Ever-Glorious War in <text:tab/>Jakálla from the White Crystal clan. Cousin to both Tsodlan and Zagar. Fascinated <text:tab/>with the underworld. 24yr old Karakán worshiper. [EoALWI6]</text:p>
      <text:p text:style-name="P6">Gayán hiVraisúna (Son)- Youngest child of Shánü hiSóruna and Dridákku hiVraisúna. He is <text:tab/>13yrs old, ill mannered, and being raised by Mísa his father's 2<text:span text:style-name="T11">nd</text:span> wife. [GDC]</text:p>
      <text:p text:style-name="P6">Gayán hiZhnáyu (Priest)- Priest of Keténgku. [E.N]</text:p>
      <text:p text:style-name="P6"><text:soft-page-break/>Gayásu hiVríddi (Governor)- Governor of Fasiltúm under Emperor Metlunél I “The Foolish” <text:tab/>(1155-1202 AS). [KD]</text:p>
      <text:p text:style-name="P6">Gayén hiKaméthu (Clan Mistress)- Clan Mistress of the Open Sepulcher clan in Sétnakh. In <text:tab/>her 30's, Sárku worshiper, unfriendly and aloof. [SotI]</text:p>
      <text:p text:style-name="P6">Gayen hiTessuken- White Crystal clan of Jakálla. [YG-TUM]</text:p>
      <text:p text:style-name="P6">Gayesha hiTanegra (Soldier)- A war hero. [BSWR]</text:p>
      <text:p text:style-name="P6">Gayésha hiFesrengála (Clan Girl)- 20yrs old, married to Dáitlan hiHkétoketl. [GDC]</text:p>
      <text:p text:style-name="P6">Gávru hiChinán (Soldier)- Soldier in the Tsolyáni delegation to the Tsoléi Isles. He is</text:p>
      <text:p text:style-name="P6"><text:tab/>from the Scarlet Mantle clan, and a very devoted Karakán worshiper. [LoT]</text:p>
      <text:p text:style-name="P6">Gdéshmaru the Salarvyáni- An apothecary in the Court of Crys in the city of Púrdimal below <text:tab/>the Temple of Ksárul and outside of the Temple <text:tab/>of Hrü'ǘ. He is evil-visaged and has <text:tab/>ties to the Hehegánu. [MoG]</text:p>
      <text:p text:style-name="P6">Ge'eltigáne hiBeshmülu (Lord, Governor)- Brother of Girigá and governor of Úrmish </text:p>
      <text:p text:style-name="P6"><text:tab/>[DotE-G]. Born 2328 AS into the Red Mountain clan of <text:span text:style-name="T1">Ú</text:span>rmish. Has 3 wives, 1 <text:tab/>concubine, and 2 sons [MitV2]. Vimúhla worshiper. [MARB]</text:p>
      <text:p text:style-name="P6">G-Gum-Shoggu (General)- Commander of the Legion of Tangled Root Eaters, 2<text:span text:style-name="T11">nd</text:span> Imperial Páchi <text:tab/>Léi Auxiliary Medium Infantry [DotE-G]. Ksárul worshiper who was 32yrs old in </text:p>
      <text:p text:style-name="P6"><text:tab/>2354 AS [MARB]. Known to be favorable to Prince Mridóbu, and thus has a troubled <text:tab/>relationship with Grand High Priestess Sherésa hiDuruntláno. [BG]</text:p>
      <text:p text:style-name="P6">Ge'éru hiTukkolén (Priest)- Born 2329 AS into the Open Sepulcher clan of Avanthár. High <text:tab/>Ritual Priest of Durritlámish and a Tsémel (Patriarch) in the temple. [MitV2]</text:p>
      <text:p text:style-name="P6">Gemelan hiKellukar (Moneylender)- Badly wounded on the steps of Wurú's temple by the <text:tab/>temple guard Shenbei hiRanagga. Golden Lintel clan. [EoASWI4]</text:p>
      <text:p text:style-name="P6">Genému hiNayár (Priest)- A scribe in the Temple of Thúmis in Tumíssa. Superior of Arjuan <text:tab/>[MoG]. High Copyist in the Palace of the Realm in Tumíssa. [KD]</text:p>
      <text:p text:style-name="P6">Geshtikel hiChikresa (Priest)- High Priest of Sárku from the Black Earth clan of Púrdimal. </text:p>
      <text:p text:style-name="P6"><text:tab/>62yrs old in 2354 AS. [MARB]</text:p>
      <text:p text:style-name="P6">G'ghoula hiTlasesha (Priestess)- Military Priestess of Dlamélish from the Green Reed clan <text:tab/>of Khirgár. Switched clans to the White Stone clan. 32yrs old in 2354 AS. [MARB]</text:p>
      <text:p text:style-name="P6">Gigésh hiVáshkoru (Priest)- Born 2312 AS into the White Stone clan of Usenánu. High <text:tab/>Administrative Priest of Hnálla in Usenánu. [MitV1]</text:p>
      <text:p text:style-name="P6">Girigá hiBeshmülu (Lord, General)- Commander of the Legion of Lord Kurukaa, 25<text:span text:style-name="T11">th</text:span> Imperial <text:tab/>Heavy Infantry, and a Vimúhla worshiper. [DotE-G]. The remnants of the legion is <text:tab/>currently based in Úrmish with a skeleton force and 2 cohorts in training [MitV2]. </text:p>
      <text:p text:style-name="P6"><text:tab/>Red Mountain clan of Úrmish [KD]. 32yrs old in 2354 AS. [MARB]</text:p>
      <text:p text:style-name="P6">Girigámish hi?- A legendary priest of Ksárul. [MitV1]</text:p>
      <text:p text:style-name="P6">Girigáshna hiVu'ürtesh (General)- Commander of the Legion of Hnálla, 4<text:span text:style-name="T11">th</text:span> Imperial Heavy <text:tab/>Infantry, and a High Priest of Hnálla in Béy Sǘ [MitV1]. Hnálla worshiper from the <text:tab/>Golden Bough clan of Béy Sǘ, and 33yrs old in 2354 AS. [MARB]</text:p>
      <text:p text:style-name="P6">Girigáshna hiWarangal [ST]</text:p>
      <text:p text:style-name="P6">Girikma hiZiya (Student)- Society of the Resurgent Octagon. She is of the Red Dawn clan. <text:tab/>[EoASWI6]</text:p>
      <text:p text:style-name="P6">Giriktéshmu hiChuren (Lord)- Ancient hero of Jakálla. [SB]</text:p>
      <text:p text:style-name="P6">Giriktéshmu hiKoyúga (General, Lord)- Commander of the Legion of Giriktéshmu, 23<text:span text:style-name="T11">rd</text:span> Imperial <text:tab/>Archers, and a Chegárra worshiper. A pillar of the Military Party [DotE-G]. The <text:tab/>legion is currently based at Jakálla with 12 cohorts and 2 in training. Red Sun</text:p>
      <text:p text:style-name="P6"><text:tab/>clan of Jakálla [MitV1]. 38yrs old in 2354 AS, and worshiper of Chegárra. [MARB]</text:p>
      <text:p text:style-name="P6">Gíu hi? (Intermediary)- Aijom hiUsena's contact with the Forces of the Usurper during the <text:tab/>Civil War. [FtLGS]</text:p>
      <text:p text:style-name="P6">Gíu hi? (Wife)- Fictitious third wife of Lord Retlan hiVriyén. Supposedly of the Green <text:tab/>Kirtle clan of Béy Sǘ. [KD]</text:p>
      <text:p text:style-name="P6">Gíu hiAigo (Bureaucrat)- Bureaucrat in the Palace of Foreign Lands. She from the Iron <text:tab/>Plume clan in Jakálla. [EoASW]</text:p>
      <text:p text:style-name="P6">Gíu hiLemma (Clan Woman)- Moshan hiLemma's wife in the Iron Plume clan in Jakálla. [EoASW]</text:p>
      <text:p text:style-name="P6">Gnésumu hi? (Priest)- Preceptor of the Monastery of the Sapient Eye of Lord Thúmis. Died <text:tab/>of a brain stroke. [KD]</text:p>
      <text:p text:style-name="P6">Gogmo Omgag (Mercenary)- Ahoggyá mercenary in Púrdimal from <text:span text:style-name="T1">Ó</text:span>nmu Tlé Hlétis. [GC-P] </text:p>
      <text:p text:style-name="P6">Goreshmu hiEtkolel (Priest)- Priest of Ksárul in Púrdimal from the Dark Moon clan. [GC-P]</text:p>
      <text:p text:style-name="P6">Gorun hi? (Priest)- Undead priest of Sárku, and a rather famous expert (when alive) in the <text:soft-page-break/><text:tab/>reign of Emperor Durúmu “the Copper Blade of Sárku.” [BRA]</text:p>
      <text:p text:style-name="P6">Granny Kless (God Mother)- Blackmailer, extortionist, smuggler, and all around gangster <text:tab/>godmother. She is from the Green Pyramid clan. [BG]</text:p>
      <text:p text:style-name="P6">Gr-Gá (Soldier)- Shén commander of the Legion of Gr-Gá the Egg Layer, 5<text:span text:style-name="T11">th</text:span> Shén Imperial <text:tab/>Auxiliary Heavy Infantry. [PKP]</text:p>
      <text:p text:style-name="P6">Grujung hiGachayal (Warrior)- Former Hereksa in the Legion of Sérqu, Sword of the Empire, <text:tab/>14<text:span text:style-name="T11">th</text:span> Imperial Heavy Infantry. Blade Raised High clan from Sétnakh. Karakán worshiper <text:tab/>devoted to his Aspect of Nogotai the Upholder. [SN]</text:p>
      <text:p text:style-name="P6">Grunéshu hi? (Arch Scholar)- Very old but renown scholar of Llyáni. [MoG]</text:p>
      <text:p text:style-name="P6">Guba (General)- Shén general in Khirgár. 32yrs old in 2354 AS. [MARB]</text:p>
      <text:p text:style-name="P6">Gúbanu hiTlakán (Overseer)- Shipping overseer of most of the Golden Dawn clan's shipping <text:tab/>and transportation concerns. He contracts with the Red Flower, Blazoned Sail, and <text:tab/>Turning Wheel clans to move large cargoes. Srúma hiSóruna has been helpful to him. <text:tab/>He reiseds in the Golden Dawn clan house in Béy Sǘ. [GDC]</text:p>
      <text:p text:style-name="P6">Gubánu hiTurúgda (Servant)- Messenger of Lord Tékunu hiQolyélmu. Of the Broken Reed clan. <text:tab/>Son of Daragma. [BRA]</text:p>
      <text:p text:style-name="P6">Gulgenu hiTirissa (Priest)- High Priest. 32yrs old in 2354 AS. [MARB]</text:p>
      <text:p text:style-name="P6">Gulyena hiTirisa (Priest)- High Priest of Keténgku from the High Tower clan of Béy Sǘ. <text:tab/>58yrs old in 2354 AS. [MARB]</text:p>
      <text:p text:style-name="P6">Gurúggma hi? (General)- Born in Salarvyá and became commander of the Legion of Gurúggma, <text:tab/>3<text:span text:style-name="T11">rd</text:span> Imperial Ahoggyá Auxiliary Heavy Infantry, during the time of one of the Gyésmu <text:tab/>emperors (2015-2168 AS). [KD]</text:p>
      <text:p text:style-name="P6">Gúrush hiKekkél (Priest)- Born 2333 AS into the Red Stone clan of Tumíssa. High Ritual <text:tab/>Priest of Wurú and brother of Abáshu. He is blind. [MitV2]</text:p>
      <text:p text:style-name="P6">Gusérse hiZhakkél (Official)- Golden Sphere clan and holds 6<text:span text:style-name="T11">th</text:span> circle rank in the Palace of <text:tab/>the Realm. Overseer of the slave market. Very corrupt and preys on the slavers who, <text:tab/>in turn, have created an artificial slave shortage. [BG]</text:p>
      <text:p text:style-name="P6">Gúsha hiTessukan (Priest)- Born 2235 AS into the White Crystal clan of Jakálla. Lay priest <text:tab/>and scholar in the Temple of Karakán. [YG-TUM]</text:p>
      <text:p text:style-name="P6">Gúsha hiTessuken (Priest)- Priest of Karakán from the White Crystal clan of Khirgár. 32yrs <text:tab/>old in 2354 AS. [MARB]</text:p>
      <text:p text:style-name="P6">Gúsha hiVordésa (Soldier)- Spokesman for the Communal Legion of Gúsha the Khirgári, 7<text:span text:style-name="T11">th</text:span> <text:s text:c="3"/></text:p>
      <text:p text:style-name="P6"><text:tab/>Imperial medium Infantry. The legion is normally based in Jakálla. He is a member of</text:p>
      <text:p text:style-name="P6"><text:tab/>the Military Party [YG-F]. Karakán worshiper from the Golden Sunburst clan of <text:tab/>Khirgár, and 44yrs old in 2354 AS. [MARB]</text:p>
      <text:p text:style-name="P6">Guténu hi? (Soldier)- Omnipotent Azure Legion. [KD]</text:p>
      <text:p text:style-name="P6">Gutishmu hiVaishya (Merchant)- Lives in Tumíssa. No good at accounts, but has lots of <text:tab/>charisma and is a skilled haggler. A well traveled worshiper of Vimúhla. Red Flower <text:tab/>clan. [YG-TUM]</text:p>
      <text:p text:style-name="P6">Gyésmu “The Iron Fist” hiTlakotáni (Emperor)- 55<text:span text:style-name="T11">th</text:span> Seal Emperor ruled 2015-2065 AS. <text:tab/>Mu'ugalavyá invaded the empire in 2019 and advanced to the gates of Avanthár and Béy <text:tab/>Sǘ in 2020 but the empire pushed them back to the old frontier. In 2029 when <text:tab/>Salarvyá was embroiled in its own civil war, the empire seized Kaijá, then in 2031 <text:tab/>Kerunán, then in 2041 Chaigári, but the push was stopped when the Íto clan rose up. <text:tab/>[SB]</text:p>
      <text:p text:style-name="P6">Gyésmu Dálisan “The Magnificent and Ever-Living” hiTlakotáni (Emperor)- 56<text:span text:style-name="T11">th</text:span> Seal Emperor <text:tab/>ruled 2065-2168 AS. <text:s/>The new conquests were consolidated and a balance achieved <text:tab/>between Stability and Change. Failed to recover Milumanayá. Lived to 125 through the <text:tab/>use of magic and drugs. [SB]</text:p>
      <text:p text:style-name="P6">Gyésmu hiVerudái (Merchant)- Innkeeper of the Abode of Imperial Blue in Avanthár. Sea Blue <text:tab/>clan. [KD]</text:p>
      <text:p text:style-name="P6">Gyursaka hiTlakan (Legate)- Tsolyáni Legate to Shényu at Ssorvá. Golden Sunburst clan. <text:tab/>[MARB]</text:p>
      <text:p text:style-name="P28">H</text:p>
      <text:p text:style-name="P6">Hágarr hiChúnmiyala (General, Lord)- Commander of the Flotilla of Hágarr of Paránta, 1<text:span text:style-name="T11">st</text:span> <text:tab/>Imperial Marines based in Penóm. He owns a fleet of merchant ships. His son is <text:tab/>Miridame [DotE-G]. Born 2317 AS into the Red Sky clan of Paránta near Penóm. <text:tab/>Currently retired from <text:tab/>active duty to pursue his mercantile business [MitV1]. <text:tab/>Karakán worshiper. [MARB]</text:p>
      <text:p text:style-name="P6"><text:soft-page-break/>Hágarr hiVriyón (Official)- Vimúhla worshiper from the Red Sword clan of Avanthár. 28yrs <text:tab/>old in 2354 AS. [MARB]</text:p>
      <text:p text:style-name="P6">Ha'ia hiSanga (Lady)- Belkhánu worshiper from the Emerald Girdle clan of Tumíssa. 32yrs <text:tab/>old in 2354 AS. [MARB]</text:p>
      <text:p text:style-name="P6">Ha'ia hiVazhu (Lady)- Chiténg worshiper from the Iron Helm clan of Mekú. 17yrs old in </text:p>
      <text:p text:style-name="P6"><text:tab/>2354 AS. [MARB]</text:p>
      <text:p text:style-name="P6">Háihai (Soldier)- Hláka leader of the 7<text:span text:style-name="T11">th</text:span> Hláka Flying Squadron in Butrús. [BG]</text:p>
      <text:p text:style-name="P6">Haija hiBaruni (Priest)- Chief priest in the Pála Jakálla temple of Keténgku. 59yrs, and <text:s/><text:tab/>an excellent manager of people and money. [BRA]</text:p>
      <text:p text:style-name="P6">Háikon hi? (Elder)- Late financial controller of the council of elders in the Shadowed <text:tab/>Moon clan in Thranaka. [SMC]</text:p>
      <text:p text:style-name="P6">Háikon hiSankolum (Archivist)- Burial archivist for the White Crystal clan. Drink to much <text:tab/>at a party, fell and killed himself. [EoALWI6]</text:p>
      <text:p text:style-name="P6">Háikon hiSatara (Guard)- Clan guard. [ST]</text:p>
      <text:p text:style-name="P6">Háikon hiVórudu (General)- Sárku worshiper from the Domed Tomb clan. 32yrs old in 2354 AS. <text:tab/>[MARB]</text:p>
      <text:p text:style-name="P6">Háikun hiVórudu (General, Lord)- Commander of the Legion of the Peaks of Kraa, 12<text:span text:style-name="T11">th</text:span> <text:tab/>Imperial Archers [DotE-G]. Currently the legion is based at the City of Sárku with <text:tab/>12 cohorts and 2 in training [MitV2]. Domed Tomb clan. [KD]</text:p>
      <text:p text:style-name="P6">Hajára hiVu'unávu (Priestess)- 2<text:span text:style-name="T11">nd</text:span> circle priestess of Ksárul from the Cloak of Azure Gems <text:tab/>clan. [BL]</text:p>
      <text:p text:style-name="P6">Hakiron Tso'mac (Mercenary)- N'lǘss highlander who served in Tsolyáni legions. Massively <text:tab/>built, he is taciturn and has a nose for guiding people to remote places where <text:tab/>“evil” lurks. [TREoPE]</text:p>
      <text:p text:style-name="P6">Hakkusa hiVaisura (Merchant)- A Black Stone merchant with the rank of craftsman, and a <text:tab/>Vimúhla worshiper. He buys military supplies from craftsmen and grocers in Tumíssa <text:tab/>and surrounding areas and organizes their transport to the legions in conjunction <text:tab/>with his clan cousin Kir'él. Son of Ormai. </text:p>
      <text:p text:style-name="P6">Hale hiQolyélmu (Priestess)- Priestess of Dlamélish. Clan not found. 32yrs old in 2354 AS. <text:tab/>[MARB]</text:p>
      <text:p text:style-name="P6">Halishéya hiSenéru (Priestess)- High Priestess of Hriháyal in Butrús from the First Moon <text:tab/>clan of Penóm. 47yrs old. Leans toward the administrative side of things. Generally <text:tab/>impatient and sharp-tongued. [BG]</text:p>
      <text:p text:style-name="P6">Hamak (Child)- An 8yr old child from the Shadowed Moon clan of Jakálla who shows great <text:tab/>potential. [SMC]</text:p>
      <text:p text:style-name="P6">Haonár hiVréshcha (Governor)- Born 2308 AS into the Red Sun clan of Thri'íl. He is the <text:tab/>governor there and has 17 wives, 16 concubines, 10 sons and 9 daughters. He is an <text:tab/>Avánthe worshiper, and his favorite wife is a priestess of Avánthe. [MitV1]</text:p>
      <text:p text:style-name="P6">Haraku hiTurushán (Priest)- Temple Commandant of the Temple of Sárku in Tsurú. Age 29 in <text:tab/>2360 AS. 11<text:span text:style-name="T11">th</text:span> Circle. Dedicated follower of Sárku who is skilled in history, <text:tab/>languages, and science. Domed Tomb clan. [YG-F]</text:p>
      <text:p text:style-name="P6">Hareske hiDarmatek (Priest)- Assistant of the chief priest in the Pála Jakálla temple of <text:tab/>Qón. He is the real chief priest. He is of the Joyous of Vrá clan. [BRA]</text:p>
      <text:p text:style-name="P6">Hárchar hiKaggmodu (Sea Captain)- Karakán worshiping ship captain from the Blazoned Sail <text:tab/>clan. 37yrs old in 2354 AS. [MARB]</text:p>
      <text:p text:style-name="P6">Hárchar hiVárshu (Sea Captain)- Captain of the Bountiful Hand of Avánthe [BtB]. Born 2331 <text:tab/>AS into the Blazoned Sail clan of Jakálla. Captain of the Glory of the Gods and owns <text:tab/>3 other vessels. [MitV2]</text:p>
      <text:p text:style-name="P6">Hargai hiBashúvra (Priest)- Of the Clan of the Edification of the Soul. A professional <text:tab/>executioner and priest of Chiténg. [Fs]</text:p>
      <text:p text:style-name="P6">Hargai hiChadron (Soldier)- Staff officer who holds the rank of Kási in the Legion of <text:tab/>Giriktéshmu, 23<text:span text:style-name="T11">rd</text:span> Imperial Archers. From the Iron Plume clan in Jakálla. [EoASW]</text:p>
      <text:p text:style-name="P6">Hargai hiSholar (Treasurer)- Clan Treasurer of the Iron Plume clan in Jakálla. [EoASW]</text:p>
      <text:p text:style-name="P6">Haringgáshte hi? (Priest)- Prior of the Monastery of the Sapient Eye of Lord Thúmis 200 <text:tab/>Tsán north of Páya Gupá. [MoG]</text:p>
      <text:p text:style-name="P6">Harish hiQoprosh (Merchant)- A drink vendor in Hekéllu with big ears. [EoASWI5]</text:p>
      <text:p text:style-name="P6">Hárisu hi? (Priest)- Priest of Thúmis. [E.N]</text:p>
      <text:p text:style-name="P6">Hárisu hiTukólu (Priest)- Born 2309 AS into the Red Star clan of Tumíssa. Blind chief <text:tab/>librarian of the Temple of Vimúhla in Tumíssa. [MitV2]</text:p>
      <text:p text:style-name="P6"><text:soft-page-break/>Hariyal hiNakshena (Priestess)- Lay Priestess of Hrü'ǘ from the Black Stone clan of <text:tab/>Sokátis. 26yrs old in 2354 AS. [MARB]</text:p>
      <text:p text:style-name="P6">Harkaya hiVashte (Priest)- Priest of Ksárul from the Dark Fear clan of Jakálla. 32yrs old <text:tab/>in 2354 AS. [MARB]</text:p>
      <text:p text:style-name="P6">Harkoma hiShantlar- Sailor from Jakálla. 32yrs old in 2354 AS. [MARB] </text:p>
      <text:p text:style-name="P6">Haro hiNarka (Soldier)- Chegárra worshiper from the Green Stone clan of Úrmish. 30yrs old <text:tab/>in 2354 AS. [MARB]</text:p>
      <text:p text:style-name="P6">Hársan hiTekéshmu (Priest)- 2<text:span text:style-name="T11">nd</text:span> circle priest of Thúmis but promoted to 4<text:span text:style-name="T11">th</text:span> circle on <text:tab/>direct orders of Emperor Hirkáne hiTlakotáni “The Stone Upon Which the Universe <text:tab/>Rests”. A scholar of Llyáni from the Monastery of the Sapient Eye of Thúmis. Was <text:tab/>hiShahád before the above emperor made the Tekéshmu lineage adopt him [MoG]. In his <text:tab/>early 20's with a boyish litheness and high cheek bones with the ruddy complexion of <text:tab/>the Chákas [LoT]. He was raised in the Pé Chói village of Nsík-Tsú-Nékw south of <text:tab/>Chéne Hó. [PoS]</text:p>
      <text:p text:style-name="P6">Harshan hiSsánmirin (Soldier)- Hereksa in the First Legion of Ever-Present Glory, 1<text:span text:style-name="T11">st</text:span> <text:tab/>Imperial Heavy Infantry. Blade Raised High clan of Jakálla. [BRA]</text:p>
      <text:p text:style-name="P6">Havásu hi? (Clan Master)- Standing Stone clan, but location not found. [MitV2]</text:p>
      <text:p text:style-name="P6">Hávumar Gírganne (Gladiator)- For 20 years he was the best in Butrús but was murdered, <text:tab/>some say, by organized crime for not throwing a fight. [BG]</text:p>
      <text:p text:style-name="P6">Háya hiKáshte (Priestess)- Born 2346 AS into the Golden Bough clan of Jakálla. Ritual <text:tab/>Priestess of Dlamélish in Jakálla. [MitV2]</text:p>
      <text:p text:style-name="P6">Háya hiSánga (Lady)- Born 2339 AS into the Emerald Girdle clan of Tumíssa. Belkhánu <text:tab/>worshiper who occasionally works for the OPAL. [MitV1]</text:p>
      <text:p text:style-name="P6">Háya hiSsáivra (Priestess)- Scholar Priestess of Belkhánu from the Golden Triangle clan of <text:tab/>Jakálla. 32yrs old in 2354 AS. [MARB]</text:p>
      <text:p text:style-name="P6">He'era hiTeshakane (Lady)- Sárku worshiper from the Domed Tomb clan of the City of Sárku. <text:tab/>32yrs old in 2354 AS. [MARB]</text:p>
      <text:p text:style-name="P6">Heggasa hiCharunai (Chamberlain)- Chamberlain of the Exchequer in Prince Rereshqála's <text:tab/>palace southeast of Jakálla. Hnálla worshiper of the White Crystal clan [YG-TUM]. <text:tab/>60yrs old in 2354 AS. [MARB]</text:p>
      <text:p text:style-name="P6">Hehejállu “The Dark Moon” hiTlakotáni (Emperor)- 17<text:span text:style-name="T11">th</text:span> Seal Emperor ruled 709-801 AS. <text:tab/>Worshiped Sárku and established the hegemony of the Dark Trinity (Hrü'ǘ, Ksárul, and <text:tab/>Sárku) in Avanthár. <text:s/>[SB]</text:p>
      <text:p text:style-name="P6">Heikon hi? (Soldier)- A Kuruthúni (Subaltern) in the Regiment of the Noble Ssiyór of <text:tab/>Mrelú, 25<text:span text:style-name="T11">th</text:span> Imperial Medium Infantry. Open Sepulchre clan and Sárku worshiper. Known <text:tab/>as the “Barker of Sárku”. [FtLGS]</text:p>
      <text:p text:style-name="P37">Hehineshmu Tlakotani (Prince)- Revealed by the Temple of Hrü'ǘ at the new Kólumejàlim. He renounced <text:tab/>the Gold in exchange for certain favors granted by Prince Mirusíya. [BRA] </text:p>
      <text:p text:style-name="P6">Hejéntu hiKashár (Sailor)- Retired sailor and brother of Hóru. [GuoT]</text:p>
      <text:p text:style-name="P6">Hejéntu hiWorishar (Official)- Palace of the Realm official in Rü and loyal to the Usurper <text:tab/>during the Civil War. Black Stone clan. [EoASWI2]</text:p>
      <text:p text:style-name="P6">Hejjéka I “The Replacer” hiTlakotáni (Emperor)- 40<text:span text:style-name="T11">th</text:span> Seal Emperor ruled 1318-1325 AS. <text:tab/>Restored the empire to the worship of the Lords of Stability, and reestablished laws <text:tab/>and traditional rights. [SB]</text:p>
      <text:p text:style-name="P6">Hejjéka II “The Heretic” hiTlakotáni (Emperor)- 41<text:span text:style-name="T11">st</text:span> Seal Emperor ruled 1325-1340 AS. <text:tab/>Abandoned the custom of royal seclusion and marched with his armies during the war <text:tab/>with Salarvyá which lasted through his reign. Conquered much of northwestern <text:tab/>Salarvyá. [SB]</text:p>
      <text:p text:style-name="P6">Hejjéka III “The Fat” hiTlakotáni (Emperor)- 43<text:span text:style-name="T11">rd</text:span> Seal Emperor ruled 1355-1407 AS. Reigned <text:tab/>peacefully and gained the nickname because he made the fat and well fed. [SB]</text:p>
      <text:p text:style-name="P6">Hejjéka IV “Restorer of Dignities” hiTlakotáni (Emperor)- 45<text:span text:style-name="T11">th</text:span> Seal Emperor ruled 1458-</text:p>
      <text:p text:style-name="P6"><text:tab/>1517 AS. Gave local autonomy back to the island of Vrá and other protectorates as <text:tab/>well as restored ancient patents of nobility. [SB]</text:p>
      <text:p text:style-name="P6">Hejjéka V “The Openhanded” hiTlakotáni (Emperor)- 47<text:span text:style-name="T11">th</text:span> Seal Emperor ruled 1574-1623 AS. <text:tab/>Generous and cultured but naïve about foreign affairs. [SB]</text:p>
      <text:p text:style-name="P6">Hekélla hiTsánune (Priestess)- High Scholar Priestess of Dlamélish in Béy Sǘ. [MitV2]</text:p>
      <text:p text:style-name="P6">Héketh hiBurusá (General, Lord)- Commander of the Legion of Heketh of Púrdimal, 17<text:span text:style-name="T11">th</text:span> <text:tab/>Imperial Heavy Infantry [DotE-G]. A scion of the old and noble Black Hood clan of <text:tab/>Púrdimal who was born in 2317 AS. A Ksárul worshiper. The legion is currently based <text:soft-page-break/><text:tab/>in Béy Sǘ. [MitV2]</text:p>
      <text:p text:style-name="P6">Héketh hiKétkolel (Warrior)- Vimúhla worshiping warrior of the Red Mountain clan of <text:tab/>Tumíssa. 23yrs old in 2354 AS. [MARB]</text:p>
      <text:p text:style-name="P6">Helél hiSakódla (Soldier)- Former soldier of the Blade Raised High clan.</text:p>
      <text:p text:style-name="P6">Helelma hiSakódla (Soldier)- Tirrikámu in the Legion of Mighty Jakálla, 27<text:span text:style-name="T11">th</text:span> Imperial Heavy <text:tab/>Infantry. Very good with a spear, and an experienced veteran. Has studied artillery <text:tab/>and tactics. Owns some steel armor. Red Flower clan [YG-TUM]. Karakán worshiper from <text:tab/>Vrá. 31yrs old in 2354 AS. [MARB]</text:p>
      <text:p text:style-name="P6">Helmúna hiSharvóya (Lord)- A very wealthy nobleman from Penóm of the Dark Fear clan. <text:tab/>Used his wealth to reactivate, be the general of and the patron of the Legion of the <text:tab/>Fishers of Death, 21<text:span text:style-name="T11">st</text:span> Imperial Heavy Infantry. [KD]</text:p>
      <text:p text:style-name="P6">Heluka hiTekkengsa (Priest)- Priest of Keténgku of the Staff of Beneficence clan. [MARB]</text:p>
      <text:p text:style-name="P6">Hémesh hiMridúna (Soldier)- Hnálla worshiper from the Golden Bough clan of Avanthár. 32yrs <text:tab/>old in 2354 AS. [MARB]</text:p>
      <text:p text:style-name="P6">Hémesh hiShánmiran (Official)- Born 2317 AS into the Dark Water clan of Púrdimal. A member <text:tab/>of the Court of Purple Robes in Avanthár. A Hrü'ǘ worshiper who escaped to Púrdimal <text:tab/>upon the ascension of the Usurper. [MitV1]</text:p>
      <text:p text:style-name="P6">Hémesh hiMridúna [MitV1]</text:p>
      <text:p text:style-name="P6">Hemeth hiSsaivra- Purple Gem clan. [BRA]</text:p>
      <text:p text:style-name="P6">Hénggis hiKhanúma (Soldier)- A Molkár. [BL]</text:p>
      <text:p text:style-name="P6">Heqenu hiMo'oldyn (Soldier)- Sárku worshiper from the Dark Flame clan of the City of <text:tab/>Sárku. 50yrs old in 2354 AS. [MARB]</text:p>
      <text:p text:style-name="P6">Heredáru hiMritlékka (Scholar)- A historian [SB]. From Béy Sǘ. Author of “The Histories of <text:tab/>the Beloved, Very Great and Powerful Emperors of the Most Mighty Imperium”. [KD]</text:p>
      <text:p text:style-name="P6">Heredáru hiTukun [EoALWI6]</text:p>
      <text:p text:style-name="P6">Herenru hiMriku (Priest)- Chief priest in the Pála Jakálla temple of Thúmis. 38yrs old of <text:tab/>the Sea Blue clan. A powerful sorcerer and capable scholar. [BRA]</text:p>
      <text:p text:style-name="P6">Hereschal hiTogu (OPAL)- Officer in the OPAL. Expert in Mu'ugalavyáni codes and spycraft. <text:tab/>[TREoPE]</text:p>
      <text:p text:style-name="P6">Hérje hiTsánune (Lord)- Member of the Golden Bough clan. He is bi-sexual. [MitV2]</text:p>
      <text:p text:style-name="P6">Hérpef hiTru'úna (Manager)- Manager of the arena in Butrús from the Scarlet Sash clan. <text:tab/>Knows how to put on a good show but a poor businessman. [BG]</text:p>
      <text:p text:style-name="P6">Herukte Vríddi (Soldier)- Vimúhla worshiper from the Vríddi clan of Fasiltúm. 32yrs old <text:tab/>in 2354 AS. [MARB] </text:p>
      <text:p text:style-name="P6">Heshelu hiDaishúna (Priest)- Priest of Wurú in Béy Sǘ. [MoG]</text:p>
      <text:p text:style-name="P6">Héshqu Miúna I hiTlakotáni (Emperor)- 6<text:span text:style-name="T11">th</text:span> Seal Emperor ruled 195-196 AS. Died of the Plague <text:tab/>of the White Spots which ravaged the Five Empires. [SB]</text:p>
      <text:p text:style-name="P6">Héshqu Miúna II “The Wind Rider” hiTlakotáni (Emperor)- 9<text:span text:style-name="T11">th</text:span> Seal Emperor ruled 327-382 AS. <text:tab/>Raids into Milumanayá and Yán Kór. [SB]</text:p>
      <text:p text:style-name="P6">Heshtú'atl “The Mighty” hiTlakotáni (Emperor)- 57<text:span text:style-name="T11">th</text:span> Seal Emperor ruled 2168-2234 AS. A good <text:tab/>and sensible ruler. [SB]</text:p>
      <text:p text:style-name="P6">Héssa hi?- Known as “the Little One”. [RPGNW]</text:p>
      <text:p text:style-name="P6">Hesune hiShanuka- Vimúhla worshiper from the Sweet Singers of Nakomé clan of Fasiltúm. <text:tab/>27yrs old in 2354 AS. [MARB]</text:p>
      <text:p text:style-name="P6">Hetepek hiAztlan- Leader of the Company of the Crystal Sword. Silver Links clan. [EoASW]</text:p>
      <text:p text:style-name="P6">Hetkoláinen “He Whose Glory Never Ends” hiTlakotáni (Emperor)- 59<text:span text:style-name="T11">th</text:span> Seal Emperor ruled <text:tab/>2291-2345 AS. Repeated invasions of Yán Kór and Milumanayá. Suppressed the Vríddi <text:tab/>upraising in Fasiltúm in 2340-2341 AS. Rise of Baron Áld in Yán Kór. <text:s/>[SB]</text:p>
      <text:p text:style-name="P6">Hettukeng hiArusa (Lord)- Black Stone clan of Thri'íl. Hnálla worshiper. 50yrs old in </text:p>
      <text:p text:style-name="P6"><text:tab/>2354 AS. [MARB]</text:p>
      <text:p text:style-name="P6">Hettukeng hiGuruma (Merchant)- Great Stoner clan of Jakálla. Dealt in Gold, gems, fine <text:tab/>clothing, and jewelry legally, but in Zu'úr and other illegal activities. Was in the <text:tab/>pay of Baron <text:span text:style-name="T1">Á</text:span>ld's Surgeth. He black mailed Háikon hiSankolum and some other high <text:tab/>clan people. Has not been seen for 2 months. [EoALWI6]</text:p>
      <text:p text:style-name="P6">H'hranka hiKaggmodu (Priest)- Priest of Belkhánu in Hekéllu from the Blazoned Sail clan. A <text:tab/>sorcerer. 37 yrs old in 2354 AS. [MARB]</text:p>
      <text:p text:style-name="P6">Hijashu hiTlélsu (Priest)- High Priest of Sárku from the Copper Triangle clan of Sokátis. <text:tab/>47yrs old in 2354 AS. [MARB]</text:p>
      <text:p text:style-name="P6">Hiperdal Se'eqel (Priestess)- Co-chief priestess in the Pála Jakálla temple of Hriháyal. <text:soft-page-break/><text:tab/>Originally from Tsatsayágga. [BRA]</text:p>
      <text:p text:style-name="P6">Hirikasa hiTu'unmra (Legate)- Thúmis worshiper from the Standing Stone clan of Jakálla. <text:tab/>58yrs old in 2354 AS. [MARB]</text:p>
      <text:p text:style-name="P6">Hirj hiFashulara (Priest)- Chief sorcerer in the Pála Jakálla temple of Katakán. 46Yrs old <text:tab/>of the Fist of Iron clan. He teaches children of noble clans but is rumored to be a <text:tab/>little greedy. [BRA]</text:p>
      <text:p text:style-name="P6">Hirkáne “The Stone Upon Which the Universe Rests” hiTlakotáni (Emperor)- 61<text:span text:style-name="T11">st</text:span> Seal Emperor <text:s/><text:tab/>Assumed the “Petal Throne” in 2347 AS (10<text:span text:style-name="T11">th</text:span> of Dohála) after his brother Mursún died <text:tab/>without issue. Hnálla worshiper. 48yrs old in 2354 AS [MARB &amp; Fs]. War with Yán Kór <text:tab/>started in 2356 AS. Loss of Atkolél Heights and Yán Koryáni invasion halted in <text:tab/>battles near Chéne Hó and Khirgár in 2356-2357 AS. [SB]. He worshiped Hnálla, and <text:tab/>his ascension day was the 10<text:span text:style-name="T11">th</text:span> of Dohála.</text:p>
      <text:p text:style-name="P6">Hirkel hiCharigena (Soldier)- Ksárul worshiping soldier of the Dark Water clan from <text:tab/>Tu'únmra. [MARB]</text:p>
      <text:p text:style-name="P6">Hisha hiVarishnoa (Priestess)- Priestess of Dlamélish from the Green Emerald clan of Béy <text:tab/>Sǘ. 32yrs old in 2354 AS. [MARB]</text:p>
      <text:p text:style-name="P6">Hishén hiQaqáa (General, Lord)- Of the Second Moon clan of village Qáqel. Father of Qóhlan <text:tab/>Died in 2366 AS from old age. [MitV2]</text:p>
      <text:p text:style-name="P6">Hisheshu hi? (Priest)- Priest of Qón from Turinel. Green Malachite clan. 32yrs old in </text:p>
      <text:p text:style-name="P6"><text:tab/>2354 AS. [MARB]</text:p>
      <text:p text:style-name="P6">Hísun hiTánkolel (Lord)- Imperial Governor of Jakálla, and a member of the Royalist Party <text:tab/>[SB]. Brother of Káshma and of the Golden Bough clan [MitV1]. Hnálla worshiper and <text:tab/>59yrs old in 2354 AS. [MARB]</text:p>
      <text:p text:style-name="P6">Hísun hiOnkome (Jeweler)- Rising Eye of Glory clan of Tléku on Thayúri Isle. Known for his </text:p>
      <text:p text:style-name="P6"><text:tab/>wide ranging travels. [MARB]</text:p>
      <text:p text:style-name="P6">Hitolek hiGangassa (Priest)- Chief priest in the Pála Jakálla temple of Hnálla. 51yrs old <text:tab/>with a reputation for getting to the top through sheer ruthless politicking. [BRA]</text:p>
      <text:p text:style-name="P6">Hiyel hi?- Vimúhla worshiper. 32yrs old in 2354 AS. [MARB]</text:p>
      <text:p text:style-name="P6">Hláru hiNimuné (Merchant)- Runs a large armory in Béy Sǘ. [KD]</text:p>
      <text:p text:style-name="P6">Hlígar hiDlekutal (Priest)- Priest of Hnálla in Béy Sǘ from the White Crystal clan. 23yrs <text:tab/>old in 2354 AS. [MARB]</text:p>
      <text:p text:style-name="P6">Hlígar hiSsátu (Priest)- Scholar Priest of Vimúhla. [BSWR]</text:p>
      <text:p text:style-name="P6">Hlucha (Valkarth) hiTlakotáni[YG-TM]</text:p>
      <text:p text:style-name="P6">Hlútku Takhím hiMákuru (Priest)- Royal and Imperial Preceptor for Pan Chákan Temples of <text:tab/>Chiténg. [BG]</text:p>
      <text:p text:style-name="P6">Hlussvhrau hiTlakotáni (Soldier)- Dilinála worshiper. 28yrs old in 2354 AS. [MARB]</text:p>
      <text:p text:style-name="P2">Hmu hiDlámeja (Official)- 51yrs old from the Iron Helm clan of Méku. President of the <text:tab/>Palace of the Realm in Butrús with over 500 people under him. Ksárul worshiper. Very <text:tab/>charismatic, likable, plump, and has curly hair from which his nickname “Hmá” comes <text:tab/>from. [BG]</text:p>
      <text:p text:style-name="P2">Hóchu'eng hiTsúnkai (Cult Leader)- Leader of the Unlightened Germination Sect in Pan <text:tab/>Cháka. 34yrs old. <text:span text:style-name="T19">[BG]</text:span></text:p>
      <text:p text:style-name="P6">Hóldukai hiVirsényal [KD]</text:p>
      <text:p text:style-name="P6">Holigma hiSsáivra (Priest)- High Priest of Vimúhla fro the Red Sun clan of Tu'únmra. 45yrs <text:tab/>old in 2354 AS. [MARB]</text:p>
      <text:p text:style-name="P6">Homa hiMorune (Lady)- From Thráya. Clan not found. 32yrs old in 2354 AS. [MARB]</text:p>
      <text:p text:style-name="P6">Honorable Little Monster [Qu'úminikoi] (Sorcerer)- The new leader of the magical <text:tab/>contingent of the Regiment of the Clan of Silver Lightening, 7<text:span text:style-name="T11">th</text:span> Imperial Archers. He <text:tab/>is a Pygmy Folk whose name is Thpá Qrr-rh but because of his constant scheming and <text:tab/>plotting was given the nickname Qu'úminikoi. He proudly took the nickname as his <text:tab/>name. [BG]</text:p>
      <text:p text:style-name="P6">Ho'otláku hiTlakotáni (Prince)- Son of Deshetl Miúna (269-327 AS) who became Héshqu Miúna <text:tab/>II (327-382 AS). [KD]</text:p>
      <text:p text:style-name="P6">Hórga hiSarélte (Priest)- Born 2345 AS into the White Stone clan of Béy Sǘ. He is of <text:tab/>N'lǘss ancestry and nearly 8' tall making him a giant amongst the Tsolyáni. He is a <text:tab/>temple guard in Qón's temple of the “Many-Chambered Halls of Glory” in Béy Sǘ.</text:p>
      <text:p text:style-name="P6"><text:tab/>[MitV1]</text:p>
      <text:p text:style-name="P6">Hóri hiSsáivra- Of the Golden Bough clan of Usenánu. [GuoT]</text:p>
      <text:p text:style-name="P6">Horiyór hiBeshkík (Priest)- 14<text:span text:style-name="T11">th</text:span> Circle Priest of Sárku in Butrús. Head of the Gem of Amber <text:soft-page-break/><text:tab/>Society (in Pan Cháka), a secret society of Sárku worshipers. 43Yrs old from the <text:tab/>Copper Door clan of Sokátis. [BG]</text:p>
      <text:p text:style-name="P6">Horkhúnen “The General” hiTlakotáni (Emperor)- 14<text:span text:style-name="T11">th</text:span> Seal Emperor ruled 517-580 AS. A clever <text:tab/>strategist whose troops raided Pán Cháka and Mu'ugalavyá. Established the <text:tab/>intelligence gathering arm of the Omni Potent Azure Legion. [SB]</text:p>
      <text:p text:style-name="P6">Hóro hiKangmodu (Naval Officer)- Ship captain of a trireme based in Jakálla from the <text:tab/>Sinking Land clan. Belongs to the Refulgent Blue Curtain Society. [MARB] </text:p>
      <text:p text:style-name="P6">Hóro hiTakú (Clan Master)- Clan Master of the Wicker Image clan in Sétnakh. 1 wife and 2 <text:tab/>small children. [SotI]</text:p>
      <text:p text:style-name="P6">Hórri hiSayússár (Priest)- Priest of Thúmis at the monastery of the Sapient Eye who <text:tab/>sculpted the Salarvyáni language sculpture. [KD]</text:p>
      <text:p text:style-name="P6">Hóru hiArusá- Amber Cloak clan.</text:p>
      <text:p text:style-name="P6">Hóru hiChikresa (Sorcerer)- Sárku worshiper of the Dark Fear clan of Jakálla. 39yrs old in <text:tab/>2354 AS. [MARB]</text:p>
      <text:p text:style-name="P6">Hóru hiFershéna (Priest)- High Ritual Priest of Ksárul in Jakálla. Tall and bony with hard <text:tab/>eyes and pasty gray skin. Ndálu clan member, and the Black Hand clan [YG-F]. 29yrs <text:tab/>old in 2354 AS. [MARB]</text:p>
      <text:p text:style-name="P6">Hóru hiKaggmodu (Sea Captain)- Belkhánu worshiping ship captain from the Sinking Land <text:tab/>clan of Jakálla. 32yrs old in 2354 AS. [MARB]</text:p>
      <text:p text:style-name="P6">Horú hiUsena (Soldier)- Keténgku worshiper from the Golden Sapphire clan. Signaler for the <text:tab/>Regiment of the Noble Ssiyór of Mrelú. [FtLGS]</text:p>
      <text:p text:style-name="P6">Horu hiSerekel (Former Soldier)- Sweet Singers of Nakomé clan. Former soldier and now <text:tab/>member of Dresu hiKutonyál's expedition. 28yrs old. [EoASWI4]</text:p>
      <text:p text:style-name="P6">Horu hiVrazhimu (Priest)- Master instructor of Dedaratl, the unarmed martial art taught by <text:tab/>the Temples of Thúmis and Keténgku. [David Lemire]</text:p>
      <text:p text:style-name="P6">Hóruk hiTírissu (Clan Master)- Clan Master of the White Stone clan in Sétnakh. In his 60's <text:tab/>with 2 young wives and 6 children. [SotI]</text:p>
      <text:p text:style-name="P6">Hórukai hiShálu (Sea Captain)- Merchant ship captain out of Vrá. [TEPT]</text:p>
      <text:p text:style-name="P6">Hórukel N'lén hiTlakotáni (Emperor)- 3<text:span text:style-name="T11">rd</text:span> Seal Emperor ruled 90-135 AS. He warred with the <text:tab/>Swamp Frogs. [SB]</text:p>
      <text:p text:style-name="P6">Hórukel II hiTlakotáni (Emperor)- 12<text:span text:style-name="T11">th</text:span> Seal Emperor ruled 446-464 AS. A scion of a distance <text:tab/>branch of the Tlakotáni clan. [SB]</text:p>
      <text:p text:style-name="P6">Horun hiPalumitlo (Clan Elder)- Rising Sun clan of Jaikalór. [EoASWI4]</text:p>
      <text:p text:style-name="P6">Hórusel hi? (Soldier)- Tirrikámu commanding the 1<text:span text:style-name="T11">st</text:span> Semétle of Trínesh's unit in the Legion <text:tab/>of the Storm of Fire. He is from Penóm. [Fs]</text:p>
      <text:p text:style-name="P6">Hórusu hiKúrodu (Official)- Born 2320 AS into the Dark Fear clan of Khirgár. Brother of <text:tab/>Mokái. He is the Perfect of the Realm in the Palace of the Realm in Khirgár [MitV2]. <text:tab/>He is a Sárku worshiper. [PKP]</text:p>
      <text:p text:style-name="P6">Hoytlan hiTalkomu (Lord)- Belkhánu worshiper from the Emerald Girdle clan of Tumíssa. <text:tab/>57yrs old in 2354 AS. [MARB]</text:p>
      <text:p text:style-name="P6">Hózzy G'ddzár (General)- Páchi Léi General and commander of the Legion of Tangled Root <text:tab/>Eaters, 2<text:span text:style-name="T11">nd</text:span> Imperial Páchi Léi Auxiliary Medium Infantry, during the time of Emperor <text:tab/>Nrainué (1809-1872 AS). Troops under his command cleansed Butrús and brought Pan <text:tab/>Cháka back into Tsolyánu. [KD]</text:p>
      <text:p text:style-name="P6">Hrákash hiSsankólun (Priest)- High Administrative Priest of Karakán from the Sea Blue clan <text:tab/>of Butrús. 63yrs old in 2360 AS. Sits on the High Council of the temple in Béy Sǘ. <text:tab/>[YG-F &amp; BG]</text:p>
      <text:p text:style-name="P6">Hrikel hiCharigena (Soldier)- Ksárul worshiping soldier of the Dark Water clan of <text:tab/>Tu'únmra. 30yrs old in 2354 AS. [MARB]</text:p>
      <text:p text:style-name="P6">Hrinktu hiFezamnu (Major Domo)- The Society of the Resurgent Octagon. Granite Lintel clan. <text:tab/>[EoASWI6]</text:p>
      <text:p text:style-name="P6">Hrinuo hi? (Sailor)- First officer on the ship captained by Pi'ur hiGaruma. [BRA]</text:p>
      <text:p text:style-name="P6">Hrinuo hiVisurte (Warrior)- Vimúhla worshiper from the Iron Fist clan of Mrelú. 35yrs old <text:tab/>in 2354 AS. [MARB]</text:p>
      <text:p text:style-name="P6">Hrishmúna Néqo I hiTlakotáni (Emperor)- 19<text:span text:style-name="T11">th</text:span> Seal Emperor ruled 830-831 AS. A distant <text:tab/>relative of Kurshétl Nikúma II. He was a nonentity. [SB]</text:p>
      <text:p text:style-name="P6">Hrishmúna Néqo II hiTlakotáni (Emperor)- 20<text:span text:style-name="T11">th</text:span> Seal Emperor ruled 831-851 AS. He was another <text:tab/>ineffectual ruler. <text:s/>[SB]</text:p>
      <text:p text:style-name="P6">Hritkkel Khraushy (Sailor)- Chiteng worshiper from Jakálla. 32yrs old in 2354 AS. [MARB]</text:p>
      <text:p text:style-name="P6"><text:soft-page-break/>Hritkolun hiSóruna (Priest)- 5<text:span text:style-name="T11">th</text:span> Circle Priest of Qón in Béy Sǘ from the Golden Dawn clan. <text:tab/>Known for some skill in languages and devices of the ancients. Has one concubine <text:tab/>(Lekka of the Ice Lake) since the passing of his wife. Low lineage in the clan. <text:tab/>[GDC]</text:p>
      <text:p text:style-name="P6">Hrk-ss (General)- Commander of the Horde of Hrk-ss, the Eater of Eggs, 9<text:span text:style-name="T11">th</text:span> Imperial Shén <text:tab/>Auxiliary Heavy Infantry. This unit is drawn from the Shén enclave in Tsolyánu <text:tab/>located where the Gilráya forest meets the Hundránu rise southeast of Sokátis</text:p>
      <text:p text:style-name="P6"><text:tab/>[DotE-G]. Originally he and his group were from Xáx, and he was 32yrs old in </text:p>
      <text:p text:style-name="P6"><text:tab/>2354 AS. [MARB]</text:p>
      <text:p text:style-name="P6">Hrkháno hiVríddi (Priest)- Grand Wizard of the Temple of Vimúhla in Butrús. 52yrs old. <text:tab/>Typically arrogant and haughty. [BG]</text:p>
      <text:p text:style-name="P6">Hrueth hi? (Official)- Keténgku worshiper of the Silver Wand clan. 38yrs old in 2354 AS. <text:tab/>[MARB]</text:p>
      <text:p text:style-name="P6">Hrugash Tlatlu hiDzai (Priest)- Commandant of the Temple of Ksárul administration in the <text:tab/>temple in Tumíssa. Dark Moon clan. [RPGNW]</text:p>
      <text:p text:style-name="P6">Hrumár hiKutlénish (Priest)- Born 2300 AS into the Red Stone clan of Hokú (93 Tsán north <text:tab/>of Tumíssa). A solitary wizard and High Ritual Priest of Vimúhla. [MitV2]</text:p>
      <text:p text:style-name="P6">Huamy hiTlélsu (Legate)- Legate and Sárku worshiper from the Dark Fear clan of the City of <text:tab/>Sárku. 52yrs old in 2354 AS. [MARB]</text:p>
      <text:p text:style-name="P6">Hués hiBurusá (Clan Master)- Clan Master of the Open Hand clan of Sétnakh. He is short and <text:tab/>fat, 35yrs old, and married to 1 wife with 4 sons. [SotI]</text:p>
      <text:p text:style-name="P6">Hugesh hiTatolen (Merchant)- Belkhánu worshiper from the Red Eye of Dawn clan of Béy Sǘ. <text:tab/>Gem merchant. 59yrs old in 2354 AS. [MARB]</text:p>
      <text:p text:style-name="P6">Hukétlayu hiTánkolel (Priest)- A High Priest of Thúmis who died prior to 2353 AS. [MoG]</text:p>
      <text:p text:style-name="P6">Hutétlayu hiViridáme- Cloak of Azure Gems clan. [EoASWI4]</text:p>
      <text:p text:style-name="P6">Húru hiWurüde (Priest)- Born 2306 AS into the White Stone clan of Tumíssa. He is a High <text:tab/>Ritual Priest of Hrü'ǘ. [MitV1]</text:p>
      <text:p text:style-name="P6">Huruchai hi<text:span text:style-name="T32">Íto(Clan Elder)- The political and commercial clan operations leader in the Chákas. He </text:span><text:span text:style-name="T32"><text:tab/>is a thin, bitter, arrogant man. [BRA]</text:span></text:p>
      <text:p text:style-name="P6">Hurún hiKétkolel (Priest)- Scholar Priest of Chegárra in Katalál during the 18<text:span text:style-name="T11">th</text:span> century <text:tab/>AS. Author of “The Mighty Grammar of the Divine, Beloved and Beautiful Language”. <text:tab/>[KD]</text:p>
      <text:p text:style-name="P6">Hurutlengmai hiRi'esu (Lord)- Chegárra worshiper from the Golden Sunburst clan. Holds a <text:tab/>fief near Meshen. 32yrs old in 2354 AS. [MARB] </text:p>
      <text:p text:style-name="P6">Husai hiVríddi (Soldier)- Vimúhla worshiper from the Vríddi clan of Fasiltúm. 32yrs old <text:tab/>in 2354 AS. [MARB] </text:p>
      <text:p text:style-name="P6">Husó hiChiréngmai (Priest)- Preceptor of the Incandescent Blaze Society [Fs]. Born 2336 AS <text:tab/>into the Red Star clan of Tumíssa. Ritual Priest when in Tumíssa but a Lay Priest <text:tab/>elsewhere. [MitV2]</text:p>
      <text:p text:style-name="P6">Hutligáinu hiBarrégga (General, Lord)- Commander of the Legion of the Crystalline Peak, <text:tab/>41<text:span text:style-name="T11">st</text:span> Imperial Archers. An Avánthe worshiper from the Crooked Bough clan which is <text:tab/>strong in the Gilráya Forest. He is from Rü [DotE-G]. He was killed with most of the <text:tab/>legion's 5 cohorts when the Salarvyáni attack Rü in 2368 AS. The remnants of the <text:tab/>legion are based in Sokátis. 32yrs old in 2354 AS. [MARB] </text:p>
      <text:p text:style-name="P6">Hu'ún hiChlé (Governor )- Governor of Vrá [DotE-G]. Born 2309 AS into the High Singing <text:tab/>Bird clan of Vrá. His sister is married to Srüma [MitV1]. Avánthe worshiper. [MARB]</text:p>
      <text:p text:style-name="P6">Hu'ún hiVirridun- Vimúhla worshiper from the Red Moon clan. 32yrs old in 2354 AS. [MARB]</text:p>
      <text:p text:style-name="P6">Hyellé hiZhama'í (Priest)- High Priest of Gruganu in Butrús. 57Yrs old from the Black <text:tab/>Stone clan. Pockmarked, ugly, a social dud, but wealthy. A Ndálu clan member. [BG]</text:p>
      <text:p text:style-name="P28">I</text:p>
      <text:p text:style-name="P6">Ibash hiNakholel (Priest)- Lay Priest of Qón, devoted to his Aspect of Uradaz the Wielder <text:tab/>of the Mace. Golden Bough clan from Sétnakh. [SN] </text:p>
      <text:p text:style-name="P6">Ibash hiUsena (Scout)- A Vimúhla worshiper of the Golden Sapphire clan. He is attached to <text:tab/>the Regiment of Noble Ssiyór of Mrelú. [FtLGS]</text:p>
      <text:p text:style-name="P6">Ichlakh hiUsena (Priestess)- Scholar Priestess of Ksárul from the Golden Sapphire clan. <text:tab/>[FtLGS]</text:p>
      <text:p text:style-name="P6">Iena hiSharitla (Priest)- Priestess of Vimúhla from the Red Mountain clan. 27yrs old in </text:p>
      <text:p text:style-name="P6"><text:tab/>2354 A.S. [MARB] Married to Arumél hiChánkolel. [BRA]</text:p>
      <text:p text:style-name="P6">Ikanme hiMorune (Lady)- Hrü'ǘ worshiper from Thráya. Iron Helm clan. 26yrs old in 2354 AS. <text:soft-page-break/><text:tab/>[MARB]</text:p>
      <text:p text:style-name="P6">Ilanish hiCharea (Artist)- A Mu'ugalavyáni artist who lives in Tsolyánu. </text:p>
      <text:p text:style-name="P6">Ilanle hi?- Vimúhla worshiper of the Crystal Pebble clan from Turunel. 32yrs old in </text:p>
      <text:p text:style-name="P6"><text:tab/>2354 AS. [MARB]</text:p>
      <text:p text:style-name="P6">Ile hiMeshkutáne- 15 year old servant of her great-aunt Dzai in the Black Stone clan of <text:tab/>Tumíssa. Hrü'ǘ worshiper. Daughter of Kalume. </text:p>
      <text:p text:style-name="P6">Ilelmúna hiSharóya (General)- Commander of the Legion of the Fishers of Death, 21<text:span text:style-name="T11">st</text:span> <text:tab/>Imperial Heavy Infantry. He is a wealthy lord from Penóm who used his wealth and <text:tab/>that of his clan, Dark Fear, to reactivate the legion. The legion is currently based <text:tab/>near Penóm with 7 cohorts and 3 in training. [MitV2]</text:p>
      <text:p text:style-name="P6">Ili hiMeshkutáne- Clan girl. [RPGNW]</text:p>
      <text:p text:style-name="P6">Illoa hiTlaste</text:p>
      <text:p text:style-name="P6">Imel hiKetkolel</text:p>
      <text:p text:style-name="P6">Imna hiChakresa (Priestess)- Priestess of Ksárul in Mrelú from the Cloak of Azure Gems <text:tab/>clan. Suspected poisoner. 32yrs old in 2354 AS. [MARB]</text:p>
      <text:p text:style-name="P6">Inthátu hiChrégar (Soldier)- Karakán worshiper in the Legion of Lord Khariháya, 14<text:span text:style-name="T11">th</text:span> <text:tab/>Imperial Crossbow. Son of Pakántu. Known for his heroic qualities. [BG]</text:p>
      <text:p text:style-name="P6">Irito hiSrisu (Priest)- Priest of Sárku from the Íto clan of the Chákas. 32yrs old in </text:p>
      <text:p text:style-name="P6"><text:tab/>2354 AS. [MARB]</text:p>
      <text:p text:style-name="P6">Irkidlan hiTarguna (Wizard)- Vimúhla worshiper from the Red Sun clan of Avanthár. 65yrs <text:tab/>old in 2354 AS. [MARB]</text:p>
      <text:p text:style-name="P6"><text:span text:style-name="T1">Í</text:span>rwesh (Soldier)- Páchi Léi and one of 8 lieutenants of the city militia. It is middle <text:tab/>aged and its “family” settled in Butrús over 2,000yrs ago. Black Mountain clan and <text:tab/>Grugánu worshiper. A brilliant detective but picks its friends poorly and it gruff. <text:tab/>A feud is developing between it and the warden of the necropolis. [BG]</text:p>
      <text:p text:style-name="P6">Ishála hiMriyatláku (Policewoman)- Born 2343 AS into the Golden Bough clan of Tléku on <text:tab/>Thayúri Isle where her father, Changártla, is governor. She is a Kási in the <text:tab/>Imperial Police in Béy Sǘ, and sometimes serves as an agent for the OPAL or the <text:tab/>Court of Purple Robes [MitV1]. Karakán worshiper. [MARB]</text:p>
      <text:p text:style-name="P6">Ishénla hiQórridu (Wife)- 1<text:span text:style-name="T11">st</text:span> wife of Lord Hérje.</text:p>
      <text:p text:style-name="P6">Ishvi hiOtol (Priest)- Priest of Ksárul at the temple in Yi'ita (outside of Tumíssa). <text:tab/>Dislikes his boss, Oizichi hiAiya. Belongs to the Refulgent Blue Curtain Society. <text:tab/></text:p>
      <text:p text:style-name="P6">Issa (Mercenary)- N'lǘss mercenary in the Regiment of Noble Ssiyór of Mrelú, 25<text:span text:style-name="T11">th</text:span> Imperial <text:tab/>Medium Infantry. [FtLGS]</text:p>
      <text:p text:style-name="P6">Isumel hiSayana (Priestess)- Priestess of Vimúhla from the Red Sword clan of Tu'únmra. <text:tab/>32yrs old in 2354 AS. [MARB]</text:p>
      <text:p text:style-name="P6">Isura hi?- Green Pyramid clan from Turunel. 32yrs old in 2354 AS. [MARB]</text:p>
      <text:p text:style-name="P6">Isura hiTarguna (Priestess)- Scholar Priestess of Keténgku from the Sea Blue clan of Vrá. <text:tab/>32yrs old in 2354 AS. [MARB]</text:p>
      <text:p text:style-name="P6">Iusi hiJakkash- Black Hood clan. Brother of Qusuncha. </text:p>
      <text:p text:style-name="P28">J</text:p>
      <text:p text:style-name="P6">Jadhak hiChna'el (Priest)- 11<text:span text:style-name="T11">th</text:span> Circle Scholar Priest of Sárku on Thayúri Isle. Ebon Blade <text:tab/>clan. [EoALWI6]</text:p>
      <text:p text:style-name="P6">Jadhak Tlumissumakoi (Priest)- Priest of Ksárul. 32yrs old in 2354 AS. [MARB]</text:p>
      <text:p text:style-name="P6">Jadhak hiVríddi (Sorcerer)- A Arsékmekoi who owned the Palace of the Moon, a large country <text:tab/>house some 20 Tsán outside of Jakálla before selling it to Midori Íto. Sorcerer <text:tab/>priest of Chiténg. [BRA]</text:p>
      <text:p text:style-name="P6">Jadis Malesinia hiTlakotáni (Princess)- Former Priestess of Hrü'ǘ. She was raised by the <text:tab/>temple in the Monastery of the Cusp of Night. She is a member of the Cusp of Night <text:tab/>Society, and a well known psychic sensitive. Discovered her imperial heritage in the <text:tab/>“Contest of Champions” but renounced the “Gold”. She married her longtime protector, <text:tab/>the deaf-mute Natoro hiJevesan of the OPAL. [TREoPE]</text:p>
      <text:p text:style-name="P6">Jagar hiSarsan (Merchant)- Avámthe worshiper from the Green Kirtle clan of Tléku. 32yrs <text:tab/>old in 2354 AS. [MARB]</text:p>
      <text:p text:style-name="P6">Jáija hiShahad- A slave.</text:p>
      <text:p text:style-name="P6">Jaimuli hiÍto (Priest)- A recent appointment to the Temple of Wurú in Pála Jakálla. Is a <text:tab/>powerful sorcerer and a noted demonologist. He is patient and personable, but has a <text:tab/>reputation for being overly familiar with his superiors. Struggling financially as <text:tab/>he has several relatives living with him after they had to leave the Chákas <text:soft-page-break/><text:tab/>following the Mu'ugalavyáni invasion. [BRA]</text:p>
      <text:p text:style-name="P6">Jaishar hiSharitla (Warrior)- Vimúhla worshiper from the Red Mountain clan. 28yrs old in <text:tab/>2354 AS. [MARB]</text:p>
      <text:p text:style-name="P6">Jajai hiMelunu (Warrior)- Sárku worshiper from the White Stone clan of the City of Sárku. <text:tab/>32yrs old in 2354 AS. [MARB]</text:p>
      <text:p text:style-name="P6">Jajaru hiBaluma (Sailor)- A merchant and warrior of the Great Stone clan of Thráya and a <text:tab/>Thúmis worshiper. 29yrs old in 2354 AS. [MARB]</text:p>
      <text:p text:style-name="P6">Jajél hi?- Qón's hero at the Battle of the Dórudai Fields.</text:p>
      <text:p text:style-name="P6">Jaikel hiSsáivra (Priest)- High Priest of Karakán from the White Crystal clan of Tu'únmra. <text:tab/>27yrs old in 2354 AS. [MARB]</text:p>
      <text:p text:style-name="P6">Jajai hiViridáme (Priest)- Priest of Ksárul from the Cloak of Azure Gems clan of Hekéllu. <text:tab/>32yrs old in 2354 AS. [MARB]</text:p>
      <text:p text:style-name="P6">Jalesa hi? (Elder)- Mistress of the Clan House and on the Council of Elders of the <text:tab/>Shadowed Moon clan in Thranaka. [SMC]</text:p>
      <text:p text:style-name="P6">Jalugán hi? (Soldier)- In Trínesh's unit in the Legion of the Storm of Fire from Béy Sǘ. <text:tab/> He is young. [Fs]</text:p>
      <text:p text:style-name="P6">Jalule hiKoródu (Handmaiden)- 2<text:span text:style-name="T11">nd</text:span> handmaiden to Nrainue hiTuplángte in Mrelú. She is good <text:tab/>with flowers and gardening. [FtLGS] </text:p>
      <text:p text:style-name="P6">Jamallo hiKreen[YG-TM]</text:p>
      <text:p text:style-name="P6">Janara hiNrashkéma (Warrior)- Avánthe worshiper from the Might of Gánga clan of Tumíssa. <text:tab/>32yrs old in 2354 AS. [MARB]</text:p>
      <text:p text:style-name="P6">Jánash hiSsáivra (Priest)- 2<text:span text:style-name="T11">nd</text:span> circle priest of Hnálla. Son of the famous Thúmis sage <text:tab/>Kashónu. Of the Green Bough clan. [BL]</text:p>
      <text:p text:style-name="P6">Jangai hiSankolum (Priestess)- Priestess of Ksárul in Jaikalór. Clan not found. 32yrs old <text:tab/>in 2354 AS. [MARB]</text:p>
      <text:p text:style-name="P6">Jankoi hiSengireth (Sailor)- Ship quartermaster for Captain Dengetl. Open Hand clan. <text:tab/>[EoASWI4]</text:p>
      <text:p text:style-name="P6">Jannura hiÍto (Priest)- High Priest of Sárku in Hekéllu. [EoASWI5]</text:p>
      <text:p text:style-name="P6">Janulé “She of the Blue Goddess” hiTlakotáni (Empress)- 33<text:span text:style-name="T11">rd</text:span> Seal Empress ruled 1123-</text:p>
      <text:p text:style-name="P6"><text:tab/>1155 AS. Ruled for 1 year in the west as a rival of her brother Kánmi'yel Nasúndel. <text:tab/>When he died (or was killed), she became sole ruler. Devotee of Avánthe. Worked hard <text:tab/>to restore order. [SB]</text:p>
      <text:p text:style-name="P6">Janulé the Tall- Tomb robber. [EoASWI4]</text:p>
      <text:p text:style-name="P6">Japékku hiShahad- A slave.</text:p>
      <text:p text:style-name="P6">Jarain Hlatsalkoi (Priest)- Warrior-Priest of Vimúhla. 32yrs old in 2354 AS. [MARB]</text:p>
      <text:p text:style-name="P6">Jarain Kúrodu- 32yrs old in 2354 AS. [MARB]</text:p>
      <text:p text:style-name="P6">Jarash hiQolyélmu (Scribe)- Chief Scribe in charge of Customs and Marine Affairs. Avánthe <text:tab/>worshiper. Married to Nenue hiQolyélmu. [BRA]</text:p>
      <text:p text:style-name="P6">Jaredáyu hiTlakotáni (Prince)- Claimant to the Petal Throne in 2015 AS. [KD]</text:p>
      <text:p text:style-name="P6">Jarítlü hiFesrengála (Priest)- Ritual Priest of Belkhánu in Béy Sǘ from the Golden Dawn <text:tab/>clan. Father of Tsurána hiFesrengála. 46yrs old and upper-middle level in the <text:tab/>temple. Wife is Cháidra hiTlakán with whom he has 5 children. [GDC]</text:p>
      <text:p text:style-name="P6">Jarshán hiSashán (Soldier)- Junior officer in a legion. Son of Tétkoru governor of <text:tab/>Ferinára from the Blade Raised High clan of Ferinára. Nephew of Mazhái, High Ritual <text:tab/>Priest of Karakán in Jakálla. [MitV1]</text:p>
      <text:p text:style-name="P6">Jashána hiMriktasha (Priestess)- Priestess of Thúmis from the Gray Cloak clan of Béy Sǘ. <text:tab/>23yrs old in 2354 AS. [MARB]</text:p>
      <text:p text:style-name="P6">Jashe hiDirisante- Ksárul worshiper of the Dark Water clan. 23yrs old in 2354 AS. [MARB]</text:p>
      <text:p text:style-name="P6">Javak hiLemma (Bureaucrat)- 3<text:span text:style-name="T11">rd</text:span> Circle Bureaucrat in the Palace of Ever-Glorious War in <text:tab/>Jakálla. From the Iron Plume clan in Jakálla. He is the suicidal over the rebuffing <text:tab/>of his affection by Dlaru hiMaruttu, the girl of his dreams. [EoASW]</text:p>
      <text:p text:style-name="P6">Jayárka hiShanátl (Weapon Master)- Known as the “Father of Crossbows”. Lives in Béy Sǘ. <text:tab/>[KD]</text:p>
      <text:p text:style-name="P6">Jayargo hiKhánmu (Priest)- High Ritual Priest of Sárku [MoG]. Retired to lead the OPAL <text:tab/>under Emperor Dhich'uné [CoA]. Left Avanthár with the Usurper. He appeared at the <text:tab/>new Kólumejàlim, but was last seen in the Chákas after the lock up of the “Goddess <text:tab/>of the Pale Bone” [PoS]. Dark Fear clan of Khirgár, and 32yrs old in 2354 AS. [MARB]</text:p>
      <text:p text:style-name="P6">Jedusáne hiTlakotáni (Lord)- Collector who lives in Pála Jakálla. [EoASWI5]</text:p>
      <text:p text:style-name="P6">Jejekmu hiSayúncha (Lord)- Wurú worshiper from the Sea Blue clan of Béy Sǘ. 79yrs old in <text:soft-page-break/><text:tab/>2354 AS. [MARB]</text:p>
      <text:p text:style-name="P6">Jemeshku hiKurúshma (Priest)- Priest of Vimúhla from the Red Stone clan of Turunel. 32yrs <text:tab/>old in 2354 AS. [MARB]</text:p>
      <text:p text:style-name="P6">Jeresa hiNalune (Assassin)- Ksárul worshiper of the Black Y Society. 32yrs old in 2354 AS. <text:tab/>[MARB]</text:p>
      <text:p text:style-name="P6">Jerin hiSsurilamish (Priest)- Warrior-Priest of Hn0ßlla from the Might of Gánga clan of <text:tab/>Hekéllu. 36yrs old in 2354 AS. [MARB]</text:p>
      <text:p text:style-name="P6">Jesesh hiJarga (Warrior)- Sárku worshiping warrior from the Black Hand clan of Tsurú. <text:tab/>32yrs old in 2354 AS. [MARB]</text:p>
      <text:p text:style-name="P6">Jésekh hi? (Soldier)- Legion of Kétl. A Sárku worshiping zealot. [KD]</text:p>
      <text:p text:style-name="P6">Jésekh hiChurelma (Priest)- Acolyte of Hrü'ǘ from the Black Hand clan of Tu'únmra. 22yrs <text:tab/>old in 2354 AS. [MARB]</text:p>
      <text:p text:style-name="P6">Jesekh hiMuritlanu (Soldier)- Sárku worshiper from the Glory of the Worm clan of Béy Sǘ. <text:tab/>32yrs old in 2354 AS. [MARB]</text:p>
      <text:p text:style-name="P6">Jeselna hiVríddi (Priest)- Priest of Vimúhla from the Vríddi clan of Fasiltúm. 23yrs old <text:tab/>in 2354 AS. [MARB] </text:p>
      <text:p text:style-name="P6">Jéssekh hiWarúkka (Clan Master)- Clan Master of the Golden Sphere clan in Sétnakh. About <text:tab/>45yrs old with 1 wife and 2 young sons. Has a quick temper and is tough and vulgar <text:tab/>`and slow to forgive. [SotI]</text:p>
      <text:p text:style-name="P6">Jickka of Jgresh (Thief)- Renown tomb robber who was captured by the priests of Ksárul <text:tab/>outside the Garden of Weeping Snow under Jakálla. [EoASWI4]</text:p>
      <text:p text:style-name="P6">Jileth hiTeyonel (Clan Master)- She is the Clan Master of the Great Stone clan in Khirgár. <text:tab/>[FtLGS]</text:p>
      <text:p text:style-name="P6">Jijékmu hiChitesh- Hnálla worshiper of the Glass Spear clan from Béy Sǘ. 32yrs old in </text:p>
      <text:p text:style-name="P6"><text:tab/>2354 AS. [MARB]</text:p>
      <text:p text:style-name="P6">Jijékmu hiQurródu [or Qurudu] (Priest)- Born 2327 AS into the Standing Stone clan of Béy <text:tab/>Sǘ. High Ritual Priest of Avánthe in Usenánu. Appointed by the Usurper. Has 3 wives <text:tab/>and 8 children.</text:p>
      <text:p text:style-name="P6">Jijékmu hiSsánmirin (Sorcerer)- 32yrs old in 2354 AS. [MARB]</text:p>
      <text:p text:style-name="P6">Jijékmu hiTikésmu (Priest)- Scholar [Archaeologist] Priest of Hnálla. He is from a lower <text:tab/>lineage in <text:tab/>the Golden Sunburst clan {of Béy Sǘ [MARB} [BT]. 32yrs old in 2354 AS. <text:tab/>[MARB]</text:p>
      <text:p text:style-name="P6">Jijekmu hiTolkelmu- Vimúhla worshiper from the Red Sun clan. [MARB]</text:p>
      <text:p text:style-name="P6">Jinára hiNe'éru (Secretary)- Secretary and aide to Lord Mítulan, leader of the Tsolyáni <text:tab/>delegation to the Tsoléi Isles. A Karakán worshiper from a lower lineage of the Red <text:tab/>Flower clan of Vrá. She has sloe eyes big enough to drown an army. Slim and elegant. <text:tab/>[LoT]</text:p>
      <text:p text:style-name="P6">Jinása hiTukkolén (Priestess)- Born 2343 AS into the Domed Tomb clan of Usenánu. High <text:tab/>Administrative Priestess in the Temple of Sárku in Usenánu. [MitV2]</text:p>
      <text:p text:style-name="P6">Jirja hiVríddi (Priest)- Warrior-Priest of Vimúhla from the Vríddi clan of Fasiltúm. 26yrs <text:tab/>old in 2354 AS. [MARB] </text:p>
      <text:p text:style-name="P6">Jiréga hi? (Soldier)- In Trimesh's unit in the Legion of the Storm of Fire. He was a <text:tab/>Vimúhla worshiping fanatic. [Fs]</text:p>
      <text:p text:style-name="P6">Jíryal hiZaikolé (Soldier)- Liaison and Barracks Commandant of the Legion of the Lord of <text:tab/>Red Devastation, 18<text:span text:style-name="T11">th</text:span> Imperial Medium Infantry, a formal, ritual post. He is a one-e<text:tab/>yed veteran of the legion at 43 years of age. He is from the Red Sun clan of Chéne <text:tab/>Hó, is a historian, and a Mu'ugalavyáni agent. [BG]</text:p>
      <text:p text:style-name="P6">Jnáika hiTurushán (Priestess)- Born 2339 AS into the Dark Moon clan of Jakálla. High <text:tab/>Ritual Priestess in the Temple of Sárku in Jakálla.</text:p>
      <text:p text:style-name="P6">Jnashon hiShashtolu (Merchant)- Vimúhla worshiper from the Broken Reed clan who lives in <text:tab/>Tsámra. 70yrs old in 2354 AS. [MARB]</text:p>
      <text:p text:style-name="P6">Jnéshu Ká hiÍto (Rebel Leader)- Rebel leader during the time of Emperor Ngangmorél Néqo <text:tab/>(905-916 AS). [KD]</text:p>
      <text:p text:style-name="P6">Jnomu hiShainu (Soldier)- Rising Arrow clan of the Kúrt Hills. 28yrs old in 2354 AS. <text:tab/>[MARB]</text:p>
      <text:p text:style-name="P6">Jodesh hiVuqqumai (Clan Master)- Clan Master of he Rising Sun clan of Hekéllu. In a battle <text:tab/>for local dominance with Keketl, the head of the Black Pinnacle clan. [EoASWI5]</text:p>
      <text:p text:style-name="P6">Jokalto Ze'el hiSemunaika (Priest)- Priest of Wurú. [BRA]</text:p>
      <text:p text:style-name="P6">Jomu- Male child living in the House of the Protector of the Kashkomai Valley, Achán. <text:soft-page-break/><text:tab/>[BRA]</text:p>
      <text:p text:style-name="P6">Jonai hiSsánkoral (Priest)- Scholar Priest of Belkhánu from the Amber Cloak clan of Béy <text:tab/>Sǘ. 27yrs old in 2354 AS. [MARB]</text:p>
      <text:p text:style-name="P6">Jonoru hiCharsha- White Crystal clan of Jakálla. 20yrs old in 2354 AS. [MARB]</text:p>
      <text:p text:style-name="P6">Jorjuka hiTaije (Priestess)- High Ritual Priestess of Avánthe from the Golden Bough clan. <text:tab/>41yrs old in 2354 AS. [MARB]</text:p>
      <text:p text:style-name="P6">Joruna hiHuru (Priestess)- Administrative Priestess of Ksárul. Holds the rank of Temple <text:tab/>Commandant in the Administrative branch, and is the chief accountant. She does not <text:tab/>suffer fools gladly. She lives in the Tumíssan temple with her scholar husband. <text:tab/>Black Stone clan. <text:s/></text:p>
      <text:p text:style-name="P6">Jorjúka hiTáije (Priestess)- Born 2328 AS into the Golden Bough clan of Thráya. High <text:tab/>Ritual Priestess of Avánthe as well as a High Clan Matriarch, and she has 1 <text:tab/>daughter. [MitV1]</text:p>
      <text:p text:style-name="P6">Jórul hiKarchan- Steward of Lord Tékunu. [BL]</text:p>
      <text:p text:style-name="P6">Josü hiTlatenghita (Soldier)- Vimúhla worshiper from the Red Sword clan of Tumíssa. 32yrs <text:tab/>old in 2354 AS. [MARB]</text:p>
      <text:p text:style-name="P6">Jugár hiFa'ásu (General, Lord)- Commander of the Legion of the Clan of the Broken Bough, <text:tab/>19<text:span text:style-name="T11">th</text:span> Imperial Archers [DotE-G]. Currently based in Fasiltúm [MitV2]. Broken Bough <text:tab/>clan of Fasiltúm [KD]. Vimúhla worshiper. [MARB]</text:p>
      <text:p text:style-name="P6">Jugar hiQolel (Priest)- Priest of Ksárul from the Black Monolith clan of Hekéllu. 29yrs <text:tab/>old in 2354 AS. [MARB]</text:p>
      <text:p text:style-name="P6">Jugár hiKúrodu (Soldier)- Gruganu worshiping soldier from the Dark Flamr clan. 32yrs old <text:tab/>in 2354 AS. [MARB]</text:p>
      <text:p text:style-name="P6">Jugár “Thekyni” hiNezar (Merchant)- He watches clan business (Onyx Anchor) keenly. <text:tab/>Avánthe worshiper. [ST]</text:p>
      <text:p text:style-name="P6">Jukalsa hiMaroda (Priest)- Clan brother of Omel hiMaroda. 23yrs old in 2354 AS. Golden </text:p>
      <text:p text:style-name="P6"><text:s text:c="27"/>Sapphire clan. [MARB]</text:p>
      <text:p text:style-name="P6">Jukélsa hiMaroda (Priest)- High Scholar Priest of Avánthe in Thráya. 48yrs old in 2354 AS. </text:p>
      <text:p text:style-name="P6"><text:s text:c="27"/>[MARB]</text:p>
      <text:p text:style-name="P6">Jukélsa hiMarósa (Priest)- A scholar priest of Belkhánu in Béy Sǘ. [MitV1]</text:p>
      <text:p text:style-name="P6">Jukolengsa hiSsánmirin (Lord)- Wurú worshiper from the Dark Moon clan of Teshmire. 52yrs <text:tab/>old in 2354 AS. [MARB]</text:p>
      <text:p text:style-name="P6">Jummar hiBauyene (Clan Elder)- Clan Elder of the Blue Shadow clan of Hekéllu and senior <text:tab/>member of the lineage. [EoASWI5]</text:p>
      <text:p text:style-name="P6">Jungai hiMreshcha (Merchant)- White Stone clan. 32yrs old in 2354 AS. [MARB]</text:p>
      <text:p text:style-name="P6">Jurrubin hiValshan- Crimson Ivory clan. [YG-TUM]</text:p>
      <text:p text:style-name="P28">K</text:p>
      <text:p text:style-name="P6">Ka'a hiSrügáshchéne (General, Lord)- Commander of the Legion of the Inverted Hand, 27<text:span text:style-name="T11">th</text:span> <text:tab/>Imperial Light Infantry. Member of the major clan of the Kurt Hills, Standing <text:tab/>Pinnacle. Worships Chegárra [DotE-G]. Currently with 12 cohorts and another in <text:tab/>training in the <text:s/>city of Haumá. Born 2331 AS. [BtB]</text:p>
      <text:p text:style-name="P6">Ka'ággi hiTéngka (Priest) High Priest of Qón from the Amber Cloak clan of Butrús. 47yrs <text:tab/>old. Missing one arm and eye with scarring around his throat (all damage done by a <text:tab/>demon) which reduces his voice to a whisper. [BG]</text:p>
      <text:p text:style-name="P6">Ka'ám (Headman)- Tribal leader of the Kurt Hills. [BtB]</text:p>
      <text:p text:style-name="P6">Ka'asha hi?- Avánthe worshiper from Gyenish village. 32yrs old in 2354 AS. [MARB]</text:p>
      <text:p text:style-name="P6">Kadarsha hiTelkólmu (Official)- Once governor of Tu'únmra but now in the Court of Purple <text:tab/>Robes. [BRA]</text:p>
      <text:p text:style-name="P6">Kadarsha hiTelkólumü (General, Lord)- Commander of the Legion of Searing Flame [MoG]. Died <text:tab/>at Kankára in 2362 AS at the hands of Flamesong, and he was 6' tall [Fs]. Vimúhla <text:tab/>worshiper from the Red <text:tab/>Sun clan, and 24yrs old in 2354 AS. [MARB]</text:p>
      <text:p text:style-name="P6">Kadláru hiFershéna (Armorer)- Iron Hand clan of Butrús. Runs a great armory in the city. <text:tab/>[BG]</text:p>
      <text:p text:style-name="P6">Kadlesh hiKúrodu (Sorcerer)- Hrü'ǘ worshiper from the Cloak of Azure Gems clan. Currently <text:tab/>lives in Sunráya. 32yrs old in 2354 AS. [MARB]</text:p>
      <text:p text:style-name="P6">Kagai Sriya (Warrior)- Avánthe worshiper from the Red Eye of Dawn clan of Thráya. 32yrs <text:tab/>old in 2354 AS. [MARB]</text:p>
      <text:p text:style-name="P6">Kagamesh hiKaruvai (Scribe)- Keténgku worshiping scribe from the White Stone clan of <text:tab/>Jakálla. 32yrs old in 2354 AS. [MARB]</text:p>
      <text:p text:style-name="P6"><text:soft-page-break/>Kágesh hiDirikte (Soldier)- Staff Molkár of the Legion of Sérqu Sword of the Empire, 14<text:span text:style-name="T11">th</text:span> <text:tab/>Imperial Heavy Infantry. Red Sword clan of Khirgár [BL]. Karakán worshiper. 32yrs <text:tab/>old in 2354 AS. [MARB]</text:p>
      <text:p text:style-name="P6">Kágesh hiTukkolén (Priest)- Priest of Ksárul from Mrelú. Cloak of Azure Gems clan. [BRA]</text:p>
      <text:p text:style-name="P6">Kagor hi? (Servant)- Cook of Ajái hiVáisoner. [BRA]</text:p>
      <text:p text:style-name="P6">Kagor hiVríddi (Clan Master)- Clan master of the Sword of Fire clan in Sétnakh. </text:p>
      <text:p text:style-name="P6">Kagor hiSsanyúsa (Clan Master)- Clan Master of the Great Stone clan in Sétnakh. Has 1 wive <text:tab/>and a 15yr old son. About 50 <text:tab/>years old, and a Grugánu worshiper. [SotI]</text:p>
      <text:p text:style-name="P6">Kagoth DvuDakkéhl (General)- N'lǘss refugee and commander of the Legion of the Mace Raised <text:tab/>High, 23<text:span text:style-name="T11">rd</text:span> Imperial Heavy Infantry. Former Bodyguard to Prince Eselné's children <text:tab/>[DotE-G]. Vimúhla worshiper, he was 32yrs old in 2354 AS. [MARB]</text:p>
      <text:p text:style-name="P6">Kagoth hiSatara [ST]</text:p>
      <text:p text:style-name="P6">Kagoth hiTohlen (Merchant)- Merchant of the Sapphire Bird clan of Gilris. Something of a <text:tab/>miser. He was murdered when 56yrs old. [EoASWI2]</text:p>
      <text:p text:style-name="P6">Kagoth hiTukun (Chamberlain)- Chamberlain in the Temple of Hnalla in the 18<text:span text:style-name="T11">th</text:span> Dynasty. <text:tab/>[EoALWI6]</text:p>
      <text:p text:style-name="P6">Kai Kurodian hiTengetláku (Priest)- Priest of Vimúhla from the Red Sword clan. 21yrs old <text:tab/>in 2354 AS. [MARB]</text:p>
      <text:p text:style-name="P6">Kaigu hiSengmai- Sárku worshiper from Tu'únmra. 48yrs old in 2354 AS. [MARB]</text:p>
      <text:p text:style-name="P6">Kaijda hiGessumai (Priest)- Wrote the grammar book on Ái Ché during the reign of Emperor <text:tab/>Nríga Gaqchiké “The Spider” (984-1010 AS). He is from Púrdimal. </text:p>
      <text:p text:style-name="P6">Kaikama hiMrachiyáku (General, Lord)- Commander of the Legion of Kaikama of Béy Sǘ, 36<text:span text:style-name="T11">th</text:span> <text:tab/>Imperial Medium Infantry. Dlamélish worshiper and a homosexual. The legion members <text:tab/>worship either Dlamélish or Hriháyal [MoG]. Retired 2365 AS [MitV2]. White Stone <text:tab/>clan of Béy Sǘ. [KD] </text:p>
      <text:p text:style-name="P6">Kailai hi?- She is of the Green Pyramid clan of Turunel. 19yrs old in 2354 AS. [MARB]</text:p>
      <text:p text:style-name="P6">Káingmra hiZhnáyu (General, Lord)- Commander of the Legion of Lord Káingmra of Béy Sǘ, 8<text:span text:style-name="T11">th</text:span> <text:tab/>Imperial Artillery. Member of the Royalist Party [DotE-G]. Currently the legion has <text:tab/>cohorts based in Thri'íl, Khirgár, Tumíssa, Chéne Hó, Avanthár, and Béy Sǘ [MitV1]. <text:tab/>Karakán worshiper from the Golden Bough clan, and 55yrs old in 2354 AS. [MARB]</text:p>
      <text:p text:style-name="P6">Kaikúrodlan hiTengetláku (Priest)- High Ritual Priest of Vimúhla in Usenánu. Of the Red <text:tab/>Sword clan. [GuoT]</text:p>
      <text:p text:style-name="P6">Kaishal Kén (Shaman)- Leader of group of 15 persons from below Háida Pakála who journeyed <text:tab/>to Jakálla. Currently living in the Tower of the Red Dome after running afoul of a <text:tab/>gang in the Foreigner's Quarter run by the “Livyáni” 15yrs old in 2347 AS. [AH]</text:p>
      <text:p text:style-name="P6">Kaishe hiSaitle (Soldier)- Chiténg worshiper from the Red Sun clan. 32yrs old in 2354 AS. <text:tab/>[MARB]</text:p>
      <text:p text:style-name="P6">Kajesh hiMorune (Soldier)- Ksárul worshiper from the Iron Helm clan of Thri'íl. 28yrs old <text:tab/>in 2354 AS. [MARB]</text:p>
      <text:p text:style-name="P6">Kakan hiVaisuna (Priest)- High Priest of Ksárul from the Black Water clan of Thráya. 32yrs <text:tab/>old in 2354 AS. [MARB]</text:p>
      <text:p text:style-name="P6">Kakagánu hiBeshúdla (General, Lord)- Commander of the Slayers of Cities, 5<text:span text:style-name="T11">th</text:span> Imperial <text:tab/>Sappers. Of the Black Stone clan and a Durritlámish worshiper [DotE-G]. Currently <text:tab/>based in Katalál with 12 cohorts and 2 in training [MitV2]. 48yrs old in 2354 AS. <text:tab/>[MARB]</text:p>
      <text:p text:style-name="P6">Kakársu hiViridáme (Official)- Born 2312 AS into the Golden Sunburst clan of Avanthár. He <text:tab/>is the Provost of the Palace of Ever-Glorious War in Avanthár. He is married with 2 <text:tab/>sons. [MitV1]</text:p>
      <text:p text:style-name="P6">Kakusna hiVaika (Warrior)- Hnálla worshiper from the Blue Kirtle clan of Thráya. 28yrs old <text:tab/>in 2354 AS. [MARB]</text:p>
      <text:p text:style-name="P6">Kaléno hiSanadruit- Blue Palm clan. [ST]</text:p>
      <text:p text:style-name="P6">Kalésh hiTikéshmu (Lord)- White Crystal clan of Jakálla.</text:p>
      <text:p text:style-name="P6">Kalina hiMarassu (Priestess)- Priestess of Thúmis in Jakálla from the White Crystal clan. <text:tab/>22yrs old in 2354 AS. [MARB]</text:p>
      <text:p text:style-name="P6">Kálmru hiKharsáma (General)- Chegárra worshiper from the Iron Fist clan of Aukésha. 43yrs <text:tab/>old in 2354 AS. [MARB]</text:p>
      <text:p text:style-name="P6">Kálmuru hiKharsáma (General)- Born 2324 AS into the Iron Fist clan of Aukésha. Commander <text:tab/>of the Legion of the Wind of Iron, 10<text:span text:style-name="T11">th</text:span> Imperial Crossbow. The legion currently has 2 <text:tab/>cohorts at Thri'íl, 4 at Sunráya, 2 at Páya Gupá, and 1 at Aukésha. He is a Chegárra <text:soft-page-break/><text:tab/>worshiper. [MitV1]</text:p>
      <text:p text:style-name="P6">Kal'na hiMarassu (Priestess)- Lay priestess of Thúmis from the White Crystal clan of <text:tab/>Jakálla. [YG-TUM]</text:p>
      <text:p text:style-name="P6">Kálti hiHlutu'ún (Soldier)- Temple guard at the Temple of Karakán in Jakálla. [BSWR]</text:p>
      <text:p text:style-name="P6">Kaluan hiSheresa (Priestess)- Priestess of Vimúhla from the Eye of Flame clan of the <text:tab/>Chákas. 29yrs old in 2354 AS. [MARB]</text:p>
      <text:p text:style-name="P6">Kalume hiMeshkutáne (Clan Elder)- Finance and administrative manager of the Black Stone <text:tab/>clan house in Tumíssa. Ksárul worshiper. Has several children of which Ile and <text:tab/>Vinchan are 2. </text:p>
      <text:p text:style-name="P6">Kalusü- A common Tsolyáni female name. [SB]</text:p>
      <text:p text:style-name="P6">Kalusü hiSóruna (Aridáni)- The daughter of Dridákku hiVraisúna and Shanu hiSóruna. She <text:tab/>19yrs old from the Golden Dawn clan. She has used her mother's lineage name since <text:tab/>declaring herself to be Aridáni. She use to help with clan business but spends most <text:tab/>of her time with Ráyanna hiTlélsu, a lay priestess of Thúmis whose poetry is <text:tab/>becoming fashionable in some quarters. [GDC]</text:p>
      <text:p text:style-name="P6">Kalusü hiTuplángte (Merchant)- Blue Stream clan and Dilinála worshiper. Mrelú. [FtLGS]</text:p>
      <text:p text:style-name="P6">Kalusü hiViridáme (Lady)- Ksárul worshiper [BEB]. A mighty sorceress [MitV2]. A Tsolyáni <text:tab/>spy who in 2368 AS was in Yán Kór with Baron Áld [YG-TUM]. Hand of Darkness clan, <text:tab/>and Scholar Priestess of Ksárul from Jakálla [MARB]. A Marek: an ancient and <text:tab/>secretive body of guardians who are charged with watching over important people, <text:tab/>candidates for the Throne, and the like, without ever revealing their identities or </text:p>
      <text:p text:style-name="P6"><text:tab/>powers. [BRA]</text:p>
      <text:p text:style-name="P6">Kama'ay (Woman)- A Naqsái woman. </text:p>
      <text:p text:style-name="P6">Kamár hiVu'ürtesh- Twin of Trimu. Of the Purple Gem clan and a Keténgku worshiper. [BL]</text:p>
      <text:p text:style-name="P6">Kámbe hi? (Soldier)- Dritlán in the Legion of Searing Flame. He is an overworked staff <text:tab/>officer. [KD]</text:p>
      <text:p text:style-name="P6">Kámbe hiNeza (Clan Master)- Clan Master of the Golden Sapphire's country clan house <text:tab/>outside of Mrelú. Head of the clan in the Mrelú region, and Hnálla worshiper. Was <text:tab/>once the Manager of the Fields and Taskmaster so his voice carriers. His 1<text:span text:style-name="T11">st</text:span> wife is <text:tab/>a prominent but young priestess of Ksárul related to the current governor of Mrelú. <text:tab/>[FtLGS]</text:p>
      <text:p text:style-name="P6">Kámbe hiTuplángte (Soldier)- Chiténg worshiper of the Red Sword clan. 32yrs old in </text:p>
      <text:p text:style-name="P6"><text:tab/>2354 AS. [MARB]</text:p>
      <text:p text:style-name="P6">Kamodai hi? (Priest)- Scholar Priest and sorcerer of Ksárul from the Shadowed Moon clan in <text:tab/>Thranaka. He has three wives: Jai with three daughters (Dutskhnie, 11yrs old; Kuku, <text:tab/>9yrs old; Vurni 7yrs old), Lillueb (she is Livyáni) with one daughter (Tetel 1yr <text:tab/>old), and Dzai with 3 daughters (Chiba, 5yrs old; Payu 3yrs old, Dhali 6 months). He <text:tab/>is originally from Púrdimal, and so is Jai. [SMC]</text:p>
      <text:p text:style-name="P6">Kánbe hiTuplángte (General, Priest)- Commander of the Legion of Searing Flame, 10<text:span text:style-name="T11">th</text:span></text:p>
      <text:p text:style-name="P6"><text:tab/>Imperial Heavy Infantry. Based in Béy Sǘ as the primary legion of the empire, but <text:tab/>moved to a camp north of Tumíssa while awaiting orders for operations against the <text:tab/>Mu'ugalavyáni [MitV2]. Stands about 6' tall and powerfully built. [Fs]</text:p>
      <text:p text:style-name="P6">Kange hiTlekólmü (Priest)- Priest of Vimúhla. Clan not found. 29yrs old in 2354 AS. [MARB]</text:p>
      <text:p text:style-name="P6">Kánkolu hiChanuma (Soldier)- Karakán worshiper. Originally from Jakálla. In the Legion of <text:tab/>Searing Flame, 10<text:span text:style-name="T11">th</text:span> Imperial Heavy Infantry. Red Flower clan. [YG-TUM]</text:p>
      <text:p text:style-name="P6">Kánkolu hiNezár (Warrior)- Vimúhla worshiper from the Red Sword clan. [MARB]</text:p>
      <text:p text:style-name="P6">Kánmi'yel hiBashlatoi (Priest)- Lay priest of Vimúhla. An authority on Mihálli and an <text:tab/>archaeologist of note. Standing Stone clan. Sorcerer. [BRA]</text:p>
      <text:p text:style-name="P6">Kánmi'yel Nikúma I “The Warrior” hiTlakotáni (Emperor)- 26<text:span text:style-name="T11">th</text:span> Seal Emperor ruled 1026-</text:p>
      <text:p text:style-name="P6"><text:tab/>1031 AS. Restored order after the civil war of 1010-1026 AS. Later raided Salarvyá <text:tab/>and sent an expedition into Saá Allaqí. [SB]</text:p>
      <text:p text:style-name="P6">Kánmi'yel Nikúma II hiTlakotáni (Emperor)- 27<text:span text:style-name="T11">th</text:span> Seal Emperor ruled 1031-1057 AS. Permitted <text:tab/>the rise of the temple of Vimúhla in the west and northeast. Much of the west was <text:tab/>ruled by Targholél Nikúma during 1056-1057. [SB]</text:p>
      <text:p text:style-name="P6">Kánmi'yel Nikúma III “The Scourge of Vimúhla” hiTlakotáni (Emperor)- 30<text:span text:style-name="T11">th</text:span> Seal Emperor <text:tab/>ruled 1062-1074 AS. Established the ascendancy of Vimúhla. [SB]</text:p>
      <text:p text:style-name="P6">Kánmi'yel Nikúma IV “Flattener of Peaks” hiTlakotáni (Emperor)- 31<text:span text:style-name="T11">st</text:span> Seal Emperor ruled <text:tab/>1074-1122 AS. Devotee of Vimúhla. Conquered Vrá in 1115 AS. [SB]</text:p>
      <text:p text:style-name="P6">Kánmi'yel Nikúma V “The Pretender” hiTlakotáni (Emperor)- 49<text:span text:style-name="T11">th</text:span> Seal Emperor ruled 1699-</text:p>
      <text:p text:style-name="P6"><text:soft-page-break/><text:tab/>1747 AS. Began as a puppet of the OPAL but became his own man. Regained Dó Cháka in <text:tab/>1711 AS. [SB]</text:p>
      <text:p text:style-name="P6">Kánmi'yel Nasúndel hiTlakotáni (Emperor)- 32<text:span text:style-name="T11">th</text:span> Seal Emperor ruled 1123 AS. Apparently ruled <text:tab/>only in Béy Sǘ and the east. [SB]</text:p>
      <text:p text:style-name="P6">Karenuma hi? (Priest)- Hnalla Priest and theorist of languages. [BRA]</text:p>
      <text:p text:style-name="P6">Karin Missúm- See Móicha hiTleá.</text:p>
      <text:p text:style-name="P6">Karka hiVadlanu (Soldier)- Sárku worshiper from the White Stone clan. 25yrs old in </text:p>
      <text:p text:style-name="P6"><text:tab/>2354 AS. [MARB]</text:p>
      <text:p text:style-name="P6">Karlo hiChaldo [ST]</text:p>
      <text:p text:style-name="P6">Karrugu hiJáshte (Priest)- Priest of Sárku from the Black Water clan of Béy Sǘ. 32yrs old <text:tab/>in 2354 AS. [MARB] </text:p>
      <text:p text:style-name="P6">Karslan hiVríddi (Lord)- Vimúhla worshiper from the Vríddi clan of Fasiltúm. 28yrs old <text:tab/>in 2354 AS. [MARB] </text:p>
      <text:p text:style-name="P6">Karukteshmu hiKétkolel (Governor)- Vimúhla worshiping governor of Tsolyáni occupied <text:tab/>Sunráya. Red Sun clan. 30yrs old in 2354 AS. [MARB]</text:p>
      <text:p text:style-name="P6">Karunaz hiAsuaz- A Livyáni with Tsolyáni citizenship.</text:p>
      <text:p text:style-name="P6">Karvon hiRi'inyússa (Soldier)- Golden Bough clan of Jakálla. 50yrs old in 2354 AS. [MARB]</text:p>
      <text:p text:style-name="P6">Káshma hiTánkolel (Official)- Born 2307 AS into the Golden Bough clan. Prefect of the <text:tab/>Palace of the Realm in Jakálla. Brother of Hísun, the former governor of Jakálla. He <text:tab/>is an Avánthe worshiper. [MitV1]</text:p>
      <text:p text:style-name="P6">Kashónu hiSsáivra (Priest)- Famous Thúmis sage of the Green Bough clan [BL]. Born 2315 <text:tab/>into his clan in Jakálla. [MitV1]</text:p>
      <text:p text:style-name="P6">Kashu hiVorodu (Priest)- Sorcerer Priest of Vimúhla. Suspected of being a member of the <text:tab/>Incandescent Blaze Society. [BRA]</text:p>
      <text:p text:style-name="P6">Kasra hi? (Soldier)- Temple guard at the Temple of Vimúhla . [BSWR]</text:p>
      <text:p text:style-name="P6">Kasoneti hiTatolen (Merchant)- Belkhánu worshiper from the Red Eye of Dawn clan of Béy Sǘ.</text:p>
      <text:p text:style-name="P6"><text:tab/>Son of Hugesh hiTatolen. [MARB]</text:p>
      <text:p text:style-name="P6">Kasonetl hiTatolen (Merchant)- Belkhánu worshiper from the Red Eye of Dawn clan of Béy Sǘ. <text:tab/>32yrs old in 2354 AS. [MARB]</text:p>
      <text:p text:style-name="P6">Kautelu hiGurudra (Money Lender)- Hrü'ǘ worshiper from the Copper Door clan of Béy Sǘ. <text:tab/>52yrs old in 2354 AS. [MARB]</text:p>
      <text:p text:style-name="P6">Kayalen hiKétkolel (Priestess)- Priestess of Ksárul in Tsolyáni occupied Sunráya. Dark <text:tab/>Moon clan. 19yrs old in 2354 AS. [MARB]</text:p>
      <text:p text:style-name="P6">Kayeq hi? (Clan Master)- Round Rock clan in Mishre village. Qón worshiper. 70yrs old in <text:tab/>2354 AS. [MARB]</text:p>
      <text:p text:style-name="P6">Kayeq hiSanyel (Lady)- Hnálla worshiper from the Sea Blue clan. 48yrs old in 2354 AS. <text:tab/>[MARB]</text:p>
      <text:p text:style-name="P6">Kayeq hiTlakotáni (Lady)- Hnálla worshiper from the Sea Blue clan of Jakálla. 48yrs old in <text:tab/>2354 AS. [MARB]</text:p>
      <text:p text:style-name="P6">Kayish hiTúkkimchash (Priest)- Tsémel of Vimúhla from the Red Mountain clan of Béy Sǘ. <text:tab/>38yrs old in 2354 AS. [MARB] </text:p>
      <text:p text:style-name="P6">Káyish hiTúkkischash (Priest)- Born 2329 AS into the Red Mountain clan of Béy Sǘ. High <text:tab/>Ritual Priest of Vimúhla and the Preceptor of the Military Arm of the Temple. <text:tab/>[MitV2]</text:p>
      <text:p text:style-name="P6">Ke'él hiQolyélmu (Priestess)- Priestess of Dlamélish from the Green Kirtle clan. 32yrs old <text:tab/>in 2354 AS. [MARB]</text:p>
      <text:p text:style-name="P6">Ke'él hiTlakotáni (Princess)- Born 2348 AS in Tumíssa, but raised as Ke'él hiVáika. The <text:tab/>date she was revealed is not presently known. She is a Ritual Priestess of Dilinála, <text:tab/>and a fanatic. [MitV1]</text:p>
      <text:p text:style-name="P6">Ke'esa hiRi'inyússa (Prefect)- Deputy Palace Prefect from the Golden Bough clan of <text:tab/>Jakálla. 38yrs old in 2354 AS. [MARB]</text:p>
      <text:p text:style-name="P6">Kégo hi<text:span text:style-name="T1">Í</text:span>to (Official)- 29 years old in 2353 AS and governor of the Imperial Province of Do <text:tab/>Cháka. Brother of Mrído [DotE-G]. Born 2318 AS into the <text:span text:style-name="T1">Í</text:span>to clan of the City of <text:tab/>Sárku. Currently Prefect of Foreign Lands in the Palace of the Realm in the City of <text:tab/>Sárku. [MitV2]</text:p>
      <text:p text:style-name="P6">Keirrumesh hiDuruntlano- Cloak of Azure Gems clan, and a Ksárul worshiper. [PKP]</text:p>
      <text:p text:style-name="P6">Ke'is hiChunúr (Soldier)- Aridáni soldier in the Tsolyáni delegation to the Tsoléi Isles. <text:tab/>Big boned, heavy breasted, broad thick lips, and drooping eye lids that give a <text:tab/>sensuous slumberous look. [LoT]</text:p>
      <text:p text:style-name="P6"><text:soft-page-break/>Keketl hiNgotu (Patriarch)- Clan Patriarch of the Black Pinnacle clan of Hekéllu. In a <text:tab/>battle for local dominance with Jodesh, the head of the <text:s/>Rising Sun clan. [EoASWI5]</text:p>
      <text:p text:style-name="P6">Keléno hi? (Priest)- High Priest of Ksárul in Mrelú. Posted in 2356 AS [MoG]. He favors <text:tab/>eccentric delights [KD]. 32yrs old in 2354 AS. [MARB]</text:p>
      <text:p text:style-name="P6">Keléno Orun hiBasrim (Warrior-Priest)- Born and raised in Jakálla of the Turning Wheel </text:p>
      <text:p text:style-name="P6"><text:tab/>clan. Warrior-Lay Priest of Karakán. Helped recover a stolen, very valuable artifact <text:tab/>to the clan. Engaged in protecting clan interests. 21yrs old in 2347 AS. [AH]</text:p>
      <text:p text:style-name="P6">Keléno hiUsena- Clan runner for the Golden Sapphire in Mrelú. [FtLGS]</text:p>
      <text:p text:style-name="P6">Kelétla hiTlélsu (Lady) [BtB]</text:p>
      <text:p text:style-name="P6">Kelmaru hiVríddi (Keeper of the Relics)- Vimúhla worshiper from the Vríddi clan of <text:tab/>Fasiltúm. 32yrs old in 2354 AS. [MARB] </text:p>
      <text:p text:style-name="P6">Kelmu hiVórodu (Warrior)- Sárku worshiper from the Great Stone clan of Jakálla. 32yrs old <text:tab/>in 2354 AS. [MARB]</text:p>
      <text:p text:style-name="P6">Kému hiSsáivra- Golden Sunburst clan. [BL]</text:p>
      <text:p text:style-name="P6">Kemuel hi? (Administrator)- Clan administrator of the Shadowed Moon clan in Thranaka. He <text:tab/>has one wife: Meela with a baby daughter. [SMC]</text:p>
      <text:p text:style-name="P6">Kemuél hiTlakán (Bureaucrat)- 29yr old only son of Mríktoken and Chashana hiTlakán. He is <text:tab/>a low circle bureaucrat in the Palace of the Realm in Béy Sǘ. [GDC]</text:p>
      <text:p text:style-name="P6">Keng Tsayáme hiAvú (Magistrate)- Senior Magistrate. 49yrs old. Considered one of the <text:tab/>empire's greatest living legal scholars. Extremely ugly and socially inept and rude. <text:tab/>Retired to Butrus after having insulted one too many people in Béy Sǘ. Hnálla <text:tab/>worshiper born in Usenánu from an old Chákan lineage. [BG]</text:p>
      <text:p text:style-name="P6">Kenichar hiVaika [BRA]</text:p>
      <text:p text:style-name="P6">Kengitlen hiNekotu (Apprentice)- Son of Berusha and learning to be a hunt master. A good <text:tab/>archer. 17Yrs old from the Broken Reed clan of Gilris. [EoASWI2]</text:p>
      <text:p text:style-name="P6">Kengyel Hursai (Priest)- Priest of Ksárul in the temple in Tumíssa. [RPGNW]</text:p>
      <text:p text:style-name="P6">Kérek hiQolyélmu (Lord)- Karakán worshiper. [BL]</text:p>
      <text:p text:style-name="P6">Kérek hiSóruna (Priest)- A lay priest of Qón who, for many years, has worked in the Palace <text:tab/>of the Priesthoods of the Gods. He does not like Srúma's poor performance in the <text:s/><text:tab/> <text:tab/>temple. He would like to send the “Lazy Sailor Boy” off on an unpleasant errand. <text:tab/>Resides in the Golden Dawn clan house in Béy Sǘ. [GDC]</text:p>
      <text:p text:style-name="P6">Kerektu hiKhánmu (Priest)- 4<text:span text:style-name="T11">th</text:span> Circle Priest of Ksárul in Béy Sǘ. Ndálu clan [MoG]. Dark <text:tab/>Flame clan, 35yrs old in 2354 AS [MARB]. He is almost inhumanly beautiful with ivory <text:tab/>features. [KD]</text:p>
      <text:p text:style-name="P6">Kerektu hiLéroy- Juvenile delinquent from the Iron Plume clan in Jakálla. [EoASW]</text:p>
      <text:p text:style-name="P6">Kérulya hiKettumridal (Writer)- A writer in Jakálla. Author of “The End of the Mighty <text:tab/>Empire”. [KD]</text:p>
      <text:p text:style-name="P6">Kérulya hiVríddi [JT]</text:p>
      <text:p text:style-name="P6">Kesula hiTlakotáni- Father of So'on hiTlakotáni. [BRA]</text:p>
      <text:p text:style-name="P6">Keterlál hiFesrengála (Priest)- Retired Scholar Priest of Thúmis from the Golden Dawn clan <text:tab/>of Béy Sǘ. 69Yrs old and grandfather of Tsurána hiFesrengála. Now a clan elder. <text:tab/>[GDC]</text:p>
      <text:p text:style-name="P6">Ketíkal hiDarutláni (Soldier)- Karakán worshiper of the Golden Sapphire clan. Regiment of <text:tab/>Noble Ssiyór of Mrelú. [FtLGS]</text:p>
      <text:p text:style-name="P6">Ketketarikh hiChusukh (Priest)- Priest of Sárku from the Black Stone Tomb clan. 32yrs old <text:tab/>in 2354 AS. [MARB]</text:p>
      <text:p text:style-name="P6">Kettek (Priest)- Pé Chói Priest of Ksárul during the rein of Nriqa Gachike (984-1010 AS). <text:tab/>He was a prophet of the Old Dark One. [RPGNW]</text:p>
      <text:p text:style-name="P6">Kéttukal hiMraktiné (General, Lord)- First General of the Empire and commander of the <text:tab/>First Legion of Ever Present Glory, 1<text:span text:style-name="T11">st</text:span> Imperial Heavy Infantry. A member of the <text:tab/>Military Party [MoG]. Karakán worshiper, member of the Sea Blue clan, and now <text:tab/>retired [BRA]. Was still First General in 2373 A.S.[PoS &amp; DoK]</text:p>
      <text:p text:style-name="P6">Khailyqa hiArelienchnaukh (Clan Founder)- Was given the charter for the Clan of Utter Dark <text:tab/>by Imperial Decree in 2042 A.S. for services rendered during the Famine of 2040 A.S. <text:tab/>He was also ennobled at that time. He was murdered in early 2043 A.S. under <text:tab/>mysterious circumstances. [TJ]</text:p>
      <text:p text:style-name="P6">Khámiyal hiSayúncha (Lord, Governor)- Imperial Governor of Béy Sǘ [MoG]. Royalist Party <text:tab/>[KD]. Wurú worshiper from the Sea Blue clan of Béy Sǘ. 32yrs old in 2354 AS. [MARB]</text:p>
      <text:p text:style-name="P6">Khamra hiSayúncha (Lady)- Wurú worshiper from the Sea Blue clan of Béy Sǘ. 32yrs old in <text:soft-page-break/><text:tab/>2354 AS. [MARB]</text:p>
      <text:p text:style-name="P6">Khangór hiTlélsu (Priest)- Born 2300 AS into the Golden Globe clan of Khirgár. He is a <text:tab/>High Ritual Priest of Belkhánu. [MitV1]</text:p>
      <text:p text:style-name="P6">Khánuma hiSénkolum (Official)- Born 2321 AS into the Black Stone clan of the City of <text:tab/>Sárku. Cousin of Qútmu, and Prefect of the Realm in the Palace of the Realm in the <text:tab/>City of Sárku. [MitV2]</text:p>
      <text:p text:style-name="P6">Khariháya hiBosúga (General, Lord)- Clan master of the Red Sun clan in Tumíssa who is one <text:tab/>of the richest lords in the empire, and also the nominal commander of the Legion of <text:tab/>Lord Khariháya, 14<text:span text:style-name="T11">th</text:span> Imperial Crossbow (see Ekuné hiBosúga for the field commander). <text:tab/>A member of the Royalist Party [DotE-G]. Currently the legion is based in Tumíssa <text:tab/>with 13 cohorts and 3 in training. He has 7 wives, 12 concubines, and 41 children. <text:tab/>Uncle of Ekúne hiBosúga, and a Karakán worshiper [MitV1]. 67yrs old in 2354 AS. <text:tab/>[MARB]</text:p>
      <text:p text:style-name="P6">Kharisa hiRanmiyal (Guard)- Temple guard. [TEPT]</text:p>
      <text:p text:style-name="P6">Khengseth hiSénkolum (Sorcerer)- Thúmis worshiper from Jakálla. Clan not found. 45yrs old <text:tab/>in 2354 AS. [MARB]</text:p>
      <text:p text:style-name="P6">Khangor hiTlelsu (Priest)- High scholar priest of Belkhánu in Khirgár of the Golden Globe <text:tab/>clan. 68yrs old in 2354 AS. [MARB]</text:p>
      <text:p text:style-name="P6">Khargur hiTathennaikhnin (Soldier)- Thúmis worshiper from the Grey Short Spear clan. 27yrs <text:tab/>old in 2354 AS. [MARB]</text:p>
      <text:p text:style-name="P6">Kherunal hiImoni (Priest)- Chief priest of the temple of Durritlámish in Pála Jakálla. <text:tab/>65yrs old and never seen in public. [BRA]</text:p>
      <text:p text:style-name="P6">Khinangin hiShayusakoi (Warrior)- Vimúhla worshiper. Clan not found. 32yrs old in 2354 AS. <text:tab/>[MARB]</text:p>
      <text:p text:style-name="P6">Khirokhra Mrokemikh (Priestess)- Priestess of Dlamélish. 32yrs old in 2354 AS. [MARB]</text:p>
      <text:p text:style-name="P6">Khogga hiKurrushma (Soldier)- A legionnaire from the Temple of Vimúhla. [BSWR]</text:p>
      <text:p text:style-name="P6">Khon'nish hiVríddi (Soldier)- Vimúhla worshiper from the Vríddi clan of Fasiltúm. 32yrs <text:tab/>old in 2354 AS. [MARB] </text:p>
      <text:p text:style-name="P6">Khu'es vuNaóma- Ancient Vrayáni hero. [DotE-G]</text:p>
      <text:p text:style-name="P6">Kiakolai hiKiesa (Priest)- High Administrative Priest of Belkhánu in Mrelú. 65yrs old in <text:tab/>2354 AS. [MARB]</text:p>
      <text:p text:style-name="P6">Kialande “of the Flowers” hiQadaryal (Priestess)- Priestess of Hriháyal from the Sea Blue <text:tab/>clan. Expert physician and knowledgeable in Imperial politics. [TREoPE]</text:p>
      <text:p text:style-name="P6">Ki'éna hiTrgál- Copper Door clan. Served as a ritual priestess of Dlamélish in Béy Sǘ </text:p>
      <text:p text:style-name="P6"><text:tab/>2250-2257 and sold the secrets of Dlamélish temple spells to clan cousins who were <text:tab/>high in the temple of Sárku. Tried, convicted, and executed. She was turned into a <text:tab/>Jájgi. [PoS]</text:p>
      <text:p text:style-name="P6">Kikursa hiSiranul (Soldier)- From the Scarlet Mantle clan of Jakálla. 31yrs old in </text:p>
      <text:p text:style-name="P6"><text:tab/>2354 AS. [MARB]</text:p>
      <text:p text:style-name="P6">Kintashmoi Íto (Guard)- Society of the Resurgent Octagon. One of the 8 walls. Hrü'ǘ <text:tab/> <text:tab/>Temple Guard. [EoALWI6]</text:p>
      <text:p text:style-name="P6">Kir'él hi? (Merchant)- She is of the Black Stone clan, and a Vimúhla worshiper. She leads</text:p>
      <text:p text:style-name="P6"><text:tab/>caravans to the borders of Mu'ugalavyá and Pijéna with supplies for the legions. She</text:p>
      <text:p text:style-name="P6"><text:tab/>unmarried and holds the rank of Journeyman. </text:p>
      <text:p text:style-name="P6">Kíresh hiVásuné (Diplomat)- Tsolyáni legate to Salarvyá in Tsatsayágga. [DoK]</text:p>
      <text:p text:style-name="P6">Kiriktakte hiKhánme (Soldier)- Avánthe worshiping soldier from the Blue Kirtle clan of <text:tab/>Khirgár. 49yrs old in 2354 AS. [MARB]</text:p>
      <text:p text:style-name="P6">Kiriktakte hiKhánme (Soldier)- Vimúhla worshiping soldier from the Red Stone clan of <text:tab/>Tumíssa. 32yrs old in 2354 AS. [MARB]</text:p>
      <text:p text:style-name="P6">Kiritlenish Ma'ushanish hiVríddi (Priest)- Priest of Vimúhla from the Vríddi clan of <text:tab/>Fasiltúm. 32yrs old in 2354 AS. [MARB] </text:p>
      <text:p text:style-name="P6">Kirkta hiVasune (Merchant)- Belkhánu worshiper from the Silver Lightning clan of Jakálla. <text:tab/>Spice merchant. 32yrs old in 2354 AS. [MARB]</text:p>
      <text:p text:style-name="P6">Kirrikmoi hiSsughano- Alias of Yaliemra hiGangassa. [BRA]</text:p>
      <text:p text:style-name="P6">Kirrumesh hiDuruntlano (Noble)- Young noble (24yrs old) ne'er do well from Khirgár. <text:tab/>Gambler, card player, arrogant and slightly cruel. [MARB]</text:p>
      <text:p text:style-name="P6">Kirusu hiVashkola (Warrior)- Thúmis worshiper from the Victorious Globe clan. 32yrs old in <text:tab/>2354 AS. [MARB]</text:p>
      <text:p text:style-name="P6">Kít hiBeshene (Warrior)- Began life in Jakálla as a foreigner “off the boat” in 2337 AS. <text:soft-page-break/><text:tab/>Became known as an honest, dependable weapons man for hire and amassed a small <text:tab/>fortune from his adventures in the Underworld. Became a citizen in 2342 AS and </text:p>
      <text:p text:style-name="P6"><text:tab/>bought his way into the Turning Wheel clan in 2347 AS after becoming very valuable <text:tab/>to the clan. Retired at age 30 to raise children, but still performs clan duties <text:tab/>around the city. [AH]</text:p>
      <text:p text:style-name="P6">Kitai hi? (Guard)- Former legionnaire but now a temple guard at the Temple of Dlamélish <text:tab/>and Hriháyal in Thranaka. She is a Dlamélish worshiper of the Shadowed Moon clan. <text:tab/>She is very close to Akkarin hi? (they are like sisters except for the blood). She <text:tab/>took Reshmel hi? as her 1<text:span text:style-name="T11">st</text:span> husband from the Bright Sword clan. [SMC]</text:p>
      <text:p text:style-name="P6">K-k-tk (Soldier)- Pé Chói commander of the Legion of the Nest of Ttik-Deqeq, 9<text:span text:style-name="T11">th</text:span> Imperial <text:tab/>Pé Chói Auxiliary Medium Infantry. Normally based in Páya Gupá. He is devoted to the <text:tab/>Black Old One (change), and is personally hostile to Thúmis and Keténgku <text:tab/>worshipers. [YG-F]</text:p>
      <text:p text:style-name="P6">Klanektu hiBarada (Priest)- Lay Priest and sorcerer of Ksárul. Moved into the derelict </text:p>
      <text:p text:style-name="P6"><text:tab/>tower of Mnettukeng the Sorcerer outside of Jakálla. Formerly of the Black Stone <text:tab/>clan. [EoASWI4]</text:p>
      <text:p text:style-name="P6">Kogásh hiTranáz- Son of Déla. [PoS]</text:p>
      <text:p text:style-name="P6">Kokíri hiHairáme (Courtesan)- Up-and-coming, young, and making a name for herself in <text:tab/>Butrús society. Her primary competition is Tsúnimel hiNyetl, and she is extremely <text:tab/>jealous of her feat of the last year. [BG]</text:p>
      <text:p text:style-name="P6">Kokorel hiTsu'unesh (Soldier)- Hrü'ǘ worshiper from the Dark fear clan of Tumíssa. 32yrs <text:tab/>old in 2354 AS. [MARB]</text:p>
      <text:p text:style-name="P6">Kokun hiDurumai (Priest)- Scholar Priest of Grugánu and denizen of the Archive of the <text:tab/>Bark-Eater in Sokátis.[BRA]</text:p>
      <text:p text:style-name="P6">Kolontal hi?- Enemy of Tekunu hiQolyélmu. [BRA]</text:p>
      <text:p text:style-name="P6">Kolúkke vuChéka (Priestess)- High Priestess of Dilinála in Butrús. 44Yrs old from the <text:tab/>Joyous of Vrá clan of Vrá. Pretty, intelligent, but with a sharp tongue. [BG]</text:p>
      <text:p text:style-name="P6">Konór hiFayán (Soldier)- In the Tsolyáni delegation to the Tsoléi Isles. Vimúhla worshiper <text:tab/>of the Open Hand clan. [LoT]</text:p>
      <text:p text:style-name="P6">Ko'o Tlunitlanmu (Slaver)- Durritlámish worshiper from the Black Monolith clan of Jakálla. <text:tab/>32yrs old in 2354 AS. [MARB]</text:p>
      <text:p text:style-name="P6">Ko'ór hiChaishyáni (Prefect)- High Prefect of the Palace of Foreign Lands in Mrelú. 54Yr <text:tab/>old Avánthe worshiper of the Sea Blue clan. [MARB]</text:p>
      <text:p text:style-name="P6">Kopurdal hiMakigani (Priest)- Chief priest in the Pála Jakálla temple of Chiténg of the <text:tab/>Blade Raised High clan. 41yrs old with 2 sons and 2 daughters. Recently transferred <text:tab/>into the temple. [BRA]</text:p>
      <text:p text:style-name="P6">Korazanu hiVríddi- With the Temple of Vimúhla in Pála Jakálla. [EoASWI5]</text:p>
      <text:p text:style-name="P6">Korde hi? (Gardener)- A Livyáni slave who was freed by the clan siblings of the Golden <text:tab/>Sapphire clan in Mrelú and then adopted into the clan. He is the gardener of the <text:tab/>clan. [FtLGS]</text:p>
      <text:p text:style-name="P6">Korikáda hiKurúshma (Priest, General)- High Priest of Chiténg in Butrús and a fanatic <text:tab/>devotee. Commander of the Legion of the Givers of Sorrow, 8<text:span text:style-name="T11">th</text:span> Imperial Heavy <text:tab/>Infantry. Also appointed Supreme Commander of the Army of the Northwest at Chéne Hó <text:tab/>[MoG]. The legion is now based near Tumíssa with 15 cohorts and 2 in training. Born <text:tab/>2335 AS into the Red Sword clan of Butrús. Tsémel (Cardinal) of Chiténg in Butrús <text:tab/>[MitV2]. 34yrs old in 2354 AS. [MARB]</text:p>
      <text:p text:style-name="P6">Korikadan hiCha'unqel- Master merchant. [EoALWI6]</text:p>
      <text:p text:style-name="P6">Korkhanu hiTlakte (Sailor)- Dlamélish worshiper from the Green Malachite clan of Jakálla. <text:tab/>30yrs old in 2354 AS. [MARB]</text:p>
      <text:p text:style-name="P6">Korkúma hiMriyu (Priest)- Priest of Dlamélish from the White Stone clan. 32yrs old in </text:p>
      <text:p text:style-name="P6"><text:tab/>2354 AS. [MARB]</text:p>
      <text:p text:style-name="P6">Korkúma hiNáshomai (Lord)- Amber Cloak clan. Thúmis worshiper. [JT]</text:p>
      <text:p text:style-name="P6">Korkúma hiVriyén (Priest)- Senior Priest of Dlamélish at Tumíssa, and a member of the <text:tab/>Priestly Party [SB]. Green Kirtle clan, and 45yrs old in 2354 AS [MARB]. Powerful <text:tab/>landowner around Tumíssa. [DoK]</text:p>
      <text:p text:style-name="P6">Korkúma hiTekéshmu- Son of Hársan by Eyil. Named after Korkúma hiVriyén and adopted into <text:tab/>the Vriyén lineage. [DoK]</text:p>
      <text:p text:style-name="P6">Korrikáda hiKurrtashmu- Speaker for Prince Mirusíya in the new <text:span text:style-name="T32">Kólumejàlim. [BRA]</text:span></text:p>
      <text:p text:style-name="P6">Korruga hi? (Spy)- Black Water clan worshiper of Sárku. Lives in the Tólek Kána Pits. <text:soft-page-break/><text:tab/>32yrs old in 2354 AS. [MARB]</text:p>
      <text:p text:style-name="P6">Korrúgu hiJáshte (Priest)- Born 2330 AS into the Black Water clan of the Tólek Kána Pits <text:tab/>east across the river from Béy Sǘ. Promoted to High Administrative Priest in the <text:tab/>Temple of Sárku in Usenánu in 2365 AS. [MitV2]</text:p>
      <text:p text:style-name="P6">Korshu hiGenuma (Priest)- Junior priest of Vimúhla from the Broken Reed clan. 32yrs old in <text:tab/>2354 AS. [MARB]</text:p>
      <text:p text:style-name="P6">Kortun hiChagash (Soldier)- Vimúhla worshiping solder of the Red Stone clan. 32yrs old in <text:tab/>2354 AS. [MARB]</text:p>
      <text:p text:style-name="P6">Korunmé hi? (Soldier)- Molkár. Chiténg worshiper. Clan not found. 32yrs old in 2354 As. <text:tab/>[MARB]</text:p>
      <text:p text:style-name="P6">Korúnme “Mnáshu” hiChaishyáni (General)- Commander of the Legion of Mnáshu of Thri'íl, 10<text:span text:style-name="T11">th</text:span> <text:tab/>Imperial Medium Infantry. Currently the legion is being reconstituted after its <text:tab/>experiences during the civil war [MitV1]. Original a nomad from the Dry Bay of <text:tab/>Ssu'úm but taken into the Golden Sunburst clan. Karakán worshiper, and 31yrs old in <text:tab/>2354 AS. [MARB]</text:p>
      <text:p text:style-name="P6">Korúkka hiKutonyál (Priest)- Clan of Dark Fear of Khirgár. Priest of Ksárul. A member of <text:tab/>the Tsolyáni delegation to Livyánu and thence to the Tsoléi Isles. Became Prefect of <text:tab/>Dlásh before going back to Tsolyánu and becoming a member of the Court of Purple <text:tab/>Robes under another name(Ténkorel). His clan is middling, and his lineage and <text:tab/>immediate family <text:tab/>are of the “poor relation” variety. Before his inclusion in the <text:tab/>delegation he served as a Lector Priest in the Subterranean Shrine of the Azure Orb <text:tab/>beneath the necropolis outside Jakálla, and he witnessed the terrible guardians who <text:tab/>guard the sepulchers of the pontiffs of the temple. He is thin, gaunt already <text:tab/>graying at the temples, bulging forehead, and widows peak. Lantern jaw, sunken <text:tab/>cheeks, and dark circles around the eyes with a long, thin nose giving him the look <text:tab/>of a Qásu bird eyeing a dead fish. Not really ugly but looks older than his 20's. <text:tab/>[LoT]</text:p>
      <text:p text:style-name="P6">Korum hi? (Priest)- Duty priest of Belkhánu in Thráya. [MARB]</text:p>
      <text:p text:style-name="P6">Korusai hiTekkengsa (Soldier)- Thúmis worshiper from the Sea Blue clan. 32yrs old in </text:p>
      <text:p text:style-name="P6"><text:tab/>2354 AS. [MARB]</text:p>
      <text:p text:style-name="P6">Kórush- A Srámuthu who lives in the underworld of Púrdimal. [KD]</text:p>
      <text:p text:style-name="P6">Kotáru hiKétkolel (Administrator)- Works in the slave market of Sétnakh. Does not get <text:tab/>along with his boss, Misúnu hiRayástqa. Ewer of Outpouring Gold clan. [SotI]</text:p>
      <text:p text:style-name="P6">Kotáru hiSerekel (Priest)- A priest of Chegárra originally from Béy Sǘ but now living in </text:p>
      <text:p text:style-name="P6"><text:tab/>Sokatis. From the Golden Bough clan. [SC]</text:p>
      <text:p text:style-name="P6">Kóyeren hiZu'úgga (Kite Master)- Call “King of the String”. [BG]</text:p>
      <text:p text:style-name="P6">Koyón hi? (Scribe)- A scribe in Avanthár. [LoT]</text:p>
      <text:p text:style-name="P6">Koyón Bashánvisumkoi (Scholar)- <text:s/>Co-author of the “Great Expedition to Tané. [KD]</text:p>
      <text:p text:style-name="P6">Kra'anish hiTikushu (Tour Guide)- Hnálla worshiper from the Golden Dawn clan. 44yrs old in <text:tab/>2354 AS. [MARB]</text:p>
      <text:p text:style-name="P6">Kramo hiSsava (Scribe)- From Jaikalór. 32yrs old in 2354 AS. [MARB]</text:p>
      <text:p text:style-name="P6">Kramu hiSharza (Soldier)- Karakán worshiper from the Golden Sunburst clan. 32yrs old in <text:tab/>2354 AS. [MARB]</text:p>
      <text:p text:style-name="P6">Kresketl hiMinuel (Lord)- Qón worshiper of the Emerald Girdle clan. Kuratl-Tlelu fief <text:tab/>holder. 54yrs old in 2354 AS. [MARB] </text:p>
      <text:p text:style-name="P6">Krkh- Pé Chói member of the Black Stone clan and a Ksárul worshiper. 32yrs old in 2354 AS. <text:tab/>[MARB]</text:p>
      <text:p text:style-name="P6">Krshúmu hi? (General)- Commander of the Legion of Megáno the Jakállan, 12<text:span text:style-name="T11">th</text:span> Imperial <text:tab/>Archers, during a reign of one of the Gyésmu (2015-2168 AS). A Dlamélish worshiper <text:tab/>from the White Stone clan. [KD]</text:p>
      <text:p text:style-name="P6">Kruom hiArkódu (Priest)- Priest of Qón from the Standing Stone clan. [EoASWI4]</text:p>
      <text:p text:style-name="P6">Ksehltlor hiSashán (Soldier)- Kási from Sokátis. Clan not found. 32yrs old in 2354 AS. <text:tab/>[MARB]</text:p>
      <text:p text:style-name="P6">Kseshmoru hiTlekólumü (Priest)- Great Proctor of the Scholar Priests of Vimúhla in <text:tab/>Tumíssa. 53 years old in 2360 AS. He is a noted sorcerer with knowledge of ancient <text:tab/>lore. Red Sun clan. [YG-F]</text:p>
      <text:p text:style-name="P6">Ksina hiMriyu (Priestess)- Priestess of Dlamélish from Jaikalór. 32yrs old in 2354 AS. <text:tab/>[MARB]</text:p>
      <text:p text:style-name="P6">Któ-Tip-Ssíu (Priest)- Pé Chói who was Prefect of the Realm in Avanthár. Left Avanthár in <text:soft-page-break/><text:tab/>2369 AS to return to Páya Gupá or maybe Béy Sǘ. Hnálla worshiper. [MitV1]</text:p>
      <text:p text:style-name="P6">K'tek Chrrr (Priest)- 5<text:span text:style-name="T11">th</text:span> Circle Priest of Ksárul of the Shadowed Moon clan in <text:tab/>Thranaka. He has recently joined the clan. [SMC]</text:p>
      <text:p text:style-name="P6">K-t-tr-ki (Soldier)- Commander of the Legion of Tikik-dsa-ke, 14<text:span text:style-name="T11">th</text:span> Imperial Pé Chói <text:tab/>Auxiliary Medium Infantry. It has been based in Khirgár for about 300 years. He is a <text:tab/>brilliant, young (17 years old) soldier high in imperial military councils [YG-F]. <text:tab/>Worshiper of the Father of Nests, and 32yrs old in 2354 AS. [MARB]</text:p>
      <text:p text:style-name="P6">Kughan hiYrsoitl (Lord)- Karakán worshiper from the Crimson Ivory clan. 53yrs old in </text:p>
      <text:p text:style-name="P6"><text:tab/>2354 AS. [MARB]</text:p>
      <text:p text:style-name="P6">Kugor Chraga (Shaman)- Lives around Hekéllu. 32yrs old in 2354 AS. [MARB]</text:p>
      <text:p text:style-name="P6">Kugosha vuChrequ (Ship Captain)- Hrü'ü worshiper from the Noble Vrayáni clan of Vrá. 69yrs <text:tab/>old in 2354 AS. [MARB]</text:p>
      <text:p text:style-name="P6">Kumar hiChuyón (Soldier)- Dritlán of the 3<text:span text:style-name="T11">rd</text:span> Imperial Marines. Green Malachite clan. </text:p>
      <text:p text:style-name="P6"><text:tab/>[YG-TUM]</text:p>
      <text:p text:style-name="P6">Kumen hiCharga- 32yrs old in 2354 AS. [MARB]</text:p>
      <text:p text:style-name="P6">Kuraideng hiHelgessa (Merchant)- Has an office in the Jakállan Foreigner's Quarter and a <text:tab/>Shén bodyguard. [JT]</text:p>
      <text:p text:style-name="P6">Kurchúne hiNrashkéma (Governor, Lord)- Born 2305 AS into the Sea Blue clan of Pétris <text:tab/>Layóda. Governor of Gánga and has 2 daughters- Su'ésa [see below] and Chuésa. A good <text:tab/>man [MitV1]. Avánthe worshiper. [MARB]</text:p>
      <text:p text:style-name="P6">Kúresh hiTlakomana (Lord)- Ksárul worshiper from the Golden Sunburst clan of Jakálla. <text:tab/>55yrs old in 2354 AS. [MARB]</text:p>
      <text:p text:style-name="P6">Kúresh hiTlekolumü (Merchant)- Caravan master. [BtB]</text:p>
      <text:p text:style-name="P6">Kuréshu hiVíridun (General, Lord)- Commander of the Legion of the Deep Purple Dark, 16<text:span text:style-name="T11">th</text:span> <text:tab/> <text:tab/>Imperial Heavy infantry [DotE-G]. Previously he served in the Legion of the Clan of <text:tab/>the Sweet Singers of Nakomé. Dark Flame clan and a Hrü'ǘ worshiper [KD]. 48yrs old <text:tab/>in 2354 AS. [MARB]</text:p>
      <text:p text:style-name="P6">Kurishé hiSsu'úmra (General)- From Katalál and the Rising Sun-Disk clan. The Mu'ugalavyáni <text:tab/>claim that he committed an atrocity against them in 1711 AS. [KD]</text:p>
      <text:p text:style-name="P6">Kurkutashmu hiCha'unqel- Architect. [EoALWI6]</text:p>
      <text:p text:style-name="P6">Kurrishmoi hiPejikhel (Priestess)- Chief priestess in the Pála Jakálla temple of Karakán. <text:tab/>She is 58yrs old of the Blade Raised High clan. She rose to her current position <text:tab/>from a successful diplomatic carreer in the Palace of Ever-Glorious War. [BRA]</text:p>
      <text:p text:style-name="P6">Kurruné hi? (Messenger)- Imperial messenger. Friend of Prior Haringgáshte of the Monastery <text:tab/>of the Sapient Eye of Lord Thúmis 200 Tsán north of Páya Gupá. [MoG &amp; KD]</text:p>
      <text:p text:style-name="P6">Kurshell hiSsanmirren </text:p>
      <text:p text:style-name="P6">Kurshétl Nikúma I “Seizer of Cities” hiTlakotáni (Emperor)- 15<text:span text:style-name="T11">th</text:span> Seal Emperor ruled 580-</text:p>
      <text:p text:style-name="P6"><text:tab/>641 AS. Subjugation of the Kúrt Hills in 590 AS. Put down local revolts and fought <text:tab/>the Swamp Frogs. [SB]</text:p>
      <text:p text:style-name="P6">Kurshétl Nikúma II “The Viewer of Night” hiTlakotáni (Emperor)- 18<text:span text:style-name="T11">th</text:span> Seal Emperor ruled <text:tab/>801-816 AS. More religious strife between the Dark Trinity and the other temples. He <text:tab/>disapeared from Avanthár in 816 AS, and it was said he was carried off by Demons. <text:tab/>[SB]</text:p>
      <text:p text:style-name="P6">Kurshétl hiSsánmirin (Sorcerer)- Noted demonologist and researcher in the Temple of Ksárul <text:tab/>in Pála Jakálla. [BRA]</text:p>
      <text:p text:style-name="P6">Kurshétl Usena hiTeyonel- Son of Naqumkh hiTeyonel. [FtLGS]</text:p>
      <text:p text:style-name="P6">Kurshétl hiTukun [EoALWI6]</text:p>
      <text:p text:style-name="P6">Kurusha hiSsaimurq (Soldier)- Ksárul worshiper from the Black mountain clan of Tu'únmra. <text:tab/>21yrs old in 2354 AS. [MARB]</text:p>
      <text:p text:style-name="P6">Kuruktéshmu hiKétkolel (General, Lord)- Commander of the Legion of the Lord of Red <text:tab/>Devastation, 18<text:span text:style-name="T11">th</text:span> Imperial Medium Infantry. A member of the Incandescent Blaze <text:tab/>Society [DotE-G]. Became governor of Sunráya [Fs]. Born 2334 AS into the Red Sun <text:tab/>clan of Tumíssa. Has 3 wives and 12 children [MitV2]. Mríyan in the Temple of <text:tab/>Vimúhla.</text:p>
      <text:p text:style-name="P6">Kurukten of Jakálla- Deceased renown Llyáni scholar. [MoG]</text:p>
      <text:p text:style-name="P6">Kutaru hiKheshcha- Dragoman in Jakálla. [MARB]</text:p>
      <text:p text:style-name="P6">Kutumé hiTánkolel (Lord, General)- Commander of the Legion of the Storm of Fire. A Chiténg <text:tab/>worshiper. A very greedy person who took command of the legion after Karin Missúm <text:tab/>[Fs]. Golden Sunburst clan, Chiténg worshiper, and 34yrs old in 2354 AS [MARB]. He <text:soft-page-break/><text:tab/>is known to be miserly.[BAR]</text:p>
      <text:p text:style-name="P6">Kutun hiKutang (Priest)- Former chief sorcerer in the temple of Vimúhla in Pála Jakálla. <text:tab/>[BRA]</text:p>
      <text:p text:style-name="P6">Ku'ulménish Ko'ól (Attaché)- Mu'ugalavyáni military attaché in Butrús. 44yrs old, and the <text:tab/>brother of Prince Dilitlázish Ko'ól, commander of the 2<text:span text:style-name="T11">nd</text:span> Legion (heavy infantry) <text:tab/>of Ssa'átis , The Scarlet Battalion. He is both physically repellent and <text:tab/>horrendously idiotic, in short, a disaster on two legs; however, he can not be <text:tab/>transferred due to his connections. [BG]</text:p>
      <text:p text:style-name="P6">Ku'usuano hiMirikétme (Priest)- Priest of Hrü'ǘ in Béy Sǘ from the Dark Moon clan. 41yrs <text:tab/>old in 2354 AS. [MARB]</text:p>
      <text:p text:style-name="P6">Kwo-Hü-Kú'o (Speaker)- Pách Léi and one speaker for that community in Butrus. [BG]</text:p>
      <text:p text:style-name="P6">Kyrunel hiVajha (Priest)- Sorcerer-Priest of Ksárul from the Cloak of Azure Gems clan. <text:tab/>32yrs old in 2354 AS. [MARB]</text:p>
      <text:p text:style-name="P28">L</text:p>
      <text:p text:style-name="P6">Laiya hiEtliash- A leader during the Mu'ugalavyáni siege of Yi'ita. Red Sun clan. [RPGNW]</text:p>
      <text:p text:style-name="P6">Langan hiTlakotáni (Lord) [EoASWI2]</text:p>
      <text:p text:style-name="P6">Lángsha hiDetkólu (Lord)- Clan Master of the Rising Sun clan in Jaikalór during the reign <text:tab/>of the Gyésmu emperors (2015-2168 AS). [KD]</text:p>
      <text:p text:style-name="P6">Larnesh hiKadobar (Carpenter)- Blue Shadow clan of Hekéllu. [EoASWI5]</text:p>
      <text:p text:style-name="P6">Lassutl hiCha'unqel (Chamberlain)- 15<text:span text:style-name="T11">th</text:span> Dynastry of the Priest Kings. [EoALWI6]</text:p>
      <text:p text:style-name="P6">Layeth hiTlakán (Clan Woman)- 39yr old good clan girl who married early and produced a <text:tab/>daughter quickly (Linatla hiTlakán), but was not able conceive again. Wife of Mridók <text:tab/>hiTlakán of the Golden Dawn clan. He died in the civil war and she suffered a <text:tab/>breakdown for 6-12 months. She is a quiet and withdrawn person these days. [GDC]</text:p>
      <text:p text:style-name="P6">Le'en vuKhrio (Priestess)- Studying to be a Priestess of Ksárul. From a high lineage.</text:p>
      <text:p text:style-name="P6">Lekka of the Ice Lake (Concubine)- Concubine of Hritkolun hiSóruna. Former slave champion <text:tab/>in the arena from the Lorún tribes. [GDC] </text:p>
      <text:p text:style-name="P6">Lelai hiTigal (Priestess)- Lay Priestess of Sárku from the Kraa Hills. Glory to the Worm <text:tab/>clan. Has a stall on Temple Road in Mrelú I front of the Hall of Sapphire Glory <text:tab/>where she sells charms and trinkets. She is also the “house priest” for the Dark <text:tab/>Moon clan in Mrelú. [FtLGS]</text:p>
      <text:p text:style-name="P6">Leraqoi hi? (Priest)- Priest of Vimúhla in Jakálla. 23yrs old in 2354 AS. [MARB]</text:p>
      <text:p text:style-name="P6">Leya hiSaonai (Warrior)- Ksárul worshiper from Tu'únmra. 32yrs old in 2354 AS. [MARB]</text:p>
      <text:p text:style-name="P6">Li'en hiMriyu- Dilinála worshiper. Clan not found. 32yrs old in 2354 AS. [MARB]</text:p>
      <text:p text:style-name="P6">Lillueb (Woman)- A Livyáni who is the 2<text:span text:style-name="T11">nd</text:span> wife of Kamodai hi?. Her Morning Mist clan is in <text:tab/>an alliance with the Shadowed Moon clan and her marriage sealed the deal. She is <text:tab/>often seen in the company of the warrior Arkhaz who is also from Livyánu. [SMC] </text:p>
      <text:p text:style-name="P6">Linatla hiTlakán (Priestess)- 2<text:span text:style-name="T11">nd</text:span> Circle Scholar Priestess of Thúmis in Béy Sǘ. 4'10” tall <text:tab/>and 19yrs old from the Golden Dawn clan. Mother is Layeth hiTlakán, and father is <text:tab/>Mridok hiTlakán. She excelled in her studies of Éngsvanyáli history and language.<text:tab/>[GDC]</text:p>
      <text:p text:style-name="P6">Linggákch Qriyuqqór (Recruiter)- A recruiter for the Nchésh of the the Splendid Slayers of <text:tab/>Ssǘ. He, and his partner Bákwemu, are Pecháni gentry. He has a splendid mustache, <text:tab/>and is known for his exploits of daring do, which keeps up the Pecháni tradition. He <text:tab/>and Bákwemu are cousins and friends but so fierce is their competitions that may <text:tab/>think they are deadly rivals. [BG]</text:p>
      <text:p text:style-name="P6">Liriyel hiFershéna (Priestess)- Priestess of Ksárul from the Cloak of Azure Gems clan in <text:tab/>Béy Sǘ. She is a sorceress. 32yrs old in 2354 AS. [MARB]</text:p>
      <text:p text:style-name="P6">Lisankomu hiKétkolel (Priest)- High Priest of Vimúhla in Fasiltúm. 54yrs old in 2354 AS. <text:tab/>[MARB]</text:p>
      <text:p text:style-name="P6">Lishena hiVridun (Guard)- Ksárul worshiper and head of the Office of Temple Guards of <text:tab/>Aisa. [MARB]</text:p>
      <text:p text:style-name="P6">Lithéni hiKarélsa [BL]</text:p>
      <text:p text:style-name="P6">Lithéni hiMoshan- Tomb robber. [EoASWI4]</text:p>
      <text:p text:style-name="P6">Liyása hiDísonu (Official)- Born 2339 AS into the Standing Stone clan of Haumá. Former <text:tab/>priestess of Chegárra who is currently an investigator and detective with the OPAL. <text:tab/>[MitV1]</text:p>
      <text:p text:style-name="P6">Liyasu hiVisohu (Priestess)- Warrior-Priestess-Sorceress of Chegárra of the Standing Stone <text:tab/>clan from Haumá. [MARB]</text:p>
      <text:p text:style-name="P6"><text:soft-page-break/>Liyatla hiVraisuna (Priestess)- Priestess of Dlamélish from the Green Eye at Peaks clan of <text:tab/>Hekéllu. 29yrs old in 2354 AS. [MARB]</text:p>
      <text:p text:style-name="P6">Lkesh hiOnel (Soldier)- Golden Dawn clan and Avánthe worshiper. Regiment of the Noble <text:tab/>Ssiyór of Mrelú, 25<text:span text:style-name="T11">th</text:span> Imperial Medium Infantry. [FtLGS]</text:p>
      <text:p text:style-name="P6">Llelmúna hiSharvóya (General)- Durritlámish worshiper from the Dark Fear clan. 41yrs old <text:tab/>in 2354 AS. [MARB]</text:p>
      <text:p text:style-name="P6">Lóbi hiKhaiséna (Mercenary)- Born into the Great Stone clan of Jakálla (21yrs old). He <text:tab/>switched from Ksárul to Vimúhla (aspect: Drumúggash) after starting the Swords of <text:tab/>Blood -a business that trains and hires out foreigners as bodyguards. He has a good <text:tab/>clan wife and one regular lover. [JD]</text:p>
      <text:p text:style-name="P6">Lobi hiSatara [ST]</text:p>
      <text:p text:style-name="P6">Lursan hiChagaisa (Ship Captain)- Chiténg worshiping ship captain from the Red Sun clan of <text:tab/>Thráya. 32yrs old in 2354 AS. [MARB]</text:p>
      <text:p text:style-name="P28">M</text:p>
      <text:p text:style-name="P6">Ma'áka hiChishan (Sculptress)- Botanist, Sculptress, and suspected poisoner who lives in <text:tab/>Úrmish. Dilinála worshiper of the Singing Glory clan. [MARB]</text:p>
      <text:p text:style-name="P6">Ma'ál hiChiggéne (Merchant)- Former soldier who lives in Mrelú and is renown for his <text:tab/>arrows which are said to be “as faultless as Hriháyal's breasts”. [KD]</text:p>
      <text:p text:style-name="P6">Ma'assa Gamulu Beshshayana (Thief)- Member of the professional Salarvyáni thieves Guild. <text:tab/>Currently in Pála Jakálla. [EoASWI5]</text:p>
      <text:p text:style-name="P6">Ma'ika hiSashte (Soldier)- Vimúhla worshiper from the Broken Reed clan. 29yrs old in </text:p>
      <text:p text:style-name="P6"><text:tab/>2354 AS. [MARB]</text:p>
      <text:p text:style-name="P6">Ma'ín “Krüthai” hiTlakotáni- Princess of the Empire. Protégé of the Temple of Dlamélish <text:tab/>after converting from Avánthe [MoG]. Born 2336 AS and renounced the Gold in 2367 AS. <text:tab/>Currently lives around Jakálla. [MitV2]</text:p>
      <text:p text:style-name="P6">Ma'elúra hiTukéshmu (Soldier)- Legion of Hnálla during the reign of Emperor Trákonel I <text:tab/>(139-195 AS). [KD]</text:p>
      <text:p text:style-name="P6">Majjaq Skendruzhzha (God Father)- Crime boss of the Foreigner's Quarter in Pála Jakálla. <text:tab/>Runs the House of the Fulfillment of Dreams. A Salarvyáni who is Zekkumet Ssamadan's <text:tab/>brother-in-law. [EoASWI5]</text:p>
      <text:p text:style-name="P6">Makbé Ntóye hiSsurne (Police)- Captain of the Market Police. He personally kicked one of <text:tab/>his men to death for corrupt practices, and spent 2 years at hard labor for it. Upon <text:tab/>his release, he rejoined the force and rose to command it. [BG]</text:p>
      <text:p text:style-name="P6">Makésh hiVriyén (Administrator)- Former major domo to Ahan hiBasrim. [BRA] </text:p>
      <text:p text:style-name="P6">Makésh hiVriyón (Official)- Born 2332 AS into the Red Sword clan of Tu'únmra. Now a scribe <text:tab/>to the Court of Purple Robes. A Vimúhla worshiper [MitV2]. He stands about 4'6”, is <text:tab/>slender, fox-faced, was once a gate guard in the Temple of Vimúhla in Tu'únmra, and <text:tab/>by hook and crook worked his way up.</text:p>
      <text:p text:style-name="P6">Maluda hiMekkanyu (Priestess)- High Priestess of Vimúhla in Hekéllu from the Upward Flame <text:tab/>clan. 49yrs old in 2354 AS. [MARB]</text:p>
      <text:p text:style-name="P6">Maluél hiSsánmirin (Priestess)- High Scholar Priestess of Hnálla in Usenánu. Born 2306 AS <text:tab/>into the Golden Bough clan. Plant Biologist. [MitV1]</text:p>
      <text:p text:style-name="P6">Malun hi?- Worshiper of the One Other from Ferinára. Was in the Black Cross clan before <text:tab/>switching to the White Hand clan. 32yrs old in 2354 AS. [MARB]</text:p>
      <text:p text:style-name="P6">Marála hiTsurúne (Clan Matron)- A good clan girl, matron, of the Scarlet Sail clan. <text:tab/>[MitV1]</text:p>
      <text:p text:style-name="P6">Mardékka hiSsáivra- Father of Hóru. Golden Bough clan. [GuoT]</text:p>
      <text:p text:style-name="P6">Marisél hiShétla- Lesbian and dear “friend” of Tsolísha. [MitV2]</text:p>
      <text:p text:style-name="P6">Maríddi hiArusá (Official)- Retired foreign service official of Tsolyánu. Spent almost his <text:tab/>entire career in Livyánu [from 14yrs old to his late 50's]. Wealthy, of the Sea Blue <text:tab/>clan, and almost 60yrs old. [BG]</text:p>
      <text:p text:style-name="P6">Marjan hiVessúma (Soldier)- Vimúhla worshiper from the Red Sun clan. 32yrs old in 2354 AS <text:tab/>[MARB]. Heréksa in the Legion of Searing Flame 10<text:span text:style-name="T11">th</text:span> Imperial Heavy Infantry [S&amp;GPH].</text:p>
      <text:p text:style-name="P6">Markhar hiVarsha (Ship Captain)- Vimúhla worshiper from the Blazoned Sail clan. 32yrs old <text:tab/>in 2354 AS. [MARB]</text:p>
      <text:p text:style-name="P6">Markhush hiVríddi (Soldier)- Vimúhla worshiper from the Vríddi clan of Hekéllu. 32yrs old <text:tab/>in 2354 AS. [MARB] </text:p>
      <text:p text:style-name="P6">Markóle Sinjálim (Gambler)- Famous Tsolyáni gambler who lived 2247-2334 AS. [BG]</text:p>
      <text:p text:style-name="P6">Markur hiSenkuda (Priest)- Priest of Keténgku from the Grey Wand clan and lives in <text:soft-page-break/><text:tab/>Tsolyáni occupied Sunráya. 30yrs old in 2354 AS. [MARB]</text:p>
      <text:p text:style-name="P6">Marvish Kesha hiVarsha (Major Domo)- 32yrs old in 2354 AS. [MARB]</text:p>
      <text:p text:style-name="P6">Marzhan hiTlakotáni (Official)- Palace of the Realm in Sokátis. Hnálla worshiper. 32yrs <text:tab/>old in 2354 AS. [MARB]</text:p>
      <text:p text:style-name="P6">Mashyán hiSagái (Lady)- Dlamélish priestess and companion to Dienja hiVayéshtu. She gets <text:tab/>all warm and excited at executions [Fs]. She is ambitious and cruel. [KD]</text:p>
      <text:p text:style-name="P6">Master Mbeth (Priest)- A junior administrative Priest of Grugánu in the temple in Butrús. <text:tab/>He is the resident Hu'ón expert and trains those who are sent to him. He has a small <text:tab/>group who he has picked. His real name is Khéskhe Mar of the Black Mountain clan, <text:tab/>but has nothing to do with family or clan affairs due to a bitter feud between the <text:tab/>different lineages in his family. [BG]</text:p>
      <text:p text:style-name="P6">Masune hiKiqu (Priest)- Chief priest of the Pála Jakálla temple of Sárku from the Domed <text:tab/>Tomb clan. 51yrs old. Came to this posting after his predecessor (Thontem hiÍto) and <text:tab/>several Jájgi were slain by a Demon of the Dark. [BRA]</text:p>
      <text:p text:style-name="P6">Matlór Gáishu (Accountant)- Works in the Golden Sunburst clan warehouses. [BRA]</text:p>
      <text:p text:style-name="P6">Maugen hiChoreggmai (Guard)- Temple Guard in the Temple of Ksárul from the Dark Water clan <text:tab/>of Tu'únmra. 24yrs old in 2354 AS. [MARB]</text:p>
      <text:p text:style-name="P6">Mayalen hiTlakotáni (Artist)- 2<text:span text:style-name="T11">nd</text:span> wife of Chúrisan. She is not from the imperial line but <text:tab/>is spoiled. [YG-TUM]</text:p>
      <text:p text:style-name="P6">Mayán hiFesrengála (Soldier)- She is a Heréksa in the Aridáni Legion of Lady Mríssa, 19<text:span text:style-name="T11">th</text:span> <text:tab/>Imperial Medium Infantry. Older sister of Tsurána, and also from the Golden Dawn <text:tab/>clan. 23Yrs old and a Hriháyal worshiper. [GDC]</text:p>
      <text:p text:style-name="P6">Máyu hiTúnkesh (Governor)- Born 2307 AS into the Blue Shadow clan of Thráya where he is <text:tab/>now the governor. Wurú worshiper with 32 wives, 251 concubines, and 510 children. <text:tab/>[MitV2]</text:p>
      <text:p text:style-name="P6">Mazaholza hiNiriuna (Legionnaire)- Legion of the Sapphire Kirtle. [BRA]</text:p>
      <text:p text:style-name="P6">Mazhái hiSashán (Priest)- Brother of Tétkoru who is the governor of Ferinára. Blade Raised</text:p>
      <text:p text:style-name="P6"><text:tab/>High clan of Ferinára. High Ritual Priest of Karakán in Jakálla. [MitV1]</text:p>
      <text:p text:style-name="P6">Mázh hiVorússa (Priestess)- Born 2340 AS into the Copper Door clan of Jakálla. High <text:tab/>Administrative Priestess in the Temple of Sárku in that city. Very wealthy but <text:tab/>resembles a 'Swamp Frog'. [MitV2]</text:p>
      <text:p text:style-name="P6">Meeyab hi? (Lady)- Lives in Jakálla. [BRA]</text:p>
      <text:p text:style-name="P6">Mejjai hi? (Soldier)- Soldier in Trinesh's unit. Utterly average looking and stocky. [Fs]</text:p>
      <text:p text:style-name="P6">Mekelu hiMraktiné (Soldier)- Molkár commanding the nonhuman units of the Legion of the <text:tab/>Mace Raised High, 23<text:span text:style-name="T11">rd</text:span> Imperial Heavy Infantry. [TREoPE]</text:p>
      <text:p text:style-name="P6">Melinala hiTarkara (Lady)- Vimúhla worshiper from the Green Bough clan of Ferinára. 32yrs <text:tab/>old in 2354 AS. [MARB]</text:p>
      <text:p text:style-name="P6">Melul hiKhánuma (Soldier)- A Kási. Domed Tomb clan of Sokátis. 32yrs old in 2354 AS. <text:tab/>[MARB]</text:p>
      <text:p text:style-name="P6">Mengáno hi? (Merchant)- Senior merchant as well as clan elder on the Council of the <text:tab/>Shadowed Moon clan in Thranaka. [SMC]</text:p>
      <text:p text:style-name="P6">Mengáno hiHarisáyu (General)- Born 2322 AS into the White Stone can of Jakálla. Commander <text:tab/>of the Legion of Mengáno the Jakállan, 12<text:span text:style-name="T11">th</text:span> Imperial Artillery. Currently the legion <text:tab/>has 3 cohorts in Sunráya, 3 in Tumíssa, 3 in Khirgár, 4 in Sokátis, 2 in Páya Gupá, <text:tab/>2 in Chéne Hó, and 1 in Jakálla [MitV1]. Member of the Military Party, descended <text:tab/>from Krshmu, and a Dlamélish worshiper. [KD]</text:p>
      <text:p text:style-name="P6">Mengáno hiTukun (Priest)- Deceased Adept of Ksárul. [EoALWI6]</text:p>
      <text:p text:style-name="P6">Méngan hiTirrúne (Priest)- A Pariah Deity scholar and renegade. Rumored to have committed <text:tab/>vile acts. Has a large repertoire of psyche spells [KD]. Rumored to be a member of <text:tab/>the Pariah Deity's sects. [BRA]</text:p>
      <text:p text:style-name="P6">Ménggan hiKarodai (Sailor)- Vimúhla worshiping sailor from the Blazoned Sail clan of <text:tab/>Jakálla. 32yrs old in 2354 AS. [MARB]</text:p>
      <text:p text:style-name="P6">Ménggan hiKúrodu (Wizard)- An aristocrat and wizard. [BL &amp; MitV1]</text:p>
      <text:p text:style-name="P6">Mejjái hi? (Soldier)- Crossbowman in Trínesh's Karéng in the Legion of the Storm of Fire. <text:tab/>[Fs]</text:p>
      <text:p text:style-name="P6">Mejjái hiAigo (Priest)- Scholar Priest of Qón and librarian of the Temple. Studies the <text:tab/>Éngsvanyáli period. Iron Plume clan in Jakálla. [EoASW]</text:p>
      <text:p text:style-name="P6">Mekán hiHrashkému (Priestess)- Born 2312 AS into the Grey Cloak clan of Khirgár. She is a <text:tab/>High Scholar Priestess of Thúmis who is expert in healing. [MitV1]</text:p>
      <text:p text:style-name="P6"><text:soft-page-break/>Mekésh hiVriyón (Advisor)- Vimúhla worshiper who stands only 4'6” tall. He is slender, fox <text:tab/>faced, but shrewd. He started out as a gate guard at the Temple of Vimúhla in Si'ís <text:tab/>from the Red Sword clan. He is very deceitful, clever, but well intentioned. He took <text:tab/>and gave bribes as he worked his way up until he was able to get to Avánthar and a <text:tab/>place on the the Court of Purple Robes. [YG-TUM]</text:p>
      <text:p text:style-name="P6">Mekten hi? (Soldier)- Karakán worshiper from Turunel. Clan not found. 34yrs old in </text:p>
      <text:p text:style-name="P6"><text:tab/>2354 AS. [MARB]</text:p>
      <text:p text:style-name="P6">Mélerl hiKirisáya- Caravan leader. [BtB]</text:p>
      <text:p text:style-name="P6">Menggau hiTirrúne- 32yrs old in 2354 AS. [MARB]</text:p>
      <text:p text:style-name="P6">Mengon hiTirrune (Sorcerer)- An Avatar of the One Other from the Cloak of Azure Gems clan.</text:p>
      <text:p text:style-name="P6"><text:tab/>[MARB]</text:p>
      <text:p text:style-name="P6">Merinangte hiSaika (Poet)- Keténgku worshiper from the High Tower clan of Tumíssa. 32yrs <text:tab/>old in 2354 AS. A great poet of the west. [MARB]</text:p>
      <text:p text:style-name="P6">Méshmeyel hiRi'inyússa Patriarch)- Clan Patriarch of the Golden Bough clan of Jakálla. <text:tab/>Karakán worshiper. 58yrs old in 2354 AS. [MARB]</text:p>
      <text:p text:style-name="P6">Méshmuyel hiAmnu'a- Red Stone clan. His 3<text:span text:style-name="T11">rd</text:span> Wife's clan is the Dark Water clan. [EoASWI4]</text:p>
      <text:p text:style-name="P6">Méshmuyel hiRi'inyússa- Golden Sunburst clan of Jakálla. Known as the “Iron Lord”. [JT]</text:p>
      <text:p text:style-name="P6">Méshmuyel hiTengetláku- Red Sword clan. Fled Jakálla for Heru in Salarvyá with a tax debt <text:tab/>of 25,000 Kaitars. He personally insulted “Count” Chushel hiSsanmiren. [EoASWI4]</text:p>
      <text:p text:style-name="P6">Méshmuyel hiTukun (Clan Master)- Deceased clan master in Jakálla. [EoALWI6]</text:p>
      <text:p text:style-name="P6">Méshmuyel hiVu'ürtesh (General, Lord)- Commander of the Legion of the Portals of Death, 6<text:span text:style-name="T11">th</text:span> <text:tab/>Imperial Heavy Infantry. He is a Hnálla worshiper [DotE-G]. Currently the legion is <text:tab/>guarding the Pass of Skulls [MitV1]. Golden Bough clan [KD]. 47yrs old in 2354 AS. <text:tab/>[MARB]</text:p>
      <text:p text:style-name="P6">Messiliu Giyo (Merchant)- Mu'ugalavyáni merchant and potter. Caught trying to smuggle an <text:tab/>antique vase into Tsolyánu with the rest of his regular pottery. [EoASWI4]</text:p>
      <text:p text:style-name="P6">Messílu Badárian- Writer.</text:p>
      <text:p text:style-name="P6">Mesuri hi? (Priestess)- Priestess of Dlamélish in Fasiltúm. She is also a sorceress. Clan <text:tab/>not found. 32yrs old in 2354 AS. [MARB]</text:p>
      <text:p text:style-name="P6">Me'tal hi? (Elder)- Village elder in Turunel. Red Moon clan and Vimúhla worshiper. 32yrs <text:tab/>old in 2354 AS. [MARB]</text:p>
      <text:p text:style-name="P6">Metlána hi? (Lady, Governor)- Governor of Sokátis [MitV1]. Fief holder of Kashkomái. <text:tab/>[MitV2]</text:p>
      <text:p text:style-name="P6">Metlunél I “The Foolish” hiTlakotáni (Emperor)- 34<text:span text:style-name="T11">th</text:span> Seal Emperor ruled 1155-1202 AS. Began <text:tab/>well but increasingly became paranoid to the point of stupidity. During the latter <text:tab/>part of his reign, his son ruled. [SB]</text:p>
      <text:p text:style-name="P6">Metlunél II “The Builder” hiTlakotáni (Emperor)- 35<text:span text:style-name="T11">th</text:span> Seal Emperor ruled 1202-1251 AS. Many <text:tab/>great palaces and temples were erected, and the Sákbe road system improved. Fought <text:tab/>Salarvyá 1218-1219 AS. [SB]</text:p>
      <text:p text:style-name="P6">Metlunél III “He Who Thrists” hiTlakotáni (Emperor)- 44<text:span text:style-name="T11">th</text:span> Seal Emperor ruled 1407-1458 AS. <text:tab/>The reason for the nickname is not known. [SB]</text:p>
      <text:p text:style-name="P6">Metlunél V “The Esthete” hiTlakotáni (Emperor)- 46<text:span text:style-name="T11">th</text:span> Seal Emperor ruled 1517-1574 AS. A <text:tab/>weak emperor who lost the Chákas to Mu'ugalavyá and other parts of the empire were <text:tab/>weakened. [SB]</text:p>
      <text:p text:style-name="P6">Metlunél VI “He Who is Lame” hiTlakotáni (Emperor)- 48<text:span text:style-name="T11">th</text:span> Seal Emperor ruled 1623-1699 AS. A <text:tab/>nonentity. [SB]</text:p>
      <text:p text:style-name="P6">Mhizhar hiKolsuna (Soldier)- Molkár in the Legion of the Clan of the Golden Sphere, 13<text:span text:style-name="T11">th</text:span></text:p>
      <text:p text:style-name="P6"><text:tab/>Imperial Medium Infantry.</text:p>
      <text:p text:style-name="P6">Miakku hiRingalu (Chef)- Society of the Resurgent Octagon. [EoALWI6]</text:p>
      <text:p text:style-name="P6">Midori(Midoro) hiÍto- Wurú priest. Purchased the Palace of the Moon country house from <text:tab/>Jadthek hiVríddi. Is posted to the temple in Pála Jakálla. He is a wild and <text:tab/>unpreductable person (even his Rényu has a reputation for insanity). He has, on one <text:tab/>occasion been rumored to use the Grey Hand upon a rival for a lover. He is immensely <text:tab/>wealthy.[BRA] </text:p>
      <text:p text:style-name="P6">Miga hiBashúvra (Executioner)- Clan of the Company of the Edification of the Soul. A <text:tab/>professional executioner. Sallow and plumpish. [Fs]</text:p>
      <text:p text:style-name="P6">Miga hiSholar- Iron Plume clan in Jakálla. [EoASW]</text:p>
      <text:p text:style-name="P6">Mígor hiLau'uvar (Guard)- Temple guard in the Temple of Karakán. [E.N]</text:p>
      <text:p text:style-name="P6">Mígor hiSsanmira (Official)- Chancellor under Emperor Mirusíya in Avanthár. </text:p>
      <text:p text:style-name="P6"><text:soft-page-break/>Mígor hiTlagána (Clan Leader)- Clan leader in the Blue Kirtle clan in hex 4208 near Mrelú. <text:tab/>47yrs old in 2354 AS. They are a prosperous agricultural clan that grows bountiful <text:tab/>harvests of Dnán grain, fruits and raises herds of Chlén-beasts. Avánthe worship. <text:tab/>[MARB]</text:p>
      <text:p text:style-name="P6">Mígor hiVorodlaya (Sailor)- Ship commander, a Molkár. [YG-TUM]</text:p>
      <text:p text:style-name="P6">Mígor hiVríddi (Priest)- Administrative Priest of Vimúhla. </text:p>
      <text:p text:style-name="P6">Mi'igane hiAshula (Hostel Keeper)- Green Bough clan. Avánthe worshiper who lives in<text:tab/> <text:tab/>Jakálla. 32yrs old in 2354 AS. [MARB]</text:p>
      <text:p text:style-name="P6">Mi'ira hiVeshúma [SB]</text:p>
      <text:p text:style-name="P6">Mijekka hiBusullen (Soldier)- Sárku worshiping soldier of the Domed Tomb clan. 34yrs old <text:tab/>in 2354 AS. [MARB]</text:p>
      <text:p text:style-name="P6">Míko Késun Tlanéng hiSáyu (Governor)- Born 2311 AS into the Golden Bough clan of Butrús <text:tab/>where he is now the governor. He traces his lineage back to the 1<text:span text:style-name="T11">st</text:span> empire, and <text:tab/>currently he is in exile in Tumíssa while the Mu'ugalavyáni occupy Butrús [MitV1]. <text:tab/>Belkhánu worshiper. [MARB]</text:p>
      <text:p text:style-name="P6">Mikodai hiJakkasha (Priest)- High Scholar Priest of Belkhánu in Thráya. 54Yrs old in 2354 <text:tab/>AS. A psychiatrist from the Golden Globe clan. [MARB]</text:p>
      <text:p text:style-name="P6">MikolumhiVríddi (Priest)- Chief priest in the temple of Vimúhla in Pála Jakálla. 38Yrs old <text:tab/>and an astute administrator and politician. Took over the Pála Jakálla temple during <text:tab/>the civil war after being transferred from Fasiltúm. [BRA]</text:p>
      <text:p text:style-name="P6">Mikúsa hiJarásh (Priestess)- Priestess of Qón. [E.N]</text:p>
      <text:p text:style-name="P6">Mikúsa hiMarássu (Guard)- Vimúhla worshiper with considerable fighting skill. She is not <text:tab/>attractive, and has a bad temper. Works in the slave market. Red Sword clan. [SotI]</text:p>
      <text:p text:style-name="P6">Mikúsa hiNáshomai (Merchant)- Master merchant and Dlamélish worshiper. Jade Diadem clan. <text:tab/>She is 28 years old. [BRA]</text:p>
      <text:p text:style-name="P6">Mikúsa hiVraisúna (Child)- 1yr old daughter of Mísa hiSóruna and Dridákku hiVraisúna. She <text:tab/>is the baby of the family and a bit spoiled by her mother. [GDC]</text:p>
      <text:p text:style-name="P6">Mikúsa vuChráyu (Scribe)- Worker in the scriptorium of Avanthár. [MitV1]</text:p>
      <text:p text:style-name="P6">Mineshtláyu hiVriyém (Priest)- Born 2317 AS into the White Stone clan of Jakálla. High <text:tab/>Ritual Priest of Dlamélish and head of the Shrine of Nisimáya, the Well of Virile <text:tab/>Water, but is not a sorcerer; however, he has great political power. [MitV2]</text:p>
      <text:p text:style-name="P6">Miran hiSsankoral (Librarian)- Belkhánu worshiper from the Golden Globe clan of Jakálla. <text:tab/>49yrs old in 2354 AS. [MARB]</text:p>
      <text:p text:style-name="P6">Mirék hiMazhán (Clan Master)- Clan Master of the Might of Gánga clan in Sétnakh. In his <text:tab/>50's. Avánthe worshiper who 2 wives and a number of concubines with 9 children. <text:tab/>[SotI]</text:p>
      <text:p text:style-name="P6">Mirék hiTakonsi (Priest)- Priest of Qón. </text:p>
      <text:p text:style-name="P6">Mirgan hiDulumésa (Clan Master)- Clan master in the Golden Dawn clan at Khirgár. He <text:tab/>cultivates vineyards as a personal project. [BRA]</text:p>
      <text:p text:style-name="P6">Miridákte hiKáikumesh (Official)- Born 2322 AS into the Red Stone clan of Tumíssa. He is <text:tab/>the OPAL chief. [MitV2]</text:p>
      <text:p text:style-name="P6">Miridame hiChúnmiyel (General, Lord)- Commander of the Flotilla of Hágarr of Paránta, 1<text:span text:style-name="T11">st</text:span> <text:tab/>Imperial Marines from 2372 AS, after his father stepped down. He then assumed the <text:tab/>name Hágarr in the Tsolyáni tradition [DotE-G]. Currently there are 16 cohorts at <text:tab/>sea with 2 in training at Penóm. [MitV1]</text:p>
      <text:p text:style-name="P6">Mirigda hiChaishmru (Official)- Karakán worshiper of the Sea Blue clan in Avanthár. 60yrs <text:tab/>old in 2354 AS. [MARB]</text:p>
      <text:p text:style-name="P6">Mirigdan hiVulsur (Warrior)- Hrü'ü worshiper from the Dark Fear clan. 32yrs old in </text:p>
      <text:p text:style-name="P6"><text:tab/>2354 AS. [MARB]</text:p>
      <text:p text:style-name="P6">Mirigdánu hiVashúr (Jeweler)- Born 2320 AS into the Red Sword clan of Tumíssa. A jeweler <text:tab/>of some note with 3 wives, 12 concubines, 7 sons, and 2 daughters [MitV2]. Chiténg <text:tab/>worshiper. [MARB]</text:p>
      <text:p text:style-name="P6">Mirigga hi? (Priest)- Priest of Hrü'ǘ. 32yrs old in 2354 AS. [MARB]</text:p>
      <text:p text:style-name="P6">Miriggá hiDuluméssa (Priest)- High Adept of Hrü'ǘ in Béy Sǘ, and a member of the Priestly <text:tab/>Party; he is a small gnomish man. [MoG]. Born 2316 AS into the Black Hood clan of <text:tab/>Béy Sǘ and currently High Adept of Hrü'ǘ in the Empire but still living in Béy Sǘ. <text:tab/>[MitV1]</text:p>
      <text:p text:style-name="P6">Miriggdan hiTlakotáni (Prince)- 18yrs old in 2354 AS. [MARB]</text:p>
      <text:p text:style-name="P6">Mirika hiTlakotáni (Consort)- Imperial consort from Thráya. 32yrs old in 2354 AS. [MARB]</text:p>
      <text:p text:style-name="P6"><text:soft-page-break/>Mirikitáni Tlakotáni (General)- Founder of the 2<text:span text:style-name="T11">nd</text:span> Empire and 1<text:span text:style-name="T11">st</text:span> Tlakotáni. Descended from <text:tab/>Bednálljan rulers. [KD]</text:p>
      <text:p text:style-name="P6">Mirikitáni vuMakkocháqu (Prince of Vrá)- Commander of the Legion of Mirikitáni, Hero of <text:tab/>Victories, 7<text:span text:style-name="T11">th</text:span> Imperial Heavy Infantry. A member of the Military Party [DotE-G]. His <text:tab/>sister Siónu is married to General Kéttukal. He is one of the great strengths of the <text:tab/>Military Party. [MitV1]</text:p>
      <text:p text:style-name="P6">Mirisemu hiKaikumesh (Priest)- Priest of Vimúhla from the Red Mountain clan. Sorcerer. <text:tab/>26yrs old in 2354 AS. [MARB]</text:p>
      <text:p text:style-name="P6">Mirisemu hiVarudha (Soldier)- Hnálla worshiper from the Cloak of Azure gems clan of <text:tab/>Jakálla. 34yrs old in 2354 AS. [MARB]</text:p>
      <text:p text:style-name="P6">Mirishikh Sumrekh (Priestess)- Priestess of Ksárul. 32yrs old in 2354 AS. [MARB]</text:p>
      <text:p text:style-name="P6">Miritsé hiChirkésu (Priest)- Priest of Ksárul in Hmákuyál. He is the greatest living <text:tab/>scholar on the Three States of the Triangle. [KD]</text:p>
      <text:p text:style-name="P6">Mirizha of N'lǘss (General, Chieftain)- Commander of the Black Band of Mirizha, 42<text:span text:style-name="T11">nd</text:span> <text:tab/>Imperial Medium Infantry. Fanatic Vimúhla worshiper [DotE-G]. Currently based in <text:tab/>Chéne Hó with 4 cohorts as the others have returned to N'lǘss to fight for Nethé <text:tab/>Drékka. [MitV2]</text:p>
      <text:p text:style-name="P6">Mirizhan hiTathlua (Chamberlain)- Blazoned Sail clan. Employed by Nokesh hiPayuli outside <text:tab/>of Jakálla. [EoASWI4]</text:p>
      <text:p text:style-name="P6">Mirek hiTakonai (Priest)- Priest of Hrü'ǘ. [BRA]</text:p>
      <text:p text:style-name="P6">Mirkel hiRi'inyússa (Official)- Golden Bough clan of Béy Sǘ. 47yrs old in 2354 AS. [MARB]</text:p>
      <text:p text:style-name="P6">Mirkitáni vuMakkocháqu (Priest)- Warrior-Priest of Chegárra and General from the Joyous of <text:tab/>Vrá clan. 32yrs old in 2354 AS. [MARB]</text:p>
      <text:p text:style-name="P6">Mirríga hiChánkolu (Scholar)- Born 6<text:span text:style-name="T11">th</text:span> of Hasanpór into the Open Sepulcher clan of Jakálla <text:tab/>(54yrs old). Worships Sárku (Aspect: Batha'ák). He is from a high lineage in the <text:tab/>clan, and is an officer in the Tomb Police. His father is now o Mrúr. [JD]</text:p>
      <text:p text:style-name="P6">Mirsan hiChaishmru (Sorcerer)- Karakán worshiper of the Sea Blue clan. 32yrs old in </text:p>
      <text:p text:style-name="P6"><text:tab/>2354 AS. [MARB]</text:p>
      <text:p text:style-name="P6">Mirshan hiSayondra (Priest)- Priest of Ksárul from the Cloak of Azure Gems clan. 32yrs old <text:tab/>in 2354 AS. [MARB]</text:p>
      <text:p text:style-name="P6">Mirshan hiVakuren (Official)- Ksárul worshiper from the Black Stone clan of Avanthár. <text:tab/>52yrs old in 2354 AS. [MARB]</text:p>
      <text:p text:style-name="P6">Mirudakte hiKaikumesh (Official)- Vimúhla worshiper from the Red Stone clan of Tumíssa. <text:tab/>32yrs old in 2354 AS. [MARB]</text:p>
      <text:p text:style-name="P6">Miruene vuChráyu (General, Lord)- Commander of the Legion of the Joyful Clan of Noble <text:tab/>Vrayáni, 3<text:span text:style-name="T11">rd</text:span> Imperial Slingers. Hnálla worshiper as are most of the troops in the <text:tab/>legion [DotE-G]. Currently at Páya Gupá [MitV1]. Member of the Military Party [KD]. <text:tab/>Hnálla worshiper from the Joyous of Vrá clan of Vrá, and 39yrs old in 2354 AS. <text:tab/>[MARB]</text:p>
      <text:p text:style-name="P6">Miruggu hiMriyatláku (Priest)- Priest of Chegárra in Tlelsu. 30yrs old in 2354 AS. [MARB]</text:p>
      <text:p text:style-name="P6">Mirusháste hiTlélsu (Priest)- Born 2306 AS into the Domed Tomb clan of the City of Sárku.</text:p>
      <text:p text:style-name="P6"><text:tab/>High Ritual Priest of Sárku, and a member of the Copper Tomb Society. [MitV2]</text:p>
      <text:p text:style-name="P6">Mirusanmra hiSsanmure (Lord)- 32yrs old in 2354 AS. [MARB]</text:p>
      <text:p text:style-name="P6">Mirusáya hiSsánmirin (General)- <text:s/>Commander of the Legion of Potent Destiny, 2<text:span text:style-name="T11">nd</text:span> Imperial <text:tab/>Heavy Infantry. He is a former OPAL officer, and the nephew of Cháimira [KD]. Hnálla <text:tab/>worshiper from the Sea Blue clan. 32yrs old in 2354 AS. [MARB]</text:p>
      <text:p text:style-name="P6">Mirusíya hiTlakotáni (General, Prince)- 5<text:span text:style-name="T11">th</text:span> Prince of the Empire. 32 years old in 2357 AS, <text:tab/>and 15 during the Vríddi revolt of 2040 AS. Protégé of the Vríddi clan in Fasiltúm <text:tab/>[MoG]. Before being revealed he was known as Tórisu hiVríddi, a Dritlán in the <text:tab/>Legion of the Lord of Red Devastation. Vimúhla <text:tab/>worshiper [MARB]. His princely <text:tab/>palanquin was carried by 80 men. He stands about 6' tall. [Fs]</text:p>
      <text:p text:style-name="P6">Misa hiKétkolel- Amber Cloak clan.</text:p>
      <text:p text:style-name="P6">Mísa hiSóruna (Clan Woman)- She is 43yrs old, of the Golden Dawn clan, and helps keep the <text:tab/>accounts. She produced 2 children in her youth of uncertain paternity (Srúma and <text:tab/>Núromen), and at age 25 she became the 2<text:span text:style-name="T11">nd</text:span> wife of <text:s/>the late Dridákku hiVraisúna. She <text:tab/>bore him 3 children: Tálodel (F, 15yrs), Nirún (M, 12yrs), and Mikúsa (F, 10yrs). <text:tab/>[GDC]</text:p>
      <text:p text:style-name="P6">Misa Usena hiTeyonel- Daughter of Naqumkh hiTeyonel. [FtLGS]</text:p>
      <text:p text:style-name="P6">Misénla hiQúrroda [or Qórudu] (Priestess)- High Priestess of Hriháyal in Béy Sǘ. Mistress <text:soft-page-break/><text:tab/>to Prince Eselné. A member of the Emerald and Silver Crown [MoG]. White Stone clan <text:tab/>of Béy Sǘ. 32yrs old in 2354 AS. [MARB]</text:p>
      <text:p text:style-name="P6">Mishara hiMriyatláku (Student)- Married to Morukka hiMriyatláku in Aukésha. 26yrs old in </text:p>
      <text:p text:style-name="P6"><text:s text:c="32"/>2354 AS. [MARB]</text:p>
      <text:p text:style-name="P6">Mishe hi?- Vimúhla worshiper from Tu'únmra. 26yrs old in 2354 AS. [MARB]</text:p>
      <text:p text:style-name="P6">Mishur hiChusel (Priest)- Priest of Hrü'ǘ from the Black Stone clan. 21yrs old in 2354 AS. <text:tab/>[MARB]</text:p>
      <text:p text:style-name="P6">Misonu hiTirruné )Merchant)- Ksárul worshiper from the Cloak of Azure Gems clan of Béy <text:tab/>Sǘ. 65Yrs old in 2354 AS. [MARB]</text:p>
      <text:p text:style-name="P6">Missiun hiVríddi (Soldier)- Chiténg worshiper from the Vríddi clan of Fasiltúm. 32yrs old <text:tab/>in 2354 AS. [MARB] </text:p>
      <text:p text:style-name="P6">Misun hiOnkume (Jeweler)- Belkhánu worshiper from the Rising Eye of Glory clan of Tléku. <text:tab/>32yrs old in 2354 AS. [MARB]</text:p>
      <text:p text:style-name="P6">Misúnu hiRayástqa (Administrator)- Runs the slave market in Sétnakh. [SotI]</text:p>
      <text:p text:style-name="P6">Misutla hiVunyel (Money Lender)- Qón worshiper from the Golden Lintle clan of Jakálla. <text:tab/>61yrs old in 2354 AS. [MARB]</text:p>
      <text:p text:style-name="P6">Mitko'un hiShaysra (Impresario)- Chegárra worshiper from the White Stone clan of Jakálla. <text:tab/>35yrs old in 2354 AS. [MARB]</text:p>
      <text:p text:style-name="P6">Mitkune hiViridáme (Sailor)- From Jakálla. 32yrs old in 2354 AS. [MARB]</text:p>
      <text:p text:style-name="P6">Mitoloni hiSerekal (Adventurer)- Aridani adventurer who goes out to raise funds for the <text:tab/>Order of the Devouring Conflagration in Pála Jakálla. Of the Red Sword clan. [BRA]</text:p>
      <text:p text:style-name="P6">Mitsarka hiEshmun (Soldier)- Vimúhla worshiping soldier of the Red Sword clan of Butrús. <text:tab/>32yrs old in 2354 AS. [MARB]</text:p>
      <text:p text:style-name="P6">Mítulan hiVéssuma (Legate)- Karakán worshiper of the Blade Raised High clan. Lead the <text:tab/>Tsolyáni delegation as Plenipotentiary to Livyánu in 2362 AS [MitV1], and then to <text:tab/>the Tsoléi Isles where he died of the plague. He had served in the Palace of Foreign <text:tab/>Lands for 42 years. His lineage is one of the noblest in the clan. He was impotent <text:tab/>by the time he went to Livyánu. [LoT]</text:p>
      <text:p text:style-name="P6">Miyamáshu hiTlángtel (Priestess)- Born 2340 AS in to the White Crystal clan of Khirgár. <text:tab/>She is a Scholar Priestess of Belkhánu and a member of the Group of Amber Glow.</text:p>
      <text:p text:style-name="P6"><text:tab/>[MitV1] </text:p>
      <text:p text:style-name="P6">Miyanel hiVraya (Soldier)- From Vrá. 32yrs old in 2354 AS. [MARB]</text:p>
      <text:p text:style-name="P6">Miyésu hiMáika (Mayor)- Mayor of Sétnakh. 55yrs old from the Amber Cloak clan. Qón <text:tab/>worshiper. Has 2 wives and 6 children. Spends his days playing Dén-Den with his <text:tab/>cronies and collecting bribes as he terrorizes his 5 scribes and 3 servants [SotI].</text:p>
      <text:p text:style-name="P6"><text:tab/>Stout, affable, bald, smooth faced and beardless as a baby. He is neither very smart <text:tab/>nor well connected. [BRA]</text:p>
      <text:p text:style-name="P6">Mizhan hiTánkolel (Lady)- Ksárul worshiper from the Cloak of Azure Gems clan of Béy Sǘ. <text:tab/>68yrs old in 2354 AS. [MARB]</text:p>
      <text:p text:style-name="P6">Mizhár hiDíridan (Priest)- Senior Scholar Priest of Hnálla in Usenánu. Golden Bough clan. <text:tab/>[GuoT]</text:p>
      <text:p text:style-name="P6">Mízhek hiKaloné'i (Official)- Former governor and clan master of the Black Stone clan in <text:tab/>Sokátis. He was removed from his imperial post by the Usurper and then disappeared <text:tab/>[MitV2]. Sárku worshiper, and 47yrs old in 2354 AS. [MARB]</text:p>
      <text:p text:style-name="P6">Mizhotl hiSóruna- Dark Water clan. </text:p>
      <text:p text:style-name="P6">Mizhotl hiVoltazh (Priest)- 'The Fulgurator”, a special chaplain to the 4<text:span text:style-name="T11">th</text:span> Imperial <text:tab/>Infantry, Legion of the Lord of Light. He is a priest of Hnálla. [YG-TUM]</text:p>
      <text:p text:style-name="P6">Mizhotl hiVriddu (Priest)- 4<text:span text:style-name="T11">th</text:span> Circle Ritual Priest of Qón in Béy Sǘ from the Amber Cloak <text:tab/>clan. He is a very old <text:tab/>teacher in the temple. [GDC]</text:p>
      <text:p text:style-name="P6">Mkhóqu O-Myess (Speaker)- Páchi Léi and one speaker for that community. [BG]</text:p>
      <text:p text:style-name="P6">Mlara hiSankolum (Lady)- Heiress to a great fortune in Khirgár [PKP]. 31yrs old in 2354 </text:p>
      <text:p text:style-name="P6"><text:s text:c="25"/>[MARB].</text:p>
      <text:p text:style-name="P6">Mlynn hi? (Priest)- Priest of Thúmis. 32yrs old in 2354 AS. [MARB]</text:p>
      <text:p text:style-name="P6">Mnáshu hiSsáivra (General, Lord)- A minor lord in Thri'íl, and the commander of the Legion <text:tab/>of Mnáshu of Thri'íl, 10<text:span text:style-name="T11">th</text:span> Imperial Medium Infantry. Chegárra worshiper. Green Bough <text:tab/>clan (locally powerful in the area of Thri'íl) [DotE-G]. 28yrs old in 2354 AS. He <text:tab/>started out as a market place roustabout. [MARB]</text:p>
      <text:p text:style-name="P6">Mne Takhim hiEshói (Priest)- Scholar Priest of Chegárra from the Red Sword clan of Butrús. <text:tab/>37yrs old and the most powerful sorcerer left in Butrús from the temples of Karakán <text:soft-page-break/><text:tab/>and his cohort. [BG]</text:p>
      <text:p text:style-name="P6">Mnéktu Tsél hiRayástqa (Lord)- Hrü'ǘ worshiper from the Triangular Monolith clan of <text:tab/>Púrdimal. 30yrs old in 2354 AS. Brother of Su'ún Tsél. [MARB]</text:p>
      <text:p text:style-name="P6">Mnéktu hiVraisúna (Official)- 9<text:span text:style-name="T11">th</text:span> Circle Bureaucrat in the Palace of Ever-Glorious War in <text:tab/>Béy Sǘ. Father of Dlan hiVraisúna. [GDC]</text:p>
      <text:p text:style-name="P6">Mnela hiTukun (Priestess)- Priestess of Dlamélish. [EoALWI6]</text:p>
      <text:p text:style-name="P6">Mnélla hiVíriddu [or Viridu] (Lady)- Very rich and patron of the Legion of the Ruby Hand, <text:tab/>15<text:span text:style-name="T11">th</text:span> Imperial Heavy Infantry. Gave steel armor to the Legion [DotE-G]. Born 2329 AS <text:tab/>into the Sea Blue clan of Jakálla. Currently hurting for money [MitV2]. Secured the <text:tab/>appointment of the legion's general, Bushu'un hiSsánmirin, to the High Military <text:tab/>council. [KD]</text:p>
      <text:p text:style-name="P6">Mneshan hiVórudu (Soldier)- Sárku worshiping Kási from the Domed Tomb clan of Sokátis. <text:tab/>32yrs old in 2354 AS. [MARB]</text:p>
      <text:p text:style-name="P6">Mnéssa hiTlángtel (Clan Mistress)- Clan Mistress of the Standing Stone clan in Sétnakh. <text:tab/>Married to Anér with no children. [SotI]</text:p>
      <text:p text:style-name="P6">Mnesun hiArkuna (Merchant)- Merchant who belongs to the Green Reed clan, and operates <text:tab/>caravans. He is squat and thickset. [MoG]</text:p>
      <text:p text:style-name="P6">Mnérr of N'lǘss (General, Chieftain)- Commander of the Black Band of Mnérr, 37<text:span text:style-name="T11">th</text:span> Imperial <text:tab/>Medium Infantry [DotE-F]. 32yrs old in 2354 AS. [MARB]</text:p>
      <text:p text:style-name="P6">Mno'oyél <text:span text:style-name="T1">Á</text:span>ntui (Priest)- High Priest of Hŕsh from Mu'ugalavyá. 51yrs old, handsome, and <text:tab/>talented in the polite arts. Frequent guest in high society circles in Butrús. [BG]</text:p>
      <text:p text:style-name="P6">Mnormhal hiRestla (Soldier)- Kási from the Broken Reed clan of Sokátis. 32yrs old in </text:p>
      <text:p text:style-name="P6"><text:tab/>2354 AS. [MARB]</text:p>
      <text:p text:style-name="P6">Móicha hiTleá- Real name of Karin Missúm. Born into the Golden Sunburst clan of Tumíssa in <text:tab/>2334 AS. A short and immensely strong man who is a fanatical Flame worshiper and <text:tab/>member of the Incandescent Blaze Society. He was commander of the Legion of the <text:tab/>Storm of Fire, and of the Legion of the Lord of Red Devastation, but now is on the <text:tab/>general staff in Avanthár under Emperor Mirusíya [MitV2]. He had command of the <text:tab/>Imperial forces in the war against the Mu'ugalavyáni.[DoK]</text:p>
      <text:p text:style-name="P6">Mokái hiKúrodu (Priest)- Born 2307 AS into the Dark Fear clan of Khirgár. Brother of <text:tab/>Hórusu, and Prefect of Priests in Khirgár. [MitV2]</text:p>
      <text:p text:style-name="P6">Mokái hiKurudu (Noble)- Elder brother of Morusu hiKorodu. 59yrs old in 2354 AS. From <text:tab/>Khirgár and the Dark Fear clan and Sárku worshiper. [MARB]</text:p>
      <text:p text:style-name="P6">Mokar hiScheschel (Officer)- OPAL officer in Fasiltúm. [BRA]</text:p>
      <text:p text:style-name="P6">Mokorun hiChaishyáni (Clan Master)- Clan master of the Golden Bough clan in Thráya. 52Yrs <text:tab/>old in 2354 AS. [MARB]</text:p>
      <text:p text:style-name="P6">Morkudz of the Hehegánu- Has minor magical powers, and lives in Púrdimal. [MoG]</text:p>
      <text:p text:style-name="P6">Morkásh hiKirigáyu (Priest)- High Priest of Dlamélish from the White Stone clan of Butrús. <text:tab/>49yrs old, and “Bearer of the Obsidian Tentacle”, an ancient artifact. He is either <text:tab/>a eunuch or sterile. [BG]</text:p>
      <text:p text:style-name="P6">Morúdza hiKétkolel- Trínesh's senior clan father. [Fs]</text:p>
      <text:p text:style-name="P6">Morúdza hiKhanúma (Policeman)- Police Subaltern in Khirgár. [BtB]</text:p>
      <text:p text:style-name="P6">Morukka hiMriyatláku (Official)- Official in the Palace of the Realm in Aukésha. Married </text:p>
      <text:p text:style-name="P6"><text:s text:c="33"/>to Mishara hiMriyatláku. [MARB]</text:p>
      <text:p text:style-name="P6">Mórusai hiBa'ashcha (General, Lord)- Commander of the Legion of Mórusai the Chieftain, 40<text:span text:style-name="T11">th</text:span><text:span text:style-name="T11"><text:tab/></text:span>Imperial Medium Infantry. Worshiper of Avánthe and fief holder of village Haumá <text:tab/>[DotE-G]. Standing Reed clan. The legion has 8 cohorts with 1 in training, and is <text:tab/>currently based in and around Katalál [MitV1]. 38yrs old in 2354 AS. [MARB]</text:p>
      <text:p text:style-name="P6">Morusu hiKurudu (Noble)- Sárku worshiper from the Dark Fear clan of Khirgár. 47yrs old in <text:tab/>2354 AS. Younger brother of Mokái hiKurudu. [MARB]</text:p>
      <text:p text:style-name="P6">Móruzhi hiVráika (Priest)- Born 2318 AS into the Dark Moon clan of Jakálla. High Scholar <text:tab/>Priest of Grugánu who is known as a spell developer. [MitV2]</text:p>
      <text:p text:style-name="P6">Moshan hiLemma- Lineage head in the Iron Plume clan in Jakálla. [EoASW]</text:p>
      <text:p text:style-name="P6">Mottán hi? [E.N]</text:p>
      <text:p text:style-name="P6">Mottán hiSsánkoral (Priest)- Scholar Priest of Qón in Béy Sǘ from the Blue Shadow clan. <text:tab/>Classmate and best friend of <text:tab/>Sruma. Specializes in early and mid-Éngsvanyáli <text:tab/>demons. [GDC]</text:p>
      <text:p text:style-name="P6">Mragen hiTlalen</text:p>
      <text:p text:style-name="P6">Mrektel hi? (Merchant)- Blue Water clan merchant and Avánthe worshiper. 32yrs old in </text:p>
      <text:p text:style-name="P6"><text:soft-page-break/><text:tab/>2354 AS. [MARB]</text:p>
      <text:p text:style-name="P6">Mrelúr- A Srámuthu who lives in the underworld of Púrdimal. [KD]</text:p>
      <text:p text:style-name="P6">Mreshgalu hiKoyúga (Priest)- Priest of Vimúhla. 38yrs old in 2354 AS. [MARB]</text:p>
      <text:p text:style-name="P6">Mréssu hiVríddi (Merchant)- Runs the Red Sand Stone Palace in Fasiltúm. [KD]</text:p>
      <text:p text:style-name="P6">Mrgag Ss-shrsa (Soldier)- Shén commander of the Legion of the Splendor of Shényu, 4<text:span text:style-name="T11">th</text:span> <text:tab/>Imperial Shén Auxiliary Heavy Infantry. Normally based in Béy Sǘ. [YG-F]</text:p>
      <text:p text:style-name="P6">Mríddu hiChagotlékka (Priest)- Tsémel in the Temple of Vimúhla in Tumíssa. Red Sun clan. <text:tab/>32yrs old in 2354 AS. [MARB]</text:p>
      <text:p text:style-name="P6">Mríddu hiCháika- A boy who lives in Penóm. [BtB]</text:p>
      <text:p text:style-name="P6">Mríddu hiZuromé (Priest)- Born 2313 AS into the Rising Moon of Blood clan of the Chákas. <text:tab/>High Ritual Priest of Vimúhla in Jakálla. [MitV2]</text:p>
      <text:p text:style-name="P6">Mríddu hiZuromé (Priest)- Priest from the Rising Moon clan of Jakálla. 32yrs old in </text:p>
      <text:p text:style-name="P6"><text:tab/>2354 AS. [MARB]</text:p>
      <text:p text:style-name="P6">Mrídesh hiVríddi (Lord)- Born 2346 AS into the Vríddi clan of Fasiltúm. Younger brother of <text:tab/>Dáinal. Temple of Vimúhla liaison. [MitV2]</text:p>
      <text:p text:style-name="P6">Mrído hi<text:span text:style-name="T1">Í</text:span>to (Lord)- Lead a rebellion in Do Cháka around 2348 AS but fled to Mu'ugalavyá <text:tab/>when imperial troops arrived. Brother of Kégo [DotE-G]. 40yrs old in 2354 AS. [MARB]</text:p>
      <text:p text:style-name="P6">Mridóbu hiTlakotáni (Prince)- 4<text:span text:style-name="T11">th</text:span> Prince of the Empire. Age 33 in 2357 AS. Protégé of the <text:tab/>Provost of the High Chancery at Avanthár [MoG]. Famed as a palace puppet master. <text:tab/>[LoT]</text:p>
      <text:p text:style-name="P6">Mridók hiBurusa- Emerald Girdle clan of Jakasha Province. [YG-TM]</text:p>
      <text:p text:style-name="P6">Mridók hiKahrsama (Soldier)- He is a Vimúhla worshiping crossbowman from the Red Sky clan. <text:tab/>Legion of Glorious Destiny. [FtLGS]</text:p>
      <text:p text:style-name="P6">Mridók hiMaróda (Guard)- Temple guard in the Temple of Qón. [E.N]</text:p>
      <text:p text:style-name="P6">Mridók hiTlakán (Guard)- Temple Guard in the Temple of Thúmis in Béy Sǘ. Was called up to <text:tab/>fight in the civil war with the Legion of the Lord of Wisdom, 22<text:span text:style-name="T11">nd</text:span> Imperial Heavy <text:tab/>Infantry. He died in the war. Husband of Layeth. Known as a loyal, unassuming <text:tab/>husband and worker. [GDC]</text:p>
      <text:p text:style-name="P6">Mridók hiTukkolén- Sea captain. [MitV1]</text:p>
      <text:p text:style-name="P6">Mridu hiVirsényal (Soldier)- Hrü'ǘ worshiper from the Sea Blue clan of Khirgár. 24yrs old <text:tab/>in 2354 AS. [MARB]</text:p>
      <text:p text:style-name="P6">Mrígga hiDulumésa (Priest)- High Adept of Hrü'ǘ in Béy Sǘ from the Black Hood clan. 51yrs <text:tab/>old in 2354 AS. [MARB]</text:p>
      <text:p text:style-name="P6">Mrígga hiKurósa (Priest)- Born 2313 AS into the Dark Water clan of Usenánu. Appointed <text:tab/>Tsémel (Patriarch) over the southern region of the empire for the temple of Hrü'ǘ. <text:tab/>Has 3 wives, 12 concubines, 3 sons and 5 daughters. [MitV2] </text:p>
      <text:p text:style-name="P6">Mriggu hiChagotlékka (Priest)- High Administrative Priest of Vimúhla in Tumíssa. Age 49 in <text:tab/>2360 AS. He is given to sudden rages and whimsical kindness. Red Sun clan. [YG-F] </text:p>
      <text:p text:style-name="P6">Mriggadáshu hiTekkú'une (General, Lord, Priest)- Commander of the Regiment of the Knower <text:tab/>of Spells, 5<text:span text:style-name="T11">th</text:span> Imperial Crossbowmen. They are raised from Méku [DotE-G]. Currently <text:tab/>the commander of the the Legion of the Deep Purple Dark, 16<text:span text:style-name="T11">th</text:span> Imperial Heavy <text:tab/>Infantry. He is a High Administrative Priest of Grugánu at Méku. The legion has 6 <text:tab/>cohorts with 1 in training [MitV2]. He is a Grugánu worshiper from the Dark Moon <text:tab/>clan of Méku and was 56yrs old in 2354 AS. [MARB]</text:p>
      <text:p text:style-name="P6">Mrigon hiShashtolu (Soldier)- Vimúhla worshiper from the Broken Reed clan of Béy Sǘ. 37yrs <text:tab/>old in 2354 AS. [MARB]</text:p>
      <text:p text:style-name="P6">Mríka hi?- New wife of Arjuan, and she was replaced by a He'esa. [MoG]</text:p>
      <text:p text:style-name="P6">Mrikitoi hiManishi'i (Soldier)- Society of the Resurgent Octagon. One of the 8 walls. <text:tab/>25Yrs old from the Red Mountain clan. Chiteng worshiper and former soldier in the <text:tab/>Legion of the Lord of Red Devastation, 18<text:span text:style-name="T11">th</text:span> Imperial Medium Infantry. [EoALWI6]</text:p>
      <text:p text:style-name="P6">Mríktoken hiSsayúsa [or Ssányusa] (Priest)- Mríyan (Preceptor) of Ksárul in Mrelú [BEB]. <text:tab/>Senior Ritual Priest in Mrelú from the Standing Stone clan [MitV2]. 69yrs old in <text:tab/>2354 AS. [MARB]</text:p>
      <text:p text:style-name="P6">Mríktoken hiTlakán- Elder brother of Mridok hiTlakán. 47Yr old mid-circle bureaucrat in <text:tab/>the Palace of the Realm in Béy Sǘ. He is brash, opportunistic, and despises his <text:tab/>brother and his family. He has 2 wives: Chashana and Chitlasha along with several <text:tab/>concubines; however, he only has 1 child, Kemuél. [GDC]</text:p>
      <text:p text:style-name="P6">Mriqu hiViridu (Priest)- Priest of Ksárul from the Sea Blue clan of Hekéllu. 28yrs old in <text:tab/>2354 AS. [MARB]</text:p>
      <text:p text:style-name="P6"><text:soft-page-break/>Mríssa hiChagotlékka (General, Lady)- Commander and founder of the Aridáni Legion of Lady <text:tab/>Mríssa, 19<text:span text:style-name="T11">th </text:span><text:tab/>Imperial Medium Infantry with its HQ in Tu'únmra. Blue Stream clan. <text:tab/>Vimúhla worshiper [DotE-G]. Karakán worshiper according to “[KD]”. Friend of General <text:tab/>Kéttukal [KD]. 29yrs old in 2354 AS. [MARB]</text:p>
      <text:p text:style-name="P6">Mritel hiRa'on (Soldier)- Sárku worshiper of the Dark Fear clan. 28yrs old in 2354 AS. <text:tab/>[MARB]</text:p>
      <text:p text:style-name="P6">Mritisé hiChirkésu (Priest)- Scholar Priest of Ksárul in Hmákuyál. One of the greatest <text:tab/>known scholars on the Three States of the Triangle. [MitV2]</text:p>
      <text:p text:style-name="P6">Mriyél hiChánkolum (Lord)- Born 2329 AS into the Green Bough clan of Jakálla. He is the <text:tab/>clan master in the city and holds a small fief south of it. Thúmis worshiper </text:p>
      <text:p text:style-name="P6"><text:tab/>[MitV1]. 32yrs old in 2354 AS. [MARB]</text:p>
      <text:p text:style-name="P6">Mriyél hiSayúncha (Priest)- Sorcerer Priest of Ksárul. Cloak of Azure Gems clan. Traveling <text:tab/>companion of Dagor. [MARB]</text:p>
      <text:p text:style-name="P6">Mriyoz hi? (Lord)- A Livyáni lord who lives in Tumíssa and is a member of the Standing <text:tab/>Pinnacle clan. 37yrs old in 2354 AS. [MARB]</text:p>
      <text:p text:style-name="P6">Mruft Sroso (Warrior)- N'lǘssa living in Tsolyánu around Jakálla. [BRA]</text:p>
      <text:p text:style-name="P6">Mruláni hiKétkolel (Priestess)- Priestess of Chiténg and chief sorceress of the magical <text:tab/>contingent of the Legion of the Givers of Sorrow, 18<text:span text:style-name="T11">th</text:span> Imperial Medium Infantry. She <text:tab/>is the niece of General Kuruktáshmu hiKétkolel. 34yrs old, and no-nonsense officer <text:tab/>with 3 meek husbands and 2 children. [BG]</text:p>
      <text:p text:style-name="P6">Mruoz hiSuaisha (Soldier)- Vimúhla worshiper from the Iron Hand clan. 30yrs old in </text:p>
      <text:p text:style-name="P6"><text:tab/>2354 AS. [MARB]</text:p>
      <text:p text:style-name="P6">Mrusiya hiSsánmirin (Soldier)- Commander of the Legion of Potent (or Portals of) Destiny, <text:tab/> 2<text:span text:style-name="T11">nd</text:span> Imperial Heavy Infantry based in Béy Sǘ. Brother of Cháimira. Sea Blue clan. <text:tab/>[YG-F]</text:p>
      <text:p text:style-name="P6">Mshén hi?- Green Bough clan. 32yrs old in 2354 AS. [MARB]</text:p>
      <text:p text:style-name="P6">Mshén hiGhezna (Archivist)- She is Clan Archivist from the Iron Plume clan in Jakálla. <text:tab/>[EoASW]</text:p>
      <text:p text:style-name="P6">Mshén hiNeza (Clan Woman)- Avánthe worshiper of the Golden Sapphire clan of Mrelú. Was to <text:tab/>be married to Areli hiUsena, but when that was broken off, she was married to Nesha. <text:tab/>She is pregnant, and has extravagant tastes. [FtLGS]</text:p>
      <text:p text:style-name="P6">Mshén hiSarketél (Lady)- Born 2342 AS into the Rising Sun clan of Jakálla. Wealthy noble <text:tab/>worshiper of Hriháyal. [MitV2]</text:p>
      <text:p text:style-name="P6">Msikúre “Timuél” hiDlang-Uth (Official)- 45yrs old from the Dark Flame clan. Hrü'ǘ <text:tab/>worshiper. President of the Palace of the Priesthoods of the Gods. Not interested in <text:tab/>politics, only in getting her job done. Extremely intelligent but dislikes conflict, <text:tab/>but is deadly when she needs to be. [BG]</text:p>
      <text:p text:style-name="P6">Mssé hiVórudu (General)- Domed Tomb clan and Sárku worshiper. Commander of the Legion of <text:tab/>the Peaks of Kraa during the reign of Emperor Tontikén Riruné “Slave of Demons”</text:p>
      <text:p text:style-name="P6"><text:tab/>(1306-1318 AS). <text:tab/>[KD]</text:p>
      <text:p text:style-name="P6">Mt-t-ik (Soldier)- Commander of the Legion of the Forest of Hh-kk-ssa, 10<text:span text:style-name="T11">th</text:span> Imperial Pé <text:tab/>Chói Auxiliary Medium Infantry. They are frontier guards of the Chákas who are <text:tab/>devoted to the Father of Nests (Stability). Based in Butrús [YG-F]. 32yrs old in <text:tab/>2354 AS [MARB]. Hnálla worshiper. [BG]</text:p>
      <text:p text:style-name="P6">Mt'tk (Priest)- Pé Chói lay priest of Wurú. [PoS]</text:p>
      <text:p text:style-name="P6">Mugar hiVessuma (Priest)- Priest of Vimúhla from the Red Mountain clan. 28yrs old in </text:p>
      <text:p text:style-name="P6"><text:tab/>2354 AS. [MARB]</text:p>
      <text:p text:style-name="P6">Murene hiKaira (Sailor)- 32yrs old in 2354 AS. [MARB]</text:p>
      <text:p text:style-name="P6">Múresh hiKhándumai (Merchant)- Tsolyáni merchant in the Livyáni city of Sraón. Golden <text:tab/>Bough clan. [LoT]</text:p>
      <text:p text:style-name="P6">Múresh hiPagártra (Soldier)- Former Molkár in the Legion of Giriktéshmu, 23<text:span text:style-name="T11">rd</text:span> Imperial <text:tab/>Archers. Now a collector of archery equipment. Red Flower clan. [BRA]</text:p>
      <text:p text:style-name="P6">Múresh hiQolyélmu (Lord)- Prefect of the Omni Potent Azure Legion in Béy Sǘ [MoG]. Hnálla <text:tab/>worshiper of the Golden Bough clan of Béy Sǘ. 32yrs old in 2354 AS. [MARB]</text:p>
      <text:p text:style-name="P6">Mursún Dlekkúminé “The Weak” hiTlakotáni (Emperor)- 60<text:span text:style-name="T11">th</text:span> Seal Emperor ruled 2345-2346 AS. <text:tab/>Died of a strange plague. [SB]</text:p>
      <text:p text:style-name="P6">Múru hi? (Cook)- Cook in the caravan of Chnesuru the Slaver. [KD]</text:p>
      <text:p text:style-name="P6">Murugdu hiKortunel (Sorcerer)- Vimúhla worshiper from Fasiltúm. 32yrs old in 2354 AS. <text:tab/>[MARB]</text:p>
      <text:p text:style-name="P6"><text:soft-page-break/>Murúsa hi? (Sorcerous)- Witch-healer of Avánthe. [BL]</text:p>
      <text:p text:style-name="P6">Murússa hiKhánme (Priest)- Born 2324 AS into the Golden Sunburst clan of Tumíssa. Was the <text:tab/>High Administrative Priest of Avánthe in the Tsolyáni enclave in Tsámra, but <text:tab/>returned to Tumíssa at the start of the plague. Has 1 wife and 2 concubines. [MitV1]</text:p>
      <text:p text:style-name="P6">Muyen hiCharsha (Priest)- Junior Priest of Thúmis of the High Singing Bird clan from Vrá. <text:tab/>Sorcerer. 32yrs old in 2354 AS. [MARB]</text:p>
      <text:p text:style-name="P6">Myetlana hiUsena (Priestess)- Lay Priestess of Avanthe from the Golden Sapphire clan. <text:tab/>[FtLGS]</text:p>
      <text:p text:style-name="P6">Mzu'ámri hiGyesü (Gladiator)- Was promoted as the next-big-thing after the murder of <text:tab/>Hávumar, but really just a pretty face. Served as the standard bearer for the Legion <text:tab/>of the Givers of Sorrow. He was so humiliated by the negative reaction of the <text:tab/>populace to his <text:s/>promotion in the arena that he left town for Jakálla. [BG]</text:p>
      <text:p text:style-name="P28">N</text:p>
      <text:p text:style-name="P6">Ngántho Mképi hiTómuren (Priest)- Scholar Priest of Dlamélish in Butrús from the White <text:tab/>Stone clan. 47yrs old, and a bully who uses his bilk and muscles and sorcery to <text:tab/>intimidate those around him. [BG]</text:p>
      <text:p text:style-name="P6">Nahesha hiKhilashai (Sorcerer)- Ksárul worshiping sorcerer from Jakálla. 32yrs old in </text:p>
      <text:p text:style-name="P6"><text:tab/>2354 AS. [MARB]</text:p>
      <text:p text:style-name="P6">Nakhásnya <text:span text:style-name="T1">Á</text:span>ntiu (Sorceress)- 23yr old daughter of Mno'oyél. She is a powerful sorceress, <text:tab/>beautiful, very intelligent, gifted, but shrewish, vicious, snobbish, and generally <text:tab/>unpleasent to be around. Hŕsh worshiper. [BG]</text:p>
      <text:p text:style-name="P6">Nakkulan hiTlakotáni- Prince of the Empire. [MARB]</text:p>
      <text:p text:style-name="P6">Nalái Tésso hiSénkoru (Priestess)- Priestess of Ksárul. Born into the Dark Water clan of <text:tab/>Púrdimal but now lives in Usenánu. [GuoT]</text:p>
      <text:p text:style-name="P6">Nalitha hi?- Fictional protagonist of the story “The Four Flowers of the Stream”. Model <text:tab/>clan girl. [KD]</text:p>
      <text:p text:style-name="P6">Nalukkan hiTlakotáni (Prince)- Youngest brother to Emperor Hirkáne. He did not renounce</text:p>
      <text:p text:style-name="P6"><text:tab/>the “Gold”, and ended up in Milumanayá where he was known to the locals as Tse'é. <text:tab/> <text:tab/>He lead Imperial troops against the Vríddi revolt in 2340 AS. [Fs]</text:p>
      <text:p text:style-name="P6">Nánketh hiShálane (Instructor)- Dueling master and chief sword trainer to the Legion of <text:tab/>the Givers of Sorrow. A Chiténg worshiper in his early 40's. [BG]</text:p>
      <text:p text:style-name="P6">Naqumkh hiTeyonel (Clan Woman)- She is married Aijom, and a Hrü'ǘ worshiper. She is of the <text:tab/>same lineage as the Clan Master in Khirgár, Jileth hiTeyonel, in the Great Stone <text:tab/>clan. [FtLGS]</text:p>
      <text:p text:style-name="P6">Naramai hiÍto- Baroness of the Sharu'una Fief. Sister of Atsaban. 40yrs old. Her companion <text:tab/>is Zarano. [EoASWI5]</text:p>
      <text:p text:style-name="P37">Nareshana Tlakotáni (Princess)- Reveal before the new Kólumejàlim. She renounced the gold in <text:tab/>exchange for certain favors from Prince Mirusíya. [BRA]</text:p>
      <text:p text:style-name="P6">Nári hiCháika (Priest)- 2<text:span text:style-name="T11">nd</text:span> Circle Ritual Priest of Hrü'ǘ. [MitV2]</text:p>
      <text:p text:style-name="P6">Narija hiVorkuma (Clan Mistress)- Grand Mistress of the Blue Shadow clan. Avánthe <text:tab/>worshiper. 33Yrs old in 2354 as. [MARB]</text:p>
      <text:p text:style-name="P6">Narisesh hiVríddi (Soldier)- Vimúhla worshiper from the Vríddi clan of Tumíssa. 32yrs old <text:tab/>in 2354 AS. [MARB] </text:p>
      <text:p text:style-name="P6">Narkodlán hiKhanúma(Clan Elder)- Former Clan Master of the Black Pinnacle clan of <text:tab/>Sétnakh. While was off serving in the Civil War, Bálesh, his rival, took the <text:tab/>position, forced his wife to marry him and his 11yr old daughter to become the <text:tab/>concubine of his adult son. Narkodlán is big, hairy, easygoing, and running to fat. <text:tab/>He has a lawsuit against Bálesh. [SotI] <text:s/></text:p>
      <text:p text:style-name="P6">Narkodlan hiQolyélmu (Priest)- Soldier Priest of Dlamélish from the White Stone clan of <text:tab/>Hekéllu. 32yrs old in 2354 AS. Husband of Sidla hiSheritla. [MARB]</text:p>
      <text:p text:style-name="P6">Naros hiMarasha (Priest)- Priest of Ksárul from the Black Hand clan. 32yrs old in 2354 AS. <text:tab/>[MARB]</text:p>
      <text:p text:style-name="P6">Narrukóle Chéshet hiBosúga (Priest)- Middle circle ritual Priest of Vimúhla in Butrús. <text:tab/>Holds to the extreme position of the “Purity of the Flame”. [BG]</text:p>
      <text:p text:style-name="P6">Narú hiKéllukar (Scholar)- Currently occupies the body of a bandit (he is 40yrs old). <text:tab/>Before that he was part of a composite personality, animating a clone of Prince <text:tab/>Mridobu, who went by the name Kál hiHúkor. He functions as a sorcerer priest of <text:tab/>Ksárul and is a member of the Rising sun clan of Hekéllu. [JD]</text:p>
      <text:p text:style-name="P6">Náru hiSsáivra (Soldier)- Golden Sphere clan of Khirgár. Molkár in the Legion of Sérqu, <text:soft-page-break/><text:tab/>Sword of the Empire, 14<text:span text:style-name="T11">th</text:span> Imperial Heavy Infantry. Military attaché with the <text:tab/>delegation to Livyánu and Tsoléi [LoT]. Served as military commander of an <text:tab/>expedition to Do Cháka with Harsan. Died in Tsa'avtúlgu (Salarvyá) but his soul was <text:tab/>captured and put into a soulless body [PoS]. </text:p>
      <text:p text:style-name="P6">Naru hiTakan (Warrior)- Karakán worshiper from the Blade Raised High clan. 32yrs old in <text:tab/>2354 AS. [MARB]</text:p>
      <text:p text:style-name="P6">Naru hiTiten (Warrior)- Clan warrior. Young and handsome. Red Flower clan and lives on <text:tab/>Vrá. [YG-TUM]</text:p>
      <text:p text:style-name="P6">Nashár hiVáisoner (Priest)- Grandson of Amáru and a priest of Hriháyal. [MitV2]</text:p>
      <text:p text:style-name="P6">Natoro hiJevesan (OPAL)- Deaf mute member of the OPAL. [TREoPE]</text:p>
      <text:p text:style-name="P6">Nayuri hiTúkkimchash (Priest)- Grand Adept of Vimúhla for the Empire. He lives either in <text:tab/>Béy Sǘ or Avanthár. 69 years old in 2360 AS. He is corpulent, jolly, very shrewed, <text:tab/>and he does not like extremists. Red Mountain clan. [YG-F]</text:p>
      <text:p text:style-name="P6">Ndiu vuChráyu (Composer)- Vrayáni composer from the time before they were allowed back to <text:tab/>the island [DotE-G]. Joyful Clan of Noble Vrayáni in 1550 AS. A scholar and the <text:tab/>author of “Hymn to the Light Above”. [KD] </text:p>
      <text:p text:style-name="P6">Nebussa hiGashiku (Smuggler)- Zu'úr smuggler and Hettukeng's lieutenant. Dark Flame clan. <text:tab/>Good swordsman, loves to hurt people, and also goes by the name of Migor hiKhanuma. <text:tab/>Looking for the last shipment of Zu'úr. [EoALWI6]</text:p>
      <text:p text:style-name="P6">Néku hiKhúrsa (Smithy)- Born 2317 AS into the Black Water clan of Jakálla. Owner/operator <text:tab/>of the Armory of Néku of Béy Sǘ. Has 3 wives with 2 sons and 1 daughter. Wurú <text:tab/>worshiper. [MitV2]</text:p>
      <text:p text:style-name="P6">Nelei hiChaishyáni (Courtier)- Sister of Sérqu, and the Imperial Chamberlain of the Court <text:tab/>of Purple Robes. Age 23 in 2360 AS. Karakán worshiper of the Golden Sunburst clan.</text:p>
      <text:p text:style-name="P6"><text:tab/>[YG-F]</text:p>
      <text:p text:style-name="P6">Ne'lél hiChaishyáni (Priestess)- Priestess of Karakán from the Golden Sunburst clan. 23yrs <text:tab/>old in 2354 AS. The sister of General Sérqu and wife of General Korúnme. [MARB]</text:p>
      <text:p text:style-name="P6">Ne'lél hiDikkuna née hiSholar (Clan Woman)- 3<text:span text:style-name="T11">rd</text:span> wife of Qutmu hiDikkuna of the White <text:tab/>Crystal clan of Jakálla. She is from the Iron Plume clan in Jakálla. [EoASW]</text:p>
      <text:p text:style-name="P6">Nélel hiTetkuru (Restaurateur)- 22yr veteran of the Legion of the Lord of Red Devastation. <text:tab/> She retired to Sétnakh after the Yán Kór war with bad wounds. She runs the Rooms of <text:tab/>Delectable Dining for her Green Bough clan. [SotI]</text:p>
      <text:p text:style-name="P6">Nelú hiVáisoner- Daughter of Amáru. [MitV2]</text:p>
      <text:p text:style-name="P6">Nentuke hiShantolu (Priest)- Warrior-Priest of Vimúhla from the Artificers of Iron clan of <text:tab/>Katalál. 28yrs old in 2354 AS. [MARB]</text:p>
      <text:p text:style-name="P6">Nensu hiAlenar (Guard)- Temple guard in the Temple of Gruganu in Hejullu. Black Water <text:tab/>clan.</text:p>
      <text:p text:style-name="P6">Nentuke hiShantolu (Priest)- Warrior Priest of Vimúhla from the Artificers of Iron clan of <text:tab/>the Chákas. [MARB]</text:p>
      <text:p text:style-name="P6">Nenue hiQolyélmu (Official)- Chief Port Officer in Jakálla at the Palace of the Realm. <text:tab/>54Yrs old and of the White Stone clan. She is dignified, reasonably honest, and <text:tab/>loves to buy expensive mechanical toys for her 3 grandchildren. She is an Avánthe <text:tab/>worshiper and married to Jarash hiQolyélmu. [BRA]</text:p>
      <text:p text:style-name="P6">Néqo (or Néko) hiArsamra (or hiArsánmra) (Clan Master)- Clan master of the White Crystal <text:tab/>clan of Jakálla. <text:tab/>Hnálla worshiper. Brother of Chúrine. Lives on clan estates <text:tab/>outside of Jakálla with his 3 wives. Has 4 sons and 3 daughters, all grown [YG-TUM]. <text:tab/>47yrs old, short and tubby but is an accomplished orator along with being a good <text:tab/>businessman [EoALWI6]. Helped the clan prosper in spite of the Civil War – or </text:p>
      <text:p text:style-name="P6"><text:tab/>perhaps because of it since he sold grain and hides and other supplies to Prince <text:tab/>Eselné, Prince Rereshqála, and the Imperium. [BRA]</text:p>
      <text:p text:style-name="P6">Nesha hi?- Married to Mshén. [FtLGS]</text:p>
      <text:p text:style-name="P6">Neshkirúma hiOnel (Priest)- Ritual Priest of Thúmis in Mrelú of the Golden Dawn clan. <text:tab/>Areli hiUsena's ex-fiance. Nicknamed “Nesha”. [FtLGS]</text:p>
      <text:p text:style-name="P6">Neshkirúma “The Cloud Spinner” hiTlakotáni (Emperor)- 54<text:span text:style-name="T11">th</text:span> Seal Emperor ruled 1958-2015 AS.</text:p>
      <text:p text:style-name="P6"><text:tab/>Totally disinterested in government. Paid no attention when Milumanayá seceded in <text:tab/>1976 AS. [SB]</text:p>
      <text:p text:style-name="P6">Nesuel hiShraitu (Priest)- Priest of Vimúhla from the Red Star clan of the Chákas. 31yrs <text:tab/>old in 2354 AS. [MARB]</text:p>
      <text:p text:style-name="P6">Netlana hiVríddi (Lord)- Vimúhla worshiper from the Vríddi clan of Fasiltúm. 19yrs old <text:soft-page-break/><text:tab/>in 2354 AS. [MARB] </text:p>
      <text:p text:style-name="P6">Néttukan hiSurán (Diplomat)- Tsolyáni council in Sraón in Livyánu. [LoT]</text:p>
      <text:p text:style-name="P6">Ngangmorél Néqo hiTlakotáni (Emperor)- 22<text:span text:style-name="T11">nd</text:span> Seal Emperor ruled 905-916 AS. He was a vapid <text:tab/>and silly esthete. [SB]</text:p>
      <text:p text:style-name="P6">Ngáru hiTessukén (Priest)- Mríyan of Karakán at Khirgár. Age 50 in 2360 AS. A member of <text:tab/>the military party, and a fervent militarist and expansionist. Red Sword clan[YG-F]. <text:tab/>Sits on the council of the temple. He favors smiting any and all who do not take <text:tab/>orders from the Seal Emperor. [MARB]</text:p>
      <text:p text:style-name="P6">Ngaya hiChaishyáni (Priestess)- 4<text:span text:style-name="T11">th</text:span> Circle Priestess of Chegárra. Golden Bough clan of <text:tab/>Avanthár. [BRA]</text:p>
      <text:p text:style-name="P6">Ngaya hiChankusa (Priestess)- Red Mountain clan and Vimúhla worshiper. 19yrs old in </text:p>
      <text:p text:style-name="P6"><text:tab/>2354 AS. [MARB]</text:p>
      <text:p text:style-name="P6">Ngaya hiVorússa- Sapphire Kirtle clan. [E.N]</text:p>
      <text:p text:style-name="P6">Nghárradu “The Ascetic” hiTlakotáni (Emperor)- 42<text:span text:style-name="T11">nd</text:span> Seal Emperor ruled 1340-1355 AS. <text:tab/>Restored the custom of royal seclusion, and devoted himself to the worship of the <text:tab/>Lords of Stability. Gave up his father's territorial gains in Salarvyá. [SB]</text:p>
      <text:p text:style-name="P6">Nía hiVekkúma (Governor)- Born 2336 AS into the Green Malachite clan of Komoré where she <text:tab/>is now the governor. Dlamélish worshiper [MitV2]. A good administrator and has never <text:tab/>been known to have failed in her tasks. Her clan is powerful in Komoré. She is tall <text:tab/>and slender and considered good looking but not beautiful. Her tastes run to secret <text:tab/>orgies and adolescent males. [BRA]</text:p>
      <text:p text:style-name="P6">Ni'itúmish Chládo (Fletcher)- Fletcher, bowyer, and crossbow maker. She is around 40 <text:tab/>years, a Vimúhla worshiper, and runs the family armory, inheriting it from her <text:tab/>father, who's name she took as her own. [BG]</text:p>
      <text:p text:style-name="P6">Níkku hiJanai (Soldier)- Sárku worshiping soldier from the Red Sun clan. 27yrs old in </text:p>
      <text:p text:style-name="P6"><text:tab/>2354 AS. [MARB]</text:p>
      <text:p text:style-name="P6">Níkku hiSorúna (Clan Master)- Clan Master of the Green Forest clan in Sétnakh. Former <text:tab/>gladiator in his 60's. 1 wife and 3 children. [SotI]</text:p>
      <text:p text:style-name="P6">Nikodai hiJakkashu (Priest)- High Scholar Priest of Belkhánu in Thráya from the Golden <text:tab/>Globe clan. [MARB]</text:p>
      <text:p text:style-name="P6">Nikome hiQurondu (Priest)- Priest of Karakán in Khirgár.</text:p>
      <text:p text:style-name="P6">Nikuma hiVaika (Warrior)- Ksárul worshiper from the Cloak of Azure Gems clan. 23yrs old in <text:tab/>2354 AS. [MARB]</text:p>
      <text:p text:style-name="P6">Nikun hiSayodla (Teacher)- A teacher in a Ksárul temple academy. Blue Hood clan. Son of <text:tab/>Jerus. [BRA]</text:p>
      <text:p text:style-name="P6">Ninué Jalésa “The Maiden of Beauty” hiTlakotáni (Empress)- 53<text:span text:style-name="T11">rd</text:span> Seal Empress ruled 1931- <text:tab/>1958 AS. Younger sister of Aléya but was only an infant when she ascended the throne <text:tab/>so still eligible for the throne. Dilinála worshiper and died without issue. [SB]</text:p>
      <text:p text:style-name="P6">Ninydu hiPagarta (Soldier)- Chegárra worshiper of the Sword of Glory clan of Jakálla. <text:tab/>38yrs old in 2354 AS. [MARB]</text:p>
      <text:p text:style-name="P6">Nira “Nraun” hiNraun (Priest)- Priest of Belkhánu in Mrelú. [FtLGS]</text:p>
      <text:p text:style-name="P6">Nirénu hiKhanúma (Lord, General)- Commander of the Phalanx of Heretlekka of Sokátis, 34<text:span text:style-name="T11">th</text:span> <text:tab/>Imperial Heavy Infantry. Currently based in Sokátis. Brother of Dardayél [MitV1]. <text:tab/>32yrs old in 2354 AS. [MARB]</text:p>
      <text:p text:style-name="P6">Nirikran hiBakrike (Priest/Teacher)- Priest of Dlamélish in Jakálla from the Green Emerald <text:tab/>clan. 67yrs old in 2354 AS. [MARB]</text:p>
      <text:p text:style-name="P6">Nirinhukh Juekmu (Merchant)- Avánthe worshiper. 32yrs old in 2354 AS. [MARB]</text:p>
      <text:p text:style-name="P6">Nirkh hiNeza- Golden Sapphire clan of Mrelú. Killed by Ruqu hiNeza. [FtLGS]</text:p>
      <text:p text:style-name="P6">Nirodél hiRarenésha (Priest)- Priest of Ksárul who wrote a book claiming the demon Ge'én <text:tab/>was really an aspect of Ksárul in 111 AS, but he was declared apostate in 599 AS and <text:tab/>all known copies of his books were gathered and burned. [MitV2]</text:p>
      <text:p text:style-name="P6">Nirún hiTigal [BRA]</text:p>
      <text:p text:style-name="P6">Nirún hiTukkolén (Soldier)- Late of the Legion of Káikama, 36<text:span text:style-name="T11">th</text:span> Imperial Medium Infantry of <text:tab/>Béy Sǘ. [BRA] <text:s/></text:p>
      <text:p text:style-name="P6">Nirún hiVraisúna (Child)- 12yr old son of Mísa hiSóruna and Dridákku hiVraisúna. He and <text:tab/>his brother Gayán get each other into all kinds of trouble. [GDC]</text:p>
      <text:p text:style-name="P6">Nírunel hiKétoketl (Priest)- Lay Priest of Chegárra in Béy Sǘ. Father of Aknallu. He is a <text:tab/>trusted advisor and builder for the temple in Béy Sǘ, Tumíssa and Khirgár. He knows <text:tab/>many of the secrets of these buildings. He is 39yrs old and married to Aliná <text:soft-page-break/><text:tab/>hiVráisu. They have 7 children: the quintuplets, Tiana, and Aknallu. Golden Dawn <text:tab/>clan. [GDC]</text:p>
      <text:p text:style-name="P6">Nírunel hiKétoketl (Engineer)- An engineer and architect. Uncle of Tsútel from the Golden <text:tab/>Dawn clan. [GDC]</text:p>
      <text:p text:style-name="P6">Nírunel hiKündáli (Ship Captain)- Clan of the Inverted Sea Nymph. The alias of Captain <text:tab/>Harchar. [DoK]</text:p>
      <text:p text:style-name="P6">Nírunel hiQolsúna (Weapons Master)- One of the most renown fencing masters in the empire. <text:tab/>Born 2338 AS into the Golden Bough clan of Béy Sǘ [MitV1]. Chegárra worshiper. <text:tab/>[MARB]</text:p>
      <text:p text:style-name="P6">Nisaya hiTakonai (Priestess)- Priestess of Avánthe. [BRA]</text:p>
      <text:p text:style-name="P6">Nisayahi hiTakonsi (Priestess)- Priestess of Avánthe. </text:p>
      <text:p text:style-name="P6">Niseri hiSathapo (Lord)- Blue Kirtle clan of Jakálla. [JT]</text:p>
      <text:p text:style-name="P6">Nishrásish Qefél (Diplomat)- Mu'ugalavyáni Consul of the Second Palace to Tsolyánu in <text:tab/>Butrús. 51yrs old, ugly as sin, loyal, tactful, uninventive, dull, but a seasoned <text:tab/>diplomat. [BG]</text:p>
      <text:p text:style-name="P6">Nísomor hiMúrunel (Lord)- Born 2325 AS into the Sea Blue clan of Béy Sǘ. Wealthy Dlamélish <text:tab/>worshiper and a homosexual. [MitV2]</text:p>
      <text:p text:style-name="P6">Ni'ur hiBurusá (Priest)- Tsémel in the Temple of Ksárul at Úrmish. Wrote the Codicil of <text:tab/><text:tab/>the Blue King in Glory which was officially repressed in the temple. Disappeared in <text:tab/>2365 AS, and shortly thereafter several of his closest friends met with accidents. <text:tab/>[BRA]</text:p>
      <text:p text:style-name="P6">Njashte Joruna hiHuru (Priest)- Head Accountant in the administration of the Temple of <text:tab/>Ksárul in Tumíssa. Black Stone clan. [RPGNW]</text:p>
      <text:p text:style-name="P6">Njeyal hiTigal (Priestess)- Priestess of Sárku from the House of Worms clan of Sokátis. <text:tab/>24yrs old in 2354 AS. [MARB]</text:p>
      <text:p text:style-name="P6">Nmelsu hiMurúa (Priest)- Priest of Avánthe in Mrelú. Blue Kirtle clan of Mrelú. 47yrs in </text:p>
      <text:p text:style-name="P6"><text:s text:c="25"/>2354 AS. [MARB]</text:p>
      <text:p text:style-name="P6">Nóchikor <text:span text:style-name="T1">Í</text:span>to (Priest)- Priest of Sárku in Pála Jakálla. A powerful sorcerer who is quiet <text:tab/>and reserved. Famous as a collector of trained animals and menageries as well as his <text:tab/>knowledge of thaumaturgy. Cousin of Chéksa Ksámri <text:span text:style-name="T1">Í</text:span>to [BG]. Chief sorcerer and 49yrs <text:tab/>old.</text:p>
      <text:p text:style-name="P6">Nokesh hiPayuli (Lord)- White Stone clan. Blind. Lives outside of Jakálla. [EoASWI4]</text:p>
      <text:p text:style-name="P6">No'ómu hiChagotlékka (Lord, Governor)- Born 2317 AS and is the governor of Haumá. A all <text:tab/>around good man. An Avánthe worshiper of the White Stone clan. [MitV1]</text:p>
      <text:p text:style-name="P6">No'ómu hiRi'inyússa (Scholar)- A great scholar in Jakálla from the White Crystal clan.<text:tab/>[EoALWI6]</text:p>
      <text:p text:style-name="P6">No'ori hiMriyén (Official)- Hnálla worshiper from the Cloak of Azure Gems clan of <text:tab/>Avanthár. 32yrs old in 2354 AS. [MARB]</text:p>
      <text:p text:style-name="P6">No'ótl hiMriyén (Official)- Member of the Court of Purple Robes, and resides in Jakálla. <text:tab/>Cloak of Azure Gems clan, and a Hnálla worshiper. [MitV1]</text:p>
      <text:p text:style-name="P6">Nópru-Námin [Qlókhez] (Alchemist)- A mysterious figure of foreign extraction [Livyáni, Yán <text:tab/>Koryáni, Salarvyáni- depending upon the source] who lives in a large cavern <text:tab/>sheltered by Silver Mountain, near Butrús, which is a tourist site. [BG]</text:p>
      <text:p text:style-name="P6">Norgash hiBurusá (Official)- Palace of the Realm in Sokátis. Black Hood clan. 32yrs old in <text:tab/>2354 AS. [MARB]</text:p>
      <text:p text:style-name="P6">Nórodai hiVríddi (Clan Master)- Born 2306 AS into the Vríddi clan of Fasiltúm. He is the <text:tab/>Imperial Clan Master for the clan. [MitV2]</text:p>
      <text:p text:style-name="P6">Notaza hiUsena (Clan Sibling)- Golden Sapphire clan of Mrelú. Known for a always runny <text:tab/>nose. [FtLGS]</text:p>
      <text:p text:style-name="P6">Notingga hiGuyo (Soldier)- Vimúhla worshiping soldier of the Red Sky clan of Tu'únmra. <text:tab/>33yrs old in 2354 AS. [MARB]</text:p>
      <text:p text:style-name="P6">Nrainué “The Iridescent Goddess” hiTlakotáni (Empress)- 51<text:span text:style-name="T11">st</text:span> Seal Empress ruled 1809-</text:p>
      <text:p text:style-name="P6"><text:tab/>1872 AS. Re-established the power of the temples of stability, and regained Pán <text:tab/>Cháka in 1842 AS. [SB]</text:p>
      <text:p text:style-name="P6">Nrainué hiTuplángte (Clan Girl)- Good clan girl of the Golden Sapphire clan of Mrelú. <text:tab/>Recently married Aijom hiUsena. Lineage is upper medium in the clan. [FtLGS]</text:p>
      <text:p text:style-name="P6">Nrásu hiKakán- Clan brother of Nalái in the Dark Water clan of Púrdimal. [GuoT]</text:p>
      <text:p text:style-name="P6">Nreskolu hiVesunai (Soldier)- Thúmis worshiper from the Green Bough clan of Haumá. 25yrs <text:tab/>old in 2354 AS. [MARB]</text:p>
      <text:p text:style-name="P6"><text:soft-page-break/>Nríga Gaqchiké “The Spider” hiTlakotáni (Emperor)- 25<text:span text:style-name="T11">th</text:span> Seal Emperor ruled 984-1010 AS. <text:tab/>Intrigued against the power of the temples of Stability and pressed for the hegemony <text:tab/>of the priesthood of Ksárul. [SB]</text:p>
      <text:p text:style-name="P6">Nriga hiTukun (General)- Deceased High General of the Legion of the Whispering Cliffs. <text:tab/>[EoALWI6]</text:p>
      <text:p text:style-name="P6">Nrimálu hiChánkolu (Priest)- High Ritual Priest of Ksárul in Usenánu. Born into the Cloak <text:tab/>of Azure Gems clan of Khirgár. 32yrs old in 2354 AS. [GuoT]</text:p>
      <text:p text:style-name="P6">Nrinélu hiJarásh (Priest)- Scholar priest of Karakán at Avanthár. A good sorcerer, and a <text:tab/>member of the Omni Potent Azure Legion. He worked against Prince Mridóbu. Blade <text:tab/>Raised High clan [YG-F]. Karakán worshiper in Avanthár, AND 43yrs old in 2354 AS. <text:tab/>[MARB]</text:p>
      <text:p text:style-name="P6">Nrisemmu hiSsáivra (Priest)- Priest of Hrü'ǘ from the Hand of Darkness clan of Tumíssa. <text:tab/>31yrs old in 2354 AS. [MARB]</text:p>
      <text:p text:style-name="P6">Ntk'kt-khík (Pé Chói) [RPGNW]</text:p>
      <text:p text:style-name="P6">Nuktun hiVrayel (Priest)- High administrative priest of Belkhánu in Thráya. Golden Eye <text:tab/>clan. 41yrs old in 2354 AS. [MARB] </text:p>
      <text:p text:style-name="P6">Númu hiCharkúnu (Instructor)- Runs the “Place of Achieving Noble Proximity to Death” in <text:s/><text:tab/>the City of Sárku. Personal tutor to Prince Dhich'uné. [KD]</text:p>
      <text:p text:style-name="P6">Nuni “Burbur” {Grumpy} hiUsena (Servant)- Handmaiden to Nrainue hiTuplángte in the Golden <text:tab/>Sapphire clan of Mrelú. [FtLGS]</text:p>
      <text:p text:style-name="P6">Nuriyade (Slave)</text:p>
      <text:p text:style-name="P6">Nuromen hiSsáivra (Priest)- Administrative Preceptor of Vimúhla in Mrelú. In his late 60's <text:tab/>in 2360 AS. He is deaf, favors activism, and an inactive member of the Incandescent <text:tab/>Blaze Society. High Pinnacle clan [YG-F]. 76yrs old in 2354 AS. [MARB]</text:p>
      <text:p text:style-name="P6">Núromen hiSóruna (Merchant)- 27yrs old and the eldest son of Mísa hiSóruna. Is a merchant <text:tab/>in Béy Sú. Very status conscious and married an Aridáni priestess of Avánthe with <text:tab/>whom he has several children. [GDC]</text:p>
      <text:p text:style-name="P6">Nusétl hiZayávu (Priest)- 4<text:span text:style-name="T11">th</text:span> Circle priest of Thúmis in Haumá. [MoG]</text:p>
      <text:p text:style-name="P6">Nu'únka “The Pious” hiTlakotáni (Emperor)- 29<text:span text:style-name="T11">th</text:span> Seal Emperor ruled 1062 AS. Attempted to <text:tab/>restore the power of the temples of Stability. [SB]</text:p>
      <text:p text:style-name="P6">Nye'étha hiSsáivra (Priestess)- Senior Scholar Priestess of Ksárul in Usenánu and clan <text:tab/>cousin to Hóru. [GuoT]</text:p>
      <text:p text:style-name="P6">Nyel Charshu Ka'am (Soldier)- Originally from Yán Kór (hex 5622 EPT map). 32yrs old in <text:tab/>2354 AS. [MARB]</text:p>
      <text:p text:style-name="P6">Nyesset Kettuk Jaigash(Traveler/Scholar Priest)- Wrote Korúnkoi hiTheku MolPechánodalisa <text:tab/>(The Book <text:tab/>of Journeying to <text:tab/>Great and Powerful Pecháno)circa 2267 AS. [BRA]</text:p>
      <text:p text:style-name="P6">Nyr Ptak-meh (Agent)- A special agent (dirty tasks such as assassinations) in the Temple <text:tab/>of Ksárul in Púrdimal. Works closely with Lord Bashomu hiVorad. He is originally <text:tab/>from Jánnu. [GC-P]</text:p>
      <text:p text:style-name="P6">Nyánu Húrshma hiHyénaya (Merchant)- Runs the “Anything-at-All-Store in Butrús. Also a <text:tab/>professional finder. Has 3 wives. [BG]</text:p>
      <text:p text:style-name="P6">Nzirís <text:span text:style-name="T1">Á</text:span>khle hiSrírra (Priest)- Scholar Priest who holds the title Commander of the <text:tab/>Energies and Powers in the Temple of Durritlámish. 52yrs old. Black Mountain clan. <text:tab/>He is very poor. [BG]</text:p>
      <text:p text:style-name="P28">O</text:p>
      <text:p text:style-name="P6">Odíl hiChaishyáni (Student)- Student in the Temple of Thúmis in Jakálla. [BL]</text:p>
      <text:p text:style-name="P6">Odusúna hiTlakán (Paramour)- Srúma hiSóruna's current love interest and one of his many <text:tab/>cousins. She is a bit younger than he and was flattered by the attention. She is now <text:tab/>his number one defender, even when he does not need defending. She resides in the <text:tab/>Golden Dawn clan house in Béy Sǘ. [GDC]</text:p>
      <text:p text:style-name="P6">Odusúsa hiVessúra (Priestess)- Priestess of Avánthe from the White Stone clan and a <text:tab/>historian of Tsolyánu. Wife of Séshemel. [BL]</text:p>
      <text:p text:style-name="P6">Ogun hiHagosa (Sorcerer)- Sárku worshiper from the Nighted Tower clan. 47yrs old in </text:p>
      <text:p text:style-name="P6"><text:tab/>2354 AS. [MARB]</text:p>
      <text:p text:style-name="P6">Ohkonu hiSarelte (Priest)- High Ritual Priest of Belkhánu in Jakálla from the Amber Glow <text:tab/>clan. A sorcerer. 78yrs old in 2354 AS. [MARB]</text:p>
      <text:p text:style-name="P6">Oissa hiTayantinekh (Soldier)- Keténgku worshiper from the Flat Peak clan of Páya Gupá. <text:tab/>20yrs old in 2354 AS. [MARB]</text:p>
      <text:p text:style-name="P6">Oizichi Rashangto hiAiya (Priest)- Priest of Ksárul in Yi'ita. Talkative, gossipy, and a <text:soft-page-break/><text:tab/>bit of a pain. He his stuck in the small Yi'ita temple to keep him out of and <text:tab/>causing trouble. He has a number of Páchi Léi refugees in the area whom he is doing <text:tab/>what he can for. Member of the Refulgent Blue Curtain Society. <text:s/></text:p>
      <text:p text:style-name="P6">Okan hiArsuna (Warrior)- Karakán worshiper from the Ripened Sheaf clan of Úrmish. 18yrs <text:tab/>old in 2354 AS. [MARB]</text:p>
      <text:p text:style-name="P6">Okóme Dijét hiHrken (Priestess)- High Priestess of Wurú from the Standing Stone clan <text:tab/>of Butrús. Part of the “Gang of Five”. [BG]</text:p>
      <text:p text:style-name="P6">Okornu hiSsu'um (Priest)- Priest of Hrü'ǘ from the Copper Door clan of Tu'únmra. 29yrs old <text:tab/>in 2354 AS. [MARB]</text:p>
      <text:p text:style-name="P6">Okorun hiNgashte (General)- Avánthe worshiper from the Open Hand clan of Tu'únmra. 40yrs <text:tab/>old in 2354 AS. [MARB]</text:p>
      <text:p text:style-name="P6">Okurel hiBurusá (Guard)- Temple Guard for the Temple of Ksárul in Tu'únmra. Ksárul <text:tab/>worshiper. 32yrs old in 2354 AS. [MARB]</text:p>
      <text:p text:style-name="P6">Old Mud Eye (Prison Warden)- Ahoggyá Legion of Kétl commander in Usenánu. [GuoT]</text:p>
      <text:p text:style-name="P6">Old White Side (Guard)- Guard in Chnesuru the Slaver's caravan. [KD]</text:p>
      <text:p text:style-name="P6">Omar the Mad (Warrior)- Originally from Yán Kór but now living in Hekéllu. Karakán <text:tab/>worshiper. 32yrs old in 2354 AS. [MARB]</text:p>
      <text:p text:style-name="P6">Omdin hi?- Chamberlain to Ayél. [BtB]</text:p>
      <text:p text:style-name="P6">Omel hiKirisáya (Soldier/Adventurer)- Grey Cloak clan. Tirrikámu in the Guardians of the <text:tab/>Sojourner. </text:p>
      <text:p text:style-name="P6">Omel hiMaroda (Priest)- High Ritual Priest of Belkhánu in Khirgár. Clan brother of Jukalsa </text:p>
      <text:p text:style-name="P6"><text:s text:c="24"/>hiMaroda and leader of the Sect of the Golden Sphere of Eventual </text:p>
      <text:p text:style-name="P6"><text:s text:c="24"/>Transcendency. Golden Sapphire clan. [MARB]</text:p>
      <text:p text:style-name="P6">Omel hiTlakán (Priest)- 7<text:span text:style-name="T11">th</text:span> Circle Warrior Priest of Vimúhla. 43yrs old from the Red Stone <text:tab/>clan. Member of Dresu hiTánkolel's expedition. [EoASWI4]</text:p>
      <text:p text:style-name="P6">Omure hiNangara (Courtesan)- Hnálla worshiper from the Green Reed clan of Béy Sǘ. 15yrs <text:tab/>old in 2354 AS. [MARB]</text:p>
      <text:p text:style-name="P6">Oná hiLemma- Of the Iron Plume clan in Jakálla. [EoASW]</text:p>
      <text:p text:style-name="P6">Oná hiSrügáshchéne (Instructor)- Standing Pinnacle clan of Tumíssa. Runs the “Chambers of <text:tab/>the Volley of Death. He is a former soldier and the only internationally known <text:tab/>longbow instructor. [KD]</text:p>
      <text:p text:style-name="P6">Oná hiSseffer (Priest)- 7<text:span text:style-name="T11">th</text:span> Circle Scholar Priest in the Temple of Belkhánu in Jakálla. <text:tab/>From the Iron Plume clan in Jakálla. [EoASW]</text:p>
      <text:p text:style-name="P6">Onél hiVrídu (Scholar)- Born into the Great Stone clan of Jakálla (21yrs old). Sorceress <text:tab/>of Wurú. She is a member of the YYY Society, but does not know it due to a mind-bar. <text:tab/>She is periodically woken up by the society to go on secret missions. She is married <text:tab/>to a former assassin who now works for the OAL. [JD] </text:p>
      <text:p text:style-name="P6">Ónkone hiSarélke (Lord, Priest)- High Ritual Priest of Belkhánu in Jakálla. Holder of the <text:tab/>legendary Staff of Aryésu. [MitV1]</text:p>
      <text:p text:style-name="P6">Onmure hiZharmura (Soldier)- Chegárra worshiper from the Golden Sunburst clan. 32yrs old <text:tab/>in 2354 AS. [MARB]</text:p>
      <text:p text:style-name="P6">Onorel hiVeschur (Priest)- Ritual priest of Hrü'ǘ from Páya Gupá. 44 years old, and 9<text:span text:style-name="T11">th</text:span> <text:tab/>level sorcerer. Black Hood clan.</text:p>
      <text:p text:style-name="P6">Onorel hiVeshur (Priest)- Sorcerer-Priest from Ga'ánish. 32yrs old in 2354 AS. He is of <text:tab/>Black Hood clan, has a mistress but no wife and 2 girls and a son. He is in the <text:tab/>Temple of Hrü'ǘ in Páya Gupá. He is pleasant, thoughtful, scholarly, knows <text:tab/>Salarvyáni, and his mistress, who rules him with an iron hand, is from Butrús. He <text:tab/> <text:tab/>enjoys jokes, parties, and gambling. A risk taker and rather handsome in an <text:tab/>unassuming way. He has no fighting skills. [MARB]</text:p>
      <text:p text:style-name="P6">Onteru hiChaken (Soldier)- Grugánu worshiping soldier of the Iron Helm clan from Mekú. <text:tab/>32yrs old in 2354 AS. [MARB]</text:p>
      <text:p text:style-name="P6">Ontuth hiMa'ash (Priest)- Priest of Dlamélish in Sokátis. 32yrs old in 2354 AS. [MARB]</text:p>
      <text:p text:style-name="P6">Ónumé hiChaishyáni (Governor)- Born 2312 AS into the Golden Bough clan of Si'ís where he <text:tab/>is now the governor. Has 1 wife, a son, and a daughter. Belkhánu worshiper. [MitV1]</text:p>
      <text:p text:style-name="P6">Onúmine hiTlakotáni (Prince)- Son of Emperor Metlunél I (1155-1202 AS) who became Emperor <text:tab/>Metlunél II (1202-1251 AS). [KD]</text:p>
      <text:p text:style-name="P6">Onusú hiBarúdla (Ruler)- Priest-King of Fasiltúm during the Time of the Usurpers <text:tab/>(1699-1700 <text:tab/>AS). [KD]</text:p>
      <text:p text:style-name="P6">Opu hi? (Cartographer)- One of the Cartographers of the Luminous Pylon. [RPGNW]</text:p>
      <text:p text:style-name="P6"><text:soft-page-break/>Origo hiSamineldhipuntokoi (Sorcerer)- Ksárul worshiper who lives in Tsolyáni occupied <text:tab/>Sunráya. Clan not found. 32yrs old in 2354 AS. [MARB]</text:p>
      <text:p text:style-name="P6">Ormai hiVaisura(Official)- Retired official in the Tumíssa Palace of Ever-Glorious War. <text:tab/>He is a Black Stone clan elder and a Vimúhla worshiper. He has many contacts within <text:tab/>the palace's civil servants and the quarter-master staffs of the legions and uses <text:tab/>them to negotiate military contacts for the Black Stone clan in Tumíssa. Father of <text:tab/>Hakkusa. </text:p>
      <text:p text:style-name="P6">Orkan hiMakka (Guard)- Captain of the Temple Guard in the Temple of Avánthe in Mrelú. </text:p>
      <text:p text:style-name="P6"><text:s text:c="23"/>29yrs old in 2354 AS. [MARB]</text:p>
      <text:p text:style-name="P6">Ormidha hiMarasha- 32yrs old in 2354 AS. [MARB]</text:p>
      <text:p text:style-name="P6">Ormudzu of the Hehegánu- High One of the Hehegánu. [MoG]</text:p>
      <text:p text:style-name="P6">Orodai hiTakólu (Musician)- Born 2276 AS into the White Crystal clan of Jakálla. The most <text:tab/>famous epic singer in Jakálla. Worshiper of Keténgku. [MitV1]</text:p>
      <text:p text:style-name="P6">Orotlén hiSarétqa (Priest)- Born 2331 AS into the Green Opal clan of Jakálla. High Ritual <text:tab/>Priest of Dlamélish in Jakálla, and a transvestite. [MitV2]</text:p>
      <text:p text:style-name="P6">Orugga hiCharda (Sailor)- Ship Captain from Pétris Layóda. Ksárul worshiper. Clan not <text:tab/>found. 45yrs old in 2354 AS. [MARB]</text:p>
      <text:p text:style-name="P6">Orun hiKharsan- Astrologer. </text:p>
      <text:p text:style-name="P6">Orutsu hiVaika (Agent)- OPAL warrior-healer agent of the Blue Kirtle clan of Béy Sǘ. Qón <text:tab/>worshiper. [MARB] </text:p>
      <text:p text:style-name="P6">Osumétlu hiVu'úrtesh (Priest)- High priest of Thúmis who is followed by an entourage of <text:tab/>over 700 people. [PoS]</text:p>
      <text:p text:style-name="P6">Osumétlu hiVu'ürtesh (Lord)- Wealthy noble of Sokátis [MitV1]. High Priest of Hnálla in <text:tab/>Avanthár. [PoS]. Golden Bough clan.</text:p>
      <text:p text:style-name="P6">Osuméshu hiTangetláku (Priest)- Priest of Vimúhla from the red Sword clan of Tumíssa. <text:tab/>59yrs old in 2354 AS. [MARB]</text:p>
      <text:p text:style-name="P6">Osumetlu hiVu'urtesh (Priest)- Sorcerer Priest of Hnálla of the Golden Bough clan. [MARB]</text:p>
      <text:p text:style-name="P6">Osunmeshu hiTangetlakku (Priest)- High Ritual Priest of Vimúhla in Tumíssa. A member of <text:tab/>the Incandescent Blaze Society in his mid to late 40's with contact amongst the <text:tab/>Mu'ugalavyáni. Red Sword clan. [YG-F]</text:p>
      <text:p text:style-name="P6">Osurudlaya hiTlangome (Lord)- Thúmis worshiper from the Green Pyramid clan of Tukelma. <text:tab/>45yrs old in 2354 AS. [MARB]</text:p>
      <text:p text:style-name="P6">Otlenaso hiTunmiyel (Hostel Keeper)- Hnálla worshiper from the Bright Sword clan of <text:tab/>Jakálla. 32yrs old in 2354 AS. [MARB]</text:p>
      <text:p text:style-name="P6">Oturel hiKeshtla (Priest)- Priest of Chiténg from the Red Sun clan of Tumíssa. 74yrs old <text:tab/>in 2354 AS. [MARB]</text:p>
      <text:p text:style-name="P6">Outi hiShalu (Teamster)- Chlén cart driver from Nemudla province. [TEPT]</text:p>
      <text:p text:style-name="P6">Oyáka hiTlekólmü (Lady)- Wife of General Kadarsha, and she has 2 sons [KD]. Sorceress and <text:tab/>Vimúhla worshiper from the Red Sun clan. 29yrs old in 2354 AS. [MARB]</text:p>
      <text:p text:style-name="P28">P</text:p>
      <text:p text:style-name="P6">Pagárta Nemandu (Scholar)- Expert on the Bednálljan Empire. Author of “The Royal Courtesan <text:tab/>of Love”, and “Bednállja and Béy Sǘ. [KD]</text:p>
      <text:p text:style-name="P6">Pagsha hiTumitolat (Priest)- Chief priest of the Pála Jakálla temple from the Great Stone <text:tab/>clan. A scholar and ritualist, his Aridáni wife is one of the governor's advisors.<text:tab/>[BRA]</text:p>
      <text:p text:style-name="P6">Paipagel hiMeshu (Priestess)- Co-chief priestess in the Pála Jakálla temple of Hriháyal. <text:tab/>She of the Green Kirtle clan. [BRA]</text:p>
      <text:p text:style-name="P6">Pajsu (Warrior)- Vimúhla worshiper from Milumanayá who fought against the clan siblings of <text:tab/>the Golden Sapphire clan and joined them. He was killed while helping them. [FtLGS]</text:p>
      <text:p text:style-name="P6">Pak (Pygmy Folk)- An imperial citizen and member of the Spiral Halls of Eternity clan. <text:tab/>Dark trinity worshiper. [GC-P]</text:p>
      <text:p text:style-name="P6">Pakái hiJigársha (Governor)- Born 2318 AS into the Gray Cloak clan of Tsurú, and later <text:tab/>became its governor [MitV1]. Keténgku worshiper, and 49yrs old in 2354 AS. [MARB]</text:p>
      <text:p text:style-name="P6">Pakántu hiChrégar (Priest)- High Priest of Karakán in Butrús from the Red Stone clan. Gets <text:tab/>along with the Vimúhla worshipers but does not like the Mu'ugalavyáni. Has a son <text:tab/>(Inthátu) who is in the Legion of Lord Khariháya, 14<text:span text:style-name="T11">th</text:span> Imperial Crossbow. 39yrs old. <text:tab/>[BG]</text:p>
      <text:p text:style-name="P6">Paluél hiVraisúna (Priestess)- 23yr old eldest daughter of Shánü hiSóruna and Dridákku <text:tab/>hiVraisúna. She is the 2<text:span text:style-name="T11">nd</text:span> wife of Bálesh hiFesrengála. A mid-level priestess of <text:soft-page-break/><text:tab/>Karakán in the Béy Sǘ temple. She is attractive, clever, and has 2 daughters. [GDC]</text:p>
      <text:p text:style-name="P6">Pa'l'Ti (Accountant)- A Tinalíya accountant in <text:s/>Mrelú. Known to be honest. [FtLGS]</text:p>
      <text:p text:style-name="P6">Pangái hiÍto (Lord)- Born 2298 AS into the Íto clan of Mrelú. Uncle of Kégo and Mrído and <text:tab/></text:p>
      <text:p text:style-name="P6"><text:tab/>brother of Chísakh.</text:p>
      <text:p text:style-name="P6">Pascal hiRi'inyússa (Official)- Golden Bough clan of Béy Sǘ. 31yrs old in 2354 AS. [MARB]</text:p>
      <text:p text:style-name="P6">Pathaikh Godhoimukhkoi (Priest)- Priest of Qón, and from the name he is of Salarvyáni <text:tab/>lineage. 32yrs old in 2354 AS. [MARB]</text:p>
      <text:p text:style-name="P6">Pathiqeng hiSsayunanu- A notorious libertine who had an outrageous burial mound commission <text:tab/>for him on his death in Pála Jakálla by the temple of Hriháyal. [BRA]</text:p>
      <text:p text:style-name="P6">Patlár of Jakálla (Priest)- Priest of Belkhánu. [MitV1]</text:p>
      <text:p text:style-name="P6">Páttuna hiQolyélmu (Scholar)- Linguist from Gánga. Golden Sunburst clan. [KD]</text:p>
      <text:p text:style-name="P6">Pauél hiVraisúna (Clan Woman)- wife of Bálesh hiFesrengála Administrative Priest of <text:tab/>Karakán in Béy Sǘ. <text:span text:style-name="T29">[GDC]</text:span></text:p>
      <text:p text:style-name="P17">Peétul hi? (Woman)- Aridáni. [HSC] </text:p>
      <text:p text:style-name="P17">Peréksudá (Priest)- High Priest of Thúmis in Butrús. He is a 52 year old Pé Chói who has <text:tab/>been accepted into the Amber Cloak clan of Butrús. Extensively involved in regional <text:tab/>politics, and is a regular at the governor's court. [BG]</text:p>
      <text:p text:style-name="P17">Perusai hiTikushu (Bird Trainer)- Thúmis worshiper from the Blue Kirtle clan. 44yrs old in <text:tab/>2354 AS. [MARB]</text:p>
      <text:p text:style-name="P6">Pidok hi? (Priest)- Ritual priest of Keténgku in Mrelú. A healer. [FtLGS]</text:p>
      <text:p text:style-name="P6">Pilto (Poet)- Avánthe worshiper from Ferinára. Clan not found. 32yrs old in 2354 AS. <text:tab/>[MARB]</text:p>
      <text:p text:style-name="P6">Pi'ur hiGaruma (Sailor)- Ship captain based in Jakálla. [BRA]</text:p>
      <text:p text:style-name="P6">Pi'ur hiSayúncha (Priest)- 5<text:span text:style-name="T11">th</text:span> Circle Warrior Priest of Vimúhla from the Red Stone clan. <text:tab/>26yrs old. Member of Dresu hiTánkolel's expedition. [EoASWI4]</text:p>
      <text:p text:style-name="P6">Pórodu hiKárka (Merchant)- Born 2326 AS into the Open Sepulcher clan of Ferinára. Operates <text:tab/>caravans mostly to the west of the Mssúma river. [MitV2]</text:p>
      <text:p text:style-name="P6">Pradesh hiVrutla (Warrior)- 32yrs old in 2354 AS. [MARB]</text:p>
      <text:p text:style-name="P6">Prazhuri hiUsena [FtLGS]</text:p>
      <text:p text:style-name="P6">Pséreng <text:span text:style-name="T1">Ú</text:span>hat (Priest)- A traveling priest who worships Vimúhla. [BG]</text:p>
      <text:p text:style-name="P6">Pt-cht (General)- Pé Chói commander of the Legion of Tik-nelw-ket, 1<text:span text:style-name="T11">st</text:span> Imperial Pé Chói <text:s/><text:tab/>Auxiliary Medium Infantry. They are normally based in Chéne Hó. </text:p>
      <text:p text:style-name="P6">Ptp'tk'tk (Clan Master)- Older Pé Chói clan master of the Long Tails in Yi'ita outside of <text:tab/>Tumíssa. She is housebound in a partly burned house, but knows a lot of the local <text:tab/>gossip and business. [RPGNW]</text:p>
      <text:p text:style-name="P6">Pu'el hiKakai (Hostel Keeper)- Qón worshiper from the Golden Lintle clan and master of the <text:tab/>Great Inn of Ketkome. 43yrs old in 2354 as. [MARB]</text:p>
      <text:p text:style-name="P6">Purch hiAndarththijak- Archaeologist.</text:p>
      <text:p text:style-name="P6">Puruméi hiPakáillu (Courtesan)- In competition with Chíra to be the reigning belle of <text:tab/>Butrús. Originally from Tumíssa. [BG]</text:p>
      <text:p text:style-name="P6">Pwagwap (Chancellor)- Shén chancellor to Lady Mitlana, governor of Sokátis. [YG-TM] </text:p>
      <text:p text:style-name="P28">Q</text:p>
      <text:p text:style-name="P6">Qálu hiChánkodel (Instructor)- Runs the “House Which Knows No Fear” in Béy Sǘ. Excellent <text:tab/>weapon master but given to fits of anger. [KD]</text:p>
      <text:p text:style-name="P6">Qapehel hi? (Cartographer)- A member of the Cartographers of the Luminous Pylon. [RPGNW]</text:p>
      <text:p text:style-name="P6">Qárras vuMaroda (Soldier)- Hereksa in the Legion of the Translucent Emerald. Joyous of Vrá <text:tab/>clan. [BSWR] </text:p>
      <text:p text:style-name="P6">Qárras hiVríddi (Lord)- Escaped from the Tólek Kána Pits during a ceremony honoring Sárku <text:tab/>[DotE-G]. Half brother of Elára. One of the leaders of the Vríddi insurrection in <text:tab/>2346 AS. Captured and imprisoned [MitV2]. Vimúhla worshiper from the Vríddi clan of <text:tab/>Avanthár. 32yrs old in 2354 AS [MARB]. His mother nicknamed him “Dazhu,” the name of <text:tab/>a small aromatic, pink flower that grows on the plain west of Béy Sǘ. Since his <text:tab/>escape he has gone mad and wanders the streets of Mrelú as a beggar. [BRA]</text:p>
      <text:p text:style-name="P6">Qarrus hiKarinmilikh (Warrior)- Vimúhla worshiping warrior from the Red Stone clan. 32yrs <text:tab/>old in 2354 AS. [MARB]</text:p>
      <text:p text:style-name="P6">Qarrus hiKarinmilikh (Gladiator)- Vimúhla worshiper from the Red Sword clan. [MARB]</text:p>
      <text:p text:style-name="P6">Qayuma hiTikéshmu (Soldier)- Avánthe worshiper from High Pinnacle clan. 31yrs old in </text:p>
      <text:p text:style-name="P6"><text:tab/>2354 AS. [MARB]</text:p>
      <text:p text:style-name="P6">Qenqólu hiVríddi (Ruler)- Vimúhla worshiper. General of the West and ruled from Fasiltúm <text:soft-page-break/><text:tab/>during the Time of the Usurpers (1699-1700 AS). [KD]</text:p>
      <text:p text:style-name="P6">Qeqélmu hiSsáivra (General, Lord)- General Kéttukal's aide-de-camp. [DotE-G]</text:p>
      <text:p text:style-name="P6">Qeqélmu hiViridani [SB]</text:p>
      <text:p text:style-name="P6">Qeqeq hiMarzhan (Priest)- High Priest of Avánthe in Aukésha from the Green Kirtle clan. <text:tab/>43yrs old in 2354 AS. [MARB]</text:p>
      <text:p text:style-name="P6">Qiláin hi? (Priestess)- Junior Ritual Priestess of Qón. [MitV1]</text:p>
      <text:p text:style-name="P6">Qóhlan hiQaqáa (General, Lord)- Born 2342 AS into the Second Moon clan of village Qáqel of</text:p>
      <text:p text:style-name="P6"><text:tab/>which he is currently the clan master. Son of Hishén the former commander of the <text:tab/>Legion of ?. A Wurú worshiper. [MitV2]</text:p>
      <text:p text:style-name="P6">Qokelmu hiTlakotáni (Soldier)- Lives in Thráya. 32yrs old in 2354 AS. [MARB]</text:p>
      <text:p text:style-name="P6">Qoli hiVu'ürtesh (Priestess)- Sorcerer Priestess of Hnálla of the Golden Bough clan. <text:tab/>Originally from Béy Sǘ but now lives in Sokátis. [SC]</text:p>
      <text:p text:style-name="P6">Qommulen hiTlélsu (Priest)- High Priest of Sárku from the Black Stone Tomb clan of <text:tab/>Tu'únmra. 45yrs old in 2354 AS. [MARB]</text:p>
      <text:p text:style-name="P6">Qonqúiemesh hiSérekel (Agent)- Head of the OPAL in Tumíssa. He is a former officer of the <text:tab/>Legion of Red Devastation. He is squat, ugly, near sighted, and a member of the <text:tab/>Imperialist Party. Vimúhla worshiper. Red Sword clan [YG-F]. 32yrs old in 2354 AS. <text:tab/>[MARB]</text:p>
      <text:p text:style-name="P6">Qorúma hiRi'inyússa (Lord)- High Princeps of the Omnipotent Azure Legion, and a leader in <text:tab/>the Imperial Party. Hnálla worshiper [MoG]. Re-established the 2<text:span text:style-name="T11">nd</text:span> Imperial Heavy <text:tab/>Infantry, the Legion of Potent Destiny, in 2357 AS [MitV1]. Fled Avanthár with the <text:tab/>ascension of the Usurper to the Urunén lands. 49yrs old in 2354 AS. [MARB]</text:p>
      <text:p text:style-name="P6">Qorúma hiTukun [EoALWI6]</text:p>
      <text:p text:style-name="P6">Qoyqunél hi?- Chief of the caravan guards of the merchant Chnesuru the Slaver. [MoG]</text:p>
      <text:p text:style-name="P6">Quintuplets hiHkétoketl- The 1<text:span text:style-name="T11">st</text:span> born of Nirunel hiHkétoketl and Aliná hiVráisu were 5 <text:tab/>babies (no one knows if they were identical or otherwise). The priests of Sárku soon <text:tab/>arrived at the clan house doors and claimed they babies for their dark god. No one <text:tab/>in the Golden Dawn clan speaks openly of this event. [GDC]</text:p>
      <text:p text:style-name="P6">Quaz hiMoyartiz (Soldier)- Dlamélish worshiper from the Black Stone clan of Hekéllu. 32yrs <text:tab/>old in 2354 AS. [MARB]</text:p>
      <text:p text:style-name="P6">Qumal hi?- The Prior Haringgáshte's servant at the Monastery of the Sapient Eye of Lord <text:tab/>Thúmis. [MoG]</text:p>
      <text:p text:style-name="P6">Qurél hiMrissánmu (Priest)- Born 2324 AS into the Red Mountain clan. High Administrative <text:tab/>Priest of Vimúhla in Usenánu. [GuoT]</text:p>
      <text:p text:style-name="P6">Qurén hiKétkolel (Priest)- High Ritual Priest of the Temple of Ksárul in Béy Sǘ. He is a <text:tab/>Tsémel (Patriarch) and controls the temple with an firm hand [MitV2].70yrs old in <text:tab/>2354 AS. [MARB]</text:p>
      <text:p text:style-name="P6">Qurén hiVriyén- Dlamélish worshiper from the White Stone clan. 32yrs old in 2354 AS. <text:tab/>[MARB]</text:p>
      <text:p text:style-name="P6">Qurer hi? (Lord)- Relative of Ssurusa hiKétkolel. [YG-F]</text:p>
      <text:p text:style-name="P6">Quró hi? (Spy)- One of Baron Áld's spies who worked as a laborer in Béy Sǘ. [KD]</text:p>
      <text:p text:style-name="P6">Qurrúmu hiKhanúma (Priest)- Mríyan of Sárku who sits on the Secret council of the Temple <text:tab/>of Sárku. Former commander of the Battalions of the Seal of the Worm. [MitV2]</text:p>
      <text:p text:style-name="P6">Qurrúmu hiKhanúma (General)- Commander of the Battalions of the Seal of the Worm, 9<text:span text:style-name="T11">th</text:span> <text:tab/>Imperial Medium Infantry [MoG]. Stepped down in 2361 AS [Fs]. Tsémel (Patriarch) of <text:tab/>the Temple of Sárku and sits on the secret council [MitV2]. Domed Tomb clan [KD]. <text:tab/>40yrs old in 2354 AS. [MARB]</text:p>
      <text:p text:style-name="P6">Qusúnchu Dijaya hiQurrulúma (Soldier)- Commander of the Legion of the Sapphire Kirtle, 12<text:span text:style-name="T11">th</text:span> <text:tab/>Imperial Light Infantry. They are normally based in Tumíssa. Dilinála worshiper of <text:tab/>the Blue Girdle clan. [YG-F]</text:p>
      <text:p text:style-name="P6">Qusúnchu Seá hiVáishu (Soldier)- Commander of the Legion of the Twelve Paths of Avánthe, <text:tab/>9<text:span text:style-name="T11">th</text:span> Imperial Slingers. They are normally based in Pétris Layóda. An Avánthe worshiper <text:tab/>of the Blue Girdle clan. [YG-F]</text:p>
      <text:p text:style-name="P6">Qusúnchu Iusi hiJakkash (Priest)- Black Hood clan. Holds the 3<text:span text:style-name="T11">rd</text:span> senior post in the ritual <text:tab/>branch of the Temple of Ksárul in Tumíssa, “The Wielder of the Obsidian Knife”. He <text:tab/>is charming and even jolly with his underlings. His main task on the High Feast Days <text:tab/>of the Demons is to dispatch the human sacrifices, and this task does not seem to <text:tab/>effect him at all. It is rumored that he has dispatched members of the Temple of <text:tab/>Thúmis in the underworld, but he is very proper with them on the surface. [RPGNW]</text:p>
      <text:p text:style-name="P6"><text:soft-page-break/>Qutmu hiDikkuna (Priest) Patriarch of Qón and a member of the Inner Synod. A scholar, and <text:tab/>from the White Crystal clan of Jakálla. Married to Ne'lél hiSholar (3<text:span text:style-name="T11">rd</text:span> wife)from the <text:tab/>Iron Plume clan in Jakálla. [EoASW]</text:p>
      <text:p text:style-name="P6">Qútmu hiSénkolum (Official)- Retired governor of the City of Sárku [MitV2]. Black Stone <text:tab/>clan of the City of Sárku. 32yrs old in 2354 AS. [MARB]</text:p>
      <text:p text:style-name="P6">Qútmu hiTizéna (Soldier)- Sárku worshiper from the Domed Tomb clan. 35yrs old in 2354 AS. <text:tab/>[MARB]</text:p>
      <text:p text:style-name="P6">Qútmu hiTsizéna (Soldier)- Kási (cohort commander) in the Battalions of the Seal of the <text:tab/>Worm [MoG]. Became legion commander of the Battalions in 2361 AS [Fs]. Was impaled <text:tab/>at Avanthár for breaking the Concordant (using undead in open combat at the siege of <text:tab/>Pu'ér in Milumanayá).</text:p>
      <text:p text:style-name="P28">R</text:p>
      <text:p text:style-name="P6">Ra'át Nu'úme hiNyókka (Sorceress)- Daughter of Thagádi the High Priest of Drá and a <text:tab/>powerful sorceress. Ripen Sheaf clan. [BG]</text:p>
      <text:p text:style-name="P6">Raimáne hiVorodláyu (Priest)- Born 2324 AS into the Golden Sunburst clan of Usenánu. <text:tab/>Tiritlé (Grand Adept) of the Temple of Chegárra in the Empire. He served Prince <text:tab/>Eselne zealously. [MitV1 &amp; MARB]</text:p>
      <text:p text:style-name="P6">Raimir hiTlommai (Soldier)- Chiténg worshiper from the Red Hand clan of Tu'únmra. 35yrs <text:tab/>old in 2354 AS. [MARB]</text:p>
      <text:p text:style-name="P6">Raisakka hiSanyel (Clan Mistress)- Clan Mistress of the Sea Blue clan in Mrelú. 47yrs old <text:tab/>in 2354 AS. [MARB] </text:p>
      <text:p text:style-name="P6">Ramissum hiDlelequ (Priest)- Chief priest of the Temple of Wurú in Pála Jakálla. A fanatic <text:tab/>and homosexual, he has maintained his position by securing the postings of all <text:tab/>likely successors to far flung places. At present he is serving out a period of <text:tab/>notice that will post him to a temple in the Chákas, and he is doing all he can to <text:tab/>delay this. [BRA]</text:p>
      <text:p text:style-name="P6">Ranna hiZhayarvu (Priest)- Priest of Karakán from the Blade Raised High clan of Jakálla. <text:tab/>55yrs old in 2354 AS. [MARB]</text:p>
      <text:p text:style-name="P6">Ranúa hiZhayárvu (Priest)- Priest of Karakán from the Blade Raised High clan. [BL]</text:p>
      <text:p text:style-name="P6">Rasanara hiDhitchansa (Sorcerer)- Sorcerer-Priest of Grugánu in the Pála Jakálla temple. <text:tab/>He is of the Golden Bough clan and a technician of note having repaired a Rú'un for <text:tab/>the emperor and is repairing another recovered from a sunken metal house in the <text:tab/>swamps. [BRA]</text:p>
      <text:p text:style-name="P6">Rashangto Oizichi hiAiya (Priest)- Chief Priest of Ksárul in the temple in Yi'ita. Weeping <text:tab/>Stone clan. [RPGNW]</text:p>
      <text:p text:style-name="P6">Rayáfe hiAmiyála (Priest)- High Priest of Chegárra in Butrús from the Might of Gánga clan. <text:tab/> A real upper-class snob who treats only his equals with anything approaching <text:tab/>respect. [BG]</text:p>
      <text:p text:style-name="P6">Rayána hiZhnáyu (Lady)- Born 2325 AS into the Golden Bough clan of Jakálla. Owner of a <text:tab/>ruby mine and wealthy. Wife of Méshumel, the commander of the Legion of the Portals <text:tab/>of Death. She is powerful in her clan and a good business woman. Karakán worshiper. <text:tab/>[MitV1]</text:p>
      <text:p text:style-name="P6">Ráyanna hiTlélsu (Priestess)- A lay priestess of Thúmis in Béy Sǘ whose poetry is <text:tab/>becoming fashionable in some quarters. [GDC]</text:p>
      <text:p text:style-name="P6">Ra'ytla hiVarune (Priest)- Priest of Vimúhla from the Red Mountain clan of Tumíssa. 32yrs <text:tab/>old in 2354 AS. [MARB]</text:p>
      <text:p text:style-name="P6">Ravítri hiArkóna (Gladiator)- Born 2342 AS into the Bright Sword clan of Jakálla. She is a <text:tab/>bisexual worshiper of Hriháyal and “fun”. [MARB &amp; MitV2]</text:p>
      <text:p text:style-name="P6">Rekhmé hi?- A musician and writer. [PoS]</text:p>
      <text:p text:style-name="P6">Relé hiSsáivra- Of the Golden Bough clan. [BL]</text:p>
      <text:p text:style-name="P6">Releshnal hiBarrégga (Soldier)- From Sokátis. 32yrs old in 2354 AS. [MARB]</text:p>
      <text:p text:style-name="P6">Reluen hi? (Soldier)- Retired soldier of the Shadowed Moon clan in Thranaka. Ksárul <text:tab/>worshiper. [SMC]</text:p>
      <text:p text:style-name="P6">Rereshqála hiTlakotáni (Prince)- 1<text:span text:style-name="T11">st</text:span> Prince of the Empire. Born 2317 AS and age 42 in 2359 <text:tab/>AS. Protégé of the Sea Blue clan. Lives outside Jakálla on his estate and is a <text:tab/>leader in the Royalist Party [MoG]. After the Civil War he was appointed High <text:tab/>Chancellor in Avanthár. Hnálla worshiper [MitV1]. He has a staff of over 150 <text:tab/>butlers, chamberlains, maids, cooks, etc. [PoS]</text:p>
      <text:p text:style-name="P6">Réru hiSu'úmra (General)- Commander of the Forces of Lord Ga'ánish of Katalál, 23<text:span text:style-name="T11">rd</text:span> <text:soft-page-break/><text:tab/>Imperial Medium Infantry. Currently with 2 cohorts at Sunráya and 2 cohorts <text:tab/>scattered in outposts in Milumanayá [MitV1]. Rising Sun-Disk clan of Katalál, and <text:tab/>grandson of Lord Ga'ánish [KD]. Hnálla worshiper and 29yrs old in 2354 AS. [MARB]</text:p>
      <text:p text:style-name="P6">Résa hiTigál (Priestess)- Priestess of Sárku from the Copper Door clan. Sister of Tsodlán. <text:tab/>[BtB]</text:p>
      <text:p text:style-name="P6">Réshmel hi?- 1<text:span text:style-name="T11">st</text:span> husband of Kitai hi? a temple guard at the Temple of Dlamélish and <text:tab/>Hriháyal in Thranaka. [SMC]</text:p>
      <text:p text:style-name="P6">Réshmel hiTétkuru (Priest)- Born 2291 AS into the White Crystal clan of Usenánu. High <text:tab/>Ritual Priest of Karakán in Usenánu. [GuoT]</text:p>
      <text:p text:style-name="P6">Réshmel hiVríddi (Soldier)- Vimúhla worshiper from the Vríddi clan of Fasiltúm. 32yrs old <text:tab/>in 2354 AS. [MARB] </text:p>
      <text:p text:style-name="P6">Réshmu hi? (Soldier)- Omni Potent Azure Legion. [KD]</text:p>
      <text:p text:style-name="P6">Réshtla hiSrésa [BtB]</text:p>
      <text:p text:style-name="P6">Retlan hiSholar (Priest)- 10<text:span text:style-name="T11">th</text:span> Circle priest of Keténgku from the Iron Plume clan in <text:tab/>Jakálla. <text:s/>[EoASW]</text:p>
      <text:p text:style-name="P6">Retlan hiVriyan (Lord)- A nonexistent person in Béy Sǘ who Eyil supposedly married. [MoG]</text:p>
      <text:p text:style-name="P6">Rettesh hiMaruttu (Sorcerer)- Vimúhla worshiper from Fasiltúm. 32yrs old in 2354 AS. <text:tab/>[MARB] </text:p>
      <text:p text:style-name="P6">Re'ymme hiDautlésa (Soldier)- Sárku worshiping soldier from the Black Stone clan. 42yrs <text:tab/>old in 2354 AS. [MARB]</text:p>
      <text:p text:style-name="P6">Rezhin hiBarrukan (Soldier)- Karakán worshiping soldier from the Blade Raised High clan of <text:tab/>Katalál. 29yrs old in 2354 AS. [MARB]</text:p>
      <text:p text:style-name="P6">Rhán hiKoródu (Soldier)- Veteran in the Cohorts of <text:s/>Lord Chegárra, the Hero-King, 12<text:span text:style-name="T11">th</text:span> <text:tab/>Imperial Medium Infantry. [SotIV1]</text:p>
      <text:p text:style-name="P6">Rháln hiCharáng (Warrior)- Born into the Rising Sun clan of Hekéllu (20yrs old). His <text:tab/>father was a N'lǘss mercenary in the service of General Karin Missúm. An extremely <text:tab/>devote follower of Vimúhla and his mighty frame is covered with burn marks. He is <text:tab/>rumored to bear Vimúhla's special personal blessing. [JD]</text:p>
      <text:p text:style-name="P6">Riestu hiVraicha (Noble)- Known to kill anyone instantly who insults Tsolyánu. [BRA]</text:p>
      <text:p text:style-name="P6">Ri-i-i-ek (Hláka)- Lives in Sokátis. 32yrs old in 2354 AS. [MARB]</text:p>
      <text:p text:style-name="P6">Ri'ísma hiZayúvu (General, Lord)- Lord of the city of Tléku and commander of the Legion of <text:tab/>the Echoing Stone, 11<text:span text:style-name="T11">th</text:span> Imperial Heavy Infantry. Karakán worshiper [DotE-G]. <text:tab/>Currently legion HQ is in Tléku on Thayúri Isle but the troops are deployed</text:p>
      <text:p text:style-name="P6"><text:tab/>throughout the isles (6 cohorts) and Jakálla (7 cohorts). Born 2336 AS into the</text:p>
      <text:p text:style-name="P6"><text:tab/>Might of Gánga clan [MitV1]. Karakán worshiper [KD]. 33yrs old in 2354 AS. [MARB]</text:p>
      <text:p text:style-name="P6">Rikám hiGáegu (Merchant)- Caravan master. [BtB]</text:p>
      <text:p text:style-name="P6">Rimalu hiKoyúga (Priestess)- Priestess of Vimúhla from the Chákas. Red Sword clan. 30yrs <text:tab/>old in 2354 AS. [MARB]</text:p>
      <text:p text:style-name="P6">Rimaya hiKarsuka (Priestess)- Priestess of Dlamélish from the Green Kirtle clan of <text:tab/>Sokátis. 21yrs old in 2354 AS. [MARB]</text:p>
      <text:p text:style-name="P6">Rítlesh hiTánkolel (Governor)- Born 2314 AS into the Red Mountain clan of Tu'únmra and now <text:tab/>it governor. His daughter Ilúne is married to Ntiséshu hiVríddi, a Vimúhla priest in <text:tab/>Mrelú. He has 2 wives and 3 sons and Ilúne. Chiténg worshiper. [MitV2]</text:p>
      <text:p text:style-name="P6">Rítlesh hiVravodáya (Scholar Priest)- Scholar priest of Chiténg from Sokátis. <text:s/>20 years <text:tab/>old from the Sweet Singers of Nakomé Clan. [SC]</text:p>
      <text:p text:style-name="P6">Rirle hiMantike (Soldier)- Karakán worshiping soldier from the Rising Sun clan of <text:tab/>Avanthár. 39yrs old in 2354 AS. [MARB]</text:p>
      <text:p text:style-name="P6">Rirusel hiBurushrya (Guard)- Temple guard for the Temple of Karakán from the Red Sky clan. <text:tab/>32yrs old in 2354 AS. [MARB]</text:p>
      <text:p text:style-name="P6">Rírutlu hiVrazhimü (Priest)- Jáshten (Lord Adept) of the Temple of Thúmis and brother of <text:tab/>Znayáshu [MitV1]. Standing Stone clan [KD]. 32yrs old in 2354 AS. [MARB]</text:p>
      <text:p text:style-name="P6">Ritlesh hiTánkolel (Governor)- Chiténg worshiper from the Red Mountain clan of Tu'únmra. <text:tab/>51yrs old in 2354 AS. [MARB]</text:p>
      <text:p text:style-name="P6">Ritulan hiVrazhimü (Sorcerer)- Keténgku worshiper from the Standing Stone clan of Páya <text:tab/>Gupá. 32yrs old in 2354 AS. [MARB]</text:p>
      <text:p text:style-name="P6">Ruku hi?- (Priest)- Priest and sorcerer of Dlamélish of the Shadowed Moon clan in <text:tab/>Thranaka. He has one wife: Nisyal. [SMC]</text:p>
      <text:p text:style-name="P6">Runmaru hiSsányusa (Priest)- Adept of Grugánu in Úrmish. 17<text:span text:style-name="T11">th</text:span> Circle, and 60 years old in <text:tab/>2360 AS. He is gaunt, and learned, but very secretive. He is skilled in sorcery and <text:soft-page-break/><text:tab/>technological devices. A member of the Refulgent Blue Curtain Society. Dark Moon <text:tab/>clan [YG-F]. High Adept in Béy Sǘ from the Dark Moon clan and 60yrs old in 2354 AS. <text:tab/>[MARB]</text:p>
      <text:p text:style-name="P6">Runmaru hiThrizlu [ST]</text:p>
      <text:p text:style-name="P6">Rümun hiTlayel (Priest)- Priest of Sárku from the Black Sepulcher clan. 32yrs old in </text:p>
      <text:p text:style-name="P6"><text:tab/>2354 AS. [MARB]</text:p>
      <text:p text:style-name="P6">Ruqu hiKutonyál (Priest)- 3<text:span text:style-name="T11">rd</text:span> Circle Ritual Priest of Vimúhla from the Red Sword clan. <text:tab/>Member of Dresu hiKutonyál's expedition. 24yrs old. [EoASWI4]</text:p>
      <text:p text:style-name="P6">Ruqu hiNeza- Golden Sapphire clan of Mrelú. Killed Nirkh hiNeza while under the control of <text:tab/>a “Whimperer”. [FtLGS]</text:p>
      <text:p text:style-name="P6">Ruqu hiViriseka (Soldier)- From Thri'íl. 32yrs old in 2354 AS. [MARB]</text:p>
      <text:p text:style-name="P6">Rureshal hiPurushqé (Soldier)- Sea Blue clan of Sokátis. 32yrs old in 2354 AS. [MARB]</text:p>
      <text:p text:style-name="P6">Rurukesh hiTsainue (Sorcerer)- Ksárul worshiper from Avanthár. Clan not found. 32yrs old <text:tab/>in 2354 AS. [MARB]</text:p>
      <text:p text:style-name="P6">Ruruttlen hiHyelsa (Soldier)- Sárku worshiping soldier from the Domed Tomb clan. 29yrs old <text:tab/>in 2354 AS. [MARB]</text:p>
      <text:p text:style-name="P6">Rustadz hiQizibi (Priest)- Society of the Resurgent Octagon. One of the 8 walls. Chegárra <text:tab/>warrior-priest from the Golden Sunburst clan. 44yrs old. [EoALWI6]</text:p>
      <text:p text:style-name="P6">Ru'utlenu hiVramish (Soldier)- Sárku worshiper from the Domed Tomb clan. 29yrs old in </text:p>
      <text:p text:style-name="P6"><text:tab/>2354 AS. [MARB]</text:p>
      <text:p text:style-name="P6">Ryailzi hiRi'inyússa- Dark Moon clan in Khirgár. [FtLGS]</text:p>
      <text:p text:style-name="P28">S</text:p>
      <text:p text:style-name="P6">Saa hiVaishu (General)- General and Priestess of Avánthe from the Blue Kirtle clan. 30yrs <text:tab/>old in 2354 AS. [MARB]</text:p>
      <text:p text:style-name="P6">Sa'áka hiTenkalu (Priestess)- Born 2243 AS into the White Crystal clan of Tumíssa. A <text:tab/>priestess of Thúmis in Tumíssa. </text:p>
      <text:p text:style-name="P6">Sa'aka hiTenkolu (Soldier)- Thúmis worshiper from the White Crystal clan. 27yrs old in <text:tab/>2354 AS. [MARB]</text:p>
      <text:p text:style-name="P6">Sa'alúr (hi?) of Jakálla (Military Writer)- Fabled strategist and writer on siege warfare. <text:tab/> [LoT &amp; DoK] </text:p>
      <text:p text:style-name="P6">Sa'am hiDulumésa (Warrior)- Ksárul worshiping warrior of the Cloak of Azure Gems clan. <text:tab/>17yrs old in 2354 AS. [MARB]</text:p>
      <text:p text:style-name="P6">Sa'árin hiMráyal (Priest)- 12<text:span text:style-name="T11">th</text:span> Circle Scholar-Priest of Hrü'ǘ in Butrús from the Dark <text:tab/>Water clan. He is coldly analytical, has a photographic memory, and has terrorized <text:tab/>at least 2 generations of teachers and his fellow scholars. He is a follower of the <text:tab/>Cat-God, which he claims is a non-Pavárian god. Making him a heretic in the eyes of <text:tab/>Theologians. 41yrs old. Par of the “Gang of Five”. [BG]</text:p>
      <text:p text:style-name="P6">Sagán hiChanúsa (Priest)- Born 2339 AS into the Dark Moon clan. Currently a High Ritual</text:p>
      <text:p text:style-name="P6"><text:tab/>Priest of Hrü'ǘ in Avanthár. [MitV2]</text:p>
      <text:p text:style-name="P6">Sáina hi? (Soldier)- A female soldier in the Trínesh's unit in the Legion of the Storm of <text:tab/>Fire from Mrelú. [KD]</text:p>
      <text:p text:style-name="P6">Saiyor hiNaqúma (Soldier)- Clan of the Triple Peak. Once Kérdu of the regiment of Noble <text:tab/>Ssiyór of Mrelú, 25<text:span text:style-name="T11">th</text:span> Imperial Medium Infantry.[YG-TM]</text:p>
      <text:p text:style-name="P6">Sakhan hiVríddi [MARB]</text:p>
      <text:p text:style-name="P6">Sakkanish Miridai (Instructor)- Fencing master from the Red Mountain clan of Béy Sǘ. He is <text:tab/>Mu'ugalavyáni. 58yrs old in 2354 AS. [MARB]</text:p>
      <text:p text:style-name="P6">Sákuten XI hiShahád (Singer)- A castrato choir-slave of the Temple of Wurú, and considered <text:tab/>one of the premier vocalists of the age. Has performed for two emperors and at least <text:tab/>one prince. Currently a teacher having lost his singing voice. [BG]</text:p>
      <text:p text:style-name="P6">Saku'u hiFershéna (General, Priest)- Commander of the Legion of the Prince of the Blue<text:tab/> <text:tab/>Room, 35<text:span text:style-name="T11">th</text:span> Imperial Medium Infantry. Tsémel (Patriarch) of the Temple of Ksárul <text:tab/>[DotE-G]. Dark Flame clan. Married to an Aridáni woman who serves as a Kási in his <text:tab/>legion. He has one 10-year old son, and he is a member of the Ndálu Clan. Currently <text:tab/>the legion has 8 cohorts with 1 in training and is based in Púrdimal [MitV2]. 43yrs <text:tab/>old in 2354 AS. [MARB]</text:p>
      <text:p text:style-name="P6">Saku'u hiTukun (Priest)- Deceased Adept of Belkhánu. [EoALWI6]</text:p>
      <text:p text:style-name="P6">Salkan hi? (Soldier)- In the Tsolyáni delegation to the Tsoléi Isles and died from the <text:tab/>plague. [LoT]</text:p>
      <text:p text:style-name="P6">Saluri hiKingetmu (Matriarch)- Golden Sheaf clan of Gilris. She is a good business woman. <text:soft-page-break/><text:tab/>[EoASWI2]</text:p>
      <text:p text:style-name="P6">Samash'sha hiArelienchnaukh (Merchant)- The Clan of Utter Dark. Lost with the ship <text:tab/>transporting him to Háida Pakála. [TJ]</text:p>
      <text:p text:style-name="P6">Samélsa hiChaishyáni(Priestess)- High Administrative Priestess of Avánthe in Usenánu. <text:tab/>During the Civil War the Usurper unleashed his undead upon the city through the <text:tab/>Underworld. She cast a spell which caused a local earthquake and the Underworld <text:tab/></text:p>
      <text:p text:style-name="P6"><text:s text:c="6"/>collapsed which took care of the undead and killed her. [MitV1]</text:p>
      <text:p text:style-name="P6">Sangár hiShantolu (Soldier)- Karakán worshiper from the Scarlet Cloak clan of Thri'íl. <text:tab/>32yrs old in 2354 AS. [MARB]</text:p>
      <text:p text:style-name="P6">Sangár hiVu'unávu (General)- Commander of the Legion of Glorious Destiny, 9<text:span text:style-name="T11">th</text:span> Imperial <text:tab/>Crossbowmen. He is descended from Milumanayá immigrants and married into the Vríddi <text:tab/>clan. The legion is currently based in Fasiltúm [MitV2]. Vimúhla worshiper [KD]. <text:tab/>59yrs old in 2354 AS. [MARB]</text:p>
      <text:p text:style-name="P6">Sangga hiKorudu- Hriháyal worshiper from the Green Malachite clan of Jakálla. 32yrs old in <text:tab/>2354 AS. [MARB]</text:p>
      <text:p text:style-name="P6">Sánjesh hiKirisáya (Priest)- Brilliant scholar and a High Priest of Thúmis from Usenánu. <text:tab/>He also has a fief outside of Béy Sǘ. He has 2 wives: Ai'is and Vresa [MitV1]. Known <text:tab/>as the Young Master during his days of traveling around southern Tsolyánu preaching <text:tab/>love, mercy, gentility, and peace [BRA]. After the Civil War he returned to his <text:tab/>estate outside of Usenánu with his wife Ai'is only to find a Sárku worshiper had <text:tab/>occupied it and, through magical means, convinced the population that he was <text:tab/>Sánjesh. Sánjesh fled to Haumá and is now employed in the Palace of the Realm there <text:tab/>as a scribe. [BRA]</text:p>
      <text:p text:style-name="P6">Sánjesh hiMriyén (Priest)- Lay Priest of Vimúhla from the Great Stone clan. A member of <text:tab/>Dresu hiTánkolel's expedition. 23yrs old. [EoASWI4]</text:p>
      <text:p text:style-name="P6">Sánjesh hiSsánkoral- Black Hood clan.</text:p>
      <text:p text:style-name="P6">Sankomu hiVazhu (Priest)- Priest of Vimúhla from the Iron Helm clan of Khirgár. 30yrs old <text:tab/>in 2354 AS. [MARB]</text:p>
      <text:p text:style-name="P6">Saranu hiVirucha- 32yrs old in 2354 AS. [MARB]</text:p>
      <text:p text:style-name="P6">Saréla hiReretlésu (Priestess)- Green Kirtle clan. High Ritual Priestess of Dlamélish in <text:tab/>Usenánu. [MitV2]</text:p>
      <text:p text:style-name="P6">Sarunu hiViridu (Sorcerer)- Thúmis worshiper from the Sea Blue clan. 27yrs old in 2354 AS. <text:tab/>[MARB]</text:p>
      <text:p text:style-name="P6">Sáti'um Gerré hiMsha (Priestess)- Lay Priestess of Dilinála from the Gray Wand clan of <text:tab/>Páya Gupá. Lives in Butrús. [BG]</text:p>
      <text:p text:style-name="P6">Sa'un hi? (Smith)- Artificers of Iron clan from Turunél, Ksárul worshiper. 32yrs old in <text:tab/>2354 AS. [MARB]</text:p>
      <text:p text:style-name="P6">Sayan hiTukkumchash (Soldier)- Vimúhla worshiper from the Red Mountain clan. 30yrs old in <text:tab/>2354 AS. [MARB]</text:p>
      <text:p text:style-name="P6">Sayi hiUsena (Clan Girl)- Golden Sapphire clan of Mrelú. She was taken control of by a <text:tab/>“Whimperer” to secure a food source. It later used her form. [FtLGS]</text:p>
      <text:p text:style-name="P6">Seá hiVáishu (General, Priestess)- Commander of the Legion of the Twelve Paths of Avánthe, <text:tab/>9<text:span text:style-name="T11">th</text:span> Imperial Slingers. She is also a High Priestess in the Temple of Avánthe. Blue <text:tab/>Girdle clan [DotE-G]. Currently the legion is deployed on Gánga Isle at Pétris <text:tab/>Layóda (12 cohorts with 2 in training), and at Jakálla (3 cohorts). She was born in <text:tab/>2339 AS. [MitV1]</text:p>
      <text:p text:style-name="P6">Se'eqel hi? (Lord)- Richest landowner of the district around the Monastery of the Sapient <text:tab/>Eye of Lord Thúmis. [MoG]</text:p>
      <text:p text:style-name="P6">Semné Kanái hiMnúye (Coach)- Coach and captain of the top Butrús marotlán team. [BG]</text:p>
      <text:p text:style-name="P6">Serácha hiMraktiné (Lady)- White Stone clan of Jakálla. [JT]</text:p>
      <text:p text:style-name="P6">Séshemel hiVessúra (Official)- Headman of Kondushul village. White Stone clan. Husband of <text:tab/>Odusúsa. [BL]</text:p>
      <text:p text:style-name="P6">Serésha hiVakuntlár (Priestess)- Born 2337 AS into the Blue Kirtle clan of Khirgár. She is <text:tab/>a High Ritual Priestess of Dilinála, and a very good sorceress. [MitV1]</text:p>
      <text:p text:style-name="P6">Seresha hiVriyén (Priestess)- Priestess of Dilinála from the Green Kirtle clan. 32yrs old <text:tab/>in 2354 AS. [MARB]</text:p>
      <text:p text:style-name="P6">Sérqu hiChaishyáni (General, Lord)- Commander of the Legion of Sérqu, Sword of the Empire, <text:tab/>14<text:span text:style-name="T11">th</text:span> Imperial Heavy Infantry. Karakán worshiper. His line goes back to one of the <text:tab/>officers of the founder of the Bednálljan Dynasty, and all the legion commanders are <text:soft-page-break/><text:tab/>known by the name Sérqu. Also appointed Supreme General of <text:tab/>the Army of the Northwest <text:tab/>at Khirgár [DotE-G]. A harsh task master and strict disciplinarian but one of the <text:tab/>best field commanders in the empire [KD]. 40yrs old in 2354 AS.[MARB]</text:p>
      <text:p text:style-name="P6">Sérqu hiChaishyáni (General, Lord)- The 17<text:span text:style-name="T11">th</text:span> Sérqu who married a princess of Pecháno and <text:tab/>the king of the Gray Ssǘ, Chnúr, attended the wedding. Known as “the Swathe of <text:tab/>Red”. [KD]</text:p>
      <text:p text:style-name="P6">Sérqu hiEnoinn [ST]</text:p>
      <text:p text:style-name="P6">Serque hiNereshan (Soldier)- Soldier in the Cohorts of Lord Chegárra, the Hero-King, 12<text:span text:style-name="T11">th</text:span></text:p>
      <text:p text:style-name="P6"><text:span text:style-name="T11"><text:tab/></text:span>Imperial Medium Infantry. Broken Reed clan. </text:p>
      <text:p text:style-name="P6">Sha'ikano hiSsankólen (Priest)- high Priest of Hrü'ǘ from the Black Stone clan of <text:tab/>Tu'únmra. 47yrs old in 2354 AS. [MARB]</text:p>
      <text:p text:style-name="P6">Sháira Sú “Divine Daughter of Thúmis” hiTlakotáni (Empress)- 24<text:span text:style-name="T11">th</text:span> Seal Empress ruled <text:tab/>945-984 AS. Even more of a fanatic for Thúmis than her mother (Vayúma Sú). She <text:tab/>continued the persecution of the followers of Change, besieged the City of Sárku, <text:tab/>and engaged in civil war. She signed a treaty with the priesthoods under some <text:tab/>duress. [SB]</text:p>
      <text:p text:style-name="P6">Shalai hiNgushí- White Face clan.</text:p>
      <text:p text:style-name="P6">Shána hi?- Assassin of the Black Y Society. [MitV1]</text:p>
      <text:p text:style-name="P6">Shaneth hiTekeshmu (Soldier)- Karakán worshiper from the High Pinnacle clan of Thri'íl. <text:tab/>39yrs old in 2354 AS. [MARB]</text:p>
      <text:p text:style-name="P6">Shanitla hiKayodel (Priestess)- High Ritual Priestess of Avánthe in Khirgár. 68yrs old in <text:tab/>2354 AS. Peaceful, serene, and white haired. Great Stone clan. [MARB]</text:p>
      <text:p text:style-name="P6">Shánkel hiTeshukáne (Official)- Born 2307 AS into the Domed Tomb clan of the City of Sárku <text:tab/>where he is currently the mayor. Clan master of his clan with 1 wife and 4 sons. </text:p>
      <text:p text:style-name="P6">Shanu hiSóruna (Mother)- Mother of Kalusü hiSóruna. [GDC]</text:p>
      <text:p text:style-name="P6">Shánu hiVríddi (Lady)- Born 2331 AS into the Sea Blue clan of Jakálla. Chiténg worshiper. <text:tab/>[MitV2]</text:p>
      <text:p text:style-name="P6">Shánu hiViridu (Lady)- Chiténg worshiper from the Sea Blue clan of Jakálla. 32Yrs old in <text:tab/>2354 AS. [MARB]</text:p>
      <text:p text:style-name="P6">Shanushash Garja (Collector)- Shiringgáyi worshiper of the Visable Night clan. Originally <text:tab/>from Salarvyá but now lives in Jakálla. 63yrs old in 2354 AS. [MARB]</text:p>
      <text:p text:style-name="P6">Sharél hiTekkunára (General, Lady)- Born 2345 AS into the Bolt of Flame clan of Thráya. <text:tab/>Commander of the Legion of the Bolt of Flame, which numbers about 2,500. She is the <text:tab/>daughter of Lord Chrása, the legion's patron. [MitV2]</text:p>
      <text:p text:style-name="P6">Shardik hiVrasuma (Lord)- Ksárul worshiper from the Iron Helm clan. Fief holder in hex <text:tab/>3904. 32yrs old in 2354 AS. [MARB]</text:p>
      <text:p text:style-name="P6">Sharídza hiTlakán- Great Stone clan. [BL]</text:p>
      <text:p text:style-name="P6">Shasa hi? (Priestess)- Priestess of Hnálla in Jakálla. Clan not found. 32yrs old in </text:p>
      <text:p text:style-name="P6"><text:tab/>2354 AS. [MARB]</text:p>
      <text:p text:style-name="P6">Shasa hiTlakumanu (Princess?)- Hnálla worshiper from the Sea Blue clan of Jakálla. 32yrs <text:tab/>old in 2354 AS. [MARB]</text:p>
      <text:p text:style-name="P6">Shaskaru hiShraisa (Priest)- High Priest of Chiténg from the Red Sword clan of Tu'únmra. <text:tab/>41yrs old in 2354 AS. [MARB]</text:p>
      <text:p text:style-name="P6">Shayén- A constructed woman made by the Priest of Sárku Jayárgo for Trínesh so that the <text:tab/>Usurper could obtain the Magical Device “Fire-Blo0od”. [PoS]</text:p>
      <text:p text:style-name="P6">Shekkára hiTlakotáni (Lady)- Distant cousin of Prince Rereshqála, and one of the <text:tab/>acknowledged beauties of Avanthár. Her husband is in the OPAL. [PoS]</text:p>
      <text:p text:style-name="P6">Shekkéra hiQancháran (Priestess)- Born 2326 AS into the Green Kirtle clan of Jakálla. High <text:tab/>Ritual Priestess of Avánthe with 17 children. [MitV1]</text:p>
      <text:p text:style-name="P6">Shekkárra hiTlakotáni (Priestess)- 4<text:span text:style-name="T11">th</text:span> Circle Priestess of Dlamélish in Jakálla. [BRA]</text:p>
      <text:p text:style-name="P6">Shémek hiIssorun (Sailor)- Naval sailor in the Squadrons of Tlaneno the Steersman, 3<text:span text:style-name="T11">rd</text:span> <text:tab/>Imperial Marines. [E.N]</text:p>
      <text:p text:style-name="P6">Shémek hiKhursa (Soldier)- Kasi in the Battalions of the Seal of the Worm, 9<text:span text:style-name="T11">th</text:span> Imperial <text:tab/>Medium Infantry. White Crystal clan and a Sárku fanatic. Haunted by nightmares of <text:tab/>being captured after having been by the Sa'a Allaqiyáni. Cousin to Adlar. 20yrs old. <text:tab/>[EoALWI6]</text:p>
      <text:p text:style-name="P6">Shémek hiVraisanu (Priest)- Amateur archaeologist and a priest of Thúmis in Khirgár from <text:tab/>the Golden Dawn clan. [YG-TUM]</text:p>
      <text:p text:style-name="P6">Shenbei hiRanagga (Guard)- 2<text:span text:style-name="T11">nd</text:span> Circle Temple Guard at the Temple of Wurú. He was convicted <text:soft-page-break/><text:tab/>of badly wounding Gemelan hiKellukar, a moneylender, but he said in his defense that <text:tab/>he was possessed by Wurú's wrathful 10<text:span text:style-name="T11">th</text:span> Aspect. Of the Red Flower clan. [EoASWI4]</text:p>
      <text:p text:style-name="P6">Shenesa hiKonuna- 32yrs old in 2354 AS. [MARB]</text:p>
      <text:p text:style-name="P6">Shenesa hiSsáivra (Lady)- Vimúhla worshiper from the Red Sun clan. 32yrs old in 2354 AS. <text:tab/>[MARB]</text:p>
      <text:p text:style-name="P6">Shenésh hi? (General)- One of Mirusíya's new men. A giant of a man with a shaven head. <text:tab/>[KD]</text:p>
      <text:p text:style-name="P6">Shenesh hiAzhun (Soldier)- Vimúhla worshiper. 28yrs old in 2354 AS. [MARB]</text:p>
      <text:p text:style-name="P6">Sheresa hi? (Librarian)- Librarian in the Temple of Ksárul. [TREoPR]</text:p>
      <text:p text:style-name="P6">Sherésa hiDurutláno (Priest)- Ritual High Priestess of Ksárul in Butrús. 14<text:span text:style-name="T11">th</text:span> Circle, <text:s/><text:tab/>beautiful, and a member of the Refulgent Blue Curtain Society. She is a skilled <text:tab/>sorceress who works actively against the Ndálu clan. Dark Moon clan [YG-F]. 27yrs <text:tab/>old in 2354 AS. [MARB]</text:p>
      <text:p text:style-name="P6">Sherésa hiSsányusa (Priestess)- Priestess of Ksárul from the Standing Stone clan of Mrelú. <text:tab/>25yrs old in 2354 AS. [MARB]</text:p>
      <text:p text:style-name="P6">Shérgash hiDulumésa (Priest)- Priest of Grugánu in Jakálla from the Black Hand clan. 32yrs <text:tab/>old in 2354 AS. [MARB]</text:p>
      <text:p text:style-name="P6">Shersha hiMriktene (Priestess)- Priestess of Ksárul from the Cloak of Azure Gems clan. </text:p>
      <text:p text:style-name="P6"><text:s text:c="3"/><text:tab/>[MARB]</text:p>
      <text:p text:style-name="P6">Shiha hiBashuvra (Executioner)- Clan of the Company of the Edification of the Soul. A <text:tab/>professional executioner. Middle aged woman with worn, lumpish features. [Fs] </text:p>
      <text:p text:style-name="P6">Shikoláya hiSsáivra (Soldier)- Born 2334 AS into the Blue Kirtle clan of Úrmish. She is a <text:tab/>Dilinála worshiper, a lesbian, and a Molkár in her legion. She has 12 female <text:tab/>concubines. [MitV1]</text:p>
      <text:p text:style-name="P6">Shilmek hi? (Priest)- Scholar Priest of Ksárul of the Shadowed Moon clan in Thranaka. Has <text:tab/>one wife (Suikaye), one son (Turok, 9yrs old), and one daughter (K'chel, 14yrs old <text:tab/>and married to a husband in Jakálla). [SMC]</text:p>
      <text:p text:style-name="P6">Shingar hiVrasuma- 32yrs old in 2354 AS. [MARB]</text:p>
      <text:p text:style-name="P6">Shirétla hi? (Chamberlain)- For Eselné. [KD]</text:p>
      <text:p text:style-name="P6">Shíru hiTánkolel (Priest)- Born 2329 AS into the White Lintel of Purity clan of Khirgár. <text:tab/>He is a High Administrative Priest of Thúmis, ans a scholar of desert creatures. </text:p>
      <text:p text:style-name="P6">Shirússa hiMirikétme (Priest)- Born 2342 AS into the Black Stone clan of Béy Sǘ. High <text:tab/>Ritual Priest of Hrü'ǘ in Usenánu since 2364 AS. [MitV2]</text:p>
      <text:p text:style-name="P6">Shkítla hiBéyilto (Priestess)- Abbess-in-Emerald of the Monastery of Gleeful Shrieks and</text:p>
      <text:p text:style-name="P6"><text:tab/>Chief Ritual Priestess of Hriháyal in Butrús. Green Emerald clan of Béy Sǘ. She is <text:tab/>deeply religious and spiritual. [BG] </text:p>
      <text:p text:style-name="P6">Shomitasthe hi? (Elder)- Clan elder of the Green Pyramid clan of Halal village. Dlamélish <text:tab/>worshiper. 68yrs old in 2354 AS. [MARB]</text:p>
      <text:p text:style-name="P6">Shonuv hiMraisu (Soldier)- Vimúhla worshiper from the Red Sword clan. 32yrs old in </text:p>
      <text:p text:style-name="P6"><text:tab/>2354 AS. [MARB]</text:p>
      <text:p text:style-name="P6">Shrakan hi? (Priest)- Priest of Vimúhla. Clan not found. 32yrs old in 2354 AS. [MARB]</text:p>
      <text:p text:style-name="P6">Shreku'él hiSsáronel (Lady)- Lives in Penóm [BtB]. Karakán worshiper from the Ripened <text:tab/>Sheaf clan. 32yrs old in 2354 AS. [MARB]</text:p>
      <text:p text:style-name="P6">Shrikomé hiTlashésha (General)- Raised and commands the Legion of the Translucent Emerald. <text:tab/>A Dlamélish worshiper and the legion receives some support from the temple. [MitV2]</text:p>
      <text:p text:style-name="P6">Shrüka hiVravodáya (General, Lord)- Commander of the Legion of the Clan of the Sweet <text:tab/>Singers of Nakomé, 12<text:span text:style-name="T11">th</text:span> Imperial Heavy Infantry [DotE-G]. Born 2316 AS into the Sweet <text:tab/>Singers of Nakomé clan in Fasiltúm. Currently clan patriarch of Khirgár but formerly <text:tab/>of Fasiltúm. The legion has 16 cohorts around the City of Sárku with 3 in training <text:tab/>and 3 of undead beneath the city. Hrü'ǘ worshiper. Currently the legion is based in <text:tab/>Khirgár. [MitV2] </text:p>
      <text:p text:style-name="P6">Shrýka hiVravodáya (Soldier)- Commander of the Legion of the Sweet Singers of Nakomé, 12<text:span text:style-name="T11">th</text:span> <text:tab/>Imperial Heavy Infantry. They are normally based in Fasiltúm. He is of the Clan of <text:tab/>the Sweet Singers of Nakomé, and a Hrü'ǘ worshiper [YG-F]. 43yrs old in 2354 AS. <text:tab/>[MARB]</text:p>
      <text:p text:style-name="P6">Shukkáino hi? (Soldier)- Sárku worshiping soldier. [KD]</text:p>
      <text:p text:style-name="P6">Shukoaz Vishshe (Hostel Keeper)- Shadowed One worshiper. Lives in Jakálla, but is from <text:tab/>Livyánu. 32yrs old in 2354 AS. [MARB]</text:p>
      <text:p text:style-name="P6">Shumin Dimlallukh (Priest)- Priest of Chegárra. 32yrs old in 2354 AS. [MARB]</text:p>
      <text:p text:style-name="P6"><text:soft-page-break/>Shunchán hiSóruna (Priest)- Special Ritual Hierophant to Princess Ma'ín. A Dlamélish</text:p>
      <text:p text:style-name="P6"><text:tab/>worshiper from the Jade Diadem clan. [PoS]</text:p>
      <text:p text:style-name="P6">Shúrgath hiDulumésa (Priestess, Lady)- Clan cousin of Miriggá. Priestess of Grugánu. [LoT]</text:p>
      <text:p text:style-name="P6">Shurmála hiKárodai (Priestess)- Born 2337 AS into the Ripened Sheaf clan of Tu'únmra. <text:tab/>Ritual High Priest of Chiténg in Thráya. [MitV2]</text:p>
      <text:p text:style-name="P6">Shurmala hiKárodai (Priestess)- High Priestess of Avánthe in Tu'únmra from the Ripened <text:tab/>Sheaf clan. 29 years old in 2354 AS. [MARB]</text:p>
      <text:p text:style-name="P6">Shurúdzuhi hiChaishyáni (Priest)- Born 2334 AS into the Red Stone clan of Thráya. High</text:p>
      <text:p text:style-name="P6"><text:s text:c="3"/><text:tab/>Ritual Priest of Chiténg in Thráya. [MitV2]</text:p>
      <text:p text:style-name="P6">Shútesh <text:span text:style-name="T1">Á</text:span>zak hiJainú'u (Priest)- Ritual Priest of Thúmis from the Golden Sheaf clan of <text:tab/>Butrús. 53yrs old. A sorcerer, and activist of the Brotherhood of Supernal Wisdom. <text:tab/>[BG]</text:p>
      <text:p text:style-name="P6">Shu'ún hiTúnku (Lady) [LoT]</text:p>
      <text:p text:style-name="P6">Shu'ún hiTuriku (Priestess)- Priestess of Hrü'ǘ from the Black Stone clan. 32yrs old in <text:tab/>2354 AS. [MARB]</text:p>
      <text:p text:style-name="P6">Shyál hiKétkolel (Clan Girl)- Trínesh's clan sister in the Red Mountain clan of Tumíssa. <text:tab/>[KD]</text:p>
      <text:p text:style-name="P6">Sia hiAlelme (Priestess)- Junior Priestess of Hrü'ǘ in Tumíssa. Sinking Land clan. 17yrs <text:tab/>old in 2354 AS. [MARB]</text:p>
      <text:p text:style-name="P6">Sidla hiSheretla (Priestess)- Priestess of Dlamélish from the Emerald Diadem clan. 18yrs <text:tab/>old in 2354 AS. [MARB]</text:p>
      <text:p text:style-name="P6">Sidla hiSheritla (Lady)- Noble lady from the Emerald Diadem clan. Wife of Narkodlan <text:tab/>hiQolyélmu. [MARB]</text:p>
      <text:p text:style-name="P6">Sidla hiTlakán (Priestess)- 10<text:span text:style-name="T11">th</text:span> Circle Ritual Priestess of Thúmis in Béy Sǘ from the <text:tab/>Golden Dawn clan. 61Yrs old and still active in the temple but not in the affairs of <text:tab/>the clan. She lives in the temple. Grandmother of Linatla. [GDC]</text:p>
      <text:p text:style-name="P6">Síggu- A Srámuthu who lives in the underworld of Púrdimal. [KD]</text:p>
      <text:p text:style-name="P6">Sihal hiBashúvra (Lady)- Clan of the Company of the Edification of the Soul. A <text:tab/>professional executioner. [Fs]</text:p>
      <text:p text:style-name="P6">Sikan hiKhursa (Clan Master)- Clan Master of the White Crystal clan of Thráya. Keténgku <text:tab/>worshiper and 63yrs old in 2354 AS. [MARB] </text:p>
      <text:p text:style-name="P6">Sikkeng hiChuridai (Soldier)- Karakán worshiper from the Bright Sword clan. 27yrs old in <text:tab/>2354 AS. [MARB]</text:p>
      <text:p text:style-name="P6">Sikukh Bá Kal (Warrior)- Karakán worshiping warrior of the Broken Reed clan from Penóm. <text:tab/>21yrs old in 2354 AS. [MARB]</text:p>
      <text:p text:style-name="P6">Sikukh Gicha'akoi (Priest)- Warrior-Priest of Karakán. 32yrs old in 2354 AS. [MARB]</text:p>
      <text:p text:style-name="P6">Sikún hiKhanúma (General, Lord)- A 16<text:span text:style-name="T11">th</text:span> Circle priest and Mríyan (Preceptor) of Sárku in <text:tab/>Méku. Also the commander of the Legion of the Scales of Brown, 9<text:span text:style-name="T11">th</text:span> Imperial Heavy <text:tab/>Infantry based in Méku [DotE-G]. Currently the legion is recovering from the effects <text:tab/>of the civil war in the City of Sárku [MitV2]. Domed Tomb clan of Méku [KD]. 47yrs <text:tab/>old in 2354 AS. [MARB]</text:p>
      <text:p text:style-name="P6">Simanuya hi? (Merchant)- Dealer of glassware in the old city of Púrdimal. [MoG]</text:p>
      <text:p text:style-name="P6">Simkoru hiVríddi (Soldier)- Vimúhla worshiper from the Vríddi clan of Fasiltúm. 29yrs old <text:tab/>in 2354 AS. [MARB] </text:p>
      <text:p text:style-name="P6">Simulen hiVíridun (Soldier)- Hrü'ǘ worshiper from the Dark Flame clan. 32yrs old in </text:p>
      <text:p text:style-name="P6"><text:tab/>2354 AS. [MARB]</text:p>
      <text:p text:style-name="P6">Simúnu hiCháika (Priest)- Born 2333 AS into the Sea Blue clan of Thráya. Recently promoted <text:tab/>to High Ritual Priest of Belkhánu in Jaikalór. A politician and soldier. [MARB &amp; <text:tab/>MitV1]</text:p>
      <text:p text:style-name="P6">Si N'te (Lady)- Wife of Chiriné Bá Kal. Mrettén worshiper originally from the Nyémesel <text:tab/>Isles but now lives in Hekéllu. Iron Helm clan. 32yrs old in 2354 AS. [MARB]</text:p>
      <text:p text:style-name="P6">Siónu vuMakkocháqu (Princess)- Wife of General Kéttukal, sister of Mirikitáni, and <text:tab/>Princess of Vrá [MitV1]. Sea Blue clan and Chegárra worshiper. 32yrs old in 2354 AS, <text:tab/>and serves as an Imperial Chamberlain in Avánthar.[MARB]</text:p>
      <text:p text:style-name="P6">Siriku hiTessune (Warrior)- Red Mountain clan of Jakálla. 34yrs old in 2354 AS. [MARB]</text:p>
      <text:p text:style-name="P6">Sírime hiYán (Gladiator)- Born into the Rising Sun clan of Hekéllu (27yrs old). Shje <text:tab/>worships Drá, albeit indifferently, and has had some trouble with drinking and <text:tab/>gambling debts. She is a premiere attraction at the Hekéllu arena, though lately her <text:tab/>appearances have been sporadic. [JD]</text:p>
      <text:p text:style-name="P6"><text:soft-page-break/>Sirrúva hiNelívir (Sorcerer)- A mysterious and highly private sorcerer who lives on a <text:tab/>medium sized barge converted into a house boat. He travels the rivers and canals of <text:tab/>Tsolyánu attended by 3 gorgeous women. Currently docked at Butrús. [BG]</text:p>
      <text:p text:style-name="P6">Sirukél hiTuritláno (Merchant)- Renown book collector and antiquarian of Béy Sǘ. [KD]</text:p>
      <text:p text:style-name="P6">Sirukél hiTuritláno (Sorcerer)- Vimúhla worshiper from the Red Mountain clan of Jakálla. <text:tab/>60yrs old in 2354 AS. [MARB]</text:p>
      <text:p text:style-name="P6">Sírukkeng hiChánkolu (Priest)- Born 2308 AS. High Ritual Priest of Hnálla in Usenánu. A <text:tab/>member of the Companionship of Scintillation. [MitV1]</text:p>
      <text:p text:style-name="P6">Sishuna hiArgmai (Soldier)- Sárku worshiper from the Domed Tomb clan. 49yrs old in </text:p>
      <text:p text:style-name="P6"><text:tab/>2354 AS. [MARB]</text:p>
      <text:p text:style-name="P6">Sitha hiKantlel- 32yrs old in 2354 AS. [MARB]</text:p>
      <text:p text:style-name="P6">Sitláya hiHehésha (Priestess)- High Ritual Priestess of Thúmis in Usenánu. Gray Cloak <text:tab/>clan. Sister of Díyo Sáno, governor of Páya Gupá [GUOT]. Scholar Priestess according <text:tab/>to “[MARB]”. 23yrs old in 2354 AS. [MARB]</text:p>
      <text:p text:style-name="P6">Siyanra hiKurosa (Warrior-Priest)- Priest of Hrü'ü in Purdimal from the Purple Amethyst <text:tab/>clan. [MARB]</text:p>
      <text:p text:style-name="P6">Siyun hiDaigán (Priest)- 4<text:span text:style-name="T11">th</text:span> Circle Priest of Thúmis in the Temple of Eternal Knowing in <text:tab/>Béy Sǘ [MoG]. He has Salarvyáni ancestry. [KD]</text:p>
      <text:p text:style-name="P6">Siyuníya hiTlakotáni (Lady)- Born 2288 AS and mother of Prince Eselné. Living in semi- <text:tab/>retirement in Thráya. She is an Avánthe worshiper. [MitV1]</text:p>
      <text:p text:style-name="P6">S'kan hiKhúrsa (Clan Master)- Elderly clan master of the White Crystal clan of Thráya. <text:tab/>Former priest of Keténgku, and an excellent merchant. [YG-TUM]</text:p>
      <text:p text:style-name="P6">Sogái hiKsanuné (Lady)- One of the wives of Prince Rereshqála. [MitV1]</text:p>
      <text:p text:style-name="P6">Sogái hiKsanuné (Priestess)- Priestess of Ksárul from Tumíssa. Black Stone clan. 30yrs old <text:tab/>in 2354 AS. [MARB]</text:p>
      <text:p text:style-name="P6">Sokone hiMrissanmu (Priest)- Priest of Vimúhla from the Red Sword clan of Mrelú. 35yrs old <text:tab/>in 2354 AS. [MARB]</text:p>
      <text:p text:style-name="P6">Sokunu hiVraishya (Clan Master)- Vimúhla worshiper from the Red Mountain clan of Tumíssa. <text:tab/>65yrs old in 2354 AS. [MARB]</text:p>
      <text:p text:style-name="P6">Sommelsa hiChaishyáni (Dilettante)- Part time body guard. Avánthe worshiper. [MARB]</text:p>
      <text:p text:style-name="P6">Sommu hiKarélsa (Priest)- Priest of Hrü'ǘ from the Black stone clan in Mrelú. 53yrs old in <text:tab/>2354 AS. [MARB]</text:p>
      <text:p text:style-name="P6">Sonche hiSrayaku (Priest)- Priest of Ksárul in Sokátis from the Dark Fear clan. 65yrs old <text:tab/>in 2354 AS. [MARB]</text:p>
      <text:p text:style-name="P6">Sónkolel hiQolyélmu (Lord)- Governor of Penóm. Golden Sunburst clan. [BtB]</text:p>
      <text:p text:style-name="P6">Sónkulu hiChráima (General)- Born 2338 AS into the Golden Bough clan of Béy Sǘ. Commander <text:tab/>of the Legion of Kaikama of Béy Sǘ since 2365 AS. The legion is currently based at <text:tab/>Avanthár with 7 cohorts with 1 in training at Béy Sǘ. A bisexual Dlamélish <text:tab/>worshiper. [MitV2]</text:p>
      <text:p text:style-name="P6">Sónmu hiKarélsa (Priest)- Born 2316 AS into the Black Stone clan of Mrelú. High Ritual <text:tab/>Priest of Hrü'ǘ.</text:p>
      <text:p text:style-name="P6">So'on hiTlakotáni- Nephew of Hirkané and son of Kesula. [BRA]</text:p>
      <text:p text:style-name="P6">So'onkulésa hiTlakotáni (Priestess, Lady)- Born 2293 AS and the youngest wife of Emperor <text:tab/>Hetkoláinen. Ritual Priestess of Avánthe. She currently resides in semi-retirement <text:tab/>in Béy Sǘ. [MitV1]</text:p>
      <text:p text:style-name="P6">Soramu hiTikesa (Bowyer)- Avánthe worshiper from the Green Pyramid clan of Tumíssa. 39yrs <text:tab/>old in 2354 AS. [MARB]</text:p>
      <text:p text:style-name="P6">Sóresh hiVrázhimú (Priest)- Born 2299 AS into the White Stone clan of Khirgár. High Ritual <text:tab/>Priest of Thúmis. [MitV1]</text:p>
      <text:p text:style-name="P6">Sóron hiSa'ásu- An old warrior. [BtB]</text:p>
      <text:p text:style-name="P6">Sorudlá hiSsáivra (Priestess)- Born 2343 AS into the Black Stone clan of Jakálla. Ritual <text:tab/>Priestess of Hrü'ǘ. She is the sorcery instructor at the temple school in Jakálla. </text:p>
      <text:p text:style-name="P6">Soruku hiTánkolel (Priest)- Patriarch of Vimúhla in Khirgár. 60 years old in 2360 AS and <text:tab/>in poor health with a useless left arm. Great Stone clan. [YG-F]</text:p>
      <text:p text:style-name="P6">Sórzhun hiFershéna (Priestess)- Born 2318 AS into the Purple Cloak clan of Sokátis. <text:tab/>Currently High Ritual Priestess of Hrü'ǘ in Hekéllu. [Mitv1]</text:p>
      <text:p text:style-name="P6">Sranéku Mekhtéte hiUlé'e (Priest)- Grand High Priest of Vimúhla from the Sword of Fire <text:tab/>clan. 51yrs old. His father is Mu'ugalavyáni so the Imperium suspects his <text:tab/>allegiance. [BG]</text:p>
      <text:p text:style-name="P6"><text:soft-page-break/>Sredu hiBasrimkoi (Contractor)- A builder from the Round Rock clan of Hekéllu. [EoASWI5]</text:p>
      <text:p text:style-name="P6">Srému hiTáicha (Soldier)- In the Tsolyáni delegation to the Tsoléi Isles. Has a triangular <text:tab/>face and the sharp eyes of a bird of prey. [LoT]</text:p>
      <text:p text:style-name="P6">Srikandómo hiTánkolel (Clan elder in Nissuél. [SB]</text:p>
      <text:p text:style-name="P6">Srikaya hiKonuna- 32yrs old in 2354 AS. [MARB]</text:p>
      <text:p text:style-name="P6">Sríkolun hiKhanúma (Lord)- Dark Water clan and Sárku worshiper. Not seen since the end of <text:tab/>the civil war. From Khirgár, and 41yrs old in 2354 AS. [MARB]</text:p>
      <text:p text:style-name="P6">Srikome hiTlasesha (Soldier)- Dlamélish worshiper from the Green Reed clan of Hekéllu. <text:tab/>27yrs old in 2354 AS. [MARB]</text:p>
      <text:p text:style-name="P6">Sríya hi? (Priestess)- Priestess of Hriháyal. [KD]</text:p>
      <text:p text:style-name="P6">Sriye hiMorune (Soldier)- Karakán worshiper from the Green Malachite clan. 32yrs old in <text:tab/>2354 AS. [MARB]</text:p>
      <text:p text:style-name="P6">Sriyésa “The Lady of the Palaces” hiTlakotáni (Empress)- 13<text:span text:style-name="T11">th</text:span> Seal Empress ruled 464-</text:p>
      <text:p text:style-name="P6"><text:tab/>517 AS. A whimsical and unstable ruler much devoted to pleasure. [SB]</text:p>
      <text:p text:style-name="P6">Srochusetl hiZhodami (Priest)- Low circle priest of Ksárul in Jakálla. [BRA]</text:p>
      <text:p text:style-name="P6">Sromátlan hiFesrengála (Soldier)- Kuruthúni in the Legion of the Mighty Prince, 5<text:span text:style-name="T11">th</text:span> <text:tab/>Imperial Heavy Infantry. He is the youngest brother of Tsurána. 18yrs old. A <text:tab/>Chegarra worshiper he is from the Golden Dawn clan. [GDC]</text:p>
      <text:p text:style-name="P6">Srúchche hiChegáni (Instructor)- Sword-and-dagger style fighting teacher. Family came from <text:tab/>Salarvyá. [BG]</text:p>
      <text:p text:style-name="P6">Srüma hiHoqqulén (General, Lord)- Commander of the Battalions of Srüma of Vrá, 39<text:span text:style-name="T11">th</text:span> <text:tab/>Imperial Medium Infantry [DotE-G]. Born 2343 AS into the High Pinnacle Clan of Vrá, <text:tab/>and husband to the sister of Hu'ún. He is the scion of an old, noble Vrayáni family. <text:tab/>The legion currently has 4 cohorts on Vrá, 4 at Thráya, and 2 at Jaikalór [MitV1]. <text:tab/>Chegárra worshiper. [MARB]</text:p>
      <text:p text:style-name="P6">Srüma hiSoruna (Priestess)- 3<text:span text:style-name="T11">rd</text:span> Circle Priestess of Qón in Béy Sǘ but became a Lay Priest. <text:tab/>Born and raised in Béy Sǘ. Missa is her clan mother. He has neglected his priestly <text:tab/>duties to spend time in his sailboat on the river. [GDC]</text:p>
      <text:p text:style-name="P6">Srüqu hiTánkolel (Official)- Grand Legate of the Palace of the Realm in Béy Sǘ. Member of <text:tab/>the Royalist Party [SB]. Born 2318 AS into the Great Stone clan of Púrdimal. <text:tab/>Currently an envoy. Has 1 wife, 3 daughters, and is a Grugánu worshiper. [MitV2]</text:p>
      <text:p text:style-name="P6">Sryna hiHekkelmu (Priestess)- Priestess of Vimúhla from the Iron Hand clan. 29yrs old in <text:tab/>2354 AS. [MARB]</text:p>
      <text:p text:style-name="P6">Ssagar Mishemmu hiTeshkune (Soldier)- Sárku worshiper from the Domed Tomb clan. 35yrs old <text:tab/>in 2354 AS. [MARB]</text:p>
      <text:p text:style-name="P6">Sságru hiQigór (Priest)- High Priest of Durritlámish in Butrús from a medium status clan <text:tab/>in Tsa'avtúlgu in Salarvyá who was adopted into the Black Hood clan. 42yrs old. A <text:tab/>vocal supporter of Prince Dhich'uné. [BG]</text:p>
      <text:p text:style-name="P6">Ssamura hiMorune (Soldier)- Ksárul worshiper from the Black Stone clan of Tu'únmra. 32yrs <text:tab/>old in 2354 AS. [MARB] </text:p>
      <text:p text:style-name="P6">Ssiyór hiNaqúma (General)- Commander of the Regiment of Noble Siyor of Mrelú, 25<text:span text:style-name="T11">th</text:span> Imperial <text:tab/>Medium Infantry. Belkhánu worshiper [DotE-G]. Born 2342 AS into the Triple Peak clan <text:tab/>of Mrelú. The legion currently has 9 cohorts of mediocre troops [MitV1]. Greatest <text:tab/>living player of Denden. [KD]</text:p>
      <text:p text:style-name="P6">Ssomu hi? (Warrior)- Served in the exploration of the archaeological dig on Tekunu <text:tab/>hiQolyélmu's fief. [BRA]</text:p>
      <text:p text:style-name="P6">Ssta-ktak (Merchant)- Lives above his apothecary shop near the south gate of Yi'ita <text:tab/>outside of <text:tab/>Tumíssa. Ksárul worshiper, and pretty wealthy. [RPGNW]</text:p>
      <text:p text:style-name="P6">S'sulyonis hiTleklar (Priest)- Scholar Priest of Keténgku from the Granite Arch clan. <text:tab/>[MARB]</text:p>
      <text:p text:style-name="P6">Ssunim hiChrasgel (Governor)- Keténgku worshiper from the Grey Cloak clan of Hekéllu. <text:tab/>32yrs old in 2354 AS. [MARB]</text:p>
      <text:p text:style-name="P6">Ssur hiTukun (Official)- Deceased Aridáni minister in the Palace of the Priesthoods of the <text:tab/>Gods. [EoALWI6]</text:p>
      <text:p text:style-name="P6">Ssúri hiArusá (Lady)- Born 2331 AS into the Golden Staff clan of Jakálla. Hriháyal<text:tab/> <text:tab/>worshiper. [MitV2]</text:p>
      <text:p text:style-name="P6">Ssúri hiBagusla (Soldier)- Brevet Hereksa in the Omni Potent Azure Legion in Jakálla. From <text:tab/>the Iron Plume clan in Jakálla. [EoASW]</text:p>
      <text:p text:style-name="P6">Ssúri hiLemma (Priestess)- Ritual Priestess of Qón from the Iron Plume clan in Jakálla. <text:soft-page-break/><text:tab/>Very Pretty, and the Dominatrix of the Victorious Assailants. <text:s/>[EoASW]</text:p>
      <text:p text:style-name="P6">Ssurídl hiSugáni (Gladiator)- The best swordsman in the arena. Employed as a bodyguard by <text:tab/>some. [BG]</text:p>
      <text:p text:style-name="P6">Ssurusa hiKétkolel (Priest)- High Priest of Ksárul in Avanthár. 18<text:span text:style-name="T11">th</text:span> Circle, and age 50 in <text:tab/>2360 AS. He is outgoing, jolly, loves intrigue, and is a relative to Lord Qurer. <text:tab/>Great Stone clan. [YG-F]</text:p>
      <text:p text:style-name="P6">Ssurúsal hiKétkolel (Priest)- Priest of Ksárul in Avanthár. 50yrs old in 2354 AS. [MARB]</text:p>
      <text:p text:style-name="P6">Ssunruel of Tsámra- Emissary of Thojeng to Nokesh. [EoASWI4]</text:p>
      <text:p text:style-name="P6">Stumpy (Mercenary)- Ahoggyá born in the Sharúna Lowlands (20yrs old). He(?) is currently <text:tab/>employed by a party of Ksárul-temple funded archaeologists from the Rising Sun clan <text:tab/>of Hekéllu. One of his(?) several weapons is a light flail of enchanted steel. [JD]</text:p>
      <text:p text:style-name="P6">Súa-eyá (General)- Commander of the Legion of the Whistling Peak, 4<text:span text:style-name="T11">th</text:span> Imperial Light <text:tab/>Infantry Flying Squadron (Hláka). He is a friend of General Kéttukal [DotE-G]. 32yrs <text:tab/>old in 2354 AS. [MARB]</text:p>
      <text:p text:style-name="P6">Suakan hiVu'ürtesh (Soldier)- Karakán worshiper from the Golden Bough clan of Béy Sǘ. <text:tab/>32yrs old in 2354 AS. [MARB]</text:p>
      <text:p text:style-name="P6">Su'emel O'ocho hiJurunai (Priest)- Chief Quartermaster in the Temple of Ksárul in Tumíssa. <text:tab/>[RPGNW]</text:p>
      <text:p text:style-name="P6">Su'ésa hiNrashkéma (Lady)- Daughter of the governor of Gánga [DotE-G]. Born 2341 AS into <text:tab/>the Sea Blue clan of Thayúri Isle. She is Aridáni and the financial backer of the<text:tab/> <text:tab/>Legion of the Twelve Paths of Avánthe [MitV1]. She refounded the legion. [KD]</text:p>
      <text:p text:style-name="P6">Su'ésa hiTukun [EoALWI6]</text:p>
      <text:p text:style-name="P6">Su'ésa hiVazhu (Priestess)- Chiténg worshiper from the Iron Helm clan of Mekú. 17yrs old <text:tab/>in 2354 AS. [MARB]</text:p>
      <text:p text:style-name="P6">Sukundáru hiQuródu (Governor)- Born 2318 AS into the Domed Tomb clan of the City of Sárku. <text:tab/>He was appointed governor in the city in 2365 AS. He has 3 wives, 2 sons, and 3 <text:tab/>daughters.</text:p>
      <text:p text:style-name="P6">Sukúr hiNeshtuél (Priestess)- Ksárul. [BtB]</text:p>
      <text:p text:style-name="P6">Sulva hiKaidla (Priestess)- Priestess of Vimúhla from the Red Sun clan of Thri'íl. 27yrs <text:tab/>old in 2354 AS. [MARB] [MARB]</text:p>
      <text:p text:style-name="P6">Sumikeng hiKhiteng (Priest)- Chief sorcerer of the Pála Jakálla temple of Chiténg. </text:p>
      <text:p text:style-name="P6">Súnchan hiSóruna (Priest)- Born 2342 AS into the Jade Diadem clan of Pála Jakálla. Ritual <text:tab/>Priest of Dlamélish in Jakálla [MitV2]. Special Ritual Hierophant to Princess Ma'ín <text:tab/>Krüthái. [PoS]</text:p>
      <text:p text:style-name="P6">Sünkóretl hiSérekel (Priest)- Grand Adept of Chiténg. Age 62 in 2360 AS. He is urbane, <text:tab/>elegant, and likable. He has several hundred concubines and more children than he <text:tab/>can count. Red Sword clan of Béy Sǘ [YG-F]. 62yrs old in 2354 AS. [MARB]</text:p>
      <text:p text:style-name="P6">Sünkóretl hiSóruna (Priest)- Born 2305 AS into the Red Sword clan of Béy Sǘ. Tritlén <text:tab/>(Grand Adept) of Chiténg in Béy Sǘ and Badrágu (High Adept of the Powers) of Chiténg <text:tab/>in the Empire. Brother of Tlása [MitV2]</text:p>
      <text:p text:style-name="P6">Sünúm hiMraktiné (Lord)- Badrágu (High Adept of the Powers) of Belkhánu in Béy Sǘ. <text:tab/>Installed 2357 AS [MoG]. Born 2320 AS into the Golden Bough clan of Béy Sǘ [MitV1]. <text:tab/>Later Tiritlén (Grand Adept) [PoS]. Has an entourage of 726 people.</text:p>
      <text:p text:style-name="P6">Sunún Drántike “The Mad” hiTlakotáni (Emperor)- 37<text:span text:style-name="T11">th</text:span> Seal Emperor ruled 1279 AS. Ruled only <text:tab/>n the Golden Tower of Avanthár. Was killed by his sister at the urging of the Omni <text:tab/>otent Azure Legion who saw his continued existence as a threat to the empire. [SB]</text:p>
      <text:p text:style-name="P6">Su'ósa hiShánmirel (Priest)- Born 2305 AS into the High Hill clan of Mrelú. High Ritual <text:tab/>Priest of Hrü'ǘ who dwells below the Inner Shrine in Mrelú and never comes out. <text:tab/>[MitV2] </text:p>
      <text:p text:style-name="P6">Surákku hiBuritsán (Priest)- Scholar Priest of Belkhánu in Khirgár. </text:p>
      <text:p text:style-name="P6">Sural hiTikku (Lord)- Vimúhla worshiper from the Sea Blue clan of Jakálla. 68yrs old in <text:tab/>2354 AS. [MARB]</text:p>
      <text:p text:style-name="P6">Sureu hiVriyón (Priest)- Priest of Vimúhla from Tu'únmra. Clan not found. 32yrs old in <text:tab/>2354 AS. [MARB]</text:p>
      <text:p text:style-name="P6">Surimalal hiMarunusani (Priest)- Chief priest of the Temple of Ksárul in Pála Jakálla. A <text:tab/>profound scholar and respected warrior having served in legions. He is of the Cloak <text:tab/>of Azure Gems clan and is 48yrs old. [BRA]</text:p>
      <text:p text:style-name="P6">Suronqui hiDelonuash (Priestess)- Chief priestess in the Pála Jakálla temple of Dilinála. <text:tab/>29Yrs old of the Topaz Girdle clan. She is competent, ruthless, and rich as well as <text:soft-page-break/><text:tab/>being exceptionally beautiful. [BRA]</text:p>
      <text:p text:style-name="P6">Surugu hiVeshudla (Soldier)- Black Earth clan. 38yrs old in 2354 AS. [MARB]</text:p>
      <text:p text:style-name="P6">Surun hi? (Major Domo) [BRA]</text:p>
      <text:p text:style-name="P6">Surun hiTlangome (Lord)- Avánthe worshiper from the Green Pyramid clan of Kurushem. 32yrs <text:tab/>old in 2354 AS. [MARB]</text:p>
      <text:p text:style-name="P6">Surundáno hiTlakotáni (Prince)- 3<text:span text:style-name="T11">rd</text:span> Prince of the Empire. Protégé of the temple of Thúmis. <text:tab/>Age 32 in 2357 AS [MoG]. Born 2325 AS and raised by the temple. He was revealed in <text:tab/>2356 AS when working as a clerk in the Palace of the Realm in Haumá [MitV1]. He <text:tab/>renounced the “Gold” in 2363 AS. [LoT]</text:p>
      <text:p text:style-name="P6">Su'ukadu hiChashmüdu (Priest)- Priest of Durritlámish from the Domed Tomb clan of Tumíssa. <text:tab/>[MARB]</text:p>
      <text:p text:style-name="P6">Su'uma hiShasa (Priestess)- Priestess of Thúmis from the Sea Blue clan of Gánga, 32yrs old <text:tab/>in 2354 AS. [MARB]</text:p>
      <text:p text:style-name="P6">Su'umol hi? (Priest)- Priest of Vimúhla. 32yrs old in 2354 AS. [MARB]</text:p>
      <text:p text:style-name="P6">Su'umu hiMréshcha (Priestess)- Priestess of Dlamélish from the White Stone clan of <text:tab/>Tumíssa. 34yrs old in 2354 AS. [MARB]</text:p>
      <text:p text:style-name="P6">Su'ún Tsél hiRayástqa (Governor)- Born 2315 AS into the Triangular Monolith clan of <text:tab/>Púrdimal, and currently the governor. No wives but has 7 children by concubines. <text:tab/>Hrü'ǘ worshiper [MitV2]. Brother of Mnektu Tsél. [MARB]</text:p>
      <text:p text:style-name="P6">Su'unkáda hiCháshmüdu (Priest)- Born 2319 AS into the Domed Tomb clan of Tumíssa. Scholar <text:tab/>Priest of Durritlámish in Tumíssa. Recently posted to Fasiltúm. [MitV2]</text:p>
      <text:p text:style-name="P6">Su'únu hiMréshcha (Priestess)- Born 2335 AS into the White Stone clan of Tumíssa. Ritual <text:tab/>Priestess of Dlamélish. [MitV2]</text:p>
      <text:p text:style-name="P6">Su'usa hiShánmirel (Priest)- High Priest of Hrü'ǘ from the High Hill clan of Mrelú. 64yrs <text:tab/>old in 2354 AS. [MARB]</text:p>
      <text:p text:style-name="P6">Sv'ess hiChanmya (Priestess)- Priestess of Hriháyal from the Green Emerald clan. 15yrs old <text:tab/>in 2354 AS. [MARB]</text:p>
      <text:p text:style-name="P6">Synum hiMraktiné (Priest)- Priest of Belkhánu from the Golden Bough clan of Béy Sǘ. 49yrs <text:tab/>old in 2354 AS. [MARB]</text:p>
      <text:p text:style-name="P28">T</text:p>
      <text:p text:style-name="P6">Ta'akata Gamulu Diqqushsha (Thief)- Twin of Baggu'azu and clan relative of Turzaq and in <text:tab/>his gang in Pála Jakálla. 21yrs old. [EoASWI5]</text:p>
      <text:p text:style-name="P6">Ta'ana hi? (Priestess)- Priestess of Dilinála. 32yrs old in 2354 AS. [MARB]</text:p>
      <text:p text:style-name="P6">Ta'ana hiRi'inyússa- She is from the Golden Sunburst clan. [EoASWI4]</text:p>
      <text:p text:style-name="P6">Ta'ane hiTlekkune- Leader of an expedition from the Temple of Vimúhla in Tumíssa to the </text:p>
      <text:p text:style-name="P6"><text:tab/>ruined temple of Tlarnesh (hex 3404 S&amp;G). [EoASWI4]</text:p>
      <text:p text:style-name="P6">Ta'anesh hiTukun (General)- High General of the Legion of the weeping Sun. [EoALWI6]</text:p>
      <text:p text:style-name="P6">Tabunta hiPhajun (Priest)- Priest of Grugánu. [ST]</text:p>
      <text:p text:style-name="P6">Tachan hiSashán (Lord)- Blade Raised High clan of Ferinára. Retired. Grandfather of <text:tab/>Jarshán and father of Tétkoru and Mazhái. [MitV1]</text:p>
      <text:p text:style-name="P6">Ta'íka hiChánkolel- Daughter of Arumél. [DoK]</text:p>
      <text:p text:style-name="P6">Taikan hiQolyélmu (General)- Hnálla worshiper from the Golden Bough clan of Avanthár. <text:tab/>49yrs old in 2354 AS. [MARB]</text:p>
      <text:p text:style-name="P6">Taishukte hiShraitu (Guard)- Commander of the city guard in Tu'únmra. Vimúhla worshiper <text:tab/>from the Eye of Flame clan. 32yrs old in 2354 AS. [MARB]</text:p>
      <text:p text:style-name="P6">Taithokle hiVríddi (Priest)- Chief priest in the temple of Hrü'ǘ in Pála Jakálla. Born in <text:tab/>Chéne Hó of an Aridáni mother, he has been practically ostracized by his clan for <text:tab/>not following the Flame. He is charming and cunning. He is rumored to be very <text:tab/>wealthy. He makes monthly trips into the swamps with female slaves, but always <text:tab/>returns with fewer than he went in with. [BRA]</text:p>
      <text:p text:style-name="P6">Taivang hiTlakotáni- 32yrs old in 2354 AS. [MARB]</text:p>
      <text:p text:style-name="P6">Taken hiViridáme (Priest)- Priest of Hrü'ǘ. </text:p>
      <text:p text:style-name="P6">Takoa hiTsátocha- White Face clan.</text:p>
      <text:p text:style-name="P6">Takodai hi? (Clan Master)- Clan Master of the Shadowed Moon clan in Béy Sǘ. [SMC] </text:p>
      <text:p text:style-name="P6">Takodai hiVríddi (Lord)- Vimúhla worshiper from the Vríddi clan of Hekéllu. 50yrs old <text:tab/>in 2354 AS. [MARB] </text:p>
      <text:p text:style-name="P6">Takótl hiTurshína (Priestess)- Born 2336 AS into the Black Hood clan of Béy Sǘ. Ritual <text:tab/>Priestess who serves as an agent and liaison for her temple. Grugánu worshiper. <text:tab/>[MitV2]</text:p>
      <text:p text:style-name="P6"><text:soft-page-break/>Taksúru hiTlakotáni (Prince)- Born 2340 AS and known as hiViridáme until he was revealed <text:tab/>in 2365 AS. Ksárul worshiper. [TL] </text:p>
      <text:p text:style-name="P6">Takur hiSsurilamish- Karakán worshiping warrior. 32yrs old in 2354 AS. [MARB]</text:p>
      <text:p text:style-name="P6">Talaesha hiTlakotáni- Hnálla worshiper. 16yrs old in 2354 AS. [MARB]</text:p>
      <text:p text:style-name="P6">Talisanu hiKoródu (Soldier)- The Cohorts of Lord Chegárra, the Hero-King, 12<text:span text:style-name="T11">th</text:span> Medium <text:tab/>Infantry. [TEPT]</text:p>
      <text:p text:style-name="P6">Tálodel hiVraisúna (Clan Girl)- Daughter of Mísa hiSóruna and Dridákku hiVraisúna. 15yr <text:tab/>old good clan girl who is to be married to a soldier in the Legion of the Ruby Hand. <text:tab/>[GDC]</text:p>
      <text:p text:style-name="P6">Taluel hiSóruna (Lady)- Hrü'ǘ worshiper from the Golden Sunburst clan of Usenánu. 29yrs <text:tab/>old in 2354 AS. [MARB] </text:p>
      <text:p text:style-name="P6">Taneré hi? (Madame)- Brothel keeper in Jakálla. [KD]</text:p>
      <text:p text:style-name="P6">Tangai hiKutonyál- Red Mountain clan of Béy Sǘ. 32yrs old in 2354 AS. [MARB]</text:p>
      <text:p text:style-name="P6">Táodai hiTukútla (Governor)- From the northern Chákas and an ancient lineage. Governor <text:tab/>Chéne Hó. Hnálla worshiper. Rising Sun Disk clan [MitV1]. 32yrs old in 2354 AS. <text:tab/>[MARB]</text:p>
      <text:p text:style-name="P6">Tarash hiQoshkunal (Priest)- Scarlet Sail clan and Scholar Priest of Thúmis. [BRA]</text:p>
      <text:p text:style-name="P6">Tarash hiQoshkural- Scarlet Sail clan.</text:p>
      <text:p text:style-name="P6">Targdaz hiAztlan (Wizard)- Personal sorcerer of Hetepek.</text:p>
      <text:p text:style-name="P6">Targholél Nikúma “The Usurper” hiTlakotáni (Emperor)- 28<text:span text:style-name="T11">th</text:span> Seal Emperor ruled 1057-1062 AS. <text:tab/>An ordinary member of the Tlakotáni clan in Tumíssa who became a general, then <text:tab/>governor of <text:s/>the western provinces, ascended the throne after a brief struggle and <text:tab/>ruled ruthlessly in the name of Vimúhla. [SB]</text:p>
      <text:p text:style-name="P6">Tariktánme “Expander of Temples” hiTlakotáni (Emperor)- 36<text:span text:style-name="T11">th</text:span> Seal Emperor ruled 1251-</text:p>
      <text:p text:style-name="P6"><text:tab/>1279 AS. Had a passion for temple architecture and constructed huge edifices for all <text:tab/>20 priesthoods equally. Strengthened religious control over society and almost <text:tab/>succeeded in establishing a theocracy. [SB]</text:p>
      <text:p text:style-name="P6">Tarikme hiChaishyáni (Warrior)- Poetry writing warrior and Hrü'ǘ worshiper of the Golden <text:tab/>Sunburst clan. [MARB]</text:p>
      <text:p text:style-name="P6">Tarinu hiKirisáya (Soldier)- Chiténg worshiper from the Golden Bough clan. [YG-TUM]</text:p>
      <text:p text:style-name="P6">Tarkonu hiMriggisa- Red Sword clan. 32yrs old in 2354 AS. [MARB]</text:p>
      <text:p text:style-name="P6">Tarkonu hiMriggisa (Gladiator)- Hnálla worshiper from the Red Sword clan of Béy Sǘ. 39Yrs <text:tab/>old in 2354 AS. [MARB]</text:p>
      <text:p text:style-name="P6">Tarkúma hiHága (Priest)- Priest of Avánthe in Butrús. 4Yrs old from the Silver Collar clan <text:tab/>of Tumíssa. Runs a music school in Butrús, and is a good swordsman. [BG]</text:p>
      <text:p text:style-name="P6">Tarshekku hiFershéna (Warrior)- Ksárul worshiping warrior of the Great Stone clan. 23yrs <text:tab/>old in 2354 AS. [MARB]</text:p>
      <text:p text:style-name="P6">Tarsu hi? (Priest)- A 2<text:span text:style-name="T11">nd</text:span> Circle Priest of Ksárul who is studying alchemy in from the <text:tab/>Shadowed Moon clan of Jakálla. [SMC]</text:p>
      <text:p text:style-name="P6">Tchaala hiEtele (Priest)- Chief Priest in the Pála Jakálla temple of Drá. He is of the <text:tab/>Sweet Singers of Nakomé clan and has not been seen in public in 4yrs. [BRA]</text:p>
      <text:p text:style-name="P6">Tegelbe hiNrantu- Advisor to Hetepek.</text:p>
      <text:p text:style-name="P6">Tekenta hiTalkelmu- The Anseknekus of a fief southwest of Fief Jikutlar (hex 3016) outside </text:p>
      <text:p text:style-name="P6"><text:s text:c="3"/><text:tab/>of Jakálla. Dlamelish worshipper and good friend of Tekunu hiQolyelmu. [BRA]</text:p>
      <text:p text:style-name="P6">Tekkén hiQurródu (Priest)- Born 2336 AS into the Red Sun clan of Jakálla. Honorary High <text:tab/>Scholar Priest of Chiténg in Jakálla. [MitV2]</text:p>
      <text:p text:style-name="P6">Tékorel hiKutonyál (Priest)- Court of Purple Robes name for Korúkka. [LoT]</text:p>
      <text:p text:style-name="P6">Tékunu hiQolyélmu (Lord)- The Anseknekus of Fief Jikutlar (consists of about <text:span text:style-name="T4">⅓</text:span><text:span text:style-name="T40"> of </text:span>hex <text:tab/>3016) outside of <text:tab/>Jakálla. Golden Sunburst clan. Family has held the fief since 2028 <text:tab/>AS. He has an entourage of 100. The fief consists of the following towns and </text:p>
      <text:p text:style-name="P6"><text:s/><text:tab/>villages: Numar, Semus, Mritl, Diride, Tekunek, and Mashtla [BL &amp; BRA]. He is a <text:tab/>celebrated and renown explorer, biologist, and hunter of greater and lesser beasts <text:tab/>of Tékumel. His journeys on the southern continent are related in a rather dull, but <text:tab/>nonetheless fact filled book entitled “Flora and Fauna of the Southern Continent” <text:tab/>with illustrations by Lord Trinesh hiSaynúna. This book is located in the Golden <text:tab/>Sunburst clanhouse in Jakálla. [OTWS]</text:p>
      <text:p text:style-name="P6">Tékunu hiQolyélmu (Lord)- Relative of Elulén. [LoT]</text:p>
      <text:p text:style-name="P6">Tekuo hiFershéna (Librarian)- Librarian in the Temple of Karakán in Sokátis. It is this <text:tab/>library which holds a copy of the Epic Poem concerning the wedding of Sérqu and the <text:soft-page-break/><text:tab/>attendance of the King of the Gray Ssǘ, Chnur. [BRA]</text:p>
      <text:p text:style-name="P6">Tekutan hiQolyélmu- Son of Tekunu hiQolyélmu. [BRA] </text:p>
      <text:p text:style-name="P6">Tekutan hiSsanmirin (Soldier)- Commander the garrison of Chéne Hó during the War of 2020. <text:tab/>[BRA]</text:p>
      <text:p text:style-name="P6">Telék hiVorúgga (Priest)- Born 2320 AS into the Victorious Globe clan of Thráya. High <text:tab/>Ritual Priest of Qón. [MitV1]</text:p>
      <text:p text:style-name="P6">Témi hiDu'únu (Soldier)- Aridáni soldier in the Tsolyáni delegation to the Tsoléi Isles. <text:tab/>Sapphire Bird clan. Thrice wounded in the service of the Emperor. [LoT]</text:p>
      <text:p text:style-name="P6">Temujin hiUsena (Duelist)- Retired and works as a potter. Karakán worshiper of the Golden <text:tab/>Sapphire clan. Known as “One Eye”. [FtLGS]</text:p>
      <text:p text:style-name="P6">Tena hiShoritla- 32yrs old in 2354 AS. [MARB]</text:p>
      <text:p text:style-name="P8"><text:span text:style-name="T41">Tenchai hiVríddi (Soldier)- Emperor Trákonel's senior high general who saw to the </text:span><text:span text:style-name="T41"><text:tab/>eradication of the Pariah God temple at </text:span><text:span text:style-name="T32">Hmákuyál</text:span><text:span text:style-name="T41">. [BRA]</text:span></text:p>
      <text:p text:style-name="P8">Téngai Mérbukha hiVrinála (Instructor)- Teaches the crossbow at the Arcades of Whickering <text:tab/>Hostility. 36yrs old, and worships Avánthe. [BG]</text:p>
      <text:p text:style-name="P6">Ténkorel hiKutonyál- Another name used by Korúkka hiKutonyál. [LoT]</text:p>
      <text:p text:style-name="P6">Ténsor hi? (Priest)- Scholar Priest of Thúmis in Jakálla. [BSWR]</text:p>
      <text:p text:style-name="P6">Tenúka hiVáisoner (Priestess)- Born 2337 AS into the Cloak of Azure Gems clan of Jakálla. <text:tab/>High Administrative Priestess of Dlamélish in Jakálla. [MitV2]</text:p>
      <text:p text:style-name="P6">Té'os hiVríddi (Bodyguard)- He is a Vimúhla worshiper from Fasiltúm [KD]. 32yrs old <text:tab/>in 2354 AS. One of Prince Mirusíya's bodyguards at Kankara. [MARB &amp; Fs] </text:p>
      <text:p text:style-name="P6">Teshkolun hiChukanu (Soldier)- Vimúhla worshiper from the Red Stone clan. 25yrs old in <text:tab/>2354 AS. [MARB]</text:p>
      <text:p text:style-name="P6">Teshkorúsa hi? (Priestess)- Éngsvanyáli priestess of Avánthe. [MitV1]</text:p>
      <text:p text:style-name="P6">Tessume hiOroso (Sorcerer)- Hrü'ǘ worshiper from the Dark Flame clan. 32yrs old in </text:p>
      <text:p text:style-name="P6"><text:tab/>2354 AS. [MARB]</text:p>
      <text:p text:style-name="P6">Teten hiVaisura (Priestess)- High Priestess of Thúmis from the Golden Sphere clan of <text:tab/>Hekéllu. 43yrs old in 2354 AS. [MARB]</text:p>
      <text:p text:style-name="P6">Tetésh Snémi'u hiTeqúrnu (Priest)- Lay Priest of Hrü'ǘ from the White Crystal clan of <text:tab/>Butrús. 42Yrs old, and painfully shy. Has a step-daughter who lives with him in the <text:tab/>temple. Part of the “Gang of Five”. [BG]</text:p>
      <text:p text:style-name="P6">Tetkóru hiKirisáya</text:p>
      <text:p text:style-name="P6">Tétkoru hiSashán (Governor)- Born 2331 AS into the Blade Raised High clan of Ferinára. Now <text:tab/>governor. Has 1 wife, and 3 young sons [MitV1]. Karakán worshiper. [MARB]</text:p>
      <text:p text:style-name="P6">Tétkoru hiSsaynuch (Soldier)- Kási in the Legion of the Storm of Fire, 21<text:span text:style-name="T11">st</text:span> Imperial Medium <text:tab/>Infantry. Vimúhla worshiper from the Golden Sunburst clan. A country boy.[BRA]</text:p>
      <text:p text:style-name="P6">Tétkoru vuChrayu (Nobleman)- Nobleman in Lnoris. Avánthe worshiper with 4 wives, 8 <text:tab/>children, and is 25yrs old. [BRA]</text:p>
      <text:p text:style-name="P6">Téttukes hiChayénga (Governor)- Born 2301 AS into the Red Sun clan of Mrelú. Governor of <text:tab/>Mrelú for 45 years. Avánthe worshiper. [MitV1] </text:p>
      <text:p text:style-name="P6">Téttukes hiChoynga (Governor)- Avánthe worshiper from the Red Sun clan of Mrelú. 65yrs old <text:tab/>in 2354 AS. Friend of Mrído hiÍto. [MARB]</text:p>
      <text:p text:style-name="P6">Tetukél hiViridáma (Scholar)- Historian and writer [SB]. Wrote “An Examination of the <text:tab/>Artifacts of the Great and Mighty Llyán”. [KD]</text:p>
      <text:p text:style-name="P6">Thagádi Ra'át hiSsolén (Priest)- High Priest of Drá in Butrús fro the Ripened Sheaf clan. <text:tab/>61Yrs old, and father of Ra'át Nu'úme hiNyókka. [BG]</text:p>
      <text:p text:style-name="P6">Tháila hiSírukku (Clan Mistress)- Clan Mistress of the Green Bough clan in Sétnakh. In her <text:tab/>late 20's. Rumored to be a defrocked Priestess of Hriháyal. [SotI] </text:p>
      <text:p text:style-name="P6">Thaiz hiVushimoiz (Soldier)- Hrü'ǘ worshiper from the White Stone clan of Béy Sǘ. 32yrs <text:tab/>old in 2354 AS. [MARB]</text:p>
      <text:p text:style-name="P6">Thant'd hi? (Priest?)- Known as “The Sneezing Man”. A Sárku worshiper from the City of <text:tab/>Sárku. Lost a hand during a ritual. He was caught by the Golden Sapphire clan <text:tab/>siblings and turned over to the OPAL, who executed him. His body was given to the <text:tab/>Temple of Sárku in Mrelú for proper disposal. [FtLGS]</text:p>
      <text:p text:style-name="P6">Thalua hiTarguna (Chamberlain)- Hnálla worshiper from the Sea Blue clan of Jakálla. 43yrs <text:tab/>old in 2354 AS. [MARB] </text:p>
      <text:p text:style-name="P6">Thanotokoi hiTungaqu (Soldier)- Society of the Resurgent Octagon. One of the 8 walls. <text:tab/>31yrs old from the Blade Raised High clan. Keténgku worshiper and former soldier in <text:tab/>the Legion of Vrishtara the Mole, 2<text:span text:style-name="T11">nd</text:span> Imperial Sappers. [EoALWI6]</text:p>
      <text:p text:style-name="P6"><text:soft-page-break/>Tharan hiKunush (Patriarch)- Victorious Globe clan in Rü. [EoASWI2]</text:p>
      <text:p text:style-name="P6">Tharkuma hiJarash hiVríddi (Soldier)- Vimúhla worshiper from the Vríddi clan of Fasiltúm. <text:tab/>32yrs old <text:tab/>in 2354 AS. [MARB] </text:p>
      <text:p text:style-name="P6">Tharl hiArokian- Dark Moon clan. Hrü'ǘ worshiper. </text:p>
      <text:p text:style-name="P6">Tháte Khesákh hiChúatsu (Priest)- Scholar Priest of Vimúhla and Headmaster of the Crucible <text:tab/>of the Glowing-Hot Skulls, the temple school for Vimúhla and Chiténg in Butrús. [BG]</text:p>
      <text:p text:style-name="P6">“The Gnarled One” (General)- Commander of the Dancer Without Eyes, 2<text:span text:style-name="T11">nd</text:span> Imperial Ahoggyá <text:tab/>Heavy Infantry [DotE-G]. 32yrs old in 2354 AS. [MARB]</text:p>
      <text:p text:style-name="P6">“The Man in Purple Tatters”- A well known beggar in Butrús who haunts the Bazaars and the <text:tab/>temple district. [BG]</text:p>
      <text:p text:style-name="P6">“The Old Man” (Politician)- The power behind the power in the Hláka community in Butrús. <text:tab/>Turned 109yrs old. [BG]</text:p>
      <text:p text:style-name="P6">“The Slippery Mótti” (Thief)- Infamous cat-burglar in Butrús of which very little is <text:tab/>known. [BG]</text:p>
      <text:p text:style-name="P6">“The White Man” (Magician)- Performing magician of the non-magical sort. Wears a white <text:tab/>lacquered mask which hides his face completely. Children are terrified of him, his <text:tab/>rivals are jealous of him, sorcerers are perplexed by him, and the guests at the <text:tab/>many parties he entertains at are left in peculiar states of unease by him. [BG]</text:p>
      <text:p text:style-name="P6">“The Yellow Splotched One” (General)- Commander of the Legion of Gurúggma, 3<text:span text:style-name="T11">rd</text:span> Imperial <text:tab/>Auxiliary Heavy Infantry. Noted for its historically appalling behavior wherever it <text:tab/>has been posted, but especially on the Isle of Gánga. Recently based in Jakálla <text:tab/>[YG-F]. 32yrs old in 2354 AS. [MARB]</text:p>
      <text:p text:style-name="P6">Thekuto hiUsena (Official)- Qón worshiper of the Golden Sapphire clan of Khirgár. Is an <text:tab/>analyst for the Palace of the Realm in Khirgár. [FtLGS]</text:p>
      <text:p text:style-name="P6">Thene hiSorquqa (Servant)- Avanthár. 32yrs old in 2354 AS. [MARB]</text:p>
      <text:p text:style-name="P6">Thetahl hi? (Warrior)- Dilinála worshiper. 32yrs old in 2354 AS. [MARB]</text:p>
      <text:p text:style-name="P6">Thiala hiChraisa (Clan Girl)- Avánthe worshiper from the Cloak of Azure Gems clan of <text:tab/>Hekéllu. 21yrs old in 2354 AS. [MARB]</text:p>
      <text:p text:style-name="P6">Thikénta hiVasháka (Priestess)- Dlamélish priestess from the Green Lintle clan. [BL]</text:p>
      <text:p text:style-name="P6">Timúna hiRetetkesu (Priestess)- High Priestess of Dlamélish from the Green Kirtle clan of <text:tab/>Béy Sǘ. 32yrs old in 2354 AS. [MARB]</text:p>
      <text:p text:style-name="P6">Thíolleb Chiúving Aókueth (Lady)- Heir to the Reticulated Foam Balcony (throne) of Prásh <text:tab/>in Livyánu. She was forced to flee her home and sought help in Mu'ugalavyá but left <text:tab/>for Tsolyánu, where she settled in Tumíssa, until forced from there to Butrús. She <text:tab/>seeks aide to help her return and recover her rightful place. She is about 17yrs <text:tab/>old, beautiful and shedding her naiveté. [BG]</text:p>
      <text:p text:style-name="P6">Thiyél hiTáije (Priestess)- Born 2338 AS into the Golden Bough clan of Jakálla. Ritual <text:tab/>High Priestess of Dilinála. [MitV1]</text:p>
      <text:p text:style-name="P6">Thojeng hiDresak (Marine)- Red Sky clan. [EoASWI4]</text:p>
      <text:p text:style-name="P6">Thómar hi? (Sorcerer)- Ksárul worshiper from the Flowering Life clan. [MARB]</text:p>
      <text:p text:style-name="P6">Thontem hiÍto (Priest)- Forcer chief priest of the Pála Jakálla temple of Sárku. Was <text:tab/>slain, along with several honored Jájgi, by a Demon of the Dark. [BRA]</text:p>
      <text:p text:style-name="P6">Thorul hiAuvésu (Official)- Palace of the Realm in Sokátis. Sárku worshiper of the Dark <text:tab/>Water clan. 32yrs old in 2354 AS. [MARB]</text:p>
      <text:p text:style-name="P6">Thrak hiAnokiam (Soldier)- Soldier in the 4<text:span text:style-name="T11">th</text:span> Cohort of the Legion of Shattering Ssuyál. <text:tab/>Dark Moon clan. [AL]</text:p>
      <text:p text:style-name="P6">Thurik hiChakresa (Priest)- Sorcerer Priest of Ksárul from the Cloak of Azure Gems clan. <text:tab/>32yrs old in 2354 AS. [MARB]</text:p>
      <text:p text:style-name="P6">Thusaij hiKoródu (Guard)- Clan guard for the Golden Sapphire clan in Mrelú. Low level <text:tab/>lineage in the clan. Engaged to Areli hiUsena. [FtLGS]</text:p>
      <text:p text:style-name="P6">Thusúra hiVorúgga <text:s/>(Priestess)- High Administrative Priestess of Hnálla. Born 2316 AS into <text:tab/>the White Stone clan of Thráya. Fanatic member of the Companionship of Scintillation <text:tab/>Society and a local clan leader. [MitV1]</text:p>
      <text:p text:style-name="P6">Thu'usa hiKaresil (Priestess)- Priestess of Ksárul from the Black Hand clan of Jakálla. <text:tab/>23yrs old in 2354 AS. [MARB]</text:p>
      <text:p text:style-name="P6">Thuyél hiVrázhimú (Lady)- 3<text:span text:style-name="T11">rd</text:span> wife of Osumétlu hiVu'úrtesh. [PoS]</text:p>
      <text:p text:style-name="P6">Tiána hiHkétoketl (Clan Girl)- At 18yrs old she is the younger sister of Aknallu. She is a <text:tab/>Dlamélish worshiper from the Golden Dawn clan. She lives with her Dlamélish priest <text:tab/>husband at the temple, and she has started to take up the money lending trade of her <text:soft-page-break/><text:tab/>husband, much to the chagrin of her mother. [GDC]</text:p>
      <text:p text:style-name="P6">Tiervazha hiHrugginash (Priest)- Chief priest in the Pála Jakálla temple of Belkhánu. He <text:tab/>is 63yrs old of the Amber Cloak Clan. Cautious but well manner man who has held his <text:tab/>post for 22yrs. [BRA]</text:p>
      <text:p text:style-name="P6">Tikar hiSra'una (Tailor)- Mighty Wings of Glory clan. 32yrs old in 2354 AS. [MARB]</text:p>
      <text:p text:style-name="P6">Tikkash hiSureshmu (Soldier)- Vimúhla worshiper from the Red Mountain clan. 32yrs old in <text:tab/>2354 AS. [MARB] </text:p>
      <text:p text:style-name="P6">Tikkúne hiMraktiné (Priest)- Born 2299 AS into the Sea Blue clan of Béy Sǘ. Tiritlén <text:tab/>(Grand Adept) and High Ritual (Qusúnchu) Priest of Karakán in Béy Sǘ. A supporter of</text:p>
      <text:p text:style-name="P6"><text:tab/>the Military Party. 70yrs old in 2354 AS. A clan cousin of General Kéttukal. He id <text:tab/>stern, righteous, and taciturn. [MARB]</text:p>
      <text:p text:style-name="P6">Tikomé hiSurutlén (Lady)- Born 2334 AS into the Emerald Girdle clan of Avanthár. Noble <text:tab/>lady and Dlamélish worshiper who often spies or runs messages for Princess Ma'ín. <text:tab/>[MitV2]</text:p>
      <text:p text:style-name="P6">Tikosu hiSsányusa (Soldier)- Wurú worshiper from the Standing Stone clan of Béy Sǘ. 32yrs <text:tab/>old in 2354 AS. [MARB] </text:p>
      <text:p text:style-name="P6">Tikomu hiFa'asu (Priest)- Priest of Vimúhla from the Broken Bough clan. 26yrs old in </text:p>
      <text:p text:style-name="P6"><text:tab/>2354 AS. [MARB]</text:p>
      <text:p text:style-name="P6">Tiktikanu hiSsáronel (Governor)- Governor of Penóm and a Qón worshiper from the Ripened <text:tab/>Sheaf clan. 54yrs old in 2354 AS. [MARB] </text:p>
      <text:p text:style-name="P6">Tíkuru hiTlakotáni (Clan Master)- Not of the Imperial line, but as clan master of the <text:tab/>Tlakotáni lands and holdings in northern Tsolyánu, he is powerful. Resides in Béy <text:tab/>Sǘ. [MitV1]</text:p>
      <text:p text:style-name="P6">Tikume hiSurutlen (Lady)- Dlamélish worshiper from the Emerald Girdle clan of Avanthár. <text:tab/>52yrs old in 2354 AS. [MARB] </text:p>
      <text:p text:style-name="P2">Tiláshe hiDmil (Official)- 33yrs old from the Blue Kirtle clan. Thúmis worshiper. She is <text:tab/>Superintendent of Hydraulics in charge of aquaducts, fountains, cisterns, and <text:tab/>irrigation of the immediate countryside. Pretty and friendly but of awkwardly lower-<text:tab/>class origins. [BG] </text:p>
      <text:p text:style-name="P6">Tilékku hiSsá- Cloak of Azure Gems. The leader of the Imperial Party in Jakálla. Known as <text:tab/>the “Imperial Lord”. [JT]</text:p>
      <text:p text:style-name="P6">Tilíga hiChorúkka (Teacher)- One of Hóru's teachers. [GuoT]</text:p>
      <text:p text:style-name="P6">Tiluné hiVárchal (Instructor)- Former soldier who is now old and going blind. Runs the <text:s/><text:tab/>“Tower of the Twelfth Arrow” in Jakálla. [KD]</text:p>
      <text:p text:style-name="P6">Timalish Jak (Soldier)- Chiténg worshiper from the Company of the Edification of the Soul <text:tab/>clan. 41yrs old in 2354 AS. [MARB]</text:p>
      <text:p text:style-name="P6">Timúna hiReretlésa (Lady)- High Priestess of Dlamélish in Béy Sǘ [MoG]. Middle aged. [KD]</text:p>
      <text:p text:style-name="P6">Tinkoresh hiVsúeh (Priest)- High Ritual Priest of Hru'ü in Khirgar. He is old, secretive <text:tab/>and full of menace, clever and knowledgeable, and a member of the Cusp of Night <text:tab/>Society. 75yrs old in 2354 AS. [MARB]</text:p>
      <text:p text:style-name="P6">Tinukkar hiKutonyál (Soldier)- Red Mountain clan of Tumíssa. 32yrs old in 2354 AS. [MARB]</text:p>
      <text:p text:style-name="P6">Tiriku hiVríddi (Priest)- Priest of Vimúhla from the Vríddi clan of Hekéllu. 22yrs old <text:tab/>in 2354 AS. [MARB] </text:p>
      <text:p text:style-name="P6">Tirisa hiQolyélmu- Karakán worshiper. Cute, vivacious, deadly (trained killer), and the 3<text:span text:style-name="T11">rd</text:span> <text:tab/>wife of Chúrisan hiTlélsu. Red Flower clan. [YG-TUM]</text:p>
      <text:p text:style-name="P6">Tiritlén Ssünrü hiDulumésa (Lord)- Dark Flame clan of Jakálla. [JT]</text:p>
      <text:p text:style-name="P6">Tirshel hiBaru (Soldier)- Kási and Sárku worshiper of the Black Hand clan. 29yrs old in <text:tab/>2354 AS. [MARB]</text:p>
      <text:p text:style-name="P6">Tisoner Ashai (Soldier)- Vimúhla worshiping member of the Omni Potent Azure Legion. [MARB]</text:p>
      <text:p text:style-name="P6">Tísa- Female Srámuthu who lives in the underworld of Púrdimal. [KD]</text:p>
      <text:p text:style-name="P6">Tisume hiKangai (Major Domo)- 32yrs old in 2354 AS. [MARB]</text:p>
      <text:p text:style-name="P6">Titktikánu hiSsáronel (Governor)- Born 2314 AS into the Ripen Sheaf clan. Currently <text:tab/>governor of Penóm, and it is said he is trading with the H'lǘss for Zu'úr. [MitV1]</text:p>
      <text:p text:style-name="P6">Titléno hiVitlánme- Aide to Lord Cháimira hiSsánmirin (former Provost of the Chancery in <text:tab/>Avanthár) who held off the followers of the Usurper in their efforts to defile Qón's <text:tab/>shrine in Avanthár until Chancery troops were able to intervene. He was awarded the <text:tab/>Gold of Glory by Emperor Mirusíya [MitV1]. Qón worshiper from the Golden Sunburst <text:tab/>clan, and 32yrs old in 2354 AS. [MARB]</text:p>
      <text:p text:style-name="P6">T'kan Chqitne (Scholar)- Joined the White Crystal clan after leaving the Iron Fist clan <text:soft-page-break/><text:tab/>because they would not pay for his advancement and he did not want them to gain from <text:tab/>his success. 3<text:span text:style-name="T11">rd</text:span> Circle Scholar Priest of Thúmis. 28yrs old Pé Chói.[EoALWI6]</text:p>
      <text:p text:style-name="P6">Tke'et'kl (Merchant)- Pé Chói merchant who is known to sell “eyes”. [FtLGS]</text:p>
      <text:p text:style-name="P6">Tkeshmu hiSsánmirin (Soldier)- Vimúhla worshiping Molkár from the Iron Helm clan of <text:tab/>Khirgár. 22yrs old in 2354 AS. [MARB]</text:p>
      <text:p text:style-name="P6">Tk't'trr (Priest)- Pé Chói priest of Wurú. [MitV2]</text:p>
      <text:p text:style-name="P6">Tkura hiQolel (Soldier)- Sárku worshiper from the Black Earth clan. 35yrs old in 2354 AS. <text:tab/>[MARB]</text:p>
      <text:p text:style-name="P6">Tla'anish hiVríddi (Priest)- Vimúhla worshiper from the Vríddi clan of Fasiltúm. 32yrs old <text:tab/>in 2354 AS. [MARB] </text:p>
      <text:p text:style-name="P6">Tlaqúru Verékka hiVríddi (Governor)- Born 2315 AS into the Vríddi clan of Fasiltúm where <text:tab/>he is the governor [MitV2]. Vimúhla worshiper. [MARB]</text:p>
      <text:p text:style-name="P6">Tlaika hiMriyatlaku (Student)- 28yrs old from Béy Sǘ. [MARB]</text:p>
      <text:p text:style-name="P6">Tlaiya hiVríddi (Soldier)- Vimúhla worshiper from the Vríddi clan of Fasiltúm. 32yrs old <text:tab/>in 2354 AS. [MARB] </text:p>
      <text:p text:style-name="P6">Tlakár hiFershéna (Soldier)- Kási in the First Legion of Ever-Present Glory, 1<text:span text:style-name="T11">st</text:span> Imperial <text:tab/>Heavy Infantry. Red Sword clan.</text:p>
      <text:p text:style-name="P6">Tlamal hiVorodláya (Soldier)- Chegárra worshiper from the Golden Sunburst clan of Sokátis. <text:tab/>32yrs old in 2354 AS. [MARB]</text:p>
      <text:p text:style-name="P6">Tlanéno hiVorodláyu (General)- Commander of the Squadrons of Tlanéno the Steersman, 3<text:span text:style-name="T11">rd</text:span> <text:tab/>Imperial Marines. Tasked with river security from Jakálla to Avanthár on the Mssúma <text:tab/>and also on the Ranánga rivers [DotE-G]. Current disposition is 15 cohorts at Pála <text:tab/>Jakálla, 5 at Penóm, and 2 in training in Jakálla. Karakán worshiper [MitV1]. Golden <text:tab/>Sunburst clan and member of the Military Party [KD]. 54yrs old in 2354 AS. [MARB]</text:p>
      <text:p text:style-name="P6">Tlangten hiSsanyusa (Soldier)- Former soldier in the Legion of the Lord of Red Devastation <text:tab/>(expelled for being too psychotic). Standing Stone clan. [BRA]</text:p>
      <text:p text:style-name="P6">Tlángtekh hiVríddi (Bodyguard)- He is a Vimúhla worshiper from Fasiltúm [KD]. Vríddi clan <text:tab/>of Fasiltúm. 32yrs old in 2354 AS. One of Prince Mirusíya's bodyguards at Kankara. <text:tab/>[MARB &amp; Fs] </text:p>
      <text:p text:style-name="P6">Tlanuka hiAzhun (Soldier)- Vimúhla worshiping soldier of the Red Mountain clan. 32yrs old <text:tab/>in 2354 AS. [MARB]</text:p>
      <text:p text:style-name="P6">Tlaquru hiVríddi (Lord)- Lives in Fasiltúm. [BRA]</text:p>
      <text:p text:style-name="P6">Tlása hiKhánmu (Soldier)- A Ksárul worshiping scholar/soldier of the Standing Stone clan <text:tab/>of Mrélu. 26yrs old in 2354 AS. [MARB]</text:p>
      <text:p text:style-name="P6">Tlása hiSérekel (Priestess)- High Priestess of Chiténg in Avanthár from the Red Sword <text:tab/>clan. 30yrs old in 2354 AS. [MARB]</text:p>
      <text:p text:style-name="P6">Tlashél hiQolyélmu (Priestess)- Born 2334 AS into the Golden Sunburst clan of Jakálla but <text:tab/>now lives in Béy Sǘ. Ritual High Priestess of Avánthe. Her brother is Dalkén, and <text:tab/>she is very rich. {MitV1]</text:p>
      <text:p text:style-name="P6">Tlashél hiQurródu (Priestess)- Born 2336 AS. Head of the important shrine of Ever-Living <text:tab/>Light located in the desert off the Sákbe road near Sunráya in Milumanayá. [MitV1]</text:p>
      <text:p text:style-name="P6">Tlása hiSérekel (Priestess)- Born 2336 AS into the Red Sword clan of Avanthár. High Ritual <text:tab/>Priestess of Chiténg and a fanatic. [MitV2]</text:p>
      <text:p text:style-name="P6">Tlathiyala hiKorunumissa (Priestess)- Chief ritual priestess in the Pála Jakálla temple of <text:tab/>Dlamélish. Lesbian lover of Dhupal (chief priestess of the temple). She is <text:tab/>stunningly beautiful. [BRA]</text:p>
      <text:p text:style-name="P6">Tlayésha hi? (Doctor)- Physician employed by Chnesuru the Slaver and in late 2356 AS <text:tab/>married Harsan. She is cursed with blue eyes and is an Avánthe worshiper. [MoG]</text:p>
      <text:p text:style-name="P6">Tleknnu hiMissal (Priest)- Priest of Hrü'ǘ from the Black Hand clan. 32yrs old in 2354 AS. <text:tab/>[MARB]</text:p>
      <text:p text:style-name="P6">Tlokun hiChurringa (Official)- Senior bureaucrat in Sharu'una Fief from the Jade Diadem <text:tab/>clan. [EoASWI5] </text:p>
      <text:p text:style-name="P6">Tlomakek hiKuru (Elder)- Clan Elder of the Dark Fear clan of Maku village. Durritlámish <text:tab/>worshiper. 40yrs old in 2354 AS. [MARB]</text:p>
      <text:p text:style-name="P6">Tlónuka hiSráshar (Courtesan)- Former belle of Butrús. Replaced by Chíra, but still <text:tab/>retains some influence. [BG]</text:p>
      <text:p text:style-name="P6">Tludimlal hiMarunel (Priest)- A recent transfer from Fasiltúm to the temple of Vimúhla in <text:tab/>Pála Jakálla, he is a powerful sorcerer of the Red Mountain clan. [BRA]</text:p>
      <text:p text:style-name="P6">Tluomé hi? (Soldier)- Sárku worshiper who helped to kidnap Harsan from the Temple of <text:soft-page-break/><text:tab/>Thúmis in Béy Sǘ. [KD]</text:p>
      <text:p text:style-name="P6">Tlussach Tvosret hiDlanmjarai- Sea Blue clan. </text:p>
      <text:p text:style-name="P6">Tneyu vuWasuma (Hero)- Ancient Vrayáni hero [DotE-G]. A soldier and slinger from the <text:tab/>Joyful Clan of Noble Vráyani. [KD]</text:p>
      <text:p text:style-name="P6">Todukái Néqo “Pillar of the State” hiTlakotáni (Emperor)- 21<text:span text:style-name="T11">st</text:span> Seal Emperor ruled 851-</text:p>
      <text:p text:style-name="P6"><text:tab/>905 AS. Made many administrative reforms: structuring taxes, local and provincial <text:tab/>administrative functions defined, ect. <text:s/>[SB]</text:p>
      <text:p text:style-name="P6">Tonku'él hiSharvóya (Priest)- Born 2316 AS into the Dark Fear clan of Penóm. Tiritlén <text:tab/>(Grand Adept) of the Temple of Durritlámish in Penóm. His grandfather is a Jáiji in <text:tab/>the underworld of Penóm. He is a fanatic member of the Copper Door Society. [MitV2]</text:p>
      <text:p text:style-name="P6">Tonkurén hiQolyélmu (Official)- Dlamélish worshiper from the White Stone clan and one of <text:tab/>Eyil's special patrons [PoS]. Avanthár. 64yrs old in 2354 AS. [MARB]</text:p>
      <text:p text:style-name="P6">Tontikén Riruné “Slave of Demons” hiTlakotáni (Emperor)- 39<text:span text:style-name="T11">th</text:span> Seal Emperor ruled 1306-</text:p>
      <text:p text:style-name="P6"><text:tab/>1318 AS. A necromancer and sorcerer. Rumored to have studied the doctrines of “She <text:tab/>Who Must Not Be Named”. [SB]</text:p>
      <text:p text:style-name="P6">Tontikén hiTukun [EoALWI6]</text:p>
      <text:p text:style-name="P6">Toraz hiShanuka- Lives in Sokátis. [SC]</text:p>
      <text:p text:style-name="P6">Tórisu hiVríddi- The name by which Prince Mirusíya was known before he was revealed. <text:tab/>[MitV2]</text:p>
      <text:p text:style-name="P6">Tórisu hiVríddi (Shaman-Warrior)- 22yrs old in 2354 AS. [MARB]</text:p>
      <text:p text:style-name="P6">Torkun hiSarel (Soldier)- From Usenánu. Clan not found. [MARB]</text:p>
      <text:p text:style-name="P6">Torkusem hiShanga (Merchant)- Karakán worshiper of the Golden Sunburst clan of Tu'únmra. <text:tab/>57yrs old in 2354 AS. [MARB]</text:p>
      <text:p text:style-name="P6">Tosokh hiFadhnoi (Priest)- Temple archivist of the Temple of Ksárul in Tumíssa. He is 9 <text:tab/>parts daft spending most of his days sleeping in his corner office of the <text:tab/>scriptorium and only moves for services. Very short sighted so he does not known if <text:tab/>a scroll has neat calligraphy or not.</text:p>
      <text:p text:style-name="P6">Tsalkan hiKorkoda (Priest)- High Priest of Vimúhla in a Chákan temple. Scarlet Star clan. <text:tab/>65yrs old in 2354 AS. [MARB]</text:p>
      <text:p text:style-name="P6">Tsana hiTeyonel- Clan cousin of Basuhe hiTeyonel. [FtLGS]</text:p>
      <text:p text:style-name="P6">Trákonel I “The Blazing Light” hiTlakotáni (Emperor)- 5<text:span text:style-name="T11">th</text:span> Seal Emperor ruled 139-195 AS. <text:tab/>Battled the Cult of the One Other. [SB]</text:p>
      <text:p text:style-name="P6">Trákonel II “The Victorious” hiTlakotáni (Emperor)- 7<text:span text:style-name="T11">th</text:span> Seal Emperor ruled 219-269 AS. <text:tab/>Defeated the Páchi Léi. [SB]</text:p>
      <text:p text:style-name="P6">Trákonel III “The Godking” hiTlakotáni (Emperor)- 10<text:span text:style-name="T11">th</text:span> Seal Emperor ruled 382-384 AS. <text:tab/>Devoted to art and music. Allowed the Empire to decay. <text:s/>[SB]</text:p>
      <text:p text:style-name="P6">Trasüme hiTánkolel- Ksárul worshiper. [BEB]</text:p>
      <text:p text:style-name="P6">Trasune hiTukun [EoALWI6]</text:p>
      <text:p text:style-name="P6">Trasure hiTánkolel (Priest)- Priest of Vimúhla from the Red Sword clan of Jakálla. 32yrs <text:tab/>old in 2354 AS. [MARB]</text:p>
      <text:p text:style-name="P6">Tren “Hlivín” hiTüpellu (Gambler)- A famous Tsolyáni gambler. [BG]</text:p>
      <text:p text:style-name="P6">Treshélmu hiKolkúnü'ü (Priest)- Born 2332 AS into the Dark Moon clan of Tumíssa. Qusúnchu <text:tab/>(High Ritual Priest) of Hrü'ǘ. Has 2 wives, 2 sons, and 1 daughter. [MitV2]</text:p>
      <text:p text:style-name="P6">Tréshun hiRéshkoru [BtB]</text:p>
      <text:p text:style-name="P6">Trímu hiVu'ürtesh- Twin brother of Kamám. Purple Gem clan. Keténgku worshiper. [BL]</text:p>
      <text:p text:style-name="P6">Trínesh hiKétkolel (Soldier)- Hereksa in the Legion of the Storm of Fire. Vimúhla <text:tab/>worshiper from the Red Mountain clan of Tumíssa [Fs]. Was promoted to Kási and <text:tab/>served as a liaison officer in Avanthár. He married a young girl who was a daughter <text:tab/>of old nobility, was granted a a small fief and a pretty villa near Aukésha, and had <text:tab/>a son with his wife [BRA]. He was sent to the Do Cháka forest with an expedition <text:tab/>lead by Hársan and ended up in N'lǘssa [PoS]. Later he was sent, again with Hársan, <text:tab/>to Salarvyá after the “Mad King” was killed [DoK]. He was known as “the pride of the <text:tab/>clan-maidens of Tumíssa.” He has triangular features, is sharp nosed, rangy and <text:tab/>powerfully built [Fs]. Promoted to Molkár in 2373 A.S.[PoS]</text:p>
      <text:p text:style-name="P6">Trínesh hiSaynúna (Lord)- Golden Sunburst clan [BRA]. A military attaché and Kási in the <text:tab/>Imperial Marines. He accompanied Lord Tékunu hiQolyélmu on his journey into the <text:tab/>southern continent writing a book about it entitled “A Marine out of Water: Being <text:tab/>the Adventurers of a Tsolyáni Captain of Marines Serving Prince Rereshqála in the <text:tab/>Trackless Wastelands of the Southern Continent.”</text:p>
      <text:p text:style-name="P6"><text:soft-page-break/>Trivalsh hiMorudu (Official)- Official in Avanthár under Emperor Mirusíya.</text:p>
      <text:p text:style-name="P6">Triyéna hiChaishyáni (Noble Lady)- 45yrs old in 2354 AS from Mrélu. Married to Ko'ór <text:tab/>hiChaishyáni. Sea Blue clan. [MARB]</text:p>
      <text:p text:style-name="P6">Truijkku hiSesmuga (Priest)- Priest of Grugánu from the Black Mountain clan. 32yrs old in <text:tab/>2354 AS. [MARB]</text:p>
      <text:p text:style-name="P6">Trugáya hiTlanátl (Gladiator)- Part-time gladiator with potential to be great but has <text:tab/>duties and service in the Temple of Dilinála which keep her away. [BG]</text:p>
      <text:p text:style-name="P6">Trujekku hiMeshkutáne (Priest)- Priest of Hrü'ǘ in Tumíssa from the Black Stone clan. <text:tab/>50yrs old in 2354 AS. [MARB]</text:p>
      <text:p text:style-name="P6">Tsákten hiRadáika (Priest)- Scholar Priest of Thúmis from the Grey Wand clan of the </text:p>
      <text:p text:style-name="P6"><text:tab/>Chákas. Privately known in the Temple as “The Chief Supervisor of External <text:tab/>Deaccessions” for his talent at acquiring texts for his temple from private <text:tab/>libraries. He and his family are wealthy. [BG]</text:p>
      <text:p text:style-name="P6">Tsálu Varshóre “<text:span text:style-name="T1">Í</text:span>fe'eth” hiZírudhan (Poet)- Chairman of one of the two local Butrús <text:tab/><text:tab/>circles of Poets and Authors. [BG]</text:p>
      <text:p text:style-name="P6">Tsana hiJubbah (Courtesan)- Hriháyal worshiper from the Moon of Evening clan. [ST]</text:p>
      <text:p text:style-name="P6">Tsána hiUséna (Sorceress)- Born into the Great Stone clan of Jakálla (21yrs old). <text:tab/>Sorceress of Gruganu. She is obsessive. Granted a fief in Pán Cháka on the <text:tab/>Mu'ugalavyáni border but has of yet not visited it. Married to a OAL officer and her <text:tab/>brother serves in the Imperial Legation in Béy Sǘ. [JD]</text:p>
      <text:p text:style-name="P6">Tsánboi hiJugáno (Bravo)- Born into the Rising Sun clan of Hekéllu (17yrs old). He <text:tab/>worships Drá and has a number of different interests, spending but little time on <text:tab/>each. He owns a small pet shop in the Hekéllu market and is very attractive. One of <text:tab/>his clan fathers is counted among the Perfect of Drá. [JD]</text:p>
      <text:p text:style-name="P6">Tsaqune hiZana (Priest)- Chief sorcerer-priest in the temple of Durritlámish in Pála <text:tab/>Jakálla. Dark Moon clan, and 33yrs old. [BRA]</text:p>
      <text:p text:style-name="P6">Tsárnu hiFatlán (Scholar)- Historian [SB]. Co-author of “The Great Expedition to Tané”. <text:tab/>[KD]</text:p>
      <text:p text:style-name="P6">Tsatla hi?- Servant to Eyil. A grim faced peasant woman. [MoG]</text:p>
      <text:p text:style-name="P6">Tsenali hiMrachiyáku (Official)- Official in the Palace of the Realm in Sokátis from the <text:tab/>White Stone clan. 32yrs old in 2354 AS. [MARB]</text:p>
      <text:p text:style-name="P6">Tsodlán ? (Lawyer)- A Ksárul worshiping lawyer who married Akkarin hi? a temple guard at <text:tab/>the Temple of Dlamélish and Hriháyal in Thranaka. He has one child (Chranyel 2yrs <text:tab/>old) by her. [SMC]</text:p>
      <text:p text:style-name="P6">Tsodlán hiChánkolu- Rising Sun clan. Ksárul worshiper.</text:p>
      <text:p text:style-name="P6">Tsodlán hiTessuken (Official)- White Crystal clan of Jakálla. Former Kasi in the First <text:tab/>Legion of Ever-Present Glory, 1<text:span text:style-name="T11">st</text:span> Imperial Heavy Infantry. Cousin to Gayan and <text:tab/>brother to Zagar. Now a 5<text:span text:style-name="T11">th</text:span> Circle bureaucrat in the Palace of the Realm under clan-<text:tab/>brother Dlamuz. [EoALWI6]</text:p>
      <text:p text:style-name="P6">Tsodlán hiTigál- Copper Door clan and Sérqu worshiper. [BtB]</text:p>
      <text:p text:style-name="P6">Tsodlán hiVirritekmu (Priest)- Priest of Vimúhla from the Red Sun clan. 25yrs old in </text:p>
      <text:p text:style-name="P6"><text:tab/>2354 AS. [MARB]</text:p>
      <text:p text:style-name="P6">Tsokalon hi? (Elder)- Imperial Administrator and sits on the Council of Elders of the <text:tab/>Shadowed Moon clan in Thranaka. [SMC]</text:p>
      <text:p text:style-name="P6">Tsokalon hiKahrsama (Guard)- Stability worshiper from the Golden Sapphire clan and related <text:tab/>to the hiUsena through his mother. He is a caravan guard and scout. [FtLGS]</text:p>
      <text:p text:style-name="P6">Tsokokh hiFadhnoi (Priest)- Archivist in the Temple of Ksárul in Tumíssa. [RPGNW]</text:p>
      <text:p text:style-name="P6">Tsolísha hiTánkolel (Priestess)- Born 2340 AS into the Green Opal clan of Tu'únmra. High <text:tab/>Ritual Priestess of Dlamélish. Lesbian and a “dear” friend of Marisél. [MitV2]</text:p>
      <text:p text:style-name="P6">Tsomélun hiNeshkúmu (Lord)- Born 2301 AS into the Rising Sun clan of Thráya. A wealthy <text:tab/>noble who owns large tracts of land and oversees his clan's lands. Hrü'ǘ worshiper. <text:tab/>[MitV2]</text:p>
      <text:p text:style-name="P6">Tsommiyel hiVríddi (Soldier)- Vimúhla worshiper from the Vríddi clan of Fasiltúm. 28yrs <text:tab/>old in 2354 AS. [MARB] </text:p>
      <text:p text:style-name="P6">Tsomólan hiNeshkómu (Noble)- Hrü'ǘ worshiper from Thráya who owns land. 66Yrs old in 2354 <text:tab/>AS. [MARB]</text:p>
      <text:p text:style-name="P6">Tsomo'ao hiNeshkoma (Lord)- Hrü'ǘ worshiper from the Rising Sun clan of Thráya. 66yrs old <text:tab/>in 2354 AS. [MARB]</text:p>
      <text:p text:style-name="P6">Tsomu hi? (Warrior)- Vimúhla worshiper. 32yrs old in 2354 AS. [MARB]</text:p>
      <text:p text:style-name="P6"><text:soft-page-break/>Tsomukh Bá Kal (Priestess)- Priestess of Hnálla of the Broken Reed clan from Khirgár. <text:tab/>18yrs old in 2354 AS. [MARB]</text:p>
      <text:p text:style-name="P6">Tsomukh Pathaikhra (Priestess)- Priestess of Dlamélish. 32yrs old in 2354 AS. [MARB]</text:p>
      <text:p text:style-name="P6">Tsa'a- Female child living in the House of the First Founder in the Valley of Kashkomai - <text:tab/>Achán. [BRA]</text:p>
      <text:p text:style-name="P6">Tsuboga hiKétkolel (Soldier)- Vimúhla worshiping soldier of the Red Sun clan. 38yrs old in <text:tab/>2354 AS. [MARB]</text:p>
      <text:p text:style-name="P6">Tsúmikel hiTánkolel- Sea Blue clan of Jakálla. Known as the “Lord of Sea Blue”. [JT]</text:p>
      <text:p text:style-name="P6">Tsúmikel hiTengetláku (General)- Commander of the Legion of the Citadel of Glory, 13<text:span text:style-name="T11">th</text:span> <text:s/><text:tab/>Imperial Crossbowmen. He is also the governor of Tumíssa, a member of the Red Sword <text:tab/>clan as well as the most prominent member of it. Vimúhla worshiper who once served <text:tab/>in the Legion of the Lord of Red Devastation [DotE-G]. The <text:tab/>legion currently has 6 <text:tab/>cohorts in training with 1 in training [MitV2]. From Tumíssa, and was 49yrs old in <text:tab/>2354 AS [MARB]. He was still governor in 2367 AS when the Red hats besieged the <text:tab/>city. [BRA]</text:p>
      <text:p text:style-name="P6">Tsúnimel hiNyetl (Coutesan)- Young and extremely naïvé as well as romantic. Her main <text:tab/>competition is from Korkíri hiHairáme. She has had the unintentional feat of driving <text:tab/>no less than 3 disappointed suitors to suicide in the last year. [BG]</text:p>
      <text:p text:style-name="P6">Tsurána hiFesrengála (Priestess)- Scholar Priestess of Belkhánu in Bey Sǘ. 20yrs old and a <text:tab/>Bednálljan scholar. Daughter of Jarítlü hiFesrengála. [GDC]</text:p>
      <text:p text:style-name="P6">Tsurugathhi hiMarukku (Ship Captain)- Sárku worshiping ship captain of the Dark Fear clan <text:tab/>of Púrdimal. 43yrs old in 2354 AS. [MARB]</text:p>
      <text:p text:style-name="P6">Tsútel hiHketoketl (Priest)- 3<text:span text:style-name="T11">rd</text:span> Circle Warrior-Priest of Chegárra in Béy Sǘ. Was raised in <text:tab/>Tumíssa and is 20 yrs old. Former member of the Legion of the Wind of Iron, 10<text:span text:style-name="T11">th</text:span> <text:tab/>Imperial Crossbow. He is from the Golden Dawn clan. His uncle is Nirunel and his <text:tab/>good friend is Arkutu hiTresal. [GDC]</text:p>
      <text:p text:style-name="P6">Tsútel hiVoruséka (Priest)- Great Stone clan of Béy Sǘ. Priest of Ksárul in Avanthár. <text:tab/>[LoT]. High Priest, and 65yrs old in 2354 AS. [MARB]</text:p>
      <text:p text:style-name="P6">Tsu'unamo hi? (Soldier)- Vimúhla worshiper. 32yrs old in 2354 AS. [MARB]</text:p>
      <text:p text:style-name="P6">Tulivé <text:span text:style-name="T1">Í</text:span>to (Shopkeeper)- She is married to Gáishan. Antiquarian, collector, shopkeeper, <text:tab/>and occasional tomb robber; however, she has been dead for 600 years. She and her <text:tab/>husband, Gáishan, are Jáiji. Has lived in Butrús since the last Ditlána. [BG] </text:p>
      <text:p text:style-name="P6">Tukkolén hiViridáme (Scholar)- Expert on strategy and statecraft. Author of “The 200 <text:tab/>Stanzas of Tukkolén hiViridáme”. [KD]</text:p>
      <text:p text:style-name="P6">Túlkesh hiDaishúna (Priest)- High Priest of Ksárul in Béy Sǘ. A <text:tab/>member of the Blue Light <text:tab/>Society. Dark Moon clan [YG-F]. 32yrs old in 2354 AS. [MARB]</text:p>
      <text:p text:style-name="P6">Túlkesh hiNraga- Advancing Shadow clan.</text:p>
      <text:p text:style-name="P6">Túlkesh Kázha hiMawár (Priest)- Born 2307 AS into the Red Sword clan of Páya Gupá. He is a <text:s/><text:tab/>Qusúnchu (High Ritual Priest) of Karakán in Páya Gupá from a powerful and ancient <text:tab/>family. The ritual counterpart to Arizáshte [MitV1]. He has a round, jolly face and <text:tab/>is older than Arizáshte. [CoA]</text:p>
      <text:p text:style-name="P6">Tumrel hiViriktami (Soldier)- Karakán worshiper from the Golden Sunburst clan. 25yrs old <text:tab/>in 2354 AS. [MARB]</text:p>
      <text:p text:style-name="P6">Tunmrisan hiCharjetlu (Priest)- Patriarch of the Temple of Sárku. Domed Tomb clan. 64yrs <text:tab/>old in 2354 AS. [MARB]</text:p>
      <text:p text:style-name="P6">Tunukai hiMurusa (Priest)- Priest of Vimúhla from the Broken Reed clan. 30yrs old in </text:p>
      <text:p text:style-name="P6"><text:tab/>2354 AS. [MARB]</text:p>
      <text:p text:style-name="P6">Tuon hiNarodu (Armorer)- Vimúhla worshiper from Fasiltúm. Clan not found. 32yrs old in <text:tab/>2354 AS. [MARB]</text:p>
      <text:p text:style-name="P6">Tureng hiVaishu (Soldier)- Kási from the Blue Girdle clan of Sokátis. 32yrs old in </text:p>
      <text:p text:style-name="P6"><text:tab/>2354 AS. [MARB]</text:p>
      <text:p text:style-name="P6">Turgéru hiHáqtlas (Priest)- High Priest of Keténgku from the Staff of Beneficence clan of <text:tab/>Butrús. 52yrs old. A mercurial bully who frequently explodes in violent rages at his <text:tab/>people and then spends endless amounts of time trying to make up for it. [BG]</text:p>
      <text:p text:style-name="P6">Túrisan hiKuradu (Priest)- 3<text:span text:style-name="T11">rd</text:span> circle priest of Ksárul. </text:p>
      <text:p text:style-name="P6">Túrisan hiSóruna (Manager)- 29yr old eldest son of Shánü hiSóruna. He is an estate manager <text:tab/>in Onéli, a town 2 days south of Béy Sǘ. Quite respectable with a small family. <text:tab/>[GDC]</text:p>
      <text:p text:style-name="P6">Túrisu Ssá hiVáika (Priest)- Priest of Qón from Púrdimal. [KD]</text:p>
      <text:p text:style-name="P6"><text:soft-page-break/>Turshánmu hiSsurmuteth (Sorcerer)- Belkhánu worshiper from the Moss To9wer clan. 32yrs old <text:tab/>in 2354 AS. [MARB]</text:p>
      <text:p text:style-name="P6">Turúm hiCheshkósa (Scholar)- From Penóm. He wrote “Imperial Documents of the reign of the <text:tab/>Night Lord”. [KD] </text:p>
      <text:p text:style-name="P6">Turzaq Gamulu Diqqushsha (Thief)- Ksárul worshiper and sorcerer. 42yrs old and the leader <text:tab/>of gang of Salarvyáni thieves in Pála Jakálla. [EoASWI5]</text:p>
      <text:p text:style-name="P6">Tu'únme hiChakotlékka (Writer)- Wrote the treatise “The Beauteous Pronouns of the Powerful <text:tab/>and Elegant Language of the Imperium”. [tTL]</text:p>
      <text:p text:style-name="P28">U</text:p>
      <text:p text:style-name="P6">Ubáisa hiNrashkému (Priest)- Born 2338 AS into the White Bird clan of Jakálla. High <text:tab/>Administrative Priest of Keténgku. </text:p>
      <text:p text:style-name="P6">Ugétme hiDautlésa (Priest)- Grand High Priest of Sárku in Béy Sǘ. 19<text:span text:style-name="T11">th</text:span> circle. He is a <text:tab/>powerful speaker, and a charismatic missionary; however, he is personally corrupt. <text:tab/>Born into the Glory of the Worm clan in the City of Sárku [YG-F]. 63yrs old in 2354 <text:tab/>AS. [MARB]</text:p>
      <text:p text:style-name="P6">Uhdla hiRi'inyússa- Dark Moon clan in Khirgár. [FtLGS]</text:p>
      <text:p text:style-name="P6">Úja hiShahad (Slave)- She belonged to Trínesh's clan mother. [KD]</text:p>
      <text:p text:style-name="P6">Ukáira hiMináqu (Priest)- Born 2305 AS into the White Stone clan of Jakálla. Qusúnchu <text:tab/>(High Ritual Priest) of Keténgku.</text:p>
      <text:p text:style-name="P6">Uma hiChatura- Red Stone clan. Vimúhla worshiper. 28yrs old in 2354 AS, and from the <text:tab/>Chákas. [MARB]</text:p>
      <text:p text:style-name="P6"><text:span text:style-name="T1">Ú</text:span>nuka Kaichén (Gambler)- Famous Tsolyáni gambler who lived 2095-2133 AS. Said to be the <text:tab/>greatest and most stylish gambler in Imperial history. [BG]</text:p>
      <text:p text:style-name="P6">Uresh hiTenguna (Sailor)- Vimúhla worshiper from the Blazoned Sail clan of Jakálla. 32yrs <text:tab/>old in 2354 AS. [MARB]</text:p>
      <text:p text:style-name="P6">Urfa hiUsena (Guard)- Vimúhla worshiper from the Golden Sapphire clan. A clan guard <text:tab/>attached to the Regiment of Noble Ssiyór of Mrelú. [FtLGS]</text:p>
      <text:p text:style-name="P6">Urude hiPerchuno- Sárku worshiper from the Íto clan of Páya Gupá. 32yrs old in 2354 AS. <text:tab/>[MARB]</text:p>
      <text:p text:style-name="P6">Urukai hiKharsan- Hall of Stone clan. Nephew of Orun.</text:p>
      <text:p text:style-name="P6">Urutlen hiUsena (Priest)- Ritual Priest of Thúmis from the Golden Sapphire clan. [FtLGS]</text:p>
      <text:p text:style-name="P6">Uqétme hiDautlésa (Priest)- Born 2304 AS into the Glory of the Worm clan in the City of <text:tab/>Sárku. He is the High Adept of the Sect. [MitV2]</text:p>
      <text:p text:style-name="P6">Usen hiMasodla (Soldier)- Vimúhla worshiper from the Rising Moon of Blood clan of Khirgár. <text:tab/>32yrs old in 2354 AS. [MARB]</text:p>
      <text:p text:style-name="P6">Úsha hiMirigdáme (Priestess)- High Scholar Priestess of Avánthe. 29yrs old in 2354 AS. <text:s/></text:p>
      <text:p text:style-name="P6"><text:s text:c="30"/>Joyous of Vrá clan. [MARB]</text:p>
      <text:p text:style-name="P6">Usku hiVríddi- A leader during the Mu'ugalavyáni siege of Yi'ita. Red Sun clan. [RPGNW]</text:p>
      <text:p text:style-name="P6">Utzar hiKusrem [EoASWI2]</text:p>
      <text:p text:style-name="P28">V</text:p>
      <text:p text:style-name="P6">Vajésh hiSsórvu (Priestess)- Priestess of Ksárul in Béy Sǘ. </text:p>
      <text:p text:style-name="P6">Varchu hiCharken (Soldier)- Legion of Searing Flame. [EoASWI4]</text:p>
      <text:p text:style-name="P6">Vársü hiChéttukeng (Priest)- Born 2306 AS into the Black Water clan of the City of Sárku. <text:tab/>High Scholar Priest of the temple of Sárku in the City. [MitV2]</text:p>
      <text:p text:style-name="P6">Vasmur hiArchane (Sailor)- Sailor from the Blazoned Sail clan of Jakálla. Belkhánu <text:tab/>worshiper. 32yrs old in 2354 AS. [MARB]</text:p>
      <text:p text:style-name="P6">Vathek hiCxwtlqo'or (Priest)- Priest of Ksárul who found the legendary 777<text:span text:style-name="T11">th</text:span> page of the <text:tab/>Book of Ebon Bindings. Of the minor Chákan Barbed Hook clan. Was named Keeper of <text:tab/>the Keys of the Hidden Library of Kara-Korum and about to inherit a vast arid estate <text:tab/>bordering on the Desert of Sighs. [TREoPE]</text:p>
      <text:p text:style-name="P6">Vayamasu hiSsánmirin (Soldier)- Society of the Resurgent Octagon. One of the 8 walls. <text:tab/>41yrs old from the Sea Blue clan. Former soldier in the Legion of Ever-Present <text:tab/>Glory, 1<text:span text:style-name="T11">st</text:span> Imperial Heavy Infantry, and Hnálla worshiper. [EoALWI6]</text:p>
      <text:p text:style-name="P6">Vayúma Sú “Empress of All the Lands” hiTlakotáni (Empress)- 23<text:span text:style-name="T11">rd</text:span> Seal Empress ruled 916-</text:p>
      <text:p text:style-name="P6"><text:tab/>945 AS. A devotee of both Thúmis and Avánthe. She persecuted the devotees of Change <text:tab/>with a vengeance and brought about almost a religious civil war. Thought to have <text:tab/>been poisoned by the Servitors of Silence for the good of the realm. [SB]</text:p>
      <text:p text:style-name="P6">Vazhan hiTetengkáino (Priest)- Born 2339 AS into the Ripened Sheaf clan of Úrmish. <text:soft-page-break/><text:tab/>Qusúnchu (High Ritual Priest) of Grugánu in Jakálla. 1 wife with no children. <text:tab/>[MitV2]</text:p>
      <text:p text:style-name="P6">Vékka hiSacháru (Soldier)- Eldest of the soldiers in the Tsolyáni soldiers in the <text:tab/>delegations to the Tsoléi Isles. [LoT]</text:p>
      <text:p text:style-name="P6">Vennúre hiQu'úrus (Official)- 49yrs old from the Golden Bough clan and Avánthe worshiper. <text:tab/>Metropolitan Prefect (mayor) which is an office that was left over from the recent <text:tab/>ditlána. Neither smart nor personally wealthy and depends upon the post for his <text:tab/>income and power. [BG]</text:p>
      <text:p text:style-name="P6">Veredún hiMeshkénu (Scholar)- N'lǘss scholar who lived in Tsolyánu in 1242 AS (reign of <text:tab/>Metlunél II). [PoS]</text:p>
      <text:p text:style-name="P6">Verudash hiTeshukane (Lord)- Sárku worshiper from the Domed Tomb clan of the City of <text:tab/>Sárku. 25yrs old in 2354 AS. [MARB]</text:p>
      <text:p text:style-name="P6">Verusha hiBalam (Warrior)- 32yrs old in 2354 AS. [MARB]</text:p>
      <text:p text:style-name="P6">Verússa hiNakkolél (General, Priest)- Commander of the Legion of Defense Against Evil, 27<text:span text:style-name="T11">th</text:span> <text:tab/>Imperial Medium Infantry. From the Gánga Isle and a Mríyan of the Temple of Qón <text:tab/>[DotE-G]. Born 2340 AS into the Green Malachite clan of Pétris Layóda, and he is a <text:tab/>High Priest of Qón. The legion is currently based in Tumíssa with 4 cohorts as <text:tab/>guards for Princess Arimála with 1 cohort in training on Vrá. [MitV1]</text:p>
      <text:p text:style-name="P6">Verússa hiSirukel (Agent)- Works for the Incandescent Blaze Society of the Temple of <text:tab/>Vimúhla. Sent to Gilris to search for the missing High Cartography crystals. 25yrs <text:tab/>old from the Red Sky clan. Has a pet Rényu called Zhitlin. [EoASWI2]</text:p>
      <text:p text:style-name="P6">Veshetl hiTikéshmu (Priest)- Priest of Vimúhla from the High Pinnacle clan. 24yrs old in <text:tab/>2354 AS. [MARB]</text:p>
      <text:p text:style-name="P6">Veshtaru hiChaishyáni (Soldier)- Viscount in the Legion of the Mighty Heroes of Avanthár. <text:tab/>[YG-TUM]</text:p>
      <text:p text:style-name="P6">Vichán hiSénkoru- Clan father of Nalái. [GuoT]</text:p>
      <text:p text:style-name="P6">Vidlakte hiSesmuga (Soldier)- Ksárul worshiper of the Black Stone clan of Jakálla. 22yrs <text:tab/>old in 2354 AS. [MARB]</text:p>
      <text:p text:style-name="P6">Vinchán hiMeshkutáne</text:p>
      <text:p text:style-name="P6">Vikkashegara hiDulumésa (Priest)- Priest of Ksárul in Turinel from the Black Hood clan. <text:tab/>32yrs old in 2354 AS. [MARB]</text:p>
      <text:p text:style-name="P6">Vile hiKaisa (Cook)- Tlakotáni clan and worshiper of Wurú. 51yrs old in 2354 AS. [MARB]</text:p>
      <text:p text:style-name="P6">Vileshu hiNaitla (Priest)- 4<text:span text:style-name="T11">th</text:span> Circle Priest of Ksárul in Béy Sǘ from the Dark Fear clan. <text:tab/>[MARB] </text:p>
      <text:p text:style-name="P6">Vimcholku hi? (Lay Priest)- Keténgku worshiper of the Grey Wand clan in Béy Sǘ. 27yrs old <text:tab/>in 2354 AS. [MARB] </text:p>
      <text:p text:style-name="P6">Vimodaya Silitlenish (Soldier)- Works with the Mu'ugalavyáni delegation in Béy Sǘ. 34yrs <text:tab/>old in 2354 AS. [MARB]</text:p>
      <text:p text:style-name="P6">Vinchan hiMeshkutáne- Son of Kalume. Black Stone clan of Tumíssa. He is a 2<text:span text:style-name="T11">nd</text:span> Circle Priest <text:tab/>of Ksárul in Tumíssa. He is known to have a keen eye for opportunities for both clan <text:tab/>and temple. He was recently transferred to the Shrine of Petrified Wisdom in the <text:tab/>remote reaches of the Turina River valley with an expedition of priests under him to <text:tab/>reclaim the shrine. His mission is to reopen the shrine and find ways to produce <text:tab/>income for the temple in Tumíssa. <text:s/>[RPGNW]</text:p>
      <text:p text:style-name="P6">Vine hiTlélsu (Lady)- Sárku worshiper from the Dark Fear clan of the City of Sárku. 18yrs <text:tab/>old in 2354 AS. [MARB]</text:p>
      <text:p text:style-name="P6">Vinúe hi? (Soldier)- Tirrikámu commanding a Semétle of Trínesh's unit in the Legion of the <text:tab/>Storm of Fire. [Fs]</text:p>
      <text:p text:style-name="P6">Vira hiTiskolen (Priest)- Scholar Priest of Ksárul. Clan not found. 32yrs old in 2354 AS. <text:tab/>[MARB]</text:p>
      <text:p text:style-name="P6">Viramish hiSayana [MARB]</text:p>
      <text:p text:style-name="P6">Virsái hiVríddi (Clan Master)- Born 2304 AS into the Vríddi clan of Fasiltúm. Local clan <text:tab/>master [MitV2]. 62yrs old in 2354 AS. [MARB] </text:p>
      <text:p text:style-name="P6">Vírudai hiNarkome (Merchant)- Vimúhla worshiper from the Blazoned Sail clan of Jakálla. <text:tab/>32yrs old in 2354 AS. [MARB]</text:p>
      <text:p text:style-name="P6">Vírudai hiViridáme (Clan Master)- Clan Master of the Amber Cloak clan in Sétnakh. A large <text:tab/>powerful man who has a commanding voice and is very charismatic. Has 2 concubines <text:tab/>and 3 daughters and 1 very young son. [SotI]</text:p>
      <text:p text:style-name="P6">Víru Cháyu hiHuméva (Official)- 60yrs old from the Black Stone Tomb clan and Durritlámish <text:soft-page-break/><text:tab/>worshiper. Warden of the City of the Dead in Butrús. Responsible for the upkeep of <text:tab/>the Necropolis and commander of the Tomb Police (about 80 soldiers). Perceptive and <text:tab/>thoughtful but has money problems. [BG]</text:p>
      <text:p text:style-name="P6">Visán hi? (Merchant)- Ksárul worshiping of the Shadowed Moon clan in Thranaka. Has two <text:tab/>wives: Chalissa and Syra with whom he has two children. They are Dlamélish <text:tab/>worshipers.[SMC]</text:p>
      <text:p text:style-name="P6">Visán hiBurusá- Poet [YG-TUM]</text:p>
      <text:p text:style-name="P6">Visán hiJarásh (Guard)- Clan guard. [E.N]</text:p>
      <text:p text:style-name="P6">Visán hiMarassu (Dandy)- Foppish dandy. White Crystal clan of Jakálla. [EoALWI6]</text:p>
      <text:p text:style-name="P6">Visán hiPayaka (Soldier)- Ksárul worshiper from the Iron Helm clan of Thráya. 32yrs old in <text:tab/>2354 AS. [MARB]</text:p>
      <text:p text:style-name="P6">Visán hiVraisúna (Merchant)- 21yr old son of Shánü hiSóruna and Dridákku hiVraisúna. <text:tab/>Newlywed to a girl from the Silver Collar clan. [GDC]</text:p>
      <text:p text:style-name="P6">Visárga Kuyumaénish (Scholar, Priest)- Well known for his knowledge of ancient artifacts. <text:tab/>Teacher in Ssa'átis but returned to Tumíssa after Mirusíya ascended the Petal</text:p>
      <text:p text:style-name="P6"><text:tab/>Throne. [MitV1] </text:p>
      <text:p text:style-name="P6">Visárga Kuyamrenish (Priest)- Priest of Thúmis from the Green Reed clan of Sokátis. 75yrs <text:tab/>old in 2354 AS. [MARB]</text:p>
      <text:p text:style-name="P6">Visháya hiMránu (Priestess)- Born 2340 AS into the Rising Sun clan of Jakálla. High <text:tab/>Administrative Priestess of Chegárra in Jakálla. [MitV1]</text:p>
      <text:p text:style-name="P6">Visháya hiMrékka (General)- Commander of the Legion of Visháya Vigilance of the South, 19<text:span text:style-name="T11">th</text:span> <text:tab/> Imperial Heavy Infantry [NC unit]. <text:s/>[GBALE]</text:p>
      <text:p text:style-name="P6">Vishétru hiKáresil (Priest)- Born 2323 AS into the Black Hand clan Jakálla. High Ritual <text:tab/>Priest of Grugánu and a member of the Society of Blue Light. [MitV2]</text:p>
      <text:p text:style-name="P6">Viumél hiArkódu (Instructor)- Former soldier who runs the “Threshold of Glory” in Jakálla, <text:tab/>and he a renown swordsman as well as the tutor to Prince Rereshqála's children. [KD] </text:p>
      <text:p text:style-name="P6">Viyaz Birraku (Hostel Keeper)- Originally from Saá Allaqí, but now lives in Jakálla. 32yrs <text:tab/>old in 2354 AS. [MARB]</text:p>
      <text:p text:style-name="P6">Vizan hiNidran (Priest)- Ritual Priest of Thúmis in Mrelú. Golden Sapphire clan of Mrelú. <text:tab/>Partially eaten by the “Gnawing Thing” in the underworld beneath the Temple of <text:tab/>Thúmis in Mrelú. One of Areli hiUsena's mentors in the temple. [FtLGS]</text:p>
      <text:p text:style-name="P6">Vorússa hiTukkolén (Lord)- Tsémel (Patriarch) of the Temple of Sárku in the City of Sárku. <text:tab/>Domed Tomb clan [DotE-G]. Born 2325 AS and now a High Administrative Priest of the <text:tab/>Temple. 3 wives and 5 children. [MitV2]</text:p>
      <text:p text:style-name="P6">Vorg-n'gha (Priest)- Ksárul priest at the Yi'ita temple outside of Tumíssa. It is a <text:tab/>refugee due to the Mu'ugalavyáni invasion. Was a chief ritual priest in his home <text:tab/>temple.</text:p>
      <text:p text:style-name="P6">Vorsha hiSsaivra (Priest)- High Ritual Priest of Avánthe. 35yrs old in 2354 AS. [MARB] </text:p>
      <text:p text:style-name="P6">Vortumoi hiChusu [JT]</text:p>
      <text:p text:style-name="P6">Vorússa hiTukkolén (Priest)- Priest of Sárku from the Domed Tomb clan of the City of <text:tab/>Sárku. 42yrs old in 2354 AS. [MARB]</text:p>
      <text:p text:style-name="P6">Vrahama hiTsizéna (Soldier)- <text:span text:style-name="T1">Í</text:span>to clan. Retired Molkár from the Legion of the Scales of <text:tab/>Brown. Nephew of Qútmu hiTsizéna. Originally from the City of Sárku. He is gruff, <text:tab/>grizzled, and known as the Chlén Beast in Copper. [GC-P]</text:p>
      <text:p text:style-name="P6">Vrakku hi? (Merchant)- 15yr old apprentice merchant Arkhaz from the Shadowed Moon clan who <text:tab/>lives in Jakálla with his two wives. [SMC] </text:p>
      <text:p text:style-name="P6">Vrána hiPávu (Priest)- Rector of the Tower of Indigo Thought, Temple of Ksárul academy in <text:tab/>Butrús. 48Yrs old from the Sea Blue clan of Mrelú. He is a Priest of Grugánu. [BG]</text:p>
      <text:p text:style-name="P6">Vresésh Vrérers hiVrésaka (Clan Elder)- Victorious Globe clan of Butrús. Extremely <text:tab/>conservative man. [BG]</text:p>
      <text:p text:style-name="P6">Vresmu hiKarkinel (Priest)- High Priest of Ksárul in Tumíssa from the Black Mountain clan <text:tab/>of Tu'únmra. 47yrs old in 2354 AS. [MARB]</text:p>
      <text:p text:style-name="P6">Vretl <text:span text:style-name="T1">Ú</text:span>sset hiZavénnu (Instructor)- Teaches the two-handed sword at the Field of Strenuous <text:tab/>Application. He is a Vimúhla worshiper, and his fee can be as high as 900 káitars a <text:tab/>month. In his early 40's. [BG]</text:p>
      <text:p text:style-name="P6">Vrí hiKaku'un (Armorer)- Ksárul worshiper from the Black Hand clan of Jakálla. 32yrs old <text:tab/>in 2354 AS. [MARB] </text:p>
      <text:p text:style-name="P6">Vrí hiKakúvu (Armorer)- Former soldier who runs a large armory in Jakálla. Formerly lived <text:tab/>in Púrdimal. [KD] </text:p>
      <text:p text:style-name="P6"><text:soft-page-break/>Vrí hiVarúse (Armorer)- Born 2329 AS into the Granite Lintel clan of Púrdimal. Owner and <text:tab/>operator of the Armory of Vrí of Púrdimal in the Foreigners Quarter of Jakálla. <text:tab/>[MitV1]</text:p>
      <text:p text:style-name="P6">Vridyádu hiChitten- High Sun clan. [BL]</text:p>
      <text:p text:style-name="P6">Vridékka hiTlélsu (Priest)- High Scholar Priest of Sárku. Became the commander of the <text:tab/>intelligence arm of the OPAL under the Usurper (Emperor Dhich'uné). Born 2295 AS <text:tab/>into the Black Stone clan of Béy Sǘ. He was the house wizard of Prince Dhich'uné, <text:tab/>and fled Avanthár with him. He participated with Dhich'uné in locking up the Goddess</text:p>
      <text:p text:style-name="P6"><text:tab/>of the Pale Bone in Black Qarqa's Bethórm, but his current whereabouts are not <text:tab/>known [MitV2, POS]. Grand Adept of Sárku. [BRA]</text:p>
      <text:p text:style-name="P6">Vri'ér hiZushái (Astrologer)- A semi-professional student at the Butrús observatory park. <text:tab/>Emerald Girdle clan. [BG]</text:p>
      <text:p text:style-name="P6">Vriggétsu Dnásh (Ruler)- Usurper of the South during the “Time of No Kings”, 1699-1700 AS. <text:tab/>[KD]</text:p>
      <text:p text:style-name="P6">Vriméshtu hiChaimanor (Lord)- Clan elder of the Dark Flame clan of Jakálla. [JT]</text:p>
      <text:p text:style-name="P6">Vringayékmu hiKhorsán (Priest)- Sculpted the Mu'ugalavyáni language sculpture in the <text:tab/>monastery of the Sapient Eye of Lord Thúmis. [MitV1 &amp; KD]</text:p>
      <text:p text:style-name="P6">Vrinsha hiSsarananu (Soldier)- Society of the Resurgent Octagon. One of the 8 walls. 29yrs <text:tab/>old from the Emerald Kirtle clan. She is a former soldier in the Aridáni Legion of <text:tab/>Lady Mríssa, 19<text:span text:style-name="T11">th</text:span> Imperial Medium Infantry. Hriháyal worshiper. [EoALWI6]</text:p>
      <text:p text:style-name="P6">Vrisa hiKétkolel (Child)- 12yrs old in 2354 AS from the Red Sun clan. [MARB]</text:p>
      <text:p text:style-name="P6">Vr<text:span text:style-name="T1">î</text:span>shmuyél hi? (Astronomer)- Chief astronomer of the Monastery of the Sapient Eye of Lord <text:tab/>Thúmis. [MoG]</text:p>
      <text:p text:style-name="P6">Vrishtára hiAuvésu (General)- Commander of the Battalions of Vrishtára the Mole, 2<text:span text:style-name="T11">nd</text:span> <text:tab/>Imperial Sappers. Dark Water clan and Sárku worshiper [DotE-G]. Currently the <text:tab/>legion's 16 cohorts are split between the Mu'ugalavyáni and Salarvyáni fronts <text:tab/>[MitV2]. 51yrs old in 2354 AS. [MARB]</text:p>
      <text:p text:style-name="P6">Vrishtára hiAuvésu (General)- Commander of the Battalions of Vrishtára the Mole. He lived <text:tab/>1074-1122 AS. [KD]</text:p>
      <text:p text:style-name="P6">Vrishtára hiTlekomu- Iron Fist clan. [GC-P]</text:p>
      <text:p text:style-name="P6">Vriyatal hiSemen- The Anseknekus of Fief Ajinasa (hex 3016) outside of Jakálla. It is <text:tab/>northwest of Fief Jikutlar. [BRA]</text:p>
      <text:p text:style-name="P6">Vroggá Dzh-Urrú (General)- Commander of the Regiment of the Clan of Silver Lightening, 7<text:span text:style-name="T11">th</text:span> <text:tab/>Imperial Archers. He is a Páchi Léi [DotE-G]. Currently based in Thri'íl with 8 <text:tab/>cohorts [MitV2]. Close friend of the governor of Butrús. [BG]</text:p>
      <text:p text:style-name="P6">Vrog-n'gha (Priest)- Páchi Léi Priest of Ksárul in the Yi'ita temple. [RPGNW]</text:p>
      <text:p text:style-name="P6">Vrunu hiChankusa (Priest)- Priest of Vimúhla. 31yrs old in 2354 AS. [MARB]</text:p>
      <text:p text:style-name="P6">Vtlen hiTikéshmu (Soldier)- Karakán worshiper from the High Pinnacle clan. 35yrs old in <text:tab/>2354 AS. [MARB]</text:p>
      <text:p text:style-name="P6">Vunársa hiMéshtine (Soldier)- A soldier on the Legion of Mengáno the Jakállan, 12<text:span text:style-name="T11">th</text:span> <text:tab/>Imperial Artillery. Lived during the reign of Emperor Hehejállu “the Dark Moon” (a <text:tab/>Sárku worshiper), and he was a Hrü'ǘ worshiper. [KD]</text:p>
      <text:p text:style-name="P6">Vurosa hiTukún (Lord, Merchant)- Clan Master of the White Crystal clan in Jakálla. He owns <text:tab/>a fleet of 150 merchant vessels [TL]. Speaks Mu'ugalavyáni fluently because one of <text:tab/>his wives is from there. 2 sons and 9 concubines. [YG-TUM]. Hnálla worshiper, and <text:tab/>45yrs old in 2354 AS [MARB]. Rumor has it that he has barbarians he meets in the <text:tab/>streets beaten and thrown into the sewer if they do not show sufficient respect <text:tab/>[EoALWI6]. He is clever, rather dishonest, tremendously wealthy, and very <text:tab/>influential.[BRA]</text:p>
      <text:p text:style-name="P6">Vurshe hiHehésha (Lord)- High Princeps of the Temple of Thúmis around 2100 AS.</text:p>
      <text:p text:style-name="P6">Vuthé hiKhanúma (Soldier)- Domed Tomb clan. Commander of the Legion of the Peaks of Kraa, <text:tab/>12<text:span text:style-name="T11">th</text:span> Imperial Archers, during the time of Emperor Kurshétl Nikúma II (801-816 AS). <text:tab/>High Prefect and Provost of the Chancery in Avanthár. [KD]</text:p>
      <text:p text:style-name="P28">W</text:p>
      <text:p text:style-name="P6">Wachénu hiGallái (Governor)- Born 2330 AS into the Golden Bough clan of Búrru Isle and now <text:tab/>Governor. 1 wife and 1 young son [MitV1]. Chegárra worshiper. [MARB]</text:p>
      <text:p text:style-name="P6">Waréka hiNaoma- Clan cousin of Djéli hiNaoma. [JD]</text:p>
      <text:p text:style-name="P6">Wareka hiSanusái (Priest)- Philosophy instructor at the Monastery of the Sapient Eye of <text:tab/>Lord Thúmis. Holds to the Doctrine of Effulgence of the Now. He is chubby and <text:soft-page-break/><text:tab/>argumentative. [MoG]</text:p>
      <text:p text:style-name="P6">Warlord of Béy Sǘ (Ruler)- Ruler of Béy Sǘ during the Civil War of 1010-1026 AS. [KD]</text:p>
      <text:p text:style-name="P6">Warlord of Tumíssa (Ruler)- Ruled Tumíssa during the time of the 1<text:span text:style-name="T11">st</text:span> Tlakotáni. They <text:tab/>fought. [KD]</text:p>
      <text:p text:style-name="P6">Warlord of the West (Ruler)- Ruled the west during the Civil War of 1010-1026 AS. [KD]</text:p>
      <text:p text:style-name="P6">Warukh hiMarugha (Warrior)- Drá worshiping warrior from the Victorious Globe clan of <text:tab/>Tumíssa. 30yrs old in 2354 AS. [MARB]</text:p>
      <text:p text:style-name="P6">Warusa hiChaken (Soldier)- Ksárul worshiping soldier of the Dark Flame clan. 23yrs old in <text:tab/>2354 AS. [MARB]</text:p>
      <text:p text:style-name="P6">Warusa hiCheken (Guard)- Temple Guard in the Temple of Ksárul in Tu'únmra from the Dark <text:tab/>Flame clan. [MARB]</text:p>
      <text:p text:style-name="P6">Washáye'e “Khéti-Rér” hiShesánu (Kite Maker)- Master kite making. 39Yrs old from the <text:tab/>Victorious Globe clan of Butrús. Avánthe worshiper. [BG]</text:p>
      <text:p text:style-name="P6">Wendikho hiChagotlékka (Official)- Palace of the Realm in Sokátis. Black Stone clan. 32yrs <text:tab/>old in 2354 AS. <text:tab/>[MARB]</text:p>
      <text:p text:style-name="P6">Wésmu hiChúritle (Priest)- Born 2310 AS into the Black Hand clan of Béy Sǘ. Lay priest of <text:tab/>Grugánu. Well known scholar (of the Pariah Gods), historian, and philosopher. </text:p>
      <text:p text:style-name="P6"><text:tab/>[MitV2]</text:p>
      <text:p text:style-name="P6">Wesseku hiTánkolel (Soldier)- 32yrs old in 2354 AS. [MARB]</text:p>
      <text:p text:style-name="P6">Wi'sau hiNeza (Priest)- Ritual Priest of Ksárul from the Dark Flame clan. [FtLGS]</text:p>
      <text:p text:style-name="P6">Worusa hiCheken (Guard)- Temple Guard of Ksárul in Tu'únmra from the Dark Flame clan. <text:tab/>23yrs old in 2354 AS. [MARB]</text:p>
      <text:p text:style-name="P28">X</text:p>
      <text:p text:style-name="P6">Xantori hi? (Assassin)- Society of the Resurgent Octagon. [EoALWI6]</text:p>
      <text:p text:style-name="P28">Y</text:p>
      <text:p text:style-name="P6">Yaliemra hiGangassa (Priest)- Chief sorcerer in the Pála Jakálla temple of Belkhánu. He is <text:tab/>37yrs old, and shocked the city by revealing that he posed as Kirrikmoi hiSsughano <text:tab/>for 4yrs. He is fat, rich, and a little indiscreet on occasion. Brother of Emra and <text:tab/>of the Might of Gánga clan. BRA]</text:p>
      <text:p text:style-name="P6">Yamashan hiTukun [EoALWI6]</text:p>
      <text:p text:style-name="P6">Yamáshsha hiKorokól (General)- Commander of the Legion of the Many-Legged Serpent, 20<text:span text:style-name="T11">th</text:span> <text:tab/>Imperial Medium Infantry. A military priest of the Temple of Wurú [DotE-G]. Blue <text:tab/>Shadow clan of Hekéllu [MitV2]. 36yrs old in 2354 AS. [MARB]</text:p>
      <text:p text:style-name="P6">Yársa hiHyáguru (Priest)- Abbot of the Monastery of the Scroll of the Blaze Revealed. The <text:tab/>monastery is located in the jungles outside of Butrús. [BG]</text:p>
      <text:p text:style-name="P6">Yangtze hiChiang- Karakán worshiper of the Crimson Ivory clan. 27yrs old in 2354 AS. <text:tab/>[MARB]</text:p>
      <text:p text:style-name="P6">Yarkmu hiTánkolel (Governor)- Governor of Usenánu from the Red Stone clan. 54yrs old in <text:tab/>2354 AS. [MARB]</text:p>
      <text:p text:style-name="P6">Yeluteng hiKadobar (Clan Elder)- Clan Elder of the Blue Water clan of Hekéllu and head of <text:tab/>the lineage. [EoASWI5]</text:p>
      <text:p text:style-name="P6">Yélyo Bzü'ürh (Speaker)- Páchi Léi and one speaker for that community. [BG]</text:p>
      <text:p text:style-name="P6">Yuli hiAska'ath (Potter)- An old man who thinks about little except the pottery business. <text:tab/>He does not like Pé Chói or the <text:span text:style-name="T1">Í</text:span>to clan. He thinks its high time the wild Pé Chói <text:tab/>were thrown out and the area properly exploited by people like him. Black Hand clan.<text:tab/>[RPGNW]</text:p>
      <text:p text:style-name="P6">Yuninash hiAnchólbel (Governor)- Governor of Fénul [YG-TUM]. 32yrs old in 2354 AS. [MARB]</text:p>
      <text:p text:style-name="P28">Z</text:p>
      <text:p text:style-name="P6">Zága hiKru (Official)- 53yrs old from the Blade Raised High clan and Karakán worshiper. <text:tab/>President of the Palace of Foreign Lands. Arrogant, dumb as a rock, has a lack of <text:tab/>social skills, and is afflicted with religious priggery. [BG]</text:p>
      <text:p text:style-name="P6">Zagar hiTessuken (Official)- Cousin to Gayan and brother to Tsodlan in the White Crystal <text:tab/>clan of Jakálla. Rejected by the First Legion of Ever-Present Glory, but accepted by <text:tab/>the Legion of Mirikitáni, Hero of Victories, 7<text:span text:style-name="T11">th</text:span> Imperial Heavy Infantry where he <text:tab/>struggled to attain the rank of Kasi. Forced out of the legion by politics, but was <text:tab/>able to become a 1<text:span text:style-name="T11">st</text:span> Circle bureaucrat in the Palace of the Realm due to his brother, <text:tab/>Tsodlan, whom he hates. [EoALWI6]</text:p>
      <text:p text:style-name="P6">Záitru hiChuhó (Priestess)- Headmistress of the Thúmis temple school “The Pavilion of <text:soft-page-break/><text:tab/>Vision in the Pearly Clouds” in Butrús. 38Yrs old from the Victorious Globe clan of <text:tab/>Thráya. She is best known as a strict disciplinarian and a scholar of the Dragon <text:tab/>Warriors. <text:s/>[BG]</text:p>
      <text:p text:style-name="P6">Zaklén hiVríddi (Bodyguard)- A Vimúhla worshiper from Fasiltúm [KD]. 32yrs old in 2354 AS. <text:tab/>One of Prince Mirusíya's bodyguards at Kankara. [MARB &amp; Fs] </text:p>
      <text:p text:style-name="P6">Zalusa hiChraina (Priestess)- Priestess of Vimúhla from the Red Mountain clan of Tumíssa. <text:tab/>Sorceress. 27yrs old in 2354 AS. [MARB]</text:p>
      <text:p text:style-name="P6">Zantlan hiEvegaz (Sorcerer)- Chief sorcerer of the Order of the Devouring Conflagration. <text:tab/>Of the Red Sword clan. [BRA]</text:p>
      <text:p text:style-name="P6">Zarano hiÍto- The kept man of Naramai. They have been together for 3 years. [EoASWI5]</text:p>
      <text:p text:style-name="P6">Zarén hiBalam (Bureaucrat)- Purple Gem clan. Up and coming young bureaucrat who has been <text:tab/>gone for a month. [EoASWI4]</text:p>
      <text:p text:style-name="P6">Zarén hiDelashái (Priest)- Scholar Priest of Thúmis in the Monastery of the Gray Cloak <text:tab/>which is part of the Monastery Sapient Eye of Lord Thúmis complex 200 Tsán north of <text:tab/>Páya Gupá [MoG &amp; KD]. A mechanical genius who serves as a priest at the Thúmis <text:tab/>Monastery of the Sapient Eye. [MoG &amp; LoT]</text:p>
      <text:p text:style-name="P6">Zarén hiMurudu <text:s/></text:p>
      <text:p text:style-name="P6">Zekkumet Ssamadan- A Salarvyáni who is married to Majjaq Skendruzhzha's sister. 30yrs old. <text:tab/>[EoASWI5]</text:p>
      <text:p text:style-name="P6">Zhana hiKarsuku (Priestess)- Priestess of Dlamélish from the Green Kirtle clan of Sokátis. <text:tab/>28yrs old in 2354 AS. [MARB]</text:p>
      <text:p text:style-name="P6">Zhántlo “Snéship” hiShesánu (Connoisseur)- Chairman of the local Butrús circle of wine <text:tab/>connoisseurs. Avánthe worshiper from the Emerald Girdle clan. [BG]</text:p>
      <text:p text:style-name="P6">Zhatlásh hiChanalú (Official)- Vice-Director of the Directorate for the Western Frontier <text:tab/>Defense. Responsible for organizing and training militias, border guards, and Sákbe <text:tab/>road guards. The High Coast Division of his Directorate has been without a chief for <text:tab/>many years, so he has to do those duties also;however, he never mentions them. [BG]</text:p>
      <text:p text:style-name="P6">Zhávadu hiYé (Scholar)- Born into the Rising Sun clan of Hekéllu (25yrs old). She is an <text:tab/>unusually kind-hearted yet extremely knowledgeable and powerful sorcererous of <text:tab/>Vimúhla. [JD]</text:p>
      <text:p text:style-name="P6">Zhigáyu hiHómesu (Clan Master)- 53yr old clan master of the Jade Diadem clan in Butrús. <text:tab/>Dlamélish worshiper. [BG]</text:p>
      <text:p text:style-name="P6">Zhitlakh hiSomerontur (Warrior/Adventurer)- Part of the Company of Orange Band and Chiténg <text:tab/>worshiper. [BRA]</text:p>
      <text:p text:style-name="P6">Zhrída “Bakhnát” hiHanélmu (Slaver)- The wealthiest and most prominent of the slavers in <text:tab/>Butrús. 54yrs old and a Hnálla worshiper. [BG]</text:p>
      <text:p text:style-name="P6">Zhu'ón (Guard)- Legion of Kétl in the Tólek Kána Pits. [KD]</text:p>
      <text:p text:style-name="P6">Zhurak hiUsena (Priest)- Lay Priest of Thúmis from the Golden Sapphire clan. <text:s/>[FtLGS]</text:p>
      <text:p text:style-name="P6">Zhurdok hiOnel [FtLGS]</text:p>
      <text:p text:style-name="P6">Ziggutu Gamulu Ga'uzu (Thief)- The muscle behind the gang lead by Turzaq Gamulu Diqqushsha <text:tab/>24yrs old in Pála Jakálla. 6' tall and 220 pounds. [EoASWI5]</text:p>
      <text:p text:style-name="P6">Zina hiSheshqolu (Priestess)- Priestess of Ksárul from the Dark Flame clan of Tu'únmra. <text:tab/>21yrs old in 2354 AS. [MARB]</text:p>
      <text:p text:style-name="P6">Ziya hiVríddi (Lord)- Vimúhla worshiper from the Vríddi clan of Fasiltúm. 32yrs old <text:tab/>in 2354 AS. [MARB] </text:p>
      <text:p text:style-name="P6">Ziya vuMakkocháqu (Warrior)- Joyous of Vrá clan. Devoted to the Aspect of Qón, Uradz, the <text:tab/>Weilder of the Mace. [SN]</text:p>
      <text:p text:style-name="P6">Zizháka hiVazhü (Priestess)- Born 2346 AS into the Iron Helm clan of Méku. High Ritual <text:tab/>Priestess of Chiténg in Jakálla and daughter of the “Disposer of Méku”. </text:p>
      <text:p text:style-name="P6">Znaqülu hiGúrika (Priest)- 4<text:span text:style-name="T11">th</text:span> circle priest of Thúmis in The Temple of Eternal Knowledge <text:tab/>in Béy Sǘ [MoG]. In charge of labors of reverence involving matters of the ancients. <text:tab/>[KD]</text:p>
      <text:p text:style-name="P6">Znayáshu hiMaroda- Lives in Sokátis. [SC]</text:p>
      <text:p text:style-name="P6">Znayáshu hiTukun [EoALWI6]</text:p>
      <text:p text:style-name="P6">Znayáshu hiVrazhimü (General)- Tsémel in the Temple of Karakán and commander of the Golden <text:tab/>Sunburst Legion, 11<text:span text:style-name="T11">th</text:span> Imperial Medium Infantry [DotE-G]. Currently the legion is <text:tab/>based at Khirgár with a strength of 10 cohorts with 2 in training. Standing Stone <text:tab/>clan of Khirgár and he is a High Priest of Karakán and the brother of Rírutlu. <text:tab/>Leader of the temple faction known as the Clan of the Sword of Righteousness <text:soft-page-break/><text:tab/>[MitV1]. 39yrs old in 2354 AS. [MARB]</text:p>
      <text:p text:style-name="P6">Zoltan hiSholar (Clan Elder)- He is clan elder of the Iron Plume clan in Jakálla. Gruff <text:tab/>but kindly. [EoASW]</text:p>
      <text:p text:style-name="P6">Zoltanhi Sholar (Soldier)- Fought with the Shén at the Battle of Koylugá and was eaten by <text:tab/>the Ahoggyá along with the Shén prisoners. Iron Plume clan in Jakálla. [EoASW]</text:p>
      <text:p text:style-name="P6">Zorel hiSsayeti (Official)- Port official in Pála Jakálla. His superior is Nenue <text:tab/>hiQolyelmu. An OAL agent of infinite discretion. [BRA]</text:p>
      <text:p text:style-name="P6">Zuara hiTlakotáni- Niece of Prince Rereshqála. Her tastes run to men of a lower social <text:tab/>order than herself. [BRA]</text:p>
      <text:p text:style-name="P6">Zu'ara hiVíridun (Soldier)- Ksárul worshiper from the Iron Helm clan. 24yrs old in </text:p>
      <text:p text:style-name="P6"><text:tab/>2354 AS. [MARB]</text:p>
      <text:p text:style-name="P6">Zün'iné hiVazhü (Governor)- Disposer of Méku. Father of Zizháka. Born 2322 AS into the <text:tab/>Iron Helm clan of Méku. Married with 9 wives and 12 concubines. Has 7 sons and 3 <text:tab/>daughters. Fanatic Chiténg worshiper [MitV2]. He is dark visaged with a spade beard, <text:tab/>and is known for his occasional losses of temper as well as the excesses he is then <text:tab/>likely to commit. He used his palace guard to start the rioting against the Dark <text:tab/>Temples, then paid the city guards, the tomb police, and other units with “loot” to <text:tab/>encourage them to join in. He had been carefully selecting people for years, and <text:tab/>when the opportunity presented itself, they did just as they were asked. He <text:tab/>journeyed to Avanthár after Mirusíya became emperor, but he is just to much of a <text:tab/>fanatic for him to be liked by the emperor. [BRA]</text:p>
      <text:p text:style-name="P6">Zúrome hiViridáme (Priest)- Born 2309 As into the Red Crystal clan of Jaikalór. Qusúnchu <text:tab/>(High Ritual Priest) of Vimúhla in Jakálla. [MitV2]</text:p>
      <text:p text:style-name="P6">Zurunár Klálo hiVríga (Priest)- High Priest of Sárku in Butrús from the White Crystal <text:tab/>clan. 49yrs old. [BG]</text:p>
      <text:p text:style-name="P6">Zuthau hiTlekku (Cartographer)- A member of the Cartographers of the Luminous Pylon, who <text:tab/>are trying to map the many alternative demon planes. [RPGNW]</text:p>
      <text:p text:style-name="P6">Zuságha hiZahagán (Official)- Chief of he Department of Diplomacy. He is responsible for <text:tab/>arranging qadárniyal with the Mu'ugalavyáni. [BG]</text:p>
      <text:p text:style-name="P6">Zyine hiVazhu (Governor)- Chiténg worshiper from the Iron Helm clan of Mekú. 32yrs old in <text:tab/>2354 AS. [MARB]</text:p>
      <text:p text:style-name="P28">?</text:p>
      <text:p text:style-name="P6"/>
      <text:p text:style-name="P6">? hiTlakotáni (Prince)- 32yrs old in 2354 AS. [MARB]</text:p>
      <text:p text:style-name="P6">? hiTlakotáni (Prince)- 32yrs old in 2354 AS. [MARB]</text:p>
      <text:p text:style-name="P6">? hiTlakotáni (Prince or Princess)- 32yrs old in 2354 AS. [MARB]</text:p>
      <text:p text:style-name="P6">? hiTlakotáni (Princess)- Living in Tsámra in 2354 AS. 18yrs old in 2354 AS. [MARB]</text:p>
      <text:p text:style-name="P6">? hiTlakotáni (Princes)- Avánthe worshiper. 32yrs old in 2354 AS. [MARB]</text:p>
      <text:p text:style-name="P6">? hiTlakotáni (Princess)- Ksárul worshiper. 32yrs old in 2354 AS. [MARB]</text:p>
      <text:p text:style-name="P6"/>
      <text:p text:style-name="P6"><text:s text:c="2"/><text:span text:style-name="T9">Undying Wizards and Wizards of Note</text:span></text:p>
      <text:p text:style-name="P28">A</text:p>
      <text:p text:style-name="P7">Achen- Elóya's bodyguard.</text:p>
      <text:p text:style-name="P7">Ardzá- The Inimical Beast of Hosts [BRA]. “The Slayer of All.” [YG-TM]</text:p>
      <text:p text:style-name="P28">B</text:p>
      <text:p text:style-name="P6">Burukétü- A wizard who sojourned in the city of Líü-Sánmü. [PoS]</text:p>
      <text:p text:style-name="P28">C</text:p>
      <text:p text:style-name="P6">Chirené Bakál- Undying wizard from N'lǘss. [KD]</text:p>
      <text:p text:style-name="P28">E</text:p>
      <text:p text:style-name="P6">Elóya the Recondite- One of the Undying Wizards. </text:p>
      <text:p text:style-name="P6">Eylóa- His daughter is “Fire Face” in Livyánu. <text:tab/>[BRA]</text:p>
      <text:p text:style-name="P28">H</text:p>
      <text:p text:style-name="P6">Harkuz- A Livyáni wizard skilled in making curious devices. He made a weather machine <text:tab/>which flooded the Tláshte Heights. He lives in Elóya's Magical House in the Tláshte <text:tab/>Heights. [EoASWI5]</text:p>
      <text:p text:style-name="P28">I</text:p>
      <text:p text:style-name="P6">Isínju- Legendary wizard. [MitV2]</text:p>
      <text:p text:style-name="P28"><text:soft-page-break/>K</text:p>
      <text:p text:style-name="P6">Kakán Tisélma- The Sweet Maiden from the College at the End of Time. [KD &amp; YG-TM]</text:p>
      <text:p text:style-name="P6">Kcharándu- Legendary wizard. [MitV2]</text:p>
      <text:p text:style-name="P6">K'kes- A Tinalíya in the College at the End of Time. [BRA]</text:p>
      <text:p text:style-name="P28">M</text:p>
      <text:p text:style-name="P6">Metállja the Wizard- Ruler of the Unstraightened City and one of the Blasphemous <text:tab/>Accelerators [MitV1]. Salarvyáni by birth during the time of No Kings, and founded <text:tab/>the Blasphemous Accelerators [KD]. Was killed by a poisoned Hokún glass lance in <text:tab/>eastern Salarvyá, and he used Paláktin Marrushál as an alias. He was a telepath <text:tab/>[DoK]</text:p>
      <text:p text:style-name="P6">Méttukeng of Gánga- A member of the Collage at the End of Time. [LoT]</text:p>
      <text:p text:style-name="P6">Mriyántla Chomúa (Sorcerer)- A wizard during the Éngsvanyáli reign of Kazhilo'ób I who <text:tab/>foresaw the end of Gánga. [KD]</text:p>
      <text:p text:style-name="P28">N</text:p>
      <text:p text:style-name="P6">Nyélmu- Doomed wizard confined to the Garden of Weeping Snows beneath Jakálla for ever. <text:tab/>[SB]</text:p>
      <text:p text:style-name="P28">P</text:p>
      <text:p text:style-name="P6">Paláktin Marrushál- A named assumed by Metállja. [DoK]</text:p>
      <text:p text:style-name="P6">Pendárte- From Khéiris during the Time of No Kings of Éngsvanyáli times. [KD]</text:p>
      <text:p text:style-name="P6">Porográts Duqúno of Nuru'ún- Member of the College. Was 600 years old when killed trying <text:tab/>to release someone from an enchantment. Suffered from 2 fault: 1) A sufeit of <text:tab/>curiosity, and 2) over-weeming conceit. [DoK]</text:p>
      <text:p text:style-name="P28">Q</text:p>
      <text:p text:style-name="P6">Qiyor- Born during the Time of No Kings. Known as the Many Tongued”. [KD]</text:p>
      <text:p text:style-name="P28">S</text:p>
      <text:p text:style-name="P6">Sarvodáya Di'éla (Lady)- An undying wizard and a member of the College at the End of Time. <text:tab/>Known as “She Who Travels Away”. Worshiper of the Pariah Gods [Lot &amp; DoK]. Beautiful <text:tab/>but violent and impetuous. [BRA]</text:p>
      <text:p text:style-name="P6">Súbadim- Born during the Time of No Kings. He fishes the River of Souls at the College at <text:tab/>the End of Time. An Undying Wizard. Legend has it that he became wealthy when he <text:tab/>sold the Shell of the Egg of the World to the Demon Tkél [KD &amp; MoG]. Known as the <text:tab/>Fisherman of Skeins. [BRA]</text:p>
      <text:p text:style-name="P28">T</text:p>
      <text:p text:style-name="P6">Thakén the Wise</text:p>
      <text:p text:style-name="P18">Thómar the Ever-Living: An undying wizard. Ksárul worshiper. 47<text:span text:style-name="T18">yrs old in 2354 A.S. </text:span><text:span text:style-name="T18"><text:tab/>[Various]. He is bald and a follower of Stability. [BRA]</text:span></text:p>
      <text:p text:style-name="P17">Thukén- A great mage and father of Savodáya. Leader of the Escorts of Germination [PoS]. <text:tab/>Known to be devious [BRA]. Known as the Wisest One. [YG-TM]</text:p>
      <text:p text:style-name="P6">Torisú- “The Manipulator of Skeins”.</text:p>
      <text:p text:style-name="P6">Torrégh Édu- One of the Blasphemous Accelerators under an assumed name with eyes in the <text:tab/>back of his head (literally). The real person was a N'lǘss poet of pornography. <text:tab/>[PoS]</text:p>
      <text:p text:style-name="P6">Turshánmü- Born during the rule of the Bednálljan Emperor Ssirandar IX. Undying wizard <text:tab/>[KD]. Known as “the klutz.”</text:p>
      <text:p text:style-name="P6">Tyélqu Dyáq- Scholar wizard who took the name of the famous bard who composed the “Sweet <text:tab/>Singers of Nakomé”. He had the ability to shape shift. [PoS]</text:p>
      <text:p text:style-name="P28">V</text:p>
      <text:p text:style-name="P6">Vu'é (Scholar)- A Livyáni scholar-wizard from Nofér who lived in the 2<text:span text:style-name="T11">nd</text:span> Epoch of <text:tab/>Éngsvanyáli times. Author of a tome detailing the demons of Hrü'ǘ and Sárku and <text:tab/>their Cohorts, but it disappeared when he did. [KD]</text:p>
      <text:p text:style-name="P28">Y</text:p>
      <text:p text:style-name="P6">Yoqelne- He travels the Planes and time streams in his ship seeking the Forge of the Elder <text:tab/>Day in which the keys to the Blue Room were (will be?) fashioned. His navigator has <text:tab/>served him the longest, and he reads the mind-twisting Other Dimensional Chart by <text:tab/>which the ship is navigated. The ship has infinitely long corridors that lie below <text:tab/>decks. [YG-TM]</text:p>
      <text:p text:style-name="P28"><text:soft-page-break/>W</text:p>
      <text:p text:style-name="P6">Wába- An undying wizard. “The Periplus of the Planes”. [LoT]</text:p>
      <text:p text:style-name="P6"/>
      <text:p text:style-name="P6"><text:s text:c="2"/><text:span text:style-name="T9">Yán Kór</text:span></text:p>
      <text:p text:style-name="P28">A</text:p>
      <text:p text:style-name="P6"><text:span text:style-name="T1">Á</text:span>ld Vishetru (Ruler)- Baron and ruler of Yán Kór. He is from Sa'á Allaqí from which he <text:tab/>fled to escape death at the hands of his brother, and served as a mercenary in <text:tab/>Tsolyánu where he fell afoul of imperial politics. He was betrayed in Yán Kór and <text:tab/>they took him in. He rose to command level, became the consort of Yilrana, and the <text:tab/>Tsolyáni sent expeditions into Yán Kór. They impaled Yilrana and he swore vengence. <text:tab/>War between the 2 states was waged, but with the death of Emperor Hirkáne he became <text:tab/>allied with Emperor Dhich'uné but was betrayed by him. He went back to Yán Kór where <text:tab/>he is trying to keep the place from fragmenting back into its pre-war city-states. <text:tab/>One of Light worshiper, and One of Light clan. 45yrs old in 2354 AS. He is styled <text:tab/>“the gate that does not open” by his current wife. He has the longish torso and <text:tab/>bowed legs of a Sa'á Allaqí mountain man. He is a master of Kichána, the Sa'á <text:tab/>Allaqiyáni quarter staff. [Various &amp; MARB]</text:p>
      <text:p text:style-name="P6">Alúja the Mihálli- Forced, with others of his kind, to work for Baron Áld by Lord Fú <text:tab/>Shi'í. [Fs]</text:p>
      <text:p text:style-name="P28">B</text:p>
      <text:p text:style-name="P6">Bárgdil (Chieftain)- A N'lǘss chieftain and commander of the Gurék of the Mighty Horde of</text:p>
      <text:p text:style-name="P6"><text:tab/>Bárgdil. [AoTV2]</text:p>
      <text:p text:style-name="P6">Bélkhet Éle Fáiz- See Déq Dimáni. She has exquisitely patrician features. [Fs]</text:p>
      <text:p text:style-name="P6">Bésa (Soldier)- Woman. A soldier in Shékka Vá Kriyór's Gurék. <text:s/>[Fs]</text:p>
      <text:p text:style-name="P6">Buraqsha Hoyogon (Soldier)- Vimúhla worshiper from outside of Dháru (hex 5819 EPT map). <text:tab/>32yrs old in 2354 AS. [MARB]</text:p>
      <text:p text:style-name="P6">Burdán Morituúne (Lord)- Commander of the Gurék of the Mariners of Hekuúna. [AoTV2]</text:p>
      <text:p text:style-name="P28">C</text:p>
      <text:p text:style-name="P6">Cha-latk-ku (Warrior)- Pygmy Folk. 32yrs old in 2354 AS. [MARB]</text:p>
      <text:p text:style-name="P6">Chnau Ssu-tla (Soldier)- Commander. 32yrs old in 2354 AS. [MARB]</text:p>
      <text:p text:style-name="P6">Chnúle of Krél (Lord)- Clan leader of the Clan of Krél and commander of the Gurék of the <text:tab/>Purified of the City of Krél. Brother of Fésh Garútta. [AoTv2]</text:p>
      <text:p text:style-name="P28">D</text:p>
      <text:p text:style-name="P6">Dáiche Hetrudákte (Lord)- Lord of the village of Greggeésa, and commander of the Gurék of <text:tab/>Dáiche Hetrudákte. 32yrs old in 2354 AS. [AoTv2]</text:p>
      <text:p text:style-name="P6">Déq Dimáni (General)- The throne name of Bélkhet Éle Fáiz. Matriarch of Vrídu, and High <text:tab/>Priestess of the Lord of Sacrifice. Commander of the Gurék of Vrídu and the Gurék of <text:tab/>the Fishers of the Flame {AoTv2]. Born 2339 AS into the Lord of Sacrifice clan of <text:tab/>Vrídu. Sister of On Mrí Dimáni [MitV2]. She has a strong, squarish chin. [Fs]</text:p>
      <text:p text:style-name="P6">Dókku Khéssa Tíu (Servant)- Personal servant of Rídek Chná Áld and Rídek's cover name <text:tab/>while in Milumanayá. [Fs]</text:p>
      <text:p text:style-name="P6">Drú Mashtikáne (Lord)- Commander of the Gurék of the clan of the Red Forest. [AoTV2]</text:p>
      <text:p text:style-name="P6">Dumiélu (Sailor) [KD]</text:p>
      <text:p text:style-name="P6">Dzá Uyó-Eyóa (General)- Hláka commander of the Gurék of Freedom on High, a Hláka legion <text:tab/>that serves the hereditary lords of Tléku Miriyá. [AoTV2]</text:p>
      <text:p text:style-name="P28">F</text:p>
      <text:p text:style-name="P6">Fésh Garútta (Lord)- Clan leader of the Clan of Ná-Chu'úl of Krél, and commander of the <text:tab/>Gurék of the Clan of Ná-Chu'úl of Krél. [AoTV2]</text:p>
      <text:p text:style-name="P6">Fú Shi'í (Lord)- Advisor to Baron Áld of Yán Kór. He is humanoid but not human. He answers <text:tab/>to others (the Hokún?) than Baron Áld [MoG]. Commander of the Gurék of the Valiant <text:tab/>of Kè'ér [AoTV2]. He is a sorcerer who was 32yrs old in 2354 AS. [MARB]</text:p>
      <text:p text:style-name="P6">Fyenk Agmaisha- Red Forest clan of Kè'ér. 21yrs old in 2354 AS. [MARB]</text:p>
      <text:p text:style-name="P28">G</text:p>
      <text:p text:style-name="P6">Garutta Fesh (Lord)- From Krél. 32yrs old in 2354 AS. [MARB]</text:p>
      <text:p text:style-name="P6">Ghuro Sa Hehele (General)- 32yrs old in 2354 AS. [MARB]</text:p>
      <text:p text:style-name="P6">Giréda the Mihalli- Forced, with others of his kind, to work for Baron Áld by Lord Fú <text:tab/>Shi'í. [Fs]</text:p>
      <text:p text:style-name="P6"><text:soft-page-break/>Grázhu Okhón (Instructor)- Lives in Yán Kór city where he runs the “Consortium of the <text:tab/>Conquerors of the North.” Dueling master in residence to Baron Áld. He is a former <text:tab/>soldier. [KD]</text:p>
      <text:p text:style-name="P28">H</text:p>
      <text:p text:style-name="P6">Hehek Tru-dha (Soldier)- 32yrs old in 2354 AS. [MARB]</text:p>
      <text:p text:style-name="P6">Hehele Ghuru Sa (Soldier)- From Dháru. 32yrs old in 2354 AS. [MARB]</text:p>
      <text:p text:style-name="P6">Hesha Zhu (Lord)- From Tléku Miriyá. 32yrs old in 2354 AS. [MARB]</text:p>
      <text:p text:style-name="P6">H'hranka hiKaggmodu (Priest)- Priest of Belkhánu from the Blazoned Sail clan of Hekéllu. <text:tab/>A sorcerer. He lives in Yán Kór. [MARB]</text:p>
      <text:p text:style-name="P6">Hishén Qaqáa (Lord)- Commander of the Gurék of the Second Moon. [AoTV2]</text:p>
      <text:p text:style-name="P6">Hmoqòór Gánmrul (Lord)- Clan leader of the Black Bough clan and commander of the Gurék of<text:tab/> the Clan of the Black Bough. [AoTV2]</text:p>
      <text:p text:style-name="P6">Hokoida Niktanbo (Lord)- Clan lord in Rüllá. 32yrs old in 2354 AS. [MARB]</text:p>
      <text:p text:style-name="P6">Hoyógon Buráqsha (Lord)- Commander of the Gurék of Hekékka Nná. [AoTV2]</text:p>
      <text:p text:style-name="P6">Hrís Álni Ku'árch (Lord)- A Lady of Yán Kór city, and daughter of Lord Ku'árch. Rídek has <text:tab/>a crush on her. See is good looking. [Fs &amp; KD]</text:p>
      <text:p text:style-name="P6">Hsú Ssí (General)- Shén commander of the Gurék of the Victors of Rá. [AoTV2]</text:p>
      <text:p text:style-name="P6">Hu'myék of Dháru (General)- She is the commander of the Gurék of the Clan of the Red and <text:tab/>Green Banner of Dháru [AoTV2]. 32yrs old in 2354 AS. [MARB]</text:p>
      <text:p text:style-name="P28">J</text:p>
      <text:p text:style-name="P6">Jái Chása Vedlan (Woman)- A woman in Déq Demáni's household who became the vessel for <text:tab/>Flamesong. She resembled Elára hiVríddi and she was to be presented to Prince <text:tab/>Mirusíya, then kill him. She played the Sra'úr, sang ballads, sewed, and <text:tab/>embroideried. <text:s/>[FS]</text:p>
      <text:p text:style-name="P28">K</text:p>
      <text:p text:style-name="P6">Kái Vríshn Tlárik (Soldier)- Lived in Tsolyánu before the war. Yán Koryáni POW. [Fs]</text:p>
      <text:p text:style-name="P6">Ka'ám Nyél Chárshu (Lord)- Commander of the Gurék of Defense Against Evil. [AoTV2]</text:p>
      <text:p text:style-name="P6">Kárcha of Kárcha Sárk (Lord)- Commander of the Gurék of the Turquoise Eye [AoTV2]. 32yrs <text:tab/>old in 2354 AS. [MARB]</text:p>
      <text:p text:style-name="P6">Kórmu Saqomé (Lord, General)- Commander of the Gurék of the Clan of the Silver Worm. <text:tab/>[AoTV2]</text:p>
      <text:p text:style-name="P6">Kriyor Zhu (Lord)- Clan Lord of Tléku Miriyá. 32yrs old in 2354 AS. [MARB]</text:p>
      <text:p text:style-name="P6">Ku'árch (Lord)- Hereditary Clan Lord of Yán Kór city, and father of Hrís. Commander of the <text:tab/>Gurék of the Mighty of Yán Kór III [AoTV]. Will argue with Baron Ald over tactics <text:tab/>[KD]. 32yrs old in 2354 AS. [MARB]</text:p>
      <text:p text:style-name="P6">Kü Tlá Shké (Lord)- A feudal lord of Mudállu and commander of the Gurék of the Dark of the <text:tab/>Moons. Sur worshiper (considered to be a local variant of Sárku).</text:p>
      <text:p text:style-name="P28">M</text:p>
      <text:p text:style-name="P6">Mashitikane Dru (General)- Red Forest clan of Sné Kakór. 32yrs old in 2354 AS. [MARB]</text:p>
      <text:p text:style-name="P6">Mi'itlénish (Soldier)- A renegade Mu'ugalavyáni general who served in the Baron's army <text:tab/>[SB]. He Looted the armory and treasury of Pagús before leaving Mu'ugalavyá. [KD]</text:p>
      <text:p text:style-name="P6">Mmír Chná Qaqél (Lady)- Clan cousin of Yilrána and a princess of the High Clan of Kè'ér. <text:tab/>The mistress of Baron Áld [SB]. Commander of the Gurék of the Mighty of Yán Kór <text:tab/>[AoTV2]. 32yrs old in 2354 AS. [MARB]</text:p>
      <text:p text:style-name="P6">Morituune Burdan (General)- From Chudrák. 32yrs old in 2354 AS. [MARB]</text:p>
      <text:p text:style-name="P6">Múa Zíris Qré (Lady)- Commander of the Deadly of Lorún. Younger sister of Srí Zíris Qayá. <text:tab/>[AoTV2]</text:p>
      <text:p text:style-name="P6">Murga Ta Su- 32yrs old in 2354 AS. [MARB]</text:p>
      <text:p text:style-name="P28">N</text:p>
      <text:p text:style-name="P6">Náitl Álni <text:span text:style-name="T1">Áld- 6-year old daughter of Baron Áld and Mmir. [Fs]</text:span></text:p>
      <text:p text:style-name="P6">Niktanbó Hokóida (Lord)- Commander of the Gurék of Niktanbó Hokóida of Rüllá. [AoTV2]</text:p>
      <text:p text:style-name="P6">Nmri Dimáni (General)- Brother of Déq Dimáni and commander of the Gurék of the Fishers of <text:tab/>Flame. [AoTV2]</text:p>
      <text:p text:style-name="P28">O</text:p>
      <text:p text:style-name="P6">Oghán Chái Vidúr (Soldier)- Artilleryman in the Gurék of the Clan of the 2<text:span text:style-name="T11">nd</text:span> Moon. [Fs]</text:p>
      <text:p text:style-name="P6">Ón Mrí Dimáni (General)- Born 2341 AS into the Lord of Sacrifice clan of Vrídu. Younger <text:tab/>brother of Nmrri [MitV2]. Sub-commander of the Fishers of Flame. </text:p>
      <text:p text:style-name="P28"><text:soft-page-break/>P</text:p>
      <text:p text:style-name="P6">Penjánul Fásh N'Yahár (Merchant)- Factotum of the House of Dáitlan. Merchant ship captain <text:tab/>of the Black Ships of Tgai. Servant of the Hokún . Resident Merchant Legate in <text:tab/>Kè'ér. [KD]</text:p>
      <text:p text:style-name="P28">Q</text:p>
      <text:p text:style-name="P6">Qayel Ssa (General)- From Kè'ér. 32yrs old in 2354 AS. [MARB]</text:p>
      <text:p text:style-name="P6">Qú'a Nalokwéya (Lord)- A clan leader and the commander of the Gurék of Ngakú. [AoTV2]</text:p>
      <text:p text:style-name="P6">Qúrtul Hné Tío- A wizard with knowledge of the operation of the tube way cars. [Fs]</text:p>
      <text:p text:style-name="P28">R</text:p>
      <text:p text:style-name="P6">Réghnu Dléppa (Scholar)- Advisor to Baron Áld who lives in Kè'ér, and believes that <text:tab/>Tékumel revolves around the sun [KD]. A well known savant.</text:p>
      <text:p text:style-name="P6">Rídek Chná Áld- 12-year old son of Baron Áld. He has a crush on Hrís. [Fs &amp; KD]</text:p>
      <text:p text:style-name="P28">S</text:p>
      <text:p text:style-name="P6">Saá Chná Qayél (General)- High Clan of Kè'ér. Brother of Mmir. [DotE-G &amp; KD]</text:p>
      <text:p text:style-name="P6">Saqome Kormu (Soldier)- From hex 4707 (old EPT map to the right of Akársha) in Pijéna. <text:tab/>Silver Worm clan. 32yrs old in 2354 AS. [MARB]</text:p>
      <text:p text:style-name="P6">Shékka Vá Kriyór (Soldier)- A Ghítaa of a Tlümrik of 500. [Fs]</text:p>
      <text:p text:style-name="P6">Shiriku Vo'u )Lord)- Clan Lord in Mákhis from the Flying Dragon-Fish clan. 32yrs old <text:tab/>in 2354 AS. [MARB]</text:p>
      <text:p text:style-name="P6">Sihán Chná Áld- 11-year old son of Baron Áld. Of the High Clan of Kè'ér. He is morbid and <text:tab/>cowardly. [Fs &amp; KD]</text:p>
      <text:p text:style-name="P6">Srí Zíris Qáya (Lady)- Leader of the northern Lorún tribes, and in an alliance with Baron <text:tab/>Áld of Yán Kór. [Fs]. Commander of the Lorún Gurék, and older sister of Múa Zírís <text:tab/>Qré [AoTV2]. Mistress of Baron Áld [KD]. 32yrs old in 2354 AS. [MARB]</text:p>
      <text:p text:style-name="P6">Srukkem Mimnor (Priest)- High Ritual Priest. Legate to the Baron's court. Very tall and <text:tab/>thin and speaks with a stutter. Very knowledgeable and loves anything made of gold. <text:tab/>[MARB]</text:p>
      <text:p text:style-name="P6">Ssaeó Aó-Miú (General)- Commander of the Gurék of Raising to the Sun, a Hláka unit. <text:tab/>[AoTV2] </text:p>
      <text:p text:style-name="P6">Suendélish of Ssa'átis (General)- Commander of the Gurék of Foreign Persons. [AoTV2]</text:p>
      <text:p text:style-name="P28">T</text:p>
      <text:p text:style-name="P6">Thu'n- “The Old One”, a Pygmy Folk scholar [Fs]. Greedy. [KD]</text:p>
      <text:p text:style-name="P6">Titkasa D'Bor (Priestess)- High Ritual Priestess in Yán Kór City who is tall, ascetic, <text:tab/>pretty but interested in planes beyond. [MARB]</text:p>
      <text:p text:style-name="P6">Truvársh (Scribe)- A persona adopted by one of the Mihálli as a disguise. [KD]</text:p>
      <text:p text:style-name="P28">U</text:p>
      <text:p text:style-name="P6">Ulgáis Chná Áld- 2½ year old son of Baron Áld [Fs]. Prescient. [KD]</text:p>
      <text:p text:style-name="P28">V</text:p>
      <text:p text:style-name="P6">Vachén Vorúna (Lord)- Commander of the Gurék of the City of Vánu. [AoTV2]</text:p>
      <text:p text:style-name="P6">Vo'ó Shirikú (Lord)- Clan leader of the clan of the Flying Dragon Fish of the city of <text:tab/>Mákhis, and the commander of the Gurék of Mákhis. [AoTV2]</text:p>
      <text:p text:style-name="P6">Voruna Vachen (Lord)- Clan Lord of Vánu. 32yrs old in 2354 AS. [MARB]</text:p>
      <text:p text:style-name="P6">Voruzhzha Mrér (Priest)- High Adept. Lives in Eber. Good Physician, hairy, powerful, <text:tab/>voluble, and knowledgeable. [MARB]</text:p>
      <text:p text:style-name="P28">Y</text:p>
      <text:p text:style-name="P6">Yilrána (Princess)- Mistress of Baron Áld from the High Clan of Kè'ér. Was impaled by the <text:tab/>Tsolyáni General Bazhán after his forces took Kè'ér by storm. It was her impaled <text:tab/>body which greeted him upon his arrival to the city and he swore revenge then and <text:tab/>there. [KD]</text:p>
      <text:p text:style-name="P28">Z</text:p>
      <text:p text:style-name="P6">Zhú Hésha (Lord)- Younger brother of Zhú Kriyór, sub-commander of the Gurék of Tléku <text:tab/>Miriyá. [AoTV2]</text:p>
      <text:p text:style-name="P6">Zhú Vtekh (Priest)- Priest of Qón from the Valiant of Kè'ér clan. 32yrs old in 2354 AS. <text:tab/>[MARB]</text:p>
      <text:p text:style-name="P6">Zhú Kriyór (General)- Clan leader of Tléku Miriyá, and commander of the Gurék of Tléku <text:tab/>Miriyá. [AoTV2]</text:p>
      <text:p text:style-name="P6"><text:soft-page-break/>Zíris Qáya (Lady)- Princess of the North. Leader of the Lorún Tribes. Mistress of Baron <text:tab/>Áld. [SB]</text:p>
      <text:p text:style-name="P6">Zíris Qre Mua (Soldier)- From Lorún but lives in Kè'ér. 32yrs old in 2354 AS. [MARB]</text:p>
      <text:p text:style-name="P6"/>
      <text:p text:style-name="P14"/>
      <text:p text:style-name="P6"/>
      <text:p text:style-name="P14"><text:tab/>Abbreviations</text:p>
      <text:p text:style-name="P6"><text:span text:style-name="T9">AH: </text:span>Alva Hardison's campaign;<text:span text:style-name="T9"> AL: </text:span>Andrew Lorince;<text:span text:style-name="T9"> AoTV1-6</text:span>: Armies of Tékumel volumes 1-6; <text:span text:style-name="T9">BEB</text:span>: Book of Ebon Bindings; <text:span text:style-name="T9">BG:</text:span> Butrús Gazetteer; <text:span text:style-name="T9">BL</text:span>: Beneath the Lands; <text:span text:style-name="T9">BRA</text:span>: Blue Room Archives; <text:span text:style-name="T9">BtB</text:span>: Beyond the Borders; <text:span text:style-name="T9">BSWR</text:span>: Brett Slocum's Weird Realm; <text:span text:style-name="T9">CoA</text:span>: Coming of Age; <text:span text:style-name="T9">DoK</text:span>: Death of Kings, events from 2374 AS to about 2376 AS; <text:span text:style-name="T9">DotE-G</text:span>: Deeds of the Ever-Glorious; <text:span text:style-name="T9">EoASWI1-6</text:span>: Eye of All Seeing Wonder Issue 1-6; <text:span text:style-name="T9">E.N:</text:span> echnology.net ; <text:span text:style-name="T9">EPT</text:span>: Empire of the Petal Throne game of 1975; <text:span text:style-name="T9">Fs</text:span>: Flamesong, events of Autumn 2361-2362 AS; <text:span text:style-name="T9">FtLGS</text:span>: For the Love of the Golden Sapphire; <text:span text:style-name="T9">GC-P:</text:span> GeoCities-Púrdimal; <text:span text:style-name="T9">GDC:</text:span> Golden Dawn Chronicles; <text:span text:style-name="T9">GBALE</text:span>: Golden Bough Alea Lacta Est.; <text:span text:style-name="T9">GuoT</text:span>: Growing up on Tékumel, events circa 2364 AS; <text:span text:style-name="T9">HSC:</text:span> Hall of Stone Campaign; <text:span text:style-name="T9">JD</text:span>: Jeff Dee; <text:span text:style-name="T9">JT:</text:span> a Jakállan Intrigue; <text:span text:style-name="T9">KD:</text:span> Krista Donnelly; <text:span text:style-name="T9">LoT</text:span>: Lords of Tsámra, events before the Usurper and into the reign of Mirusíya; <text:span text:style-name="T9">MARB:</text:span> M.A.R. Barker's Who's Who on Tékumel ; <text:span text:style-name="T9">MitV1</text:span>: Mitlanyál Volume 1; <text:span text:style-name="T9">MitV2</text:span>: Mitlanyál volume 2; <text:span text:style-name="T9">MoG</text:span>: Man of Gold; <text:span text:style-name="T9">OTWS</text:span>: Official Tékumel Web Site; <text:span text:style-name="T9">PoS</text:span>: Prince of Skulls, events 2372 AS to 2374 AS; <text:span text:style-name="T9">RPGNW</text:span>: RPGnetWiki, the Chaigari Sunrise Campaign; <text:span text:style-name="T9">SB</text:span>: Source Book; <text:span text:style-name="T9">SC:</text:span> Sokátis Campaign; <text:span text:style-name="T9">S&amp;GPH</text:span>: Swords and Glory Player's Handbook; <text:span text:style-name="T9">SotIV1:</text:span> Seal of the Imperium V1; <text:span text:style-name="T9">SN:</text:span> Steven Nanny; <text:span text:style-name="T9">SMC:</text:span> Shadowed Moon clan; <text:span text:style-name="T9">SS:</text:span> Sun Staff; <text:span text:style-name="T9">ST:</text:span> Savage Tékumel; <text:span text:style-name="T9">TEPT:</text:span> Tékumel:Empire of the Petal Throne; <text:span text:style-name="T9">TJ</text:span>: Tékumel Journal; <text:span text:style-name="T9">TREoPE:</text:span> The Radiant Eye of Prince Eselne; <text:span text:style-name="T9">TL</text:span>: Time Line; <text:span text:style-name="T9">tTL:</text:span> the Tsolyáni Language; <text:span text:style-name="T9">YG-F:</text:span> Yahoo Groups – Files section; <text:span text:style-name="T9">YG-TM</text:span>: Yahoo Groups – Tékumel Moderated; <text:span text:style-name="T9">YG-TUM</text:span>: Yahoo Groups – Tékumel Unmoderated.</text:p>
      <text:p text:style-name="P6"><text:s text:c="2"/></text:p>
      <text:p text:style-name="P6"/>
      <text:p text:style-name="P6"/>
      <text:p text:style-name="P6"/>
      <text:p text:style-name="P6"/>
      <text:p text:style-name="P6"><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7598in" style:type="center"/>
          <style:tab-stop style:position="7.519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6098in" fo:margin-bottom="0.6098in" fo:margin-left="0.4902in" fo:margin-right="0.4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style:num-format="1" text:select-page="current">19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2-22T21:09:16</meta:creation-date>
    <dc:date>2011-08-28T18:53:51</dc:date>
    <meta:print-date>2009-03-28T10:08:15</meta:print-date>
    <meta:editing-cycles>525</meta:editing-cycles>
    <meta:editing-duration>P17DT13H47M44S</meta:editing-duration>
    <meta:user-defined meta:name="Info 1"/>
    <meta:user-defined meta:name="Info 2"/>
    <meta:user-defined meta:name="Info 3"/>
    <meta:user-defined meta:name="Info 4"/>
    <meta:document-statistic meta:table-count="0" meta:image-count="0" meta:object-count="0" meta:page-count="199" meta:paragraph-count="7088" meta:word-count="113670" meta:character-count="689440"/>
  </office:meta>
</office:document-meta>
</file>